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66cm"/>
    </style:style>
    <style:style style:name="co2" style:family="table-column">
      <style:table-column-properties fo:break-before="auto" style:column-width="5.704cm"/>
    </style:style>
    <style:style style:name="co3" style:family="table-column">
      <style:table-column-properties fo:break-before="auto" style:column-width="4.09cm"/>
    </style:style>
    <style:style style:name="co4" style:family="table-column">
      <style:table-column-properties fo:break-before="auto" style:column-width="6.281cm"/>
    </style:style>
    <style:style style:name="co5" style:family="table-column">
      <style:table-column-properties fo:break-before="auto" style:column-width="2.942cm"/>
    </style:style>
    <style:style style:name="co6" style:family="table-column">
      <style:table-column-properties fo:break-before="auto" style:column-width="4.343cm"/>
    </style:style>
    <style:style style:name="co7" style:family="table-column">
      <style:table-column-properties fo:break-before="auto" style:column-width="3.159cm"/>
    </style:style>
    <style:style style:name="co8" style:family="table-column">
      <style:table-column-properties fo:break-before="auto" style:column-width="3.771cm"/>
    </style:style>
    <style:style style:name="co9" style:family="table-column">
      <style:table-column-properties fo:break-before="auto" style:column-width="2.378cm"/>
    </style:style>
    <style:style style:name="co10" style:family="table-column">
      <style:table-column-properties fo:break-before="auto" style:column-width="3.955cm"/>
    </style:style>
    <style:style style:name="co11" style:family="table-column">
      <style:table-column-properties fo:break-before="auto" style:column-width="2.759cm"/>
    </style:style>
    <style:style style:name="co12" style:family="table-column">
      <style:table-column-properties fo:break-before="auto" style:column-width="3.494cm"/>
    </style:style>
    <style:style style:name="co13" style:family="table-column">
      <style:table-column-properties fo:break-before="auto" style:column-width="3.806cm"/>
    </style:style>
    <style:style style:name="co14" style:family="table-column">
      <style:table-column-properties fo:break-before="auto" style:column-width="4.987cm"/>
    </style:style>
    <style:style style:name="co15" style:family="table-column">
      <style:table-column-properties fo:break-before="auto" style:column-width="3.551cm"/>
    </style:style>
    <style:style style:name="co16" style:family="table-column">
      <style:table-column-properties fo:break-before="auto" style:column-width="4.168cm"/>
    </style:style>
    <style:style style:name="co17" style:family="table-column">
      <style:table-column-properties fo:break-before="auto" style:column-width="1.7cm"/>
    </style:style>
    <style:style style:name="co18" style:family="table-column">
      <style:table-column-properties fo:break-before="auto" style:column-width="4.214cm"/>
    </style:style>
    <style:style style:name="co19" style:family="table-column">
      <style:table-column-properties fo:break-before="auto" style:column-width="4.507cm"/>
    </style:style>
    <style:style style:name="ro1" style:family="table-row">
      <style:table-row-properties style:row-height="0.471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9999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9999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ackground-color="#99cc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00" fo:padding="0.071cm"/>
    </style:style>
    <style:style style:name="ce12" style:family="table-cell" style:parent-style-name="Default">
      <style:table-cell-properties fo:padding="0.071cm"/>
    </style:style>
    <style:style style:name="ce13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fo:background-color="#ffff00" fo:padding="0.071c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ackground-color="#ffcc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padding="0.071cm"/>
      <style:text-properties fo:font-size="10pt" style:font-size-asian="10pt" style:font-size-complex="10pt"/>
    </style:style>
    <style:style style:name="ce20" style:family="table-cell" style:parent-style-name="Default" style:data-style-name="N100">
      <style:table-cell-properties style:glyph-orientation-vertical="0" fo:background-color="#ffcc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2" style:family="table-cell" style:parent-style-name="Default">
      <style:table-cell-properties fo:background-color="transparent" fo:padding="0.071cm"/>
    </style:style>
    <style:style style:name="ce23" style:family="table-cell" style:parent-style-name="Default" style:data-style-name="N99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 style:data-style-name="N99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padding="0.071cm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table:table-column table:style-name="co1" table:number-columns-repeated="7" table:default-cell-style-name="Default"/>
        <table:table-column table:style-name="co2" table:default-cell-style-name="ce12"/>
        <table:table-column table:style-name="co3" table:default-cell-style-name="ce12"/>
        <table:table-column table:style-name="co1" table:number-columns-repeated="3" table:default-cell-style-name="Default"/>
        <table:table-column table:style-name="co4" table:default-cell-style-name="ce19"/>
        <table:table-column table:style-name="co5" table:default-cell-style-name="ce12"/>
        <table:table-column table:style-name="co6" table:default-cell-style-name="ce19"/>
        <table:table-column table:style-name="co7" table:default-cell-style-name="ce1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number-columns-repeated="2" table:default-cell-style-name="ce2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default-cell-style-name="ce12"/>
        <table:table-column table:style-name="co9" table:default-cell-style-name="ce22"/>
        <table:table-column table:style-name="co18" table:default-cell-style-name="ce22"/>
        <table:table-column table:style-name="co19" table:default-cell-style-name="ce22"/>
        <table:table-column table:style-name="co1" table:number-columns-repeated="993" table:default-cell-style-name="Default"/>
        <table:table-row table:style-name="ro1">
          <table:table-cell table:style-name="ce1" office:value-type="string" calcext:value-type="string">
            <text:p>refImag</text:p>
          </table:table-cell>
          <table:table-cell table:style-name="ce4" office:value-type="string" calcext:value-type="string">
            <text:p>numseque</text:p>
          </table:table-cell>
          <table:table-cell table:style-name="ce6" office:value-type="string" calcext:value-type="string">
            <text:p>Cote registre</text:p>
          </table:table-cell>
          <table:table-cell table:style-name="ce4" office:value-type="string" calcext:value-type="string">
            <text:p>subdivis</text:p>
          </table:table-cell>
          <table:table-cell table:style-name="ce8" office:value-type="string" calcext:value-type="string">
            <text:p>jourdebu</text:p>
          </table:table-cell>
          <table:table-cell table:style-name="ce8" office:value-type="string" calcext:value-type="string">
            <text:p>moisdebu</text:p>
          </table:table-cell>
          <table:table-cell table:style-name="ce8" office:value-type="string" calcext:value-type="string">
            <text:p>andebaff</text:p>
          </table:table-cell>
          <table:table-cell table:style-name="ce8" office:value-type="string" calcext:value-type="string">
            <text:p>intitule</text:p>
          </table:table-cell>
          <table:table-cell table:style-name="ce14" office:value-type="string" calcext:value-type="string">
            <text:p>nom</text:p>
          </table:table-cell>
          <table:table-cell table:style-name="ce14" office:value-type="string" calcext:value-type="string">
            <text:p>prénom1</text:p>
          </table:table-cell>
          <table:table-cell table:style-name="ce14" office:value-type="string" calcext:value-type="string">
            <text:p>prénom2</text:p>
          </table:table-cell>
          <table:table-cell table:style-name="ce14" office:value-type="string" calcext:value-type="string">
            <text:p>prénom3</text:p>
          </table:table-cell>
          <table:table-cell table:style-name="ce18" office:value-type="string" calcext:value-type="string">
            <text:p>ville d'origine ancien</text:p>
          </table:table-cell>
          <table:table-cell table:style-name="ce20" office:value-type="string" calcext:value-type="string">
            <text:p>île d'origine ancien</text:p>
          </table:table-cell>
          <table:table-cell table:style-name="ce18" office:value-type="string" calcext:value-type="string">
            <text:p>département d'origine ancien</text:p>
          </table:table-cell>
          <table:table-cell table:style-name="ce20" office:value-type="string" calcext:value-type="string">
            <text:p>pays d'origine ancien</text:p>
          </table:table-cell>
          <table:table-cell table:style-name="ce21" office:value-type="string" calcext:value-type="string">
            <text:p>ville d'origine aujourd'hui</text:p>
          </table:table-cell>
          <table:table-cell table:style-name="ce21" office:value-type="string" calcext:value-type="string">
            <text:p>île d'origine aujourd'hui</text:p>
          </table:table-cell>
          <table:table-cell table:style-name="ce21" office:value-type="string" calcext:value-type="string">
            <text:p>département d'origine aujourd'hui</text:p>
          </table:table-cell>
          <table:table-cell table:style-name="ce21" office:value-type="string" calcext:value-type="string">
            <text:p>Pays d'origine aujourd'hui</text:p>
          </table:table-cell>
          <table:table-cell table:style-name="ce21" office:value-type="string" calcext:value-type="string">
            <text:p>Point de départ</text:p>
          </table:table-cell>
          <table:table-cell table:style-name="ce21" office:value-type="string" calcext:value-type="string">
            <text:p>Département de départ</text:p>
          </table:table-cell>
          <table:table-cell table:style-name="ce21" office:value-type="string" calcext:value-type="string">
            <text:p>Pays de départ</text:p>
          </table:table-cell>
          <table:table-cell table:style-name="ce24" office:value-type="string" calcext:value-type="string">
            <text:p>Ville de destination ancien</text:p>
          </table:table-cell>
          <table:table-cell table:style-name="ce24" office:value-type="string" calcext:value-type="string">
            <text:p>Département de destination ancien</text:p>
          </table:table-cell>
          <table:table-cell table:style-name="ce24" office:value-type="string" calcext:value-type="string">
            <text:p>Ile de destination ancien</text:p>
          </table:table-cell>
          <table:table-cell table:style-name="ce24" office:value-type="string" calcext:value-type="string">
            <text:p>pays de destination ancien</text:p>
          </table:table-cell>
          <table:table-cell table:style-name="ce24"/>
          <table:table-cell table:style-name="ce24" office:value-type="string" calcext:value-type="string">
            <text:p>Ville de destination aujourd'hui</text:p>
          </table:table-cell>
          <table:table-cell table:style-name="ce24" office:value-type="string" calcext:value-type="string">
            <text:p>Ile de destination aujourd'hui</text:p>
          </table:table-cell>
          <table:table-cell table:style-name="ce24" office:value-type="string" calcext:value-type="string">
            <text:p>Pays de destination aujourd'hui</text:p>
          </table:table-cell>
          <table:table-cell table:style-name="ce26" office:value-type="string" calcext:value-type="string">
            <text:p>Point d'arrivée</text:p>
          </table:table-cell>
          <table:table-cell table:style-name="ce26" office:value-type="string" calcext:value-type="string">
            <text:p>Département d'arrivée</text:p>
          </table:table-cell>
          <table:table-cell table:style-name="ce26" office:value-type="string" calcext:value-type="string">
            <text:p>Pays d'arrivée</text:p>
          </table:table-cell>
          <table:table-cell table:style-name="ce26" table:number-columns-repeated="210"/>
          <table:table-cell table:style-name="ce29" table:number-columns-repeated="15"/>
          <table:table-cell table:style-name="ce26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01_P.jpg |image| \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string" calcext:value-type="string">
            <text:p>28</text:p>
          </table:table-cell>
          <table:table-cell table:style-name="ce9" office:value-type="string" calcext:value-type="string">
            <text:p>02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ean Hillaire Lafonta</text:p>
          </table:table-cell>
          <table:table-cell table:style-name="ce15" office:value-type="string" calcext:value-type="string">
            <text:p>Lafonta</text:p>
          </table:table-cell>
          <table:table-cell table:style-name="ce15" office:value-type="string" calcext:value-type="string">
            <text:p>Jean</text:p>
          </table:table-cell>
          <table:table-cell table:style-name="ce15" office:value-type="string" calcext:value-type="string">
            <text:p>Hillaire</text:p>
          </table:table-cell>
          <table:table-cell table:style-name="ce15"/>
          <table:table-cell table:style-name="ce10" office:value-type="string" calcext:value-type="string">
            <text:p>Bazas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2]&lt;&gt;&quot;&quot;;[.Q2];IF([.M2]&lt;&gt;&quot;&quot;;[.M2];IF([.N2]&lt;&gt;&quot;&quot;;[.N2];IF([.R2]&lt;&gt;&quot;&quot;;[.R2];&quot;Non renseigné&quot;))))" office:value-type="string" office:string-value="Bazas" calcext:value-type="string">
            <text:p>Bazas</text:p>
          </table:table-cell>
          <table:table-cell table:style-name="ce23" table:formula="of:=IF([.S2]&lt;&gt;&quot;&quot;;[.S2];IF([.O2]=&quot;île de France&quot;;[.R2];IF([.O2]&lt;&gt;&quot;&quot;;[.O2];IF([.O2]=&quot;&quot;;&quot;&quot;))))" office:value-type="string" office:string-value="Gironde" calcext:value-type="string">
            <text:p>Gironde</text:p>
          </table:table-cell>
          <table:table-cell table:style-name="ce23" table:formula="of:=IF([.T2]&lt;&gt;&quot;&quot;;[.T2];IF([.P2]&lt;&gt;&quot;&quot;;[.P2];IF([.P2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Santander</text:p>
          </table:table-cell>
          <table:table-cell table:style-name="ce25" table:number-columns-repeated="2"/>
          <table:table-cell table:style-name="ce25" office:value-type="string" calcext:value-type="string">
            <text:p>Espagn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2]&lt;&gt;&quot;&quot;;[.AC2];IF([.X2]&lt;&gt;&quot;&quot;;[.X2];IF([.Z2]&lt;&gt;&quot;&quot;;[.Z2];IF([.AD2]&lt;&gt;&quot;&quot;;[.AD2];&quot;Non renseigné&quot;))))" office:value-type="string" office:string-value="Santander" calcext:value-type="string">
            <text:p>Santander</text:p>
          </table:table-cell>
          <table:table-cell table:style-name="ce27" table:formula="of:=IF([.AD2]&lt;&gt;&quot;&quot;;[.AD2];&quot;&quot;)">
            <text:p/>
          </table:table-cell>
          <table:table-cell table:style-name="ce28" table:formula="of:=IF([.AE2]&lt;&gt;&quot;&quot;;[.AE2];IF([.AD2]&lt;&gt;&quot;&quot;;[.AD2];[.AA2]))" office:value-type="string" office:string-value="Espagne" calcext:value-type="string">
            <text:p>Espagn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02_P.jpg |image| \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" calcext:value-type="float">
            <text:p>2</text:p>
          </table:table-cell>
          <table:table-cell table:style-name="ce9" office:value-type="string" calcext:value-type="string">
            <text:p>04</text:p>
          </table:table-cell>
          <table:table-cell table:style-name="ce9" office:value-type="string" calcext:value-type="string">
            <text:p>03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Eloi Bigard</text:p>
          </table:table-cell>
          <table:table-cell table:style-name="ce15" office:value-type="string" calcext:value-type="string">
            <text:p>Bigard</text:p>
          </table:table-cell>
          <table:table-cell table:style-name="ce15" office:value-type="string" calcext:value-type="string">
            <text:p>Eloi</text:p>
          </table:table-cell>
          <table:table-cell table:style-name="ce15" table:number-columns-repeated="2"/>
          <table:table-cell table:style-name="ce10"/>
          <table:table-cell table:style-name="ce10" office:value-type="string" calcext:value-type="string">
            <text:p>Guadeloupe</text:p>
          </table:table-cell>
          <table:table-cell table:style-name="ce10"/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3]&lt;&gt;&quot;&quot;;[.Q3];IF([.M3]&lt;&gt;&quot;&quot;;[.M3];IF([.N3]&lt;&gt;&quot;&quot;;[.N3];IF([.R3]&lt;&gt;&quot;&quot;;[.R3];&quot;Non renseigné&quot;))))" office:value-type="string" office:string-value="Guadeloupe" calcext:value-type="string">
            <text:p>Guadeloupe</text:p>
          </table:table-cell>
          <table:table-cell table:style-name="ce23" table:formula="of:=IF([.S3]&lt;&gt;&quot;&quot;;[.S3];IF([.O3]=&quot;île de France&quot;;[.R3];IF([.O3]&lt;&gt;&quot;&quot;;[.O3];IF([.O3]=&quot;&quot;;&quot;&quot;))))">
            <text:p/>
          </table:table-cell>
          <table:table-cell table:style-name="ce23" table:formula="of:=IF([.T3]&lt;&gt;&quot;&quot;;[.T3];IF([.P3]&lt;&gt;&quot;&quot;;[.P3];IF([.P3]=&quot;&quot;;&quot;&quot;)))" office:value-type="string" office:string-value="France" calcext:value-type="string">
            <text:p>France</text:p>
          </table:table-cell>
          <table:table-cell table:style-name="ce25" table:number-columns-repeated="2"/>
          <table:table-cell table:style-name="ce25" office:value-type="string" calcext:value-type="string">
            <text:p>Guadeloupe</text:p>
          </table:table-cell>
          <table:table-cell table:style-name="ce25" office:value-type="string" calcext:value-type="string">
            <text:p>Franc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3]&lt;&gt;&quot;&quot;;[.AC3];IF([.X3]&lt;&gt;&quot;&quot;;[.X3];IF([.Z3]&lt;&gt;&quot;&quot;;[.Z3];IF([.AD3]&lt;&gt;&quot;&quot;;[.AD3];&quot;Non renseigné&quot;))))" office:value-type="string" office:string-value="Guadeloupe" calcext:value-type="string">
            <text:p>Guadeloupe</text:p>
          </table:table-cell>
          <table:table-cell table:style-name="ce27" table:formula="of:=IF([.AD3]&lt;&gt;&quot;&quot;;[.AD3];&quot;&quot;)">
            <text:p/>
          </table:table-cell>
          <table:table-cell table:style-name="ce28" table:formula="of:=IF([.AE3]&lt;&gt;&quot;&quot;;[.AE3];IF([.AD3]&lt;&gt;&quot;&quot;;[.AD3];[.AA3]))" office:value-type="string" office:string-value="France" calcext:value-type="string">
            <text:p>Franc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03_P.jpg |image| \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3" calcext:value-type="float">
            <text:p>3</text:p>
          </table:table-cell>
          <table:table-cell table:style-name="ce9" office:value-type="string" calcext:value-type="string">
            <text:p>04</text:p>
          </table:table-cell>
          <table:table-cell table:style-name="ce9" office:value-type="string" calcext:value-type="string">
            <text:p>03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David Dacosta</text:p>
          </table:table-cell>
          <table:table-cell table:style-name="ce15" office:value-type="string" calcext:value-type="string">
            <text:p>Dacosta</text:p>
          </table:table-cell>
          <table:table-cell table:style-name="ce15" office:value-type="string" calcext:value-type="string">
            <text:p>David</text:p>
          </table:table-cell>
          <table:table-cell table:style-name="ce15" table:number-columns-repeated="2"/>
          <table:table-cell table:style-name="ce10" office:value-type="string" calcext:value-type="string">
            <text:p>Bayonne</text:p>
          </table:table-cell>
          <table:table-cell table:style-name="ce10"/>
          <table:table-cell table:style-name="ce10" office:value-type="string" calcext:value-type="string">
            <text:p>Basses-Pyrénées</text:p>
          </table:table-cell>
          <table:table-cell table:style-name="ce10" office:value-type="string" calcext:value-type="string">
            <text:p>France</text:p>
          </table:table-cell>
          <table:table-cell table:style-name="ce13" office:value-type="string" calcext:value-type="string">
            <text:p>Bayonne</text:p>
          </table:table-cell>
          <table:table-cell table:style-name="ce13"/>
          <table:table-cell table:style-name="ce13" office:value-type="string" calcext:value-type="string">
            <text:p>Pyrénées-Atlantiques</text:p>
          </table:table-cell>
          <table:table-cell table:style-name="ce13" office:value-type="string" calcext:value-type="string">
            <text:p>France</text:p>
          </table:table-cell>
          <table:table-cell table:style-name="ce13" table:formula="of:=IF([.Q4]&lt;&gt;&quot;&quot;;[.Q4];IF([.M4]&lt;&gt;&quot;&quot;;[.M4];IF([.N4]&lt;&gt;&quot;&quot;;[.N4];IF([.R4]&lt;&gt;&quot;&quot;;[.R4];&quot;Non renseigné&quot;))))" office:value-type="string" office:string-value="Bayonne" calcext:value-type="string">
            <text:p>Bayonne</text:p>
          </table:table-cell>
          <table:table-cell table:style-name="ce23" table:formula="of:=IF([.S4]&lt;&gt;&quot;&quot;;[.S4];IF([.O4]=&quot;île de France&quot;;[.R4];IF([.O4]&lt;&gt;&quot;&quot;;[.O4];IF([.O4]=&quot;&quot;;&quot;&quot;))))" office:value-type="string" office:string-value="Pyrénées-Atlantiques" calcext:value-type="string">
            <text:p>Pyrénées-Atlantiques</text:p>
          </table:table-cell>
          <table:table-cell table:style-name="ce23" table:formula="of:=IF([.T4]&lt;&gt;&quot;&quot;;[.T4];IF([.P4]&lt;&gt;&quot;&quot;;[.P4];IF([.P4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Saint-Sébastien</text:p>
          </table:table-cell>
          <table:table-cell table:style-name="ce25" table:number-columns-repeated="2"/>
          <table:table-cell table:style-name="ce25" office:value-type="string" calcext:value-type="string">
            <text:p>Espagn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4]&lt;&gt;&quot;&quot;;[.AC4];IF([.X4]&lt;&gt;&quot;&quot;;[.X4];IF([.Z4]&lt;&gt;&quot;&quot;;[.Z4];IF([.AD4]&lt;&gt;&quot;&quot;;[.AD4];&quot;Non renseigné&quot;))))" office:value-type="string" office:string-value="Saint-Sébastien" calcext:value-type="string">
            <text:p>Saint-Sébastien</text:p>
          </table:table-cell>
          <table:table-cell table:style-name="ce27" table:formula="of:=IF([.AD4]&lt;&gt;&quot;&quot;;[.AD4];&quot;&quot;)">
            <text:p/>
          </table:table-cell>
          <table:table-cell table:style-name="ce28" table:formula="of:=IF([.AE4]&lt;&gt;&quot;&quot;;[.AE4];IF([.AD4]&lt;&gt;&quot;&quot;;[.AD4];[.AA4]))" office:value-type="string" office:string-value="Espagne" calcext:value-type="string">
            <text:p>Espagn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04_P.jpg |image| \</text:p>
          </table:table-cell>
          <table:table-cell table:style-name="ce5" office:value-type="float" office:value="4" calcext:value-type="float">
            <text:p>4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4" calcext:value-type="float">
            <text:p>4</text:p>
          </table:table-cell>
          <table:table-cell table:style-name="ce9" office:value-type="string" calcext:value-type="string">
            <text:p>05</text:p>
          </table:table-cell>
          <table:table-cell table:style-name="ce9" office:value-type="string" calcext:value-type="string">
            <text:p>03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oseph Louis Prom</text:p>
          </table:table-cell>
          <table:table-cell table:style-name="ce15" office:value-type="string" calcext:value-type="string">
            <text:p>Prom</text:p>
          </table:table-cell>
          <table:table-cell table:style-name="ce15" office:value-type="string" calcext:value-type="string">
            <text:p>Joseph</text:p>
          </table:table-cell>
          <table:table-cell table:style-name="ce15" office:value-type="string" calcext:value-type="string">
            <text:p>Louis</text:p>
          </table:table-cell>
          <table:table-cell table:style-name="ce15"/>
          <table:table-cell table:style-name="ce10" office:value-type="string" calcext:value-type="string">
            <text:p>Tremengous</text:p>
          </table:table-cell>
          <table:table-cell table:style-name="ce10"/>
          <table:table-cell table:style-name="ce10" office:value-type="string" calcext:value-type="string">
            <text:p>Tarn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5]&lt;&gt;&quot;&quot;;[.Q5];IF([.M5]&lt;&gt;&quot;&quot;;[.M5];IF([.N5]&lt;&gt;&quot;&quot;;[.N5];IF([.R5]&lt;&gt;&quot;&quot;;[.R5];&quot;Non renseigné&quot;))))" office:value-type="string" office:string-value="Tremengous" calcext:value-type="string">
            <text:p>Tremengous</text:p>
          </table:table-cell>
          <table:table-cell table:style-name="ce23" table:formula="of:=IF([.S5]&lt;&gt;&quot;&quot;;[.S5];IF([.O5]=&quot;île de France&quot;;[.R5];IF([.O5]&lt;&gt;&quot;&quot;;[.O5];IF([.O5]=&quot;&quot;;&quot;&quot;))))" office:value-type="string" office:string-value="Tarn" calcext:value-type="string">
            <text:p>Tarn</text:p>
          </table:table-cell>
          <table:table-cell table:style-name="ce23" table:formula="of:=IF([.T5]&lt;&gt;&quot;&quot;;[.T5];IF([.P5]&lt;&gt;&quot;&quot;;[.P5];IF([.P5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Bilbao</text:p>
          </table:table-cell>
          <table:table-cell table:style-name="ce25" table:number-columns-repeated="2"/>
          <table:table-cell table:style-name="ce25" office:value-type="string" calcext:value-type="string">
            <text:p>Espagn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5]&lt;&gt;&quot;&quot;;[.AC5];IF([.X5]&lt;&gt;&quot;&quot;;[.X5];IF([.Z5]&lt;&gt;&quot;&quot;;[.Z5];IF([.AD5]&lt;&gt;&quot;&quot;;[.AD5];&quot;Non renseigné&quot;))))" office:value-type="string" office:string-value="Bilbao" calcext:value-type="string">
            <text:p>Bilbao</text:p>
          </table:table-cell>
          <table:table-cell table:style-name="ce27" table:formula="of:=IF([.AD5]&lt;&gt;&quot;&quot;;[.AD5];&quot;&quot;)">
            <text:p/>
          </table:table-cell>
          <table:table-cell table:style-name="ce28" table:formula="of:=IF([.AE5]&lt;&gt;&quot;&quot;;[.AE5];IF([.AD5]&lt;&gt;&quot;&quot;;[.AD5];[.AA5]))" office:value-type="string" office:string-value="Espagne" calcext:value-type="string">
            <text:p>Espagn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05_P.jpg |image| \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5" calcext:value-type="float">
            <text:p>5</text:p>
          </table:table-cell>
          <table:table-cell table:style-name="ce9" office:value-type="string" calcext:value-type="string">
            <text:p>07</text:p>
          </table:table-cell>
          <table:table-cell table:style-name="ce9" office:value-type="string" calcext:value-type="string">
            <text:p>03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oseph Poullain</text:p>
          </table:table-cell>
          <table:table-cell table:style-name="ce15" office:value-type="string" calcext:value-type="string">
            <text:p>Poullain</text:p>
          </table:table-cell>
          <table:table-cell table:style-name="ce15" office:value-type="string" calcext:value-type="string">
            <text:p>Joseph</text:p>
          </table:table-cell>
          <table:table-cell table:style-name="ce15" table:number-columns-repeated="2"/>
          <table:table-cell table:style-name="ce10"/>
          <table:table-cell table:style-name="ce10" office:value-type="string" calcext:value-type="string">
            <text:p>Martinique</text:p>
          </table:table-cell>
          <table:table-cell table:style-name="ce10"/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6]&lt;&gt;&quot;&quot;;[.Q6];IF([.M6]&lt;&gt;&quot;&quot;;[.M6];IF([.N6]&lt;&gt;&quot;&quot;;[.N6];IF([.R6]&lt;&gt;&quot;&quot;;[.R6];&quot;Non renseigné&quot;))))" office:value-type="string" office:string-value="Martinique" calcext:value-type="string">
            <text:p>Martinique</text:p>
          </table:table-cell>
          <table:table-cell table:style-name="ce23" table:formula="of:=IF([.S6]&lt;&gt;&quot;&quot;;[.S6];IF([.O6]=&quot;île de France&quot;;[.R6];IF([.O6]&lt;&gt;&quot;&quot;;[.O6];IF([.O6]=&quot;&quot;;&quot;&quot;))))">
            <text:p/>
          </table:table-cell>
          <table:table-cell table:style-name="ce23" table:formula="of:=IF([.T6]&lt;&gt;&quot;&quot;;[.T6];IF([.P6]&lt;&gt;&quot;&quot;;[.P6];IF([.P6]=&quot;&quot;;&quot;&quot;)))" office:value-type="string" office:string-value="France" calcext:value-type="string">
            <text:p>France</text:p>
          </table:table-cell>
          <table:table-cell table:style-name="ce25" table:number-columns-repeated="2"/>
          <table:table-cell table:style-name="ce25" office:value-type="string" calcext:value-type="string">
            <text:p>Guadeloupe</text:p>
          </table:table-cell>
          <table:table-cell table:style-name="ce25" office:value-type="string" calcext:value-type="string">
            <text:p>Franc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6]&lt;&gt;&quot;&quot;;[.AC6];IF([.X6]&lt;&gt;&quot;&quot;;[.X6];IF([.Z6]&lt;&gt;&quot;&quot;;[.Z6];IF([.AD6]&lt;&gt;&quot;&quot;;[.AD6];&quot;Non renseigné&quot;))))" office:value-type="string" office:string-value="Guadeloupe" calcext:value-type="string">
            <text:p>Guadeloupe</text:p>
          </table:table-cell>
          <table:table-cell table:style-name="ce27" table:formula="of:=IF([.AD6]&lt;&gt;&quot;&quot;;[.AD6];&quot;&quot;)">
            <text:p/>
          </table:table-cell>
          <table:table-cell table:style-name="ce28" table:formula="of:=IF([.AE6]&lt;&gt;&quot;&quot;;[.AE6];IF([.AD6]&lt;&gt;&quot;&quot;;[.AD6];[.AA6]))" office:value-type="string" office:string-value="France" calcext:value-type="string">
            <text:p>Franc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06_P.jpg |image| \</text:p>
          </table:table-cell>
          <table:table-cell table:style-name="ce5" office:value-type="float" office:value="6" calcext:value-type="float">
            <text:p>6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6" calcext:value-type="float">
            <text:p>6</text:p>
          </table:table-cell>
          <table:table-cell table:style-name="ce9" office:value-type="string" calcext:value-type="string">
            <text:p>07</text:p>
          </table:table-cell>
          <table:table-cell table:style-name="ce9" office:value-type="string" calcext:value-type="string">
            <text:p>03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eanne Roudeau</text:p>
          </table:table-cell>
          <table:table-cell table:style-name="ce15" office:value-type="string" calcext:value-type="string">
            <text:p>Roudeau</text:p>
          </table:table-cell>
          <table:table-cell table:style-name="ce15" office:value-type="string" calcext:value-type="string">
            <text:p>Jeanne</text:p>
          </table:table-cell>
          <table:table-cell table:style-name="ce15" table:number-columns-repeated="2"/>
          <table:table-cell table:style-name="ce10" office:value-type="string" calcext:value-type="string">
            <text:p>Rochefort</text:p>
          </table:table-cell>
          <table:table-cell table:style-name="ce10"/>
          <table:table-cell table:style-name="ce10" office:value-type="string" calcext:value-type="string">
            <text:p>Charente-Inférieure</text:p>
          </table:table-cell>
          <table:table-cell table:style-name="ce10" office:value-type="string" calcext:value-type="string">
            <text:p>France</text:p>
          </table:table-cell>
          <table:table-cell table:style-name="ce13" office:value-type="string" calcext:value-type="string">
            <text:p>Rochefort</text:p>
          </table:table-cell>
          <table:table-cell table:style-name="ce13"/>
          <table:table-cell table:style-name="ce13" office:value-type="string" calcext:value-type="string">
            <text:p>Charente-Maritime</text:p>
          </table:table-cell>
          <table:table-cell table:style-name="ce13" office:value-type="string" calcext:value-type="string">
            <text:p>France</text:p>
          </table:table-cell>
          <table:table-cell table:style-name="ce13" table:formula="of:=IF([.Q7]&lt;&gt;&quot;&quot;;[.Q7];IF([.M7]&lt;&gt;&quot;&quot;;[.M7];IF([.N7]&lt;&gt;&quot;&quot;;[.N7];IF([.R7]&lt;&gt;&quot;&quot;;[.R7];&quot;Non renseigné&quot;))))" office:value-type="string" office:string-value="Rochefort" calcext:value-type="string">
            <text:p>Rochefort</text:p>
          </table:table-cell>
          <table:table-cell table:style-name="ce23" table:formula="of:=IF([.S7]&lt;&gt;&quot;&quot;;[.S7];IF([.O7]=&quot;île de France&quot;;[.R7];IF([.O7]&lt;&gt;&quot;&quot;;[.O7];IF([.O7]=&quot;&quot;;&quot;&quot;))))" office:value-type="string" office:string-value="Charente-Maritime" calcext:value-type="string">
            <text:p>Charente-Maritime</text:p>
          </table:table-cell>
          <table:table-cell table:style-name="ce23" table:formula="of:=IF([.T7]&lt;&gt;&quot;&quot;;[.T7];IF([.P7]&lt;&gt;&quot;&quot;;[.P7];IF([.P7]=&quot;&quot;;&quot;&quot;)))" office:value-type="string" office:string-value="France" calcext:value-type="string">
            <text:p>France</text:p>
          </table:table-cell>
          <table:table-cell table:style-name="ce25" table:number-columns-repeated="2"/>
          <table:table-cell table:style-name="ce25" office:value-type="string" calcext:value-type="string">
            <text:p>Guadeloupe</text:p>
          </table:table-cell>
          <table:table-cell table:style-name="ce25" office:value-type="string" calcext:value-type="string">
            <text:p>Franc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7]&lt;&gt;&quot;&quot;;[.AC7];IF([.X7]&lt;&gt;&quot;&quot;;[.X7];IF([.Z7]&lt;&gt;&quot;&quot;;[.Z7];IF([.AD7]&lt;&gt;&quot;&quot;;[.AD7];&quot;Non renseigné&quot;))))" office:value-type="string" office:string-value="Guadeloupe" calcext:value-type="string">
            <text:p>Guadeloupe</text:p>
          </table:table-cell>
          <table:table-cell table:style-name="ce27" table:formula="of:=IF([.AD7]&lt;&gt;&quot;&quot;;[.AD7];&quot;&quot;)">
            <text:p/>
          </table:table-cell>
          <table:table-cell table:style-name="ce28" table:formula="of:=IF([.AE7]&lt;&gt;&quot;&quot;;[.AE7];IF([.AD7]&lt;&gt;&quot;&quot;;[.AD7];[.AA7]))" office:value-type="string" office:string-value="France" calcext:value-type="string">
            <text:p>Franc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07_P.jpg |image| \</text:p>
          </table:table-cell>
          <table:table-cell table:style-name="ce5" office:value-type="float" office:value="7" calcext:value-type="float">
            <text:p>7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7" calcext:value-type="float">
            <text:p>7</text:p>
          </table:table-cell>
          <table:table-cell table:style-name="ce9" office:value-type="string" calcext:value-type="string">
            <text:p>08</text:p>
          </table:table-cell>
          <table:table-cell table:style-name="ce9" office:value-type="string" calcext:value-type="string">
            <text:p>03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Nicolas Bailly</text:p>
          </table:table-cell>
          <table:table-cell table:style-name="ce15" office:value-type="string" calcext:value-type="string">
            <text:p>Bailly</text:p>
          </table:table-cell>
          <table:table-cell table:style-name="ce15" office:value-type="string" calcext:value-type="string">
            <text:p>Nicolas</text:p>
          </table:table-cell>
          <table:table-cell table:style-name="ce15" table:number-columns-repeated="2"/>
          <table:table-cell table:style-name="ce10" office:value-type="string" calcext:value-type="string">
            <text:p>Villars-Saint-Marcelin</text:p>
          </table:table-cell>
          <table:table-cell table:style-name="ce10"/>
          <table:table-cell table:style-name="ce10" office:value-type="string" calcext:value-type="string">
            <text:p>Haute-Saôn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8]&lt;&gt;&quot;&quot;;[.Q8];IF([.M8]&lt;&gt;&quot;&quot;;[.M8];IF([.N8]&lt;&gt;&quot;&quot;;[.N8];IF([.R8]&lt;&gt;&quot;&quot;;[.R8];&quot;Non renseigné&quot;))))" office:value-type="string" office:string-value="Villars-Saint-Marcelin" calcext:value-type="string">
            <text:p>Villars-Saint-Marcelin</text:p>
          </table:table-cell>
          <table:table-cell table:style-name="ce23" table:formula="of:=IF([.S8]&lt;&gt;&quot;&quot;;[.S8];IF([.O8]=&quot;île de France&quot;;[.R8];IF([.O8]&lt;&gt;&quot;&quot;;[.O8];IF([.O8]=&quot;&quot;;&quot;&quot;))))" office:value-type="string" office:string-value="Haute-Saône" calcext:value-type="string">
            <text:p>Haute-Saône</text:p>
          </table:table-cell>
          <table:table-cell table:style-name="ce23" table:formula="of:=IF([.T8]&lt;&gt;&quot;&quot;;[.T8];IF([.P8]&lt;&gt;&quot;&quot;;[.P8];IF([.P8]=&quot;&quot;;&quot;&quot;)))" office:value-type="string" office:string-value="France" calcext:value-type="string">
            <text:p>France</text:p>
          </table:table-cell>
          <table:table-cell table:style-name="ce25" table:number-columns-repeated="2"/>
          <table:table-cell table:style-name="ce25" office:value-type="string" calcext:value-type="string">
            <text:p>Guadeloupe</text:p>
          </table:table-cell>
          <table:table-cell table:style-name="ce25" office:value-type="string" calcext:value-type="string">
            <text:p>Franc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8]&lt;&gt;&quot;&quot;;[.AC8];IF([.X8]&lt;&gt;&quot;&quot;;[.X8];IF([.Z8]&lt;&gt;&quot;&quot;;[.Z8];IF([.AD8]&lt;&gt;&quot;&quot;;[.AD8];&quot;Non renseigné&quot;))))" office:value-type="string" office:string-value="Guadeloupe" calcext:value-type="string">
            <text:p>Guadeloupe</text:p>
          </table:table-cell>
          <table:table-cell table:style-name="ce27" table:formula="of:=IF([.AD8]&lt;&gt;&quot;&quot;;[.AD8];&quot;&quot;)">
            <text:p/>
          </table:table-cell>
          <table:table-cell table:style-name="ce28" table:formula="of:=IF([.AE8]&lt;&gt;&quot;&quot;;[.AE8];IF([.AD8]&lt;&gt;&quot;&quot;;[.AD8];[.AA8]))" office:value-type="string" office:string-value="France" calcext:value-type="string">
            <text:p>Franc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08_P.jpg |image| \</text:p>
          </table:table-cell>
          <table:table-cell table:style-name="ce5" office:value-type="float" office:value="8" calcext:value-type="float">
            <text:p>8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8" calcext:value-type="float">
            <text:p>8</text:p>
          </table:table-cell>
          <table:table-cell table:style-name="ce9" office:value-type="string" calcext:value-type="string">
            <text:p>08</text:p>
          </table:table-cell>
          <table:table-cell table:style-name="ce9" office:value-type="string" calcext:value-type="string">
            <text:p>03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Anne Bibard</text:p>
          </table:table-cell>
          <table:table-cell table:style-name="ce15" office:value-type="string" calcext:value-type="string">
            <text:p>Bibard</text:p>
          </table:table-cell>
          <table:table-cell table:style-name="ce15" office:value-type="string" calcext:value-type="string">
            <text:p>Anne</text:p>
          </table:table-cell>
          <table:table-cell table:style-name="ce15" table:number-columns-repeated="2"/>
          <table:table-cell table:style-name="ce10" office:value-type="string" calcext:value-type="string">
            <text:p>Saint-Trélody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office:value-type="string" calcext:value-type="string">
            <text:p>Lesparre-Médoc</text:p>
          </table:table-cell>
          <table:table-cell table:style-name="ce13"/>
          <table:table-cell table:style-name="ce13" office:value-type="string" calcext:value-type="string">
            <text:p>Gironde</text:p>
          </table:table-cell>
          <table:table-cell table:style-name="ce13" office:value-type="string" calcext:value-type="string">
            <text:p>France</text:p>
          </table:table-cell>
          <table:table-cell table:style-name="ce13" table:formula="of:=IF([.Q9]&lt;&gt;&quot;&quot;;[.Q9];IF([.M9]&lt;&gt;&quot;&quot;;[.M9];IF([.N9]&lt;&gt;&quot;&quot;;[.N9];IF([.R9]&lt;&gt;&quot;&quot;;[.R9];&quot;Non renseigné&quot;))))" office:value-type="string" office:string-value="Lesparre-Médoc" calcext:value-type="string">
            <text:p>Lesparre-Médoc</text:p>
          </table:table-cell>
          <table:table-cell table:style-name="ce23" table:formula="of:=IF([.S9]&lt;&gt;&quot;&quot;;[.S9];IF([.O9]=&quot;île de France&quot;;[.R9];IF([.O9]&lt;&gt;&quot;&quot;;[.O9];IF([.O9]=&quot;&quot;;&quot;&quot;))))" office:value-type="string" office:string-value="Gironde" calcext:value-type="string">
            <text:p>Gironde</text:p>
          </table:table-cell>
          <table:table-cell table:style-name="ce23" table:formula="of:=IF([.T9]&lt;&gt;&quot;&quot;;[.T9];IF([.P9]&lt;&gt;&quot;&quot;;[.P9];IF([.P9]=&quot;&quot;;&quot;&quot;)))" office:value-type="string" office:string-value="France" calcext:value-type="string">
            <text:p>France</text:p>
          </table:table-cell>
          <table:table-cell table:style-name="ce25" table:number-columns-repeated="2"/>
          <table:table-cell table:style-name="ce25" office:value-type="string" calcext:value-type="string">
            <text:p>Guadeloupe</text:p>
          </table:table-cell>
          <table:table-cell table:style-name="ce25" office:value-type="string" calcext:value-type="string">
            <text:p>Franc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9]&lt;&gt;&quot;&quot;;[.AC9];IF([.X9]&lt;&gt;&quot;&quot;;[.X9];IF([.Z9]&lt;&gt;&quot;&quot;;[.Z9];IF([.AD9]&lt;&gt;&quot;&quot;;[.AD9];&quot;Non renseigné&quot;))))" office:value-type="string" office:string-value="Guadeloupe" calcext:value-type="string">
            <text:p>Guadeloupe</text:p>
          </table:table-cell>
          <table:table-cell table:style-name="ce27" table:formula="of:=IF([.AD9]&lt;&gt;&quot;&quot;;[.AD9];&quot;&quot;)">
            <text:p/>
          </table:table-cell>
          <table:table-cell table:style-name="ce28" table:formula="of:=IF([.AE9]&lt;&gt;&quot;&quot;;[.AE9];IF([.AD9]&lt;&gt;&quot;&quot;;[.AD9];[.AA9]))" office:value-type="string" office:string-value="France" calcext:value-type="string">
            <text:p>Franc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09_P.jpg |image| \</text:p>
          </table:table-cell>
          <table:table-cell table:style-name="ce5" office:value-type="float" office:value="9" calcext:value-type="float">
            <text:p>9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9" calcext:value-type="float">
            <text:p>9</text:p>
          </table:table-cell>
          <table:table-cell table:style-name="ce9" office:value-type="string" calcext:value-type="string">
            <text:p>08</text:p>
          </table:table-cell>
          <table:table-cell table:style-name="ce9" office:value-type="string" calcext:value-type="string">
            <text:p>03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Elisabeth Bailly</text:p>
          </table:table-cell>
          <table:table-cell table:style-name="ce15" office:value-type="string" calcext:value-type="string">
            <text:p>Bailly</text:p>
          </table:table-cell>
          <table:table-cell table:style-name="ce15" office:value-type="string" calcext:value-type="string">
            <text:p>Elisabeth</text:p>
          </table:table-cell>
          <table:table-cell table:style-name="ce15" table:number-columns-repeated="2"/>
          <table:table-cell table:style-name="ce10" office:value-type="string" calcext:value-type="string">
            <text:p>Bordeaux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10]&lt;&gt;&quot;&quot;;[.Q10];IF([.M10]&lt;&gt;&quot;&quot;;[.M10];IF([.N10]&lt;&gt;&quot;&quot;;[.N10];IF([.R10]&lt;&gt;&quot;&quot;;[.R10];&quot;Non renseigné&quot;))))" office:value-type="string" office:string-value="Bordeaux" calcext:value-type="string">
            <text:p>Bordeaux</text:p>
          </table:table-cell>
          <table:table-cell table:style-name="ce23" table:formula="of:=IF([.S10]&lt;&gt;&quot;&quot;;[.S10];IF([.O10]=&quot;île de France&quot;;[.R10];IF([.O10]&lt;&gt;&quot;&quot;;[.O10];IF([.O10]=&quot;&quot;;&quot;&quot;))))" office:value-type="string" office:string-value="Gironde" calcext:value-type="string">
            <text:p>Gironde</text:p>
          </table:table-cell>
          <table:table-cell table:style-name="ce23" table:formula="of:=IF([.T10]&lt;&gt;&quot;&quot;;[.T10];IF([.P10]&lt;&gt;&quot;&quot;;[.P10];IF([.P10]=&quot;&quot;;&quot;&quot;)))" office:value-type="string" office:string-value="France" calcext:value-type="string">
            <text:p>France</text:p>
          </table:table-cell>
          <table:table-cell table:style-name="ce25" table:number-columns-repeated="2"/>
          <table:table-cell table:style-name="ce25" office:value-type="string" calcext:value-type="string">
            <text:p>Guadeloupe</text:p>
          </table:table-cell>
          <table:table-cell table:style-name="ce25" office:value-type="string" calcext:value-type="string">
            <text:p>Franc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10]&lt;&gt;&quot;&quot;;[.AC10];IF([.X10]&lt;&gt;&quot;&quot;;[.X10];IF([.Z10]&lt;&gt;&quot;&quot;;[.Z10];IF([.AD10]&lt;&gt;&quot;&quot;;[.AD10];&quot;Non renseigné&quot;))))" office:value-type="string" office:string-value="Guadeloupe" calcext:value-type="string">
            <text:p>Guadeloupe</text:p>
          </table:table-cell>
          <table:table-cell table:style-name="ce27" table:formula="of:=IF([.AD10]&lt;&gt;&quot;&quot;;[.AD10];&quot;&quot;)">
            <text:p/>
          </table:table-cell>
          <table:table-cell table:style-name="ce28" table:formula="of:=IF([.AE10]&lt;&gt;&quot;&quot;;[.AE10];IF([.AD10]&lt;&gt;&quot;&quot;;[.AD10];[.AA10]))" office:value-type="string" office:string-value="France" calcext:value-type="string">
            <text:p>Franc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10_P.jpg |image| \</text:p>
          </table:table-cell>
          <table:table-cell table:style-name="ce5" office:value-type="float" office:value="10" calcext:value-type="float">
            <text:p>10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0" calcext:value-type="float">
            <text:p>10</text:p>
          </table:table-cell>
          <table:table-cell table:style-name="ce9" office:value-type="string" calcext:value-type="string">
            <text:p>09</text:p>
          </table:table-cell>
          <table:table-cell table:style-name="ce9" office:value-type="string" calcext:value-type="string">
            <text:p>03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Marguerite Blake</text:p>
          </table:table-cell>
          <table:table-cell table:style-name="ce15" office:value-type="string" calcext:value-type="string">
            <text:p>Blake</text:p>
          </table:table-cell>
          <table:table-cell table:style-name="ce15" office:value-type="string" calcext:value-type="string">
            <text:p>Marguerite</text:p>
          </table:table-cell>
          <table:table-cell table:style-name="ce15" table:number-columns-repeated="2"/>
          <table:table-cell table:style-name="ce10" office:value-type="string" calcext:value-type="string">
            <text:p>Bordeaux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11]&lt;&gt;&quot;&quot;;[.Q11];IF([.M11]&lt;&gt;&quot;&quot;;[.M11];IF([.N11]&lt;&gt;&quot;&quot;;[.N11];IF([.R11]&lt;&gt;&quot;&quot;;[.R11];&quot;Non renseigné&quot;))))" office:value-type="string" office:string-value="Bordeaux" calcext:value-type="string">
            <text:p>Bordeaux</text:p>
          </table:table-cell>
          <table:table-cell table:style-name="ce23" table:formula="of:=IF([.S11]&lt;&gt;&quot;&quot;;[.S11];IF([.O11]=&quot;île de France&quot;;[.R11];IF([.O11]&lt;&gt;&quot;&quot;;[.O11];IF([.O11]=&quot;&quot;;&quot;&quot;))))" office:value-type="string" office:string-value="Gironde" calcext:value-type="string">
            <text:p>Gironde</text:p>
          </table:table-cell>
          <table:table-cell table:style-name="ce23" table:formula="of:=IF([.T11]&lt;&gt;&quot;&quot;;[.T11];IF([.P11]&lt;&gt;&quot;&quot;;[.P11];IF([.P11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Altona</text:p>
          </table:table-cell>
          <table:table-cell table:style-name="ce25" table:number-columns-repeated="2"/>
          <table:table-cell table:style-name="ce25" office:value-type="string" calcext:value-type="string">
            <text:p>Danemark </text:p>
          </table:table-cell>
          <table:table-cell table:style-name="ce25" office:value-type="string" calcext:value-type="string">
            <text:p><text:s/>commune</text:p>
          </table:table-cell>
          <table:table-cell table:style-name="ce25" office:value-type="string" calcext:value-type="string">
            <text:p><text:s/>Hambourg </text:p>
          </table:table-cell>
          <table:table-cell table:style-name="ce25"/>
          <table:table-cell table:style-name="ce25" office:value-type="string" calcext:value-type="string">
            <text:p><text:s/>Allemagne</text:p>
          </table:table-cell>
          <table:table-cell table:style-name="ce27" table:formula="of:=IF([.AC11]&lt;&gt;&quot;&quot;;[.AC11];IF([.X11]&lt;&gt;&quot;&quot;;[.X11];IF([.Z11]&lt;&gt;&quot;&quot;;[.Z11];IF([.AD11]&lt;&gt;&quot;&quot;;[.AD11];&quot;Non renseigné&quot;))))" office:value-type="string" office:string-value=" Hambourg " calcext:value-type="string">
            <text:p><text:s/>Hambourg </text:p>
          </table:table-cell>
          <table:table-cell table:style-name="ce27" table:formula="of:=IF([.AD11]&lt;&gt;&quot;&quot;;[.AD11];&quot;&quot;)">
            <text:p/>
          </table:table-cell>
          <table:table-cell table:style-name="ce28" table:formula="of:=IF([.AE11]&lt;&gt;&quot;&quot;;[.AE11];IF([.AD11]&lt;&gt;&quot;&quot;;[.AD11];[.AA11]))" office:value-type="string" office:string-value=" Allemagne" calcext:value-type="string">
            <text:p><text:s/>Allemagn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11_P.jpg |image| \</text:p>
          </table:table-cell>
          <table:table-cell table:style-name="ce5" office:value-type="float" office:value="11" calcext:value-type="float">
            <text:p>11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1" calcext:value-type="float">
            <text:p>11</text:p>
          </table:table-cell>
          <table:table-cell table:style-name="ce9" office:value-type="string" calcext:value-type="string">
            <text:p>09</text:p>
          </table:table-cell>
          <table:table-cell table:style-name="ce9" office:value-type="string" calcext:value-type="string">
            <text:p>03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Catherine Pacot</text:p>
          </table:table-cell>
          <table:table-cell table:style-name="ce15" office:value-type="string" calcext:value-type="string">
            <text:p>Pacot</text:p>
          </table:table-cell>
          <table:table-cell table:style-name="ce15" office:value-type="string" calcext:value-type="string">
            <text:p>Catherine</text:p>
          </table:table-cell>
          <table:table-cell table:style-name="ce15" table:number-columns-repeated="2"/>
          <table:table-cell table:style-name="ce10" office:value-type="string" calcext:value-type="string">
            <text:p>Bordeaux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12]&lt;&gt;&quot;&quot;;[.Q12];IF([.M12]&lt;&gt;&quot;&quot;;[.M12];IF([.N12]&lt;&gt;&quot;&quot;;[.N12];IF([.R12]&lt;&gt;&quot;&quot;;[.R12];&quot;Non renseigné&quot;))))" office:value-type="string" office:string-value="Bordeaux" calcext:value-type="string">
            <text:p>Bordeaux</text:p>
          </table:table-cell>
          <table:table-cell table:style-name="ce23" table:formula="of:=IF([.S12]&lt;&gt;&quot;&quot;;[.S12];IF([.O12]=&quot;île de France&quot;;[.R12];IF([.O12]&lt;&gt;&quot;&quot;;[.O12];IF([.O12]=&quot;&quot;;&quot;&quot;))))" office:value-type="string" office:string-value="Gironde" calcext:value-type="string">
            <text:p>Gironde</text:p>
          </table:table-cell>
          <table:table-cell table:style-name="ce23" table:formula="of:=IF([.T12]&lt;&gt;&quot;&quot;;[.T12];IF([.P12]&lt;&gt;&quot;&quot;;[.P12];IF([.P12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Altona</text:p>
          </table:table-cell>
          <table:table-cell table:style-name="ce25" table:number-columns-repeated="2"/>
          <table:table-cell table:style-name="ce25" office:value-type="string" calcext:value-type="string">
            <text:p>Danemark </text:p>
          </table:table-cell>
          <table:table-cell table:style-name="ce25" office:value-type="string" calcext:value-type="string">
            <text:p><text:s/>commune</text:p>
          </table:table-cell>
          <table:table-cell table:style-name="ce25" office:value-type="string" calcext:value-type="string">
            <text:p><text:s/>Hambourg </text:p>
          </table:table-cell>
          <table:table-cell table:style-name="ce25"/>
          <table:table-cell table:style-name="ce25" office:value-type="string" calcext:value-type="string">
            <text:p><text:s/>Allemagne</text:p>
          </table:table-cell>
          <table:table-cell table:style-name="ce27" table:formula="of:=IF([.AC12]&lt;&gt;&quot;&quot;;[.AC12];IF([.X12]&lt;&gt;&quot;&quot;;[.X12];IF([.Z12]&lt;&gt;&quot;&quot;;[.Z12];IF([.AD12]&lt;&gt;&quot;&quot;;[.AD12];&quot;Non renseigné&quot;))))" office:value-type="string" office:string-value=" Hambourg " calcext:value-type="string">
            <text:p><text:s/>Hambourg </text:p>
          </table:table-cell>
          <table:table-cell table:style-name="ce27" table:formula="of:=IF([.AD12]&lt;&gt;&quot;&quot;;[.AD12];&quot;&quot;)">
            <text:p/>
          </table:table-cell>
          <table:table-cell table:style-name="ce28" table:formula="of:=IF([.AE12]&lt;&gt;&quot;&quot;;[.AE12];IF([.AD12]&lt;&gt;&quot;&quot;;[.AD12];[.AA12]))" office:value-type="string" office:string-value=" Allemagne" calcext:value-type="string">
            <text:p><text:s/>Allemagn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12_P.jpg |image| \</text:p>
          </table:table-cell>
          <table:table-cell table:style-name="ce5" office:value-type="float" office:value="12" calcext:value-type="float">
            <text:p>12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2" calcext:value-type="float">
            <text:p>12</text:p>
          </table:table-cell>
          <table:table-cell table:style-name="ce9" office:value-type="string" calcext:value-type="string">
            <text:p>09</text:p>
          </table:table-cell>
          <table:table-cell table:style-name="ce9" office:value-type="string" calcext:value-type="string">
            <text:p>03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Anne Gadran</text:p>
          </table:table-cell>
          <table:table-cell table:style-name="ce15" office:value-type="string" calcext:value-type="string">
            <text:p>Gadran</text:p>
          </table:table-cell>
          <table:table-cell table:style-name="ce15" office:value-type="string" calcext:value-type="string">
            <text:p>Anne</text:p>
          </table:table-cell>
          <table:table-cell table:style-name="ce15" table:number-columns-repeated="2"/>
          <table:table-cell table:style-name="ce10"/>
          <table:table-cell table:style-name="ce15"/>
          <table:table-cell table:style-name="ce10"/>
          <table:table-cell table:style-name="ce15"/>
          <table:table-cell table:style-name="ce17" table:number-columns-repeated="4"/>
          <table:table-cell table:style-name="ce13" table:formula="of:=IF([.Q13]&lt;&gt;&quot;&quot;;[.Q13];IF([.M13]&lt;&gt;&quot;&quot;;[.M13];IF([.N13]&lt;&gt;&quot;&quot;;[.N13];IF([.R13]&lt;&gt;&quot;&quot;;[.R13];&quot;Non renseigné&quot;))))" office:value-type="string" office:string-value="Non renseigné" calcext:value-type="string">
            <text:p>Non renseigné</text:p>
          </table:table-cell>
          <table:table-cell table:style-name="ce23" table:formula="of:=IF([.S13]&lt;&gt;&quot;&quot;;[.S13];IF([.O13]=&quot;île de France&quot;;[.R13];IF([.O13]&lt;&gt;&quot;&quot;;[.O13];IF([.O13]=&quot;&quot;;&quot;&quot;))))">
            <text:p/>
          </table:table-cell>
          <table:table-cell table:style-name="ce23" table:formula="of:=IF([.T13]&lt;&gt;&quot;&quot;;[.T13];IF([.P13]&lt;&gt;&quot;&quot;;[.P13];IF([.P13]=&quot;&quot;;&quot;&quot;)))">
            <text:p/>
          </table:table-cell>
          <table:table-cell table:style-name="ce25" office:value-type="string" calcext:value-type="string">
            <text:p>Philadelphie</text:p>
          </table:table-cell>
          <table:table-cell table:style-name="ce25" table:number-columns-repeated="2"/>
          <table:table-cell table:style-name="ce25" office:value-type="string" calcext:value-type="string">
            <text:p>Etats-Unis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13]&lt;&gt;&quot;&quot;;[.AC13];IF([.X13]&lt;&gt;&quot;&quot;;[.X13];IF([.Z13]&lt;&gt;&quot;&quot;;[.Z13];IF([.AD13]&lt;&gt;&quot;&quot;;[.AD13];&quot;Non renseigné&quot;))))" office:value-type="string" office:string-value="Philadelphie" calcext:value-type="string">
            <text:p>Philadelphie</text:p>
          </table:table-cell>
          <table:table-cell table:style-name="ce27" table:formula="of:=IF([.AD13]&lt;&gt;&quot;&quot;;[.AD13];&quot;&quot;)">
            <text:p/>
          </table:table-cell>
          <table:table-cell table:style-name="ce28" table:formula="of:=IF([.AE13]&lt;&gt;&quot;&quot;;[.AE13];IF([.AD13]&lt;&gt;&quot;&quot;;[.AD13];[.AA13]))" office:value-type="string" office:string-value="Etats-Unis" calcext:value-type="string">
            <text:p>Etats-Unis</text:p>
          </table:table-cell>
          <table:table-cell table:style-name="ce27" table:number-columns-repeated="212"/>
          <table:table-cell table:style-name="ce12" table:number-columns-repeated="13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13_P.jpg |image| \</text:p>
          </table:table-cell>
          <table:table-cell table:style-name="ce5" office:value-type="float" office:value="13" calcext:value-type="float">
            <text:p>13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3" calcext:value-type="float">
            <text:p>13</text:p>
          </table:table-cell>
          <table:table-cell table:style-name="ce9" office:value-type="string" calcext:value-type="string">
            <text:p>10</text:p>
          </table:table-cell>
          <table:table-cell table:style-name="ce9" office:value-type="string" calcext:value-type="string">
            <text:p>03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David Gaston</text:p>
          </table:table-cell>
          <table:table-cell table:style-name="ce15" office:value-type="string" calcext:value-type="string">
            <text:p>Gaston</text:p>
          </table:table-cell>
          <table:table-cell table:style-name="ce15" office:value-type="string" calcext:value-type="string">
            <text:p>David</text:p>
          </table:table-cell>
          <table:table-cell table:style-name="ce15" table:number-columns-repeated="2"/>
          <table:table-cell table:style-name="ce10" office:value-type="string" calcext:value-type="string">
            <text:p>Clairac</text:p>
          </table:table-cell>
          <table:table-cell table:style-name="ce10"/>
          <table:table-cell table:style-name="ce10" office:value-type="string" calcext:value-type="string">
            <text:p>Lot-et-Garonn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14]&lt;&gt;&quot;&quot;;[.Q14];IF([.M14]&lt;&gt;&quot;&quot;;[.M14];IF([.N14]&lt;&gt;&quot;&quot;;[.N14];IF([.R14]&lt;&gt;&quot;&quot;;[.R14];&quot;Non renseigné&quot;))))" office:value-type="string" office:string-value="Clairac" calcext:value-type="string">
            <text:p>Clairac</text:p>
          </table:table-cell>
          <table:table-cell table:style-name="ce23" table:formula="of:=IF([.S14]&lt;&gt;&quot;&quot;;[.S14];IF([.O14]=&quot;île de France&quot;;[.R14];IF([.O14]&lt;&gt;&quot;&quot;;[.O14];IF([.O14]=&quot;&quot;;&quot;&quot;))))" office:value-type="string" office:string-value="Lot-et-Garonne" calcext:value-type="string">
            <text:p>Lot-et-Garonne</text:p>
          </table:table-cell>
          <table:table-cell table:style-name="ce23" table:formula="of:=IF([.T14]&lt;&gt;&quot;&quot;;[.T14];IF([.P14]&lt;&gt;&quot;&quot;;[.P14];IF([.P14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Saint-Thomas</text:p>
          </table:table-cell>
          <table:table-cell table:style-name="ce25" table:number-columns-repeated="2"/>
          <table:table-cell table:style-name="ce25" office:value-type="string" calcext:value-type="string">
            <text:p>Indes occidentales danoises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string" calcext:value-type="string">
            <text:p><text:s/>Saint-Thomas </text:p>
          </table:table-cell>
          <table:table-cell table:style-name="ce25" office:value-type="string" calcext:value-type="string">
            <text:p>Iles Vierges</text:p>
          </table:table-cell>
          <table:table-cell table:style-name="ce25"/>
          <table:table-cell table:style-name="ce27" table:formula="of:=IF([.AC14]&lt;&gt;&quot;&quot;;[.AC14];IF([.X14]&lt;&gt;&quot;&quot;;[.X14];IF([.Z14]&lt;&gt;&quot;&quot;;[.Z14];IF([.AD14]&lt;&gt;&quot;&quot;;[.AD14];&quot;Non renseigné&quot;))))" office:value-type="string" office:string-value=" Saint-Thomas " calcext:value-type="string">
            <text:p><text:s/>Saint-Thomas </text:p>
          </table:table-cell>
          <table:table-cell table:style-name="ce27" table:formula="of:=IF([.AD14]&lt;&gt;&quot;&quot;;[.AD14];&quot;&quot;)" office:value-type="string" office:string-value="Iles Vierges" calcext:value-type="string">
            <text:p>Iles Vierges</text:p>
          </table:table-cell>
          <table:table-cell table:style-name="ce28" table:formula="of:=IF([.AE14]&lt;&gt;&quot;&quot;;[.AE14];IF([.AD14]&lt;&gt;&quot;&quot;;[.AD14];[.AA14]))" office:value-type="string" office:string-value="Iles Vierges" calcext:value-type="string">
            <text:p>Iles Vierge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14_P.jpg |image| \</text:p>
          </table:table-cell>
          <table:table-cell table:style-name="ce5" office:value-type="float" office:value="14" calcext:value-type="float">
            <text:p>14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4" calcext:value-type="float">
            <text:p>14</text:p>
          </table:table-cell>
          <table:table-cell table:style-name="ce9" office:value-type="string" calcext:value-type="string">
            <text:p>12</text:p>
          </table:table-cell>
          <table:table-cell table:style-name="ce9" office:value-type="string" calcext:value-type="string">
            <text:p>03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André Barlan</text:p>
          </table:table-cell>
          <table:table-cell table:style-name="ce15" office:value-type="string" calcext:value-type="string">
            <text:p>Barlan</text:p>
          </table:table-cell>
          <table:table-cell table:style-name="ce15" office:value-type="string" calcext:value-type="string">
            <text:p>André</text:p>
          </table:table-cell>
          <table:table-cell table:style-name="ce15" table:number-columns-repeated="2"/>
          <table:table-cell table:style-name="ce10" office:value-type="string" calcext:value-type="string">
            <text:p>Bordeaux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15]&lt;&gt;&quot;&quot;;[.Q15];IF([.M15]&lt;&gt;&quot;&quot;;[.M15];IF([.N15]&lt;&gt;&quot;&quot;;[.N15];IF([.R15]&lt;&gt;&quot;&quot;;[.R15];&quot;Non renseigné&quot;))))" office:value-type="string" office:string-value="Bordeaux" calcext:value-type="string">
            <text:p>Bordeaux</text:p>
          </table:table-cell>
          <table:table-cell table:style-name="ce23" table:formula="of:=IF([.S15]&lt;&gt;&quot;&quot;;[.S15];IF([.O15]=&quot;île de France&quot;;[.R15];IF([.O15]&lt;&gt;&quot;&quot;;[.O15];IF([.O15]=&quot;&quot;;&quot;&quot;))))" office:value-type="string" office:string-value="Gironde" calcext:value-type="string">
            <text:p>Gironde</text:p>
          </table:table-cell>
          <table:table-cell table:style-name="ce23" table:formula="of:=IF([.T15]&lt;&gt;&quot;&quot;;[.T15];IF([.P15]&lt;&gt;&quot;&quot;;[.P15];IF([.P15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Philadelphie</text:p>
          </table:table-cell>
          <table:table-cell table:style-name="ce25" table:number-columns-repeated="2"/>
          <table:table-cell table:style-name="ce25" office:value-type="string" calcext:value-type="string">
            <text:p>Etats-Unis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15]&lt;&gt;&quot;&quot;;[.AC15];IF([.X15]&lt;&gt;&quot;&quot;;[.X15];IF([.Z15]&lt;&gt;&quot;&quot;;[.Z15];IF([.AD15]&lt;&gt;&quot;&quot;;[.AD15];&quot;Non renseigné&quot;))))" office:value-type="string" office:string-value="Philadelphie" calcext:value-type="string">
            <text:p>Philadelphie</text:p>
          </table:table-cell>
          <table:table-cell table:style-name="ce27" table:formula="of:=IF([.AD15]&lt;&gt;&quot;&quot;;[.AD15];&quot;&quot;)">
            <text:p/>
          </table:table-cell>
          <table:table-cell table:style-name="ce28" table:formula="of:=IF([.AE15]&lt;&gt;&quot;&quot;;[.AE15];IF([.AD15]&lt;&gt;&quot;&quot;;[.AD15];[.AA15]))" office:value-type="string" office:string-value="Etats-Unis" calcext:value-type="string">
            <text:p>Etats-Uni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15_P.jpg |image| \</text:p>
          </table:table-cell>
          <table:table-cell table:style-name="ce5" office:value-type="float" office:value="15" calcext:value-type="float">
            <text:p>15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5" calcext:value-type="float">
            <text:p>15</text:p>
          </table:table-cell>
          <table:table-cell table:style-name="ce9" office:value-type="string" calcext:value-type="string">
            <text:p>12</text:p>
          </table:table-cell>
          <table:table-cell table:style-name="ce9" office:value-type="string" calcext:value-type="string">
            <text:p>03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Elisabeth Todd</text:p>
          </table:table-cell>
          <table:table-cell table:style-name="ce15" office:value-type="string" calcext:value-type="string">
            <text:p>Todd</text:p>
          </table:table-cell>
          <table:table-cell table:style-name="ce15" office:value-type="string" calcext:value-type="string">
            <text:p>Elisabeth</text:p>
          </table:table-cell>
          <table:table-cell table:style-name="ce15" table:number-columns-repeated="2"/>
          <table:table-cell table:style-name="ce10" office:value-type="string" calcext:value-type="string">
            <text:p>Philadelphie</text:p>
          </table:table-cell>
          <table:table-cell table:style-name="ce10" table:number-columns-repeated="2"/>
          <table:table-cell table:style-name="ce10" office:value-type="string" calcext:value-type="string">
            <text:p>Etats-Unis</text:p>
          </table:table-cell>
          <table:table-cell table:style-name="ce13" table:number-columns-repeated="4"/>
          <table:table-cell table:style-name="ce13" table:formula="of:=IF([.Q16]&lt;&gt;&quot;&quot;;[.Q16];IF([.M16]&lt;&gt;&quot;&quot;;[.M16];IF([.N16]&lt;&gt;&quot;&quot;;[.N16];IF([.R16]&lt;&gt;&quot;&quot;;[.R16];&quot;Non renseigné&quot;))))" office:value-type="string" office:string-value="Philadelphie" calcext:value-type="string">
            <text:p>Philadelphie</text:p>
          </table:table-cell>
          <table:table-cell table:style-name="ce23" table:formula="of:=IF([.S16]&lt;&gt;&quot;&quot;;[.S16];IF([.O16]=&quot;île de France&quot;;[.R16];IF([.O16]&lt;&gt;&quot;&quot;;[.O16];IF([.O16]=&quot;&quot;;&quot;&quot;))))">
            <text:p/>
          </table:table-cell>
          <table:table-cell table:style-name="ce23" table:formula="of:=IF([.T16]&lt;&gt;&quot;&quot;;[.T16];IF([.P16]&lt;&gt;&quot;&quot;;[.P16];IF([.P16]=&quot;&quot;;&quot;&quot;)))" office:value-type="string" office:string-value="Etats-Unis" calcext:value-type="string">
            <text:p>Etats-Unis</text:p>
          </table:table-cell>
          <table:table-cell table:style-name="ce25" office:value-type="string" calcext:value-type="string">
            <text:p>Philadelphie</text:p>
          </table:table-cell>
          <table:table-cell table:style-name="ce25" table:number-columns-repeated="2"/>
          <table:table-cell table:style-name="ce25" office:value-type="string" calcext:value-type="string">
            <text:p>Etats-Unis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16]&lt;&gt;&quot;&quot;;[.AC16];IF([.X16]&lt;&gt;&quot;&quot;;[.X16];IF([.Z16]&lt;&gt;&quot;&quot;;[.Z16];IF([.AD16]&lt;&gt;&quot;&quot;;[.AD16];&quot;Non renseigné&quot;))))" office:value-type="string" office:string-value="Philadelphie" calcext:value-type="string">
            <text:p>Philadelphie</text:p>
          </table:table-cell>
          <table:table-cell table:style-name="ce27" table:formula="of:=IF([.AD16]&lt;&gt;&quot;&quot;;[.AD16];&quot;&quot;)">
            <text:p/>
          </table:table-cell>
          <table:table-cell table:style-name="ce28" table:formula="of:=IF([.AE16]&lt;&gt;&quot;&quot;;[.AE16];IF([.AD16]&lt;&gt;&quot;&quot;;[.AD16];[.AA16]))" office:value-type="string" office:string-value="Etats-Unis" calcext:value-type="string">
            <text:p>Etats-Uni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16_P.jpg |image| \</text:p>
          </table:table-cell>
          <table:table-cell table:style-name="ce5" office:value-type="float" office:value="16" calcext:value-type="float">
            <text:p>16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6" calcext:value-type="float">
            <text:p>16</text:p>
          </table:table-cell>
          <table:table-cell table:style-name="ce9" office:value-type="string" calcext:value-type="string">
            <text:p>12</text:p>
          </table:table-cell>
          <table:table-cell table:style-name="ce9" office:value-type="string" calcext:value-type="string">
            <text:p>03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Mathieu Belly</text:p>
          </table:table-cell>
          <table:table-cell table:style-name="ce15" office:value-type="string" calcext:value-type="string">
            <text:p>Belly</text:p>
          </table:table-cell>
          <table:table-cell table:style-name="ce15" office:value-type="string" calcext:value-type="string">
            <text:p>Mathieu</text:p>
          </table:table-cell>
          <table:table-cell table:style-name="ce15" table:number-columns-repeated="2"/>
          <table:table-cell table:style-name="ce10" office:value-type="string" calcext:value-type="string">
            <text:p>Bordeaux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17]&lt;&gt;&quot;&quot;;[.Q17];IF([.M17]&lt;&gt;&quot;&quot;;[.M17];IF([.N17]&lt;&gt;&quot;&quot;;[.N17];IF([.R17]&lt;&gt;&quot;&quot;;[.R17];&quot;Non renseigné&quot;))))" office:value-type="string" office:string-value="Bordeaux" calcext:value-type="string">
            <text:p>Bordeaux</text:p>
          </table:table-cell>
          <table:table-cell table:style-name="ce23" table:formula="of:=IF([.S17]&lt;&gt;&quot;&quot;;[.S17];IF([.O17]=&quot;île de France&quot;;[.R17];IF([.O17]&lt;&gt;&quot;&quot;;[.O17];IF([.O17]=&quot;&quot;;&quot;&quot;))))" office:value-type="string" office:string-value="Gironde" calcext:value-type="string">
            <text:p>Gironde</text:p>
          </table:table-cell>
          <table:table-cell table:style-name="ce23" table:formula="of:=IF([.T17]&lt;&gt;&quot;&quot;;[.T17];IF([.P17]&lt;&gt;&quot;&quot;;[.P17];IF([.P17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Saint-Sébastien</text:p>
          </table:table-cell>
          <table:table-cell table:style-name="ce25" table:number-columns-repeated="2"/>
          <table:table-cell table:style-name="ce25" office:value-type="string" calcext:value-type="string">
            <text:p>Espagn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17]&lt;&gt;&quot;&quot;;[.AC17];IF([.X17]&lt;&gt;&quot;&quot;;[.X17];IF([.Z17]&lt;&gt;&quot;&quot;;[.Z17];IF([.AD17]&lt;&gt;&quot;&quot;;[.AD17];&quot;Non renseigné&quot;))))" office:value-type="string" office:string-value="Saint-Sébastien" calcext:value-type="string">
            <text:p>Saint-Sébastien</text:p>
          </table:table-cell>
          <table:table-cell table:style-name="ce27" table:formula="of:=IF([.AD17]&lt;&gt;&quot;&quot;;[.AD17];&quot;&quot;)">
            <text:p/>
          </table:table-cell>
          <table:table-cell table:style-name="ce28" table:formula="of:=IF([.AE17]&lt;&gt;&quot;&quot;;[.AE17];IF([.AD17]&lt;&gt;&quot;&quot;;[.AD17];[.AA17]))" office:value-type="string" office:string-value="Espagne" calcext:value-type="string">
            <text:p>Espagn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17_P.jpg |image| \</text:p>
          </table:table-cell>
          <table:table-cell table:style-name="ce5" office:value-type="float" office:value="17" calcext:value-type="float">
            <text:p>17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7" calcext:value-type="float">
            <text:p>17</text:p>
          </table:table-cell>
          <table:table-cell table:style-name="ce9" office:value-type="string" calcext:value-type="string">
            <text:p>14</text:p>
          </table:table-cell>
          <table:table-cell table:style-name="ce9" office:value-type="string" calcext:value-type="string">
            <text:p>03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Pierre Laguehay</text:p>
          </table:table-cell>
          <table:table-cell table:style-name="ce15" office:value-type="string" calcext:value-type="string">
            <text:p>Laguehay</text:p>
          </table:table-cell>
          <table:table-cell table:style-name="ce15" office:value-type="string" calcext:value-type="string">
            <text:p>Pierre</text:p>
          </table:table-cell>
          <table:table-cell table:style-name="ce15" table:number-columns-repeated="2"/>
          <table:table-cell table:style-name="ce10" office:value-type="string" calcext:value-type="string">
            <text:p>Bordeaux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18]&lt;&gt;&quot;&quot;;[.Q18];IF([.M18]&lt;&gt;&quot;&quot;;[.M18];IF([.N18]&lt;&gt;&quot;&quot;;[.N18];IF([.R18]&lt;&gt;&quot;&quot;;[.R18];&quot;Non renseigné&quot;))))" office:value-type="string" office:string-value="Bordeaux" calcext:value-type="string">
            <text:p>Bordeaux</text:p>
          </table:table-cell>
          <table:table-cell table:style-name="ce23" table:formula="of:=IF([.S18]&lt;&gt;&quot;&quot;;[.S18];IF([.O18]=&quot;île de France&quot;;[.R18];IF([.O18]&lt;&gt;&quot;&quot;;[.O18];IF([.O18]=&quot;&quot;;&quot;&quot;))))" office:value-type="string" office:string-value="Gironde" calcext:value-type="string">
            <text:p>Gironde</text:p>
          </table:table-cell>
          <table:table-cell table:style-name="ce23" table:formula="of:=IF([.T18]&lt;&gt;&quot;&quot;;[.T18];IF([.P18]&lt;&gt;&quot;&quot;;[.P18];IF([.P18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Saint-Thomas</text:p>
          </table:table-cell>
          <table:table-cell table:style-name="ce25" table:number-columns-repeated="2"/>
          <table:table-cell table:style-name="ce25" office:value-type="string" calcext:value-type="string">
            <text:p>Indes occidentales danoises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string" calcext:value-type="string">
            <text:p><text:s/>Saint-Thomas </text:p>
          </table:table-cell>
          <table:table-cell table:style-name="ce25" office:value-type="string" calcext:value-type="string">
            <text:p>Iles Vierges</text:p>
          </table:table-cell>
          <table:table-cell table:style-name="ce25"/>
          <table:table-cell table:style-name="ce27" table:formula="of:=IF([.AC18]&lt;&gt;&quot;&quot;;[.AC18];IF([.X18]&lt;&gt;&quot;&quot;;[.X18];IF([.Z18]&lt;&gt;&quot;&quot;;[.Z18];IF([.AD18]&lt;&gt;&quot;&quot;;[.AD18];&quot;Non renseigné&quot;))))" office:value-type="string" office:string-value=" Saint-Thomas " calcext:value-type="string">
            <text:p><text:s/>Saint-Thomas </text:p>
          </table:table-cell>
          <table:table-cell table:style-name="ce27" table:formula="of:=IF([.AD18]&lt;&gt;&quot;&quot;;[.AD18];&quot;&quot;)" office:value-type="string" office:string-value="Iles Vierges" calcext:value-type="string">
            <text:p>Iles Vierges</text:p>
          </table:table-cell>
          <table:table-cell table:style-name="ce28" table:formula="of:=IF([.AE18]&lt;&gt;&quot;&quot;;[.AE18];IF([.AD18]&lt;&gt;&quot;&quot;;[.AD18];[.AA18]))" office:value-type="string" office:string-value="Iles Vierges" calcext:value-type="string">
            <text:p>Iles Vierge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18_P.jpg |image| \</text:p>
          </table:table-cell>
          <table:table-cell table:style-name="ce5" office:value-type="float" office:value="18" calcext:value-type="float">
            <text:p>18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8" calcext:value-type="float">
            <text:p>18</text:p>
          </table:table-cell>
          <table:table-cell table:style-name="ce9" office:value-type="string" calcext:value-type="string">
            <text:p>14</text:p>
          </table:table-cell>
          <table:table-cell table:style-name="ce9" office:value-type="string" calcext:value-type="string">
            <text:p>03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Baptiste Riviere</text:p>
          </table:table-cell>
          <table:table-cell table:style-name="ce15" office:value-type="string" calcext:value-type="string">
            <text:p>Riviere</text:p>
          </table:table-cell>
          <table:table-cell table:style-name="ce15" office:value-type="string" calcext:value-type="string">
            <text:p>Baptiste</text:p>
          </table:table-cell>
          <table:table-cell table:style-name="ce15" table:number-columns-repeated="2"/>
          <table:table-cell table:style-name="ce10"/>
          <table:table-cell table:style-name="ce10" office:value-type="string" calcext:value-type="string">
            <text:p>Guadeloupe</text:p>
          </table:table-cell>
          <table:table-cell table:style-name="ce10"/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19]&lt;&gt;&quot;&quot;;[.Q19];IF([.M19]&lt;&gt;&quot;&quot;;[.M19];IF([.N19]&lt;&gt;&quot;&quot;;[.N19];IF([.R19]&lt;&gt;&quot;&quot;;[.R19];&quot;Non renseigné&quot;))))" office:value-type="string" office:string-value="Guadeloupe" calcext:value-type="string">
            <text:p>Guadeloupe</text:p>
          </table:table-cell>
          <table:table-cell table:style-name="ce23" table:formula="of:=IF([.S19]&lt;&gt;&quot;&quot;;[.S19];IF([.O19]=&quot;île de France&quot;;[.R19];IF([.O19]&lt;&gt;&quot;&quot;;[.O19];IF([.O19]=&quot;&quot;;&quot;&quot;))))">
            <text:p/>
          </table:table-cell>
          <table:table-cell table:style-name="ce23" table:formula="of:=IF([.T19]&lt;&gt;&quot;&quot;;[.T19];IF([.P19]&lt;&gt;&quot;&quot;;[.P19];IF([.P19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Saint-Thomas</text:p>
          </table:table-cell>
          <table:table-cell table:style-name="ce25" table:number-columns-repeated="2"/>
          <table:table-cell table:style-name="ce25" office:value-type="string" calcext:value-type="string">
            <text:p>Indes occidentales danoises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string" calcext:value-type="string">
            <text:p><text:s/>Saint-Thomas </text:p>
          </table:table-cell>
          <table:table-cell table:style-name="ce25" office:value-type="string" calcext:value-type="string">
            <text:p>Iles Vierges</text:p>
          </table:table-cell>
          <table:table-cell table:style-name="ce25"/>
          <table:table-cell table:style-name="ce27" table:formula="of:=IF([.AC19]&lt;&gt;&quot;&quot;;[.AC19];IF([.X19]&lt;&gt;&quot;&quot;;[.X19];IF([.Z19]&lt;&gt;&quot;&quot;;[.Z19];IF([.AD19]&lt;&gt;&quot;&quot;;[.AD19];&quot;Non renseigné&quot;))))" office:value-type="string" office:string-value=" Saint-Thomas " calcext:value-type="string">
            <text:p><text:s/>Saint-Thomas </text:p>
          </table:table-cell>
          <table:table-cell table:style-name="ce27" table:formula="of:=IF([.AD19]&lt;&gt;&quot;&quot;;[.AD19];&quot;&quot;)" office:value-type="string" office:string-value="Iles Vierges" calcext:value-type="string">
            <text:p>Iles Vierges</text:p>
          </table:table-cell>
          <table:table-cell table:style-name="ce28" table:formula="of:=IF([.AE19]&lt;&gt;&quot;&quot;;[.AE19];IF([.AD19]&lt;&gt;&quot;&quot;;[.AD19];[.AA19]))" office:value-type="string" office:string-value="Iles Vierges" calcext:value-type="string">
            <text:p>Iles Vierge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19_P.jpg |image| \</text:p>
          </table:table-cell>
          <table:table-cell table:style-name="ce5" office:value-type="float" office:value="19" calcext:value-type="float">
            <text:p>19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9" calcext:value-type="float">
            <text:p>19</text:p>
          </table:table-cell>
          <table:table-cell table:style-name="ce9" office:value-type="string" calcext:value-type="string">
            <text:p>14</text:p>
          </table:table-cell>
          <table:table-cell table:style-name="ce9" office:value-type="string" calcext:value-type="string">
            <text:p>03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Agathe Durand</text:p>
          </table:table-cell>
          <table:table-cell table:style-name="ce15" office:value-type="string" calcext:value-type="string">
            <text:p>Durand</text:p>
          </table:table-cell>
          <table:table-cell table:style-name="ce15" office:value-type="string" calcext:value-type="string">
            <text:p>Agathe</text:p>
          </table:table-cell>
          <table:table-cell table:style-name="ce15" table:number-columns-repeated="2"/>
          <table:table-cell table:style-name="ce10" office:value-type="string" calcext:value-type="string">
            <text:p>Cap-Français</text:p>
          </table:table-cell>
          <table:table-cell table:style-name="ce10" office:value-type="string" calcext:value-type="string">
            <text:p>Saint-Domingue</text:p>
          </table:table-cell>
          <table:table-cell/>
          <table:table-cell table:style-name="ce10"/>
          <table:table-cell table:style-name="ce13" office:value-type="string" calcext:value-type="string">
            <text:p>Le Cap</text:p>
          </table:table-cell>
          <table:table-cell table:style-name="ce13" table:number-columns-repeated="2"/>
          <table:table-cell table:style-name="ce13" office:value-type="string" calcext:value-type="string">
            <text:p>Haïti</text:p>
          </table:table-cell>
          <table:table-cell table:style-name="ce13" table:formula="of:=IF([.Q20]&lt;&gt;&quot;&quot;;[.Q20];IF([.M20]&lt;&gt;&quot;&quot;;[.M20];IF([.N20]&lt;&gt;&quot;&quot;;[.N20];IF([.R20]&lt;&gt;&quot;&quot;;[.R20];&quot;Non renseigné&quot;))))" office:value-type="string" office:string-value="Le Cap" calcext:value-type="string">
            <text:p>Le Cap</text:p>
          </table:table-cell>
          <table:table-cell table:style-name="ce23" table:formula="of:=IF([.S20]&lt;&gt;&quot;&quot;;[.S20];IF([.O20]=&quot;île de France&quot;;[.R20];IF([.O20]&lt;&gt;&quot;&quot;;[.O20];IF([.O20]=&quot;&quot;;&quot;&quot;))))">
            <text:p/>
          </table:table-cell>
          <table:table-cell table:style-name="ce23" table:formula="of:=IF([.T20]&lt;&gt;&quot;&quot;;[.T20];IF([.P20]&lt;&gt;&quot;&quot;;[.P20];IF([.P20]=&quot;&quot;;&quot;&quot;)))" office:value-type="string" office:string-value="Haïti" calcext:value-type="string">
            <text:p>Haïti</text:p>
          </table:table-cell>
          <table:table-cell table:style-name="ce25" office:value-type="string" calcext:value-type="string">
            <text:p>Saint-Thomas</text:p>
          </table:table-cell>
          <table:table-cell table:style-name="ce25" table:number-columns-repeated="2"/>
          <table:table-cell table:style-name="ce25" office:value-type="string" calcext:value-type="string">
            <text:p>Indes occidentales danoises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string" calcext:value-type="string">
            <text:p><text:s/>Saint-Thomas </text:p>
          </table:table-cell>
          <table:table-cell table:style-name="ce25" office:value-type="string" calcext:value-type="string">
            <text:p>Iles Vierges</text:p>
          </table:table-cell>
          <table:table-cell table:style-name="ce25"/>
          <table:table-cell table:style-name="ce27" table:formula="of:=IF([.AC20]&lt;&gt;&quot;&quot;;[.AC20];IF([.X20]&lt;&gt;&quot;&quot;;[.X20];IF([.Z20]&lt;&gt;&quot;&quot;;[.Z20];IF([.AD20]&lt;&gt;&quot;&quot;;[.AD20];&quot;Non renseigné&quot;))))" office:value-type="string" office:string-value=" Saint-Thomas " calcext:value-type="string">
            <text:p><text:s/>Saint-Thomas </text:p>
          </table:table-cell>
          <table:table-cell table:style-name="ce27" table:formula="of:=IF([.AD20]&lt;&gt;&quot;&quot;;[.AD20];&quot;&quot;)" office:value-type="string" office:string-value="Iles Vierges" calcext:value-type="string">
            <text:p>Iles Vierges</text:p>
          </table:table-cell>
          <table:table-cell table:style-name="ce28" table:formula="of:=IF([.AE20]&lt;&gt;&quot;&quot;;[.AE20];IF([.AD20]&lt;&gt;&quot;&quot;;[.AD20];[.AA20]))" office:value-type="string" office:string-value="Iles Vierges" calcext:value-type="string">
            <text:p>Iles Vierge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20_P.jpg |image| \</text:p>
          </table:table-cell>
          <table:table-cell table:style-name="ce5" office:value-type="float" office:value="20" calcext:value-type="float">
            <text:p>20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0" calcext:value-type="float">
            <text:p>20</text:p>
          </table:table-cell>
          <table:table-cell table:style-name="ce9" office:value-type="string" calcext:value-type="string">
            <text:p>15</text:p>
          </table:table-cell>
          <table:table-cell table:style-name="ce9" office:value-type="string" calcext:value-type="string">
            <text:p>03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ean Joseph Beaumont</text:p>
          </table:table-cell>
          <table:table-cell table:style-name="ce15" office:value-type="string" calcext:value-type="string">
            <text:p>Beaumont</text:p>
          </table:table-cell>
          <table:table-cell table:style-name="ce15" office:value-type="string" calcext:value-type="string">
            <text:p>Jean</text:p>
          </table:table-cell>
          <table:table-cell table:style-name="ce15" office:value-type="string" calcext:value-type="string">
            <text:p>Joseph</text:p>
          </table:table-cell>
          <table:table-cell table:style-name="ce15"/>
          <table:table-cell table:style-name="ce10" office:value-type="string" calcext:value-type="string">
            <text:p>Amiens</text:p>
          </table:table-cell>
          <table:table-cell table:style-name="ce10"/>
          <table:table-cell table:style-name="ce10" office:value-type="string" calcext:value-type="string">
            <text:p>Somm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21]&lt;&gt;&quot;&quot;;[.Q21];IF([.M21]&lt;&gt;&quot;&quot;;[.M21];IF([.N21]&lt;&gt;&quot;&quot;;[.N21];IF([.R21]&lt;&gt;&quot;&quot;;[.R21];&quot;Non renseigné&quot;))))" office:value-type="string" office:string-value="Amiens" calcext:value-type="string">
            <text:p>Amiens</text:p>
          </table:table-cell>
          <table:table-cell table:style-name="ce23" table:formula="of:=IF([.S21]&lt;&gt;&quot;&quot;;[.S21];IF([.O21]=&quot;île de France&quot;;[.R21];IF([.O21]&lt;&gt;&quot;&quot;;[.O21];IF([.O21]=&quot;&quot;;&quot;&quot;))))" office:value-type="string" office:string-value="Somme" calcext:value-type="string">
            <text:p>Somme</text:p>
          </table:table-cell>
          <table:table-cell table:style-name="ce23" table:formula="of:=IF([.T21]&lt;&gt;&quot;&quot;;[.T21];IF([.P21]&lt;&gt;&quot;&quot;;[.P21];IF([.P21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Cap-Français</text:p>
          </table:table-cell>
          <table:table-cell table:style-name="ce25"/>
          <table:table-cell table:style-name="ce25" office:value-type="string" calcext:value-type="string">
            <text:p>Saint-Domingue</text:p>
          </table:table-cell>
          <table:table-cell table:style-name="ce25" office:value-type="string" calcext:value-type="string">
            <text:p>France</text:p>
          </table:table-cell>
          <table:table-cell table:style-name="ce25"/>
          <table:table-cell table:style-name="ce25" office:value-type="string" calcext:value-type="string">
            <text:p><text:s/>Cap-Haïtien </text:p>
          </table:table-cell>
          <table:table-cell table:style-name="ce25" office:value-type="string" calcext:value-type="string">
            <text:p>Haïti</text:p>
          </table:table-cell>
          <table:table-cell table:style-name="ce25"/>
          <table:table-cell table:style-name="ce27" table:formula="of:=IF([.AC21]&lt;&gt;&quot;&quot;;[.AC21];IF([.X21]&lt;&gt;&quot;&quot;;[.X21];IF([.Z21]&lt;&gt;&quot;&quot;;[.Z21];IF([.AD21]&lt;&gt;&quot;&quot;;[.AD21];&quot;Non renseigné&quot;))))" office:value-type="string" office:string-value=" Cap-Haïtien " calcext:value-type="string">
            <text:p><text:s/>Cap-Haïtien </text:p>
          </table:table-cell>
          <table:table-cell table:style-name="ce27" table:formula="of:=IF([.AD21]&lt;&gt;&quot;&quot;;[.AD21];&quot;&quot;)" office:value-type="string" office:string-value="Haïti" calcext:value-type="string">
            <text:p>Haïti</text:p>
          </table:table-cell>
          <table:table-cell table:style-name="ce28" table:formula="of:=IF([.AE21]&lt;&gt;&quot;&quot;;[.AE21];IF([.AD21]&lt;&gt;&quot;&quot;;[.AD21];[.AA21]))" office:value-type="string" office:string-value="Haïti" calcext:value-type="string">
            <text:p>Haïti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21_P.jpg |image| \</text:p>
          </table:table-cell>
          <table:table-cell table:style-name="ce5" office:value-type="float" office:value="21" calcext:value-type="float">
            <text:p>21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1" calcext:value-type="float">
            <text:p>21</text:p>
          </table:table-cell>
          <table:table-cell table:style-name="ce9" office:value-type="string" calcext:value-type="string">
            <text:p>15</text:p>
          </table:table-cell>
          <table:table-cell table:style-name="ce9" office:value-type="string" calcext:value-type="string">
            <text:p>03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Catherine Brossard</text:p>
          </table:table-cell>
          <table:table-cell table:style-name="ce15" office:value-type="string" calcext:value-type="string">
            <text:p>Brossard</text:p>
          </table:table-cell>
          <table:table-cell table:style-name="ce15" office:value-type="string" calcext:value-type="string">
            <text:p>Catherine</text:p>
          </table:table-cell>
          <table:table-cell table:style-name="ce15" table:number-columns-repeated="2"/>
          <table:table-cell table:style-name="ce10" office:value-type="string" calcext:value-type="string">
            <text:p>Bordeaux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22]&lt;&gt;&quot;&quot;;[.Q22];IF([.M22]&lt;&gt;&quot;&quot;;[.M22];IF([.N22]&lt;&gt;&quot;&quot;;[.N22];IF([.R22]&lt;&gt;&quot;&quot;;[.R22];&quot;Non renseigné&quot;))))" office:value-type="string" office:string-value="Bordeaux" calcext:value-type="string">
            <text:p>Bordeaux</text:p>
          </table:table-cell>
          <table:table-cell table:style-name="ce23" table:formula="of:=IF([.S22]&lt;&gt;&quot;&quot;;[.S22];IF([.O22]=&quot;île de France&quot;;[.R22];IF([.O22]&lt;&gt;&quot;&quot;;[.O22];IF([.O22]=&quot;&quot;;&quot;&quot;))))" office:value-type="string" office:string-value="Gironde" calcext:value-type="string">
            <text:p>Gironde</text:p>
          </table:table-cell>
          <table:table-cell table:style-name="ce23" table:formula="of:=IF([.T22]&lt;&gt;&quot;&quot;;[.T22];IF([.P22]&lt;&gt;&quot;&quot;;[.P22];IF([.P22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Cap-Français</text:p>
          </table:table-cell>
          <table:table-cell table:style-name="ce25"/>
          <table:table-cell table:style-name="ce25" office:value-type="string" calcext:value-type="string">
            <text:p>Saint-Domingue</text:p>
          </table:table-cell>
          <table:table-cell table:style-name="ce25" office:value-type="string" calcext:value-type="string">
            <text:p>France</text:p>
          </table:table-cell>
          <table:table-cell table:style-name="ce25"/>
          <table:table-cell table:style-name="ce25" office:value-type="string" calcext:value-type="string">
            <text:p><text:s/>Cap-Haïtien </text:p>
          </table:table-cell>
          <table:table-cell table:style-name="ce25" office:value-type="string" calcext:value-type="string">
            <text:p>Haïti</text:p>
          </table:table-cell>
          <table:table-cell table:style-name="ce25"/>
          <table:table-cell table:style-name="ce27" table:formula="of:=IF([.AC22]&lt;&gt;&quot;&quot;;[.AC22];IF([.X22]&lt;&gt;&quot;&quot;;[.X22];IF([.Z22]&lt;&gt;&quot;&quot;;[.Z22];IF([.AD22]&lt;&gt;&quot;&quot;;[.AD22];&quot;Non renseigné&quot;))))" office:value-type="string" office:string-value=" Cap-Haïtien " calcext:value-type="string">
            <text:p><text:s/>Cap-Haïtien </text:p>
          </table:table-cell>
          <table:table-cell table:style-name="ce27" table:formula="of:=IF([.AD22]&lt;&gt;&quot;&quot;;[.AD22];&quot;&quot;)" office:value-type="string" office:string-value="Haïti" calcext:value-type="string">
            <text:p>Haïti</text:p>
          </table:table-cell>
          <table:table-cell table:style-name="ce28" table:formula="of:=IF([.AE22]&lt;&gt;&quot;&quot;;[.AE22];IF([.AD22]&lt;&gt;&quot;&quot;;[.AD22];[.AA22]))" office:value-type="string" office:string-value="Haïti" calcext:value-type="string">
            <text:p>Haïti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22_P.jpg |image| \</text:p>
          </table:table-cell>
          <table:table-cell table:style-name="ce5" office:value-type="float" office:value="22" calcext:value-type="float">
            <text:p>22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2" calcext:value-type="float">
            <text:p>22</text:p>
          </table:table-cell>
          <table:table-cell table:style-name="ce9" office:value-type="string" calcext:value-type="string">
            <text:p>15</text:p>
          </table:table-cell>
          <table:table-cell table:style-name="ce9" office:value-type="string" calcext:value-type="string">
            <text:p>03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Marie Brossard</text:p>
          </table:table-cell>
          <table:table-cell table:style-name="ce15" office:value-type="string" calcext:value-type="string">
            <text:p>Brossard</text:p>
          </table:table-cell>
          <table:table-cell table:style-name="ce15" office:value-type="string" calcext:value-type="string">
            <text:p>Marie</text:p>
          </table:table-cell>
          <table:table-cell table:style-name="ce15" table:number-columns-repeated="2"/>
          <table:table-cell table:style-name="ce10" office:value-type="string" calcext:value-type="string">
            <text:p>Bordeaux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23]&lt;&gt;&quot;&quot;;[.Q23];IF([.M23]&lt;&gt;&quot;&quot;;[.M23];IF([.N23]&lt;&gt;&quot;&quot;;[.N23];IF([.R23]&lt;&gt;&quot;&quot;;[.R23];&quot;Non renseigné&quot;))))" office:value-type="string" office:string-value="Bordeaux" calcext:value-type="string">
            <text:p>Bordeaux</text:p>
          </table:table-cell>
          <table:table-cell table:style-name="ce23" table:formula="of:=IF([.S23]&lt;&gt;&quot;&quot;;[.S23];IF([.O23]=&quot;île de France&quot;;[.R23];IF([.O23]&lt;&gt;&quot;&quot;;[.O23];IF([.O23]=&quot;&quot;;&quot;&quot;))))" office:value-type="string" office:string-value="Gironde" calcext:value-type="string">
            <text:p>Gironde</text:p>
          </table:table-cell>
          <table:table-cell table:style-name="ce23" table:formula="of:=IF([.T23]&lt;&gt;&quot;&quot;;[.T23];IF([.P23]&lt;&gt;&quot;&quot;;[.P23];IF([.P23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Cap-Français</text:p>
          </table:table-cell>
          <table:table-cell table:style-name="ce25"/>
          <table:table-cell table:style-name="ce25" office:value-type="string" calcext:value-type="string">
            <text:p>Saint-Domingue</text:p>
          </table:table-cell>
          <table:table-cell table:style-name="ce25" office:value-type="string" calcext:value-type="string">
            <text:p>France</text:p>
          </table:table-cell>
          <table:table-cell table:style-name="ce25"/>
          <table:table-cell table:style-name="ce25" office:value-type="string" calcext:value-type="string">
            <text:p><text:s/>Cap-Haïtien </text:p>
          </table:table-cell>
          <table:table-cell table:style-name="ce25" office:value-type="string" calcext:value-type="string">
            <text:p>Haïti</text:p>
          </table:table-cell>
          <table:table-cell table:style-name="ce25"/>
          <table:table-cell table:style-name="ce27" table:formula="of:=IF([.AC23]&lt;&gt;&quot;&quot;;[.AC23];IF([.X23]&lt;&gt;&quot;&quot;;[.X23];IF([.Z23]&lt;&gt;&quot;&quot;;[.Z23];IF([.AD23]&lt;&gt;&quot;&quot;;[.AD23];&quot;Non renseigné&quot;))))" office:value-type="string" office:string-value=" Cap-Haïtien " calcext:value-type="string">
            <text:p><text:s/>Cap-Haïtien </text:p>
          </table:table-cell>
          <table:table-cell table:style-name="ce27" table:formula="of:=IF([.AD23]&lt;&gt;&quot;&quot;;[.AD23];&quot;&quot;)" office:value-type="string" office:string-value="Haïti" calcext:value-type="string">
            <text:p>Haïti</text:p>
          </table:table-cell>
          <table:table-cell table:style-name="ce28" table:formula="of:=IF([.AE23]&lt;&gt;&quot;&quot;;[.AE23];IF([.AD23]&lt;&gt;&quot;&quot;;[.AD23];[.AA23]))" office:value-type="string" office:string-value="Haïti" calcext:value-type="string">
            <text:p>Haïti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23_P.jpg |image| \</text:p>
          </table:table-cell>
          <table:table-cell table:style-name="ce5" office:value-type="float" office:value="23" calcext:value-type="float">
            <text:p>23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3" calcext:value-type="float">
            <text:p>23</text:p>
          </table:table-cell>
          <table:table-cell table:style-name="ce9" office:value-type="string" calcext:value-type="string">
            <text:p>15</text:p>
          </table:table-cell>
          <table:table-cell table:style-name="ce9" office:value-type="string" calcext:value-type="string">
            <text:p>03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eanne Couleur</text:p>
          </table:table-cell>
          <table:table-cell table:style-name="ce15" office:value-type="string" calcext:value-type="string">
            <text:p>Couleur</text:p>
          </table:table-cell>
          <table:table-cell table:style-name="ce15" office:value-type="string" calcext:value-type="string">
            <text:p>Jeanne</text:p>
          </table:table-cell>
          <table:table-cell table:style-name="ce15" table:number-columns-repeated="2"/>
          <table:table-cell table:style-name="ce10"/>
          <table:table-cell table:style-name="ce13"/>
          <table:table-cell table:style-name="ce13" office:value-type="string" calcext:value-type="string">
            <text:p>île de France</text:p>
          </table:table-cell>
          <table:table-cell table:style-name="ce13" office:value-type="string" calcext:value-type="string">
            <text:p>France</text:p>
          </table:table-cell>
          <table:table-cell table:style-name="ce13"/>
          <table:table-cell table:style-name="ce13" office:value-type="string" calcext:value-type="string">
            <text:p>Île Maurice</text:p>
          </table:table-cell>
          <table:table-cell table:style-name="ce13" table:number-columns-repeated="2"/>
          <table:table-cell table:style-name="ce13" table:formula="of:=IF([.Q24]&lt;&gt;&quot;&quot;;[.Q24];IF([.M24]&lt;&gt;&quot;&quot;;[.M24];IF([.N24]&lt;&gt;&quot;&quot;;[.N24];IF([.R24]&lt;&gt;&quot;&quot;;[.R24];&quot;Non renseigné&quot;))))" office:value-type="string" office:string-value="Île Maurice" calcext:value-type="string">
            <text:p>Île Maurice</text:p>
          </table:table-cell>
          <table:table-cell table:style-name="ce23" table:formula="of:=IF([.S24]&lt;&gt;&quot;&quot;;[.S24];IF([.O24]=&quot;île de France&quot;;[.R24];IF([.O24]&lt;&gt;&quot;&quot;;[.O24];IF([.O24]=&quot;&quot;;&quot;&quot;))))" office:value-type="string" office:string-value="Île Maurice" calcext:value-type="string">
            <text:p>Île Maurice</text:p>
          </table:table-cell>
          <table:table-cell table:style-name="ce23" table:formula="of:=IF([.T24]&lt;&gt;&quot;&quot;;[.T24];IF([.P24]&lt;&gt;&quot;&quot;;[.P24];IF([.P24]=&quot;&quot;;&quot;&quot;)))" office:value-type="string" office:string-value="France" calcext:value-type="string">
            <text:p>France</text:p>
          </table:table-cell>
          <table:table-cell table:style-name="ce25"/>
          <table:table-cell table:style-name="ce25" office:value-type="string" calcext:value-type="string">
            <text:p>île de France</text:p>
          </table:table-cell>
          <table:table-cell table:style-name="ce25"/>
          <table:table-cell table:style-name="ce25" office:value-type="string" calcext:value-type="string">
            <text:p>France</text:p>
          </table:table-cell>
          <table:table-cell table:style-name="ce25" table:number-columns-repeated="2"/>
          <table:table-cell table:style-name="ce25" office:value-type="string" calcext:value-type="string">
            <text:p><text:s/>île Maurice</text:p>
          </table:table-cell>
          <table:table-cell table:style-name="ce25"/>
          <table:table-cell table:style-name="ce27" table:formula="of:=IF([.AC24]&lt;&gt;&quot;&quot;;[.AC24];IF([.X24]&lt;&gt;&quot;&quot;;[.X24];IF([.Z24]&lt;&gt;&quot;&quot;;[.Z24];IF([.AD24]&lt;&gt;&quot;&quot;;[.AD24];&quot;Non renseigné&quot;))))" office:value-type="string" office:string-value=" île Maurice" calcext:value-type="string">
            <text:p><text:s/>île Maurice</text:p>
          </table:table-cell>
          <table:table-cell table:style-name="ce27" table:formula="of:=IF([.AD24]&lt;&gt;&quot;&quot;;[.AD24];&quot;&quot;)" office:value-type="string" office:string-value=" île Maurice" calcext:value-type="string">
            <text:p><text:s/>île Maurice</text:p>
          </table:table-cell>
          <table:table-cell table:style-name="ce28" table:formula="of:=IF([.AE24]&lt;&gt;&quot;&quot;;[.AE24];IF([.AD24]&lt;&gt;&quot;&quot;;[.AD24];[.AA24]))" office:value-type="string" office:string-value=" île Maurice" calcext:value-type="string">
            <text:p><text:s/>île Mauric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24_P.jpg |image| \</text:p>
          </table:table-cell>
          <table:table-cell table:style-name="ce5" office:value-type="float" office:value="24" calcext:value-type="float">
            <text:p>24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4" calcext:value-type="float">
            <text:p>24</text:p>
          </table:table-cell>
          <table:table-cell table:style-name="ce9" office:value-type="string" calcext:value-type="string">
            <text:p>15</text:p>
          </table:table-cell>
          <table:table-cell table:style-name="ce9" office:value-type="string" calcext:value-type="string">
            <text:p>03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Hipolitte Leblanc</text:p>
          </table:table-cell>
          <table:table-cell table:style-name="ce15" office:value-type="string" calcext:value-type="string">
            <text:p>Leblanc</text:p>
          </table:table-cell>
          <table:table-cell table:style-name="ce15" office:value-type="string" calcext:value-type="string">
            <text:p>Hipolitte</text:p>
          </table:table-cell>
          <table:table-cell table:style-name="ce15" table:number-columns-repeated="2"/>
          <table:table-cell table:style-name="ce10" office:value-type="string" calcext:value-type="string">
            <text:p>Bordeaux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25]&lt;&gt;&quot;&quot;;[.Q25];IF([.M25]&lt;&gt;&quot;&quot;;[.M25];IF([.N25]&lt;&gt;&quot;&quot;;[.N25];IF([.R25]&lt;&gt;&quot;&quot;;[.R25];&quot;Non renseigné&quot;))))" office:value-type="string" office:string-value="Bordeaux" calcext:value-type="string">
            <text:p>Bordeaux</text:p>
          </table:table-cell>
          <table:table-cell table:style-name="ce23" table:formula="of:=IF([.S25]&lt;&gt;&quot;&quot;;[.S25];IF([.O25]=&quot;île de France&quot;;[.R25];IF([.O25]&lt;&gt;&quot;&quot;;[.O25];IF([.O25]=&quot;&quot;;&quot;&quot;))))" office:value-type="string" office:string-value="Gironde" calcext:value-type="string">
            <text:p>Gironde</text:p>
          </table:table-cell>
          <table:table-cell table:style-name="ce23" table:formula="of:=IF([.T25]&lt;&gt;&quot;&quot;;[.T25];IF([.P25]&lt;&gt;&quot;&quot;;[.P25];IF([.P25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Hambourg</text:p>
          </table:table-cell>
          <table:table-cell table:style-name="ce25" table:number-columns-repeated="2"/>
          <table:table-cell table:style-name="ce25" office:value-type="string" calcext:value-type="string">
            <text:p>Allemagn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25]&lt;&gt;&quot;&quot;;[.AC25];IF([.X25]&lt;&gt;&quot;&quot;;[.X25];IF([.Z25]&lt;&gt;&quot;&quot;;[.Z25];IF([.AD25]&lt;&gt;&quot;&quot;;[.AD25];&quot;Non renseigné&quot;))))" office:value-type="string" office:string-value="Hambourg" calcext:value-type="string">
            <text:p>Hambourg</text:p>
          </table:table-cell>
          <table:table-cell table:style-name="ce27" table:formula="of:=IF([.AD25]&lt;&gt;&quot;&quot;;[.AD25];&quot;&quot;)">
            <text:p/>
          </table:table-cell>
          <table:table-cell table:style-name="ce28" table:formula="of:=IF([.AE25]&lt;&gt;&quot;&quot;;[.AE25];IF([.AD25]&lt;&gt;&quot;&quot;;[.AD25];[.AA25]))" office:value-type="string" office:string-value="Allemagne" calcext:value-type="string">
            <text:p>Allemagn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25_P.jpg |image| \</text:p>
          </table:table-cell>
          <table:table-cell table:style-name="ce5" office:value-type="float" office:value="25" calcext:value-type="float">
            <text:p>25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5" calcext:value-type="float">
            <text:p>25</text:p>
          </table:table-cell>
          <table:table-cell table:style-name="ce9" office:value-type="string" calcext:value-type="string">
            <text:p>16</text:p>
          </table:table-cell>
          <table:table-cell table:style-name="ce9" office:value-type="string" calcext:value-type="string">
            <text:p>03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Benjamin Roget</text:p>
          </table:table-cell>
          <table:table-cell table:style-name="ce15" office:value-type="string" calcext:value-type="string">
            <text:p>Roget</text:p>
          </table:table-cell>
          <table:table-cell table:style-name="ce15" office:value-type="string" calcext:value-type="string">
            <text:p>Benjamin</text:p>
          </table:table-cell>
          <table:table-cell table:style-name="ce15" table:number-columns-repeated="2"/>
          <table:table-cell table:style-name="ce10" office:value-type="string" calcext:value-type="string">
            <text:p>Bayonne</text:p>
          </table:table-cell>
          <table:table-cell table:style-name="ce10"/>
          <table:table-cell table:style-name="ce10" office:value-type="string" calcext:value-type="string">
            <text:p>Basses-Pyrénées</text:p>
          </table:table-cell>
          <table:table-cell table:style-name="ce10" office:value-type="string" calcext:value-type="string">
            <text:p>France</text:p>
          </table:table-cell>
          <table:table-cell table:style-name="ce13" office:value-type="string" calcext:value-type="string">
            <text:p>Bayonne</text:p>
          </table:table-cell>
          <table:table-cell table:style-name="ce13"/>
          <table:table-cell table:style-name="ce13" office:value-type="string" calcext:value-type="string">
            <text:p>Pyrénées-Atlantiques</text:p>
          </table:table-cell>
          <table:table-cell table:style-name="ce13" office:value-type="string" calcext:value-type="string">
            <text:p>France</text:p>
          </table:table-cell>
          <table:table-cell table:style-name="ce13" table:formula="of:=IF([.Q26]&lt;&gt;&quot;&quot;;[.Q26];IF([.M26]&lt;&gt;&quot;&quot;;[.M26];IF([.N26]&lt;&gt;&quot;&quot;;[.N26];IF([.R26]&lt;&gt;&quot;&quot;;[.R26];&quot;Non renseigné&quot;))))" office:value-type="string" office:string-value="Bayonne" calcext:value-type="string">
            <text:p>Bayonne</text:p>
          </table:table-cell>
          <table:table-cell table:style-name="ce23" table:formula="of:=IF([.S26]&lt;&gt;&quot;&quot;;[.S26];IF([.O26]=&quot;île de France&quot;;[.R26];IF([.O26]&lt;&gt;&quot;&quot;;[.O26];IF([.O26]=&quot;&quot;;&quot;&quot;))))" office:value-type="string" office:string-value="Pyrénées-Atlantiques" calcext:value-type="string">
            <text:p>Pyrénées-Atlantiques</text:p>
          </table:table-cell>
          <table:table-cell table:style-name="ce23" table:formula="of:=IF([.T26]&lt;&gt;&quot;&quot;;[.T26];IF([.P26]&lt;&gt;&quot;&quot;;[.P26];IF([.P26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NewYork</text:p>
          </table:table-cell>
          <table:table-cell table:style-name="ce25" table:number-columns-repeated="2"/>
          <table:table-cell table:style-name="ce25" office:value-type="string" calcext:value-type="string">
            <text:p>Etats-Unis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26]&lt;&gt;&quot;&quot;;[.AC26];IF([.X26]&lt;&gt;&quot;&quot;;[.X26];IF([.Z26]&lt;&gt;&quot;&quot;;[.Z26];IF([.AD26]&lt;&gt;&quot;&quot;;[.AD26];&quot;Non renseigné&quot;))))" office:value-type="string" office:string-value="NewYork" calcext:value-type="string">
            <text:p>NewYork</text:p>
          </table:table-cell>
          <table:table-cell table:style-name="ce27" table:formula="of:=IF([.AD26]&lt;&gt;&quot;&quot;;[.AD26];&quot;&quot;)">
            <text:p/>
          </table:table-cell>
          <table:table-cell table:style-name="ce28" table:formula="of:=IF([.AE26]&lt;&gt;&quot;&quot;;[.AE26];IF([.AD26]&lt;&gt;&quot;&quot;;[.AD26];[.AA26]))" office:value-type="string" office:string-value="Etats-Unis" calcext:value-type="string">
            <text:p>Etats-Uni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26_P.jpg |image| \</text:p>
          </table:table-cell>
          <table:table-cell table:style-name="ce5" office:value-type="float" office:value="26" calcext:value-type="float">
            <text:p>26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6" calcext:value-type="float">
            <text:p>26</text:p>
          </table:table-cell>
          <table:table-cell table:style-name="ce9" office:value-type="string" calcext:value-type="string">
            <text:p>16</text:p>
          </table:table-cell>
          <table:table-cell table:style-name="ce9" office:value-type="string" calcext:value-type="string">
            <text:p>03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Moïse Roget</text:p>
          </table:table-cell>
          <table:table-cell table:style-name="ce15" office:value-type="string" calcext:value-type="string">
            <text:p>Roget</text:p>
          </table:table-cell>
          <table:table-cell table:style-name="ce15" office:value-type="string" calcext:value-type="string">
            <text:p>Moïse</text:p>
          </table:table-cell>
          <table:table-cell table:style-name="ce15" table:number-columns-repeated="2"/>
          <table:table-cell table:style-name="ce10" office:value-type="string" calcext:value-type="string">
            <text:p>Bayonne</text:p>
          </table:table-cell>
          <table:table-cell table:style-name="ce10"/>
          <table:table-cell table:style-name="ce10" office:value-type="string" calcext:value-type="string">
            <text:p>Basses-Pyrénées</text:p>
          </table:table-cell>
          <table:table-cell table:style-name="ce10" office:value-type="string" calcext:value-type="string">
            <text:p>France</text:p>
          </table:table-cell>
          <table:table-cell table:style-name="ce13" office:value-type="string" calcext:value-type="string">
            <text:p>Bayonne</text:p>
          </table:table-cell>
          <table:table-cell table:style-name="ce13"/>
          <table:table-cell table:style-name="ce13" office:value-type="string" calcext:value-type="string">
            <text:p>Pyrénées-Atlantiques</text:p>
          </table:table-cell>
          <table:table-cell table:style-name="ce13" office:value-type="string" calcext:value-type="string">
            <text:p>France</text:p>
          </table:table-cell>
          <table:table-cell table:style-name="ce13" table:formula="of:=IF([.Q27]&lt;&gt;&quot;&quot;;[.Q27];IF([.M27]&lt;&gt;&quot;&quot;;[.M27];IF([.N27]&lt;&gt;&quot;&quot;;[.N27];IF([.R27]&lt;&gt;&quot;&quot;;[.R27];&quot;Non renseigné&quot;))))" office:value-type="string" office:string-value="Bayonne" calcext:value-type="string">
            <text:p>Bayonne</text:p>
          </table:table-cell>
          <table:table-cell table:style-name="ce23" table:formula="of:=IF([.S27]&lt;&gt;&quot;&quot;;[.S27];IF([.O27]=&quot;île de France&quot;;[.R27];IF([.O27]&lt;&gt;&quot;&quot;;[.O27];IF([.O27]=&quot;&quot;;&quot;&quot;))))" office:value-type="string" office:string-value="Pyrénées-Atlantiques" calcext:value-type="string">
            <text:p>Pyrénées-Atlantiques</text:p>
          </table:table-cell>
          <table:table-cell table:style-name="ce23" table:formula="of:=IF([.T27]&lt;&gt;&quot;&quot;;[.T27];IF([.P27]&lt;&gt;&quot;&quot;;[.P27];IF([.P27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NewYork</text:p>
          </table:table-cell>
          <table:table-cell table:style-name="ce25" table:number-columns-repeated="2"/>
          <table:table-cell table:style-name="ce25" office:value-type="string" calcext:value-type="string">
            <text:p>Etats-Unis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27]&lt;&gt;&quot;&quot;;[.AC27];IF([.X27]&lt;&gt;&quot;&quot;;[.X27];IF([.Z27]&lt;&gt;&quot;&quot;;[.Z27];IF([.AD27]&lt;&gt;&quot;&quot;;[.AD27];&quot;Non renseigné&quot;))))" office:value-type="string" office:string-value="NewYork" calcext:value-type="string">
            <text:p>NewYork</text:p>
          </table:table-cell>
          <table:table-cell table:style-name="ce27" table:formula="of:=IF([.AD27]&lt;&gt;&quot;&quot;;[.AD27];&quot;&quot;)">
            <text:p/>
          </table:table-cell>
          <table:table-cell table:style-name="ce28" table:formula="of:=IF([.AE27]&lt;&gt;&quot;&quot;;[.AE27];IF([.AD27]&lt;&gt;&quot;&quot;;[.AD27];[.AA27]))" office:value-type="string" office:string-value="Etats-Unis" calcext:value-type="string">
            <text:p>Etats-Uni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27_P.jpg |image| \</text:p>
          </table:table-cell>
          <table:table-cell table:style-name="ce5" office:value-type="float" office:value="27" calcext:value-type="float">
            <text:p>27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7" calcext:value-type="float">
            <text:p>27</text:p>
          </table:table-cell>
          <table:table-cell table:style-name="ce9" office:value-type="string" calcext:value-type="string">
            <text:p>16</text:p>
          </table:table-cell>
          <table:table-cell table:style-name="ce9" office:value-type="string" calcext:value-type="string">
            <text:p>03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Aaron Moline</text:p>
          </table:table-cell>
          <table:table-cell table:style-name="ce15" office:value-type="string" calcext:value-type="string">
            <text:p>Moline</text:p>
          </table:table-cell>
          <table:table-cell table:style-name="ce15" office:value-type="string" calcext:value-type="string">
            <text:p>Aaron</text:p>
          </table:table-cell>
          <table:table-cell table:style-name="ce15" table:number-columns-repeated="2"/>
          <table:table-cell table:style-name="ce10" office:value-type="string" calcext:value-type="string">
            <text:p>Bordeaux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28]&lt;&gt;&quot;&quot;;[.Q28];IF([.M28]&lt;&gt;&quot;&quot;;[.M28];IF([.N28]&lt;&gt;&quot;&quot;;[.N28];IF([.R28]&lt;&gt;&quot;&quot;;[.R28];&quot;Non renseigné&quot;))))" office:value-type="string" office:string-value="Bordeaux" calcext:value-type="string">
            <text:p>Bordeaux</text:p>
          </table:table-cell>
          <table:table-cell table:style-name="ce23" table:formula="of:=IF([.S28]&lt;&gt;&quot;&quot;;[.S28];IF([.O28]=&quot;île de France&quot;;[.R28];IF([.O28]&lt;&gt;&quot;&quot;;[.O28];IF([.O28]=&quot;&quot;;&quot;&quot;))))" office:value-type="string" office:string-value="Gironde" calcext:value-type="string">
            <text:p>Gironde</text:p>
          </table:table-cell>
          <table:table-cell table:style-name="ce23" table:formula="of:=IF([.T28]&lt;&gt;&quot;&quot;;[.T28];IF([.P28]&lt;&gt;&quot;&quot;;[.P28];IF([.P28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Hambourg</text:p>
          </table:table-cell>
          <table:table-cell table:style-name="ce25" table:number-columns-repeated="2"/>
          <table:table-cell table:style-name="ce25" office:value-type="string" calcext:value-type="string">
            <text:p>Allemagn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28]&lt;&gt;&quot;&quot;;[.AC28];IF([.X28]&lt;&gt;&quot;&quot;;[.X28];IF([.Z28]&lt;&gt;&quot;&quot;;[.Z28];IF([.AD28]&lt;&gt;&quot;&quot;;[.AD28];&quot;Non renseigné&quot;))))" office:value-type="string" office:string-value="Hambourg" calcext:value-type="string">
            <text:p>Hambourg</text:p>
          </table:table-cell>
          <table:table-cell table:style-name="ce27" table:formula="of:=IF([.AD28]&lt;&gt;&quot;&quot;;[.AD28];&quot;&quot;)">
            <text:p/>
          </table:table-cell>
          <table:table-cell table:style-name="ce28" table:formula="of:=IF([.AE28]&lt;&gt;&quot;&quot;;[.AE28];IF([.AD28]&lt;&gt;&quot;&quot;;[.AD28];[.AA28]))" office:value-type="string" office:string-value="Allemagne" calcext:value-type="string">
            <text:p>Allemagn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28_P.jpg |image| \</text:p>
          </table:table-cell>
          <table:table-cell table:style-name="ce5" office:value-type="float" office:value="28" calcext:value-type="float">
            <text:p>28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8" calcext:value-type="float">
            <text:p>28</text:p>
          </table:table-cell>
          <table:table-cell table:style-name="ce9" office:value-type="string" calcext:value-type="string">
            <text:p>17</text:p>
          </table:table-cell>
          <table:table-cell table:style-name="ce9" office:value-type="string" calcext:value-type="string">
            <text:p>03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Abraham Dalmeyda</text:p>
          </table:table-cell>
          <table:table-cell table:style-name="ce15" office:value-type="string" calcext:value-type="string">
            <text:p>Dalmeyda</text:p>
          </table:table-cell>
          <table:table-cell table:style-name="ce15" office:value-type="string" calcext:value-type="string">
            <text:p>Abraham</text:p>
          </table:table-cell>
          <table:table-cell table:style-name="ce15" table:number-columns-repeated="2"/>
          <table:table-cell table:style-name="ce10" office:value-type="string" calcext:value-type="string">
            <text:p>Bordeaux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29]&lt;&gt;&quot;&quot;;[.Q29];IF([.M29]&lt;&gt;&quot;&quot;;[.M29];IF([.N29]&lt;&gt;&quot;&quot;;[.N29];IF([.R29]&lt;&gt;&quot;&quot;;[.R29];&quot;Non renseigné&quot;))))" office:value-type="string" office:string-value="Bordeaux" calcext:value-type="string">
            <text:p>Bordeaux</text:p>
          </table:table-cell>
          <table:table-cell table:style-name="ce23" table:formula="of:=IF([.S29]&lt;&gt;&quot;&quot;;[.S29];IF([.O29]=&quot;île de France&quot;;[.R29];IF([.O29]&lt;&gt;&quot;&quot;;[.O29];IF([.O29]=&quot;&quot;;&quot;&quot;))))" office:value-type="string" office:string-value="Gironde" calcext:value-type="string">
            <text:p>Gironde</text:p>
          </table:table-cell>
          <table:table-cell table:style-name="ce23" table:formula="of:=IF([.T29]&lt;&gt;&quot;&quot;;[.T29];IF([.P29]&lt;&gt;&quot;&quot;;[.P29];IF([.P29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Amsterdam</text:p>
          </table:table-cell>
          <table:table-cell table:style-name="ce25" table:number-columns-repeated="2"/>
          <table:table-cell table:style-name="ce25" office:value-type="string" calcext:value-type="string">
            <text:p>Pays-Bas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29]&lt;&gt;&quot;&quot;;[.AC29];IF([.X29]&lt;&gt;&quot;&quot;;[.X29];IF([.Z29]&lt;&gt;&quot;&quot;;[.Z29];IF([.AD29]&lt;&gt;&quot;&quot;;[.AD29];&quot;Non renseigné&quot;))))" office:value-type="string" office:string-value="Amsterdam" calcext:value-type="string">
            <text:p>Amsterdam</text:p>
          </table:table-cell>
          <table:table-cell table:style-name="ce27" table:formula="of:=IF([.AD29]&lt;&gt;&quot;&quot;;[.AD29];&quot;&quot;)">
            <text:p/>
          </table:table-cell>
          <table:table-cell table:style-name="ce28" table:formula="of:=IF([.AE29]&lt;&gt;&quot;&quot;;[.AE29];IF([.AD29]&lt;&gt;&quot;&quot;;[.AD29];[.AA29]))" office:value-type="string" office:string-value="Pays-Bas" calcext:value-type="string">
            <text:p>Pays-Ba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29_P.jpg |image| \</text:p>
          </table:table-cell>
          <table:table-cell table:style-name="ce5" office:value-type="float" office:value="29" calcext:value-type="float">
            <text:p>29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9" calcext:value-type="float">
            <text:p>29</text:p>
          </table:table-cell>
          <table:table-cell table:style-name="ce9" office:value-type="string" calcext:value-type="string">
            <text:p>17</text:p>
          </table:table-cell>
          <table:table-cell table:style-name="ce9" office:value-type="string" calcext:value-type="string">
            <text:p>03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Emilienne Sinturon</text:p>
          </table:table-cell>
          <table:table-cell table:style-name="ce15" office:value-type="string" calcext:value-type="string">
            <text:p>Sinturon</text:p>
          </table:table-cell>
          <table:table-cell table:style-name="ce15" office:value-type="string" calcext:value-type="string">
            <text:p>Emilienne</text:p>
          </table:table-cell>
          <table:table-cell table:style-name="ce15" table:number-columns-repeated="2"/>
          <table:table-cell table:style-name="ce10" office:value-type="string" calcext:value-type="string">
            <text:p>Port-au-Prince</text:p>
          </table:table-cell>
          <table:table-cell table:style-name="ce10" office:value-type="string" calcext:value-type="string">
            <text:p>Saint-Domingue</text:p>
          </table:table-cell>
          <table:table-cell/>
          <table:table-cell table:style-name="ce10"/>
          <table:table-cell table:style-name="ce13" office:value-type="string" calcext:value-type="string">
            <text:p>Port-au-Prince</text:p>
          </table:table-cell>
          <table:table-cell table:style-name="ce13" table:number-columns-repeated="2"/>
          <table:table-cell table:style-name="ce13" office:value-type="string" calcext:value-type="string">
            <text:p>Haïti</text:p>
          </table:table-cell>
          <table:table-cell table:style-name="ce13" table:formula="of:=IF([.Q30]&lt;&gt;&quot;&quot;;[.Q30];IF([.M30]&lt;&gt;&quot;&quot;;[.M30];IF([.N30]&lt;&gt;&quot;&quot;;[.N30];IF([.R30]&lt;&gt;&quot;&quot;;[.R30];&quot;Non renseigné&quot;))))" office:value-type="string" office:string-value="Port-au-Prince" calcext:value-type="string">
            <text:p>Port-au-Prince</text:p>
          </table:table-cell>
          <table:table-cell table:style-name="ce23" table:formula="of:=IF([.S30]&lt;&gt;&quot;&quot;;[.S30];IF([.O30]=&quot;île de France&quot;;[.R30];IF([.O30]&lt;&gt;&quot;&quot;;[.O30];IF([.O30]=&quot;&quot;;&quot;&quot;))))">
            <text:p/>
          </table:table-cell>
          <table:table-cell table:style-name="ce23" table:formula="of:=IF([.T30]&lt;&gt;&quot;&quot;;[.T30];IF([.P30]&lt;&gt;&quot;&quot;;[.P30];IF([.P30]=&quot;&quot;;&quot;&quot;)))" office:value-type="string" office:string-value="Haïti" calcext:value-type="string">
            <text:p>Haïti</text:p>
          </table:table-cell>
          <table:table-cell table:style-name="ce25" table:number-columns-repeated="2"/>
          <table:table-cell table:style-name="ce25" office:value-type="string" calcext:value-type="string">
            <text:p>Guadeloupe</text:p>
          </table:table-cell>
          <table:table-cell table:style-name="ce25" office:value-type="string" calcext:value-type="string">
            <text:p>Franc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30]&lt;&gt;&quot;&quot;;[.AC30];IF([.X30]&lt;&gt;&quot;&quot;;[.X30];IF([.Z30]&lt;&gt;&quot;&quot;;[.Z30];IF([.AD30]&lt;&gt;&quot;&quot;;[.AD30];&quot;Non renseigné&quot;))))" office:value-type="string" office:string-value="Guadeloupe" calcext:value-type="string">
            <text:p>Guadeloupe</text:p>
          </table:table-cell>
          <table:table-cell table:style-name="ce27" table:formula="of:=IF([.AD30]&lt;&gt;&quot;&quot;;[.AD30];&quot;&quot;)">
            <text:p/>
          </table:table-cell>
          <table:table-cell table:style-name="ce28" table:formula="of:=IF([.AE30]&lt;&gt;&quot;&quot;;[.AE30];IF([.AD30]&lt;&gt;&quot;&quot;;[.AD30];[.AA30]))" office:value-type="string" office:string-value="France" calcext:value-type="string">
            <text:p>Franc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30_P.jpg |image| \</text:p>
          </table:table-cell>
          <table:table-cell table:style-name="ce5" office:value-type="float" office:value="30" calcext:value-type="float">
            <text:p>30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30" calcext:value-type="float">
            <text:p>30</text:p>
          </table:table-cell>
          <table:table-cell table:style-name="ce9" office:value-type="string" calcext:value-type="string">
            <text:p>17</text:p>
          </table:table-cell>
          <table:table-cell table:style-name="ce9" office:value-type="string" calcext:value-type="string">
            <text:p>03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Fanny Hesdra</text:p>
          </table:table-cell>
          <table:table-cell table:style-name="ce15" office:value-type="string" calcext:value-type="string">
            <text:p>Hesdra</text:p>
          </table:table-cell>
          <table:table-cell table:style-name="ce15" office:value-type="string" calcext:value-type="string">
            <text:p>Fanny</text:p>
          </table:table-cell>
          <table:table-cell table:style-name="ce15" table:number-columns-repeated="2"/>
          <table:table-cell table:style-name="ce10" office:value-type="string" calcext:value-type="string">
            <text:p>Cap-Français</text:p>
          </table:table-cell>
          <table:table-cell table:style-name="ce10" office:value-type="string" calcext:value-type="string">
            <text:p>Saint-Domingue</text:p>
          </table:table-cell>
          <table:table-cell/>
          <table:table-cell table:style-name="ce10"/>
          <table:table-cell table:style-name="ce13" office:value-type="string" calcext:value-type="string">
            <text:p>Le Cap</text:p>
          </table:table-cell>
          <table:table-cell table:style-name="ce13" table:number-columns-repeated="2"/>
          <table:table-cell table:style-name="ce13" office:value-type="string" calcext:value-type="string">
            <text:p>Haïti</text:p>
          </table:table-cell>
          <table:table-cell table:style-name="ce13" table:formula="of:=IF([.Q31]&lt;&gt;&quot;&quot;;[.Q31];IF([.M31]&lt;&gt;&quot;&quot;;[.M31];IF([.N31]&lt;&gt;&quot;&quot;;[.N31];IF([.R31]&lt;&gt;&quot;&quot;;[.R31];&quot;Non renseigné&quot;))))" office:value-type="string" office:string-value="Le Cap" calcext:value-type="string">
            <text:p>Le Cap</text:p>
          </table:table-cell>
          <table:table-cell table:style-name="ce23" table:formula="of:=IF([.S31]&lt;&gt;&quot;&quot;;[.S31];IF([.O31]=&quot;île de France&quot;;[.R31];IF([.O31]&lt;&gt;&quot;&quot;;[.O31];IF([.O31]=&quot;&quot;;&quot;&quot;))))">
            <text:p/>
          </table:table-cell>
          <table:table-cell table:style-name="ce23" table:formula="of:=IF([.T31]&lt;&gt;&quot;&quot;;[.T31];IF([.P31]&lt;&gt;&quot;&quot;;[.P31];IF([.P31]=&quot;&quot;;&quot;&quot;)))" office:value-type="string" office:string-value="Haïti" calcext:value-type="string">
            <text:p>Haïti</text:p>
          </table:table-cell>
          <table:table-cell table:style-name="ce25" table:number-columns-repeated="2"/>
          <table:table-cell table:style-name="ce25" office:value-type="string" calcext:value-type="string">
            <text:p>Saint-Domingue</text:p>
          </table:table-cell>
          <table:table-cell table:style-name="ce25" table:number-columns-repeated="3"/>
          <table:table-cell table:style-name="ce25" office:value-type="string" calcext:value-type="string">
            <text:p><text:s/>Haïti</text:p>
          </table:table-cell>
          <table:table-cell table:style-name="ce25"/>
          <table:table-cell table:style-name="ce27" table:formula="of:=IF([.AC31]&lt;&gt;&quot;&quot;;[.AC31];IF([.X31]&lt;&gt;&quot;&quot;;[.X31];IF([.Z31]&lt;&gt;&quot;&quot;;[.Z31];IF([.AD31]&lt;&gt;&quot;&quot;;[.AD31];&quot;Non renseigné&quot;))))" office:value-type="string" office:string-value="Saint-Domingue" calcext:value-type="string">
            <text:p>Saint-Domingue</text:p>
          </table:table-cell>
          <table:table-cell table:style-name="ce27" table:formula="of:=IF([.AD31]&lt;&gt;&quot;&quot;;[.AD31];&quot;&quot;)" office:value-type="string" office:string-value=" Haïti" calcext:value-type="string">
            <text:p><text:s/>Haïti</text:p>
          </table:table-cell>
          <table:table-cell table:style-name="ce28" table:formula="of:=IF([.AE31]&lt;&gt;&quot;&quot;;[.AE31];IF([.AD31]&lt;&gt;&quot;&quot;;[.AD31];[.AA31]))" office:value-type="string" office:string-value=" Haïti" calcext:value-type="string">
            <text:p><text:s/>Haïti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31_P.jpg |image| \</text:p>
          </table:table-cell>
          <table:table-cell table:style-name="ce5" office:value-type="float" office:value="31" calcext:value-type="float">
            <text:p>31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31" calcext:value-type="float">
            <text:p>31</text:p>
          </table:table-cell>
          <table:table-cell table:style-name="ce9" office:value-type="string" calcext:value-type="string">
            <text:p>17</text:p>
          </table:table-cell>
          <table:table-cell table:style-name="ce9" office:value-type="string" calcext:value-type="string">
            <text:p>03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Rachel Hesdra</text:p>
          </table:table-cell>
          <table:table-cell table:style-name="ce15" office:value-type="string" calcext:value-type="string">
            <text:p>Hesdra</text:p>
          </table:table-cell>
          <table:table-cell table:style-name="ce15" office:value-type="string" calcext:value-type="string">
            <text:p>Rachel</text:p>
          </table:table-cell>
          <table:table-cell table:style-name="ce15" table:number-columns-repeated="2"/>
          <table:table-cell table:style-name="ce10" office:value-type="string" calcext:value-type="string">
            <text:p>Bordeaux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32]&lt;&gt;&quot;&quot;;[.Q32];IF([.M32]&lt;&gt;&quot;&quot;;[.M32];IF([.N32]&lt;&gt;&quot;&quot;;[.N32];IF([.R32]&lt;&gt;&quot;&quot;;[.R32];&quot;Non renseigné&quot;))))" office:value-type="string" office:string-value="Bordeaux" calcext:value-type="string">
            <text:p>Bordeaux</text:p>
          </table:table-cell>
          <table:table-cell table:style-name="ce23" table:formula="of:=IF([.S32]&lt;&gt;&quot;&quot;;[.S32];IF([.O32]=&quot;île de France&quot;;[.R32];IF([.O32]&lt;&gt;&quot;&quot;;[.O32];IF([.O32]=&quot;&quot;;&quot;&quot;))))" office:value-type="string" office:string-value="Gironde" calcext:value-type="string">
            <text:p>Gironde</text:p>
          </table:table-cell>
          <table:table-cell table:style-name="ce23" table:formula="of:=IF([.T32]&lt;&gt;&quot;&quot;;[.T32];IF([.P32]&lt;&gt;&quot;&quot;;[.P32];IF([.P32]=&quot;&quot;;&quot;&quot;)))" office:value-type="string" office:string-value="France" calcext:value-type="string">
            <text:p>France</text:p>
          </table:table-cell>
          <table:table-cell table:style-name="ce25" table:number-columns-repeated="2"/>
          <table:table-cell table:style-name="ce25" office:value-type="string" calcext:value-type="string">
            <text:p>Saint-Domingue</text:p>
          </table:table-cell>
          <table:table-cell table:style-name="ce25" table:number-columns-repeated="3"/>
          <table:table-cell table:style-name="ce25" office:value-type="string" calcext:value-type="string">
            <text:p><text:s/>Haïti</text:p>
          </table:table-cell>
          <table:table-cell table:style-name="ce25"/>
          <table:table-cell table:style-name="ce27" table:formula="of:=IF([.AC32]&lt;&gt;&quot;&quot;;[.AC32];IF([.X32]&lt;&gt;&quot;&quot;;[.X32];IF([.Z32]&lt;&gt;&quot;&quot;;[.Z32];IF([.AD32]&lt;&gt;&quot;&quot;;[.AD32];&quot;Non renseigné&quot;))))" office:value-type="string" office:string-value="Saint-Domingue" calcext:value-type="string">
            <text:p>Saint-Domingue</text:p>
          </table:table-cell>
          <table:table-cell table:style-name="ce27" table:formula="of:=IF([.AD32]&lt;&gt;&quot;&quot;;[.AD32];&quot;&quot;)" office:value-type="string" office:string-value=" Haïti" calcext:value-type="string">
            <text:p><text:s/>Haïti</text:p>
          </table:table-cell>
          <table:table-cell table:style-name="ce28" table:formula="of:=IF([.AE32]&lt;&gt;&quot;&quot;;[.AE32];IF([.AD32]&lt;&gt;&quot;&quot;;[.AD32];[.AA32]))" office:value-type="string" office:string-value=" Haïti" calcext:value-type="string">
            <text:p><text:s/>Haïti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32_P.jpg |image| \</text:p>
          </table:table-cell>
          <table:table-cell table:style-name="ce5" office:value-type="float" office:value="32" calcext:value-type="float">
            <text:p>32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32" calcext:value-type="float">
            <text:p>32</text:p>
          </table:table-cell>
          <table:table-cell table:style-name="ce9" office:value-type="string" calcext:value-type="string">
            <text:p>17</text:p>
          </table:table-cell>
          <table:table-cell table:style-name="ce9" office:value-type="string" calcext:value-type="string">
            <text:p>03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ean-Baptiste Couiquot</text:p>
          </table:table-cell>
          <table:table-cell table:style-name="ce15" office:value-type="string" calcext:value-type="string">
            <text:p>Couiquot</text:p>
          </table:table-cell>
          <table:table-cell table:style-name="ce15" office:value-type="string" calcext:value-type="string">
            <text:p>Jean-Baptiste</text:p>
          </table:table-cell>
          <table:table-cell table:style-name="ce15" table:number-columns-repeated="2"/>
          <table:table-cell table:style-name="ce10" office:value-type="string" calcext:value-type="string">
            <text:p>Laroque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33]&lt;&gt;&quot;&quot;;[.Q33];IF([.M33]&lt;&gt;&quot;&quot;;[.M33];IF([.N33]&lt;&gt;&quot;&quot;;[.N33];IF([.R33]&lt;&gt;&quot;&quot;;[.R33];&quot;Non renseigné&quot;))))" office:value-type="string" office:string-value="Laroque" calcext:value-type="string">
            <text:p>Laroque</text:p>
          </table:table-cell>
          <table:table-cell table:style-name="ce23" table:formula="of:=IF([.S33]&lt;&gt;&quot;&quot;;[.S33];IF([.O33]=&quot;île de France&quot;;[.R33];IF([.O33]&lt;&gt;&quot;&quot;;[.O33];IF([.O33]=&quot;&quot;;&quot;&quot;))))" office:value-type="string" office:string-value="Gironde" calcext:value-type="string">
            <text:p>Gironde</text:p>
          </table:table-cell>
          <table:table-cell table:style-name="ce23" table:formula="of:=IF([.T33]&lt;&gt;&quot;&quot;;[.T33];IF([.P33]&lt;&gt;&quot;&quot;;[.P33];IF([.P33]=&quot;&quot;;&quot;&quot;)))" office:value-type="string" office:string-value="France" calcext:value-type="string">
            <text:p>France</text:p>
          </table:table-cell>
          <table:table-cell table:style-name="ce25" table:number-columns-repeated="2"/>
          <table:table-cell table:style-name="ce25" office:value-type="string" calcext:value-type="string">
            <text:p>Saint-Domingue</text:p>
          </table:table-cell>
          <table:table-cell table:style-name="ce25" table:number-columns-repeated="3"/>
          <table:table-cell table:style-name="ce25" office:value-type="string" calcext:value-type="string">
            <text:p><text:s/>Haïti</text:p>
          </table:table-cell>
          <table:table-cell table:style-name="ce25"/>
          <table:table-cell table:style-name="ce27" table:formula="of:=IF([.AC33]&lt;&gt;&quot;&quot;;[.AC33];IF([.X33]&lt;&gt;&quot;&quot;;[.X33];IF([.Z33]&lt;&gt;&quot;&quot;;[.Z33];IF([.AD33]&lt;&gt;&quot;&quot;;[.AD33];&quot;Non renseigné&quot;))))" office:value-type="string" office:string-value="Saint-Domingue" calcext:value-type="string">
            <text:p>Saint-Domingue</text:p>
          </table:table-cell>
          <table:table-cell table:style-name="ce27" table:formula="of:=IF([.AD33]&lt;&gt;&quot;&quot;;[.AD33];&quot;&quot;)" office:value-type="string" office:string-value=" Haïti" calcext:value-type="string">
            <text:p><text:s/>Haïti</text:p>
          </table:table-cell>
          <table:table-cell table:style-name="ce28" table:formula="of:=IF([.AE33]&lt;&gt;&quot;&quot;;[.AE33];IF([.AD33]&lt;&gt;&quot;&quot;;[.AD33];[.AA33]))" office:value-type="string" office:string-value=" Haïti" calcext:value-type="string">
            <text:p><text:s/>Haïti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33_P.jpg |image| \</text:p>
          </table:table-cell>
          <table:table-cell table:style-name="ce5" office:value-type="float" office:value="33" calcext:value-type="float">
            <text:p>33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33" calcext:value-type="float">
            <text:p>33</text:p>
          </table:table-cell>
          <table:table-cell table:style-name="ce9" office:value-type="string" calcext:value-type="string">
            <text:p>17</text:p>
          </table:table-cell>
          <table:table-cell table:style-name="ce9" office:value-type="string" calcext:value-type="string">
            <text:p>03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eanne Martres</text:p>
          </table:table-cell>
          <table:table-cell table:style-name="ce15" office:value-type="string" calcext:value-type="string">
            <text:p>Martres</text:p>
          </table:table-cell>
          <table:table-cell table:style-name="ce15" office:value-type="string" calcext:value-type="string">
            <text:p>Jeanne</text:p>
          </table:table-cell>
          <table:table-cell table:style-name="ce15" table:number-columns-repeated="2"/>
          <table:table-cell table:style-name="ce10" office:value-type="string" calcext:value-type="string">
            <text:p>Lévignac</text:p>
          </table:table-cell>
          <table:table-cell table:style-name="ce10"/>
          <table:table-cell table:style-name="ce10" office:value-type="string" calcext:value-type="string">
            <text:p>Haute-Garonn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34]&lt;&gt;&quot;&quot;;[.Q34];IF([.M34]&lt;&gt;&quot;&quot;;[.M34];IF([.N34]&lt;&gt;&quot;&quot;;[.N34];IF([.R34]&lt;&gt;&quot;&quot;;[.R34];&quot;Non renseigné&quot;))))" office:value-type="string" office:string-value="Lévignac" calcext:value-type="string">
            <text:p>Lévignac</text:p>
          </table:table-cell>
          <table:table-cell table:style-name="ce23" table:formula="of:=IF([.S34]&lt;&gt;&quot;&quot;;[.S34];IF([.O34]=&quot;île de France&quot;;[.R34];IF([.O34]&lt;&gt;&quot;&quot;;[.O34];IF([.O34]=&quot;&quot;;&quot;&quot;))))" office:value-type="string" office:string-value="Haute-Garonne" calcext:value-type="string">
            <text:p>Haute-Garonne</text:p>
          </table:table-cell>
          <table:table-cell table:style-name="ce23" table:formula="of:=IF([.T34]&lt;&gt;&quot;&quot;;[.T34];IF([.P34]&lt;&gt;&quot;&quot;;[.P34];IF([.P34]=&quot;&quot;;&quot;&quot;)))" office:value-type="string" office:string-value="France" calcext:value-type="string">
            <text:p>France</text:p>
          </table:table-cell>
          <table:table-cell table:style-name="ce25" table:number-columns-repeated="2"/>
          <table:table-cell table:style-name="ce25" office:value-type="string" calcext:value-type="string">
            <text:p>Saint-Domingue</text:p>
          </table:table-cell>
          <table:table-cell table:style-name="ce25" table:number-columns-repeated="3"/>
          <table:table-cell table:style-name="ce25" office:value-type="string" calcext:value-type="string">
            <text:p><text:s/>Haïti</text:p>
          </table:table-cell>
          <table:table-cell table:style-name="ce25"/>
          <table:table-cell table:style-name="ce27" table:formula="of:=IF([.AC34]&lt;&gt;&quot;&quot;;[.AC34];IF([.X34]&lt;&gt;&quot;&quot;;[.X34];IF([.Z34]&lt;&gt;&quot;&quot;;[.Z34];IF([.AD34]&lt;&gt;&quot;&quot;;[.AD34];&quot;Non renseigné&quot;))))" office:value-type="string" office:string-value="Saint-Domingue" calcext:value-type="string">
            <text:p>Saint-Domingue</text:p>
          </table:table-cell>
          <table:table-cell table:style-name="ce27" table:formula="of:=IF([.AD34]&lt;&gt;&quot;&quot;;[.AD34];&quot;&quot;)" office:value-type="string" office:string-value=" Haïti" calcext:value-type="string">
            <text:p><text:s/>Haïti</text:p>
          </table:table-cell>
          <table:table-cell table:style-name="ce28" table:formula="of:=IF([.AE34]&lt;&gt;&quot;&quot;;[.AE34];IF([.AD34]&lt;&gt;&quot;&quot;;[.AD34];[.AA34]))" office:value-type="string" office:string-value=" Haïti" calcext:value-type="string">
            <text:p><text:s/>Haïti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34_P.jpg |image| \</text:p>
          </table:table-cell>
          <table:table-cell table:style-name="ce5" office:value-type="float" office:value="34" calcext:value-type="float">
            <text:p>34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34" calcext:value-type="float">
            <text:p>34</text:p>
          </table:table-cell>
          <table:table-cell table:style-name="ce9" office:value-type="string" calcext:value-type="string">
            <text:p>18</text:p>
          </table:table-cell>
          <table:table-cell table:style-name="ce9" office:value-type="string" calcext:value-type="string">
            <text:p>03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Pierre Subervie</text:p>
          </table:table-cell>
          <table:table-cell table:style-name="ce15" office:value-type="string" calcext:value-type="string">
            <text:p>Subervie</text:p>
          </table:table-cell>
          <table:table-cell table:style-name="ce15" office:value-type="string" calcext:value-type="string">
            <text:p>Pierre</text:p>
          </table:table-cell>
          <table:table-cell table:style-name="ce15" table:number-columns-repeated="2"/>
          <table:table-cell table:style-name="ce10" office:value-type="string" calcext:value-type="string">
            <text:p>Cadaujac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35]&lt;&gt;&quot;&quot;;[.Q35];IF([.M35]&lt;&gt;&quot;&quot;;[.M35];IF([.N35]&lt;&gt;&quot;&quot;;[.N35];IF([.R35]&lt;&gt;&quot;&quot;;[.R35];&quot;Non renseigné&quot;))))" office:value-type="string" office:string-value="Cadaujac" calcext:value-type="string">
            <text:p>Cadaujac</text:p>
          </table:table-cell>
          <table:table-cell table:style-name="ce23" table:formula="of:=IF([.S35]&lt;&gt;&quot;&quot;;[.S35];IF([.O35]=&quot;île de France&quot;;[.R35];IF([.O35]&lt;&gt;&quot;&quot;;[.O35];IF([.O35]=&quot;&quot;;&quot;&quot;))))" office:value-type="string" office:string-value="Gironde" calcext:value-type="string">
            <text:p>Gironde</text:p>
          </table:table-cell>
          <table:table-cell table:style-name="ce23" table:formula="of:=IF([.T35]&lt;&gt;&quot;&quot;;[.T35];IF([.P35]&lt;&gt;&quot;&quot;;[.P35];IF([.P35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Ribadeos</text:p>
          </table:table-cell>
          <table:table-cell table:style-name="ce25" table:number-columns-repeated="2"/>
          <table:table-cell table:style-name="ce25" office:value-type="string" calcext:value-type="string">
            <text:p>Espagn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35]&lt;&gt;&quot;&quot;;[.AC35];IF([.X35]&lt;&gt;&quot;&quot;;[.X35];IF([.Z35]&lt;&gt;&quot;&quot;;[.Z35];IF([.AD35]&lt;&gt;&quot;&quot;;[.AD35];&quot;Non renseigné&quot;))))" office:value-type="string" office:string-value="Ribadeos" calcext:value-type="string">
            <text:p>Ribadeos</text:p>
          </table:table-cell>
          <table:table-cell table:style-name="ce27" table:formula="of:=IF([.AD35]&lt;&gt;&quot;&quot;;[.AD35];&quot;&quot;)">
            <text:p/>
          </table:table-cell>
          <table:table-cell table:style-name="ce28" table:formula="of:=IF([.AE35]&lt;&gt;&quot;&quot;;[.AE35];IF([.AD35]&lt;&gt;&quot;&quot;;[.AD35];[.AA35]))" office:value-type="string" office:string-value="Espagne" calcext:value-type="string">
            <text:p>Espagn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35_P.jpg |image| \</text:p>
          </table:table-cell>
          <table:table-cell table:style-name="ce5" office:value-type="float" office:value="35" calcext:value-type="float">
            <text:p>35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35" calcext:value-type="float">
            <text:p>35</text:p>
          </table:table-cell>
          <table:table-cell table:style-name="ce9" office:value-type="string" calcext:value-type="string">
            <text:p>18</text:p>
          </table:table-cell>
          <table:table-cell table:style-name="ce9" office:value-type="string" calcext:value-type="string">
            <text:p>03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Paulin Lacombe</text:p>
          </table:table-cell>
          <table:table-cell table:style-name="ce15" office:value-type="string" calcext:value-type="string">
            <text:p>Lacombe</text:p>
          </table:table-cell>
          <table:table-cell table:style-name="ce15" office:value-type="string" calcext:value-type="string">
            <text:p>Paulin</text:p>
          </table:table-cell>
          <table:table-cell table:style-name="ce15" table:number-columns-repeated="2"/>
          <table:table-cell table:style-name="ce10" office:value-type="string" calcext:value-type="string">
            <text:p>Bordeaux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36]&lt;&gt;&quot;&quot;;[.Q36];IF([.M36]&lt;&gt;&quot;&quot;;[.M36];IF([.N36]&lt;&gt;&quot;&quot;;[.N36];IF([.R36]&lt;&gt;&quot;&quot;;[.R36];&quot;Non renseigné&quot;))))" office:value-type="string" office:string-value="Bordeaux" calcext:value-type="string">
            <text:p>Bordeaux</text:p>
          </table:table-cell>
          <table:table-cell table:style-name="ce23" table:formula="of:=IF([.S36]&lt;&gt;&quot;&quot;;[.S36];IF([.O36]=&quot;île de France&quot;;[.R36];IF([.O36]&lt;&gt;&quot;&quot;;[.O36];IF([.O36]=&quot;&quot;;&quot;&quot;))))" office:value-type="string" office:string-value="Gironde" calcext:value-type="string">
            <text:p>Gironde</text:p>
          </table:table-cell>
          <table:table-cell table:style-name="ce23" table:formula="of:=IF([.T36]&lt;&gt;&quot;&quot;;[.T36];IF([.P36]&lt;&gt;&quot;&quot;;[.P36];IF([.P36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Saint-Thomas</text:p>
          </table:table-cell>
          <table:table-cell table:style-name="ce25" table:number-columns-repeated="2"/>
          <table:table-cell table:style-name="ce25" office:value-type="string" calcext:value-type="string">
            <text:p>Indes occidentales danoises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string" calcext:value-type="string">
            <text:p><text:s/>Saint-Thomas </text:p>
          </table:table-cell>
          <table:table-cell table:style-name="ce25" office:value-type="string" calcext:value-type="string">
            <text:p>Iles Vierges</text:p>
          </table:table-cell>
          <table:table-cell table:style-name="ce25"/>
          <table:table-cell table:style-name="ce27" table:formula="of:=IF([.AC36]&lt;&gt;&quot;&quot;;[.AC36];IF([.X36]&lt;&gt;&quot;&quot;;[.X36];IF([.Z36]&lt;&gt;&quot;&quot;;[.Z36];IF([.AD36]&lt;&gt;&quot;&quot;;[.AD36];&quot;Non renseigné&quot;))))" office:value-type="string" office:string-value=" Saint-Thomas " calcext:value-type="string">
            <text:p><text:s/>Saint-Thomas </text:p>
          </table:table-cell>
          <table:table-cell table:style-name="ce27" table:formula="of:=IF([.AD36]&lt;&gt;&quot;&quot;;[.AD36];&quot;&quot;)" office:value-type="string" office:string-value="Iles Vierges" calcext:value-type="string">
            <text:p>Iles Vierges</text:p>
          </table:table-cell>
          <table:table-cell table:style-name="ce28" table:formula="of:=IF([.AE36]&lt;&gt;&quot;&quot;;[.AE36];IF([.AD36]&lt;&gt;&quot;&quot;;[.AD36];[.AA36]))" office:value-type="string" office:string-value="Iles Vierges" calcext:value-type="string">
            <text:p>Iles Vierge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36_P.jpg |image| \</text:p>
          </table:table-cell>
          <table:table-cell table:style-name="ce5" office:value-type="float" office:value="36" calcext:value-type="float">
            <text:p>36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36" calcext:value-type="float">
            <text:p>36</text:p>
          </table:table-cell>
          <table:table-cell table:style-name="ce9" office:value-type="string" calcext:value-type="string">
            <text:p>18</text:p>
          </table:table-cell>
          <table:table-cell table:style-name="ce9" office:value-type="string" calcext:value-type="string">
            <text:p>03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Marie Mejanelle</text:p>
          </table:table-cell>
          <table:table-cell table:style-name="ce15" office:value-type="string" calcext:value-type="string">
            <text:p>Mejanelle</text:p>
          </table:table-cell>
          <table:table-cell table:style-name="ce15" office:value-type="string" calcext:value-type="string">
            <text:p>Marie</text:p>
          </table:table-cell>
          <table:table-cell table:style-name="ce15" table:number-columns-repeated="2"/>
          <table:table-cell table:style-name="ce10" office:value-type="string" calcext:value-type="string">
            <text:p>Montpellier</text:p>
          </table:table-cell>
          <table:table-cell table:style-name="ce10"/>
          <table:table-cell table:style-name="ce10" office:value-type="string" calcext:value-type="string">
            <text:p>Hérault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37]&lt;&gt;&quot;&quot;;[.Q37];IF([.M37]&lt;&gt;&quot;&quot;;[.M37];IF([.N37]&lt;&gt;&quot;&quot;;[.N37];IF([.R37]&lt;&gt;&quot;&quot;;[.R37];&quot;Non renseigné&quot;))))" office:value-type="string" office:string-value="Montpellier" calcext:value-type="string">
            <text:p>Montpellier</text:p>
          </table:table-cell>
          <table:table-cell table:style-name="ce23" table:formula="of:=IF([.S37]&lt;&gt;&quot;&quot;;[.S37];IF([.O37]=&quot;île de France&quot;;[.R37];IF([.O37]&lt;&gt;&quot;&quot;;[.O37];IF([.O37]=&quot;&quot;;&quot;&quot;))))" office:value-type="string" office:string-value="Hérault" calcext:value-type="string">
            <text:p>Hérault</text:p>
          </table:table-cell>
          <table:table-cell table:style-name="ce23" table:formula="of:=IF([.T37]&lt;&gt;&quot;&quot;;[.T37];IF([.P37]&lt;&gt;&quot;&quot;;[.P37];IF([.P37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Saragosse</text:p>
          </table:table-cell>
          <table:table-cell table:style-name="ce25" table:number-columns-repeated="2"/>
          <table:table-cell table:style-name="ce25" office:value-type="string" calcext:value-type="string">
            <text:p>Espagn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37]&lt;&gt;&quot;&quot;;[.AC37];IF([.X37]&lt;&gt;&quot;&quot;;[.X37];IF([.Z37]&lt;&gt;&quot;&quot;;[.Z37];IF([.AD37]&lt;&gt;&quot;&quot;;[.AD37];&quot;Non renseigné&quot;))))" office:value-type="string" office:string-value="Saragosse" calcext:value-type="string">
            <text:p>Saragosse</text:p>
          </table:table-cell>
          <table:table-cell table:style-name="ce27" table:formula="of:=IF([.AD37]&lt;&gt;&quot;&quot;;[.AD37];&quot;&quot;)">
            <text:p/>
          </table:table-cell>
          <table:table-cell table:style-name="ce28" table:formula="of:=IF([.AE37]&lt;&gt;&quot;&quot;;[.AE37];IF([.AD37]&lt;&gt;&quot;&quot;;[.AD37];[.AA37]))" office:value-type="string" office:string-value="Espagne" calcext:value-type="string">
            <text:p>Espagn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37_P.jpg |image| \</text:p>
          </table:table-cell>
          <table:table-cell table:style-name="ce5" office:value-type="float" office:value="37" calcext:value-type="float">
            <text:p>37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37" calcext:value-type="float">
            <text:p>37</text:p>
          </table:table-cell>
          <table:table-cell table:style-name="ce9" office:value-type="string" calcext:value-type="string">
            <text:p>18</text:p>
          </table:table-cell>
          <table:table-cell table:style-name="ce9" office:value-type="string" calcext:value-type="string">
            <text:p>03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Marie Antoine Lilavois</text:p>
          </table:table-cell>
          <table:table-cell table:style-name="ce15" office:value-type="string" calcext:value-type="string">
            <text:p>Lilavois</text:p>
          </table:table-cell>
          <table:table-cell table:style-name="ce15" office:value-type="string" calcext:value-type="string">
            <text:p>Marie</text:p>
          </table:table-cell>
          <table:table-cell table:style-name="ce15" office:value-type="string" calcext:value-type="string">
            <text:p>Antoine</text:p>
          </table:table-cell>
          <table:table-cell table:style-name="ce15"/>
          <table:table-cell table:style-name="ce10" office:value-type="string" calcext:value-type="string">
            <text:p>Port-au-Prince</text:p>
          </table:table-cell>
          <table:table-cell table:style-name="ce10" office:value-type="string" calcext:value-type="string">
            <text:p>Saint-Domingue</text:p>
          </table:table-cell>
          <table:table-cell table:style-name="ce10" table:number-columns-repeated="2"/>
          <table:table-cell table:style-name="ce13" office:value-type="string" calcext:value-type="string">
            <text:p>Port-au-Prince</text:p>
          </table:table-cell>
          <table:table-cell table:style-name="ce13" table:number-columns-repeated="2"/>
          <table:table-cell table:style-name="ce13" office:value-type="string" calcext:value-type="string">
            <text:p>Haïti</text:p>
          </table:table-cell>
          <table:table-cell table:style-name="ce13" table:formula="of:=IF([.Q38]&lt;&gt;&quot;&quot;;[.Q38];IF([.M38]&lt;&gt;&quot;&quot;;[.M38];IF([.N38]&lt;&gt;&quot;&quot;;[.N38];IF([.R38]&lt;&gt;&quot;&quot;;[.R38];&quot;Non renseigné&quot;))))" office:value-type="string" office:string-value="Port-au-Prince" calcext:value-type="string">
            <text:p>Port-au-Prince</text:p>
          </table:table-cell>
          <table:table-cell table:style-name="ce23" table:formula="of:=IF([.S38]&lt;&gt;&quot;&quot;;[.S38];IF([.O38]=&quot;île de France&quot;;[.R38];IF([.O38]&lt;&gt;&quot;&quot;;[.O38];IF([.O38]=&quot;&quot;;&quot;&quot;))))">
            <text:p/>
          </table:table-cell>
          <table:table-cell table:style-name="ce23" table:formula="of:=IF([.T38]&lt;&gt;&quot;&quot;;[.T38];IF([.P38]&lt;&gt;&quot;&quot;;[.P38];IF([.P38]=&quot;&quot;;&quot;&quot;)))" office:value-type="string" office:string-value="Haïti" calcext:value-type="string">
            <text:p>Haïti</text:p>
          </table:table-cell>
          <table:table-cell table:style-name="ce25" office:value-type="string" calcext:value-type="string">
            <text:p>Port-au-Prince</text:p>
          </table:table-cell>
          <table:table-cell table:style-name="ce25"/>
          <table:table-cell table:style-name="ce25" office:value-type="string" calcext:value-type="string">
            <text:p>Saint-Domingue</text:p>
          </table:table-cell>
          <table:table-cell table:style-name="ce25" office:value-type="string" calcext:value-type="string">
            <text:p>France</text:p>
          </table:table-cell>
          <table:table-cell table:style-name="ce25"/>
          <table:table-cell table:style-name="ce25" office:value-type="string" calcext:value-type="string">
            <text:p><text:s/>Port-au-Prince </text:p>
          </table:table-cell>
          <table:table-cell table:style-name="ce25" office:value-type="string" calcext:value-type="string">
            <text:p>Haïti</text:p>
          </table:table-cell>
          <table:table-cell table:style-name="ce25"/>
          <table:table-cell table:style-name="ce27" table:formula="of:=IF([.AC38]&lt;&gt;&quot;&quot;;[.AC38];IF([.X38]&lt;&gt;&quot;&quot;;[.X38];IF([.Z38]&lt;&gt;&quot;&quot;;[.Z38];IF([.AD38]&lt;&gt;&quot;&quot;;[.AD38];&quot;Non renseigné&quot;))))" office:value-type="string" office:string-value=" Port-au-Prince " calcext:value-type="string">
            <text:p><text:s/>Port-au-Prince </text:p>
          </table:table-cell>
          <table:table-cell table:style-name="ce27" table:formula="of:=IF([.AD38]&lt;&gt;&quot;&quot;;[.AD38];&quot;&quot;)" office:value-type="string" office:string-value="Haïti" calcext:value-type="string">
            <text:p>Haïti</text:p>
          </table:table-cell>
          <table:table-cell table:style-name="ce28" table:formula="of:=IF([.AE38]&lt;&gt;&quot;&quot;;[.AE38];IF([.AD38]&lt;&gt;&quot;&quot;;[.AD38];[.AA38]))" office:value-type="string" office:string-value="Haïti" calcext:value-type="string">
            <text:p>Haïti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38_P.jpg |image| \</text:p>
          </table:table-cell>
          <table:table-cell table:style-name="ce5" office:value-type="float" office:value="38" calcext:value-type="float">
            <text:p>38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38" calcext:value-type="float">
            <text:p>38</text:p>
          </table:table-cell>
          <table:table-cell table:style-name="ce9" office:value-type="string" calcext:value-type="string">
            <text:p>18</text:p>
          </table:table-cell>
          <table:table-cell table:style-name="ce9" office:value-type="string" calcext:value-type="string">
            <text:p>03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Antoine Andre</text:p>
          </table:table-cell>
          <table:table-cell table:style-name="ce15" office:value-type="string" calcext:value-type="string">
            <text:p>Andre</text:p>
          </table:table-cell>
          <table:table-cell table:style-name="ce15" office:value-type="string" calcext:value-type="string">
            <text:p>Antoine</text:p>
          </table:table-cell>
          <table:table-cell table:style-name="ce15" table:number-columns-repeated="2"/>
          <table:table-cell table:style-name="ce13" office:value-type="string" calcext:value-type="string">
            <text:p>Le Puy</text:p>
          </table:table-cell>
          <table:table-cell table:style-name="ce13"/>
          <table:table-cell table:style-name="ce13" office:value-type="string" calcext:value-type="string">
            <text:p>Haute-Loire</text:p>
          </table:table-cell>
          <table:table-cell table:style-name="ce13"/>
          <table:table-cell table:style-name="ce13" office:value-type="string" calcext:value-type="string">
            <text:p>France</text:p>
          </table:table-cell>
          <table:table-cell table:style-name="ce13"/>
          <table:table-cell table:style-name="ce13" office:value-type="string" calcext:value-type="string">
            <text:p>Haute-Loire</text:p>
          </table:table-cell>
          <table:table-cell table:style-name="ce13" office:value-type="string" calcext:value-type="string">
            <text:p>France</text:p>
          </table:table-cell>
          <table:table-cell table:style-name="ce13" table:formula="of:=IF([.Q39]&lt;&gt;&quot;&quot;;[.Q39];IF([.M39]&lt;&gt;&quot;&quot;;[.M39];IF([.N39]&lt;&gt;&quot;&quot;;[.N39];IF([.R39]&lt;&gt;&quot;&quot;;[.R39];&quot;Non renseigné&quot;))))" office:value-type="string" office:string-value="France" calcext:value-type="string">
            <text:p>France</text:p>
          </table:table-cell>
          <table:table-cell table:style-name="ce23" table:formula="of:=IF([.S39]&lt;&gt;&quot;&quot;;[.S39];IF([.O39]=&quot;île de France&quot;;[.R39];IF([.O39]&lt;&gt;&quot;&quot;;[.O39];IF([.O39]=&quot;&quot;;&quot;&quot;))))" office:value-type="string" office:string-value="Haute-Loire" calcext:value-type="string">
            <text:p>Haute-Loire</text:p>
          </table:table-cell>
          <table:table-cell table:style-name="ce23" table:formula="of:=IF([.T39]&lt;&gt;&quot;&quot;;[.T39];IF([.P39]&lt;&gt;&quot;&quot;;[.P39];IF([.P39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Saint-Sébastien</text:p>
          </table:table-cell>
          <table:table-cell table:style-name="ce25" table:number-columns-repeated="2"/>
          <table:table-cell table:style-name="ce25" office:value-type="string" calcext:value-type="string">
            <text:p>Espagn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39]&lt;&gt;&quot;&quot;;[.AC39];IF([.X39]&lt;&gt;&quot;&quot;;[.X39];IF([.Z39]&lt;&gt;&quot;&quot;;[.Z39];IF([.AD39]&lt;&gt;&quot;&quot;;[.AD39];&quot;Non renseigné&quot;))))" office:value-type="string" office:string-value="Saint-Sébastien" calcext:value-type="string">
            <text:p>Saint-Sébastien</text:p>
          </table:table-cell>
          <table:table-cell table:style-name="ce27" table:formula="of:=IF([.AD39]&lt;&gt;&quot;&quot;;[.AD39];&quot;&quot;)">
            <text:p/>
          </table:table-cell>
          <table:table-cell table:style-name="ce28" table:formula="of:=IF([.AE39]&lt;&gt;&quot;&quot;;[.AE39];IF([.AD39]&lt;&gt;&quot;&quot;;[.AD39];[.AA39]))" office:value-type="string" office:string-value="Espagne" calcext:value-type="string">
            <text:p>Espagn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39_P.jpg |image| \</text:p>
          </table:table-cell>
          <table:table-cell table:style-name="ce5" office:value-type="float" office:value="39" calcext:value-type="float">
            <text:p>39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39" calcext:value-type="float">
            <text:p>39</text:p>
          </table:table-cell>
          <table:table-cell table:style-name="ce9" office:value-type="string" calcext:value-type="string">
            <text:p>19</text:p>
          </table:table-cell>
          <table:table-cell table:style-name="ce9" office:value-type="string" calcext:value-type="string">
            <text:p>03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Fanny Tetare</text:p>
          </table:table-cell>
          <table:table-cell table:style-name="ce15" office:value-type="string" calcext:value-type="string">
            <text:p>Tetare</text:p>
          </table:table-cell>
          <table:table-cell table:style-name="ce15" office:value-type="string" calcext:value-type="string">
            <text:p>Fanny</text:p>
          </table:table-cell>
          <table:table-cell table:style-name="ce15" table:number-columns-repeated="2"/>
          <table:table-cell table:style-name="ce10"/>
          <table:table-cell table:style-name="ce10" office:value-type="string" calcext:value-type="string">
            <text:p>Martinique</text:p>
          </table:table-cell>
          <table:table-cell table:style-name="ce10"/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40]&lt;&gt;&quot;&quot;;[.Q40];IF([.M40]&lt;&gt;&quot;&quot;;[.M40];IF([.N40]&lt;&gt;&quot;&quot;;[.N40];IF([.R40]&lt;&gt;&quot;&quot;;[.R40];&quot;Non renseigné&quot;))))" office:value-type="string" office:string-value="Martinique" calcext:value-type="string">
            <text:p>Martinique</text:p>
          </table:table-cell>
          <table:table-cell table:style-name="ce23" table:formula="of:=IF([.S40]&lt;&gt;&quot;&quot;;[.S40];IF([.O40]=&quot;île de France&quot;;[.R40];IF([.O40]&lt;&gt;&quot;&quot;;[.O40];IF([.O40]=&quot;&quot;;&quot;&quot;))))">
            <text:p/>
          </table:table-cell>
          <table:table-cell table:style-name="ce23" table:formula="of:=IF([.T40]&lt;&gt;&quot;&quot;;[.T40];IF([.P40]&lt;&gt;&quot;&quot;;[.P40];IF([.P40]=&quot;&quot;;&quot;&quot;)))" office:value-type="string" office:string-value="France" calcext:value-type="string">
            <text:p>France</text:p>
          </table:table-cell>
          <table:table-cell table:style-name="ce25" table:number-columns-repeated="2"/>
          <table:table-cell table:style-name="ce25" office:value-type="string" calcext:value-type="string">
            <text:p>Guadeloupe</text:p>
          </table:table-cell>
          <table:table-cell table:style-name="ce25" office:value-type="string" calcext:value-type="string">
            <text:p>Franc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40]&lt;&gt;&quot;&quot;;[.AC40];IF([.X40]&lt;&gt;&quot;&quot;;[.X40];IF([.Z40]&lt;&gt;&quot;&quot;;[.Z40];IF([.AD40]&lt;&gt;&quot;&quot;;[.AD40];&quot;Non renseigné&quot;))))" office:value-type="string" office:string-value="Guadeloupe" calcext:value-type="string">
            <text:p>Guadeloupe</text:p>
          </table:table-cell>
          <table:table-cell table:style-name="ce27" table:formula="of:=IF([.AD40]&lt;&gt;&quot;&quot;;[.AD40];&quot;&quot;)">
            <text:p/>
          </table:table-cell>
          <table:table-cell table:style-name="ce28" table:formula="of:=IF([.AE40]&lt;&gt;&quot;&quot;;[.AE40];IF([.AD40]&lt;&gt;&quot;&quot;;[.AD40];[.AA40]))" office:value-type="string" office:string-value="France" calcext:value-type="string">
            <text:p>Franc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40_P.jpg |image| \</text:p>
          </table:table-cell>
          <table:table-cell table:style-name="ce5" office:value-type="float" office:value="40" calcext:value-type="float">
            <text:p>40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40" calcext:value-type="float">
            <text:p>40</text:p>
          </table:table-cell>
          <table:table-cell table:style-name="ce9" office:value-type="string" calcext:value-type="string">
            <text:p>20</text:p>
          </table:table-cell>
          <table:table-cell table:style-name="ce9" office:value-type="string" calcext:value-type="string">
            <text:p>03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Pierre Alexandre Berry</text:p>
          </table:table-cell>
          <table:table-cell table:style-name="ce15" office:value-type="string" calcext:value-type="string">
            <text:p>Berry</text:p>
          </table:table-cell>
          <table:table-cell table:style-name="ce15" office:value-type="string" calcext:value-type="string">
            <text:p>Pierre</text:p>
          </table:table-cell>
          <table:table-cell table:style-name="ce15" office:value-type="string" calcext:value-type="string">
            <text:p>Alexandre</text:p>
          </table:table-cell>
          <table:table-cell table:style-name="ce15"/>
          <table:table-cell table:style-name="ce10" office:value-type="string" calcext:value-type="string">
            <text:p>Saintes</text:p>
          </table:table-cell>
          <table:table-cell table:style-name="ce10"/>
          <table:table-cell table:style-name="ce10" office:value-type="string" calcext:value-type="string">
            <text:p>Charente-Inférieure</text:p>
          </table:table-cell>
          <table:table-cell table:style-name="ce10" office:value-type="string" calcext:value-type="string">
            <text:p>France</text:p>
          </table:table-cell>
          <table:table-cell table:style-name="ce13" office:value-type="string" calcext:value-type="string">
            <text:p>Saintes</text:p>
          </table:table-cell>
          <table:table-cell table:style-name="ce13"/>
          <table:table-cell table:style-name="ce13" office:value-type="string" calcext:value-type="string">
            <text:p>Charente-Maritime</text:p>
          </table:table-cell>
          <table:table-cell table:style-name="ce13" office:value-type="string" calcext:value-type="string">
            <text:p>France</text:p>
          </table:table-cell>
          <table:table-cell table:style-name="ce13" table:formula="of:=IF([.Q41]&lt;&gt;&quot;&quot;;[.Q41];IF([.M41]&lt;&gt;&quot;&quot;;[.M41];IF([.N41]&lt;&gt;&quot;&quot;;[.N41];IF([.R41]&lt;&gt;&quot;&quot;;[.R41];&quot;Non renseigné&quot;))))" office:value-type="string" office:string-value="Saintes" calcext:value-type="string">
            <text:p>Saintes</text:p>
          </table:table-cell>
          <table:table-cell table:style-name="ce23" table:formula="of:=IF([.S41]&lt;&gt;&quot;&quot;;[.S41];IF([.O41]=&quot;île de France&quot;;[.R41];IF([.O41]&lt;&gt;&quot;&quot;;[.O41];IF([.O41]=&quot;&quot;;&quot;&quot;))))" office:value-type="string" office:string-value="Charente-Maritime" calcext:value-type="string">
            <text:p>Charente-Maritime</text:p>
          </table:table-cell>
          <table:table-cell table:style-name="ce23" table:formula="of:=IF([.T41]&lt;&gt;&quot;&quot;;[.T41];IF([.P41]&lt;&gt;&quot;&quot;;[.P41];IF([.P41]=&quot;&quot;;&quot;&quot;)))" office:value-type="string" office:string-value="France" calcext:value-type="string">
            <text:p>France</text:p>
          </table:table-cell>
          <table:table-cell table:style-name="ce25" table:number-columns-repeated="2"/>
          <table:table-cell table:style-name="ce25" office:value-type="string" calcext:value-type="string">
            <text:p>Saint-Domingue</text:p>
          </table:table-cell>
          <table:table-cell table:style-name="ce25" table:number-columns-repeated="3"/>
          <table:table-cell table:style-name="ce25" office:value-type="string" calcext:value-type="string">
            <text:p>Haïti</text:p>
          </table:table-cell>
          <table:table-cell table:style-name="ce25"/>
          <table:table-cell table:style-name="ce27" table:formula="of:=IF([.AC41]&lt;&gt;&quot;&quot;;[.AC41];IF([.X41]&lt;&gt;&quot;&quot;;[.X41];IF([.Z41]&lt;&gt;&quot;&quot;;[.Z41];IF([.AD41]&lt;&gt;&quot;&quot;;[.AD41];&quot;Non renseigné&quot;))))" office:value-type="string" office:string-value="Saint-Domingue" calcext:value-type="string">
            <text:p>Saint-Domingue</text:p>
          </table:table-cell>
          <table:table-cell table:style-name="ce27" table:formula="of:=IF([.AD41]&lt;&gt;&quot;&quot;;[.AD41];&quot;&quot;)" office:value-type="string" office:string-value="Haïti" calcext:value-type="string">
            <text:p>Haïti</text:p>
          </table:table-cell>
          <table:table-cell table:style-name="ce28" table:formula="of:=IF([.AE41]&lt;&gt;&quot;&quot;;[.AE41];IF([.AD41]&lt;&gt;&quot;&quot;;[.AD41];[.AA41]))" office:value-type="string" office:string-value="Haïti" calcext:value-type="string">
            <text:p>Haïti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41_P.jpg |image| \</text:p>
          </table:table-cell>
          <table:table-cell table:style-name="ce5" office:value-type="float" office:value="41" calcext:value-type="float">
            <text:p>41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41" calcext:value-type="float">
            <text:p>41</text:p>
          </table:table-cell>
          <table:table-cell table:style-name="ce9" office:value-type="string" calcext:value-type="string">
            <text:p>22</text:p>
          </table:table-cell>
          <table:table-cell table:style-name="ce9" office:value-type="string" calcext:value-type="string">
            <text:p>03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ean Joachim Leris</text:p>
          </table:table-cell>
          <table:table-cell table:style-name="ce15" office:value-type="string" calcext:value-type="string">
            <text:p>Leris</text:p>
          </table:table-cell>
          <table:table-cell table:style-name="ce15" office:value-type="string" calcext:value-type="string">
            <text:p>Jean</text:p>
          </table:table-cell>
          <table:table-cell table:style-name="ce15" office:value-type="string" calcext:value-type="string">
            <text:p>Joachim</text:p>
          </table:table-cell>
          <table:table-cell table:style-name="ce15"/>
          <table:table-cell table:style-name="ce10" office:value-type="string" calcext:value-type="string">
            <text:p>Bordeaux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42]&lt;&gt;&quot;&quot;;[.Q42];IF([.M42]&lt;&gt;&quot;&quot;;[.M42];IF([.N42]&lt;&gt;&quot;&quot;;[.N42];IF([.R42]&lt;&gt;&quot;&quot;;[.R42];&quot;Non renseigné&quot;))))" office:value-type="string" office:string-value="Bordeaux" calcext:value-type="string">
            <text:p>Bordeaux</text:p>
          </table:table-cell>
          <table:table-cell table:style-name="ce23" table:formula="of:=IF([.S42]&lt;&gt;&quot;&quot;;[.S42];IF([.O42]=&quot;île de France&quot;;[.R42];IF([.O42]&lt;&gt;&quot;&quot;;[.O42];IF([.O42]=&quot;&quot;;&quot;&quot;))))" office:value-type="string" office:string-value="Gironde" calcext:value-type="string">
            <text:p>Gironde</text:p>
          </table:table-cell>
          <table:table-cell table:style-name="ce23" table:formula="of:=IF([.T42]&lt;&gt;&quot;&quot;;[.T42];IF([.P42]&lt;&gt;&quot;&quot;;[.P42];IF([.P42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Ribadeos</text:p>
          </table:table-cell>
          <table:table-cell table:style-name="ce25" table:number-columns-repeated="2"/>
          <table:table-cell table:style-name="ce25" office:value-type="string" calcext:value-type="string">
            <text:p>Espagn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42]&lt;&gt;&quot;&quot;;[.AC42];IF([.X42]&lt;&gt;&quot;&quot;;[.X42];IF([.Z42]&lt;&gt;&quot;&quot;;[.Z42];IF([.AD42]&lt;&gt;&quot;&quot;;[.AD42];&quot;Non renseigné&quot;))))" office:value-type="string" office:string-value="Ribadeos" calcext:value-type="string">
            <text:p>Ribadeos</text:p>
          </table:table-cell>
          <table:table-cell table:style-name="ce27" table:formula="of:=IF([.AD42]&lt;&gt;&quot;&quot;;[.AD42];&quot;&quot;)">
            <text:p/>
          </table:table-cell>
          <table:table-cell table:style-name="ce28" table:formula="of:=IF([.AE42]&lt;&gt;&quot;&quot;;[.AE42];IF([.AD42]&lt;&gt;&quot;&quot;;[.AD42];[.AA42]))" office:value-type="string" office:string-value="Espagne" calcext:value-type="string">
            <text:p>Espagn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42_P.jpg |image| \</text:p>
          </table:table-cell>
          <table:table-cell table:style-name="ce5" office:value-type="float" office:value="42" calcext:value-type="float">
            <text:p>42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42" calcext:value-type="float">
            <text:p>42</text:p>
          </table:table-cell>
          <table:table-cell table:style-name="ce9" office:value-type="string" calcext:value-type="string">
            <text:p>22</text:p>
          </table:table-cell>
          <table:table-cell table:style-name="ce9" office:value-type="string" calcext:value-type="string">
            <text:p>03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oseph Reculer</text:p>
          </table:table-cell>
          <table:table-cell table:style-name="ce15" office:value-type="string" calcext:value-type="string">
            <text:p>Reculer</text:p>
          </table:table-cell>
          <table:table-cell table:style-name="ce15" office:value-type="string" calcext:value-type="string">
            <text:p>Joseph</text:p>
          </table:table-cell>
          <table:table-cell table:style-name="ce15" table:number-columns-repeated="2"/>
          <table:table-cell table:style-name="ce10"/>
          <table:table-cell table:style-name="ce10" office:value-type="string" calcext:value-type="string">
            <text:p>Martinique</text:p>
          </table:table-cell>
          <table:table-cell table:style-name="ce10"/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43]&lt;&gt;&quot;&quot;;[.Q43];IF([.M43]&lt;&gt;&quot;&quot;;[.M43];IF([.N43]&lt;&gt;&quot;&quot;;[.N43];IF([.R43]&lt;&gt;&quot;&quot;;[.R43];&quot;Non renseigné&quot;))))" office:value-type="string" office:string-value="Martinique" calcext:value-type="string">
            <text:p>Martinique</text:p>
          </table:table-cell>
          <table:table-cell table:style-name="ce23" table:formula="of:=IF([.S43]&lt;&gt;&quot;&quot;;[.S43];IF([.O43]=&quot;île de France&quot;;[.R43];IF([.O43]&lt;&gt;&quot;&quot;;[.O43];IF([.O43]=&quot;&quot;;&quot;&quot;))))">
            <text:p/>
          </table:table-cell>
          <table:table-cell table:style-name="ce23" table:formula="of:=IF([.T43]&lt;&gt;&quot;&quot;;[.T43];IF([.P43]&lt;&gt;&quot;&quot;;[.P43];IF([.P43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Hambourg</text:p>
          </table:table-cell>
          <table:table-cell table:style-name="ce25" table:number-columns-repeated="2"/>
          <table:table-cell table:style-name="ce25" office:value-type="string" calcext:value-type="string">
            <text:p>Allemagn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43]&lt;&gt;&quot;&quot;;[.AC43];IF([.X43]&lt;&gt;&quot;&quot;;[.X43];IF([.Z43]&lt;&gt;&quot;&quot;;[.Z43];IF([.AD43]&lt;&gt;&quot;&quot;;[.AD43];&quot;Non renseigné&quot;))))" office:value-type="string" office:string-value="Hambourg" calcext:value-type="string">
            <text:p>Hambourg</text:p>
          </table:table-cell>
          <table:table-cell table:style-name="ce27" table:formula="of:=IF([.AD43]&lt;&gt;&quot;&quot;;[.AD43];&quot;&quot;)">
            <text:p/>
          </table:table-cell>
          <table:table-cell table:style-name="ce28" table:formula="of:=IF([.AE43]&lt;&gt;&quot;&quot;;[.AE43];IF([.AD43]&lt;&gt;&quot;&quot;;[.AD43];[.AA43]))" office:value-type="string" office:string-value="Allemagne" calcext:value-type="string">
            <text:p>Allemagn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43_P.jpg |image| \</text:p>
          </table:table-cell>
          <table:table-cell table:style-name="ce5" office:value-type="float" office:value="43" calcext:value-type="float">
            <text:p>43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43" calcext:value-type="float">
            <text:p>43</text:p>
          </table:table-cell>
          <table:table-cell table:style-name="ce9" office:value-type="string" calcext:value-type="string">
            <text:p>23</text:p>
          </table:table-cell>
          <table:table-cell table:style-name="ce9" office:value-type="string" calcext:value-type="string">
            <text:p>03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Amboise Edouard Casamajor</text:p>
          </table:table-cell>
          <table:table-cell table:style-name="ce15" office:value-type="string" calcext:value-type="string">
            <text:p>Casamajor</text:p>
          </table:table-cell>
          <table:table-cell table:style-name="ce15" office:value-type="string" calcext:value-type="string">
            <text:p>Amboise</text:p>
          </table:table-cell>
          <table:table-cell table:style-name="ce15" office:value-type="string" calcext:value-type="string">
            <text:p>Edouard</text:p>
          </table:table-cell>
          <table:table-cell table:style-name="ce15"/>
          <table:table-cell table:style-name="ce10"/>
          <table:table-cell table:style-name="ce10" office:value-type="string" calcext:value-type="string">
            <text:p>Guadeloupe</text:p>
          </table:table-cell>
          <table:table-cell table:style-name="ce10"/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44]&lt;&gt;&quot;&quot;;[.Q44];IF([.M44]&lt;&gt;&quot;&quot;;[.M44];IF([.N44]&lt;&gt;&quot;&quot;;[.N44];IF([.R44]&lt;&gt;&quot;&quot;;[.R44];&quot;Non renseigné&quot;))))" office:value-type="string" office:string-value="Guadeloupe" calcext:value-type="string">
            <text:p>Guadeloupe</text:p>
          </table:table-cell>
          <table:table-cell table:style-name="ce23" table:formula="of:=IF([.S44]&lt;&gt;&quot;&quot;;[.S44];IF([.O44]=&quot;île de France&quot;;[.R44];IF([.O44]&lt;&gt;&quot;&quot;;[.O44];IF([.O44]=&quot;&quot;;&quot;&quot;))))">
            <text:p/>
          </table:table-cell>
          <table:table-cell table:style-name="ce23" table:formula="of:=IF([.T44]&lt;&gt;&quot;&quot;;[.T44];IF([.P44]&lt;&gt;&quot;&quot;;[.P44];IF([.P44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Saint-Thomas</text:p>
          </table:table-cell>
          <table:table-cell table:style-name="ce25" table:number-columns-repeated="2"/>
          <table:table-cell table:style-name="ce25" office:value-type="string" calcext:value-type="string">
            <text:p>Indes occidentales danoises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string" calcext:value-type="string">
            <text:p><text:s/>Saint-Thomas </text:p>
          </table:table-cell>
          <table:table-cell table:style-name="ce25" office:value-type="string" calcext:value-type="string">
            <text:p>Iles Vierges</text:p>
          </table:table-cell>
          <table:table-cell table:style-name="ce25"/>
          <table:table-cell table:style-name="ce27" table:formula="of:=IF([.AC44]&lt;&gt;&quot;&quot;;[.AC44];IF([.X44]&lt;&gt;&quot;&quot;;[.X44];IF([.Z44]&lt;&gt;&quot;&quot;;[.Z44];IF([.AD44]&lt;&gt;&quot;&quot;;[.AD44];&quot;Non renseigné&quot;))))" office:value-type="string" office:string-value=" Saint-Thomas " calcext:value-type="string">
            <text:p><text:s/>Saint-Thomas </text:p>
          </table:table-cell>
          <table:table-cell table:style-name="ce27" table:formula="of:=IF([.AD44]&lt;&gt;&quot;&quot;;[.AD44];&quot;&quot;)" office:value-type="string" office:string-value="Iles Vierges" calcext:value-type="string">
            <text:p>Iles Vierges</text:p>
          </table:table-cell>
          <table:table-cell table:style-name="ce28" table:formula="of:=IF([.AE44]&lt;&gt;&quot;&quot;;[.AE44];IF([.AD44]&lt;&gt;&quot;&quot;;[.AD44];[.AA44]))" office:value-type="string" office:string-value="Iles Vierges" calcext:value-type="string">
            <text:p>Iles Vierge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44_P.jpg |image| \</text:p>
          </table:table-cell>
          <table:table-cell table:style-name="ce5" office:value-type="float" office:value="44" calcext:value-type="float">
            <text:p>44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44" calcext:value-type="float">
            <text:p>44</text:p>
          </table:table-cell>
          <table:table-cell table:style-name="ce9" office:value-type="string" calcext:value-type="string">
            <text:p>25</text:p>
          </table:table-cell>
          <table:table-cell table:style-name="ce9" office:value-type="string" calcext:value-type="string">
            <text:p>03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ean Charles Bruneau</text:p>
          </table:table-cell>
          <table:table-cell table:style-name="ce15" office:value-type="string" calcext:value-type="string">
            <text:p>Bruneau</text:p>
          </table:table-cell>
          <table:table-cell table:style-name="ce15" office:value-type="string" calcext:value-type="string">
            <text:p>Jean</text:p>
          </table:table-cell>
          <table:table-cell table:style-name="ce15" office:value-type="string" calcext:value-type="string">
            <text:p>Charles</text:p>
          </table:table-cell>
          <table:table-cell table:style-name="ce15"/>
          <table:table-cell table:style-name="ce10" office:value-type="string" calcext:value-type="string">
            <text:p>Oléron</text:p>
          </table:table-cell>
          <table:table-cell table:style-name="ce10"/>
          <table:table-cell table:style-name="ce10" office:value-type="string" calcext:value-type="string">
            <text:p>Charente-Inférieure</text:p>
          </table:table-cell>
          <table:table-cell table:style-name="ce10" office:value-type="string" calcext:value-type="string">
            <text:p>France</text:p>
          </table:table-cell>
          <table:table-cell table:style-name="ce13"/>
          <table:table-cell table:style-name="ce13" office:value-type="string" calcext:value-type="string">
            <text:p>Oléron</text:p>
          </table:table-cell>
          <table:table-cell table:style-name="ce13" office:value-type="string" calcext:value-type="string">
            <text:p>Charente-Maritime</text:p>
          </table:table-cell>
          <table:table-cell table:style-name="ce13" office:value-type="string" calcext:value-type="string">
            <text:p>France</text:p>
          </table:table-cell>
          <table:table-cell table:style-name="ce13" table:formula="of:=IF([.Q45]&lt;&gt;&quot;&quot;;[.Q45];IF([.M45]&lt;&gt;&quot;&quot;;[.M45];IF([.N45]&lt;&gt;&quot;&quot;;[.N45];IF([.R45]&lt;&gt;&quot;&quot;;[.R45];&quot;Non renseigné&quot;))))" office:value-type="string" office:string-value="Oléron" calcext:value-type="string">
            <text:p>Oléron</text:p>
          </table:table-cell>
          <table:table-cell table:style-name="ce23" table:formula="of:=IF([.S45]&lt;&gt;&quot;&quot;;[.S45];IF([.O45]=&quot;île de France&quot;;[.R45];IF([.O45]&lt;&gt;&quot;&quot;;[.O45];IF([.O45]=&quot;&quot;;&quot;&quot;))))" office:value-type="string" office:string-value="Charente-Maritime" calcext:value-type="string">
            <text:p>Charente-Maritime</text:p>
          </table:table-cell>
          <table:table-cell table:style-name="ce23" table:formula="of:=IF([.T45]&lt;&gt;&quot;&quot;;[.T45];IF([.P45]&lt;&gt;&quot;&quot;;[.P45];IF([.P45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Tranquebar</text:p>
          </table:table-cell>
          <table:table-cell table:style-name="ce25" table:number-columns-repeated="2"/>
          <table:table-cell table:style-name="ce25" office:value-type="string" calcext:value-type="string">
            <text:p>Ind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45]&lt;&gt;&quot;&quot;;[.AC45];IF([.X45]&lt;&gt;&quot;&quot;;[.X45];IF([.Z45]&lt;&gt;&quot;&quot;;[.Z45];IF([.AD45]&lt;&gt;&quot;&quot;;[.AD45];&quot;Non renseigné&quot;))))" office:value-type="string" office:string-value="Tranquebar" calcext:value-type="string">
            <text:p>Tranquebar</text:p>
          </table:table-cell>
          <table:table-cell table:style-name="ce27" table:formula="of:=IF([.AD45]&lt;&gt;&quot;&quot;;[.AD45];&quot;&quot;)">
            <text:p/>
          </table:table-cell>
          <table:table-cell table:style-name="ce28" table:formula="of:=IF([.AE45]&lt;&gt;&quot;&quot;;[.AE45];IF([.AD45]&lt;&gt;&quot;&quot;;[.AD45];[.AA45]))" office:value-type="string" office:string-value="Inde" calcext:value-type="string">
            <text:p>Ind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45_P.jpg |image| \</text:p>
          </table:table-cell>
          <table:table-cell table:style-name="ce5" office:value-type="float" office:value="45" calcext:value-type="float">
            <text:p>45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45" calcext:value-type="float">
            <text:p>45</text:p>
          </table:table-cell>
          <table:table-cell table:style-name="ce9" office:value-type="string" calcext:value-type="string">
            <text:p>25</text:p>
          </table:table-cell>
          <table:table-cell table:style-name="ce9" office:value-type="string" calcext:value-type="string">
            <text:p>03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Pierre Lavielle</text:p>
          </table:table-cell>
          <table:table-cell table:style-name="ce15" office:value-type="string" calcext:value-type="string">
            <text:p>Lavielle</text:p>
          </table:table-cell>
          <table:table-cell table:style-name="ce15" office:value-type="string" calcext:value-type="string">
            <text:p>Pierre</text:p>
          </table:table-cell>
          <table:table-cell table:style-name="ce15" table:number-columns-repeated="2"/>
          <table:table-cell table:style-name="ce10"/>
          <table:table-cell table:style-name="ce10" office:value-type="string" calcext:value-type="string">
            <text:p>Guadeloupe</text:p>
          </table:table-cell>
          <table:table-cell table:style-name="ce10"/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46]&lt;&gt;&quot;&quot;;[.Q46];IF([.M46]&lt;&gt;&quot;&quot;;[.M46];IF([.N46]&lt;&gt;&quot;&quot;;[.N46];IF([.R46]&lt;&gt;&quot;&quot;;[.R46];&quot;Non renseigné&quot;))))" office:value-type="string" office:string-value="Guadeloupe" calcext:value-type="string">
            <text:p>Guadeloupe</text:p>
          </table:table-cell>
          <table:table-cell table:style-name="ce23" table:formula="of:=IF([.S46]&lt;&gt;&quot;&quot;;[.S46];IF([.O46]=&quot;île de France&quot;;[.R46];IF([.O46]&lt;&gt;&quot;&quot;;[.O46];IF([.O46]=&quot;&quot;;&quot;&quot;))))">
            <text:p/>
          </table:table-cell>
          <table:table-cell table:style-name="ce23" table:formula="of:=IF([.T46]&lt;&gt;&quot;&quot;;[.T46];IF([.P46]&lt;&gt;&quot;&quot;;[.P46];IF([.P46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Guadeloupe</text:p>
          </table:table-cell>
          <table:table-cell table:style-name="ce25" table:number-columns-repeated="2"/>
          <table:table-cell table:style-name="ce25" office:value-type="string" calcext:value-type="string">
            <text:p>Franc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46]&lt;&gt;&quot;&quot;;[.AC46];IF([.X46]&lt;&gt;&quot;&quot;;[.X46];IF([.Z46]&lt;&gt;&quot;&quot;;[.Z46];IF([.AD46]&lt;&gt;&quot;&quot;;[.AD46];&quot;Non renseigné&quot;))))" office:value-type="string" office:string-value="Guadeloupe" calcext:value-type="string">
            <text:p>Guadeloupe</text:p>
          </table:table-cell>
          <table:table-cell table:style-name="ce27" table:formula="of:=IF([.AD46]&lt;&gt;&quot;&quot;;[.AD46];&quot;&quot;)">
            <text:p/>
          </table:table-cell>
          <table:table-cell table:style-name="ce28" table:formula="of:=IF([.AE46]&lt;&gt;&quot;&quot;;[.AE46];IF([.AD46]&lt;&gt;&quot;&quot;;[.AD46];[.AA46]))" office:value-type="string" office:string-value="France" calcext:value-type="string">
            <text:p>Franc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46_P.jpg |image| \</text:p>
          </table:table-cell>
          <table:table-cell table:style-name="ce5" office:value-type="float" office:value="46" calcext:value-type="float">
            <text:p>46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46" calcext:value-type="float">
            <text:p>46</text:p>
          </table:table-cell>
          <table:table-cell table:style-name="ce9" office:value-type="string" calcext:value-type="string">
            <text:p>25</text:p>
          </table:table-cell>
          <table:table-cell table:style-name="ce9" office:value-type="string" calcext:value-type="string">
            <text:p>03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Pierre Frédéric Perrelet</text:p>
          </table:table-cell>
          <table:table-cell table:style-name="ce15" office:value-type="string" calcext:value-type="string">
            <text:p>Perrelet</text:p>
          </table:table-cell>
          <table:table-cell table:style-name="ce15" office:value-type="string" calcext:value-type="string">
            <text:p>Pierre</text:p>
          </table:table-cell>
          <table:table-cell table:style-name="ce15" office:value-type="string" calcext:value-type="string">
            <text:p>Frédéric</text:p>
          </table:table-cell>
          <table:table-cell table:style-name="ce15"/>
          <table:table-cell table:style-name="ce10" office:value-type="string" calcext:value-type="string">
            <text:p>Neuchâtel</text:p>
          </table:table-cell>
          <table:table-cell table:style-name="ce10" table:number-columns-repeated="2"/>
          <table:table-cell table:style-name="ce10" office:value-type="string" calcext:value-type="string">
            <text:p>Suisse</text:p>
          </table:table-cell>
          <table:table-cell table:style-name="ce13" table:number-columns-repeated="4"/>
          <table:table-cell table:style-name="ce13" table:formula="of:=IF([.Q47]&lt;&gt;&quot;&quot;;[.Q47];IF([.M47]&lt;&gt;&quot;&quot;;[.M47];IF([.N47]&lt;&gt;&quot;&quot;;[.N47];IF([.R47]&lt;&gt;&quot;&quot;;[.R47];&quot;Non renseigné&quot;))))" office:value-type="string" office:string-value="Neuchâtel" calcext:value-type="string">
            <text:p>Neuchâtel</text:p>
          </table:table-cell>
          <table:table-cell table:style-name="ce23" table:formula="of:=IF([.S47]&lt;&gt;&quot;&quot;;[.S47];IF([.O47]=&quot;île de France&quot;;[.R47];IF([.O47]&lt;&gt;&quot;&quot;;[.O47];IF([.O47]=&quot;&quot;;&quot;&quot;))))">
            <text:p/>
          </table:table-cell>
          <table:table-cell table:style-name="ce23" table:formula="of:=IF([.T47]&lt;&gt;&quot;&quot;;[.T47];IF([.P47]&lt;&gt;&quot;&quot;;[.P47];IF([.P47]=&quot;&quot;;&quot;&quot;)))" office:value-type="string" office:string-value="Suisse" calcext:value-type="string">
            <text:p>Suisse</text:p>
          </table:table-cell>
          <table:table-cell table:style-name="ce25" office:value-type="string" calcext:value-type="string">
            <text:p>Neuchâtel</text:p>
          </table:table-cell>
          <table:table-cell table:style-name="ce25" table:number-columns-repeated="2"/>
          <table:table-cell table:style-name="ce25" office:value-type="string" calcext:value-type="string">
            <text:p>Suiss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47]&lt;&gt;&quot;&quot;;[.AC47];IF([.X47]&lt;&gt;&quot;&quot;;[.X47];IF([.Z47]&lt;&gt;&quot;&quot;;[.Z47];IF([.AD47]&lt;&gt;&quot;&quot;;[.AD47];&quot;Non renseigné&quot;))))" office:value-type="string" office:string-value="Neuchâtel" calcext:value-type="string">
            <text:p>Neuchâtel</text:p>
          </table:table-cell>
          <table:table-cell table:style-name="ce27" table:formula="of:=IF([.AD47]&lt;&gt;&quot;&quot;;[.AD47];&quot;&quot;)">
            <text:p/>
          </table:table-cell>
          <table:table-cell table:style-name="ce28" table:formula="of:=IF([.AE47]&lt;&gt;&quot;&quot;;[.AE47];IF([.AD47]&lt;&gt;&quot;&quot;;[.AD47];[.AA47]))" office:value-type="string" office:string-value="Suisse" calcext:value-type="string">
            <text:p>Suiss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47_P.jpg |image| \</text:p>
          </table:table-cell>
          <table:table-cell table:style-name="ce5" office:value-type="float" office:value="47" calcext:value-type="float">
            <text:p>47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47" calcext:value-type="float">
            <text:p>47</text:p>
          </table:table-cell>
          <table:table-cell table:style-name="ce9" office:value-type="string" calcext:value-type="string">
            <text:p>25</text:p>
          </table:table-cell>
          <table:table-cell table:style-name="ce9" office:value-type="string" calcext:value-type="string">
            <text:p>03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Antoine Pellet Lautrec</text:p>
          </table:table-cell>
          <table:table-cell table:style-name="ce15" office:value-type="string" calcext:value-type="string">
            <text:p>Pellet Lautrec</text:p>
          </table:table-cell>
          <table:table-cell table:style-name="ce15" office:value-type="string" calcext:value-type="string">
            <text:p>Antoine</text:p>
          </table:table-cell>
          <table:table-cell table:style-name="ce15" table:number-columns-repeated="2"/>
          <table:table-cell table:style-name="ce10"/>
          <table:table-cell table:style-name="ce10" office:value-type="string" calcext:value-type="string">
            <text:p>Martinique</text:p>
          </table:table-cell>
          <table:table-cell table:style-name="ce10"/>
          <table:table-cell table:style-name="ce10" office:value-type="string" calcext:value-type="string">
            <text:p>Suisse</text:p>
          </table:table-cell>
          <table:table-cell table:style-name="ce13" table:number-columns-repeated="4"/>
          <table:table-cell table:style-name="ce13" table:formula="of:=IF([.Q48]&lt;&gt;&quot;&quot;;[.Q48];IF([.M48]&lt;&gt;&quot;&quot;;[.M48];IF([.N48]&lt;&gt;&quot;&quot;;[.N48];IF([.R48]&lt;&gt;&quot;&quot;;[.R48];&quot;Non renseigné&quot;))))" office:value-type="string" office:string-value="Martinique" calcext:value-type="string">
            <text:p>Martinique</text:p>
          </table:table-cell>
          <table:table-cell table:style-name="ce23" table:formula="of:=IF([.S48]&lt;&gt;&quot;&quot;;[.S48];IF([.O48]=&quot;île de France&quot;;[.R48];IF([.O48]&lt;&gt;&quot;&quot;;[.O48];IF([.O48]=&quot;&quot;;&quot;&quot;))))">
            <text:p/>
          </table:table-cell>
          <table:table-cell table:style-name="ce23" table:formula="of:=IF([.T48]&lt;&gt;&quot;&quot;;[.T48];IF([.P48]&lt;&gt;&quot;&quot;;[.P48];IF([.P48]=&quot;&quot;;&quot;&quot;)))" office:value-type="string" office:string-value="Suisse" calcext:value-type="string">
            <text:p>Suisse</text:p>
          </table:table-cell>
          <table:table-cell table:style-name="ce25" office:value-type="string" calcext:value-type="string">
            <text:p>Hambourg</text:p>
          </table:table-cell>
          <table:table-cell table:style-name="ce25" table:number-columns-repeated="2"/>
          <table:table-cell table:style-name="ce25" office:value-type="string" calcext:value-type="string">
            <text:p>Allemagn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48]&lt;&gt;&quot;&quot;;[.AC48];IF([.X48]&lt;&gt;&quot;&quot;;[.X48];IF([.Z48]&lt;&gt;&quot;&quot;;[.Z48];IF([.AD48]&lt;&gt;&quot;&quot;;[.AD48];&quot;Non renseigné&quot;))))" office:value-type="string" office:string-value="Hambourg" calcext:value-type="string">
            <text:p>Hambourg</text:p>
          </table:table-cell>
          <table:table-cell table:style-name="ce27" table:formula="of:=IF([.AD48]&lt;&gt;&quot;&quot;;[.AD48];&quot;&quot;)">
            <text:p/>
          </table:table-cell>
          <table:table-cell table:style-name="ce28" table:formula="of:=IF([.AE48]&lt;&gt;&quot;&quot;;[.AE48];IF([.AD48]&lt;&gt;&quot;&quot;;[.AD48];[.AA48]))" office:value-type="string" office:string-value="Allemagne" calcext:value-type="string">
            <text:p>Allemagn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48_P.jpg |image| \</text:p>
          </table:table-cell>
          <table:table-cell table:style-name="ce5" office:value-type="float" office:value="48" calcext:value-type="float">
            <text:p>48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48" calcext:value-type="float">
            <text:p>48</text:p>
          </table:table-cell>
          <table:table-cell table:style-name="ce9" office:value-type="string" calcext:value-type="string">
            <text:p>25</text:p>
          </table:table-cell>
          <table:table-cell table:style-name="ce9" office:value-type="string" calcext:value-type="string">
            <text:p>03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Mathieu Marie Prunes</text:p>
          </table:table-cell>
          <table:table-cell table:style-name="ce15" office:value-type="string" calcext:value-type="string">
            <text:p>Prunes</text:p>
          </table:table-cell>
          <table:table-cell table:style-name="ce15" office:value-type="string" calcext:value-type="string">
            <text:p>Mathieu</text:p>
          </table:table-cell>
          <table:table-cell table:style-name="ce15" office:value-type="string" calcext:value-type="string">
            <text:p>Marie</text:p>
          </table:table-cell>
          <table:table-cell table:style-name="ce15"/>
          <table:table-cell table:style-name="ce10" office:value-type="string" calcext:value-type="string">
            <text:p>Bordeaux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49]&lt;&gt;&quot;&quot;;[.Q49];IF([.M49]&lt;&gt;&quot;&quot;;[.M49];IF([.N49]&lt;&gt;&quot;&quot;;[.N49];IF([.R49]&lt;&gt;&quot;&quot;;[.R49];&quot;Non renseigné&quot;))))" office:value-type="string" office:string-value="Bordeaux" calcext:value-type="string">
            <text:p>Bordeaux</text:p>
          </table:table-cell>
          <table:table-cell table:style-name="ce23" table:formula="of:=IF([.S49]&lt;&gt;&quot;&quot;;[.S49];IF([.O49]=&quot;île de France&quot;;[.R49];IF([.O49]&lt;&gt;&quot;&quot;;[.O49];IF([.O49]=&quot;&quot;;&quot;&quot;))))" office:value-type="string" office:string-value="Gironde" calcext:value-type="string">
            <text:p>Gironde</text:p>
          </table:table-cell>
          <table:table-cell table:style-name="ce23" table:formula="of:=IF([.T49]&lt;&gt;&quot;&quot;;[.T49];IF([.P49]&lt;&gt;&quot;&quot;;[.P49];IF([.P49]=&quot;&quot;;&quot;&quot;)))" office:value-type="string" office:string-value="France" calcext:value-type="string">
            <text:p>France</text:p>
          </table:table-cell>
          <table:table-cell table:style-name="ce25" table:number-columns-repeated="2"/>
          <table:table-cell table:style-name="ce25" office:value-type="string" calcext:value-type="string">
            <text:p>Saint-Domingue</text:p>
          </table:table-cell>
          <table:table-cell table:style-name="ce25" table:number-columns-repeated="3"/>
          <table:table-cell table:style-name="ce25" office:value-type="string" calcext:value-type="string">
            <text:p>Haïti</text:p>
          </table:table-cell>
          <table:table-cell table:style-name="ce25"/>
          <table:table-cell table:style-name="ce27" table:formula="of:=IF([.AC49]&lt;&gt;&quot;&quot;;[.AC49];IF([.X49]&lt;&gt;&quot;&quot;;[.X49];IF([.Z49]&lt;&gt;&quot;&quot;;[.Z49];IF([.AD49]&lt;&gt;&quot;&quot;;[.AD49];&quot;Non renseigné&quot;))))" office:value-type="string" office:string-value="Saint-Domingue" calcext:value-type="string">
            <text:p>Saint-Domingue</text:p>
          </table:table-cell>
          <table:table-cell table:style-name="ce27" table:formula="of:=IF([.AD49]&lt;&gt;&quot;&quot;;[.AD49];&quot;&quot;)" office:value-type="string" office:string-value="Haïti" calcext:value-type="string">
            <text:p>Haïti</text:p>
          </table:table-cell>
          <table:table-cell table:style-name="ce28" table:formula="of:=IF([.AE49]&lt;&gt;&quot;&quot;;[.AE49];IF([.AD49]&lt;&gt;&quot;&quot;;[.AD49];[.AA49]))" office:value-type="string" office:string-value="Haïti" calcext:value-type="string">
            <text:p>Haïti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49_P.jpg |image| \</text:p>
          </table:table-cell>
          <table:table-cell table:style-name="ce5" office:value-type="float" office:value="49" calcext:value-type="float">
            <text:p>49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49" calcext:value-type="float">
            <text:p>49</text:p>
          </table:table-cell>
          <table:table-cell table:style-name="ce9" office:value-type="string" calcext:value-type="string">
            <text:p>26</text:p>
          </table:table-cell>
          <table:table-cell table:style-name="ce9" office:value-type="string" calcext:value-type="string">
            <text:p>03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Simon Foure</text:p>
          </table:table-cell>
          <table:table-cell table:style-name="ce15" office:value-type="string" calcext:value-type="string">
            <text:p>Foure</text:p>
          </table:table-cell>
          <table:table-cell table:style-name="ce15" office:value-type="string" calcext:value-type="string">
            <text:p>Simon</text:p>
          </table:table-cell>
          <table:table-cell table:style-name="ce15" table:number-columns-repeated="2"/>
          <table:table-cell table:style-name="ce10" office:value-type="string" calcext:value-type="string">
            <text:p>Port-de-Paix</text:p>
          </table:table-cell>
          <table:table-cell table:style-name="ce10" office:value-type="string" calcext:value-type="string">
            <text:p>Saint-Domingue</text:p>
          </table:table-cell>
          <table:table-cell table:style-name="ce10" table:number-columns-repeated="2"/>
          <table:table-cell table:style-name="ce13" office:value-type="string" calcext:value-type="string">
            <text:p>Port-de-Paix</text:p>
          </table:table-cell>
          <table:table-cell table:style-name="ce13" table:number-columns-repeated="2"/>
          <table:table-cell table:style-name="ce13" office:value-type="string" calcext:value-type="string">
            <text:p>Haïti</text:p>
          </table:table-cell>
          <table:table-cell table:style-name="ce13" table:formula="of:=IF([.Q50]&lt;&gt;&quot;&quot;;[.Q50];IF([.M50]&lt;&gt;&quot;&quot;;[.M50];IF([.N50]&lt;&gt;&quot;&quot;;[.N50];IF([.R50]&lt;&gt;&quot;&quot;;[.R50];&quot;Non renseigné&quot;))))" office:value-type="string" office:string-value="Port-de-Paix" calcext:value-type="string">
            <text:p>Port-de-Paix</text:p>
          </table:table-cell>
          <table:table-cell table:style-name="ce23" table:formula="of:=IF([.S50]&lt;&gt;&quot;&quot;;[.S50];IF([.O50]=&quot;île de France&quot;;[.R50];IF([.O50]&lt;&gt;&quot;&quot;;[.O50];IF([.O50]=&quot;&quot;;&quot;&quot;))))">
            <text:p/>
          </table:table-cell>
          <table:table-cell table:style-name="ce23" table:formula="of:=IF([.T50]&lt;&gt;&quot;&quot;;[.T50];IF([.P50]&lt;&gt;&quot;&quot;;[.P50];IF([.P50]=&quot;&quot;;&quot;&quot;)))" office:value-type="string" office:string-value="Haïti" calcext:value-type="string">
            <text:p>Haïti</text:p>
          </table:table-cell>
          <table:table-cell table:style-name="ce25" office:value-type="string" calcext:value-type="string">
            <text:p>Port-de-Paix</text:p>
          </table:table-cell>
          <table:table-cell table:style-name="ce25" table:number-columns-repeated="2"/>
          <table:table-cell table:style-name="ce25" office:value-type="string" calcext:value-type="string">
            <text:p>Saint-Domingue</text:p>
          </table:table-cell>
          <table:table-cell table:style-name="ce25"/>
          <table:table-cell table:style-name="ce25" office:value-type="string" calcext:value-type="string">
            <text:p><text:s/>Port-de-Paix </text:p>
          </table:table-cell>
          <table:table-cell table:style-name="ce25" office:value-type="string" calcext:value-type="string">
            <text:p>Haïti</text:p>
          </table:table-cell>
          <table:table-cell table:style-name="ce25"/>
          <table:table-cell table:style-name="ce27" table:formula="of:=IF([.AC50]&lt;&gt;&quot;&quot;;[.AC50];IF([.X50]&lt;&gt;&quot;&quot;;[.X50];IF([.Z50]&lt;&gt;&quot;&quot;;[.Z50];IF([.AD50]&lt;&gt;&quot;&quot;;[.AD50];&quot;Non renseigné&quot;))))" office:value-type="string" office:string-value=" Port-de-Paix " calcext:value-type="string">
            <text:p><text:s/>Port-de-Paix </text:p>
          </table:table-cell>
          <table:table-cell table:style-name="ce27" table:formula="of:=IF([.AD50]&lt;&gt;&quot;&quot;;[.AD50];&quot;&quot;)" office:value-type="string" office:string-value="Haïti" calcext:value-type="string">
            <text:p>Haïti</text:p>
          </table:table-cell>
          <table:table-cell table:style-name="ce28" table:formula="of:=IF([.AE50]&lt;&gt;&quot;&quot;;[.AE50];IF([.AD50]&lt;&gt;&quot;&quot;;[.AD50];[.AA50]))" office:value-type="string" office:string-value="Haïti" calcext:value-type="string">
            <text:p>Haïti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50_P.jpg |image| \</text:p>
          </table:table-cell>
          <table:table-cell table:style-name="ce5" office:value-type="float" office:value="50" calcext:value-type="float">
            <text:p>50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50" calcext:value-type="float">
            <text:p>50</text:p>
          </table:table-cell>
          <table:table-cell table:style-name="ce9" office:value-type="string" calcext:value-type="string">
            <text:p>02</text:p>
          </table:table-cell>
          <table:table-cell table:style-name="ce9" office:value-type="string" calcext:value-type="string">
            <text:p>04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Antoine Buffandeau</text:p>
          </table:table-cell>
          <table:table-cell table:style-name="ce15" office:value-type="string" calcext:value-type="string">
            <text:p>Buffandeau</text:p>
          </table:table-cell>
          <table:table-cell table:style-name="ce15" office:value-type="string" calcext:value-type="string">
            <text:p>Antoine</text:p>
          </table:table-cell>
          <table:table-cell table:style-name="ce15" table:number-columns-repeated="2"/>
          <table:table-cell table:style-name="ce10" office:value-type="string" calcext:value-type="string">
            <text:p>Verteuil</text:p>
          </table:table-cell>
          <table:table-cell table:style-name="ce10"/>
          <table:table-cell table:style-name="ce10" office:value-type="string" calcext:value-type="string">
            <text:p>Lot-et-Garonne</text:p>
          </table:table-cell>
          <table:table-cell table:style-name="ce10" office:value-type="string" calcext:value-type="string">
            <text:p>France</text:p>
          </table:table-cell>
          <table:table-cell table:style-name="ce13" office:value-type="string" calcext:value-type="string">
            <text:p>Verteuil-d'Agenais</text:p>
          </table:table-cell>
          <table:table-cell table:style-name="ce13"/>
          <table:table-cell table:style-name="ce13" office:value-type="string" calcext:value-type="string">
            <text:p>Lot-et-Garonne</text:p>
          </table:table-cell>
          <table:table-cell table:style-name="ce13" office:value-type="string" calcext:value-type="string">
            <text:p>France</text:p>
          </table:table-cell>
          <table:table-cell table:style-name="ce13" table:formula="of:=IF([.Q51]&lt;&gt;&quot;&quot;;[.Q51];IF([.M51]&lt;&gt;&quot;&quot;;[.M51];IF([.N51]&lt;&gt;&quot;&quot;;[.N51];IF([.R51]&lt;&gt;&quot;&quot;;[.R51];&quot;Non renseigné&quot;))))" office:value-type="string" office:string-value="Verteuil-d'Agenais" calcext:value-type="string">
            <text:p>Verteuil-d'Agenais</text:p>
          </table:table-cell>
          <table:table-cell table:style-name="ce23" table:formula="of:=IF([.S51]&lt;&gt;&quot;&quot;;[.S51];IF([.O51]=&quot;île de France&quot;;[.R51];IF([.O51]&lt;&gt;&quot;&quot;;[.O51];IF([.O51]=&quot;&quot;;&quot;&quot;))))" office:value-type="string" office:string-value="Lot-et-Garonne" calcext:value-type="string">
            <text:p>Lot-et-Garonne</text:p>
          </table:table-cell>
          <table:table-cell table:style-name="ce23" table:formula="of:=IF([.T51]&lt;&gt;&quot;&quot;;[.T51];IF([.P51]&lt;&gt;&quot;&quot;;[.P51];IF([.P51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Saint-Thomas</text:p>
          </table:table-cell>
          <table:table-cell table:style-name="ce25" table:number-columns-repeated="2"/>
          <table:table-cell table:style-name="ce25" office:value-type="string" calcext:value-type="string">
            <text:p>Indes occidentales danoises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string" calcext:value-type="string">
            <text:p><text:s/>Saint-Thomas </text:p>
          </table:table-cell>
          <table:table-cell table:style-name="ce25" office:value-type="string" calcext:value-type="string">
            <text:p>Iles Vierges</text:p>
          </table:table-cell>
          <table:table-cell table:style-name="ce25"/>
          <table:table-cell table:style-name="ce27" table:formula="of:=IF([.AC51]&lt;&gt;&quot;&quot;;[.AC51];IF([.X51]&lt;&gt;&quot;&quot;;[.X51];IF([.Z51]&lt;&gt;&quot;&quot;;[.Z51];IF([.AD51]&lt;&gt;&quot;&quot;;[.AD51];&quot;Non renseigné&quot;))))" office:value-type="string" office:string-value=" Saint-Thomas " calcext:value-type="string">
            <text:p><text:s/>Saint-Thomas </text:p>
          </table:table-cell>
          <table:table-cell table:style-name="ce27" table:formula="of:=IF([.AD51]&lt;&gt;&quot;&quot;;[.AD51];&quot;&quot;)" office:value-type="string" office:string-value="Iles Vierges" calcext:value-type="string">
            <text:p>Iles Vierges</text:p>
          </table:table-cell>
          <table:table-cell table:style-name="ce28" table:formula="of:=IF([.AE51]&lt;&gt;&quot;&quot;;[.AE51];IF([.AD51]&lt;&gt;&quot;&quot;;[.AD51];[.AA51]))" office:value-type="string" office:string-value="Iles Vierges" calcext:value-type="string">
            <text:p>Iles Vierge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51_P.jpg |image| \</text:p>
          </table:table-cell>
          <table:table-cell table:style-name="ce5" office:value-type="float" office:value="51" calcext:value-type="float">
            <text:p>51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2" table:style-name="ce9" office:value-type="string" calcext:value-type="string">
            <text:p>04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Eléonore Dureau</text:p>
          </table:table-cell>
          <table:table-cell table:style-name="ce15" office:value-type="string" calcext:value-type="string">
            <text:p>Dureau</text:p>
          </table:table-cell>
          <table:table-cell table:style-name="ce15" office:value-type="string" calcext:value-type="string">
            <text:p>Eléonore</text:p>
          </table:table-cell>
          <table:table-cell table:style-name="ce15" table:number-columns-repeated="2"/>
          <table:table-cell table:style-name="ce10" office:value-type="string" calcext:value-type="string">
            <text:p>Bordeaux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52]&lt;&gt;&quot;&quot;;[.Q52];IF([.M52]&lt;&gt;&quot;&quot;;[.M52];IF([.N52]&lt;&gt;&quot;&quot;;[.N52];IF([.R52]&lt;&gt;&quot;&quot;;[.R52];&quot;Non renseigné&quot;))))" office:value-type="string" office:string-value="Bordeaux" calcext:value-type="string">
            <text:p>Bordeaux</text:p>
          </table:table-cell>
          <table:table-cell table:style-name="ce23" table:formula="of:=IF([.S52]&lt;&gt;&quot;&quot;;[.S52];IF([.O52]=&quot;île de France&quot;;[.R52];IF([.O52]&lt;&gt;&quot;&quot;;[.O52];IF([.O52]=&quot;&quot;;&quot;&quot;))))" office:value-type="string" office:string-value="Gironde" calcext:value-type="string">
            <text:p>Gironde</text:p>
          </table:table-cell>
          <table:table-cell table:style-name="ce23" table:formula="of:=IF([.T52]&lt;&gt;&quot;&quot;;[.T52];IF([.P52]&lt;&gt;&quot;&quot;;[.P52];IF([.P52]=&quot;&quot;;&quot;&quot;)))" office:value-type="string" office:string-value="France" calcext:value-type="string">
            <text:p>France</text:p>
          </table:table-cell>
          <table:table-cell table:style-name="ce25" table:number-columns-repeated="2"/>
          <table:table-cell table:style-name="ce25" office:value-type="string" calcext:value-type="string">
            <text:p>Saint-Domingue</text:p>
          </table:table-cell>
          <table:table-cell table:style-name="ce25" table:number-columns-repeated="3"/>
          <table:table-cell table:style-name="ce25" office:value-type="string" calcext:value-type="string">
            <text:p>Haïti</text:p>
          </table:table-cell>
          <table:table-cell table:style-name="ce25"/>
          <table:table-cell table:style-name="ce27" table:formula="of:=IF([.AC52]&lt;&gt;&quot;&quot;;[.AC52];IF([.X52]&lt;&gt;&quot;&quot;;[.X52];IF([.Z52]&lt;&gt;&quot;&quot;;[.Z52];IF([.AD52]&lt;&gt;&quot;&quot;;[.AD52];&quot;Non renseigné&quot;))))" office:value-type="string" office:string-value="Saint-Domingue" calcext:value-type="string">
            <text:p>Saint-Domingue</text:p>
          </table:table-cell>
          <table:table-cell table:style-name="ce27" table:formula="of:=IF([.AD52]&lt;&gt;&quot;&quot;;[.AD52];&quot;&quot;)" office:value-type="string" office:string-value="Haïti" calcext:value-type="string">
            <text:p>Haïti</text:p>
          </table:table-cell>
          <table:table-cell table:style-name="ce28" table:formula="of:=IF([.AE52]&lt;&gt;&quot;&quot;;[.AE52];IF([.AD52]&lt;&gt;&quot;&quot;;[.AD52];[.AA52]))" office:value-type="string" office:string-value="Haïti" calcext:value-type="string">
            <text:p>Haïti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52_P.jpg |image| \</text:p>
          </table:table-cell>
          <table:table-cell table:style-name="ce5" office:value-type="float" office:value="52" calcext:value-type="float">
            <text:p>52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52" calcext:value-type="float">
            <text:p>52</text:p>
          </table:table-cell>
          <table:table-cell table:style-name="ce9" office:value-type="string" calcext:value-type="string">
            <text:p>05</text:p>
          </table:table-cell>
          <table:table-cell table:style-name="ce9" office:value-type="string" calcext:value-type="string">
            <text:p>04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François Leglize</text:p>
          </table:table-cell>
          <table:table-cell table:style-name="ce15" office:value-type="string" calcext:value-type="string">
            <text:p>Leglize</text:p>
          </table:table-cell>
          <table:table-cell table:style-name="ce15" office:value-type="string" calcext:value-type="string">
            <text:p>François</text:p>
          </table:table-cell>
          <table:table-cell table:style-name="ce15" table:number-columns-repeated="2"/>
          <table:table-cell table:style-name="ce10"/>
          <table:table-cell table:style-name="ce10" office:value-type="string" calcext:value-type="string">
            <text:p>Guadeloupe</text:p>
          </table:table-cell>
          <table:table-cell table:style-name="ce10"/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53]&lt;&gt;&quot;&quot;;[.Q53];IF([.M53]&lt;&gt;&quot;&quot;;[.M53];IF([.N53]&lt;&gt;&quot;&quot;;[.N53];IF([.R53]&lt;&gt;&quot;&quot;;[.R53];&quot;Non renseigné&quot;))))" office:value-type="string" office:string-value="Guadeloupe" calcext:value-type="string">
            <text:p>Guadeloupe</text:p>
          </table:table-cell>
          <table:table-cell table:style-name="ce23" table:formula="of:=IF([.S53]&lt;&gt;&quot;&quot;;[.S53];IF([.O53]=&quot;île de France&quot;;[.R53];IF([.O53]&lt;&gt;&quot;&quot;;[.O53];IF([.O53]=&quot;&quot;;&quot;&quot;))))">
            <text:p/>
          </table:table-cell>
          <table:table-cell table:style-name="ce23" table:formula="of:=IF([.T53]&lt;&gt;&quot;&quot;;[.T53];IF([.P53]&lt;&gt;&quot;&quot;;[.P53];IF([.P53]=&quot;&quot;;&quot;&quot;)))" office:value-type="string" office:string-value="France" calcext:value-type="string">
            <text:p>France</text:p>
          </table:table-cell>
          <table:table-cell table:style-name="ce25" table:number-columns-repeated="2"/>
          <table:table-cell table:style-name="ce25" office:value-type="string" calcext:value-type="string">
            <text:p>Guadeloupe</text:p>
          </table:table-cell>
          <table:table-cell table:style-name="ce25" office:value-type="string" calcext:value-type="string">
            <text:p>Franc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53]&lt;&gt;&quot;&quot;;[.AC53];IF([.X53]&lt;&gt;&quot;&quot;;[.X53];IF([.Z53]&lt;&gt;&quot;&quot;;[.Z53];IF([.AD53]&lt;&gt;&quot;&quot;;[.AD53];&quot;Non renseigné&quot;))))" office:value-type="string" office:string-value="Guadeloupe" calcext:value-type="string">
            <text:p>Guadeloupe</text:p>
          </table:table-cell>
          <table:table-cell table:style-name="ce27" table:formula="of:=IF([.AD53]&lt;&gt;&quot;&quot;;[.AD53];&quot;&quot;)">
            <text:p/>
          </table:table-cell>
          <table:table-cell table:style-name="ce28" table:formula="of:=IF([.AE53]&lt;&gt;&quot;&quot;;[.AE53];IF([.AD53]&lt;&gt;&quot;&quot;;[.AD53];[.AA53]))" office:value-type="string" office:string-value="France" calcext:value-type="string">
            <text:p>Franc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53_P.jpg |image| \</text:p>
          </table:table-cell>
          <table:table-cell table:style-name="ce5" office:value-type="float" office:value="53" calcext:value-type="float">
            <text:p>53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53" calcext:value-type="float">
            <text:p>53</text:p>
          </table:table-cell>
          <table:table-cell table:style-name="ce9" office:value-type="string" calcext:value-type="string">
            <text:p>05</text:p>
          </table:table-cell>
          <table:table-cell table:style-name="ce9" office:value-type="string" calcext:value-type="string">
            <text:p>04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Isabelle Ducasse</text:p>
          </table:table-cell>
          <table:table-cell table:style-name="ce15" office:value-type="string" calcext:value-type="string">
            <text:p>Ducasse</text:p>
          </table:table-cell>
          <table:table-cell table:style-name="ce15" office:value-type="string" calcext:value-type="string">
            <text:p>Isabelle</text:p>
          </table:table-cell>
          <table:table-cell table:style-name="ce15" table:number-columns-repeated="2"/>
          <table:table-cell table:style-name="ce10" office:value-type="string" calcext:value-type="string">
            <text:p>Sainte-Foy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54]&lt;&gt;&quot;&quot;;[.Q54];IF([.M54]&lt;&gt;&quot;&quot;;[.M54];IF([.N54]&lt;&gt;&quot;&quot;;[.N54];IF([.R54]&lt;&gt;&quot;&quot;;[.R54];&quot;Non renseigné&quot;))))" office:value-type="string" office:string-value="Sainte-Foy" calcext:value-type="string">
            <text:p>Sainte-Foy</text:p>
          </table:table-cell>
          <table:table-cell table:style-name="ce23" table:formula="of:=IF([.S54]&lt;&gt;&quot;&quot;;[.S54];IF([.O54]=&quot;île de France&quot;;[.R54];IF([.O54]&lt;&gt;&quot;&quot;;[.O54];IF([.O54]=&quot;&quot;;&quot;&quot;))))" office:value-type="string" office:string-value="Gironde" calcext:value-type="string">
            <text:p>Gironde</text:p>
          </table:table-cell>
          <table:table-cell table:style-name="ce23" table:formula="of:=IF([.T54]&lt;&gt;&quot;&quot;;[.T54];IF([.P54]&lt;&gt;&quot;&quot;;[.P54];IF([.P54]=&quot;&quot;;&quot;&quot;)))" office:value-type="string" office:string-value="France" calcext:value-type="string">
            <text:p>France</text:p>
          </table:table-cell>
          <table:table-cell table:style-name="ce25" table:number-columns-repeated="2"/>
          <table:table-cell table:style-name="ce25" office:value-type="string" calcext:value-type="string">
            <text:p>Guadeloupe</text:p>
          </table:table-cell>
          <table:table-cell table:style-name="ce25" office:value-type="string" calcext:value-type="string">
            <text:p>Franc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54]&lt;&gt;&quot;&quot;;[.AC54];IF([.X54]&lt;&gt;&quot;&quot;;[.X54];IF([.Z54]&lt;&gt;&quot;&quot;;[.Z54];IF([.AD54]&lt;&gt;&quot;&quot;;[.AD54];&quot;Non renseigné&quot;))))" office:value-type="string" office:string-value="Guadeloupe" calcext:value-type="string">
            <text:p>Guadeloupe</text:p>
          </table:table-cell>
          <table:table-cell table:style-name="ce27" table:formula="of:=IF([.AD54]&lt;&gt;&quot;&quot;;[.AD54];&quot;&quot;)">
            <text:p/>
          </table:table-cell>
          <table:table-cell table:style-name="ce28" table:formula="of:=IF([.AE54]&lt;&gt;&quot;&quot;;[.AE54];IF([.AD54]&lt;&gt;&quot;&quot;;[.AD54];[.AA54]))" office:value-type="string" office:string-value="France" calcext:value-type="string">
            <text:p>Franc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54_P.jpg |image| \</text:p>
          </table:table-cell>
          <table:table-cell table:style-name="ce5" office:value-type="float" office:value="54" calcext:value-type="float">
            <text:p>54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54" calcext:value-type="float">
            <text:p>54</text:p>
          </table:table-cell>
          <table:table-cell table:style-name="ce9" office:value-type="string" calcext:value-type="string">
            <text:p>07</text:p>
          </table:table-cell>
          <table:table-cell table:style-name="ce9" office:value-type="string" calcext:value-type="string">
            <text:p>04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Catherine Pauline Duverger</text:p>
          </table:table-cell>
          <table:table-cell table:style-name="ce15" office:value-type="string" calcext:value-type="string">
            <text:p>Duverger</text:p>
          </table:table-cell>
          <table:table-cell table:style-name="ce15" office:value-type="string" calcext:value-type="string">
            <text:p>Catherine</text:p>
          </table:table-cell>
          <table:table-cell table:style-name="ce15" office:value-type="string" calcext:value-type="string">
            <text:p>Pauline</text:p>
          </table:table-cell>
          <table:table-cell table:style-name="ce15"/>
          <table:table-cell table:style-name="ce10"/>
          <table:table-cell table:style-name="ce10" office:value-type="string" calcext:value-type="string">
            <text:p>Saint-Domingue</text:p>
          </table:table-cell>
          <table:table-cell table:style-name="ce10"/>
          <table:table-cell table:style-name="ce10" office:value-type="string" calcext:value-type="string">
            <text:p>France</text:p>
          </table:table-cell>
          <table:table-cell table:style-name="ce13" table:number-columns-repeated="3"/>
          <table:table-cell table:style-name="ce13" office:value-type="string" calcext:value-type="string">
            <text:p>Haïti</text:p>
          </table:table-cell>
          <table:table-cell table:style-name="ce13" table:formula="of:=IF([.Q55]&lt;&gt;&quot;&quot;;[.Q55];IF([.M55]&lt;&gt;&quot;&quot;;[.M55];IF([.N55]&lt;&gt;&quot;&quot;;[.N55];IF([.R55]&lt;&gt;&quot;&quot;;[.R55];&quot;Non renseigné&quot;))))" office:value-type="string" office:string-value="Saint-Domingue" calcext:value-type="string">
            <text:p>Saint-Domingue</text:p>
          </table:table-cell>
          <table:table-cell table:style-name="ce23" table:formula="of:=IF([.S55]&lt;&gt;&quot;&quot;;[.S55];IF([.O55]=&quot;île de France&quot;;[.R55];IF([.O55]&lt;&gt;&quot;&quot;;[.O55];IF([.O55]=&quot;&quot;;&quot;&quot;))))">
            <text:p/>
          </table:table-cell>
          <table:table-cell table:style-name="ce23" table:formula="of:=IF([.T55]&lt;&gt;&quot;&quot;;[.T55];IF([.P55]&lt;&gt;&quot;&quot;;[.P55];IF([.P55]=&quot;&quot;;&quot;&quot;)))" office:value-type="string" office:string-value="Haïti" calcext:value-type="string">
            <text:p>Haïti</text:p>
          </table:table-cell>
          <table:table-cell table:style-name="ce25" table:number-columns-repeated="2"/>
          <table:table-cell table:style-name="ce25" office:value-type="string" calcext:value-type="string">
            <text:p>Saint-Domingue</text:p>
          </table:table-cell>
          <table:table-cell table:style-name="ce25" table:number-columns-repeated="3"/>
          <table:table-cell table:style-name="ce25" office:value-type="string" calcext:value-type="string">
            <text:p>Haïti</text:p>
          </table:table-cell>
          <table:table-cell table:style-name="ce25"/>
          <table:table-cell table:style-name="ce27" table:formula="of:=IF([.AC55]&lt;&gt;&quot;&quot;;[.AC55];IF([.X55]&lt;&gt;&quot;&quot;;[.X55];IF([.Z55]&lt;&gt;&quot;&quot;;[.Z55];IF([.AD55]&lt;&gt;&quot;&quot;;[.AD55];&quot;Non renseigné&quot;))))" office:value-type="string" office:string-value="Saint-Domingue" calcext:value-type="string">
            <text:p>Saint-Domingue</text:p>
          </table:table-cell>
          <table:table-cell table:style-name="ce27" table:formula="of:=IF([.AD55]&lt;&gt;&quot;&quot;;[.AD55];&quot;&quot;)" office:value-type="string" office:string-value="Haïti" calcext:value-type="string">
            <text:p>Haïti</text:p>
          </table:table-cell>
          <table:table-cell table:style-name="ce28" table:formula="of:=IF([.AE55]&lt;&gt;&quot;&quot;;[.AE55];IF([.AD55]&lt;&gt;&quot;&quot;;[.AD55];[.AA55]))" office:value-type="string" office:string-value="Haïti" calcext:value-type="string">
            <text:p>Haïti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55_P.jpg |image| \</text:p>
          </table:table-cell>
          <table:table-cell table:style-name="ce5" office:value-type="float" office:value="55" calcext:value-type="float">
            <text:p>55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55" calcext:value-type="float">
            <text:p>55</text:p>
          </table:table-cell>
          <table:table-cell table:style-name="ce9" office:value-type="string" calcext:value-type="string">
            <text:p>08</text:p>
          </table:table-cell>
          <table:table-cell table:style-name="ce9" office:value-type="string" calcext:value-type="string">
            <text:p>04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Benjamin Lecomte</text:p>
          </table:table-cell>
          <table:table-cell table:style-name="ce15" office:value-type="string" calcext:value-type="string">
            <text:p>Lecomte</text:p>
          </table:table-cell>
          <table:table-cell table:style-name="ce15" office:value-type="string" calcext:value-type="string">
            <text:p>Benjamin</text:p>
          </table:table-cell>
          <table:table-cell table:style-name="ce15" table:number-columns-repeated="2"/>
          <table:table-cell table:style-name="ce10" office:value-type="string" calcext:value-type="string">
            <text:p>Moudon</text:p>
          </table:table-cell>
          <table:table-cell table:style-name="ce10" table:number-columns-repeated="2"/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56]&lt;&gt;&quot;&quot;;[.Q56];IF([.M56]&lt;&gt;&quot;&quot;;[.M56];IF([.N56]&lt;&gt;&quot;&quot;;[.N56];IF([.R56]&lt;&gt;&quot;&quot;;[.R56];&quot;Non renseigné&quot;))))" office:value-type="string" office:string-value="Moudon" calcext:value-type="string">
            <text:p>Moudon</text:p>
          </table:table-cell>
          <table:table-cell table:style-name="ce23" table:formula="of:=IF([.S56]&lt;&gt;&quot;&quot;;[.S56];IF([.O56]=&quot;île de France&quot;;[.R56];IF([.O56]&lt;&gt;&quot;&quot;;[.O56];IF([.O56]=&quot;&quot;;&quot;&quot;))))">
            <text:p/>
          </table:table-cell>
          <table:table-cell table:style-name="ce23" table:formula="of:=IF([.T56]&lt;&gt;&quot;&quot;;[.T56];IF([.P56]&lt;&gt;&quot;&quot;;[.P56];IF([.P56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Saint-Sébastien</text:p>
          </table:table-cell>
          <table:table-cell table:style-name="ce25" table:number-columns-repeated="2"/>
          <table:table-cell table:style-name="ce25" office:value-type="string" calcext:value-type="string">
            <text:p>Espagn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56]&lt;&gt;&quot;&quot;;[.AC56];IF([.X56]&lt;&gt;&quot;&quot;;[.X56];IF([.Z56]&lt;&gt;&quot;&quot;;[.Z56];IF([.AD56]&lt;&gt;&quot;&quot;;[.AD56];&quot;Non renseigné&quot;))))" office:value-type="string" office:string-value="Saint-Sébastien" calcext:value-type="string">
            <text:p>Saint-Sébastien</text:p>
          </table:table-cell>
          <table:table-cell table:style-name="ce27" table:formula="of:=IF([.AD56]&lt;&gt;&quot;&quot;;[.AD56];&quot;&quot;)">
            <text:p/>
          </table:table-cell>
          <table:table-cell table:style-name="ce28" table:formula="of:=IF([.AE56]&lt;&gt;&quot;&quot;;[.AE56];IF([.AD56]&lt;&gt;&quot;&quot;;[.AD56];[.AA56]))" office:value-type="string" office:string-value="Espagne" calcext:value-type="string">
            <text:p>Espagn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56_P.jpg |image| \</text:p>
          </table:table-cell>
          <table:table-cell table:style-name="ce5" office:value-type="float" office:value="56" calcext:value-type="float">
            <text:p>56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56" calcext:value-type="float">
            <text:p>56</text:p>
          </table:table-cell>
          <table:table-cell table:style-name="ce9" office:value-type="string" calcext:value-type="string">
            <text:p>08</text:p>
          </table:table-cell>
          <table:table-cell table:style-name="ce9" office:value-type="string" calcext:value-type="string">
            <text:p>04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Claude Marcou-Lacrette</text:p>
          </table:table-cell>
          <table:table-cell table:style-name="ce15" office:value-type="string" calcext:value-type="string">
            <text:p>Marcou-Lacrette</text:p>
          </table:table-cell>
          <table:table-cell table:style-name="ce15" office:value-type="string" calcext:value-type="string">
            <text:p>Claude</text:p>
          </table:table-cell>
          <table:table-cell table:style-name="ce15" table:number-columns-repeated="2"/>
          <table:table-cell table:style-name="ce10"/>
          <table:table-cell table:style-name="ce10" office:value-type="string" calcext:value-type="string">
            <text:p>Saint-Domingue</text:p>
          </table:table-cell>
          <table:table-cell table:style-name="ce10"/>
          <table:table-cell table:style-name="ce10" office:value-type="string" calcext:value-type="string">
            <text:p>France</text:p>
          </table:table-cell>
          <table:table-cell table:style-name="ce13" table:number-columns-repeated="3"/>
          <table:table-cell table:style-name="ce13" office:value-type="string" calcext:value-type="string">
            <text:p>Haïti</text:p>
          </table:table-cell>
          <table:table-cell table:style-name="ce13" table:formula="of:=IF([.Q57]&lt;&gt;&quot;&quot;;[.Q57];IF([.M57]&lt;&gt;&quot;&quot;;[.M57];IF([.N57]&lt;&gt;&quot;&quot;;[.N57];IF([.R57]&lt;&gt;&quot;&quot;;[.R57];&quot;Non renseigné&quot;))))" office:value-type="string" office:string-value="Saint-Domingue" calcext:value-type="string">
            <text:p>Saint-Domingue</text:p>
          </table:table-cell>
          <table:table-cell table:style-name="ce23" table:formula="of:=IF([.S57]&lt;&gt;&quot;&quot;;[.S57];IF([.O57]=&quot;île de France&quot;;[.R57];IF([.O57]&lt;&gt;&quot;&quot;;[.O57];IF([.O57]=&quot;&quot;;&quot;&quot;))))">
            <text:p/>
          </table:table-cell>
          <table:table-cell table:style-name="ce23" table:formula="of:=IF([.T57]&lt;&gt;&quot;&quot;;[.T57];IF([.P57]&lt;&gt;&quot;&quot;;[.P57];IF([.P57]=&quot;&quot;;&quot;&quot;)))" office:value-type="string" office:string-value="Haïti" calcext:value-type="string">
            <text:p>Haïti</text:p>
          </table:table-cell>
          <table:table-cell table:style-name="ce25" table:number-columns-repeated="2"/>
          <table:table-cell table:style-name="ce25" office:value-type="string" calcext:value-type="string">
            <text:p>Saint-Domingue</text:p>
          </table:table-cell>
          <table:table-cell table:style-name="ce25" table:number-columns-repeated="3"/>
          <table:table-cell table:style-name="ce25" office:value-type="string" calcext:value-type="string">
            <text:p>Haïti</text:p>
          </table:table-cell>
          <table:table-cell table:style-name="ce25"/>
          <table:table-cell table:style-name="ce27" table:formula="of:=IF([.AC57]&lt;&gt;&quot;&quot;;[.AC57];IF([.X57]&lt;&gt;&quot;&quot;;[.X57];IF([.Z57]&lt;&gt;&quot;&quot;;[.Z57];IF([.AD57]&lt;&gt;&quot;&quot;;[.AD57];&quot;Non renseigné&quot;))))" office:value-type="string" office:string-value="Saint-Domingue" calcext:value-type="string">
            <text:p>Saint-Domingue</text:p>
          </table:table-cell>
          <table:table-cell table:style-name="ce27" table:formula="of:=IF([.AD57]&lt;&gt;&quot;&quot;;[.AD57];&quot;&quot;)" office:value-type="string" office:string-value="Haïti" calcext:value-type="string">
            <text:p>Haïti</text:p>
          </table:table-cell>
          <table:table-cell table:style-name="ce28" table:formula="of:=IF([.AE57]&lt;&gt;&quot;&quot;;[.AE57];IF([.AD57]&lt;&gt;&quot;&quot;;[.AD57];[.AA57]))" office:value-type="string" office:string-value="Haïti" calcext:value-type="string">
            <text:p>Haïti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57_P.jpg |image| \</text:p>
          </table:table-cell>
          <table:table-cell table:style-name="ce5" office:value-type="float" office:value="57" calcext:value-type="float">
            <text:p>57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57" calcext:value-type="float">
            <text:p>57</text:p>
          </table:table-cell>
          <table:table-cell table:style-name="ce9" office:value-type="string" calcext:value-type="string">
            <text:p>08</text:p>
          </table:table-cell>
          <table:table-cell table:style-name="ce9" office:value-type="string" calcext:value-type="string">
            <text:p>04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Benjamin Ceicher</text:p>
          </table:table-cell>
          <table:table-cell table:style-name="ce15" office:value-type="string" calcext:value-type="string">
            <text:p>Ceicher</text:p>
          </table:table-cell>
          <table:table-cell table:style-name="ce15" office:value-type="string" calcext:value-type="string">
            <text:p>Benjamin</text:p>
          </table:table-cell>
          <table:table-cell table:style-name="ce15" table:number-columns-repeated="2"/>
          <table:table-cell table:style-name="ce10" office:value-type="string" calcext:value-type="string">
            <text:p>Bordeaux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58]&lt;&gt;&quot;&quot;;[.Q58];IF([.M58]&lt;&gt;&quot;&quot;;[.M58];IF([.N58]&lt;&gt;&quot;&quot;;[.N58];IF([.R58]&lt;&gt;&quot;&quot;;[.R58];&quot;Non renseigné&quot;))))" office:value-type="string" office:string-value="Bordeaux" calcext:value-type="string">
            <text:p>Bordeaux</text:p>
          </table:table-cell>
          <table:table-cell table:style-name="ce23" table:formula="of:=IF([.S58]&lt;&gt;&quot;&quot;;[.S58];IF([.O58]=&quot;île de France&quot;;[.R58];IF([.O58]&lt;&gt;&quot;&quot;;[.O58];IF([.O58]=&quot;&quot;;&quot;&quot;))))" office:value-type="string" office:string-value="Gironde" calcext:value-type="string">
            <text:p>Gironde</text:p>
          </table:table-cell>
          <table:table-cell table:style-name="ce23" table:formula="of:=IF([.T58]&lt;&gt;&quot;&quot;;[.T58];IF([.P58]&lt;&gt;&quot;&quot;;[.P58];IF([.P58]=&quot;&quot;;&quot;&quot;)))" office:value-type="string" office:string-value="France" calcext:value-type="string">
            <text:p>France</text:p>
          </table:table-cell>
          <table:table-cell table:style-name="ce25" table:number-columns-repeated="2"/>
          <table:table-cell table:style-name="ce25" office:value-type="string" calcext:value-type="string">
            <text:p>Saint-Domingue</text:p>
          </table:table-cell>
          <table:table-cell table:style-name="ce25" table:number-columns-repeated="3"/>
          <table:table-cell table:style-name="ce25" office:value-type="string" calcext:value-type="string">
            <text:p>Haïti</text:p>
          </table:table-cell>
          <table:table-cell table:style-name="ce25"/>
          <table:table-cell table:style-name="ce27" table:formula="of:=IF([.AC58]&lt;&gt;&quot;&quot;;[.AC58];IF([.X58]&lt;&gt;&quot;&quot;;[.X58];IF([.Z58]&lt;&gt;&quot;&quot;;[.Z58];IF([.AD58]&lt;&gt;&quot;&quot;;[.AD58];&quot;Non renseigné&quot;))))" office:value-type="string" office:string-value="Saint-Domingue" calcext:value-type="string">
            <text:p>Saint-Domingue</text:p>
          </table:table-cell>
          <table:table-cell table:style-name="ce27" table:formula="of:=IF([.AD58]&lt;&gt;&quot;&quot;;[.AD58];&quot;&quot;)" office:value-type="string" office:string-value="Haïti" calcext:value-type="string">
            <text:p>Haïti</text:p>
          </table:table-cell>
          <table:table-cell table:style-name="ce28" table:formula="of:=IF([.AE58]&lt;&gt;&quot;&quot;;[.AE58];IF([.AD58]&lt;&gt;&quot;&quot;;[.AD58];[.AA58]))" office:value-type="string" office:string-value="Haïti" calcext:value-type="string">
            <text:p>Haïti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58_P.jpg |image| \</text:p>
          </table:table-cell>
          <table:table-cell table:style-name="ce5" office:value-type="float" office:value="58" calcext:value-type="float">
            <text:p>58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58" calcext:value-type="float">
            <text:p>58</text:p>
          </table:table-cell>
          <table:table-cell table:style-name="ce9" office:value-type="string" calcext:value-type="string">
            <text:p>08</text:p>
          </table:table-cell>
          <table:table-cell table:style-name="ce9" office:value-type="string" calcext:value-type="string">
            <text:p>04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Esther Sourdis</text:p>
          </table:table-cell>
          <table:table-cell table:style-name="ce15" office:value-type="string" calcext:value-type="string">
            <text:p>Sourdis</text:p>
          </table:table-cell>
          <table:table-cell table:style-name="ce15" office:value-type="string" calcext:value-type="string">
            <text:p>Esther</text:p>
          </table:table-cell>
          <table:table-cell table:style-name="ce15" table:number-columns-repeated="2"/>
          <table:table-cell table:style-name="ce10" office:value-type="string" calcext:value-type="string">
            <text:p>Bordeaux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59]&lt;&gt;&quot;&quot;;[.Q59];IF([.M59]&lt;&gt;&quot;&quot;;[.M59];IF([.N59]&lt;&gt;&quot;&quot;;[.N59];IF([.R59]&lt;&gt;&quot;&quot;;[.R59];&quot;Non renseigné&quot;))))" office:value-type="string" office:string-value="Bordeaux" calcext:value-type="string">
            <text:p>Bordeaux</text:p>
          </table:table-cell>
          <table:table-cell table:style-name="ce23" table:formula="of:=IF([.S59]&lt;&gt;&quot;&quot;;[.S59];IF([.O59]=&quot;île de France&quot;;[.R59];IF([.O59]&lt;&gt;&quot;&quot;;[.O59];IF([.O59]=&quot;&quot;;&quot;&quot;))))" office:value-type="string" office:string-value="Gironde" calcext:value-type="string">
            <text:p>Gironde</text:p>
          </table:table-cell>
          <table:table-cell table:style-name="ce23" table:formula="of:=IF([.T59]&lt;&gt;&quot;&quot;;[.T59];IF([.P59]&lt;&gt;&quot;&quot;;[.P59];IF([.P59]=&quot;&quot;;&quot;&quot;)))" office:value-type="string" office:string-value="France" calcext:value-type="string">
            <text:p>France</text:p>
          </table:table-cell>
          <table:table-cell table:style-name="ce25" table:number-columns-repeated="2"/>
          <table:table-cell table:style-name="ce25" office:value-type="string" calcext:value-type="string">
            <text:p>Saint-Domingue</text:p>
          </table:table-cell>
          <table:table-cell table:style-name="ce25" table:number-columns-repeated="3"/>
          <table:table-cell table:style-name="ce25" office:value-type="string" calcext:value-type="string">
            <text:p>Haïti</text:p>
          </table:table-cell>
          <table:table-cell table:style-name="ce25"/>
          <table:table-cell table:style-name="ce27" table:formula="of:=IF([.AC59]&lt;&gt;&quot;&quot;;[.AC59];IF([.X59]&lt;&gt;&quot;&quot;;[.X59];IF([.Z59]&lt;&gt;&quot;&quot;;[.Z59];IF([.AD59]&lt;&gt;&quot;&quot;;[.AD59];&quot;Non renseigné&quot;))))" office:value-type="string" office:string-value="Saint-Domingue" calcext:value-type="string">
            <text:p>Saint-Domingue</text:p>
          </table:table-cell>
          <table:table-cell table:style-name="ce27" table:formula="of:=IF([.AD59]&lt;&gt;&quot;&quot;;[.AD59];&quot;&quot;)" office:value-type="string" office:string-value="Haïti" calcext:value-type="string">
            <text:p>Haïti</text:p>
          </table:table-cell>
          <table:table-cell table:style-name="ce28" table:formula="of:=IF([.AE59]&lt;&gt;&quot;&quot;;[.AE59];IF([.AD59]&lt;&gt;&quot;&quot;;[.AD59];[.AA59]))" office:value-type="string" office:string-value="Haïti" calcext:value-type="string">
            <text:p>Haïti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59_P.jpg |image| \</text:p>
          </table:table-cell>
          <table:table-cell table:style-name="ce5" office:value-type="float" office:value="59" calcext:value-type="float">
            <text:p>59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59" calcext:value-type="float">
            <text:p>59</text:p>
          </table:table-cell>
          <table:table-cell table:style-name="ce9" office:value-type="string" calcext:value-type="string">
            <text:p>09</text:p>
          </table:table-cell>
          <table:table-cell table:style-name="ce9" office:value-type="string" calcext:value-type="string">
            <text:p>04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ean Communy</text:p>
          </table:table-cell>
          <table:table-cell table:style-name="ce15" office:value-type="string" calcext:value-type="string">
            <text:p>Communy</text:p>
          </table:table-cell>
          <table:table-cell table:style-name="ce15" office:value-type="string" calcext:value-type="string">
            <text:p>Jean</text:p>
          </table:table-cell>
          <table:table-cell table:style-name="ce15" table:number-columns-repeated="2"/>
          <table:table-cell table:style-name="ce10"/>
          <table:table-cell table:style-name="ce10" office:value-type="string" calcext:value-type="string">
            <text:p>Saint-Domingue</text:p>
          </table:table-cell>
          <table:table-cell table:style-name="ce10"/>
          <table:table-cell table:style-name="ce10" office:value-type="string" calcext:value-type="string">
            <text:p>France</text:p>
          </table:table-cell>
          <table:table-cell table:style-name="ce13" table:number-columns-repeated="3"/>
          <table:table-cell table:style-name="ce13" office:value-type="string" calcext:value-type="string">
            <text:p>Haïti</text:p>
          </table:table-cell>
          <table:table-cell table:style-name="ce13" table:formula="of:=IF([.Q60]&lt;&gt;&quot;&quot;;[.Q60];IF([.M60]&lt;&gt;&quot;&quot;;[.M60];IF([.N60]&lt;&gt;&quot;&quot;;[.N60];IF([.R60]&lt;&gt;&quot;&quot;;[.R60];&quot;Non renseigné&quot;))))" office:value-type="string" office:string-value="Saint-Domingue" calcext:value-type="string">
            <text:p>Saint-Domingue</text:p>
          </table:table-cell>
          <table:table-cell table:style-name="ce23" table:formula="of:=IF([.S60]&lt;&gt;&quot;&quot;;[.S60];IF([.O60]=&quot;île de France&quot;;[.R60];IF([.O60]&lt;&gt;&quot;&quot;;[.O60];IF([.O60]=&quot;&quot;;&quot;&quot;))))">
            <text:p/>
          </table:table-cell>
          <table:table-cell table:style-name="ce23" table:formula="of:=IF([.T60]&lt;&gt;&quot;&quot;;[.T60];IF([.P60]&lt;&gt;&quot;&quot;;[.P60];IF([.P60]=&quot;&quot;;&quot;&quot;)))" office:value-type="string" office:string-value="Haïti" calcext:value-type="string">
            <text:p>Haïti</text:p>
          </table:table-cell>
          <table:table-cell table:style-name="ce25" office:value-type="string" calcext:value-type="string">
            <text:p>Saint-Thomas</text:p>
          </table:table-cell>
          <table:table-cell table:style-name="ce25" table:number-columns-repeated="2"/>
          <table:table-cell table:style-name="ce25" office:value-type="string" calcext:value-type="string">
            <text:p>Indes occidentales danoises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string" calcext:value-type="string">
            <text:p><text:s/>Saint-Thomas </text:p>
          </table:table-cell>
          <table:table-cell table:style-name="ce25" office:value-type="string" calcext:value-type="string">
            <text:p>Iles Vierges</text:p>
          </table:table-cell>
          <table:table-cell table:style-name="ce25"/>
          <table:table-cell table:style-name="ce27" table:formula="of:=IF([.AC60]&lt;&gt;&quot;&quot;;[.AC60];IF([.X60]&lt;&gt;&quot;&quot;;[.X60];IF([.Z60]&lt;&gt;&quot;&quot;;[.Z60];IF([.AD60]&lt;&gt;&quot;&quot;;[.AD60];&quot;Non renseigné&quot;))))" office:value-type="string" office:string-value=" Saint-Thomas " calcext:value-type="string">
            <text:p><text:s/>Saint-Thomas </text:p>
          </table:table-cell>
          <table:table-cell table:style-name="ce27" table:formula="of:=IF([.AD60]&lt;&gt;&quot;&quot;;[.AD60];&quot;&quot;)" office:value-type="string" office:string-value="Iles Vierges" calcext:value-type="string">
            <text:p>Iles Vierges</text:p>
          </table:table-cell>
          <table:table-cell table:style-name="ce28" table:formula="of:=IF([.AE60]&lt;&gt;&quot;&quot;;[.AE60];IF([.AD60]&lt;&gt;&quot;&quot;;[.AD60];[.AA60]))" office:value-type="string" office:string-value="Iles Vierges" calcext:value-type="string">
            <text:p>Iles Vierge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60_P.jpg |image| \</text:p>
          </table:table-cell>
          <table:table-cell table:style-name="ce5" office:value-type="float" office:value="60" calcext:value-type="float">
            <text:p>60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60" calcext:value-type="float">
            <text:p>60</text:p>
          </table:table-cell>
          <table:table-cell table:style-name="ce9" office:value-type="string" calcext:value-type="string">
            <text:p>11</text:p>
          </table:table-cell>
          <table:table-cell table:style-name="ce9" office:value-type="string" calcext:value-type="string">
            <text:p>04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ean Pierre Ferraton</text:p>
          </table:table-cell>
          <table:table-cell table:style-name="ce15" office:value-type="string" calcext:value-type="string">
            <text:p>Ferraton</text:p>
          </table:table-cell>
          <table:table-cell table:style-name="ce15" office:value-type="string" calcext:value-type="string">
            <text:p>Jean</text:p>
          </table:table-cell>
          <table:table-cell table:style-name="ce15" office:value-type="string" calcext:value-type="string">
            <text:p>Pierre</text:p>
          </table:table-cell>
          <table:table-cell table:style-name="ce15"/>
          <table:table-cell table:style-name="ce10" office:value-type="string" calcext:value-type="string">
            <text:p>Saint-Etienne</text:p>
          </table:table-cell>
          <table:table-cell table:style-name="ce10"/>
          <table:table-cell table:style-name="ce10" office:value-type="string" calcext:value-type="string">
            <text:p>Loir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61]&lt;&gt;&quot;&quot;;[.Q61];IF([.M61]&lt;&gt;&quot;&quot;;[.M61];IF([.N61]&lt;&gt;&quot;&quot;;[.N61];IF([.R61]&lt;&gt;&quot;&quot;;[.R61];&quot;Non renseigné&quot;))))" office:value-type="string" office:string-value="Saint-Etienne" calcext:value-type="string">
            <text:p>Saint-Etienne</text:p>
          </table:table-cell>
          <table:table-cell table:style-name="ce23" table:formula="of:=IF([.S61]&lt;&gt;&quot;&quot;;[.S61];IF([.O61]=&quot;île de France&quot;;[.R61];IF([.O61]&lt;&gt;&quot;&quot;;[.O61];IF([.O61]=&quot;&quot;;&quot;&quot;))))" office:value-type="string" office:string-value="Loire" calcext:value-type="string">
            <text:p>Loire</text:p>
          </table:table-cell>
          <table:table-cell table:style-name="ce23" table:formula="of:=IF([.T61]&lt;&gt;&quot;&quot;;[.T61];IF([.P61]&lt;&gt;&quot;&quot;;[.P61];IF([.P61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Saint-Thomas</text:p>
          </table:table-cell>
          <table:table-cell table:style-name="ce25" table:number-columns-repeated="2"/>
          <table:table-cell table:style-name="ce25" office:value-type="string" calcext:value-type="string">
            <text:p>Indes occidentales danoises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string" calcext:value-type="string">
            <text:p><text:s/>Saint-Thomas </text:p>
          </table:table-cell>
          <table:table-cell table:style-name="ce25" office:value-type="string" calcext:value-type="string">
            <text:p>Iles Vierges</text:p>
          </table:table-cell>
          <table:table-cell table:style-name="ce25"/>
          <table:table-cell table:style-name="ce27" table:formula="of:=IF([.AC61]&lt;&gt;&quot;&quot;;[.AC61];IF([.X61]&lt;&gt;&quot;&quot;;[.X61];IF([.Z61]&lt;&gt;&quot;&quot;;[.Z61];IF([.AD61]&lt;&gt;&quot;&quot;;[.AD61];&quot;Non renseigné&quot;))))" office:value-type="string" office:string-value=" Saint-Thomas " calcext:value-type="string">
            <text:p><text:s/>Saint-Thomas </text:p>
          </table:table-cell>
          <table:table-cell table:style-name="ce27" table:formula="of:=IF([.AD61]&lt;&gt;&quot;&quot;;[.AD61];&quot;&quot;)" office:value-type="string" office:string-value="Iles Vierges" calcext:value-type="string">
            <text:p>Iles Vierges</text:p>
          </table:table-cell>
          <table:table-cell table:style-name="ce28" table:formula="of:=IF([.AE61]&lt;&gt;&quot;&quot;;[.AE61];IF([.AD61]&lt;&gt;&quot;&quot;;[.AD61];[.AA61]))" office:value-type="string" office:string-value="Iles Vierges" calcext:value-type="string">
            <text:p>Iles Vierge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61_P.jpg |image| \</text:p>
          </table:table-cell>
          <table:table-cell table:style-name="ce5" office:value-type="float" office:value="61" calcext:value-type="float">
            <text:p>61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61" calcext:value-type="float">
            <text:p>61</text:p>
          </table:table-cell>
          <table:table-cell table:style-name="ce9" office:value-type="string" calcext:value-type="string">
            <text:p>11</text:p>
          </table:table-cell>
          <table:table-cell table:style-name="ce9" office:value-type="string" calcext:value-type="string">
            <text:p>04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Benoîte Cady</text:p>
          </table:table-cell>
          <table:table-cell table:style-name="ce15" office:value-type="string" calcext:value-type="string">
            <text:p>Cady</text:p>
          </table:table-cell>
          <table:table-cell table:style-name="ce15" office:value-type="string" calcext:value-type="string">
            <text:p>Benoîte</text:p>
          </table:table-cell>
          <table:table-cell table:style-name="ce15" table:number-columns-repeated="2"/>
          <table:table-cell table:style-name="ce10" office:value-type="string" calcext:value-type="string">
            <text:p>Lyon</text:p>
          </table:table-cell>
          <table:table-cell table:style-name="ce10"/>
          <table:table-cell table:style-name="ce10" office:value-type="string" calcext:value-type="string">
            <text:p>Rhôn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62]&lt;&gt;&quot;&quot;;[.Q62];IF([.M62]&lt;&gt;&quot;&quot;;[.M62];IF([.N62]&lt;&gt;&quot;&quot;;[.N62];IF([.R62]&lt;&gt;&quot;&quot;;[.R62];&quot;Non renseigné&quot;))))" office:value-type="string" office:string-value="Lyon" calcext:value-type="string">
            <text:p>Lyon</text:p>
          </table:table-cell>
          <table:table-cell table:style-name="ce23" table:formula="of:=IF([.S62]&lt;&gt;&quot;&quot;;[.S62];IF([.O62]=&quot;île de France&quot;;[.R62];IF([.O62]&lt;&gt;&quot;&quot;;[.O62];IF([.O62]=&quot;&quot;;&quot;&quot;))))" office:value-type="string" office:string-value="Rhône" calcext:value-type="string">
            <text:p>Rhône</text:p>
          </table:table-cell>
          <table:table-cell table:style-name="ce23" table:formula="of:=IF([.T62]&lt;&gt;&quot;&quot;;[.T62];IF([.P62]&lt;&gt;&quot;&quot;;[.P62];IF([.P62]=&quot;&quot;;&quot;&quot;)))" office:value-type="string" office:string-value="France" calcext:value-type="string">
            <text:p>France</text:p>
          </table:table-cell>
          <table:table-cell table:style-name="ce25" table:number-columns-repeated="2"/>
          <table:table-cell table:style-name="ce25" office:value-type="string" calcext:value-type="string">
            <text:p>Guadeloupe</text:p>
          </table:table-cell>
          <table:table-cell table:style-name="ce25" office:value-type="string" calcext:value-type="string">
            <text:p>Franc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62]&lt;&gt;&quot;&quot;;[.AC62];IF([.X62]&lt;&gt;&quot;&quot;;[.X62];IF([.Z62]&lt;&gt;&quot;&quot;;[.Z62];IF([.AD62]&lt;&gt;&quot;&quot;;[.AD62];&quot;Non renseigné&quot;))))" office:value-type="string" office:string-value="Guadeloupe" calcext:value-type="string">
            <text:p>Guadeloupe</text:p>
          </table:table-cell>
          <table:table-cell table:style-name="ce27" table:formula="of:=IF([.AD62]&lt;&gt;&quot;&quot;;[.AD62];&quot;&quot;)">
            <text:p/>
          </table:table-cell>
          <table:table-cell table:style-name="ce28" table:formula="of:=IF([.AE62]&lt;&gt;&quot;&quot;;[.AE62];IF([.AD62]&lt;&gt;&quot;&quot;;[.AD62];[.AA62]))" office:value-type="string" office:string-value="France" calcext:value-type="string">
            <text:p>Franc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62_P.jpg |image| \</text:p>
          </table:table-cell>
          <table:table-cell table:style-name="ce5" office:value-type="float" office:value="62" calcext:value-type="float">
            <text:p>62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62" calcext:value-type="float">
            <text:p>62</text:p>
          </table:table-cell>
          <table:table-cell table:style-name="ce9" office:value-type="string" calcext:value-type="string">
            <text:p>11</text:p>
          </table:table-cell>
          <table:table-cell table:style-name="ce9" office:value-type="string" calcext:value-type="string">
            <text:p>04</text:p>
          </table:table-cell>
          <table:table-cell table:style-name="ce9" office:value-type="float" office:value="1800" calcext:value-type="float">
            <text:p>1800</text:p>
          </table:table-cell>
          <table:table-cell table:style-name="ce11"/>
          <table:table-cell table:style-name="ce16" office:value-type="string" calcext:value-type="string">
            <text:p>nom non renseigné</text:p>
          </table:table-cell>
          <table:table-cell table:style-name="ce16" office:value-type="string" calcext:value-type="string">
            <text:p>prénom non renseigné</text:p>
          </table:table-cell>
          <table:table-cell table:style-name="ce15" table:number-columns-repeated="2"/>
          <table:table-cell table:style-name="ce10" office:value-type="string" calcext:value-type="string">
            <text:p>Bayonne</text:p>
          </table:table-cell>
          <table:table-cell table:style-name="ce10"/>
          <table:table-cell table:style-name="ce10" office:value-type="string" calcext:value-type="string">
            <text:p>Basses-Pyrénées</text:p>
          </table:table-cell>
          <table:table-cell table:style-name="ce10" office:value-type="string" calcext:value-type="string">
            <text:p>France</text:p>
          </table:table-cell>
          <table:table-cell table:style-name="ce13" office:value-type="string" calcext:value-type="string">
            <text:p>Bayonne</text:p>
          </table:table-cell>
          <table:table-cell table:style-name="ce13"/>
          <table:table-cell table:style-name="ce13" office:value-type="string" calcext:value-type="string">
            <text:p>Pyrénées-Atlantiques</text:p>
          </table:table-cell>
          <table:table-cell table:style-name="ce13" office:value-type="string" calcext:value-type="string">
            <text:p>France</text:p>
          </table:table-cell>
          <table:table-cell table:style-name="ce13" table:formula="of:=IF([.Q63]&lt;&gt;&quot;&quot;;[.Q63];IF([.M63]&lt;&gt;&quot;&quot;;[.M63];IF([.N63]&lt;&gt;&quot;&quot;;[.N63];IF([.R63]&lt;&gt;&quot;&quot;;[.R63];&quot;Non renseigné&quot;))))" office:value-type="string" office:string-value="Bayonne" calcext:value-type="string">
            <text:p>Bayonne</text:p>
          </table:table-cell>
          <table:table-cell table:style-name="ce23" table:formula="of:=IF([.S63]&lt;&gt;&quot;&quot;;[.S63];IF([.O63]=&quot;île de France&quot;;[.R63];IF([.O63]&lt;&gt;&quot;&quot;;[.O63];IF([.O63]=&quot;&quot;;&quot;&quot;))))" office:value-type="string" office:string-value="Pyrénées-Atlantiques" calcext:value-type="string">
            <text:p>Pyrénées-Atlantiques</text:p>
          </table:table-cell>
          <table:table-cell table:style-name="ce23" table:formula="of:=IF([.T63]&lt;&gt;&quot;&quot;;[.T63];IF([.P63]&lt;&gt;&quot;&quot;;[.P63];IF([.P63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Saint-Sébastien</text:p>
          </table:table-cell>
          <table:table-cell table:style-name="ce25" table:number-columns-repeated="2"/>
          <table:table-cell table:style-name="ce25" office:value-type="string" calcext:value-type="string">
            <text:p>Espagn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63]&lt;&gt;&quot;&quot;;[.AC63];IF([.X63]&lt;&gt;&quot;&quot;;[.X63];IF([.Z63]&lt;&gt;&quot;&quot;;[.Z63];IF([.AD63]&lt;&gt;&quot;&quot;;[.AD63];&quot;Non renseigné&quot;))))" office:value-type="string" office:string-value="Saint-Sébastien" calcext:value-type="string">
            <text:p>Saint-Sébastien</text:p>
          </table:table-cell>
          <table:table-cell table:style-name="ce27" table:formula="of:=IF([.AD63]&lt;&gt;&quot;&quot;;[.AD63];&quot;&quot;)">
            <text:p/>
          </table:table-cell>
          <table:table-cell table:style-name="ce28" table:formula="of:=IF([.AE63]&lt;&gt;&quot;&quot;;[.AE63];IF([.AD63]&lt;&gt;&quot;&quot;;[.AD63];[.AA63]))" office:value-type="string" office:string-value="Espagne" calcext:value-type="string">
            <text:p>Espagn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63_P.jpg |image| \</text:p>
          </table:table-cell>
          <table:table-cell table:style-name="ce5" office:value-type="float" office:value="63" calcext:value-type="float">
            <text:p>63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63" calcext:value-type="float">
            <text:p>63</text:p>
          </table:table-cell>
          <table:table-cell table:style-name="ce9" office:value-type="string" calcext:value-type="string">
            <text:p>11</text:p>
          </table:table-cell>
          <table:table-cell table:style-name="ce9" office:value-type="string" calcext:value-type="string">
            <text:p>04</text:p>
          </table:table-cell>
          <table:table-cell table:style-name="ce9" office:value-type="float" office:value="1800" calcext:value-type="float">
            <text:p>1800</text:p>
          </table:table-cell>
          <table:table-cell table:style-name="ce11"/>
          <table:table-cell table:style-name="ce16" office:value-type="string" calcext:value-type="string">
            <text:p>nom non renseigné</text:p>
          </table:table-cell>
          <table:table-cell table:style-name="ce16" office:value-type="string" calcext:value-type="string">
            <text:p>prénom non renseigné</text:p>
          </table:table-cell>
          <table:table-cell table:style-name="ce15" table:number-columns-repeated="2"/>
          <table:table-cell table:style-name="ce10" office:value-type="string" calcext:value-type="string">
            <text:p>Port-au-Prince</text:p>
          </table:table-cell>
          <table:table-cell table:style-name="ce10" office:value-type="string" calcext:value-type="string">
            <text:p>Saint-Domingue</text:p>
          </table:table-cell>
          <table:table-cell table:style-name="ce10" table:number-columns-repeated="2"/>
          <table:table-cell table:style-name="ce13" office:value-type="string" calcext:value-type="string">
            <text:p>Port-au-Prince</text:p>
          </table:table-cell>
          <table:table-cell table:style-name="ce13" table:number-columns-repeated="2"/>
          <table:table-cell table:style-name="ce13" office:value-type="string" calcext:value-type="string">
            <text:p>Haïti</text:p>
          </table:table-cell>
          <table:table-cell table:style-name="ce13" table:formula="of:=IF([.Q64]&lt;&gt;&quot;&quot;;[.Q64];IF([.M64]&lt;&gt;&quot;&quot;;[.M64];IF([.N64]&lt;&gt;&quot;&quot;;[.N64];IF([.R64]&lt;&gt;&quot;&quot;;[.R64];&quot;Non renseigné&quot;))))" office:value-type="string" office:string-value="Port-au-Prince" calcext:value-type="string">
            <text:p>Port-au-Prince</text:p>
          </table:table-cell>
          <table:table-cell table:style-name="ce23" table:formula="of:=IF([.S64]&lt;&gt;&quot;&quot;;[.S64];IF([.O64]=&quot;île de France&quot;;[.R64];IF([.O64]&lt;&gt;&quot;&quot;;[.O64];IF([.O64]=&quot;&quot;;&quot;&quot;))))">
            <text:p/>
          </table:table-cell>
          <table:table-cell table:style-name="ce23" table:formula="of:=IF([.T64]&lt;&gt;&quot;&quot;;[.T64];IF([.P64]&lt;&gt;&quot;&quot;;[.P64];IF([.P64]=&quot;&quot;;&quot;&quot;)))" office:value-type="string" office:string-value="Haïti" calcext:value-type="string">
            <text:p>Haïti</text:p>
          </table:table-cell>
          <table:table-cell table:style-name="ce25" table:number-columns-repeated="3"/>
          <table:table-cell table:style-name="ce25" office:value-type="string" calcext:value-type="string">
            <text:p>Etats-Unis</text:p>
          </table:table-cell>
          <table:table-cell table:style-name="ce25" table:number-columns-repeated="4"/>
          <table:table-cell table:style-name="ce27" table:formula="of:=IF([.AC64]&lt;&gt;&quot;&quot;;[.AC64];IF([.X64]&lt;&gt;&quot;&quot;;[.X64];IF([.Z64]&lt;&gt;&quot;&quot;;[.Z64];IF([.AD64]&lt;&gt;&quot;&quot;;[.AD64];&quot;Non renseigné&quot;))))" office:value-type="string" office:string-value="Non renseigné" calcext:value-type="string">
            <text:p>Non renseigné</text:p>
          </table:table-cell>
          <table:table-cell table:style-name="ce27" table:formula="of:=IF([.AD64]&lt;&gt;&quot;&quot;;[.AD64];&quot;&quot;)">
            <text:p/>
          </table:table-cell>
          <table:table-cell table:style-name="ce28" table:formula="of:=IF([.AE64]&lt;&gt;&quot;&quot;;[.AE64];IF([.AD64]&lt;&gt;&quot;&quot;;[.AD64];[.AA64]))" office:value-type="string" office:string-value="Etats-Unis" calcext:value-type="string">
            <text:p>Etats-Uni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64_P.jpg |image| \</text:p>
          </table:table-cell>
          <table:table-cell table:style-name="ce5" office:value-type="float" office:value="64" calcext:value-type="float">
            <text:p>64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64" calcext:value-type="float">
            <text:p>64</text:p>
          </table:table-cell>
          <table:table-cell table:style-name="ce9" office:value-type="string" calcext:value-type="string">
            <text:p>12</text:p>
          </table:table-cell>
          <table:table-cell table:style-name="ce9" office:value-type="string" calcext:value-type="string">
            <text:p>04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Thérèse Geneviève Saint Jean</text:p>
          </table:table-cell>
          <table:table-cell table:style-name="ce15" office:value-type="string" calcext:value-type="string">
            <text:p>Saint Jean</text:p>
          </table:table-cell>
          <table:table-cell table:style-name="ce15" office:value-type="string" calcext:value-type="string">
            <text:p>Thérèse</text:p>
          </table:table-cell>
          <table:table-cell table:style-name="ce15" office:value-type="string" calcext:value-type="string">
            <text:p>Geneviève</text:p>
          </table:table-cell>
          <table:table-cell table:style-name="ce15"/>
          <table:table-cell table:style-name="ce10" office:value-type="string" calcext:value-type="string">
            <text:p>Cap-Français</text:p>
          </table:table-cell>
          <table:table-cell table:style-name="ce10" office:value-type="string" calcext:value-type="string">
            <text:p>Saint-Domingue</text:p>
          </table:table-cell>
          <table:table-cell table:style-name="ce10" table:number-columns-repeated="2"/>
          <table:table-cell table:style-name="ce13" office:value-type="string" calcext:value-type="string">
            <text:p>Le Cap</text:p>
          </table:table-cell>
          <table:table-cell table:style-name="ce13" table:number-columns-repeated="2"/>
          <table:table-cell table:style-name="ce13" office:value-type="string" calcext:value-type="string">
            <text:p>Haïti</text:p>
          </table:table-cell>
          <table:table-cell table:style-name="ce13" table:formula="of:=IF([.Q65]&lt;&gt;&quot;&quot;;[.Q65];IF([.M65]&lt;&gt;&quot;&quot;;[.M65];IF([.N65]&lt;&gt;&quot;&quot;;[.N65];IF([.R65]&lt;&gt;&quot;&quot;;[.R65];&quot;Non renseigné&quot;))))" office:value-type="string" office:string-value="Le Cap" calcext:value-type="string">
            <text:p>Le Cap</text:p>
          </table:table-cell>
          <table:table-cell table:style-name="ce23" table:formula="of:=IF([.S65]&lt;&gt;&quot;&quot;;[.S65];IF([.O65]=&quot;île de France&quot;;[.R65];IF([.O65]&lt;&gt;&quot;&quot;;[.O65];IF([.O65]=&quot;&quot;;&quot;&quot;))))">
            <text:p/>
          </table:table-cell>
          <table:table-cell table:style-name="ce23" table:formula="of:=IF([.T65]&lt;&gt;&quot;&quot;;[.T65];IF([.P65]&lt;&gt;&quot;&quot;;[.P65];IF([.P65]=&quot;&quot;;&quot;&quot;)))" office:value-type="string" office:string-value="Haïti" calcext:value-type="string">
            <text:p>Haïti</text:p>
          </table:table-cell>
          <table:table-cell table:style-name="ce25" office:value-type="string" calcext:value-type="string">
            <text:p>Altona</text:p>
          </table:table-cell>
          <table:table-cell table:style-name="ce25" table:number-columns-repeated="2"/>
          <table:table-cell table:style-name="ce25" office:value-type="string" calcext:value-type="string">
            <text:p>Danemark </text:p>
          </table:table-cell>
          <table:table-cell table:style-name="ce25" office:value-type="string" calcext:value-type="string">
            <text:p><text:s/>commune</text:p>
          </table:table-cell>
          <table:table-cell table:style-name="ce25" office:value-type="string" calcext:value-type="string">
            <text:p><text:s/>Hambourg </text:p>
          </table:table-cell>
          <table:table-cell table:style-name="ce25"/>
          <table:table-cell table:style-name="ce25" office:value-type="string" calcext:value-type="string">
            <text:p><text:s/>Allemagne</text:p>
          </table:table-cell>
          <table:table-cell table:style-name="ce27" table:formula="of:=IF([.AC65]&lt;&gt;&quot;&quot;;[.AC65];IF([.X65]&lt;&gt;&quot;&quot;;[.X65];IF([.Z65]&lt;&gt;&quot;&quot;;[.Z65];IF([.AD65]&lt;&gt;&quot;&quot;;[.AD65];&quot;Non renseigné&quot;))))" office:value-type="string" office:string-value=" Hambourg " calcext:value-type="string">
            <text:p><text:s/>Hambourg </text:p>
          </table:table-cell>
          <table:table-cell table:style-name="ce27" table:formula="of:=IF([.AD65]&lt;&gt;&quot;&quot;;[.AD65];&quot;&quot;)">
            <text:p/>
          </table:table-cell>
          <table:table-cell table:style-name="ce28" table:formula="of:=IF([.AE65]&lt;&gt;&quot;&quot;;[.AE65];IF([.AD65]&lt;&gt;&quot;&quot;;[.AD65];[.AA65]))" office:value-type="string" office:string-value=" Allemagne" calcext:value-type="string">
            <text:p><text:s/>Allemagn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65_P.jpg |image| \</text:p>
          </table:table-cell>
          <table:table-cell table:style-name="ce5" office:value-type="float" office:value="65" calcext:value-type="float">
            <text:p>65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65" calcext:value-type="float">
            <text:p>65</text:p>
          </table:table-cell>
          <table:table-cell table:style-name="ce9" office:value-type="string" calcext:value-type="string">
            <text:p>12</text:p>
          </table:table-cell>
          <table:table-cell table:style-name="ce9" office:value-type="string" calcext:value-type="string">
            <text:p>04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Sophie Goudal</text:p>
          </table:table-cell>
          <table:table-cell table:style-name="ce15" office:value-type="string" calcext:value-type="string">
            <text:p>Goudal</text:p>
          </table:table-cell>
          <table:table-cell table:style-name="ce15" office:value-type="string" calcext:value-type="string">
            <text:p>Sophie</text:p>
          </table:table-cell>
          <table:table-cell table:style-name="ce15" table:number-columns-repeated="2"/>
          <table:table-cell table:style-name="ce10" office:value-type="string" calcext:value-type="string">
            <text:p>Bordeaux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66]&lt;&gt;&quot;&quot;;[.Q66];IF([.M66]&lt;&gt;&quot;&quot;;[.M66];IF([.N66]&lt;&gt;&quot;&quot;;[.N66];IF([.R66]&lt;&gt;&quot;&quot;;[.R66];&quot;Non renseigné&quot;))))" office:value-type="string" office:string-value="Bordeaux" calcext:value-type="string">
            <text:p>Bordeaux</text:p>
          </table:table-cell>
          <table:table-cell table:style-name="ce23" table:formula="of:=IF([.S66]&lt;&gt;&quot;&quot;;[.S66];IF([.O66]=&quot;île de France&quot;;[.R66];IF([.O66]&lt;&gt;&quot;&quot;;[.O66];IF([.O66]=&quot;&quot;;&quot;&quot;))))" office:value-type="string" office:string-value="Gironde" calcext:value-type="string">
            <text:p>Gironde</text:p>
          </table:table-cell>
          <table:table-cell table:style-name="ce23" table:formula="of:=IF([.T66]&lt;&gt;&quot;&quot;;[.T66];IF([.P66]&lt;&gt;&quot;&quot;;[.P66];IF([.P66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Altona</text:p>
          </table:table-cell>
          <table:table-cell table:style-name="ce25" table:number-columns-repeated="2"/>
          <table:table-cell table:style-name="ce25" office:value-type="string" calcext:value-type="string">
            <text:p>Danemark </text:p>
          </table:table-cell>
          <table:table-cell table:style-name="ce25" office:value-type="string" calcext:value-type="string">
            <text:p><text:s/>commune</text:p>
          </table:table-cell>
          <table:table-cell table:style-name="ce25" office:value-type="string" calcext:value-type="string">
            <text:p><text:s/>Hambourg </text:p>
          </table:table-cell>
          <table:table-cell table:style-name="ce25"/>
          <table:table-cell table:style-name="ce25" office:value-type="string" calcext:value-type="string">
            <text:p><text:s/>Allemagne</text:p>
          </table:table-cell>
          <table:table-cell table:style-name="ce27" table:formula="of:=IF([.AC66]&lt;&gt;&quot;&quot;;[.AC66];IF([.X66]&lt;&gt;&quot;&quot;;[.X66];IF([.Z66]&lt;&gt;&quot;&quot;;[.Z66];IF([.AD66]&lt;&gt;&quot;&quot;;[.AD66];&quot;Non renseigné&quot;))))" office:value-type="string" office:string-value=" Hambourg " calcext:value-type="string">
            <text:p><text:s/>Hambourg </text:p>
          </table:table-cell>
          <table:table-cell table:style-name="ce27" table:formula="of:=IF([.AD66]&lt;&gt;&quot;&quot;;[.AD66];&quot;&quot;)">
            <text:p/>
          </table:table-cell>
          <table:table-cell table:style-name="ce28" table:formula="of:=IF([.AE66]&lt;&gt;&quot;&quot;;[.AE66];IF([.AD66]&lt;&gt;&quot;&quot;;[.AD66];[.AA66]))" office:value-type="string" office:string-value=" Allemagne" calcext:value-type="string">
            <text:p><text:s/>Allemagn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66_P.jpg |image| \</text:p>
          </table:table-cell>
          <table:table-cell table:style-name="ce5" office:value-type="float" office:value="66" calcext:value-type="float">
            <text:p>66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66" calcext:value-type="float">
            <text:p>66</text:p>
          </table:table-cell>
          <table:table-cell table:style-name="ce9" office:value-type="string" calcext:value-type="string">
            <text:p>12</text:p>
          </table:table-cell>
          <table:table-cell table:style-name="ce9" office:value-type="string" calcext:value-type="string">
            <text:p>04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Madeleine Ducret</text:p>
          </table:table-cell>
          <table:table-cell table:style-name="ce15" office:value-type="string" calcext:value-type="string">
            <text:p>Ducret</text:p>
          </table:table-cell>
          <table:table-cell table:style-name="ce15" office:value-type="string" calcext:value-type="string">
            <text:p>Madeleine</text:p>
          </table:table-cell>
          <table:table-cell table:style-name="ce15" table:number-columns-repeated="2"/>
          <table:table-cell table:style-name="ce10" office:value-type="string" calcext:value-type="string">
            <text:p>Lyon</text:p>
          </table:table-cell>
          <table:table-cell table:style-name="ce10"/>
          <table:table-cell table:style-name="ce10" office:value-type="string" calcext:value-type="string">
            <text:p>Rhôn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67]&lt;&gt;&quot;&quot;;[.Q67];IF([.M67]&lt;&gt;&quot;&quot;;[.M67];IF([.N67]&lt;&gt;&quot;&quot;;[.N67];IF([.R67]&lt;&gt;&quot;&quot;;[.R67];&quot;Non renseigné&quot;))))" office:value-type="string" office:string-value="Lyon" calcext:value-type="string">
            <text:p>Lyon</text:p>
          </table:table-cell>
          <table:table-cell table:style-name="ce23" table:formula="of:=IF([.S67]&lt;&gt;&quot;&quot;;[.S67];IF([.O67]=&quot;île de France&quot;;[.R67];IF([.O67]&lt;&gt;&quot;&quot;;[.O67];IF([.O67]=&quot;&quot;;&quot;&quot;))))" office:value-type="string" office:string-value="Rhône" calcext:value-type="string">
            <text:p>Rhône</text:p>
          </table:table-cell>
          <table:table-cell table:style-name="ce23" table:formula="of:=IF([.T67]&lt;&gt;&quot;&quot;;[.T67];IF([.P67]&lt;&gt;&quot;&quot;;[.P67];IF([.P67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Saint-Thomas</text:p>
          </table:table-cell>
          <table:table-cell table:style-name="ce25" table:number-columns-repeated="2"/>
          <table:table-cell table:style-name="ce25" office:value-type="string" calcext:value-type="string">
            <text:p>Indes occidentales danoises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string" calcext:value-type="string">
            <text:p><text:s/>Saint-Thomas </text:p>
          </table:table-cell>
          <table:table-cell table:style-name="ce25" office:value-type="string" calcext:value-type="string">
            <text:p>Iles Vierges</text:p>
          </table:table-cell>
          <table:table-cell table:style-name="ce25"/>
          <table:table-cell table:style-name="ce27" table:formula="of:=IF([.AC67]&lt;&gt;&quot;&quot;;[.AC67];IF([.X67]&lt;&gt;&quot;&quot;;[.X67];IF([.Z67]&lt;&gt;&quot;&quot;;[.Z67];IF([.AD67]&lt;&gt;&quot;&quot;;[.AD67];&quot;Non renseigné&quot;))))" office:value-type="string" office:string-value=" Saint-Thomas " calcext:value-type="string">
            <text:p><text:s/>Saint-Thomas </text:p>
          </table:table-cell>
          <table:table-cell table:style-name="ce27" table:formula="of:=IF([.AD67]&lt;&gt;&quot;&quot;;[.AD67];&quot;&quot;)" office:value-type="string" office:string-value="Iles Vierges" calcext:value-type="string">
            <text:p>Iles Vierges</text:p>
          </table:table-cell>
          <table:table-cell table:style-name="ce28" table:formula="of:=IF([.AE67]&lt;&gt;&quot;&quot;;[.AE67];IF([.AD67]&lt;&gt;&quot;&quot;;[.AD67];[.AA67]))" office:value-type="string" office:string-value="Iles Vierges" calcext:value-type="string">
            <text:p>Iles Vierge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67_P.jpg |image| \</text:p>
          </table:table-cell>
          <table:table-cell table:style-name="ce5" office:value-type="float" office:value="67" calcext:value-type="float">
            <text:p>67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67" calcext:value-type="float">
            <text:p>67</text:p>
          </table:table-cell>
          <table:table-cell table:style-name="ce9" office:value-type="string" calcext:value-type="string">
            <text:p>12</text:p>
          </table:table-cell>
          <table:table-cell table:style-name="ce9" office:value-type="string" calcext:value-type="string">
            <text:p>04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oseph Chedeville</text:p>
          </table:table-cell>
          <table:table-cell table:style-name="ce15" office:value-type="string" calcext:value-type="string">
            <text:p>Chedeville</text:p>
          </table:table-cell>
          <table:table-cell table:style-name="ce15" office:value-type="string" calcext:value-type="string">
            <text:p>Joseph</text:p>
          </table:table-cell>
          <table:table-cell table:style-name="ce15" table:number-columns-repeated="2"/>
          <table:table-cell table:style-name="ce10" office:value-type="string" calcext:value-type="string">
            <text:p>Lent</text:p>
          </table:table-cell>
          <table:table-cell table:style-name="ce10"/>
          <table:table-cell table:style-name="ce10" office:value-type="string" calcext:value-type="string">
            <text:p>Ain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68]&lt;&gt;&quot;&quot;;[.Q68];IF([.M68]&lt;&gt;&quot;&quot;;[.M68];IF([.N68]&lt;&gt;&quot;&quot;;[.N68];IF([.R68]&lt;&gt;&quot;&quot;;[.R68];&quot;Non renseigné&quot;))))" office:value-type="string" office:string-value="Lent" calcext:value-type="string">
            <text:p>Lent</text:p>
          </table:table-cell>
          <table:table-cell table:style-name="ce23" table:formula="of:=IF([.S68]&lt;&gt;&quot;&quot;;[.S68];IF([.O68]=&quot;île de France&quot;;[.R68];IF([.O68]&lt;&gt;&quot;&quot;;[.O68];IF([.O68]=&quot;&quot;;&quot;&quot;))))" office:value-type="string" office:string-value="Ain" calcext:value-type="string">
            <text:p>Ain</text:p>
          </table:table-cell>
          <table:table-cell table:style-name="ce23" table:formula="of:=IF([.T68]&lt;&gt;&quot;&quot;;[.T68];IF([.P68]&lt;&gt;&quot;&quot;;[.P68];IF([.P68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Saint-Thomas</text:p>
          </table:table-cell>
          <table:table-cell table:style-name="ce25" table:number-columns-repeated="2"/>
          <table:table-cell table:style-name="ce25" office:value-type="string" calcext:value-type="string">
            <text:p>Indes occidentales danoises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string" calcext:value-type="string">
            <text:p><text:s/>Saint-Thomas </text:p>
          </table:table-cell>
          <table:table-cell table:style-name="ce25" office:value-type="string" calcext:value-type="string">
            <text:p>Iles Vierges</text:p>
          </table:table-cell>
          <table:table-cell table:style-name="ce25"/>
          <table:table-cell table:style-name="ce27" table:formula="of:=IF([.AC68]&lt;&gt;&quot;&quot;;[.AC68];IF([.X68]&lt;&gt;&quot;&quot;;[.X68];IF([.Z68]&lt;&gt;&quot;&quot;;[.Z68];IF([.AD68]&lt;&gt;&quot;&quot;;[.AD68];&quot;Non renseigné&quot;))))" office:value-type="string" office:string-value=" Saint-Thomas " calcext:value-type="string">
            <text:p><text:s/>Saint-Thomas </text:p>
          </table:table-cell>
          <table:table-cell table:style-name="ce27" table:formula="of:=IF([.AD68]&lt;&gt;&quot;&quot;;[.AD68];&quot;&quot;)" office:value-type="string" office:string-value="Iles Vierges" calcext:value-type="string">
            <text:p>Iles Vierges</text:p>
          </table:table-cell>
          <table:table-cell table:style-name="ce28" table:formula="of:=IF([.AE68]&lt;&gt;&quot;&quot;;[.AE68];IF([.AD68]&lt;&gt;&quot;&quot;;[.AD68];[.AA68]))" office:value-type="string" office:string-value="Iles Vierges" calcext:value-type="string">
            <text:p>Iles Vierge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68_P.jpg |image| \</text:p>
          </table:table-cell>
          <table:table-cell table:style-name="ce5" office:value-type="float" office:value="68" calcext:value-type="float">
            <text:p>68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68" calcext:value-type="float">
            <text:p>68</text:p>
          </table:table-cell>
          <table:table-cell table:style-name="ce9" office:value-type="string" calcext:value-type="string">
            <text:p>12</text:p>
          </table:table-cell>
          <table:table-cell table:style-name="ce9" office:value-type="string" calcext:value-type="string">
            <text:p>04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Rose Gilbert</text:p>
          </table:table-cell>
          <table:table-cell table:style-name="ce15" office:value-type="string" calcext:value-type="string">
            <text:p>Gilbert</text:p>
          </table:table-cell>
          <table:table-cell table:style-name="ce15" office:value-type="string" calcext:value-type="string">
            <text:p>Rose</text:p>
          </table:table-cell>
          <table:table-cell table:style-name="ce15" table:number-columns-repeated="2"/>
          <table:table-cell table:style-name="ce10"/>
          <table:table-cell table:style-name="ce10" office:value-type="string" calcext:value-type="string">
            <text:p>Saint-Domingue</text:p>
          </table:table-cell>
          <table:table-cell table:style-name="ce10"/>
          <table:table-cell table:style-name="ce10" office:value-type="string" calcext:value-type="string">
            <text:p>France</text:p>
          </table:table-cell>
          <table:table-cell table:style-name="ce13" table:number-columns-repeated="3"/>
          <table:table-cell table:style-name="ce13" office:value-type="string" calcext:value-type="string">
            <text:p>Haïti</text:p>
          </table:table-cell>
          <table:table-cell table:style-name="ce13" table:formula="of:=IF([.Q69]&lt;&gt;&quot;&quot;;[.Q69];IF([.M69]&lt;&gt;&quot;&quot;;[.M69];IF([.N69]&lt;&gt;&quot;&quot;;[.N69];IF([.R69]&lt;&gt;&quot;&quot;;[.R69];&quot;Non renseigné&quot;))))" office:value-type="string" office:string-value="Saint-Domingue" calcext:value-type="string">
            <text:p>Saint-Domingue</text:p>
          </table:table-cell>
          <table:table-cell table:style-name="ce23" table:formula="of:=IF([.S69]&lt;&gt;&quot;&quot;;[.S69];IF([.O69]=&quot;île de France&quot;;[.R69];IF([.O69]&lt;&gt;&quot;&quot;;[.O69];IF([.O69]=&quot;&quot;;&quot;&quot;))))">
            <text:p/>
          </table:table-cell>
          <table:table-cell table:style-name="ce23" table:formula="of:=IF([.T69]&lt;&gt;&quot;&quot;;[.T69];IF([.P69]&lt;&gt;&quot;&quot;;[.P69];IF([.P69]=&quot;&quot;;&quot;&quot;)))" office:value-type="string" office:string-value="Haïti" calcext:value-type="string">
            <text:p>Haïti</text:p>
          </table:table-cell>
          <table:table-cell table:style-name="ce25" office:value-type="string" calcext:value-type="string">
            <text:p>Cap-Français</text:p>
          </table:table-cell>
          <table:table-cell table:style-name="ce25"/>
          <table:table-cell table:style-name="ce25" office:value-type="string" calcext:value-type="string">
            <text:p>Saint-Domingue</text:p>
          </table:table-cell>
          <table:table-cell table:style-name="ce25" office:value-type="string" calcext:value-type="string">
            <text:p>France</text:p>
          </table:table-cell>
          <table:table-cell table:style-name="ce25"/>
          <table:table-cell table:style-name="ce25" office:value-type="string" calcext:value-type="string">
            <text:p><text:s/>Cap-Haïtien </text:p>
          </table:table-cell>
          <table:table-cell table:style-name="ce25" office:value-type="string" calcext:value-type="string">
            <text:p>Haïti</text:p>
          </table:table-cell>
          <table:table-cell table:style-name="ce25"/>
          <table:table-cell table:style-name="ce27" table:formula="of:=IF([.AC69]&lt;&gt;&quot;&quot;;[.AC69];IF([.X69]&lt;&gt;&quot;&quot;;[.X69];IF([.Z69]&lt;&gt;&quot;&quot;;[.Z69];IF([.AD69]&lt;&gt;&quot;&quot;;[.AD69];&quot;Non renseigné&quot;))))" office:value-type="string" office:string-value=" Cap-Haïtien " calcext:value-type="string">
            <text:p><text:s/>Cap-Haïtien </text:p>
          </table:table-cell>
          <table:table-cell table:style-name="ce27" table:formula="of:=IF([.AD69]&lt;&gt;&quot;&quot;;[.AD69];&quot;&quot;)" office:value-type="string" office:string-value="Haïti" calcext:value-type="string">
            <text:p>Haïti</text:p>
          </table:table-cell>
          <table:table-cell table:style-name="ce28" table:formula="of:=IF([.AE69]&lt;&gt;&quot;&quot;;[.AE69];IF([.AD69]&lt;&gt;&quot;&quot;;[.AD69];[.AA69]))" office:value-type="string" office:string-value="Haïti" calcext:value-type="string">
            <text:p>Haïti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69_P.jpg |image| \</text:p>
          </table:table-cell>
          <table:table-cell table:style-name="ce5" office:value-type="float" office:value="69" calcext:value-type="float">
            <text:p>69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69" calcext:value-type="float">
            <text:p>69</text:p>
          </table:table-cell>
          <table:table-cell table:style-name="ce9" office:value-type="string" calcext:value-type="string">
            <text:p>12</text:p>
          </table:table-cell>
          <table:table-cell table:style-name="ce9" office:value-type="string" calcext:value-type="string">
            <text:p>04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Martial Dupeyrat</text:p>
          </table:table-cell>
          <table:table-cell table:style-name="ce15" office:value-type="string" calcext:value-type="string">
            <text:p>Dupeyrat</text:p>
          </table:table-cell>
          <table:table-cell table:style-name="ce15" office:value-type="string" calcext:value-type="string">
            <text:p>Martial</text:p>
          </table:table-cell>
          <table:table-cell table:style-name="ce15" table:number-columns-repeated="2"/>
          <table:table-cell table:style-name="ce10" office:value-type="string" calcext:value-type="string">
            <text:p>Blaye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70]&lt;&gt;&quot;&quot;;[.Q70];IF([.M70]&lt;&gt;&quot;&quot;;[.M70];IF([.N70]&lt;&gt;&quot;&quot;;[.N70];IF([.R70]&lt;&gt;&quot;&quot;;[.R70];&quot;Non renseigné&quot;))))" office:value-type="string" office:string-value="Blaye" calcext:value-type="string">
            <text:p>Blaye</text:p>
          </table:table-cell>
          <table:table-cell table:style-name="ce23" table:formula="of:=IF([.S70]&lt;&gt;&quot;&quot;;[.S70];IF([.O70]=&quot;île de France&quot;;[.R70];IF([.O70]&lt;&gt;&quot;&quot;;[.O70];IF([.O70]=&quot;&quot;;&quot;&quot;))))" office:value-type="string" office:string-value="Gironde" calcext:value-type="string">
            <text:p>Gironde</text:p>
          </table:table-cell>
          <table:table-cell table:style-name="ce23" table:formula="of:=IF([.T70]&lt;&gt;&quot;&quot;;[.T70];IF([.P70]&lt;&gt;&quot;&quot;;[.P70];IF([.P70]=&quot;&quot;;&quot;&quot;)))" office:value-type="string" office:string-value="France" calcext:value-type="string">
            <text:p>France</text:p>
          </table:table-cell>
          <table:table-cell table:style-name="ce25" table:number-columns-repeated="3"/>
          <table:table-cell table:style-name="ce25" office:value-type="string" calcext:value-type="string">
            <text:p>Etats-Unis</text:p>
          </table:table-cell>
          <table:table-cell table:style-name="ce25" table:number-columns-repeated="4"/>
          <table:table-cell table:style-name="ce27" table:formula="of:=IF([.AC70]&lt;&gt;&quot;&quot;;[.AC70];IF([.X70]&lt;&gt;&quot;&quot;;[.X70];IF([.Z70]&lt;&gt;&quot;&quot;;[.Z70];IF([.AD70]&lt;&gt;&quot;&quot;;[.AD70];&quot;Non renseigné&quot;))))" office:value-type="string" office:string-value="Non renseigné" calcext:value-type="string">
            <text:p>Non renseigné</text:p>
          </table:table-cell>
          <table:table-cell table:style-name="ce27" table:formula="of:=IF([.AD70]&lt;&gt;&quot;&quot;;[.AD70];&quot;&quot;)">
            <text:p/>
          </table:table-cell>
          <table:table-cell table:style-name="ce28" table:formula="of:=IF([.AE70]&lt;&gt;&quot;&quot;;[.AE70];IF([.AD70]&lt;&gt;&quot;&quot;;[.AD70];[.AA70]))" office:value-type="string" office:string-value="Etats-Unis" calcext:value-type="string">
            <text:p>Etats-Uni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70_P.jpg |image| \</text:p>
          </table:table-cell>
          <table:table-cell table:style-name="ce5" office:value-type="float" office:value="70" calcext:value-type="float">
            <text:p>70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70" calcext:value-type="float">
            <text:p>70</text:p>
          </table:table-cell>
          <table:table-cell table:style-name="ce9" office:value-type="string" calcext:value-type="string">
            <text:p>13</text:p>
          </table:table-cell>
          <table:table-cell table:style-name="ce9" office:value-type="string" calcext:value-type="string">
            <text:p>04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ean Clavere</text:p>
          </table:table-cell>
          <table:table-cell table:style-name="ce15" office:value-type="string" calcext:value-type="string">
            <text:p>Clavere</text:p>
          </table:table-cell>
          <table:table-cell table:style-name="ce15" office:value-type="string" calcext:value-type="string">
            <text:p>Jean</text:p>
          </table:table-cell>
          <table:table-cell table:style-name="ce15" table:number-columns-repeated="2"/>
          <table:table-cell table:style-name="ce10" office:value-type="string" calcext:value-type="string">
            <text:p>Toulouse</text:p>
          </table:table-cell>
          <table:table-cell table:style-name="ce10"/>
          <table:table-cell table:style-name="ce10" office:value-type="string" calcext:value-type="string">
            <text:p>Haute-Garonn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71]&lt;&gt;&quot;&quot;;[.Q71];IF([.M71]&lt;&gt;&quot;&quot;;[.M71];IF([.N71]&lt;&gt;&quot;&quot;;[.N71];IF([.R71]&lt;&gt;&quot;&quot;;[.R71];&quot;Non renseigné&quot;))))" office:value-type="string" office:string-value="Toulouse" calcext:value-type="string">
            <text:p>Toulouse</text:p>
          </table:table-cell>
          <table:table-cell table:style-name="ce23" table:formula="of:=IF([.S71]&lt;&gt;&quot;&quot;;[.S71];IF([.O71]=&quot;île de France&quot;;[.R71];IF([.O71]&lt;&gt;&quot;&quot;;[.O71];IF([.O71]=&quot;&quot;;&quot;&quot;))))" office:value-type="string" office:string-value="Haute-Garonne" calcext:value-type="string">
            <text:p>Haute-Garonne</text:p>
          </table:table-cell>
          <table:table-cell table:style-name="ce23" table:formula="of:=IF([.T71]&lt;&gt;&quot;&quot;;[.T71];IF([.P71]&lt;&gt;&quot;&quot;;[.P71];IF([.P71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France</text:p>
          </table:table-cell>
          <table:table-cell table:style-name="ce25" office:value-type="string" calcext:value-type="string">
            <text:p>île de France</text:p>
          </table:table-cell>
          <table:table-cell table:style-name="ce25" table:number-columns-repeated="4"/>
          <table:table-cell table:style-name="ce25" office:value-type="string" calcext:value-type="string">
            <text:p>île Maurice</text:p>
          </table:table-cell>
          <table:table-cell table:style-name="ce25"/>
          <table:table-cell table:style-name="ce27" table:formula="of:=IF([.AC71]&lt;&gt;&quot;&quot;;[.AC71];IF([.X71]&lt;&gt;&quot;&quot;;[.X71];IF([.Z71]&lt;&gt;&quot;&quot;;[.Z71];IF([.AD71]&lt;&gt;&quot;&quot;;[.AD71];&quot;Non renseigné&quot;))))" office:value-type="string" office:string-value="France" calcext:value-type="string">
            <text:p>France</text:p>
          </table:table-cell>
          <table:table-cell table:style-name="ce27" table:formula="of:=IF([.AD71]&lt;&gt;&quot;&quot;;[.AD71];&quot;&quot;)" office:value-type="string" office:string-value="île Maurice" calcext:value-type="string">
            <text:p>île Maurice</text:p>
          </table:table-cell>
          <table:table-cell table:style-name="ce28" table:formula="of:=IF([.AE71]&lt;&gt;&quot;&quot;;[.AE71];IF([.AD71]&lt;&gt;&quot;&quot;;[.AD71];[.AA71]))" office:value-type="string" office:string-value="île Maurice" calcext:value-type="string">
            <text:p>île Mauric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71_P.jpg |image| \</text:p>
          </table:table-cell>
          <table:table-cell table:style-name="ce5" office:value-type="float" office:value="71" calcext:value-type="float">
            <text:p>71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71" calcext:value-type="float">
            <text:p>71</text:p>
          </table:table-cell>
          <table:table-cell table:style-name="ce9" office:value-type="string" calcext:value-type="string">
            <text:p>13</text:p>
          </table:table-cell>
          <table:table-cell table:style-name="ce9" office:value-type="string" calcext:value-type="string">
            <text:p>04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Marc Domec</text:p>
          </table:table-cell>
          <table:table-cell table:style-name="ce15" office:value-type="string" calcext:value-type="string">
            <text:p>Domec</text:p>
          </table:table-cell>
          <table:table-cell table:style-name="ce15" office:value-type="string" calcext:value-type="string">
            <text:p>Marc</text:p>
          </table:table-cell>
          <table:table-cell table:style-name="ce15" table:number-columns-repeated="2"/>
          <table:table-cell table:style-name="ce10" office:value-type="string" calcext:value-type="string">
            <text:p>Cap-Français</text:p>
          </table:table-cell>
          <table:table-cell table:style-name="ce10" office:value-type="string" calcext:value-type="string">
            <text:p>Saint-Domingue</text:p>
          </table:table-cell>
          <table:table-cell table:style-name="ce10" table:number-columns-repeated="2"/>
          <table:table-cell table:style-name="ce13" office:value-type="string" calcext:value-type="string">
            <text:p>Le Cap</text:p>
          </table:table-cell>
          <table:table-cell table:style-name="ce13" table:number-columns-repeated="2"/>
          <table:table-cell table:style-name="ce13" office:value-type="string" calcext:value-type="string">
            <text:p>Haïti</text:p>
          </table:table-cell>
          <table:table-cell table:style-name="ce13" table:formula="of:=IF([.Q72]&lt;&gt;&quot;&quot;;[.Q72];IF([.M72]&lt;&gt;&quot;&quot;;[.M72];IF([.N72]&lt;&gt;&quot;&quot;;[.N72];IF([.R72]&lt;&gt;&quot;&quot;;[.R72];&quot;Non renseigné&quot;))))" office:value-type="string" office:string-value="Le Cap" calcext:value-type="string">
            <text:p>Le Cap</text:p>
          </table:table-cell>
          <table:table-cell table:style-name="ce23" table:formula="of:=IF([.S72]&lt;&gt;&quot;&quot;;[.S72];IF([.O72]=&quot;île de France&quot;;[.R72];IF([.O72]&lt;&gt;&quot;&quot;;[.O72];IF([.O72]=&quot;&quot;;&quot;&quot;))))">
            <text:p/>
          </table:table-cell>
          <table:table-cell table:style-name="ce23" table:formula="of:=IF([.T72]&lt;&gt;&quot;&quot;;[.T72];IF([.P72]&lt;&gt;&quot;&quot;;[.P72];IF([.P72]=&quot;&quot;;&quot;&quot;)))" office:value-type="string" office:string-value="Haïti" calcext:value-type="string">
            <text:p>Haïti</text:p>
          </table:table-cell>
          <table:table-cell table:style-name="ce25" office:value-type="string" calcext:value-type="string">
            <text:p>Saint-Thomas</text:p>
          </table:table-cell>
          <table:table-cell table:style-name="ce25" table:number-columns-repeated="2"/>
          <table:table-cell table:style-name="ce25" office:value-type="string" calcext:value-type="string">
            <text:p>Indes occidentales danoises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string" calcext:value-type="string">
            <text:p><text:s/>Saint-Thomas </text:p>
          </table:table-cell>
          <table:table-cell table:style-name="ce25" office:value-type="string" calcext:value-type="string">
            <text:p>Iles Vierges</text:p>
          </table:table-cell>
          <table:table-cell table:style-name="ce25"/>
          <table:table-cell table:style-name="ce27" table:formula="of:=IF([.AC72]&lt;&gt;&quot;&quot;;[.AC72];IF([.X72]&lt;&gt;&quot;&quot;;[.X72];IF([.Z72]&lt;&gt;&quot;&quot;;[.Z72];IF([.AD72]&lt;&gt;&quot;&quot;;[.AD72];&quot;Non renseigné&quot;))))" office:value-type="string" office:string-value=" Saint-Thomas " calcext:value-type="string">
            <text:p><text:s/>Saint-Thomas </text:p>
          </table:table-cell>
          <table:table-cell table:style-name="ce27" table:formula="of:=IF([.AD72]&lt;&gt;&quot;&quot;;[.AD72];&quot;&quot;)" office:value-type="string" office:string-value="Iles Vierges" calcext:value-type="string">
            <text:p>Iles Vierges</text:p>
          </table:table-cell>
          <table:table-cell table:style-name="ce28" table:formula="of:=IF([.AE72]&lt;&gt;&quot;&quot;;[.AE72];IF([.AD72]&lt;&gt;&quot;&quot;;[.AD72];[.AA72]))" office:value-type="string" office:string-value="Iles Vierges" calcext:value-type="string">
            <text:p>Iles Vierge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72_P.jpg |image| \</text:p>
          </table:table-cell>
          <table:table-cell table:style-name="ce5" office:value-type="float" office:value="72" calcext:value-type="float">
            <text:p>72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72" calcext:value-type="float">
            <text:p>72</text:p>
          </table:table-cell>
          <table:table-cell table:style-name="ce9" office:value-type="string" calcext:value-type="string">
            <text:p>13</text:p>
          </table:table-cell>
          <table:table-cell table:style-name="ce9" office:value-type="string" calcext:value-type="string">
            <text:p>04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Elisabeth Pezee</text:p>
          </table:table-cell>
          <table:table-cell table:style-name="ce15" office:value-type="string" calcext:value-type="string">
            <text:p>Pezee</text:p>
          </table:table-cell>
          <table:table-cell table:style-name="ce15" office:value-type="string" calcext:value-type="string">
            <text:p>Elisabeth</text:p>
          </table:table-cell>
          <table:table-cell table:style-name="ce15" table:number-columns-repeated="2"/>
          <table:table-cell table:style-name="ce10"/>
          <table:table-cell table:style-name="ce10" office:value-type="string" calcext:value-type="string">
            <text:p>Saint-Domingue</text:p>
          </table:table-cell>
          <table:table-cell table:style-name="ce10"/>
          <table:table-cell table:style-name="ce10" office:value-type="string" calcext:value-type="string">
            <text:p>France</text:p>
          </table:table-cell>
          <table:table-cell table:style-name="ce13" table:number-columns-repeated="3"/>
          <table:table-cell table:style-name="ce13" office:value-type="string" calcext:value-type="string">
            <text:p>Haïti</text:p>
          </table:table-cell>
          <table:table-cell table:style-name="ce13" table:formula="of:=IF([.Q73]&lt;&gt;&quot;&quot;;[.Q73];IF([.M73]&lt;&gt;&quot;&quot;;[.M73];IF([.N73]&lt;&gt;&quot;&quot;;[.N73];IF([.R73]&lt;&gt;&quot;&quot;;[.R73];&quot;Non renseigné&quot;))))" office:value-type="string" office:string-value="Saint-Domingue" calcext:value-type="string">
            <text:p>Saint-Domingue</text:p>
          </table:table-cell>
          <table:table-cell table:style-name="ce23" table:formula="of:=IF([.S73]&lt;&gt;&quot;&quot;;[.S73];IF([.O73]=&quot;île de France&quot;;[.R73];IF([.O73]&lt;&gt;&quot;&quot;;[.O73];IF([.O73]=&quot;&quot;;&quot;&quot;))))">
            <text:p/>
          </table:table-cell>
          <table:table-cell table:style-name="ce23" table:formula="of:=IF([.T73]&lt;&gt;&quot;&quot;;[.T73];IF([.P73]&lt;&gt;&quot;&quot;;[.P73];IF([.P73]=&quot;&quot;;&quot;&quot;)))" office:value-type="string" office:string-value="Haïti" calcext:value-type="string">
            <text:p>Haïti</text:p>
          </table:table-cell>
          <table:table-cell table:style-name="ce25" office:value-type="string" calcext:value-type="string">
            <text:p>Saint-Thomas</text:p>
          </table:table-cell>
          <table:table-cell table:style-name="ce25" table:number-columns-repeated="2"/>
          <table:table-cell table:style-name="ce25" office:value-type="string" calcext:value-type="string">
            <text:p>Indes occidentales danoises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string" calcext:value-type="string">
            <text:p><text:s/>Saint-Thomas </text:p>
          </table:table-cell>
          <table:table-cell table:style-name="ce25" office:value-type="string" calcext:value-type="string">
            <text:p>Iles Vierges</text:p>
          </table:table-cell>
          <table:table-cell table:style-name="ce25"/>
          <table:table-cell table:style-name="ce27" table:formula="of:=IF([.AC73]&lt;&gt;&quot;&quot;;[.AC73];IF([.X73]&lt;&gt;&quot;&quot;;[.X73];IF([.Z73]&lt;&gt;&quot;&quot;;[.Z73];IF([.AD73]&lt;&gt;&quot;&quot;;[.AD73];&quot;Non renseigné&quot;))))" office:value-type="string" office:string-value=" Saint-Thomas " calcext:value-type="string">
            <text:p><text:s/>Saint-Thomas </text:p>
          </table:table-cell>
          <table:table-cell table:style-name="ce27" table:formula="of:=IF([.AD73]&lt;&gt;&quot;&quot;;[.AD73];&quot;&quot;)" office:value-type="string" office:string-value="Iles Vierges" calcext:value-type="string">
            <text:p>Iles Vierges</text:p>
          </table:table-cell>
          <table:table-cell table:style-name="ce28" table:formula="of:=IF([.AE73]&lt;&gt;&quot;&quot;;[.AE73];IF([.AD73]&lt;&gt;&quot;&quot;;[.AD73];[.AA73]))" office:value-type="string" office:string-value="Iles Vierges" calcext:value-type="string">
            <text:p>Iles Vierge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73_P.jpg |image| \</text:p>
          </table:table-cell>
          <table:table-cell table:style-name="ce5" office:value-type="float" office:value="73" calcext:value-type="float">
            <text:p>73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73" calcext:value-type="float">
            <text:p>73</text:p>
          </table:table-cell>
          <table:table-cell table:style-name="ce9" office:value-type="string" calcext:value-type="string">
            <text:p>14</text:p>
          </table:table-cell>
          <table:table-cell table:style-name="ce9" office:value-type="string" calcext:value-type="string">
            <text:p>04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ean Couperie</text:p>
          </table:table-cell>
          <table:table-cell table:style-name="ce15" office:value-type="string" calcext:value-type="string">
            <text:p>Couperie</text:p>
          </table:table-cell>
          <table:table-cell table:style-name="ce15" office:value-type="string" calcext:value-type="string">
            <text:p>Jean</text:p>
          </table:table-cell>
          <table:table-cell table:style-name="ce15" table:number-columns-repeated="2"/>
          <table:table-cell table:style-name="ce10" office:value-type="string" calcext:value-type="string">
            <text:p>Saint-Laurent-des-Combes</text:p>
          </table:table-cell>
          <table:table-cell table:style-name="ce10"/>
          <table:table-cell table:style-name="ce10" office:value-type="string" calcext:value-type="string">
            <text:p>Charent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74]&lt;&gt;&quot;&quot;;[.Q74];IF([.M74]&lt;&gt;&quot;&quot;;[.M74];IF([.N74]&lt;&gt;&quot;&quot;;[.N74];IF([.R74]&lt;&gt;&quot;&quot;;[.R74];&quot;Non renseigné&quot;))))" office:value-type="string" office:string-value="Saint-Laurent-des-Combes" calcext:value-type="string">
            <text:p>Saint-Laurent-des-Combes</text:p>
          </table:table-cell>
          <table:table-cell table:style-name="ce23" table:formula="of:=IF([.S74]&lt;&gt;&quot;&quot;;[.S74];IF([.O74]=&quot;île de France&quot;;[.R74];IF([.O74]&lt;&gt;&quot;&quot;;[.O74];IF([.O74]=&quot;&quot;;&quot;&quot;))))" office:value-type="string" office:string-value="Charente" calcext:value-type="string">
            <text:p>Charente</text:p>
          </table:table-cell>
          <table:table-cell table:style-name="ce23" table:formula="of:=IF([.T74]&lt;&gt;&quot;&quot;;[.T74];IF([.P74]&lt;&gt;&quot;&quot;;[.P74];IF([.P74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Saint-Sébastien</text:p>
          </table:table-cell>
          <table:table-cell table:style-name="ce25" table:number-columns-repeated="2"/>
          <table:table-cell table:style-name="ce25" office:value-type="string" calcext:value-type="string">
            <text:p>Espagn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74]&lt;&gt;&quot;&quot;;[.AC74];IF([.X74]&lt;&gt;&quot;&quot;;[.X74];IF([.Z74]&lt;&gt;&quot;&quot;;[.Z74];IF([.AD74]&lt;&gt;&quot;&quot;;[.AD74];&quot;Non renseigné&quot;))))" office:value-type="string" office:string-value="Saint-Sébastien" calcext:value-type="string">
            <text:p>Saint-Sébastien</text:p>
          </table:table-cell>
          <table:table-cell table:style-name="ce27" table:formula="of:=IF([.AD74]&lt;&gt;&quot;&quot;;[.AD74];&quot;&quot;)">
            <text:p/>
          </table:table-cell>
          <table:table-cell table:style-name="ce28" table:formula="of:=IF([.AE74]&lt;&gt;&quot;&quot;;[.AE74];IF([.AD74]&lt;&gt;&quot;&quot;;[.AD74];[.AA74]))" office:value-type="string" office:string-value="Espagne" calcext:value-type="string">
            <text:p>Espagn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74_P.jpg |image| \</text:p>
          </table:table-cell>
          <table:table-cell table:style-name="ce5" office:value-type="float" office:value="74" calcext:value-type="float">
            <text:p>74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74" calcext:value-type="float">
            <text:p>74</text:p>
          </table:table-cell>
          <table:table-cell table:style-name="ce9" office:value-type="string" calcext:value-type="string">
            <text:p>14</text:p>
          </table:table-cell>
          <table:table-cell table:style-name="ce9" office:value-type="string" calcext:value-type="string">
            <text:p>04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Elisabeth Basterate</text:p>
          </table:table-cell>
          <table:table-cell table:style-name="ce15" office:value-type="string" calcext:value-type="string">
            <text:p>Basterate</text:p>
          </table:table-cell>
          <table:table-cell table:style-name="ce15" office:value-type="string" calcext:value-type="string">
            <text:p>Elisabeth</text:p>
          </table:table-cell>
          <table:table-cell table:style-name="ce15" table:number-columns-repeated="2"/>
          <table:table-cell table:style-name="ce10"/>
          <table:table-cell table:style-name="ce10" office:value-type="string" calcext:value-type="string">
            <text:p>Saint-Domingue</text:p>
          </table:table-cell>
          <table:table-cell table:style-name="ce10"/>
          <table:table-cell table:style-name="ce10" office:value-type="string" calcext:value-type="string">
            <text:p>France</text:p>
          </table:table-cell>
          <table:table-cell table:style-name="ce13" table:number-columns-repeated="3"/>
          <table:table-cell table:style-name="ce13" office:value-type="string" calcext:value-type="string">
            <text:p>Haïti</text:p>
          </table:table-cell>
          <table:table-cell table:style-name="ce13" table:formula="of:=IF([.Q75]&lt;&gt;&quot;&quot;;[.Q75];IF([.M75]&lt;&gt;&quot;&quot;;[.M75];IF([.N75]&lt;&gt;&quot;&quot;;[.N75];IF([.R75]&lt;&gt;&quot;&quot;;[.R75];&quot;Non renseigné&quot;))))" office:value-type="string" office:string-value="Saint-Domingue" calcext:value-type="string">
            <text:p>Saint-Domingue</text:p>
          </table:table-cell>
          <table:table-cell table:style-name="ce23" table:formula="of:=IF([.S75]&lt;&gt;&quot;&quot;;[.S75];IF([.O75]=&quot;île de France&quot;;[.R75];IF([.O75]&lt;&gt;&quot;&quot;;[.O75];IF([.O75]=&quot;&quot;;&quot;&quot;))))">
            <text:p/>
          </table:table-cell>
          <table:table-cell table:style-name="ce23" table:formula="of:=IF([.T75]&lt;&gt;&quot;&quot;;[.T75];IF([.P75]&lt;&gt;&quot;&quot;;[.P75];IF([.P75]=&quot;&quot;;&quot;&quot;)))" office:value-type="string" office:string-value="Haïti" calcext:value-type="string">
            <text:p>Haïti</text:p>
          </table:table-cell>
          <table:table-cell table:style-name="ce25" table:number-columns-repeated="2"/>
          <table:table-cell table:style-name="ce25" office:value-type="string" calcext:value-type="string">
            <text:p>Saint-Domingue</text:p>
          </table:table-cell>
          <table:table-cell table:style-name="ce25" table:number-columns-repeated="3"/>
          <table:table-cell table:style-name="ce25" office:value-type="string" calcext:value-type="string">
            <text:p>Haïti</text:p>
          </table:table-cell>
          <table:table-cell table:style-name="ce25"/>
          <table:table-cell table:style-name="ce27" table:formula="of:=IF([.AC75]&lt;&gt;&quot;&quot;;[.AC75];IF([.X75]&lt;&gt;&quot;&quot;;[.X75];IF([.Z75]&lt;&gt;&quot;&quot;;[.Z75];IF([.AD75]&lt;&gt;&quot;&quot;;[.AD75];&quot;Non renseigné&quot;))))" office:value-type="string" office:string-value="Saint-Domingue" calcext:value-type="string">
            <text:p>Saint-Domingue</text:p>
          </table:table-cell>
          <table:table-cell table:style-name="ce27" table:formula="of:=IF([.AD75]&lt;&gt;&quot;&quot;;[.AD75];&quot;&quot;)" office:value-type="string" office:string-value="Haïti" calcext:value-type="string">
            <text:p>Haïti</text:p>
          </table:table-cell>
          <table:table-cell table:style-name="ce28" table:formula="of:=IF([.AE75]&lt;&gt;&quot;&quot;;[.AE75];IF([.AD75]&lt;&gt;&quot;&quot;;[.AD75];[.AA75]))" office:value-type="string" office:string-value="Haïti" calcext:value-type="string">
            <text:p>Haïti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75_P.jpg |image| \</text:p>
          </table:table-cell>
          <table:table-cell table:style-name="ce5" office:value-type="float" office:value="75" calcext:value-type="float">
            <text:p>75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75" calcext:value-type="float">
            <text:p>75</text:p>
          </table:table-cell>
          <table:table-cell table:style-name="ce9" office:value-type="string" calcext:value-type="string">
            <text:p>14</text:p>
          </table:table-cell>
          <table:table-cell table:style-name="ce9" office:value-type="string" calcext:value-type="string">
            <text:p>04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Pierre Lameson</text:p>
          </table:table-cell>
          <table:table-cell table:style-name="ce15" office:value-type="string" calcext:value-type="string">
            <text:p>Lameson</text:p>
          </table:table-cell>
          <table:table-cell table:style-name="ce15" office:value-type="string" calcext:value-type="string">
            <text:p>Pierre</text:p>
          </table:table-cell>
          <table:table-cell table:style-name="ce15" table:number-columns-repeated="2"/>
          <table:table-cell table:style-name="ce13" office:value-type="string" calcext:value-type="string">
            <text:p>La Réole</text:p>
          </table:table-cell>
          <table:table-cell table:style-name="ce13"/>
          <table:table-cell table:style-name="ce13" office:value-type="string" calcext:value-type="string">
            <text:p>Gironde</text:p>
          </table:table-cell>
          <table:table-cell table:style-name="ce13"/>
          <table:table-cell table:style-name="ce13" office:value-type="string" calcext:value-type="string">
            <text:p>France</text:p>
          </table:table-cell>
          <table:table-cell table:style-name="ce13" table:number-columns-repeated="3"/>
          <table:table-cell table:style-name="ce13" table:formula="of:=IF([.Q76]&lt;&gt;&quot;&quot;;[.Q76];IF([.M76]&lt;&gt;&quot;&quot;;[.M76];IF([.N76]&lt;&gt;&quot;&quot;;[.N76];IF([.R76]&lt;&gt;&quot;&quot;;[.R76];&quot;Non renseigné&quot;))))" office:value-type="string" office:string-value="France" calcext:value-type="string">
            <text:p>France</text:p>
          </table:table-cell>
          <table:table-cell table:style-name="ce23" table:formula="of:=IF([.S76]&lt;&gt;&quot;&quot;;[.S76];IF([.O76]=&quot;île de France&quot;;[.R76];IF([.O76]&lt;&gt;&quot;&quot;;[.O76];IF([.O76]=&quot;&quot;;&quot;&quot;))))" office:value-type="string" office:string-value="Gironde" calcext:value-type="string">
            <text:p>Gironde</text:p>
          </table:table-cell>
          <table:table-cell table:style-name="ce23" table:formula="of:=IF([.T76]&lt;&gt;&quot;&quot;;[.T76];IF([.P76]&lt;&gt;&quot;&quot;;[.P76];IF([.P76]=&quot;&quot;;&quot;&quot;)))">
            <text:p/>
          </table:table-cell>
          <table:table-cell table:style-name="ce25" office:value-type="string" calcext:value-type="string">
            <text:p>Saint-Thomas</text:p>
          </table:table-cell>
          <table:table-cell table:style-name="ce25" table:number-columns-repeated="2"/>
          <table:table-cell table:style-name="ce25" office:value-type="string" calcext:value-type="string">
            <text:p>Indes occidentales danoises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string" calcext:value-type="string">
            <text:p><text:s/>Saint-Thomas </text:p>
          </table:table-cell>
          <table:table-cell table:style-name="ce25" office:value-type="string" calcext:value-type="string">
            <text:p>Iles Vierges</text:p>
          </table:table-cell>
          <table:table-cell table:style-name="ce25"/>
          <table:table-cell table:style-name="ce27" table:formula="of:=IF([.AC76]&lt;&gt;&quot;&quot;;[.AC76];IF([.X76]&lt;&gt;&quot;&quot;;[.X76];IF([.Z76]&lt;&gt;&quot;&quot;;[.Z76];IF([.AD76]&lt;&gt;&quot;&quot;;[.AD76];&quot;Non renseigné&quot;))))" office:value-type="string" office:string-value=" Saint-Thomas " calcext:value-type="string">
            <text:p><text:s/>Saint-Thomas </text:p>
          </table:table-cell>
          <table:table-cell table:style-name="ce27" table:formula="of:=IF([.AD76]&lt;&gt;&quot;&quot;;[.AD76];&quot;&quot;)" office:value-type="string" office:string-value="Iles Vierges" calcext:value-type="string">
            <text:p>Iles Vierges</text:p>
          </table:table-cell>
          <table:table-cell table:style-name="ce28" table:formula="of:=IF([.AE76]&lt;&gt;&quot;&quot;;[.AE76];IF([.AD76]&lt;&gt;&quot;&quot;;[.AD76];[.AA76]))" office:value-type="string" office:string-value="Iles Vierges" calcext:value-type="string">
            <text:p>Iles Vierge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76_P.jpg |image| \</text:p>
          </table:table-cell>
          <table:table-cell table:style-name="ce5" office:value-type="float" office:value="76" calcext:value-type="float">
            <text:p>76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76" calcext:value-type="float">
            <text:p>76</text:p>
          </table:table-cell>
          <table:table-cell table:style-name="ce9" office:value-type="string" calcext:value-type="string">
            <text:p>14</text:p>
          </table:table-cell>
          <table:table-cell table:style-name="ce9" office:value-type="string" calcext:value-type="string">
            <text:p>04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Louis Charles Schmidt</text:p>
          </table:table-cell>
          <table:table-cell table:style-name="ce15" office:value-type="string" calcext:value-type="string">
            <text:p>Schmidt</text:p>
          </table:table-cell>
          <table:table-cell table:style-name="ce15" office:value-type="string" calcext:value-type="string">
            <text:p>Louis</text:p>
          </table:table-cell>
          <table:table-cell table:style-name="ce15" office:value-type="string" calcext:value-type="string">
            <text:p>Charles</text:p>
          </table:table-cell>
          <table:table-cell table:style-name="ce15"/>
          <table:table-cell table:style-name="ce10" office:value-type="string" calcext:value-type="string">
            <text:p>Hambourg</text:p>
          </table:table-cell>
          <table:table-cell table:style-name="ce10"/>
          <table:table-cell table:style-name="ce10" office:value-type="string" calcext:value-type="string">
            <text:p>Allemagne</text:p>
          </table:table-cell>
          <table:table-cell table:style-name="ce10"/>
          <table:table-cell table:style-name="ce13" table:number-columns-repeated="4"/>
          <table:table-cell table:style-name="ce13" table:formula="of:=IF([.Q77]&lt;&gt;&quot;&quot;;[.Q77];IF([.M77]&lt;&gt;&quot;&quot;;[.M77];IF([.N77]&lt;&gt;&quot;&quot;;[.N77];IF([.R77]&lt;&gt;&quot;&quot;;[.R77];&quot;Non renseigné&quot;))))" office:value-type="string" office:string-value="Hambourg" calcext:value-type="string">
            <text:p>Hambourg</text:p>
          </table:table-cell>
          <table:table-cell table:style-name="ce23" table:formula="of:=IF([.S77]&lt;&gt;&quot;&quot;;[.S77];IF([.O77]=&quot;île de France&quot;;[.R77];IF([.O77]&lt;&gt;&quot;&quot;;[.O77];IF([.O77]=&quot;&quot;;&quot;&quot;))))" office:value-type="string" office:string-value="Allemagne" calcext:value-type="string">
            <text:p>Allemagne</text:p>
          </table:table-cell>
          <table:table-cell table:style-name="ce23" table:formula="of:=IF([.T77]&lt;&gt;&quot;&quot;;[.T77];IF([.P77]&lt;&gt;&quot;&quot;;[.P77];IF([.P77]=&quot;&quot;;&quot;&quot;)))">
            <text:p/>
          </table:table-cell>
          <table:table-cell table:style-name="ce25" office:value-type="string" calcext:value-type="string">
            <text:p>Hambourg</text:p>
          </table:table-cell>
          <table:table-cell table:style-name="ce25" table:number-columns-repeated="2"/>
          <table:table-cell table:style-name="ce25" office:value-type="string" calcext:value-type="string">
            <text:p>Allemagn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77]&lt;&gt;&quot;&quot;;[.AC77];IF([.X77]&lt;&gt;&quot;&quot;;[.X77];IF([.Z77]&lt;&gt;&quot;&quot;;[.Z77];IF([.AD77]&lt;&gt;&quot;&quot;;[.AD77];&quot;Non renseigné&quot;))))" office:value-type="string" office:string-value="Hambourg" calcext:value-type="string">
            <text:p>Hambourg</text:p>
          </table:table-cell>
          <table:table-cell table:style-name="ce27" table:formula="of:=IF([.AD77]&lt;&gt;&quot;&quot;;[.AD77];&quot;&quot;)">
            <text:p/>
          </table:table-cell>
          <table:table-cell table:style-name="ce28" table:formula="of:=IF([.AE77]&lt;&gt;&quot;&quot;;[.AE77];IF([.AD77]&lt;&gt;&quot;&quot;;[.AD77];[.AA77]))" office:value-type="string" office:string-value="Allemagne" calcext:value-type="string">
            <text:p>Allemagn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77_P.jpg |image| \</text:p>
          </table:table-cell>
          <table:table-cell table:style-name="ce5" office:value-type="float" office:value="77" calcext:value-type="float">
            <text:p>77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77" calcext:value-type="float">
            <text:p>77</text:p>
          </table:table-cell>
          <table:table-cell table:style-name="ce9" office:value-type="string" calcext:value-type="string">
            <text:p>14</text:p>
          </table:table-cell>
          <table:table-cell table:style-name="ce9" office:value-type="string" calcext:value-type="string">
            <text:p>04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eanne Sophie Duprat</text:p>
          </table:table-cell>
          <table:table-cell table:style-name="ce15" office:value-type="string" calcext:value-type="string">
            <text:p>Duprat</text:p>
          </table:table-cell>
          <table:table-cell table:style-name="ce15" office:value-type="string" calcext:value-type="string">
            <text:p>Jeanne</text:p>
          </table:table-cell>
          <table:table-cell table:style-name="ce15" office:value-type="string" calcext:value-type="string">
            <text:p>Sophie</text:p>
          </table:table-cell>
          <table:table-cell table:style-name="ce15"/>
          <table:table-cell table:style-name="ce10" office:value-type="string" calcext:value-type="string">
            <text:p>Bordeaux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78]&lt;&gt;&quot;&quot;;[.Q78];IF([.M78]&lt;&gt;&quot;&quot;;[.M78];IF([.N78]&lt;&gt;&quot;&quot;;[.N78];IF([.R78]&lt;&gt;&quot;&quot;;[.R78];&quot;Non renseigné&quot;))))" office:value-type="string" office:string-value="Bordeaux" calcext:value-type="string">
            <text:p>Bordeaux</text:p>
          </table:table-cell>
          <table:table-cell table:style-name="ce23" table:formula="of:=IF([.S78]&lt;&gt;&quot;&quot;;[.S78];IF([.O78]=&quot;île de France&quot;;[.R78];IF([.O78]&lt;&gt;&quot;&quot;;[.O78];IF([.O78]=&quot;&quot;;&quot;&quot;))))" office:value-type="string" office:string-value="Gironde" calcext:value-type="string">
            <text:p>Gironde</text:p>
          </table:table-cell>
          <table:table-cell table:style-name="ce23" table:formula="of:=IF([.T78]&lt;&gt;&quot;&quot;;[.T78];IF([.P78]&lt;&gt;&quot;&quot;;[.P78];IF([.P78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Hambourg</text:p>
          </table:table-cell>
          <table:table-cell table:style-name="ce25" table:number-columns-repeated="2"/>
          <table:table-cell table:style-name="ce25" office:value-type="string" calcext:value-type="string">
            <text:p>Allemagn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78]&lt;&gt;&quot;&quot;;[.AC78];IF([.X78]&lt;&gt;&quot;&quot;;[.X78];IF([.Z78]&lt;&gt;&quot;&quot;;[.Z78];IF([.AD78]&lt;&gt;&quot;&quot;;[.AD78];&quot;Non renseigné&quot;))))" office:value-type="string" office:string-value="Hambourg" calcext:value-type="string">
            <text:p>Hambourg</text:p>
          </table:table-cell>
          <table:table-cell table:style-name="ce27" table:formula="of:=IF([.AD78]&lt;&gt;&quot;&quot;;[.AD78];&quot;&quot;)">
            <text:p/>
          </table:table-cell>
          <table:table-cell table:style-name="ce28" table:formula="of:=IF([.AE78]&lt;&gt;&quot;&quot;;[.AE78];IF([.AD78]&lt;&gt;&quot;&quot;;[.AD78];[.AA78]))" office:value-type="string" office:string-value="Allemagne" calcext:value-type="string">
            <text:p>Allemagn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78_P.jpg |image| \</text:p>
          </table:table-cell>
          <table:table-cell table:style-name="ce5" office:value-type="float" office:value="78" calcext:value-type="float">
            <text:p>78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78" calcext:value-type="float">
            <text:p>78</text:p>
          </table:table-cell>
          <table:table-cell table:style-name="ce9" office:value-type="string" calcext:value-type="string">
            <text:p>14</text:p>
          </table:table-cell>
          <table:table-cell table:style-name="ce9" office:value-type="string" calcext:value-type="string">
            <text:p>04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Lucile Peltan</text:p>
          </table:table-cell>
          <table:table-cell table:style-name="ce15" office:value-type="string" calcext:value-type="string">
            <text:p>Peltan</text:p>
          </table:table-cell>
          <table:table-cell table:style-name="ce15" office:value-type="string" calcext:value-type="string">
            <text:p>Lucile</text:p>
          </table:table-cell>
          <table:table-cell table:style-name="ce15" table:number-columns-repeated="2"/>
          <table:table-cell table:style-name="ce10" office:value-type="string" calcext:value-type="string">
            <text:p>Jonzac</text:p>
          </table:table-cell>
          <table:table-cell table:style-name="ce10"/>
          <table:table-cell table:style-name="ce10" office:value-type="string" calcext:value-type="string">
            <text:p>Charente-Inférieure</text:p>
          </table:table-cell>
          <table:table-cell table:style-name="ce10" office:value-type="string" calcext:value-type="string">
            <text:p>France</text:p>
          </table:table-cell>
          <table:table-cell table:style-name="ce13" office:value-type="string" calcext:value-type="string">
            <text:p>Jonzac</text:p>
          </table:table-cell>
          <table:table-cell table:style-name="ce13"/>
          <table:table-cell table:style-name="ce13" office:value-type="string" calcext:value-type="string">
            <text:p>Charente-Maritime</text:p>
          </table:table-cell>
          <table:table-cell table:style-name="ce13" office:value-type="string" calcext:value-type="string">
            <text:p>France</text:p>
          </table:table-cell>
          <table:table-cell table:style-name="ce13" table:formula="of:=IF([.Q79]&lt;&gt;&quot;&quot;;[.Q79];IF([.M79]&lt;&gt;&quot;&quot;;[.M79];IF([.N79]&lt;&gt;&quot;&quot;;[.N79];IF([.R79]&lt;&gt;&quot;&quot;;[.R79];&quot;Non renseigné&quot;))))" office:value-type="string" office:string-value="Jonzac" calcext:value-type="string">
            <text:p>Jonzac</text:p>
          </table:table-cell>
          <table:table-cell table:style-name="ce23" table:formula="of:=IF([.S79]&lt;&gt;&quot;&quot;;[.S79];IF([.O79]=&quot;île de France&quot;;[.R79];IF([.O79]&lt;&gt;&quot;&quot;;[.O79];IF([.O79]=&quot;&quot;;&quot;&quot;))))" office:value-type="string" office:string-value="Charente-Maritime" calcext:value-type="string">
            <text:p>Charente-Maritime</text:p>
          </table:table-cell>
          <table:table-cell table:style-name="ce23" table:formula="of:=IF([.T79]&lt;&gt;&quot;&quot;;[.T79];IF([.P79]&lt;&gt;&quot;&quot;;[.P79];IF([.P79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Hambourg</text:p>
          </table:table-cell>
          <table:table-cell table:style-name="ce25" table:number-columns-repeated="2"/>
          <table:table-cell table:style-name="ce25" office:value-type="string" calcext:value-type="string">
            <text:p>Allemagn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79]&lt;&gt;&quot;&quot;;[.AC79];IF([.X79]&lt;&gt;&quot;&quot;;[.X79];IF([.Z79]&lt;&gt;&quot;&quot;;[.Z79];IF([.AD79]&lt;&gt;&quot;&quot;;[.AD79];&quot;Non renseigné&quot;))))" office:value-type="string" office:string-value="Hambourg" calcext:value-type="string">
            <text:p>Hambourg</text:p>
          </table:table-cell>
          <table:table-cell table:style-name="ce27" table:formula="of:=IF([.AD79]&lt;&gt;&quot;&quot;;[.AD79];&quot;&quot;)">
            <text:p/>
          </table:table-cell>
          <table:table-cell table:style-name="ce28" table:formula="of:=IF([.AE79]&lt;&gt;&quot;&quot;;[.AE79];IF([.AD79]&lt;&gt;&quot;&quot;;[.AD79];[.AA79]))" office:value-type="string" office:string-value="Allemagne" calcext:value-type="string">
            <text:p>Allemagn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79_P.jpg |image| \</text:p>
          </table:table-cell>
          <table:table-cell table:style-name="ce5" office:value-type="float" office:value="79" calcext:value-type="float">
            <text:p>79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79" calcext:value-type="float">
            <text:p>79</text:p>
          </table:table-cell>
          <table:table-cell table:style-name="ce9" office:value-type="string" calcext:value-type="string">
            <text:p>15</text:p>
          </table:table-cell>
          <table:table-cell table:style-name="ce9" office:value-type="string" calcext:value-type="string">
            <text:p>04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Pierre Lafaurie</text:p>
          </table:table-cell>
          <table:table-cell table:style-name="ce15" office:value-type="string" calcext:value-type="string">
            <text:p>Lafaurie</text:p>
          </table:table-cell>
          <table:table-cell table:style-name="ce15" office:value-type="string" calcext:value-type="string">
            <text:p>Pierre</text:p>
          </table:table-cell>
          <table:table-cell table:style-name="ce15" table:number-columns-repeated="2"/>
          <table:table-cell table:style-name="ce10" office:value-type="string" calcext:value-type="string">
            <text:p>Verdelais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80]&lt;&gt;&quot;&quot;;[.Q80];IF([.M80]&lt;&gt;&quot;&quot;;[.M80];IF([.N80]&lt;&gt;&quot;&quot;;[.N80];IF([.R80]&lt;&gt;&quot;&quot;;[.R80];&quot;Non renseigné&quot;))))" office:value-type="string" office:string-value="Verdelais" calcext:value-type="string">
            <text:p>Verdelais</text:p>
          </table:table-cell>
          <table:table-cell table:style-name="ce23" table:formula="of:=IF([.S80]&lt;&gt;&quot;&quot;;[.S80];IF([.O80]=&quot;île de France&quot;;[.R80];IF([.O80]&lt;&gt;&quot;&quot;;[.O80];IF([.O80]=&quot;&quot;;&quot;&quot;))))" office:value-type="string" office:string-value="Gironde" calcext:value-type="string">
            <text:p>Gironde</text:p>
          </table:table-cell>
          <table:table-cell table:style-name="ce23" table:formula="of:=IF([.T80]&lt;&gt;&quot;&quot;;[.T80];IF([.P80]&lt;&gt;&quot;&quot;;[.P80];IF([.P80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Hambourg</text:p>
          </table:table-cell>
          <table:table-cell table:style-name="ce25" table:number-columns-repeated="2"/>
          <table:table-cell table:style-name="ce25" office:value-type="string" calcext:value-type="string">
            <text:p>Allemagn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80]&lt;&gt;&quot;&quot;;[.AC80];IF([.X80]&lt;&gt;&quot;&quot;;[.X80];IF([.Z80]&lt;&gt;&quot;&quot;;[.Z80];IF([.AD80]&lt;&gt;&quot;&quot;;[.AD80];&quot;Non renseigné&quot;))))" office:value-type="string" office:string-value="Hambourg" calcext:value-type="string">
            <text:p>Hambourg</text:p>
          </table:table-cell>
          <table:table-cell table:style-name="ce27" table:formula="of:=IF([.AD80]&lt;&gt;&quot;&quot;;[.AD80];&quot;&quot;)">
            <text:p/>
          </table:table-cell>
          <table:table-cell table:style-name="ce28" table:formula="of:=IF([.AE80]&lt;&gt;&quot;&quot;;[.AE80];IF([.AD80]&lt;&gt;&quot;&quot;;[.AD80];[.AA80]))" office:value-type="string" office:string-value="Allemagne" calcext:value-type="string">
            <text:p>Allemagn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80_P.jpg |image| \</text:p>
          </table:table-cell>
          <table:table-cell table:style-name="ce5" office:value-type="float" office:value="80" calcext:value-type="float">
            <text:p>80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80" calcext:value-type="float">
            <text:p>80</text:p>
          </table:table-cell>
          <table:table-cell table:style-name="ce9" office:value-type="string" calcext:value-type="string">
            <text:p>15</text:p>
          </table:table-cell>
          <table:table-cell table:style-name="ce9" office:value-type="string" calcext:value-type="string">
            <text:p>04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oseph Fuchs</text:p>
          </table:table-cell>
          <table:table-cell table:style-name="ce15" office:value-type="string" calcext:value-type="string">
            <text:p>Fuchs</text:p>
          </table:table-cell>
          <table:table-cell table:style-name="ce15" office:value-type="string" calcext:value-type="string">
            <text:p>Joseph</text:p>
          </table:table-cell>
          <table:table-cell table:style-name="ce15" table:number-columns-repeated="2"/>
          <table:table-cell table:style-name="ce10" office:value-type="string" calcext:value-type="string">
            <text:p>Schwytz</text:p>
          </table:table-cell>
          <table:table-cell table:style-name="ce10" table:number-columns-repeated="2"/>
          <table:table-cell table:style-name="ce10" office:value-type="string" calcext:value-type="string">
            <text:p>Suisse</text:p>
          </table:table-cell>
          <table:table-cell table:style-name="ce13" table:number-columns-repeated="4"/>
          <table:table-cell table:style-name="ce13" table:formula="of:=IF([.Q81]&lt;&gt;&quot;&quot;;[.Q81];IF([.M81]&lt;&gt;&quot;&quot;;[.M81];IF([.N81]&lt;&gt;&quot;&quot;;[.N81];IF([.R81]&lt;&gt;&quot;&quot;;[.R81];&quot;Non renseigné&quot;))))" office:value-type="string" office:string-value="Schwytz" calcext:value-type="string">
            <text:p>Schwytz</text:p>
          </table:table-cell>
          <table:table-cell table:style-name="ce23" table:formula="of:=IF([.S81]&lt;&gt;&quot;&quot;;[.S81];IF([.O81]=&quot;île de France&quot;;[.R81];IF([.O81]&lt;&gt;&quot;&quot;;[.O81];IF([.O81]=&quot;&quot;;&quot;&quot;))))">
            <text:p/>
          </table:table-cell>
          <table:table-cell table:style-name="ce23" table:formula="of:=IF([.T81]&lt;&gt;&quot;&quot;;[.T81];IF([.P81]&lt;&gt;&quot;&quot;;[.P81];IF([.P81]=&quot;&quot;;&quot;&quot;)))" office:value-type="string" office:string-value="Suisse" calcext:value-type="string">
            <text:p>Suisse</text:p>
          </table:table-cell>
          <table:table-cell table:style-name="ce25" office:value-type="string" calcext:value-type="string">
            <text:p>Saint-Thomas</text:p>
          </table:table-cell>
          <table:table-cell table:style-name="ce25" table:number-columns-repeated="2"/>
          <table:table-cell table:style-name="ce25" office:value-type="string" calcext:value-type="string">
            <text:p>Indes occidentales danoises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string" calcext:value-type="string">
            <text:p><text:s/>Saint-Thomas </text:p>
          </table:table-cell>
          <table:table-cell table:style-name="ce25" office:value-type="string" calcext:value-type="string">
            <text:p>Iles Vierges</text:p>
          </table:table-cell>
          <table:table-cell table:style-name="ce25"/>
          <table:table-cell table:style-name="ce27" table:formula="of:=IF([.AC81]&lt;&gt;&quot;&quot;;[.AC81];IF([.X81]&lt;&gt;&quot;&quot;;[.X81];IF([.Z81]&lt;&gt;&quot;&quot;;[.Z81];IF([.AD81]&lt;&gt;&quot;&quot;;[.AD81];&quot;Non renseigné&quot;))))" office:value-type="string" office:string-value=" Saint-Thomas " calcext:value-type="string">
            <text:p><text:s/>Saint-Thomas </text:p>
          </table:table-cell>
          <table:table-cell table:style-name="ce27" table:formula="of:=IF([.AD81]&lt;&gt;&quot;&quot;;[.AD81];&quot;&quot;)" office:value-type="string" office:string-value="Iles Vierges" calcext:value-type="string">
            <text:p>Iles Vierges</text:p>
          </table:table-cell>
          <table:table-cell table:style-name="ce28" table:formula="of:=IF([.AE81]&lt;&gt;&quot;&quot;;[.AE81];IF([.AD81]&lt;&gt;&quot;&quot;;[.AD81];[.AA81]))" office:value-type="string" office:string-value="Iles Vierges" calcext:value-type="string">
            <text:p>Iles Vierge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81_P.jpg |image| \</text:p>
          </table:table-cell>
          <table:table-cell table:style-name="ce5" office:value-type="float" office:value="81" calcext:value-type="float">
            <text:p>81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81" calcext:value-type="float">
            <text:p>81</text:p>
          </table:table-cell>
          <table:table-cell table:style-name="ce9" office:value-type="string" calcext:value-type="string">
            <text:p>15</text:p>
          </table:table-cell>
          <table:table-cell table:style-name="ce9" office:value-type="string" calcext:value-type="string">
            <text:p>04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Benjamin Leon</text:p>
          </table:table-cell>
          <table:table-cell table:style-name="ce15" office:value-type="string" calcext:value-type="string">
            <text:p>Leon</text:p>
          </table:table-cell>
          <table:table-cell table:style-name="ce15" office:value-type="string" calcext:value-type="string">
            <text:p>Benjamin</text:p>
          </table:table-cell>
          <table:table-cell table:style-name="ce15" table:number-columns-repeated="2"/>
          <table:table-cell table:style-name="ce10" office:value-type="string" calcext:value-type="string">
            <text:p>Bordeaux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82]&lt;&gt;&quot;&quot;;[.Q82];IF([.M82]&lt;&gt;&quot;&quot;;[.M82];IF([.N82]&lt;&gt;&quot;&quot;;[.N82];IF([.R82]&lt;&gt;&quot;&quot;;[.R82];&quot;Non renseigné&quot;))))" office:value-type="string" office:string-value="Bordeaux" calcext:value-type="string">
            <text:p>Bordeaux</text:p>
          </table:table-cell>
          <table:table-cell table:style-name="ce23" table:formula="of:=IF([.S82]&lt;&gt;&quot;&quot;;[.S82];IF([.O82]=&quot;île de France&quot;;[.R82];IF([.O82]&lt;&gt;&quot;&quot;;[.O82];IF([.O82]=&quot;&quot;;&quot;&quot;))))" office:value-type="string" office:string-value="Gironde" calcext:value-type="string">
            <text:p>Gironde</text:p>
          </table:table-cell>
          <table:table-cell table:style-name="ce23" table:formula="of:=IF([.T82]&lt;&gt;&quot;&quot;;[.T82];IF([.P82]&lt;&gt;&quot;&quot;;[.P82];IF([.P82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Hambourg</text:p>
          </table:table-cell>
          <table:table-cell table:style-name="ce25" table:number-columns-repeated="2"/>
          <table:table-cell table:style-name="ce25" office:value-type="string" calcext:value-type="string">
            <text:p>Allemagn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82]&lt;&gt;&quot;&quot;;[.AC82];IF([.X82]&lt;&gt;&quot;&quot;;[.X82];IF([.Z82]&lt;&gt;&quot;&quot;;[.Z82];IF([.AD82]&lt;&gt;&quot;&quot;;[.AD82];&quot;Non renseigné&quot;))))" office:value-type="string" office:string-value="Hambourg" calcext:value-type="string">
            <text:p>Hambourg</text:p>
          </table:table-cell>
          <table:table-cell table:style-name="ce27" table:formula="of:=IF([.AD82]&lt;&gt;&quot;&quot;;[.AD82];&quot;&quot;)">
            <text:p/>
          </table:table-cell>
          <table:table-cell table:style-name="ce28" table:formula="of:=IF([.AE82]&lt;&gt;&quot;&quot;;[.AE82];IF([.AD82]&lt;&gt;&quot;&quot;;[.AD82];[.AA82]))" office:value-type="string" office:string-value="Allemagne" calcext:value-type="string">
            <text:p>Allemagn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82_P.jpg |image| \</text:p>
          </table:table-cell>
          <table:table-cell table:style-name="ce5" office:value-type="float" office:value="82" calcext:value-type="float">
            <text:p>82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82" calcext:value-type="float">
            <text:p>82</text:p>
          </table:table-cell>
          <table:table-cell table:style-name="ce9" office:value-type="string" calcext:value-type="string">
            <text:p>15</text:p>
          </table:table-cell>
          <table:table-cell table:style-name="ce9" office:value-type="string" calcext:value-type="string">
            <text:p>04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ean Fourcade</text:p>
          </table:table-cell>
          <table:table-cell table:style-name="ce15" office:value-type="string" calcext:value-type="string">
            <text:p>Fourcade</text:p>
          </table:table-cell>
          <table:table-cell table:style-name="ce15" office:value-type="string" calcext:value-type="string">
            <text:p>Jean</text:p>
          </table:table-cell>
          <table:table-cell table:style-name="ce15" table:number-columns-repeated="2"/>
          <table:table-cell table:style-name="ce10" office:value-type="string" calcext:value-type="string">
            <text:p>Bordeaux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83]&lt;&gt;&quot;&quot;;[.Q83];IF([.M83]&lt;&gt;&quot;&quot;;[.M83];IF([.N83]&lt;&gt;&quot;&quot;;[.N83];IF([.R83]&lt;&gt;&quot;&quot;;[.R83];&quot;Non renseigné&quot;))))" office:value-type="string" office:string-value="Bordeaux" calcext:value-type="string">
            <text:p>Bordeaux</text:p>
          </table:table-cell>
          <table:table-cell table:style-name="ce23" table:formula="of:=IF([.S83]&lt;&gt;&quot;&quot;;[.S83];IF([.O83]=&quot;île de France&quot;;[.R83];IF([.O83]&lt;&gt;&quot;&quot;;[.O83];IF([.O83]=&quot;&quot;;&quot;&quot;))))" office:value-type="string" office:string-value="Gironde" calcext:value-type="string">
            <text:p>Gironde</text:p>
          </table:table-cell>
          <table:table-cell table:style-name="ce23" table:formula="of:=IF([.T83]&lt;&gt;&quot;&quot;;[.T83];IF([.P83]&lt;&gt;&quot;&quot;;[.P83];IF([.P83]=&quot;&quot;;&quot;&quot;)))" office:value-type="string" office:string-value="France" calcext:value-type="string">
            <text:p>France</text:p>
          </table:table-cell>
          <table:table-cell table:style-name="ce25" table:number-columns-repeated="3"/>
          <table:table-cell table:style-name="ce25" office:value-type="string" calcext:value-type="string">
            <text:p>Allemagne</text:p>
          </table:table-cell>
          <table:table-cell table:style-name="ce25" table:number-columns-repeated="4"/>
          <table:table-cell table:style-name="ce27" table:formula="of:=IF([.AC83]&lt;&gt;&quot;&quot;;[.AC83];IF([.X83]&lt;&gt;&quot;&quot;;[.X83];IF([.Z83]&lt;&gt;&quot;&quot;;[.Z83];IF([.AD83]&lt;&gt;&quot;&quot;;[.AD83];&quot;Non renseigné&quot;))))" office:value-type="string" office:string-value="Non renseigné" calcext:value-type="string">
            <text:p>Non renseigné</text:p>
          </table:table-cell>
          <table:table-cell table:style-name="ce27" table:formula="of:=IF([.AD83]&lt;&gt;&quot;&quot;;[.AD83];&quot;&quot;)">
            <text:p/>
          </table:table-cell>
          <table:table-cell table:style-name="ce28" table:formula="of:=IF([.AE83]&lt;&gt;&quot;&quot;;[.AE83];IF([.AD83]&lt;&gt;&quot;&quot;;[.AD83];[.AA83]))" office:value-type="string" office:string-value="Allemagne" calcext:value-type="string">
            <text:p>Allemagn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83_P.jpg |image| \</text:p>
          </table:table-cell>
          <table:table-cell table:style-name="ce5" office:value-type="float" office:value="83" calcext:value-type="float">
            <text:p>83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83" calcext:value-type="float">
            <text:p>83</text:p>
          </table:table-cell>
          <table:table-cell table:style-name="ce9" office:value-type="string" calcext:value-type="string">
            <text:p>15</text:p>
          </table:table-cell>
          <table:table-cell table:style-name="ce9" office:value-type="string" calcext:value-type="string">
            <text:p>04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Daniel Marc</text:p>
          </table:table-cell>
          <table:table-cell table:style-name="ce15" office:value-type="string" calcext:value-type="string">
            <text:p>Marc</text:p>
          </table:table-cell>
          <table:table-cell table:style-name="ce15" office:value-type="string" calcext:value-type="string">
            <text:p>Daniel</text:p>
          </table:table-cell>
          <table:table-cell table:style-name="ce15" table:number-columns-repeated="2"/>
          <table:table-cell table:style-name="ce10" office:value-type="string" calcext:value-type="string">
            <text:p>Genève</text:p>
          </table:table-cell>
          <table:table-cell table:style-name="ce10" table:number-columns-repeated="2"/>
          <table:table-cell table:style-name="ce10" office:value-type="string" calcext:value-type="string">
            <text:p>Suisse</text:p>
          </table:table-cell>
          <table:table-cell table:style-name="ce13" table:number-columns-repeated="4"/>
          <table:table-cell table:style-name="ce13" table:formula="of:=IF([.Q84]&lt;&gt;&quot;&quot;;[.Q84];IF([.M84]&lt;&gt;&quot;&quot;;[.M84];IF([.N84]&lt;&gt;&quot;&quot;;[.N84];IF([.R84]&lt;&gt;&quot;&quot;;[.R84];&quot;Non renseigné&quot;))))" office:value-type="string" office:string-value="Genève" calcext:value-type="string">
            <text:p>Genève</text:p>
          </table:table-cell>
          <table:table-cell table:style-name="ce23" table:formula="of:=IF([.S84]&lt;&gt;&quot;&quot;;[.S84];IF([.O84]=&quot;île de France&quot;;[.R84];IF([.O84]&lt;&gt;&quot;&quot;;[.O84];IF([.O84]=&quot;&quot;;&quot;&quot;))))">
            <text:p/>
          </table:table-cell>
          <table:table-cell table:style-name="ce23" table:formula="of:=IF([.T84]&lt;&gt;&quot;&quot;;[.T84];IF([.P84]&lt;&gt;&quot;&quot;;[.P84];IF([.P84]=&quot;&quot;;&quot;&quot;)))" office:value-type="string" office:string-value="Suisse" calcext:value-type="string">
            <text:p>Suisse</text:p>
          </table:table-cell>
          <table:table-cell table:style-name="ce25" office:value-type="string" calcext:value-type="string">
            <text:p>Saint-Thomas</text:p>
          </table:table-cell>
          <table:table-cell table:style-name="ce25" table:number-columns-repeated="2"/>
          <table:table-cell table:style-name="ce25" office:value-type="string" calcext:value-type="string">
            <text:p>Indes occidentales danoises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string" calcext:value-type="string">
            <text:p><text:s/>Saint-Thomas </text:p>
          </table:table-cell>
          <table:table-cell table:style-name="ce25" office:value-type="string" calcext:value-type="string">
            <text:p>Iles Vierges</text:p>
          </table:table-cell>
          <table:table-cell table:style-name="ce25"/>
          <table:table-cell table:style-name="ce27" table:formula="of:=IF([.AC84]&lt;&gt;&quot;&quot;;[.AC84];IF([.X84]&lt;&gt;&quot;&quot;;[.X84];IF([.Z84]&lt;&gt;&quot;&quot;;[.Z84];IF([.AD84]&lt;&gt;&quot;&quot;;[.AD84];&quot;Non renseigné&quot;))))" office:value-type="string" office:string-value=" Saint-Thomas " calcext:value-type="string">
            <text:p><text:s/>Saint-Thomas </text:p>
          </table:table-cell>
          <table:table-cell table:style-name="ce27" table:formula="of:=IF([.AD84]&lt;&gt;&quot;&quot;;[.AD84];&quot;&quot;)" office:value-type="string" office:string-value="Iles Vierges" calcext:value-type="string">
            <text:p>Iles Vierges</text:p>
          </table:table-cell>
          <table:table-cell table:style-name="ce28" table:formula="of:=IF([.AE84]&lt;&gt;&quot;&quot;;[.AE84];IF([.AD84]&lt;&gt;&quot;&quot;;[.AD84];[.AA84]))" office:value-type="string" office:string-value="Iles Vierges" calcext:value-type="string">
            <text:p>Iles Vierge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84_P.jpg |image| \</text:p>
          </table:table-cell>
          <table:table-cell table:style-name="ce5" office:value-type="float" office:value="84" calcext:value-type="float">
            <text:p>84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84" calcext:value-type="float">
            <text:p>84</text:p>
          </table:table-cell>
          <table:table-cell table:style-name="ce9" office:value-type="string" calcext:value-type="string">
            <text:p>15</text:p>
          </table:table-cell>
          <table:table-cell table:style-name="ce9" office:value-type="string" calcext:value-type="string">
            <text:p>04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Pierre Lacombe</text:p>
          </table:table-cell>
          <table:table-cell table:style-name="ce15" office:value-type="string" calcext:value-type="string">
            <text:p>Lacombe</text:p>
          </table:table-cell>
          <table:table-cell table:style-name="ce15" office:value-type="string" calcext:value-type="string">
            <text:p>Pierre</text:p>
          </table:table-cell>
          <table:table-cell table:style-name="ce15" table:number-columns-repeated="2"/>
          <table:table-cell table:style-name="ce10" office:value-type="string" calcext:value-type="string">
            <text:p>Bordeaux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85]&lt;&gt;&quot;&quot;;[.Q85];IF([.M85]&lt;&gt;&quot;&quot;;[.M85];IF([.N85]&lt;&gt;&quot;&quot;;[.N85];IF([.R85]&lt;&gt;&quot;&quot;;[.R85];&quot;Non renseigné&quot;))))" office:value-type="string" office:string-value="Bordeaux" calcext:value-type="string">
            <text:p>Bordeaux</text:p>
          </table:table-cell>
          <table:table-cell table:style-name="ce23" table:formula="of:=IF([.S85]&lt;&gt;&quot;&quot;;[.S85];IF([.O85]=&quot;île de France&quot;;[.R85];IF([.O85]&lt;&gt;&quot;&quot;;[.O85];IF([.O85]=&quot;&quot;;&quot;&quot;))))" office:value-type="string" office:string-value="Gironde" calcext:value-type="string">
            <text:p>Gironde</text:p>
          </table:table-cell>
          <table:table-cell table:style-name="ce23" table:formula="of:=IF([.T85]&lt;&gt;&quot;&quot;;[.T85];IF([.P85]&lt;&gt;&quot;&quot;;[.P85];IF([.P85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Saint-Thomas</text:p>
          </table:table-cell>
          <table:table-cell table:style-name="ce25" table:number-columns-repeated="2"/>
          <table:table-cell table:style-name="ce25" office:value-type="string" calcext:value-type="string">
            <text:p>Indes occidentales danoises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string" calcext:value-type="string">
            <text:p><text:s/>Saint-Thomas </text:p>
          </table:table-cell>
          <table:table-cell table:style-name="ce25" office:value-type="string" calcext:value-type="string">
            <text:p>Iles Vierges</text:p>
          </table:table-cell>
          <table:table-cell table:style-name="ce25"/>
          <table:table-cell table:style-name="ce27" table:formula="of:=IF([.AC85]&lt;&gt;&quot;&quot;;[.AC85];IF([.X85]&lt;&gt;&quot;&quot;;[.X85];IF([.Z85]&lt;&gt;&quot;&quot;;[.Z85];IF([.AD85]&lt;&gt;&quot;&quot;;[.AD85];&quot;Non renseigné&quot;))))" office:value-type="string" office:string-value=" Saint-Thomas " calcext:value-type="string">
            <text:p><text:s/>Saint-Thomas </text:p>
          </table:table-cell>
          <table:table-cell table:style-name="ce27" table:formula="of:=IF([.AD85]&lt;&gt;&quot;&quot;;[.AD85];&quot;&quot;)" office:value-type="string" office:string-value="Iles Vierges" calcext:value-type="string">
            <text:p>Iles Vierges</text:p>
          </table:table-cell>
          <table:table-cell table:style-name="ce28" table:formula="of:=IF([.AE85]&lt;&gt;&quot;&quot;;[.AE85];IF([.AD85]&lt;&gt;&quot;&quot;;[.AD85];[.AA85]))" office:value-type="string" office:string-value="Iles Vierges" calcext:value-type="string">
            <text:p>Iles Vierge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85_P.jpg |image| \</text:p>
          </table:table-cell>
          <table:table-cell table:style-name="ce5" office:value-type="float" office:value="85" calcext:value-type="float">
            <text:p>85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85" calcext:value-type="float">
            <text:p>85</text:p>
          </table:table-cell>
          <table:table-cell table:style-name="ce9" office:value-type="string" calcext:value-type="string">
            <text:p>17</text:p>
          </table:table-cell>
          <table:table-cell table:style-name="ce9" office:value-type="string" calcext:value-type="string">
            <text:p>04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Louis Sarrabezolles</text:p>
          </table:table-cell>
          <table:table-cell table:style-name="ce15" office:value-type="string" calcext:value-type="string">
            <text:p>Sarrabezolles</text:p>
          </table:table-cell>
          <table:table-cell table:style-name="ce15" office:value-type="string" calcext:value-type="string">
            <text:p>Louis</text:p>
          </table:table-cell>
          <table:table-cell table:style-name="ce15" table:number-columns-repeated="2"/>
          <table:table-cell table:style-name="ce10" office:value-type="string" calcext:value-type="string">
            <text:p>Bordeaux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86]&lt;&gt;&quot;&quot;;[.Q86];IF([.M86]&lt;&gt;&quot;&quot;;[.M86];IF([.N86]&lt;&gt;&quot;&quot;;[.N86];IF([.R86]&lt;&gt;&quot;&quot;;[.R86];&quot;Non renseigné&quot;))))" office:value-type="string" office:string-value="Bordeaux" calcext:value-type="string">
            <text:p>Bordeaux</text:p>
          </table:table-cell>
          <table:table-cell table:style-name="ce23" table:formula="of:=IF([.S86]&lt;&gt;&quot;&quot;;[.S86];IF([.O86]=&quot;île de France&quot;;[.R86];IF([.O86]&lt;&gt;&quot;&quot;;[.O86];IF([.O86]=&quot;&quot;;&quot;&quot;))))" office:value-type="string" office:string-value="Gironde" calcext:value-type="string">
            <text:p>Gironde</text:p>
          </table:table-cell>
          <table:table-cell table:style-name="ce23" table:formula="of:=IF([.T86]&lt;&gt;&quot;&quot;;[.T86];IF([.P86]&lt;&gt;&quot;&quot;;[.P86];IF([.P86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Philadelphie</text:p>
          </table:table-cell>
          <table:table-cell table:style-name="ce25" table:number-columns-repeated="2"/>
          <table:table-cell table:style-name="ce25" office:value-type="string" calcext:value-type="string">
            <text:p>Etats-Unis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86]&lt;&gt;&quot;&quot;;[.AC86];IF([.X86]&lt;&gt;&quot;&quot;;[.X86];IF([.Z86]&lt;&gt;&quot;&quot;;[.Z86];IF([.AD86]&lt;&gt;&quot;&quot;;[.AD86];&quot;Non renseigné&quot;))))" office:value-type="string" office:string-value="Philadelphie" calcext:value-type="string">
            <text:p>Philadelphie</text:p>
          </table:table-cell>
          <table:table-cell table:style-name="ce27" table:formula="of:=IF([.AD86]&lt;&gt;&quot;&quot;;[.AD86];&quot;&quot;)">
            <text:p/>
          </table:table-cell>
          <table:table-cell table:style-name="ce28" table:formula="of:=IF([.AE86]&lt;&gt;&quot;&quot;;[.AE86];IF([.AD86]&lt;&gt;&quot;&quot;;[.AD86];[.AA86]))" office:value-type="string" office:string-value="Etats-Unis" calcext:value-type="string">
            <text:p>Etats-Uni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86_P.jpg |image| \</text:p>
          </table:table-cell>
          <table:table-cell table:style-name="ce5" office:value-type="float" office:value="86" calcext:value-type="float">
            <text:p>86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86" calcext:value-type="float">
            <text:p>86</text:p>
          </table:table-cell>
          <table:table-cell table:style-name="ce9" office:value-type="string" calcext:value-type="string">
            <text:p>17</text:p>
          </table:table-cell>
          <table:table-cell table:style-name="ce9" office:value-type="string" calcext:value-type="string">
            <text:p>04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ean Joseph Carrere</text:p>
          </table:table-cell>
          <table:table-cell table:style-name="ce15" office:value-type="string" calcext:value-type="string">
            <text:p>Carrere</text:p>
          </table:table-cell>
          <table:table-cell table:style-name="ce15" office:value-type="string" calcext:value-type="string">
            <text:p>Jean</text:p>
          </table:table-cell>
          <table:table-cell table:style-name="ce15" office:value-type="string" calcext:value-type="string">
            <text:p>Joseph</text:p>
          </table:table-cell>
          <table:table-cell table:style-name="ce15"/>
          <table:table-cell table:style-name="ce10" office:value-type="string" calcext:value-type="string">
            <text:p>Buzon</text:p>
          </table:table-cell>
          <table:table-cell table:style-name="ce10"/>
          <table:table-cell table:style-name="ce10" office:value-type="string" calcext:value-type="string">
            <text:p>Hautes-Pyrénées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87]&lt;&gt;&quot;&quot;;[.Q87];IF([.M87]&lt;&gt;&quot;&quot;;[.M87];IF([.N87]&lt;&gt;&quot;&quot;;[.N87];IF([.R87]&lt;&gt;&quot;&quot;;[.R87];&quot;Non renseigné&quot;))))" office:value-type="string" office:string-value="Buzon" calcext:value-type="string">
            <text:p>Buzon</text:p>
          </table:table-cell>
          <table:table-cell table:style-name="ce23" table:formula="of:=IF([.S87]&lt;&gt;&quot;&quot;;[.S87];IF([.O87]=&quot;île de France&quot;;[.R87];IF([.O87]&lt;&gt;&quot;&quot;;[.O87];IF([.O87]=&quot;&quot;;&quot;&quot;))))" office:value-type="string" office:string-value="Hautes-Pyrénées" calcext:value-type="string">
            <text:p>Hautes-Pyrénées</text:p>
          </table:table-cell>
          <table:table-cell table:style-name="ce23" table:formula="of:=IF([.T87]&lt;&gt;&quot;&quot;;[.T87];IF([.P87]&lt;&gt;&quot;&quot;;[.P87];IF([.P87]=&quot;&quot;;&quot;&quot;)))" office:value-type="string" office:string-value="France" calcext:value-type="string">
            <text:p>France</text:p>
          </table:table-cell>
          <table:table-cell table:style-name="ce25" table:number-columns-repeated="2"/>
          <table:table-cell table:style-name="ce25" office:value-type="string" calcext:value-type="string">
            <text:p>Saint-Domingue</text:p>
          </table:table-cell>
          <table:table-cell table:style-name="ce25" table:number-columns-repeated="3"/>
          <table:table-cell table:style-name="ce25" office:value-type="string" calcext:value-type="string">
            <text:p>Haïti</text:p>
          </table:table-cell>
          <table:table-cell table:style-name="ce25"/>
          <table:table-cell table:style-name="ce27" table:formula="of:=IF([.AC87]&lt;&gt;&quot;&quot;;[.AC87];IF([.X87]&lt;&gt;&quot;&quot;;[.X87];IF([.Z87]&lt;&gt;&quot;&quot;;[.Z87];IF([.AD87]&lt;&gt;&quot;&quot;;[.AD87];&quot;Non renseigné&quot;))))" office:value-type="string" office:string-value="Saint-Domingue" calcext:value-type="string">
            <text:p>Saint-Domingue</text:p>
          </table:table-cell>
          <table:table-cell table:style-name="ce27" table:formula="of:=IF([.AD87]&lt;&gt;&quot;&quot;;[.AD87];&quot;&quot;)" office:value-type="string" office:string-value="Haïti" calcext:value-type="string">
            <text:p>Haïti</text:p>
          </table:table-cell>
          <table:table-cell table:style-name="ce28" table:formula="of:=IF([.AE87]&lt;&gt;&quot;&quot;;[.AE87];IF([.AD87]&lt;&gt;&quot;&quot;;[.AD87];[.AA87]))" office:value-type="string" office:string-value="Haïti" calcext:value-type="string">
            <text:p>Haïti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87_P.jpg |image| \</text:p>
          </table:table-cell>
          <table:table-cell table:style-name="ce5" office:value-type="float" office:value="87" calcext:value-type="float">
            <text:p>87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87" calcext:value-type="float">
            <text:p>87</text:p>
          </table:table-cell>
          <table:table-cell table:style-name="ce9" office:value-type="string" calcext:value-type="string">
            <text:p>17</text:p>
          </table:table-cell>
          <table:table-cell table:style-name="ce9" office:value-type="string" calcext:value-type="string">
            <text:p>04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eanne Sauveterre</text:p>
          </table:table-cell>
          <table:table-cell table:style-name="ce15" office:value-type="string" calcext:value-type="string">
            <text:p>Sauveterre</text:p>
          </table:table-cell>
          <table:table-cell table:style-name="ce15" office:value-type="string" calcext:value-type="string">
            <text:p>Jeanne</text:p>
          </table:table-cell>
          <table:table-cell table:style-name="ce15" table:number-columns-repeated="2"/>
          <table:table-cell table:style-name="ce10" office:value-type="string" calcext:value-type="string">
            <text:p>Toulouse</text:p>
          </table:table-cell>
          <table:table-cell table:style-name="ce10"/>
          <table:table-cell table:style-name="ce10" office:value-type="string" calcext:value-type="string">
            <text:p>Haute-Garonn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88]&lt;&gt;&quot;&quot;;[.Q88];IF([.M88]&lt;&gt;&quot;&quot;;[.M88];IF([.N88]&lt;&gt;&quot;&quot;;[.N88];IF([.R88]&lt;&gt;&quot;&quot;;[.R88];&quot;Non renseigné&quot;))))" office:value-type="string" office:string-value="Toulouse" calcext:value-type="string">
            <text:p>Toulouse</text:p>
          </table:table-cell>
          <table:table-cell table:style-name="ce23" table:formula="of:=IF([.S88]&lt;&gt;&quot;&quot;;[.S88];IF([.O88]=&quot;île de France&quot;;[.R88];IF([.O88]&lt;&gt;&quot;&quot;;[.O88];IF([.O88]=&quot;&quot;;&quot;&quot;))))" office:value-type="string" office:string-value="Haute-Garonne" calcext:value-type="string">
            <text:p>Haute-Garonne</text:p>
          </table:table-cell>
          <table:table-cell table:style-name="ce23" table:formula="of:=IF([.T88]&lt;&gt;&quot;&quot;;[.T88];IF([.P88]&lt;&gt;&quot;&quot;;[.P88];IF([.P88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PortoRico</text:p>
          </table:table-cell>
          <table:table-cell table:style-name="ce25" table:number-columns-repeated="7"/>
          <table:table-cell table:style-name="ce27" table:formula="of:=IF([.AC88]&lt;&gt;&quot;&quot;;[.AC88];IF([.X88]&lt;&gt;&quot;&quot;;[.X88];IF([.Z88]&lt;&gt;&quot;&quot;;[.Z88];IF([.AD88]&lt;&gt;&quot;&quot;;[.AD88];&quot;Non renseigné&quot;))))" office:value-type="string" office:string-value="PortoRico" calcext:value-type="string">
            <text:p>PortoRico</text:p>
          </table:table-cell>
          <table:table-cell table:style-name="ce27" table:formula="of:=IF([.AD88]&lt;&gt;&quot;&quot;;[.AD88];&quot;&quot;)">
            <text:p/>
          </table:table-cell>
          <table:table-cell table:style-name="ce28" table:formula="of:=IF([.AE88]&lt;&gt;&quot;&quot;;[.AE88];IF([.AD88]&lt;&gt;&quot;&quot;;[.AD88];[.AA88]))" office:value-type="boolean" office:boolean-value="false" calcext:value-type="boolean">
            <text:p>FAUX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88_P.jpg |image| \</text:p>
          </table:table-cell>
          <table:table-cell table:style-name="ce5" office:value-type="float" office:value="88" calcext:value-type="float">
            <text:p>88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88" calcext:value-type="float">
            <text:p>88</text:p>
          </table:table-cell>
          <table:table-cell table:style-name="ce9" office:value-type="string" calcext:value-type="string">
            <text:p>17</text:p>
          </table:table-cell>
          <table:table-cell table:style-name="ce9" office:value-type="string" calcext:value-type="string">
            <text:p>04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Pierre Saint Gallier</text:p>
          </table:table-cell>
          <table:table-cell table:style-name="ce15" office:value-type="string" calcext:value-type="string">
            <text:p>Saint Gallier</text:p>
          </table:table-cell>
          <table:table-cell table:style-name="ce15" office:value-type="string" calcext:value-type="string">
            <text:p>Pierre</text:p>
          </table:table-cell>
          <table:table-cell table:style-name="ce15" table:number-columns-repeated="2"/>
          <table:table-cell table:style-name="ce10" office:value-type="string" calcext:value-type="string">
            <text:p>Caumont</text:p>
          </table:table-cell>
          <table:table-cell table:style-name="ce10"/>
          <table:table-cell table:style-name="ce10" office:value-type="string" calcext:value-type="string">
            <text:p>Lot-et-Garonn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89]&lt;&gt;&quot;&quot;;[.Q89];IF([.M89]&lt;&gt;&quot;&quot;;[.M89];IF([.N89]&lt;&gt;&quot;&quot;;[.N89];IF([.R89]&lt;&gt;&quot;&quot;;[.R89];&quot;Non renseigné&quot;))))" office:value-type="string" office:string-value="Caumont" calcext:value-type="string">
            <text:p>Caumont</text:p>
          </table:table-cell>
          <table:table-cell table:style-name="ce23" table:formula="of:=IF([.S89]&lt;&gt;&quot;&quot;;[.S89];IF([.O89]=&quot;île de France&quot;;[.R89];IF([.O89]&lt;&gt;&quot;&quot;;[.O89];IF([.O89]=&quot;&quot;;&quot;&quot;))))" office:value-type="string" office:string-value="Lot-et-Garonne" calcext:value-type="string">
            <text:p>Lot-et-Garonne</text:p>
          </table:table-cell>
          <table:table-cell table:style-name="ce23" table:formula="of:=IF([.T89]&lt;&gt;&quot;&quot;;[.T89];IF([.P89]&lt;&gt;&quot;&quot;;[.P89];IF([.P89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Madrid</text:p>
          </table:table-cell>
          <table:table-cell table:style-name="ce25" table:number-columns-repeated="2"/>
          <table:table-cell table:style-name="ce25" office:value-type="string" calcext:value-type="string">
            <text:p>Espagn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89]&lt;&gt;&quot;&quot;;[.AC89];IF([.X89]&lt;&gt;&quot;&quot;;[.X89];IF([.Z89]&lt;&gt;&quot;&quot;;[.Z89];IF([.AD89]&lt;&gt;&quot;&quot;;[.AD89];&quot;Non renseigné&quot;))))" office:value-type="string" office:string-value="Madrid" calcext:value-type="string">
            <text:p>Madrid</text:p>
          </table:table-cell>
          <table:table-cell table:style-name="ce27" table:formula="of:=IF([.AD89]&lt;&gt;&quot;&quot;;[.AD89];&quot;&quot;)">
            <text:p/>
          </table:table-cell>
          <table:table-cell table:style-name="ce28" table:formula="of:=IF([.AE89]&lt;&gt;&quot;&quot;;[.AE89];IF([.AD89]&lt;&gt;&quot;&quot;;[.AD89];[.AA89]))" office:value-type="string" office:string-value="Espagne" calcext:value-type="string">
            <text:p>Espagn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89_P.jpg |image| \</text:p>
          </table:table-cell>
          <table:table-cell table:style-name="ce5" office:value-type="float" office:value="89" calcext:value-type="float">
            <text:p>89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89" calcext:value-type="float">
            <text:p>89</text:p>
          </table:table-cell>
          <table:table-cell table:style-name="ce9" office:value-type="string" calcext:value-type="string">
            <text:p>18</text:p>
          </table:table-cell>
          <table:table-cell table:style-name="ce9" office:value-type="string" calcext:value-type="string">
            <text:p>04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Gérôme (Fils) Lascot</text:p>
          </table:table-cell>
          <table:table-cell table:style-name="ce15" office:value-type="string" calcext:value-type="string">
            <text:p>Lascot</text:p>
          </table:table-cell>
          <table:table-cell table:style-name="ce15" office:value-type="string" calcext:value-type="string">
            <text:p>Gérôme (Fils)</text:p>
          </table:table-cell>
          <table:table-cell table:style-name="ce17"/>
          <table:table-cell table:style-name="ce15"/>
          <table:table-cell table:style-name="ce10" office:value-type="string" calcext:value-type="string">
            <text:p>Bordeaux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90]&lt;&gt;&quot;&quot;;[.Q90];IF([.M90]&lt;&gt;&quot;&quot;;[.M90];IF([.N90]&lt;&gt;&quot;&quot;;[.N90];IF([.R90]&lt;&gt;&quot;&quot;;[.R90];&quot;Non renseigné&quot;))))" office:value-type="string" office:string-value="Bordeaux" calcext:value-type="string">
            <text:p>Bordeaux</text:p>
          </table:table-cell>
          <table:table-cell table:style-name="ce23" table:formula="of:=IF([.S90]&lt;&gt;&quot;&quot;;[.S90];IF([.O90]=&quot;île de France&quot;;[.R90];IF([.O90]&lt;&gt;&quot;&quot;;[.O90];IF([.O90]=&quot;&quot;;&quot;&quot;))))" office:value-type="string" office:string-value="Gironde" calcext:value-type="string">
            <text:p>Gironde</text:p>
          </table:table-cell>
          <table:table-cell table:style-name="ce23" table:formula="of:=IF([.T90]&lt;&gt;&quot;&quot;;[.T90];IF([.P90]&lt;&gt;&quot;&quot;;[.P90];IF([.P90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Saint-Thomas</text:p>
          </table:table-cell>
          <table:table-cell table:style-name="ce25" table:number-columns-repeated="2"/>
          <table:table-cell table:style-name="ce25" office:value-type="string" calcext:value-type="string">
            <text:p>Indes occidentales danoises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string" calcext:value-type="string">
            <text:p><text:s/>Saint-Thomas </text:p>
          </table:table-cell>
          <table:table-cell table:style-name="ce25" office:value-type="string" calcext:value-type="string">
            <text:p>Iles Vierges</text:p>
          </table:table-cell>
          <table:table-cell table:style-name="ce25"/>
          <table:table-cell table:style-name="ce27" table:formula="of:=IF([.AC90]&lt;&gt;&quot;&quot;;[.AC90];IF([.X90]&lt;&gt;&quot;&quot;;[.X90];IF([.Z90]&lt;&gt;&quot;&quot;;[.Z90];IF([.AD90]&lt;&gt;&quot;&quot;;[.AD90];&quot;Non renseigné&quot;))))" office:value-type="string" office:string-value=" Saint-Thomas " calcext:value-type="string">
            <text:p><text:s/>Saint-Thomas </text:p>
          </table:table-cell>
          <table:table-cell table:style-name="ce27" table:formula="of:=IF([.AD90]&lt;&gt;&quot;&quot;;[.AD90];&quot;&quot;)" office:value-type="string" office:string-value="Iles Vierges" calcext:value-type="string">
            <text:p>Iles Vierges</text:p>
          </table:table-cell>
          <table:table-cell table:style-name="ce28" table:formula="of:=IF([.AE90]&lt;&gt;&quot;&quot;;[.AE90];IF([.AD90]&lt;&gt;&quot;&quot;;[.AD90];[.AA90]))" office:value-type="string" office:string-value="Iles Vierges" calcext:value-type="string">
            <text:p>Iles Vierge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90_P.jpg |image| \</text:p>
          </table:table-cell>
          <table:table-cell table:style-name="ce5" office:value-type="float" office:value="90" calcext:value-type="float">
            <text:p>90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90" calcext:value-type="float">
            <text:p>90</text:p>
          </table:table-cell>
          <table:table-cell table:style-name="ce9" office:value-type="string" calcext:value-type="string">
            <text:p>18</text:p>
          </table:table-cell>
          <table:table-cell table:style-name="ce9" office:value-type="string" calcext:value-type="string">
            <text:p>04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acques Ducos</text:p>
          </table:table-cell>
          <table:table-cell table:style-name="ce15" office:value-type="string" calcext:value-type="string">
            <text:p>Ducos</text:p>
          </table:table-cell>
          <table:table-cell table:style-name="ce15" office:value-type="string" calcext:value-type="string">
            <text:p>Jacques</text:p>
          </table:table-cell>
          <table:table-cell table:style-name="ce15" table:number-columns-repeated="2"/>
          <table:table-cell table:style-name="ce10" office:value-type="string" calcext:value-type="string">
            <text:p>Caudéran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office:value-type="string" calcext:value-type="string">
            <text:p>Bordeaux</text:p>
          </table:table-cell>
          <table:table-cell table:style-name="ce13"/>
          <table:table-cell table:style-name="ce13" office:value-type="string" calcext:value-type="string">
            <text:p>Gironde</text:p>
          </table:table-cell>
          <table:table-cell table:style-name="ce13" office:value-type="string" calcext:value-type="string">
            <text:p>France</text:p>
          </table:table-cell>
          <table:table-cell table:style-name="ce13" table:formula="of:=IF([.Q91]&lt;&gt;&quot;&quot;;[.Q91];IF([.M91]&lt;&gt;&quot;&quot;;[.M91];IF([.N91]&lt;&gt;&quot;&quot;;[.N91];IF([.R91]&lt;&gt;&quot;&quot;;[.R91];&quot;Non renseigné&quot;))))" office:value-type="string" office:string-value="Bordeaux" calcext:value-type="string">
            <text:p>Bordeaux</text:p>
          </table:table-cell>
          <table:table-cell table:style-name="ce23" table:formula="of:=IF([.S91]&lt;&gt;&quot;&quot;;[.S91];IF([.O91]=&quot;île de France&quot;;[.R91];IF([.O91]&lt;&gt;&quot;&quot;;[.O91];IF([.O91]=&quot;&quot;;&quot;&quot;))))" office:value-type="string" office:string-value="Gironde" calcext:value-type="string">
            <text:p>Gironde</text:p>
          </table:table-cell>
          <table:table-cell table:style-name="ce23" table:formula="of:=IF([.T91]&lt;&gt;&quot;&quot;;[.T91];IF([.P91]&lt;&gt;&quot;&quot;;[.P91];IF([.P91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Saint-Thomas</text:p>
          </table:table-cell>
          <table:table-cell table:style-name="ce25" table:number-columns-repeated="2"/>
          <table:table-cell table:style-name="ce25" office:value-type="string" calcext:value-type="string">
            <text:p>Indes occidentales danoises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string" calcext:value-type="string">
            <text:p><text:s/>Saint-Thomas </text:p>
          </table:table-cell>
          <table:table-cell table:style-name="ce25" office:value-type="string" calcext:value-type="string">
            <text:p>Iles Vierges</text:p>
          </table:table-cell>
          <table:table-cell table:style-name="ce25"/>
          <table:table-cell table:style-name="ce27" table:formula="of:=IF([.AC91]&lt;&gt;&quot;&quot;;[.AC91];IF([.X91]&lt;&gt;&quot;&quot;;[.X91];IF([.Z91]&lt;&gt;&quot;&quot;;[.Z91];IF([.AD91]&lt;&gt;&quot;&quot;;[.AD91];&quot;Non renseigné&quot;))))" office:value-type="string" office:string-value=" Saint-Thomas " calcext:value-type="string">
            <text:p><text:s/>Saint-Thomas </text:p>
          </table:table-cell>
          <table:table-cell table:style-name="ce27" table:formula="of:=IF([.AD91]&lt;&gt;&quot;&quot;;[.AD91];&quot;&quot;)" office:value-type="string" office:string-value="Iles Vierges" calcext:value-type="string">
            <text:p>Iles Vierges</text:p>
          </table:table-cell>
          <table:table-cell table:style-name="ce28" table:formula="of:=IF([.AE91]&lt;&gt;&quot;&quot;;[.AE91];IF([.AD91]&lt;&gt;&quot;&quot;;[.AD91];[.AA91]))" office:value-type="string" office:string-value="Iles Vierges" calcext:value-type="string">
            <text:p>Iles Vierge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91_P.jpg |image| \</text:p>
          </table:table-cell>
          <table:table-cell table:style-name="ce5" office:value-type="float" office:value="91" calcext:value-type="float">
            <text:p>91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91" calcext:value-type="float">
            <text:p>91</text:p>
          </table:table-cell>
          <table:table-cell table:style-name="ce9" office:value-type="string" calcext:value-type="string">
            <text:p>18</text:p>
          </table:table-cell>
          <table:table-cell table:style-name="ce9" office:value-type="string" calcext:value-type="string">
            <text:p>04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ean-François Destang</text:p>
          </table:table-cell>
          <table:table-cell table:style-name="ce15" office:value-type="string" calcext:value-type="string">
            <text:p>Destang</text:p>
          </table:table-cell>
          <table:table-cell table:style-name="ce15" office:value-type="string" calcext:value-type="string">
            <text:p>Jean-François</text:p>
          </table:table-cell>
          <table:table-cell table:style-name="ce15" table:number-columns-repeated="2"/>
          <table:table-cell table:style-name="ce10" office:value-type="string" calcext:value-type="string">
            <text:p>Bordeaux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92]&lt;&gt;&quot;&quot;;[.Q92];IF([.M92]&lt;&gt;&quot;&quot;;[.M92];IF([.N92]&lt;&gt;&quot;&quot;;[.N92];IF([.R92]&lt;&gt;&quot;&quot;;[.R92];&quot;Non renseigné&quot;))))" office:value-type="string" office:string-value="Bordeaux" calcext:value-type="string">
            <text:p>Bordeaux</text:p>
          </table:table-cell>
          <table:table-cell table:style-name="ce23" table:formula="of:=IF([.S92]&lt;&gt;&quot;&quot;;[.S92];IF([.O92]=&quot;île de France&quot;;[.R92];IF([.O92]&lt;&gt;&quot;&quot;;[.O92];IF([.O92]=&quot;&quot;;&quot;&quot;))))" office:value-type="string" office:string-value="Gironde" calcext:value-type="string">
            <text:p>Gironde</text:p>
          </table:table-cell>
          <table:table-cell table:style-name="ce23" table:formula="of:=IF([.T92]&lt;&gt;&quot;&quot;;[.T92];IF([.P92]&lt;&gt;&quot;&quot;;[.P92];IF([.P92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Saint-Thomas</text:p>
          </table:table-cell>
          <table:table-cell table:style-name="ce25" table:number-columns-repeated="2"/>
          <table:table-cell table:style-name="ce25" office:value-type="string" calcext:value-type="string">
            <text:p>Indes occidentales danoises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string" calcext:value-type="string">
            <text:p><text:s/>Saint-Thomas </text:p>
          </table:table-cell>
          <table:table-cell table:style-name="ce25" office:value-type="string" calcext:value-type="string">
            <text:p>Iles Vierges</text:p>
          </table:table-cell>
          <table:table-cell table:style-name="ce25"/>
          <table:table-cell table:style-name="ce27" table:formula="of:=IF([.AC92]&lt;&gt;&quot;&quot;;[.AC92];IF([.X92]&lt;&gt;&quot;&quot;;[.X92];IF([.Z92]&lt;&gt;&quot;&quot;;[.Z92];IF([.AD92]&lt;&gt;&quot;&quot;;[.AD92];&quot;Non renseigné&quot;))))" office:value-type="string" office:string-value=" Saint-Thomas " calcext:value-type="string">
            <text:p><text:s/>Saint-Thomas </text:p>
          </table:table-cell>
          <table:table-cell table:style-name="ce27" table:formula="of:=IF([.AD92]&lt;&gt;&quot;&quot;;[.AD92];&quot;&quot;)" office:value-type="string" office:string-value="Iles Vierges" calcext:value-type="string">
            <text:p>Iles Vierges</text:p>
          </table:table-cell>
          <table:table-cell table:style-name="ce28" table:formula="of:=IF([.AE92]&lt;&gt;&quot;&quot;;[.AE92];IF([.AD92]&lt;&gt;&quot;&quot;;[.AD92];[.AA92]))" office:value-type="string" office:string-value="Iles Vierges" calcext:value-type="string">
            <text:p>Iles Vierge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92_P.jpg |image| \</text:p>
          </table:table-cell>
          <table:table-cell table:style-name="ce5" office:value-type="float" office:value="92" calcext:value-type="float">
            <text:p>92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92" calcext:value-type="float">
            <text:p>92</text:p>
          </table:table-cell>
          <table:table-cell table:style-name="ce9" office:value-type="string" calcext:value-type="string">
            <text:p>19</text:p>
          </table:table-cell>
          <table:table-cell table:style-name="ce9" office:value-type="string" calcext:value-type="string">
            <text:p>04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ean-François Bauchet</text:p>
          </table:table-cell>
          <table:table-cell table:style-name="ce15" office:value-type="string" calcext:value-type="string">
            <text:p>Bauchet</text:p>
          </table:table-cell>
          <table:table-cell table:style-name="ce15" office:value-type="string" calcext:value-type="string">
            <text:p>Jean-François</text:p>
          </table:table-cell>
          <table:table-cell table:style-name="ce15" table:number-columns-repeated="2"/>
          <table:table-cell table:style-name="ce10" office:value-type="string" calcext:value-type="string">
            <text:p>Amiens</text:p>
          </table:table-cell>
          <table:table-cell table:style-name="ce10"/>
          <table:table-cell table:style-name="ce10" office:value-type="string" calcext:value-type="string">
            <text:p>Somm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93]&lt;&gt;&quot;&quot;;[.Q93];IF([.M93]&lt;&gt;&quot;&quot;;[.M93];IF([.N93]&lt;&gt;&quot;&quot;;[.N93];IF([.R93]&lt;&gt;&quot;&quot;;[.R93];&quot;Non renseigné&quot;))))" office:value-type="string" office:string-value="Amiens" calcext:value-type="string">
            <text:p>Amiens</text:p>
          </table:table-cell>
          <table:table-cell table:style-name="ce23" table:formula="of:=IF([.S93]&lt;&gt;&quot;&quot;;[.S93];IF([.O93]=&quot;île de France&quot;;[.R93];IF([.O93]&lt;&gt;&quot;&quot;;[.O93];IF([.O93]=&quot;&quot;;&quot;&quot;))))" office:value-type="string" office:string-value="Somme" calcext:value-type="string">
            <text:p>Somme</text:p>
          </table:table-cell>
          <table:table-cell table:style-name="ce23" table:formula="of:=IF([.T93]&lt;&gt;&quot;&quot;;[.T93];IF([.P93]&lt;&gt;&quot;&quot;;[.P93];IF([.P93]=&quot;&quot;;&quot;&quot;)))" office:value-type="string" office:string-value="France" calcext:value-type="string">
            <text:p>France</text:p>
          </table:table-cell>
          <table:table-cell table:style-name="ce25"/>
          <table:table-cell table:style-name="ce25" office:value-type="string" calcext:value-type="string">
            <text:p>île de France</text:p>
          </table:table-cell>
          <table:table-cell table:style-name="ce25"/>
          <table:table-cell table:style-name="ce25" office:value-type="string" calcext:value-type="string">
            <text:p>France</text:p>
          </table:table-cell>
          <table:table-cell table:style-name="ce25" table:number-columns-repeated="2"/>
          <table:table-cell table:style-name="ce25" office:value-type="string" calcext:value-type="string">
            <text:p>île Maurice</text:p>
          </table:table-cell>
          <table:table-cell table:style-name="ce25"/>
          <table:table-cell table:style-name="ce27" table:formula="of:=IF([.AC93]&lt;&gt;&quot;&quot;;[.AC93];IF([.X93]&lt;&gt;&quot;&quot;;[.X93];IF([.Z93]&lt;&gt;&quot;&quot;;[.Z93];IF([.AD93]&lt;&gt;&quot;&quot;;[.AD93];&quot;Non renseigné&quot;))))" office:value-type="string" office:string-value="île Maurice" calcext:value-type="string">
            <text:p>île Maurice</text:p>
          </table:table-cell>
          <table:table-cell table:style-name="ce27" table:formula="of:=IF([.AD93]&lt;&gt;&quot;&quot;;[.AD93];&quot;&quot;)" office:value-type="string" office:string-value="île Maurice" calcext:value-type="string">
            <text:p>île Maurice</text:p>
          </table:table-cell>
          <table:table-cell table:style-name="ce28" table:formula="of:=IF([.AE93]&lt;&gt;&quot;&quot;;[.AE93];IF([.AD93]&lt;&gt;&quot;&quot;;[.AD93];[.AA93]))" office:value-type="string" office:string-value="île Maurice" calcext:value-type="string">
            <text:p>île Mauric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93_P.jpg |image| \</text:p>
          </table:table-cell>
          <table:table-cell table:style-name="ce5" office:value-type="float" office:value="93" calcext:value-type="float">
            <text:p>93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93" calcext:value-type="float">
            <text:p>93</text:p>
          </table:table-cell>
          <table:table-cell table:style-name="ce9" office:value-type="string" calcext:value-type="string">
            <text:p>19</text:p>
          </table:table-cell>
          <table:table-cell table:style-name="ce9" office:value-type="string" calcext:value-type="string">
            <text:p>04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Marie Cabos Grenier</text:p>
          </table:table-cell>
          <table:table-cell table:style-name="ce15" office:value-type="string" calcext:value-type="string">
            <text:p>Cabos Grenier</text:p>
          </table:table-cell>
          <table:table-cell table:style-name="ce15" office:value-type="string" calcext:value-type="string">
            <text:p>Marie</text:p>
          </table:table-cell>
          <table:table-cell table:style-name="ce15" table:number-columns-repeated="2"/>
          <table:table-cell table:style-name="ce10" office:value-type="string" calcext:value-type="string">
            <text:p>Castelnau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office:value-type="string" calcext:value-type="string">
            <text:p>Castelnau-de-Médoc</text:p>
          </table:table-cell>
          <table:table-cell table:style-name="ce13"/>
          <table:table-cell table:style-name="ce13" office:value-type="string" calcext:value-type="string">
            <text:p>Gironde</text:p>
          </table:table-cell>
          <table:table-cell table:style-name="ce13" office:value-type="string" calcext:value-type="string">
            <text:p>France</text:p>
          </table:table-cell>
          <table:table-cell table:style-name="ce13" table:formula="of:=IF([.Q94]&lt;&gt;&quot;&quot;;[.Q94];IF([.M94]&lt;&gt;&quot;&quot;;[.M94];IF([.N94]&lt;&gt;&quot;&quot;;[.N94];IF([.R94]&lt;&gt;&quot;&quot;;[.R94];&quot;Non renseigné&quot;))))" office:value-type="string" office:string-value="Castelnau-de-Médoc" calcext:value-type="string">
            <text:p>Castelnau-de-Médoc</text:p>
          </table:table-cell>
          <table:table-cell table:style-name="ce23" table:formula="of:=IF([.S94]&lt;&gt;&quot;&quot;;[.S94];IF([.O94]=&quot;île de France&quot;;[.R94];IF([.O94]&lt;&gt;&quot;&quot;;[.O94];IF([.O94]=&quot;&quot;;&quot;&quot;))))" office:value-type="string" office:string-value="Gironde" calcext:value-type="string">
            <text:p>Gironde</text:p>
          </table:table-cell>
          <table:table-cell table:style-name="ce23" table:formula="of:=IF([.T94]&lt;&gt;&quot;&quot;;[.T94];IF([.P94]&lt;&gt;&quot;&quot;;[.P94];IF([.P94]=&quot;&quot;;&quot;&quot;)))" office:value-type="string" office:string-value="France" calcext:value-type="string">
            <text:p>France</text:p>
          </table:table-cell>
          <table:table-cell table:style-name="ce25" table:number-columns-repeated="2"/>
          <table:table-cell table:style-name="ce25" office:value-type="string" calcext:value-type="string">
            <text:p>Guadeloupe</text:p>
          </table:table-cell>
          <table:table-cell table:style-name="ce25" office:value-type="string" calcext:value-type="string">
            <text:p>Franc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94]&lt;&gt;&quot;&quot;;[.AC94];IF([.X94]&lt;&gt;&quot;&quot;;[.X94];IF([.Z94]&lt;&gt;&quot;&quot;;[.Z94];IF([.AD94]&lt;&gt;&quot;&quot;;[.AD94];&quot;Non renseigné&quot;))))" office:value-type="string" office:string-value="Guadeloupe" calcext:value-type="string">
            <text:p>Guadeloupe</text:p>
          </table:table-cell>
          <table:table-cell table:style-name="ce27" table:formula="of:=IF([.AD94]&lt;&gt;&quot;&quot;;[.AD94];&quot;&quot;)">
            <text:p/>
          </table:table-cell>
          <table:table-cell table:style-name="ce28" table:formula="of:=IF([.AE94]&lt;&gt;&quot;&quot;;[.AE94];IF([.AD94]&lt;&gt;&quot;&quot;;[.AD94];[.AA94]))" office:value-type="string" office:string-value="France" calcext:value-type="string">
            <text:p>Franc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94_P.jpg |image| \</text:p>
          </table:table-cell>
          <table:table-cell table:style-name="ce5" office:value-type="float" office:value="94" calcext:value-type="float">
            <text:p>94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94" calcext:value-type="float">
            <text:p>94</text:p>
          </table:table-cell>
          <table:table-cell table:style-name="ce9" office:value-type="string" calcext:value-type="string">
            <text:p>19</text:p>
          </table:table-cell>
          <table:table-cell table:style-name="ce9" office:value-type="string" calcext:value-type="string">
            <text:p>04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Catherine Pauline Duverger</text:p>
          </table:table-cell>
          <table:table-cell table:style-name="ce15" office:value-type="string" calcext:value-type="string">
            <text:p>Duverger</text:p>
          </table:table-cell>
          <table:table-cell table:style-name="ce15" office:value-type="string" calcext:value-type="string">
            <text:p>Catherine</text:p>
          </table:table-cell>
          <table:table-cell table:style-name="ce15" office:value-type="string" calcext:value-type="string">
            <text:p>Pauline</text:p>
          </table:table-cell>
          <table:table-cell table:style-name="ce15"/>
          <table:table-cell table:style-name="ce10"/>
          <table:table-cell table:style-name="ce10" office:value-type="string" calcext:value-type="string">
            <text:p>Saint-Domingue</text:p>
          </table:table-cell>
          <table:table-cell table:style-name="ce10"/>
          <table:table-cell table:style-name="ce10" office:value-type="string" calcext:value-type="string">
            <text:p>France</text:p>
          </table:table-cell>
          <table:table-cell table:style-name="ce13" table:number-columns-repeated="3"/>
          <table:table-cell table:style-name="ce13" office:value-type="string" calcext:value-type="string">
            <text:p>Haïti</text:p>
          </table:table-cell>
          <table:table-cell table:style-name="ce13" table:formula="of:=IF([.Q95]&lt;&gt;&quot;&quot;;[.Q95];IF([.M95]&lt;&gt;&quot;&quot;;[.M95];IF([.N95]&lt;&gt;&quot;&quot;;[.N95];IF([.R95]&lt;&gt;&quot;&quot;;[.R95];&quot;Non renseigné&quot;))))" office:value-type="string" office:string-value="Saint-Domingue" calcext:value-type="string">
            <text:p>Saint-Domingue</text:p>
          </table:table-cell>
          <table:table-cell table:style-name="ce23" table:formula="of:=IF([.S95]&lt;&gt;&quot;&quot;;[.S95];IF([.O95]=&quot;île de France&quot;;[.R95];IF([.O95]&lt;&gt;&quot;&quot;;[.O95];IF([.O95]=&quot;&quot;;&quot;&quot;))))">
            <text:p/>
          </table:table-cell>
          <table:table-cell table:style-name="ce23" table:formula="of:=IF([.T95]&lt;&gt;&quot;&quot;;[.T95];IF([.P95]&lt;&gt;&quot;&quot;;[.P95];IF([.P95]=&quot;&quot;;&quot;&quot;)))" office:value-type="string" office:string-value="Haïti" calcext:value-type="string">
            <text:p>Haïti</text:p>
          </table:table-cell>
          <table:table-cell table:style-name="ce25" office:value-type="string" calcext:value-type="string">
            <text:p>Saint-Thomas</text:p>
          </table:table-cell>
          <table:table-cell table:style-name="ce25" table:number-columns-repeated="2"/>
          <table:table-cell table:style-name="ce25" office:value-type="string" calcext:value-type="string">
            <text:p>Indes occidentales danoises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string" calcext:value-type="string">
            <text:p><text:s/>Saint-Thomas </text:p>
          </table:table-cell>
          <table:table-cell table:style-name="ce25" office:value-type="string" calcext:value-type="string">
            <text:p>Iles Vierges</text:p>
          </table:table-cell>
          <table:table-cell table:style-name="ce25"/>
          <table:table-cell table:style-name="ce27" table:formula="of:=IF([.AC95]&lt;&gt;&quot;&quot;;[.AC95];IF([.X95]&lt;&gt;&quot;&quot;;[.X95];IF([.Z95]&lt;&gt;&quot;&quot;;[.Z95];IF([.AD95]&lt;&gt;&quot;&quot;;[.AD95];&quot;Non renseigné&quot;))))" office:value-type="string" office:string-value=" Saint-Thomas " calcext:value-type="string">
            <text:p><text:s/>Saint-Thomas </text:p>
          </table:table-cell>
          <table:table-cell table:style-name="ce27" table:formula="of:=IF([.AD95]&lt;&gt;&quot;&quot;;[.AD95];&quot;&quot;)" office:value-type="string" office:string-value="Iles Vierges" calcext:value-type="string">
            <text:p>Iles Vierges</text:p>
          </table:table-cell>
          <table:table-cell table:style-name="ce28" table:formula="of:=IF([.AE95]&lt;&gt;&quot;&quot;;[.AE95];IF([.AD95]&lt;&gt;&quot;&quot;;[.AD95];[.AA95]))" office:value-type="string" office:string-value="Iles Vierges" calcext:value-type="string">
            <text:p>Iles Vierge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95_P.jpg |image| \</text:p>
          </table:table-cell>
          <table:table-cell table:style-name="ce5" office:value-type="float" office:value="95" calcext:value-type="float">
            <text:p>95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95" calcext:value-type="float">
            <text:p>95</text:p>
          </table:table-cell>
          <table:table-cell table:style-name="ce9" office:value-type="string" calcext:value-type="string">
            <text:p>19</text:p>
          </table:table-cell>
          <table:table-cell table:style-name="ce9" office:value-type="string" calcext:value-type="string">
            <text:p>04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oseph Mathieu Deville</text:p>
          </table:table-cell>
          <table:table-cell table:style-name="ce15" office:value-type="string" calcext:value-type="string">
            <text:p>Deville</text:p>
          </table:table-cell>
          <table:table-cell table:style-name="ce15" office:value-type="string" calcext:value-type="string">
            <text:p>Joseph</text:p>
          </table:table-cell>
          <table:table-cell table:style-name="ce15" office:value-type="string" calcext:value-type="string">
            <text:p>Mathieu</text:p>
          </table:table-cell>
          <table:table-cell table:style-name="ce15"/>
          <table:table-cell table:style-name="ce10"/>
          <table:table-cell table:style-name="ce10" office:value-type="string" calcext:value-type="string">
            <text:p>Martinique</text:p>
          </table:table-cell>
          <table:table-cell table:style-name="ce10"/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96]&lt;&gt;&quot;&quot;;[.Q96];IF([.M96]&lt;&gt;&quot;&quot;;[.M96];IF([.N96]&lt;&gt;&quot;&quot;;[.N96];IF([.R96]&lt;&gt;&quot;&quot;;[.R96];&quot;Non renseigné&quot;))))" office:value-type="string" office:string-value="Martinique" calcext:value-type="string">
            <text:p>Martinique</text:p>
          </table:table-cell>
          <table:table-cell table:style-name="ce23" table:formula="of:=IF([.S96]&lt;&gt;&quot;&quot;;[.S96];IF([.O96]=&quot;île de France&quot;;[.R96];IF([.O96]&lt;&gt;&quot;&quot;;[.O96];IF([.O96]=&quot;&quot;;&quot;&quot;))))">
            <text:p/>
          </table:table-cell>
          <table:table-cell table:style-name="ce23" table:formula="of:=IF([.T96]&lt;&gt;&quot;&quot;;[.T96];IF([.P96]&lt;&gt;&quot;&quot;;[.P96];IF([.P96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Hambourg</text:p>
          </table:table-cell>
          <table:table-cell table:style-name="ce25" table:number-columns-repeated="2"/>
          <table:table-cell table:style-name="ce25" office:value-type="string" calcext:value-type="string">
            <text:p>Allemagn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96]&lt;&gt;&quot;&quot;;[.AC96];IF([.X96]&lt;&gt;&quot;&quot;;[.X96];IF([.Z96]&lt;&gt;&quot;&quot;;[.Z96];IF([.AD96]&lt;&gt;&quot;&quot;;[.AD96];&quot;Non renseigné&quot;))))" office:value-type="string" office:string-value="Hambourg" calcext:value-type="string">
            <text:p>Hambourg</text:p>
          </table:table-cell>
          <table:table-cell table:style-name="ce27" table:formula="of:=IF([.AD96]&lt;&gt;&quot;&quot;;[.AD96];&quot;&quot;)">
            <text:p/>
          </table:table-cell>
          <table:table-cell table:style-name="ce28" table:formula="of:=IF([.AE96]&lt;&gt;&quot;&quot;;[.AE96];IF([.AD96]&lt;&gt;&quot;&quot;;[.AD96];[.AA96]))" office:value-type="string" office:string-value="Allemagne" calcext:value-type="string">
            <text:p>Allemagn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96_P.jpg |image| \</text:p>
          </table:table-cell>
          <table:table-cell table:style-name="ce5" office:value-type="float" office:value="96" calcext:value-type="float">
            <text:p>96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96" calcext:value-type="float">
            <text:p>96</text:p>
          </table:table-cell>
          <table:table-cell table:style-name="ce9" office:value-type="string" calcext:value-type="string">
            <text:p>21</text:p>
          </table:table-cell>
          <table:table-cell table:style-name="ce9" office:value-type="string" calcext:value-type="string">
            <text:p>04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acob Moline</text:p>
          </table:table-cell>
          <table:table-cell table:style-name="ce15" office:value-type="string" calcext:value-type="string">
            <text:p>Moline</text:p>
          </table:table-cell>
          <table:table-cell table:style-name="ce15" office:value-type="string" calcext:value-type="string">
            <text:p>Jacob</text:p>
          </table:table-cell>
          <table:table-cell table:style-name="ce15" table:number-columns-repeated="2"/>
          <table:table-cell table:style-name="ce10" office:value-type="string" calcext:value-type="string">
            <text:p>Bordeaux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97]&lt;&gt;&quot;&quot;;[.Q97];IF([.M97]&lt;&gt;&quot;&quot;;[.M97];IF([.N97]&lt;&gt;&quot;&quot;;[.N97];IF([.R97]&lt;&gt;&quot;&quot;;[.R97];&quot;Non renseigné&quot;))))" office:value-type="string" office:string-value="Bordeaux" calcext:value-type="string">
            <text:p>Bordeaux</text:p>
          </table:table-cell>
          <table:table-cell table:style-name="ce23" table:formula="of:=IF([.S97]&lt;&gt;&quot;&quot;;[.S97];IF([.O97]=&quot;île de France&quot;;[.R97];IF([.O97]&lt;&gt;&quot;&quot;;[.O97];IF([.O97]=&quot;&quot;;&quot;&quot;))))" office:value-type="string" office:string-value="Gironde" calcext:value-type="string">
            <text:p>Gironde</text:p>
          </table:table-cell>
          <table:table-cell table:style-name="ce23" table:formula="of:=IF([.T97]&lt;&gt;&quot;&quot;;[.T97];IF([.P97]&lt;&gt;&quot;&quot;;[.P97];IF([.P97]=&quot;&quot;;&quot;&quot;)))" office:value-type="string" office:string-value="France" calcext:value-type="string">
            <text:p>France</text:p>
          </table:table-cell>
          <table:table-cell table:style-name="ce25" table:number-columns-repeated="2"/>
          <table:table-cell table:style-name="ce25" office:value-type="string" calcext:value-type="string">
            <text:p>Saint-Domingue</text:p>
          </table:table-cell>
          <table:table-cell table:style-name="ce25" table:number-columns-repeated="3"/>
          <table:table-cell table:style-name="ce25" office:value-type="string" calcext:value-type="string">
            <text:p>Haïti</text:p>
          </table:table-cell>
          <table:table-cell table:style-name="ce25"/>
          <table:table-cell table:style-name="ce27" table:formula="of:=IF([.AC97]&lt;&gt;&quot;&quot;;[.AC97];IF([.X97]&lt;&gt;&quot;&quot;;[.X97];IF([.Z97]&lt;&gt;&quot;&quot;;[.Z97];IF([.AD97]&lt;&gt;&quot;&quot;;[.AD97];&quot;Non renseigné&quot;))))" office:value-type="string" office:string-value="Saint-Domingue" calcext:value-type="string">
            <text:p>Saint-Domingue</text:p>
          </table:table-cell>
          <table:table-cell table:style-name="ce27" table:formula="of:=IF([.AD97]&lt;&gt;&quot;&quot;;[.AD97];&quot;&quot;)" office:value-type="string" office:string-value="Haïti" calcext:value-type="string">
            <text:p>Haïti</text:p>
          </table:table-cell>
          <table:table-cell table:style-name="ce28" table:formula="of:=IF([.AE97]&lt;&gt;&quot;&quot;;[.AE97];IF([.AD97]&lt;&gt;&quot;&quot;;[.AD97];[.AA97]))" office:value-type="string" office:string-value="Haïti" calcext:value-type="string">
            <text:p>Haïti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97_P.jpg |image| \</text:p>
          </table:table-cell>
          <table:table-cell table:style-name="ce5" office:value-type="float" office:value="97" calcext:value-type="float">
            <text:p>97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97" calcext:value-type="float">
            <text:p>97</text:p>
          </table:table-cell>
          <table:table-cell table:style-name="ce9" office:value-type="string" calcext:value-type="string">
            <text:p>22</text:p>
          </table:table-cell>
          <table:table-cell table:style-name="ce9" office:value-type="string" calcext:value-type="string">
            <text:p>04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ean Joussan</text:p>
          </table:table-cell>
          <table:table-cell table:style-name="ce15" office:value-type="string" calcext:value-type="string">
            <text:p>Joussan</text:p>
          </table:table-cell>
          <table:table-cell table:style-name="ce15" office:value-type="string" calcext:value-type="string">
            <text:p>Jean</text:p>
          </table:table-cell>
          <table:table-cell table:style-name="ce15" table:number-columns-repeated="2"/>
          <table:table-cell table:style-name="ce10" office:value-type="string" calcext:value-type="string">
            <text:p>Bordeaux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98]&lt;&gt;&quot;&quot;;[.Q98];IF([.M98]&lt;&gt;&quot;&quot;;[.M98];IF([.N98]&lt;&gt;&quot;&quot;;[.N98];IF([.R98]&lt;&gt;&quot;&quot;;[.R98];&quot;Non renseigné&quot;))))" office:value-type="string" office:string-value="Bordeaux" calcext:value-type="string">
            <text:p>Bordeaux</text:p>
          </table:table-cell>
          <table:table-cell table:style-name="ce23" table:formula="of:=IF([.S98]&lt;&gt;&quot;&quot;;[.S98];IF([.O98]=&quot;île de France&quot;;[.R98];IF([.O98]&lt;&gt;&quot;&quot;;[.O98];IF([.O98]=&quot;&quot;;&quot;&quot;))))" office:value-type="string" office:string-value="Gironde" calcext:value-type="string">
            <text:p>Gironde</text:p>
          </table:table-cell>
          <table:table-cell table:style-name="ce23" table:formula="of:=IF([.T98]&lt;&gt;&quot;&quot;;[.T98];IF([.P98]&lt;&gt;&quot;&quot;;[.P98];IF([.P98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Saint-Thomas</text:p>
          </table:table-cell>
          <table:table-cell table:style-name="ce25" table:number-columns-repeated="2"/>
          <table:table-cell table:style-name="ce25" office:value-type="string" calcext:value-type="string">
            <text:p>Indes occidentales danoises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string" calcext:value-type="string">
            <text:p><text:s/>Saint-Thomas </text:p>
          </table:table-cell>
          <table:table-cell table:style-name="ce25" office:value-type="string" calcext:value-type="string">
            <text:p>Iles Vierges</text:p>
          </table:table-cell>
          <table:table-cell table:style-name="ce25"/>
          <table:table-cell table:style-name="ce27" table:formula="of:=IF([.AC98]&lt;&gt;&quot;&quot;;[.AC98];IF([.X98]&lt;&gt;&quot;&quot;;[.X98];IF([.Z98]&lt;&gt;&quot;&quot;;[.Z98];IF([.AD98]&lt;&gt;&quot;&quot;;[.AD98];&quot;Non renseigné&quot;))))" office:value-type="string" office:string-value=" Saint-Thomas " calcext:value-type="string">
            <text:p><text:s/>Saint-Thomas </text:p>
          </table:table-cell>
          <table:table-cell table:style-name="ce27" table:formula="of:=IF([.AD98]&lt;&gt;&quot;&quot;;[.AD98];&quot;&quot;)" office:value-type="string" office:string-value="Iles Vierges" calcext:value-type="string">
            <text:p>Iles Vierges</text:p>
          </table:table-cell>
          <table:table-cell table:style-name="ce28" table:formula="of:=IF([.AE98]&lt;&gt;&quot;&quot;;[.AE98];IF([.AD98]&lt;&gt;&quot;&quot;;[.AD98];[.AA98]))" office:value-type="string" office:string-value="Iles Vierges" calcext:value-type="string">
            <text:p>Iles Vierge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98_P.jpg |image| \</text:p>
          </table:table-cell>
          <table:table-cell table:style-name="ce5" office:value-type="float" office:value="98" calcext:value-type="float">
            <text:p>98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98" calcext:value-type="float">
            <text:p>98</text:p>
          </table:table-cell>
          <table:table-cell table:style-name="ce9" office:value-type="string" calcext:value-type="string">
            <text:p>22</text:p>
          </table:table-cell>
          <table:table-cell table:style-name="ce9" office:value-type="string" calcext:value-type="string">
            <text:p>04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ean Vaque</text:p>
          </table:table-cell>
          <table:table-cell table:style-name="ce15" office:value-type="string" calcext:value-type="string">
            <text:p>Vaque</text:p>
          </table:table-cell>
          <table:table-cell table:style-name="ce15" office:value-type="string" calcext:value-type="string">
            <text:p>Jean</text:p>
          </table:table-cell>
          <table:table-cell table:style-name="ce15" table:number-columns-repeated="2"/>
          <table:table-cell table:style-name="ce10" office:value-type="string" calcext:value-type="string">
            <text:p>Bordeaux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99]&lt;&gt;&quot;&quot;;[.Q99];IF([.M99]&lt;&gt;&quot;&quot;;[.M99];IF([.N99]&lt;&gt;&quot;&quot;;[.N99];IF([.R99]&lt;&gt;&quot;&quot;;[.R99];&quot;Non renseigné&quot;))))" office:value-type="string" office:string-value="Bordeaux" calcext:value-type="string">
            <text:p>Bordeaux</text:p>
          </table:table-cell>
          <table:table-cell table:style-name="ce23" table:formula="of:=IF([.S99]&lt;&gt;&quot;&quot;;[.S99];IF([.O99]=&quot;île de France&quot;;[.R99];IF([.O99]&lt;&gt;&quot;&quot;;[.O99];IF([.O99]=&quot;&quot;;&quot;&quot;))))" office:value-type="string" office:string-value="Gironde" calcext:value-type="string">
            <text:p>Gironde</text:p>
          </table:table-cell>
          <table:table-cell table:style-name="ce23" table:formula="of:=IF([.T99]&lt;&gt;&quot;&quot;;[.T99];IF([.P99]&lt;&gt;&quot;&quot;;[.P99];IF([.P99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Vigo</text:p>
          </table:table-cell>
          <table:table-cell table:style-name="ce25" table:number-columns-repeated="2"/>
          <table:table-cell table:style-name="ce25" office:value-type="string" calcext:value-type="string">
            <text:p>Espagn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99]&lt;&gt;&quot;&quot;;[.AC99];IF([.X99]&lt;&gt;&quot;&quot;;[.X99];IF([.Z99]&lt;&gt;&quot;&quot;;[.Z99];IF([.AD99]&lt;&gt;&quot;&quot;;[.AD99];&quot;Non renseigné&quot;))))" office:value-type="string" office:string-value="Vigo" calcext:value-type="string">
            <text:p>Vigo</text:p>
          </table:table-cell>
          <table:table-cell table:style-name="ce27" table:formula="of:=IF([.AD99]&lt;&gt;&quot;&quot;;[.AD99];&quot;&quot;)">
            <text:p/>
          </table:table-cell>
          <table:table-cell table:style-name="ce28" table:formula="of:=IF([.AE99]&lt;&gt;&quot;&quot;;[.AE99];IF([.AD99]&lt;&gt;&quot;&quot;;[.AD99];[.AA99]))" office:value-type="string" office:string-value="Espagne" calcext:value-type="string">
            <text:p>Espagn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099_P.jpg |image| \</text:p>
          </table:table-cell>
          <table:table-cell table:style-name="ce5" office:value-type="float" office:value="99" calcext:value-type="float">
            <text:p>99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99" calcext:value-type="float">
            <text:p>99</text:p>
          </table:table-cell>
          <table:table-cell table:style-name="ce9" office:value-type="string" calcext:value-type="string">
            <text:p>22</text:p>
          </table:table-cell>
          <table:table-cell table:style-name="ce9" office:value-type="string" calcext:value-type="string">
            <text:p>04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Barthélemy Labottiere</text:p>
          </table:table-cell>
          <table:table-cell table:style-name="ce15" office:value-type="string" calcext:value-type="string">
            <text:p>Labottiere</text:p>
          </table:table-cell>
          <table:table-cell table:style-name="ce15" office:value-type="string" calcext:value-type="string">
            <text:p>Barthélemy</text:p>
          </table:table-cell>
          <table:table-cell table:style-name="ce15" table:number-columns-repeated="2"/>
          <table:table-cell table:style-name="ce10" office:value-type="string" calcext:value-type="string">
            <text:p>Bordeaux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100]&lt;&gt;&quot;&quot;;[.Q100];IF([.M100]&lt;&gt;&quot;&quot;;[.M100];IF([.N100]&lt;&gt;&quot;&quot;;[.N100];IF([.R100]&lt;&gt;&quot;&quot;;[.R100];&quot;Non renseigné&quot;))))" office:value-type="string" office:string-value="Bordeaux" calcext:value-type="string">
            <text:p>Bordeaux</text:p>
          </table:table-cell>
          <table:table-cell table:style-name="ce23" table:formula="of:=IF([.S100]&lt;&gt;&quot;&quot;;[.S100];IF([.O100]=&quot;île de France&quot;;[.R100];IF([.O100]&lt;&gt;&quot;&quot;;[.O100];IF([.O100]=&quot;&quot;;&quot;&quot;))))" office:value-type="string" office:string-value="Gironde" calcext:value-type="string">
            <text:p>Gironde</text:p>
          </table:table-cell>
          <table:table-cell table:style-name="ce23" table:formula="of:=IF([.T100]&lt;&gt;&quot;&quot;;[.T100];IF([.P100]&lt;&gt;&quot;&quot;;[.P100];IF([.P100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Hambourg</text:p>
          </table:table-cell>
          <table:table-cell table:style-name="ce25" table:number-columns-repeated="2"/>
          <table:table-cell table:style-name="ce25" office:value-type="string" calcext:value-type="string">
            <text:p>Allemagn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100]&lt;&gt;&quot;&quot;;[.AC100];IF([.X100]&lt;&gt;&quot;&quot;;[.X100];IF([.Z100]&lt;&gt;&quot;&quot;;[.Z100];IF([.AD100]&lt;&gt;&quot;&quot;;[.AD100];&quot;Non renseigné&quot;))))" office:value-type="string" office:string-value="Hambourg" calcext:value-type="string">
            <text:p>Hambourg</text:p>
          </table:table-cell>
          <table:table-cell table:style-name="ce27" table:formula="of:=IF([.AD100]&lt;&gt;&quot;&quot;;[.AD100];&quot;&quot;)">
            <text:p/>
          </table:table-cell>
          <table:table-cell table:style-name="ce28" table:formula="of:=IF([.AE100]&lt;&gt;&quot;&quot;;[.AE100];IF([.AD100]&lt;&gt;&quot;&quot;;[.AD100];[.AA100]))" office:value-type="string" office:string-value="Allemagne" calcext:value-type="string">
            <text:p>Allemagn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00_P.jpg |image| \</text:p>
          </table:table-cell>
          <table:table-cell table:style-name="ce5" office:value-type="float" office:value="100" calcext:value-type="float">
            <text:p>100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00" calcext:value-type="float">
            <text:p>100</text:p>
          </table:table-cell>
          <table:table-cell table:style-name="ce9" office:value-type="string" calcext:value-type="string">
            <text:p>24</text:p>
          </table:table-cell>
          <table:table-cell table:style-name="ce9" office:value-type="string" calcext:value-type="string">
            <text:p>04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Louis Gaudric</text:p>
          </table:table-cell>
          <table:table-cell table:style-name="ce15" office:value-type="string" calcext:value-type="string">
            <text:p>Gaudric</text:p>
          </table:table-cell>
          <table:table-cell table:style-name="ce15" office:value-type="string" calcext:value-type="string">
            <text:p>Louis</text:p>
          </table:table-cell>
          <table:table-cell table:style-name="ce15" table:number-columns-repeated="2"/>
          <table:table-cell table:style-name="ce10" office:value-type="string" calcext:value-type="string">
            <text:p>Bordeaux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101]&lt;&gt;&quot;&quot;;[.Q101];IF([.M101]&lt;&gt;&quot;&quot;;[.M101];IF([.N101]&lt;&gt;&quot;&quot;;[.N101];IF([.R101]&lt;&gt;&quot;&quot;;[.R101];&quot;Non renseigné&quot;))))" office:value-type="string" office:string-value="Bordeaux" calcext:value-type="string">
            <text:p>Bordeaux</text:p>
          </table:table-cell>
          <table:table-cell table:style-name="ce23" table:formula="of:=IF([.S101]&lt;&gt;&quot;&quot;;[.S101];IF([.O101]=&quot;île de France&quot;;[.R101];IF([.O101]&lt;&gt;&quot;&quot;;[.O101];IF([.O101]=&quot;&quot;;&quot;&quot;))))" office:value-type="string" office:string-value="Gironde" calcext:value-type="string">
            <text:p>Gironde</text:p>
          </table:table-cell>
          <table:table-cell table:style-name="ce23" table:formula="of:=IF([.T101]&lt;&gt;&quot;&quot;;[.T101];IF([.P101]&lt;&gt;&quot;&quot;;[.P101];IF([.P101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Tranquebar</text:p>
          </table:table-cell>
          <table:table-cell table:style-name="ce25" table:number-columns-repeated="2"/>
          <table:table-cell table:style-name="ce25" office:value-type="string" calcext:value-type="string">
            <text:p>Ind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101]&lt;&gt;&quot;&quot;;[.AC101];IF([.X101]&lt;&gt;&quot;&quot;;[.X101];IF([.Z101]&lt;&gt;&quot;&quot;;[.Z101];IF([.AD101]&lt;&gt;&quot;&quot;;[.AD101];&quot;Non renseigné&quot;))))" office:value-type="string" office:string-value="Tranquebar" calcext:value-type="string">
            <text:p>Tranquebar</text:p>
          </table:table-cell>
          <table:table-cell table:style-name="ce27" table:formula="of:=IF([.AD101]&lt;&gt;&quot;&quot;;[.AD101];&quot;&quot;)">
            <text:p/>
          </table:table-cell>
          <table:table-cell table:style-name="ce28" table:formula="of:=IF([.AE101]&lt;&gt;&quot;&quot;;[.AE101];IF([.AD101]&lt;&gt;&quot;&quot;;[.AD101];[.AA101]))" office:value-type="string" office:string-value="Inde" calcext:value-type="string">
            <text:p>Ind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01_P.jpg |image| \</text:p>
          </table:table-cell>
          <table:table-cell table:style-name="ce5" office:value-type="float" office:value="101" calcext:value-type="float">
            <text:p>101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01" calcext:value-type="float">
            <text:p>101</text:p>
          </table:table-cell>
          <table:table-cell table:style-name="ce9" office:value-type="string" calcext:value-type="string">
            <text:p>24</text:p>
          </table:table-cell>
          <table:table-cell table:style-name="ce9" office:value-type="string" calcext:value-type="string">
            <text:p>04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acques Pemerle</text:p>
          </table:table-cell>
          <table:table-cell table:style-name="ce15" office:value-type="string" calcext:value-type="string">
            <text:p>Pemerle</text:p>
          </table:table-cell>
          <table:table-cell table:style-name="ce15" office:value-type="string" calcext:value-type="string">
            <text:p>Jacques</text:p>
          </table:table-cell>
          <table:table-cell table:style-name="ce15" table:number-columns-repeated="2"/>
          <table:table-cell table:style-name="ce10" office:value-type="string" calcext:value-type="string">
            <text:p>Bordeaux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102]&lt;&gt;&quot;&quot;;[.Q102];IF([.M102]&lt;&gt;&quot;&quot;;[.M102];IF([.N102]&lt;&gt;&quot;&quot;;[.N102];IF([.R102]&lt;&gt;&quot;&quot;;[.R102];&quot;Non renseigné&quot;))))" office:value-type="string" office:string-value="Bordeaux" calcext:value-type="string">
            <text:p>Bordeaux</text:p>
          </table:table-cell>
          <table:table-cell table:style-name="ce23" table:formula="of:=IF([.S102]&lt;&gt;&quot;&quot;;[.S102];IF([.O102]=&quot;île de France&quot;;[.R102];IF([.O102]&lt;&gt;&quot;&quot;;[.O102];IF([.O102]=&quot;&quot;;&quot;&quot;))))" office:value-type="string" office:string-value="Gironde" calcext:value-type="string">
            <text:p>Gironde</text:p>
          </table:table-cell>
          <table:table-cell table:style-name="ce23" table:formula="of:=IF([.T102]&lt;&gt;&quot;&quot;;[.T102];IF([.P102]&lt;&gt;&quot;&quot;;[.P102];IF([.P102]=&quot;&quot;;&quot;&quot;)))" office:value-type="string" office:string-value="France" calcext:value-type="string">
            <text:p>France</text:p>
          </table:table-cell>
          <table:table-cell table:style-name="ce25" table:number-columns-repeated="2"/>
          <table:table-cell table:style-name="ce25" office:value-type="string" calcext:value-type="string">
            <text:p>Saint-Domingue</text:p>
          </table:table-cell>
          <table:table-cell table:style-name="ce25" table:number-columns-repeated="3"/>
          <table:table-cell table:style-name="ce25" office:value-type="string" calcext:value-type="string">
            <text:p>Haïti</text:p>
          </table:table-cell>
          <table:table-cell table:style-name="ce25"/>
          <table:table-cell table:style-name="ce27" table:formula="of:=IF([.AC102]&lt;&gt;&quot;&quot;;[.AC102];IF([.X102]&lt;&gt;&quot;&quot;;[.X102];IF([.Z102]&lt;&gt;&quot;&quot;;[.Z102];IF([.AD102]&lt;&gt;&quot;&quot;;[.AD102];&quot;Non renseigné&quot;))))" office:value-type="string" office:string-value="Saint-Domingue" calcext:value-type="string">
            <text:p>Saint-Domingue</text:p>
          </table:table-cell>
          <table:table-cell table:style-name="ce27" table:formula="of:=IF([.AD102]&lt;&gt;&quot;&quot;;[.AD102];&quot;&quot;)" office:value-type="string" office:string-value="Haïti" calcext:value-type="string">
            <text:p>Haïti</text:p>
          </table:table-cell>
          <table:table-cell table:style-name="ce28" table:formula="of:=IF([.AE102]&lt;&gt;&quot;&quot;;[.AE102];IF([.AD102]&lt;&gt;&quot;&quot;;[.AD102];[.AA102]))" office:value-type="string" office:string-value="Haïti" calcext:value-type="string">
            <text:p>Haïti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02_P.jpg |image| \</text:p>
          </table:table-cell>
          <table:table-cell table:style-name="ce5" office:value-type="float" office:value="102" calcext:value-type="float">
            <text:p>102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02" calcext:value-type="float">
            <text:p>102</text:p>
          </table:table-cell>
          <table:table-cell table:style-name="ce9" office:value-type="string" calcext:value-type="string">
            <text:p>24</text:p>
          </table:table-cell>
          <table:table-cell table:style-name="ce9" office:value-type="string" calcext:value-type="string">
            <text:p>04</text:p>
          </table:table-cell>
          <table:table-cell table:style-name="ce9" office:value-type="float" office:value="1800" calcext:value-type="float">
            <text:p>1800</text:p>
          </table:table-cell>
          <table:table-cell/>
          <table:table-cell table:style-name="ce16" office:value-type="string" calcext:value-type="string">
            <text:p>nom non renseigné</text:p>
          </table:table-cell>
          <table:table-cell table:style-name="ce16" office:value-type="string" calcext:value-type="string">
            <text:p>prénom non renseigné</text:p>
          </table:table-cell>
          <table:table-cell table:style-name="ce15" table:number-columns-repeated="2"/>
          <table:table-cell table:style-name="ce10" office:value-type="string" calcext:value-type="string">
            <text:p>Bordeaux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103]&lt;&gt;&quot;&quot;;[.Q103];IF([.M103]&lt;&gt;&quot;&quot;;[.M103];IF([.N103]&lt;&gt;&quot;&quot;;[.N103];IF([.R103]&lt;&gt;&quot;&quot;;[.R103];&quot;Non renseigné&quot;))))" office:value-type="string" office:string-value="Bordeaux" calcext:value-type="string">
            <text:p>Bordeaux</text:p>
          </table:table-cell>
          <table:table-cell table:style-name="ce23" table:formula="of:=IF([.S103]&lt;&gt;&quot;&quot;;[.S103];IF([.O103]=&quot;île de France&quot;;[.R103];IF([.O103]&lt;&gt;&quot;&quot;;[.O103];IF([.O103]=&quot;&quot;;&quot;&quot;))))" office:value-type="string" office:string-value="Gironde" calcext:value-type="string">
            <text:p>Gironde</text:p>
          </table:table-cell>
          <table:table-cell table:style-name="ce23" table:formula="of:=IF([.T103]&lt;&gt;&quot;&quot;;[.T103];IF([.P103]&lt;&gt;&quot;&quot;;[.P103];IF([.P103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Hambourg</text:p>
          </table:table-cell>
          <table:table-cell table:style-name="ce25" table:number-columns-repeated="2"/>
          <table:table-cell table:style-name="ce25" office:value-type="string" calcext:value-type="string">
            <text:p>Allemagn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103]&lt;&gt;&quot;&quot;;[.AC103];IF([.X103]&lt;&gt;&quot;&quot;;[.X103];IF([.Z103]&lt;&gt;&quot;&quot;;[.Z103];IF([.AD103]&lt;&gt;&quot;&quot;;[.AD103];&quot;Non renseigné&quot;))))" office:value-type="string" office:string-value="Hambourg" calcext:value-type="string">
            <text:p>Hambourg</text:p>
          </table:table-cell>
          <table:table-cell table:style-name="ce27" table:formula="of:=IF([.AD103]&lt;&gt;&quot;&quot;;[.AD103];&quot;&quot;)">
            <text:p/>
          </table:table-cell>
          <table:table-cell table:style-name="ce28" table:formula="of:=IF([.AE103]&lt;&gt;&quot;&quot;;[.AE103];IF([.AD103]&lt;&gt;&quot;&quot;;[.AD103];[.AA103]))" office:value-type="string" office:string-value="Allemagne" calcext:value-type="string">
            <text:p>Allemagn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03_P.jpg |image| \</text:p>
          </table:table-cell>
          <table:table-cell table:style-name="ce5" office:value-type="float" office:value="103" calcext:value-type="float">
            <text:p>103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03" calcext:value-type="float">
            <text:p>103</text:p>
          </table:table-cell>
          <table:table-cell table:style-name="ce9" office:value-type="string" calcext:value-type="string">
            <text:p>26</text:p>
          </table:table-cell>
          <table:table-cell table:style-name="ce9" office:value-type="string" calcext:value-type="string">
            <text:p>04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Arnaud Martin</text:p>
          </table:table-cell>
          <table:table-cell table:style-name="ce15" office:value-type="string" calcext:value-type="string">
            <text:p>Martin</text:p>
          </table:table-cell>
          <table:table-cell table:style-name="ce15" office:value-type="string" calcext:value-type="string">
            <text:p>Arnaud</text:p>
          </table:table-cell>
          <table:table-cell table:style-name="ce15" table:number-columns-repeated="2"/>
          <table:table-cell table:style-name="ce10"/>
          <table:table-cell table:style-name="ce15"/>
          <table:table-cell table:style-name="ce10"/>
          <table:table-cell table:style-name="ce15"/>
          <table:table-cell table:style-name="ce17" table:number-columns-repeated="4"/>
          <table:table-cell table:style-name="ce13" table:formula="of:=IF([.Q104]&lt;&gt;&quot;&quot;;[.Q104];IF([.M104]&lt;&gt;&quot;&quot;;[.M104];IF([.N104]&lt;&gt;&quot;&quot;;[.N104];IF([.R104]&lt;&gt;&quot;&quot;;[.R104];&quot;Non renseigné&quot;))))" office:value-type="string" office:string-value="Non renseigné" calcext:value-type="string">
            <text:p>Non renseigné</text:p>
          </table:table-cell>
          <table:table-cell table:style-name="ce23" table:formula="of:=IF([.S104]&lt;&gt;&quot;&quot;;[.S104];IF([.O104]=&quot;île de France&quot;;[.R104];IF([.O104]&lt;&gt;&quot;&quot;;[.O104];IF([.O104]=&quot;&quot;;&quot;&quot;))))">
            <text:p/>
          </table:table-cell>
          <table:table-cell table:style-name="ce23" table:formula="of:=IF([.T104]&lt;&gt;&quot;&quot;;[.T104];IF([.P104]&lt;&gt;&quot;&quot;;[.P104];IF([.P104]=&quot;&quot;;&quot;&quot;)))">
            <text:p/>
          </table:table-cell>
          <table:table-cell table:style-name="ce25" office:value-type="string" calcext:value-type="string">
            <text:p>Saint-Thomas</text:p>
          </table:table-cell>
          <table:table-cell table:style-name="ce25" table:number-columns-repeated="2"/>
          <table:table-cell table:style-name="ce25" office:value-type="string" calcext:value-type="string">
            <text:p>Indes occidentales danoises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string" calcext:value-type="string">
            <text:p><text:s/>Saint-Thomas </text:p>
          </table:table-cell>
          <table:table-cell table:style-name="ce25" office:value-type="string" calcext:value-type="string">
            <text:p>Iles Vierges</text:p>
          </table:table-cell>
          <table:table-cell table:style-name="ce25"/>
          <table:table-cell table:style-name="ce27" table:formula="of:=IF([.AC104]&lt;&gt;&quot;&quot;;[.AC104];IF([.X104]&lt;&gt;&quot;&quot;;[.X104];IF([.Z104]&lt;&gt;&quot;&quot;;[.Z104];IF([.AD104]&lt;&gt;&quot;&quot;;[.AD104];&quot;Non renseigné&quot;))))" office:value-type="string" office:string-value=" Saint-Thomas " calcext:value-type="string">
            <text:p><text:s/>Saint-Thomas </text:p>
          </table:table-cell>
          <table:table-cell table:style-name="ce27" table:formula="of:=IF([.AD104]&lt;&gt;&quot;&quot;;[.AD104];&quot;&quot;)" office:value-type="string" office:string-value="Iles Vierges" calcext:value-type="string">
            <text:p>Iles Vierges</text:p>
          </table:table-cell>
          <table:table-cell table:style-name="ce28" table:formula="of:=IF([.AE104]&lt;&gt;&quot;&quot;;[.AE104];IF([.AD104]&lt;&gt;&quot;&quot;;[.AD104];[.AA104]))" office:value-type="string" office:string-value="Iles Vierges" calcext:value-type="string">
            <text:p>Iles Vierges</text:p>
          </table:table-cell>
          <table:table-cell table:style-name="ce27" table:number-columns-repeated="212"/>
          <table:table-cell table:style-name="ce12" table:number-columns-repeated="13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04_P.jpg |image| \</text:p>
          </table:table-cell>
          <table:table-cell table:style-name="ce5" office:value-type="float" office:value="104" calcext:value-type="float">
            <text:p>104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04" calcext:value-type="float">
            <text:p>104</text:p>
          </table:table-cell>
          <table:table-cell table:style-name="ce9" office:value-type="string" calcext:value-type="string">
            <text:p>26</text:p>
          </table:table-cell>
          <table:table-cell table:style-name="ce9" office:value-type="string" calcext:value-type="string">
            <text:p>04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Ives Nairac</text:p>
          </table:table-cell>
          <table:table-cell table:style-name="ce15" office:value-type="string" calcext:value-type="string">
            <text:p>Nairac</text:p>
          </table:table-cell>
          <table:table-cell table:style-name="ce15" office:value-type="string" calcext:value-type="string">
            <text:p>Ives</text:p>
          </table:table-cell>
          <table:table-cell table:style-name="ce15" table:number-columns-repeated="2"/>
          <table:table-cell table:style-name="ce10" office:value-type="string" calcext:value-type="string">
            <text:p>Haux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105]&lt;&gt;&quot;&quot;;[.Q105];IF([.M105]&lt;&gt;&quot;&quot;;[.M105];IF([.N105]&lt;&gt;&quot;&quot;;[.N105];IF([.R105]&lt;&gt;&quot;&quot;;[.R105];&quot;Non renseigné&quot;))))" office:value-type="string" office:string-value="Haux" calcext:value-type="string">
            <text:p>Haux</text:p>
          </table:table-cell>
          <table:table-cell table:style-name="ce23" table:formula="of:=IF([.S105]&lt;&gt;&quot;&quot;;[.S105];IF([.O105]=&quot;île de France&quot;;[.R105];IF([.O105]&lt;&gt;&quot;&quot;;[.O105];IF([.O105]=&quot;&quot;;&quot;&quot;))))" office:value-type="string" office:string-value="Gironde" calcext:value-type="string">
            <text:p>Gironde</text:p>
          </table:table-cell>
          <table:table-cell table:style-name="ce23" table:formula="of:=IF([.T105]&lt;&gt;&quot;&quot;;[.T105];IF([.P105]&lt;&gt;&quot;&quot;;[.P105];IF([.P105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Saint-Thomas</text:p>
          </table:table-cell>
          <table:table-cell table:style-name="ce25" table:number-columns-repeated="2"/>
          <table:table-cell table:style-name="ce25" office:value-type="string" calcext:value-type="string">
            <text:p>Indes occidentales danoises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string" calcext:value-type="string">
            <text:p><text:s/>Saint-Thomas </text:p>
          </table:table-cell>
          <table:table-cell table:style-name="ce25" office:value-type="string" calcext:value-type="string">
            <text:p>Iles Vierges</text:p>
          </table:table-cell>
          <table:table-cell table:style-name="ce25"/>
          <table:table-cell table:style-name="ce27" table:formula="of:=IF([.AC105]&lt;&gt;&quot;&quot;;[.AC105];IF([.X105]&lt;&gt;&quot;&quot;;[.X105];IF([.Z105]&lt;&gt;&quot;&quot;;[.Z105];IF([.AD105]&lt;&gt;&quot;&quot;;[.AD105];&quot;Non renseigné&quot;))))" office:value-type="string" office:string-value=" Saint-Thomas " calcext:value-type="string">
            <text:p><text:s/>Saint-Thomas </text:p>
          </table:table-cell>
          <table:table-cell table:style-name="ce27" table:formula="of:=IF([.AD105]&lt;&gt;&quot;&quot;;[.AD105];&quot;&quot;)" office:value-type="string" office:string-value="Iles Vierges" calcext:value-type="string">
            <text:p>Iles Vierges</text:p>
          </table:table-cell>
          <table:table-cell table:style-name="ce28" table:formula="of:=IF([.AE105]&lt;&gt;&quot;&quot;;[.AE105];IF([.AD105]&lt;&gt;&quot;&quot;;[.AD105];[.AA105]))" office:value-type="string" office:string-value="Iles Vierges" calcext:value-type="string">
            <text:p>Iles Vierge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05_P.jpg |image| \</text:p>
          </table:table-cell>
          <table:table-cell table:style-name="ce5" office:value-type="float" office:value="105" calcext:value-type="float">
            <text:p>105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05" calcext:value-type="float">
            <text:p>105</text:p>
          </table:table-cell>
          <table:table-cell table:style-name="ce9" office:value-type="string" calcext:value-type="string">
            <text:p>28</text:p>
          </table:table-cell>
          <table:table-cell table:style-name="ce9" office:value-type="string" calcext:value-type="string">
            <text:p>04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Marie Greard</text:p>
          </table:table-cell>
          <table:table-cell table:style-name="ce15" office:value-type="string" calcext:value-type="string">
            <text:p>Greard</text:p>
          </table:table-cell>
          <table:table-cell table:style-name="ce15" office:value-type="string" calcext:value-type="string">
            <text:p>Marie</text:p>
          </table:table-cell>
          <table:table-cell table:style-name="ce15" table:number-columns-repeated="2"/>
          <table:table-cell table:style-name="ce10" office:value-type="string" calcext:value-type="string">
            <text:p>Bordeaux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106]&lt;&gt;&quot;&quot;;[.Q106];IF([.M106]&lt;&gt;&quot;&quot;;[.M106];IF([.N106]&lt;&gt;&quot;&quot;;[.N106];IF([.R106]&lt;&gt;&quot;&quot;;[.R106];&quot;Non renseigné&quot;))))" office:value-type="string" office:string-value="Bordeaux" calcext:value-type="string">
            <text:p>Bordeaux</text:p>
          </table:table-cell>
          <table:table-cell table:style-name="ce23" table:formula="of:=IF([.S106]&lt;&gt;&quot;&quot;;[.S106];IF([.O106]=&quot;île de France&quot;;[.R106];IF([.O106]&lt;&gt;&quot;&quot;;[.O106];IF([.O106]=&quot;&quot;;&quot;&quot;))))" office:value-type="string" office:string-value="Gironde" calcext:value-type="string">
            <text:p>Gironde</text:p>
          </table:table-cell>
          <table:table-cell table:style-name="ce23" table:formula="of:=IF([.T106]&lt;&gt;&quot;&quot;;[.T106];IF([.P106]&lt;&gt;&quot;&quot;;[.P106];IF([.P106]=&quot;&quot;;&quot;&quot;)))" office:value-type="string" office:string-value="France" calcext:value-type="string">
            <text:p>France</text:p>
          </table:table-cell>
          <table:table-cell table:style-name="ce25" table:number-columns-repeated="2"/>
          <table:table-cell table:style-name="ce25" office:value-type="string" calcext:value-type="string">
            <text:p>Saint-Domingue</text:p>
          </table:table-cell>
          <table:table-cell table:style-name="ce25" table:number-columns-repeated="3"/>
          <table:table-cell table:style-name="ce25" office:value-type="string" calcext:value-type="string">
            <text:p>Haïti</text:p>
          </table:table-cell>
          <table:table-cell table:style-name="ce25"/>
          <table:table-cell table:style-name="ce27" table:formula="of:=IF([.AC106]&lt;&gt;&quot;&quot;;[.AC106];IF([.X106]&lt;&gt;&quot;&quot;;[.X106];IF([.Z106]&lt;&gt;&quot;&quot;;[.Z106];IF([.AD106]&lt;&gt;&quot;&quot;;[.AD106];&quot;Non renseigné&quot;))))" office:value-type="string" office:string-value="Saint-Domingue" calcext:value-type="string">
            <text:p>Saint-Domingue</text:p>
          </table:table-cell>
          <table:table-cell table:style-name="ce27" table:formula="of:=IF([.AD106]&lt;&gt;&quot;&quot;;[.AD106];&quot;&quot;)" office:value-type="string" office:string-value="Haïti" calcext:value-type="string">
            <text:p>Haïti</text:p>
          </table:table-cell>
          <table:table-cell table:style-name="ce28" table:formula="of:=IF([.AE106]&lt;&gt;&quot;&quot;;[.AE106];IF([.AD106]&lt;&gt;&quot;&quot;;[.AD106];[.AA106]))" office:value-type="string" office:string-value="Haïti" calcext:value-type="string">
            <text:p>Haïti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06_P.jpg |image| \</text:p>
          </table:table-cell>
          <table:table-cell table:style-name="ce5" office:value-type="float" office:value="106" calcext:value-type="float">
            <text:p>106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06" calcext:value-type="float">
            <text:p>106</text:p>
          </table:table-cell>
          <table:table-cell table:style-name="ce9" office:value-type="string" calcext:value-type="string">
            <text:p>28</text:p>
          </table:table-cell>
          <table:table-cell table:style-name="ce9" office:value-type="string" calcext:value-type="string">
            <text:p>04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ean Marie Cezar Dutreuil</text:p>
          </table:table-cell>
          <table:table-cell table:style-name="ce15" office:value-type="string" calcext:value-type="string">
            <text:p>Dutreuil</text:p>
          </table:table-cell>
          <table:table-cell table:style-name="ce15" office:value-type="string" calcext:value-type="string">
            <text:p>Jean</text:p>
          </table:table-cell>
          <table:table-cell table:style-name="ce15" office:value-type="string" calcext:value-type="string">
            <text:p>Marie</text:p>
          </table:table-cell>
          <table:table-cell table:style-name="ce15" office:value-type="string" calcext:value-type="string">
            <text:p>Cezar</text:p>
          </table:table-cell>
          <table:table-cell table:style-name="ce10" office:value-type="string" calcext:value-type="string">
            <text:p>Cap-Français</text:p>
          </table:table-cell>
          <table:table-cell table:style-name="ce10" office:value-type="string" calcext:value-type="string">
            <text:p>Saint-Domingue</text:p>
          </table:table-cell>
          <table:table-cell table:style-name="ce10" table:number-columns-repeated="2"/>
          <table:table-cell table:style-name="ce13" office:value-type="string" calcext:value-type="string">
            <text:p>Le Cap</text:p>
          </table:table-cell>
          <table:table-cell table:style-name="ce13" table:number-columns-repeated="2"/>
          <table:table-cell table:style-name="ce13" office:value-type="string" calcext:value-type="string">
            <text:p>Haïti</text:p>
          </table:table-cell>
          <table:table-cell table:style-name="ce13" table:formula="of:=IF([.Q107]&lt;&gt;&quot;&quot;;[.Q107];IF([.M107]&lt;&gt;&quot;&quot;;[.M107];IF([.N107]&lt;&gt;&quot;&quot;;[.N107];IF([.R107]&lt;&gt;&quot;&quot;;[.R107];&quot;Non renseigné&quot;))))" office:value-type="string" office:string-value="Le Cap" calcext:value-type="string">
            <text:p>Le Cap</text:p>
          </table:table-cell>
          <table:table-cell table:style-name="ce23" table:formula="of:=IF([.S107]&lt;&gt;&quot;&quot;;[.S107];IF([.O107]=&quot;île de France&quot;;[.R107];IF([.O107]&lt;&gt;&quot;&quot;;[.O107];IF([.O107]=&quot;&quot;;&quot;&quot;))))">
            <text:p/>
          </table:table-cell>
          <table:table-cell table:style-name="ce23" table:formula="of:=IF([.T107]&lt;&gt;&quot;&quot;;[.T107];IF([.P107]&lt;&gt;&quot;&quot;;[.P107];IF([.P107]=&quot;&quot;;&quot;&quot;)))" office:value-type="string" office:string-value="Haïti" calcext:value-type="string">
            <text:p>Haïti</text:p>
          </table:table-cell>
          <table:table-cell table:style-name="ce25" office:value-type="string" calcext:value-type="string">
            <text:p>Saint-Thomas</text:p>
          </table:table-cell>
          <table:table-cell table:style-name="ce25" table:number-columns-repeated="2"/>
          <table:table-cell table:style-name="ce25" office:value-type="string" calcext:value-type="string">
            <text:p>Indes occidentales danoises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string" calcext:value-type="string">
            <text:p><text:s/>Saint-Thomas </text:p>
          </table:table-cell>
          <table:table-cell table:style-name="ce25" office:value-type="string" calcext:value-type="string">
            <text:p>Iles Vierges</text:p>
          </table:table-cell>
          <table:table-cell table:style-name="ce25"/>
          <table:table-cell table:style-name="ce27" table:formula="of:=IF([.AC107]&lt;&gt;&quot;&quot;;[.AC107];IF([.X107]&lt;&gt;&quot;&quot;;[.X107];IF([.Z107]&lt;&gt;&quot;&quot;;[.Z107];IF([.AD107]&lt;&gt;&quot;&quot;;[.AD107];&quot;Non renseigné&quot;))))" office:value-type="string" office:string-value=" Saint-Thomas " calcext:value-type="string">
            <text:p><text:s/>Saint-Thomas </text:p>
          </table:table-cell>
          <table:table-cell table:style-name="ce27" table:formula="of:=IF([.AD107]&lt;&gt;&quot;&quot;;[.AD107];&quot;&quot;)" office:value-type="string" office:string-value="Iles Vierges" calcext:value-type="string">
            <text:p>Iles Vierges</text:p>
          </table:table-cell>
          <table:table-cell table:style-name="ce28" table:formula="of:=IF([.AE107]&lt;&gt;&quot;&quot;;[.AE107];IF([.AD107]&lt;&gt;&quot;&quot;;[.AD107];[.AA107]))" office:value-type="string" office:string-value="Iles Vierges" calcext:value-type="string">
            <text:p>Iles Vierge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07_P.jpg |image| \</text:p>
          </table:table-cell>
          <table:table-cell table:style-name="ce5" office:value-type="float" office:value="107" calcext:value-type="float">
            <text:p>107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07" calcext:value-type="float">
            <text:p>107</text:p>
          </table:table-cell>
          <table:table-cell table:style-name="ce9" office:value-type="string" calcext:value-type="string">
            <text:p>29</text:p>
          </table:table-cell>
          <table:table-cell table:style-name="ce9" office:value-type="string" calcext:value-type="string">
            <text:p>04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Pierre Frigiere</text:p>
          </table:table-cell>
          <table:table-cell table:style-name="ce15" office:value-type="string" calcext:value-type="string">
            <text:p>Frigiere</text:p>
          </table:table-cell>
          <table:table-cell table:style-name="ce15" office:value-type="string" calcext:value-type="string">
            <text:p>Pierre</text:p>
          </table:table-cell>
          <table:table-cell table:style-name="ce15" table:number-columns-repeated="2"/>
          <table:table-cell table:style-name="ce10" office:value-type="string" calcext:value-type="string">
            <text:p>Bordeaux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108]&lt;&gt;&quot;&quot;;[.Q108];IF([.M108]&lt;&gt;&quot;&quot;;[.M108];IF([.N108]&lt;&gt;&quot;&quot;;[.N108];IF([.R108]&lt;&gt;&quot;&quot;;[.R108];&quot;Non renseigné&quot;))))" office:value-type="string" office:string-value="Bordeaux" calcext:value-type="string">
            <text:p>Bordeaux</text:p>
          </table:table-cell>
          <table:table-cell table:style-name="ce23" table:formula="of:=IF([.S108]&lt;&gt;&quot;&quot;;[.S108];IF([.O108]=&quot;île de France&quot;;[.R108];IF([.O108]&lt;&gt;&quot;&quot;;[.O108];IF([.O108]=&quot;&quot;;&quot;&quot;))))" office:value-type="string" office:string-value="Gironde" calcext:value-type="string">
            <text:p>Gironde</text:p>
          </table:table-cell>
          <table:table-cell table:style-name="ce23" table:formula="of:=IF([.T108]&lt;&gt;&quot;&quot;;[.T108];IF([.P108]&lt;&gt;&quot;&quot;;[.P108];IF([.P108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PortoRico</text:p>
          </table:table-cell>
          <table:table-cell table:style-name="ce25" table:number-columns-repeated="7"/>
          <table:table-cell table:style-name="ce27" table:formula="of:=IF([.AC108]&lt;&gt;&quot;&quot;;[.AC108];IF([.X108]&lt;&gt;&quot;&quot;;[.X108];IF([.Z108]&lt;&gt;&quot;&quot;;[.Z108];IF([.AD108]&lt;&gt;&quot;&quot;;[.AD108];&quot;Non renseigné&quot;))))" office:value-type="string" office:string-value="PortoRico" calcext:value-type="string">
            <text:p>PortoRico</text:p>
          </table:table-cell>
          <table:table-cell table:style-name="ce27" table:formula="of:=IF([.AD108]&lt;&gt;&quot;&quot;;[.AD108];&quot;&quot;)">
            <text:p/>
          </table:table-cell>
          <table:table-cell table:style-name="ce28" table:formula="of:=IF([.AE108]&lt;&gt;&quot;&quot;;[.AE108];IF([.AD108]&lt;&gt;&quot;&quot;;[.AD108];[.AA108]))" office:value-type="boolean" office:boolean-value="false" calcext:value-type="boolean">
            <text:p>FAUX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08_P.jpg |image| \</text:p>
          </table:table-cell>
          <table:table-cell table:style-name="ce5" office:value-type="float" office:value="108" calcext:value-type="float">
            <text:p>108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08" calcext:value-type="float">
            <text:p>108</text:p>
          </table:table-cell>
          <table:table-cell table:style-name="ce9" office:value-type="string" calcext:value-type="string">
            <text:p>29</text:p>
          </table:table-cell>
          <table:table-cell table:style-name="ce9" office:value-type="string" calcext:value-type="string">
            <text:p>04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Antoine Cochon</text:p>
          </table:table-cell>
          <table:table-cell table:style-name="ce15" office:value-type="string" calcext:value-type="string">
            <text:p>Cochon</text:p>
          </table:table-cell>
          <table:table-cell table:style-name="ce15" office:value-type="string" calcext:value-type="string">
            <text:p>Antoine</text:p>
          </table:table-cell>
          <table:table-cell table:style-name="ce15" table:number-columns-repeated="2"/>
          <table:table-cell table:style-name="ce10" office:value-type="string" calcext:value-type="string">
            <text:p>Bordeaux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109]&lt;&gt;&quot;&quot;;[.Q109];IF([.M109]&lt;&gt;&quot;&quot;;[.M109];IF([.N109]&lt;&gt;&quot;&quot;;[.N109];IF([.R109]&lt;&gt;&quot;&quot;;[.R109];&quot;Non renseigné&quot;))))" office:value-type="string" office:string-value="Bordeaux" calcext:value-type="string">
            <text:p>Bordeaux</text:p>
          </table:table-cell>
          <table:table-cell table:style-name="ce23" table:formula="of:=IF([.S109]&lt;&gt;&quot;&quot;;[.S109];IF([.O109]=&quot;île de France&quot;;[.R109];IF([.O109]&lt;&gt;&quot;&quot;;[.O109];IF([.O109]=&quot;&quot;;&quot;&quot;))))" office:value-type="string" office:string-value="Gironde" calcext:value-type="string">
            <text:p>Gironde</text:p>
          </table:table-cell>
          <table:table-cell table:style-name="ce23" table:formula="of:=IF([.T109]&lt;&gt;&quot;&quot;;[.T109];IF([.P109]&lt;&gt;&quot;&quot;;[.P109];IF([.P109]=&quot;&quot;;&quot;&quot;)))" office:value-type="string" office:string-value="France" calcext:value-type="string">
            <text:p>France</text:p>
          </table:table-cell>
          <table:table-cell table:style-name="ce25"/>
          <table:table-cell table:style-name="ce25" office:value-type="string" calcext:value-type="string">
            <text:p>île de France</text:p>
          </table:table-cell>
          <table:table-cell table:style-name="ce25"/>
          <table:table-cell table:style-name="ce25" office:value-type="string" calcext:value-type="string">
            <text:p>France</text:p>
          </table:table-cell>
          <table:table-cell table:style-name="ce25" table:number-columns-repeated="2"/>
          <table:table-cell table:style-name="ce25" office:value-type="string" calcext:value-type="string">
            <text:p>île Maurice</text:p>
          </table:table-cell>
          <table:table-cell table:style-name="ce25"/>
          <table:table-cell table:style-name="ce27" table:formula="of:=IF([.AC109]&lt;&gt;&quot;&quot;;[.AC109];IF([.X109]&lt;&gt;&quot;&quot;;[.X109];IF([.Z109]&lt;&gt;&quot;&quot;;[.Z109];IF([.AD109]&lt;&gt;&quot;&quot;;[.AD109];&quot;Non renseigné&quot;))))" office:value-type="string" office:string-value="île Maurice" calcext:value-type="string">
            <text:p>île Maurice</text:p>
          </table:table-cell>
          <table:table-cell table:style-name="ce27" table:formula="of:=IF([.AD109]&lt;&gt;&quot;&quot;;[.AD109];&quot;&quot;)" office:value-type="string" office:string-value="île Maurice" calcext:value-type="string">
            <text:p>île Maurice</text:p>
          </table:table-cell>
          <table:table-cell table:style-name="ce28" table:formula="of:=IF([.AE109]&lt;&gt;&quot;&quot;;[.AE109];IF([.AD109]&lt;&gt;&quot;&quot;;[.AD109];[.AA109]))" office:value-type="string" office:string-value="île Maurice" calcext:value-type="string">
            <text:p>île Mauric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09_P.jpg |image| \</text:p>
          </table:table-cell>
          <table:table-cell table:style-name="ce5" office:value-type="float" office:value="109" calcext:value-type="float">
            <text:p>109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09" calcext:value-type="float">
            <text:p>109</text:p>
          </table:table-cell>
          <table:table-cell table:style-name="ce9" office:value-type="string" calcext:value-type="string">
            <text:p>29</text:p>
          </table:table-cell>
          <table:table-cell table:style-name="ce9" office:value-type="string" calcext:value-type="string">
            <text:p>04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Pierre François Lasaphe</text:p>
          </table:table-cell>
          <table:table-cell table:style-name="ce15" office:value-type="string" calcext:value-type="string">
            <text:p>Lasaphe</text:p>
          </table:table-cell>
          <table:table-cell table:style-name="ce15" office:value-type="string" calcext:value-type="string">
            <text:p>Pierre</text:p>
          </table:table-cell>
          <table:table-cell table:style-name="ce15" office:value-type="string" calcext:value-type="string">
            <text:p>François</text:p>
          </table:table-cell>
          <table:table-cell table:style-name="ce15"/>
          <table:table-cell table:style-name="ce10" office:value-type="string" calcext:value-type="string">
            <text:p>Bordeaux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110]&lt;&gt;&quot;&quot;;[.Q110];IF([.M110]&lt;&gt;&quot;&quot;;[.M110];IF([.N110]&lt;&gt;&quot;&quot;;[.N110];IF([.R110]&lt;&gt;&quot;&quot;;[.R110];&quot;Non renseigné&quot;))))" office:value-type="string" office:string-value="Bordeaux" calcext:value-type="string">
            <text:p>Bordeaux</text:p>
          </table:table-cell>
          <table:table-cell table:style-name="ce23" table:formula="of:=IF([.S110]&lt;&gt;&quot;&quot;;[.S110];IF([.O110]=&quot;île de France&quot;;[.R110];IF([.O110]&lt;&gt;&quot;&quot;;[.O110];IF([.O110]=&quot;&quot;;&quot;&quot;))))" office:value-type="string" office:string-value="Gironde" calcext:value-type="string">
            <text:p>Gironde</text:p>
          </table:table-cell>
          <table:table-cell table:style-name="ce23" table:formula="of:=IF([.T110]&lt;&gt;&quot;&quot;;[.T110];IF([.P110]&lt;&gt;&quot;&quot;;[.P110];IF([.P110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Tranquebar</text:p>
          </table:table-cell>
          <table:table-cell table:style-name="ce25" table:number-columns-repeated="2"/>
          <table:table-cell table:style-name="ce25" office:value-type="string" calcext:value-type="string">
            <text:p>Ind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110]&lt;&gt;&quot;&quot;;[.AC110];IF([.X110]&lt;&gt;&quot;&quot;;[.X110];IF([.Z110]&lt;&gt;&quot;&quot;;[.Z110];IF([.AD110]&lt;&gt;&quot;&quot;;[.AD110];&quot;Non renseigné&quot;))))" office:value-type="string" office:string-value="Tranquebar" calcext:value-type="string">
            <text:p>Tranquebar</text:p>
          </table:table-cell>
          <table:table-cell table:style-name="ce27" table:formula="of:=IF([.AD110]&lt;&gt;&quot;&quot;;[.AD110];&quot;&quot;)">
            <text:p/>
          </table:table-cell>
          <table:table-cell table:style-name="ce28" table:formula="of:=IF([.AE110]&lt;&gt;&quot;&quot;;[.AE110];IF([.AD110]&lt;&gt;&quot;&quot;;[.AD110];[.AA110]))" office:value-type="string" office:string-value="Inde" calcext:value-type="string">
            <text:p>Ind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10_P.jpg |image| \</text:p>
          </table:table-cell>
          <table:table-cell table:style-name="ce5" office:value-type="float" office:value="110" calcext:value-type="float">
            <text:p>110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10" calcext:value-type="float">
            <text:p>110</text:p>
          </table:table-cell>
          <table:table-cell table:style-name="ce9" office:value-type="string" calcext:value-type="string">
            <text:p>03</text:p>
          </table:table-cell>
          <table:table-cell table:style-name="ce9" office:value-type="string" calcext:value-type="string">
            <text:p>05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O'Connell</text:p>
          </table:table-cell>
          <table:table-cell table:style-name="ce15" office:value-type="string" calcext:value-type="string">
            <text:p>O'Connell</text:p>
          </table:table-cell>
          <table:table-cell table:style-name="ce16" office:value-type="string" calcext:value-type="string">
            <text:p>prénom non renseigné</text:p>
          </table:table-cell>
          <table:table-cell table:style-name="ce15" table:number-columns-repeated="2"/>
          <table:table-cell table:style-name="ce10" table:number-columns-repeated="3"/>
          <table:table-cell table:style-name="ce10" office:value-type="string" calcext:value-type="string">
            <text:p>Irlande</text:p>
          </table:table-cell>
          <table:table-cell table:style-name="ce13" table:number-columns-repeated="4"/>
          <table:table-cell table:style-name="ce13" table:formula="of:=IF([.Q111]&lt;&gt;&quot;&quot;;[.Q111];IF([.M111]&lt;&gt;&quot;&quot;;[.M111];IF([.N111]&lt;&gt;&quot;&quot;;[.N111];IF([.R111]&lt;&gt;&quot;&quot;;[.R111];&quot;Non renseigné&quot;))))" office:value-type="string" office:string-value="Non renseigné" calcext:value-type="string">
            <text:p>Non renseigné</text:p>
          </table:table-cell>
          <table:table-cell table:style-name="ce23" table:formula="of:=IF([.S111]&lt;&gt;&quot;&quot;;[.S111];IF([.O111]=&quot;île de France&quot;;[.R111];IF([.O111]&lt;&gt;&quot;&quot;;[.O111];IF([.O111]=&quot;&quot;;&quot;&quot;))))">
            <text:p/>
          </table:table-cell>
          <table:table-cell table:style-name="ce23" table:formula="of:=IF([.T111]&lt;&gt;&quot;&quot;;[.T111];IF([.P111]&lt;&gt;&quot;&quot;;[.P111];IF([.P111]=&quot;&quot;;&quot;&quot;)))" office:value-type="string" office:string-value="Irlande" calcext:value-type="string">
            <text:p>Irlande</text:p>
          </table:table-cell>
          <table:table-cell table:style-name="ce25" office:value-type="string" calcext:value-type="string">
            <text:p>Altona</text:p>
          </table:table-cell>
          <table:table-cell table:style-name="ce25" table:number-columns-repeated="2"/>
          <table:table-cell table:style-name="ce25" office:value-type="string" calcext:value-type="string">
            <text:p>Danemark </text:p>
          </table:table-cell>
          <table:table-cell table:style-name="ce25" office:value-type="string" calcext:value-type="string">
            <text:p><text:s/>commune</text:p>
          </table:table-cell>
          <table:table-cell table:style-name="ce25" office:value-type="string" calcext:value-type="string">
            <text:p><text:s/>Hambourg </text:p>
          </table:table-cell>
          <table:table-cell table:style-name="ce25"/>
          <table:table-cell table:style-name="ce25" office:value-type="string" calcext:value-type="string">
            <text:p><text:s/>Allemagne</text:p>
          </table:table-cell>
          <table:table-cell table:style-name="ce27" table:formula="of:=IF([.AC111]&lt;&gt;&quot;&quot;;[.AC111];IF([.X111]&lt;&gt;&quot;&quot;;[.X111];IF([.Z111]&lt;&gt;&quot;&quot;;[.Z111];IF([.AD111]&lt;&gt;&quot;&quot;;[.AD111];&quot;Non renseigné&quot;))))" office:value-type="string" office:string-value=" Hambourg " calcext:value-type="string">
            <text:p><text:s/>Hambourg </text:p>
          </table:table-cell>
          <table:table-cell table:style-name="ce27" table:formula="of:=IF([.AD111]&lt;&gt;&quot;&quot;;[.AD111];&quot;&quot;)">
            <text:p/>
          </table:table-cell>
          <table:table-cell table:style-name="ce28" table:formula="of:=IF([.AE111]&lt;&gt;&quot;&quot;;[.AE111];IF([.AD111]&lt;&gt;&quot;&quot;;[.AD111];[.AA111]))" office:value-type="string" office:string-value=" Allemagne" calcext:value-type="string">
            <text:p><text:s/>Allemagn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11_P.jpg |image| \</text:p>
          </table:table-cell>
          <table:table-cell table:style-name="ce5" office:value-type="float" office:value="111" calcext:value-type="float">
            <text:p>111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11" calcext:value-type="float">
            <text:p>111</text:p>
          </table:table-cell>
          <table:table-cell table:style-name="ce9" office:value-type="string" calcext:value-type="string">
            <text:p>04</text:p>
          </table:table-cell>
          <table:table-cell table:style-name="ce9" office:value-type="string" calcext:value-type="string">
            <text:p>05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Antoine Bouchardeau</text:p>
          </table:table-cell>
          <table:table-cell table:style-name="ce15" office:value-type="string" calcext:value-type="string">
            <text:p>Bouchardeau</text:p>
          </table:table-cell>
          <table:table-cell table:style-name="ce15" office:value-type="string" calcext:value-type="string">
            <text:p>Antoine</text:p>
          </table:table-cell>
          <table:table-cell table:style-name="ce15" table:number-columns-repeated="2"/>
          <table:table-cell table:style-name="ce10" office:value-type="string" calcext:value-type="string">
            <text:p>Laroque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112]&lt;&gt;&quot;&quot;;[.Q112];IF([.M112]&lt;&gt;&quot;&quot;;[.M112];IF([.N112]&lt;&gt;&quot;&quot;;[.N112];IF([.R112]&lt;&gt;&quot;&quot;;[.R112];&quot;Non renseigné&quot;))))" office:value-type="string" office:string-value="Laroque" calcext:value-type="string">
            <text:p>Laroque</text:p>
          </table:table-cell>
          <table:table-cell table:style-name="ce23" table:formula="of:=IF([.S112]&lt;&gt;&quot;&quot;;[.S112];IF([.O112]=&quot;île de France&quot;;[.R112];IF([.O112]&lt;&gt;&quot;&quot;;[.O112];IF([.O112]=&quot;&quot;;&quot;&quot;))))" office:value-type="string" office:string-value="Gironde" calcext:value-type="string">
            <text:p>Gironde</text:p>
          </table:table-cell>
          <table:table-cell table:style-name="ce23" table:formula="of:=IF([.T112]&lt;&gt;&quot;&quot;;[.T112];IF([.P112]&lt;&gt;&quot;&quot;;[.P112];IF([.P112]=&quot;&quot;;&quot;&quot;)))" office:value-type="string" office:string-value="France" calcext:value-type="string">
            <text:p>France</text:p>
          </table:table-cell>
          <table:table-cell table:style-name="ce25" table:number-columns-repeated="2"/>
          <table:table-cell table:style-name="ce25" office:value-type="string" calcext:value-type="string">
            <text:p>Saint-Domingue</text:p>
          </table:table-cell>
          <table:table-cell table:style-name="ce25" table:number-columns-repeated="3"/>
          <table:table-cell table:style-name="ce25" office:value-type="string" calcext:value-type="string">
            <text:p>Haïti</text:p>
          </table:table-cell>
          <table:table-cell table:style-name="ce25"/>
          <table:table-cell table:style-name="ce27" table:formula="of:=IF([.AC112]&lt;&gt;&quot;&quot;;[.AC112];IF([.X112]&lt;&gt;&quot;&quot;;[.X112];IF([.Z112]&lt;&gt;&quot;&quot;;[.Z112];IF([.AD112]&lt;&gt;&quot;&quot;;[.AD112];&quot;Non renseigné&quot;))))" office:value-type="string" office:string-value="Saint-Domingue" calcext:value-type="string">
            <text:p>Saint-Domingue</text:p>
          </table:table-cell>
          <table:table-cell table:style-name="ce27" table:formula="of:=IF([.AD112]&lt;&gt;&quot;&quot;;[.AD112];&quot;&quot;)" office:value-type="string" office:string-value="Haïti" calcext:value-type="string">
            <text:p>Haïti</text:p>
          </table:table-cell>
          <table:table-cell table:style-name="ce28" table:formula="of:=IF([.AE112]&lt;&gt;&quot;&quot;;[.AE112];IF([.AD112]&lt;&gt;&quot;&quot;;[.AD112];[.AA112]))" office:value-type="string" office:string-value="Haïti" calcext:value-type="string">
            <text:p>Haïti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12_P.jpg |image| \</text:p>
          </table:table-cell>
          <table:table-cell table:style-name="ce5" office:value-type="float" office:value="112" calcext:value-type="float">
            <text:p>112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12" calcext:value-type="float">
            <text:p>112</text:p>
          </table:table-cell>
          <table:table-cell table:style-name="ce9" office:value-type="string" calcext:value-type="string">
            <text:p>06</text:p>
          </table:table-cell>
          <table:table-cell table:style-name="ce9" office:value-type="string" calcext:value-type="string">
            <text:p>05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Marie Faugas</text:p>
          </table:table-cell>
          <table:table-cell table:style-name="ce15" office:value-type="string" calcext:value-type="string">
            <text:p>Faugas</text:p>
          </table:table-cell>
          <table:table-cell table:style-name="ce15" office:value-type="string" calcext:value-type="string">
            <text:p>Marie</text:p>
          </table:table-cell>
          <table:table-cell table:style-name="ce15" table:number-columns-repeated="2"/>
          <table:table-cell table:style-name="ce10" office:value-type="string" calcext:value-type="string">
            <text:p>Bordeaux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113]&lt;&gt;&quot;&quot;;[.Q113];IF([.M113]&lt;&gt;&quot;&quot;;[.M113];IF([.N113]&lt;&gt;&quot;&quot;;[.N113];IF([.R113]&lt;&gt;&quot;&quot;;[.R113];&quot;Non renseigné&quot;))))" office:value-type="string" office:string-value="Bordeaux" calcext:value-type="string">
            <text:p>Bordeaux</text:p>
          </table:table-cell>
          <table:table-cell table:style-name="ce23" table:formula="of:=IF([.S113]&lt;&gt;&quot;&quot;;[.S113];IF([.O113]=&quot;île de France&quot;;[.R113];IF([.O113]&lt;&gt;&quot;&quot;;[.O113];IF([.O113]=&quot;&quot;;&quot;&quot;))))" office:value-type="string" office:string-value="Gironde" calcext:value-type="string">
            <text:p>Gironde</text:p>
          </table:table-cell>
          <table:table-cell table:style-name="ce23" table:formula="of:=IF([.T113]&lt;&gt;&quot;&quot;;[.T113];IF([.P113]&lt;&gt;&quot;&quot;;[.P113];IF([.P113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Cayenne</text:p>
          </table:table-cell>
          <table:table-cell table:style-name="ce25"/>
          <table:table-cell table:style-name="ce25" office:value-type="string" calcext:value-type="string">
            <text:p>Guyane</text:p>
          </table:table-cell>
          <table:table-cell table:style-name="ce25" office:value-type="string" calcext:value-type="string">
            <text:p>France</text:p>
          </table:table-cell>
          <table:table-cell table:style-name="ce25" table:number-columns-repeated="4"/>
          <table:table-cell table:style-name="ce27" table:formula="of:=IF([.AC113]&lt;&gt;&quot;&quot;;[.AC113];IF([.X113]&lt;&gt;&quot;&quot;;[.X113];IF([.Z113]&lt;&gt;&quot;&quot;;[.Z113];IF([.AD113]&lt;&gt;&quot;&quot;;[.AD113];&quot;Non renseigné&quot;))))" office:value-type="string" office:string-value="Cayenne" calcext:value-type="string">
            <text:p>Cayenne</text:p>
          </table:table-cell>
          <table:table-cell table:style-name="ce27" table:formula="of:=IF([.AD113]&lt;&gt;&quot;&quot;;[.AD113];&quot;&quot;)">
            <text:p/>
          </table:table-cell>
          <table:table-cell table:style-name="ce28" table:formula="of:=IF([.AE113]&lt;&gt;&quot;&quot;;[.AE113];IF([.AD113]&lt;&gt;&quot;&quot;;[.AD113];[.AA113]))" office:value-type="string" office:string-value="France" calcext:value-type="string">
            <text:p>Franc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13_P.jpg |image| \</text:p>
          </table:table-cell>
          <table:table-cell table:style-name="ce5" office:value-type="float" office:value="113" calcext:value-type="float">
            <text:p>113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13" calcext:value-type="float">
            <text:p>113</text:p>
          </table:table-cell>
          <table:table-cell table:style-name="ce9" office:value-type="string" calcext:value-type="string">
            <text:p>06</text:p>
          </table:table-cell>
          <table:table-cell table:style-name="ce9" office:value-type="string" calcext:value-type="string">
            <text:p>05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ean Maupetit</text:p>
          </table:table-cell>
          <table:table-cell table:style-name="ce15" office:value-type="string" calcext:value-type="string">
            <text:p>Maupetit</text:p>
          </table:table-cell>
          <table:table-cell table:style-name="ce15" office:value-type="string" calcext:value-type="string">
            <text:p>Jean</text:p>
          </table:table-cell>
          <table:table-cell table:style-name="ce15" table:number-columns-repeated="2"/>
          <table:table-cell table:style-name="ce10" office:value-type="string" calcext:value-type="string">
            <text:p>Bordeaux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114]&lt;&gt;&quot;&quot;;[.Q114];IF([.M114]&lt;&gt;&quot;&quot;;[.M114];IF([.N114]&lt;&gt;&quot;&quot;;[.N114];IF([.R114]&lt;&gt;&quot;&quot;;[.R114];&quot;Non renseigné&quot;))))" office:value-type="string" office:string-value="Bordeaux" calcext:value-type="string">
            <text:p>Bordeaux</text:p>
          </table:table-cell>
          <table:table-cell table:style-name="ce23" table:formula="of:=IF([.S114]&lt;&gt;&quot;&quot;;[.S114];IF([.O114]=&quot;île de France&quot;;[.R114];IF([.O114]&lt;&gt;&quot;&quot;;[.O114];IF([.O114]=&quot;&quot;;&quot;&quot;))))" office:value-type="string" office:string-value="Gironde" calcext:value-type="string">
            <text:p>Gironde</text:p>
          </table:table-cell>
          <table:table-cell table:style-name="ce23" table:formula="of:=IF([.T114]&lt;&gt;&quot;&quot;;[.T114];IF([.P114]&lt;&gt;&quot;&quot;;[.P114];IF([.P114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LaCorogne</text:p>
          </table:table-cell>
          <table:table-cell table:style-name="ce25" table:number-columns-repeated="2"/>
          <table:table-cell table:style-name="ce25" office:value-type="string" calcext:value-type="string">
            <text:p>Espagn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114]&lt;&gt;&quot;&quot;;[.AC114];IF([.X114]&lt;&gt;&quot;&quot;;[.X114];IF([.Z114]&lt;&gt;&quot;&quot;;[.Z114];IF([.AD114]&lt;&gt;&quot;&quot;;[.AD114];&quot;Non renseigné&quot;))))" office:value-type="string" office:string-value="LaCorogne" calcext:value-type="string">
            <text:p>LaCorogne</text:p>
          </table:table-cell>
          <table:table-cell table:style-name="ce27" table:formula="of:=IF([.AD114]&lt;&gt;&quot;&quot;;[.AD114];&quot;&quot;)">
            <text:p/>
          </table:table-cell>
          <table:table-cell table:style-name="ce28" table:formula="of:=IF([.AE114]&lt;&gt;&quot;&quot;;[.AE114];IF([.AD114]&lt;&gt;&quot;&quot;;[.AD114];[.AA114]))" office:value-type="string" office:string-value="Espagne" calcext:value-type="string">
            <text:p>Espagn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14_P.jpg |image| \</text:p>
          </table:table-cell>
          <table:table-cell table:style-name="ce5" office:value-type="float" office:value="114" calcext:value-type="float">
            <text:p>114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14" calcext:value-type="float">
            <text:p>114</text:p>
          </table:table-cell>
          <table:table-cell table:style-name="ce9" office:value-type="string" calcext:value-type="string">
            <text:p>06</text:p>
          </table:table-cell>
          <table:table-cell table:style-name="ce9" office:value-type="string" calcext:value-type="string">
            <text:p>05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François Elderhorst</text:p>
          </table:table-cell>
          <table:table-cell table:style-name="ce15" office:value-type="string" calcext:value-type="string">
            <text:p>Elderhorst</text:p>
          </table:table-cell>
          <table:table-cell table:style-name="ce15" office:value-type="string" calcext:value-type="string">
            <text:p>François</text:p>
          </table:table-cell>
          <table:table-cell table:style-name="ce15" table:number-columns-repeated="2"/>
          <table:table-cell table:style-name="ce10" office:value-type="string" calcext:value-type="string">
            <text:p>Bordeaux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115]&lt;&gt;&quot;&quot;;[.Q115];IF([.M115]&lt;&gt;&quot;&quot;;[.M115];IF([.N115]&lt;&gt;&quot;&quot;;[.N115];IF([.R115]&lt;&gt;&quot;&quot;;[.R115];&quot;Non renseigné&quot;))))" office:value-type="string" office:string-value="Bordeaux" calcext:value-type="string">
            <text:p>Bordeaux</text:p>
          </table:table-cell>
          <table:table-cell table:style-name="ce23" table:formula="of:=IF([.S115]&lt;&gt;&quot;&quot;;[.S115];IF([.O115]=&quot;île de France&quot;;[.R115];IF([.O115]&lt;&gt;&quot;&quot;;[.O115];IF([.O115]=&quot;&quot;;&quot;&quot;))))" office:value-type="string" office:string-value="Gironde" calcext:value-type="string">
            <text:p>Gironde</text:p>
          </table:table-cell>
          <table:table-cell table:style-name="ce23" table:formula="of:=IF([.T115]&lt;&gt;&quot;&quot;;[.T115];IF([.P115]&lt;&gt;&quot;&quot;;[.P115];IF([.P115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Copenhague</text:p>
          </table:table-cell>
          <table:table-cell table:style-name="ce25" table:number-columns-repeated="2"/>
          <table:table-cell table:style-name="ce25" office:value-type="string" calcext:value-type="string">
            <text:p>Danemark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115]&lt;&gt;&quot;&quot;;[.AC115];IF([.X115]&lt;&gt;&quot;&quot;;[.X115];IF([.Z115]&lt;&gt;&quot;&quot;;[.Z115];IF([.AD115]&lt;&gt;&quot;&quot;;[.AD115];&quot;Non renseigné&quot;))))" office:value-type="string" office:string-value="Copenhague" calcext:value-type="string">
            <text:p>Copenhague</text:p>
          </table:table-cell>
          <table:table-cell table:style-name="ce27" table:formula="of:=IF([.AD115]&lt;&gt;&quot;&quot;;[.AD115];&quot;&quot;)">
            <text:p/>
          </table:table-cell>
          <table:table-cell table:style-name="ce28" table:formula="of:=IF([.AE115]&lt;&gt;&quot;&quot;;[.AE115];IF([.AD115]&lt;&gt;&quot;&quot;;[.AD115];[.AA115]))" office:value-type="string" office:string-value="Danemark" calcext:value-type="string">
            <text:p>Danemark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15_P.jpg |image| \</text:p>
          </table:table-cell>
          <table:table-cell table:style-name="ce5" office:value-type="float" office:value="115" calcext:value-type="float">
            <text:p>115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15" calcext:value-type="float">
            <text:p>115</text:p>
          </table:table-cell>
          <table:table-cell table:style-name="ce9" office:value-type="string" calcext:value-type="string">
            <text:p>08</text:p>
          </table:table-cell>
          <table:table-cell table:style-name="ce9" office:value-type="string" calcext:value-type="string">
            <text:p>05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Louis Deant</text:p>
          </table:table-cell>
          <table:table-cell table:style-name="ce15" office:value-type="string" calcext:value-type="string">
            <text:p>Deant</text:p>
          </table:table-cell>
          <table:table-cell table:style-name="ce15" office:value-type="string" calcext:value-type="string">
            <text:p>Louis</text:p>
          </table:table-cell>
          <table:table-cell table:style-name="ce15" table:number-columns-repeated="2"/>
          <table:table-cell table:style-name="ce10" office:value-type="string" calcext:value-type="string">
            <text:p>Marennes</text:p>
          </table:table-cell>
          <table:table-cell table:style-name="ce10"/>
          <table:table-cell table:style-name="ce10" office:value-type="string" calcext:value-type="string">
            <text:p>Charente-Inférieure</text:p>
          </table:table-cell>
          <table:table-cell table:style-name="ce10" office:value-type="string" calcext:value-type="string">
            <text:p>France</text:p>
          </table:table-cell>
          <table:table-cell table:style-name="ce13" office:value-type="string" calcext:value-type="string">
            <text:p>Marennes</text:p>
          </table:table-cell>
          <table:table-cell table:style-name="ce13"/>
          <table:table-cell table:style-name="ce13" office:value-type="string" calcext:value-type="string">
            <text:p>Charente-Maritime</text:p>
          </table:table-cell>
          <table:table-cell table:style-name="ce13" office:value-type="string" calcext:value-type="string">
            <text:p>France</text:p>
          </table:table-cell>
          <table:table-cell table:style-name="ce13" table:formula="of:=IF([.Q116]&lt;&gt;&quot;&quot;;[.Q116];IF([.M116]&lt;&gt;&quot;&quot;;[.M116];IF([.N116]&lt;&gt;&quot;&quot;;[.N116];IF([.R116]&lt;&gt;&quot;&quot;;[.R116];&quot;Non renseigné&quot;))))" office:value-type="string" office:string-value="Marennes" calcext:value-type="string">
            <text:p>Marennes</text:p>
          </table:table-cell>
          <table:table-cell table:style-name="ce23" table:formula="of:=IF([.S116]&lt;&gt;&quot;&quot;;[.S116];IF([.O116]=&quot;île de France&quot;;[.R116];IF([.O116]&lt;&gt;&quot;&quot;;[.O116];IF([.O116]=&quot;&quot;;&quot;&quot;))))" office:value-type="string" office:string-value="Charente-Maritime" calcext:value-type="string">
            <text:p>Charente-Maritime</text:p>
          </table:table-cell>
          <table:table-cell table:style-name="ce23" table:formula="of:=IF([.T116]&lt;&gt;&quot;&quot;;[.T116];IF([.P116]&lt;&gt;&quot;&quot;;[.P116];IF([.P116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Cap-Français</text:p>
          </table:table-cell>
          <table:table-cell table:style-name="ce25"/>
          <table:table-cell table:style-name="ce25" office:value-type="string" calcext:value-type="string">
            <text:p>Saint-Domingue</text:p>
          </table:table-cell>
          <table:table-cell table:style-name="ce25" office:value-type="string" calcext:value-type="string">
            <text:p>France</text:p>
          </table:table-cell>
          <table:table-cell table:style-name="ce25"/>
          <table:table-cell table:style-name="ce25" office:value-type="string" calcext:value-type="string">
            <text:p><text:s/>Cap-Haïtien </text:p>
          </table:table-cell>
          <table:table-cell table:style-name="ce25" office:value-type="string" calcext:value-type="string">
            <text:p>Haïti</text:p>
          </table:table-cell>
          <table:table-cell table:style-name="ce25"/>
          <table:table-cell table:style-name="ce27" table:formula="of:=IF([.AC116]&lt;&gt;&quot;&quot;;[.AC116];IF([.X116]&lt;&gt;&quot;&quot;;[.X116];IF([.Z116]&lt;&gt;&quot;&quot;;[.Z116];IF([.AD116]&lt;&gt;&quot;&quot;;[.AD116];&quot;Non renseigné&quot;))))" office:value-type="string" office:string-value=" Cap-Haïtien " calcext:value-type="string">
            <text:p><text:s/>Cap-Haïtien </text:p>
          </table:table-cell>
          <table:table-cell table:style-name="ce27" table:formula="of:=IF([.AD116]&lt;&gt;&quot;&quot;;[.AD116];&quot;&quot;)" office:value-type="string" office:string-value="Haïti" calcext:value-type="string">
            <text:p>Haïti</text:p>
          </table:table-cell>
          <table:table-cell table:style-name="ce28" table:formula="of:=IF([.AE116]&lt;&gt;&quot;&quot;;[.AE116];IF([.AD116]&lt;&gt;&quot;&quot;;[.AD116];[.AA116]))" office:value-type="string" office:string-value="Haïti" calcext:value-type="string">
            <text:p>Haïti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16_P.jpg |image| \</text:p>
          </table:table-cell>
          <table:table-cell table:style-name="ce5" office:value-type="float" office:value="116" calcext:value-type="float">
            <text:p>116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16" calcext:value-type="float">
            <text:p>116</text:p>
          </table:table-cell>
          <table:table-cell table:style-name="ce9" office:value-type="string" calcext:value-type="string">
            <text:p>08</text:p>
          </table:table-cell>
          <table:table-cell table:style-name="ce9" office:value-type="string" calcext:value-type="string">
            <text:p>05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eanne Martin</text:p>
          </table:table-cell>
          <table:table-cell table:style-name="ce15" office:value-type="string" calcext:value-type="string">
            <text:p>Martin</text:p>
          </table:table-cell>
          <table:table-cell table:style-name="ce15" office:value-type="string" calcext:value-type="string">
            <text:p>Jeanne</text:p>
          </table:table-cell>
          <table:table-cell table:style-name="ce15" table:number-columns-repeated="2"/>
          <table:table-cell table:style-name="ce10" office:value-type="string" calcext:value-type="string">
            <text:p>Bordeaux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117]&lt;&gt;&quot;&quot;;[.Q117];IF([.M117]&lt;&gt;&quot;&quot;;[.M117];IF([.N117]&lt;&gt;&quot;&quot;;[.N117];IF([.R117]&lt;&gt;&quot;&quot;;[.R117];&quot;Non renseigné&quot;))))" office:value-type="string" office:string-value="Bordeaux" calcext:value-type="string">
            <text:p>Bordeaux</text:p>
          </table:table-cell>
          <table:table-cell table:style-name="ce23" table:formula="of:=IF([.S117]&lt;&gt;&quot;&quot;;[.S117];IF([.O117]=&quot;île de France&quot;;[.R117];IF([.O117]&lt;&gt;&quot;&quot;;[.O117];IF([.O117]=&quot;&quot;;&quot;&quot;))))" office:value-type="string" office:string-value="Gironde" calcext:value-type="string">
            <text:p>Gironde</text:p>
          </table:table-cell>
          <table:table-cell table:style-name="ce23" table:formula="of:=IF([.T117]&lt;&gt;&quot;&quot;;[.T117];IF([.P117]&lt;&gt;&quot;&quot;;[.P117];IF([.P117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Cap-Français</text:p>
          </table:table-cell>
          <table:table-cell table:style-name="ce25"/>
          <table:table-cell table:style-name="ce25" office:value-type="string" calcext:value-type="string">
            <text:p>Saint-Domingue</text:p>
          </table:table-cell>
          <table:table-cell table:style-name="ce25" office:value-type="string" calcext:value-type="string">
            <text:p>France</text:p>
          </table:table-cell>
          <table:table-cell table:style-name="ce25"/>
          <table:table-cell table:style-name="ce25" office:value-type="string" calcext:value-type="string">
            <text:p><text:s/>Cap-Haïtien </text:p>
          </table:table-cell>
          <table:table-cell table:style-name="ce25" office:value-type="string" calcext:value-type="string">
            <text:p>Haïti</text:p>
          </table:table-cell>
          <table:table-cell table:style-name="ce25"/>
          <table:table-cell table:style-name="ce27" table:formula="of:=IF([.AC117]&lt;&gt;&quot;&quot;;[.AC117];IF([.X117]&lt;&gt;&quot;&quot;;[.X117];IF([.Z117]&lt;&gt;&quot;&quot;;[.Z117];IF([.AD117]&lt;&gt;&quot;&quot;;[.AD117];&quot;Non renseigné&quot;))))" office:value-type="string" office:string-value=" Cap-Haïtien " calcext:value-type="string">
            <text:p><text:s/>Cap-Haïtien </text:p>
          </table:table-cell>
          <table:table-cell table:style-name="ce27" table:formula="of:=IF([.AD117]&lt;&gt;&quot;&quot;;[.AD117];&quot;&quot;)" office:value-type="string" office:string-value="Haïti" calcext:value-type="string">
            <text:p>Haïti</text:p>
          </table:table-cell>
          <table:table-cell table:style-name="ce28" table:formula="of:=IF([.AE117]&lt;&gt;&quot;&quot;;[.AE117];IF([.AD117]&lt;&gt;&quot;&quot;;[.AD117];[.AA117]))" office:value-type="string" office:string-value="Haïti" calcext:value-type="string">
            <text:p>Haïti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17_P.jpg |image| \</text:p>
          </table:table-cell>
          <table:table-cell table:style-name="ce5" office:value-type="float" office:value="117" calcext:value-type="float">
            <text:p>117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17" calcext:value-type="float">
            <text:p>117</text:p>
          </table:table-cell>
          <table:table-cell table:style-name="ce9" office:value-type="string" calcext:value-type="string">
            <text:p>08</text:p>
          </table:table-cell>
          <table:table-cell table:style-name="ce9" office:value-type="string" calcext:value-type="string">
            <text:p>05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Noël Jouanis</text:p>
          </table:table-cell>
          <table:table-cell table:style-name="ce15" office:value-type="string" calcext:value-type="string">
            <text:p>Jouanis</text:p>
          </table:table-cell>
          <table:table-cell table:style-name="ce15" office:value-type="string" calcext:value-type="string">
            <text:p>Noël</text:p>
          </table:table-cell>
          <table:table-cell table:style-name="ce15" table:number-columns-repeated="2"/>
          <table:table-cell table:style-name="ce10"/>
          <table:table-cell table:style-name="ce13"/>
          <table:table-cell table:style-name="ce13" office:value-type="string" calcext:value-type="string">
            <text:p>île de France</text:p>
          </table:table-cell>
          <table:table-cell table:style-name="ce13" office:value-type="string" calcext:value-type="string">
            <text:p>France</text:p>
          </table:table-cell>
          <table:table-cell table:style-name="ce13"/>
          <table:table-cell table:style-name="ce13" office:value-type="string" calcext:value-type="string">
            <text:p>Île Maurice</text:p>
          </table:table-cell>
          <table:table-cell table:style-name="ce13" table:number-columns-repeated="2"/>
          <table:table-cell table:style-name="ce13" table:formula="of:=IF([.Q118]&lt;&gt;&quot;&quot;;[.Q118];IF([.M118]&lt;&gt;&quot;&quot;;[.M118];IF([.N118]&lt;&gt;&quot;&quot;;[.N118];IF([.R118]&lt;&gt;&quot;&quot;;[.R118];&quot;Non renseigné&quot;))))" office:value-type="string" office:string-value="Île Maurice" calcext:value-type="string">
            <text:p>Île Maurice</text:p>
          </table:table-cell>
          <table:table-cell table:style-name="ce23" table:formula="of:=IF([.S118]&lt;&gt;&quot;&quot;;[.S118];IF([.O118]=&quot;île de France&quot;;[.R118];IF([.O118]&lt;&gt;&quot;&quot;;[.O118];IF([.O118]=&quot;&quot;;&quot;&quot;))))" office:value-type="string" office:string-value="Île Maurice" calcext:value-type="string">
            <text:p>Île Maurice</text:p>
          </table:table-cell>
          <table:table-cell table:style-name="ce23" table:formula="of:=IF([.T118]&lt;&gt;&quot;&quot;;[.T118];IF([.P118]&lt;&gt;&quot;&quot;;[.P118];IF([.P118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Tranquebar</text:p>
          </table:table-cell>
          <table:table-cell table:style-name="ce25" table:number-columns-repeated="2"/>
          <table:table-cell table:style-name="ce25" office:value-type="string" calcext:value-type="string">
            <text:p>Ind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118]&lt;&gt;&quot;&quot;;[.AC118];IF([.X118]&lt;&gt;&quot;&quot;;[.X118];IF([.Z118]&lt;&gt;&quot;&quot;;[.Z118];IF([.AD118]&lt;&gt;&quot;&quot;;[.AD118];&quot;Non renseigné&quot;))))" office:value-type="string" office:string-value="Tranquebar" calcext:value-type="string">
            <text:p>Tranquebar</text:p>
          </table:table-cell>
          <table:table-cell table:style-name="ce27" table:formula="of:=IF([.AD118]&lt;&gt;&quot;&quot;;[.AD118];&quot;&quot;)">
            <text:p/>
          </table:table-cell>
          <table:table-cell table:style-name="ce28" table:formula="of:=IF([.AE118]&lt;&gt;&quot;&quot;;[.AE118];IF([.AD118]&lt;&gt;&quot;&quot;;[.AD118];[.AA118]))" office:value-type="string" office:string-value="Inde" calcext:value-type="string">
            <text:p>Ind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18_P.jpg |image| \</text:p>
          </table:table-cell>
          <table:table-cell table:style-name="ce5" office:value-type="float" office:value="118" calcext:value-type="float">
            <text:p>118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18" calcext:value-type="float">
            <text:p>118</text:p>
          </table:table-cell>
          <table:table-cell table:style-name="ce9" office:value-type="string" calcext:value-type="string">
            <text:p>08</text:p>
          </table:table-cell>
          <table:table-cell table:style-name="ce9" office:value-type="string" calcext:value-type="string">
            <text:p>05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Catherine Gaillard</text:p>
          </table:table-cell>
          <table:table-cell table:style-name="ce15" office:value-type="string" calcext:value-type="string">
            <text:p>Gaillard</text:p>
          </table:table-cell>
          <table:table-cell table:style-name="ce15" office:value-type="string" calcext:value-type="string">
            <text:p>Catherine</text:p>
          </table:table-cell>
          <table:table-cell table:style-name="ce15" table:number-columns-repeated="2"/>
          <table:table-cell table:style-name="ce10"/>
          <table:table-cell table:style-name="ce15"/>
          <table:table-cell table:style-name="ce10"/>
          <table:table-cell table:style-name="ce15"/>
          <table:table-cell table:style-name="ce17" table:number-columns-repeated="4"/>
          <table:table-cell table:style-name="ce13" table:formula="of:=IF([.Q119]&lt;&gt;&quot;&quot;;[.Q119];IF([.M119]&lt;&gt;&quot;&quot;;[.M119];IF([.N119]&lt;&gt;&quot;&quot;;[.N119];IF([.R119]&lt;&gt;&quot;&quot;;[.R119];&quot;Non renseigné&quot;))))" office:value-type="string" office:string-value="Non renseigné" calcext:value-type="string">
            <text:p>Non renseigné</text:p>
          </table:table-cell>
          <table:table-cell table:style-name="ce23" table:formula="of:=IF([.S119]&lt;&gt;&quot;&quot;;[.S119];IF([.O119]=&quot;île de France&quot;;[.R119];IF([.O119]&lt;&gt;&quot;&quot;;[.O119];IF([.O119]=&quot;&quot;;&quot;&quot;))))">
            <text:p/>
          </table:table-cell>
          <table:table-cell table:style-name="ce23" table:formula="of:=IF([.T119]&lt;&gt;&quot;&quot;;[.T119];IF([.P119]&lt;&gt;&quot;&quot;;[.P119];IF([.P119]=&quot;&quot;;&quot;&quot;)))">
            <text:p/>
          </table:table-cell>
          <table:table-cell table:style-name="ce25" office:value-type="string" calcext:value-type="string">
            <text:p>Tranquebar</text:p>
          </table:table-cell>
          <table:table-cell table:style-name="ce25" table:number-columns-repeated="2"/>
          <table:table-cell table:style-name="ce25" office:value-type="string" calcext:value-type="string">
            <text:p>Ind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119]&lt;&gt;&quot;&quot;;[.AC119];IF([.X119]&lt;&gt;&quot;&quot;;[.X119];IF([.Z119]&lt;&gt;&quot;&quot;;[.Z119];IF([.AD119]&lt;&gt;&quot;&quot;;[.AD119];&quot;Non renseigné&quot;))))" office:value-type="string" office:string-value="Tranquebar" calcext:value-type="string">
            <text:p>Tranquebar</text:p>
          </table:table-cell>
          <table:table-cell table:style-name="ce27" table:formula="of:=IF([.AD119]&lt;&gt;&quot;&quot;;[.AD119];&quot;&quot;)">
            <text:p/>
          </table:table-cell>
          <table:table-cell table:style-name="ce28" table:formula="of:=IF([.AE119]&lt;&gt;&quot;&quot;;[.AE119];IF([.AD119]&lt;&gt;&quot;&quot;;[.AD119];[.AA119]))" office:value-type="string" office:string-value="Inde" calcext:value-type="string">
            <text:p>Inde</text:p>
          </table:table-cell>
          <table:table-cell table:style-name="ce27" table:number-columns-repeated="212"/>
          <table:table-cell table:style-name="ce12" table:number-columns-repeated="13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19_P.jpg |image| \</text:p>
          </table:table-cell>
          <table:table-cell table:style-name="ce5" office:value-type="float" office:value="119" calcext:value-type="float">
            <text:p>119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19" calcext:value-type="float">
            <text:p>119</text:p>
          </table:table-cell>
          <table:table-cell table:style-name="ce9" office:value-type="string" calcext:value-type="string">
            <text:p>09</text:p>
          </table:table-cell>
          <table:table-cell table:style-name="ce9" office:value-type="string" calcext:value-type="string">
            <text:p>05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ean Poirier</text:p>
          </table:table-cell>
          <table:table-cell table:style-name="ce15" office:value-type="string" calcext:value-type="string">
            <text:p>Poirier</text:p>
          </table:table-cell>
          <table:table-cell table:style-name="ce15" office:value-type="string" calcext:value-type="string">
            <text:p>Jean</text:p>
          </table:table-cell>
          <table:table-cell table:style-name="ce15" table:number-columns-repeated="2"/>
          <table:table-cell table:style-name="ce10" office:value-type="string" calcext:value-type="string">
            <text:p>Échebrune</text:p>
          </table:table-cell>
          <table:table-cell table:style-name="ce10"/>
          <table:table-cell table:style-name="ce10" office:value-type="string" calcext:value-type="string">
            <text:p>Charente-Inférieure</text:p>
          </table:table-cell>
          <table:table-cell table:style-name="ce10" office:value-type="string" calcext:value-type="string">
            <text:p>France</text:p>
          </table:table-cell>
          <table:table-cell table:style-name="ce13" office:value-type="string" calcext:value-type="string">
            <text:p>Échebrune</text:p>
          </table:table-cell>
          <table:table-cell table:style-name="ce13"/>
          <table:table-cell table:style-name="ce13" office:value-type="string" calcext:value-type="string">
            <text:p>Charente-Maritime</text:p>
          </table:table-cell>
          <table:table-cell table:style-name="ce13" office:value-type="string" calcext:value-type="string">
            <text:p>France</text:p>
          </table:table-cell>
          <table:table-cell table:style-name="ce13" table:formula="of:=IF([.Q120]&lt;&gt;&quot;&quot;;[.Q120];IF([.M120]&lt;&gt;&quot;&quot;;[.M120];IF([.N120]&lt;&gt;&quot;&quot;;[.N120];IF([.R120]&lt;&gt;&quot;&quot;;[.R120];&quot;Non renseigné&quot;))))" office:value-type="string" office:string-value="Échebrune" calcext:value-type="string">
            <text:p>Échebrune</text:p>
          </table:table-cell>
          <table:table-cell table:style-name="ce23" table:formula="of:=IF([.S120]&lt;&gt;&quot;&quot;;[.S120];IF([.O120]=&quot;île de France&quot;;[.R120];IF([.O120]&lt;&gt;&quot;&quot;;[.O120];IF([.O120]=&quot;&quot;;&quot;&quot;))))" office:value-type="string" office:string-value="Charente-Maritime" calcext:value-type="string">
            <text:p>Charente-Maritime</text:p>
          </table:table-cell>
          <table:table-cell table:style-name="ce23" table:formula="of:=IF([.T120]&lt;&gt;&quot;&quot;;[.T120];IF([.P120]&lt;&gt;&quot;&quot;;[.P120];IF([.P120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Saint-Sébastien</text:p>
          </table:table-cell>
          <table:table-cell table:style-name="ce25" table:number-columns-repeated="2"/>
          <table:table-cell table:style-name="ce25" office:value-type="string" calcext:value-type="string">
            <text:p>Espagn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120]&lt;&gt;&quot;&quot;;[.AC120];IF([.X120]&lt;&gt;&quot;&quot;;[.X120];IF([.Z120]&lt;&gt;&quot;&quot;;[.Z120];IF([.AD120]&lt;&gt;&quot;&quot;;[.AD120];&quot;Non renseigné&quot;))))" office:value-type="string" office:string-value="Saint-Sébastien" calcext:value-type="string">
            <text:p>Saint-Sébastien</text:p>
          </table:table-cell>
          <table:table-cell table:style-name="ce27" table:formula="of:=IF([.AD120]&lt;&gt;&quot;&quot;;[.AD120];&quot;&quot;)">
            <text:p/>
          </table:table-cell>
          <table:table-cell table:style-name="ce28" table:formula="of:=IF([.AE120]&lt;&gt;&quot;&quot;;[.AE120];IF([.AD120]&lt;&gt;&quot;&quot;;[.AD120];[.AA120]))" office:value-type="string" office:string-value="Espagne" calcext:value-type="string">
            <text:p>Espagn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20_P.jpg |image| \</text:p>
          </table:table-cell>
          <table:table-cell table:style-name="ce5" office:value-type="float" office:value="120" calcext:value-type="float">
            <text:p>120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20" calcext:value-type="float">
            <text:p>120</text:p>
          </table:table-cell>
          <table:table-cell table:style-name="ce9" office:value-type="string" calcext:value-type="string">
            <text:p>09</text:p>
          </table:table-cell>
          <table:table-cell table:style-name="ce9" office:value-type="string" calcext:value-type="string">
            <text:p>05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Etienne Triet</text:p>
          </table:table-cell>
          <table:table-cell table:style-name="ce15" office:value-type="string" calcext:value-type="string">
            <text:p>Triet</text:p>
          </table:table-cell>
          <table:table-cell table:style-name="ce15" office:value-type="string" calcext:value-type="string">
            <text:p>Etienne</text:p>
          </table:table-cell>
          <table:table-cell table:style-name="ce15" table:number-columns-repeated="2"/>
          <table:table-cell table:style-name="ce10" office:value-type="string" calcext:value-type="string">
            <text:p>Chassors</text:p>
          </table:table-cell>
          <table:table-cell table:style-name="ce10"/>
          <table:table-cell table:style-name="ce10" office:value-type="string" calcext:value-type="string">
            <text:p>Charent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121]&lt;&gt;&quot;&quot;;[.Q121];IF([.M121]&lt;&gt;&quot;&quot;;[.M121];IF([.N121]&lt;&gt;&quot;&quot;;[.N121];IF([.R121]&lt;&gt;&quot;&quot;;[.R121];&quot;Non renseigné&quot;))))" office:value-type="string" office:string-value="Chassors" calcext:value-type="string">
            <text:p>Chassors</text:p>
          </table:table-cell>
          <table:table-cell table:style-name="ce23" table:formula="of:=IF([.S121]&lt;&gt;&quot;&quot;;[.S121];IF([.O121]=&quot;île de France&quot;;[.R121];IF([.O121]&lt;&gt;&quot;&quot;;[.O121];IF([.O121]=&quot;&quot;;&quot;&quot;))))" office:value-type="string" office:string-value="Charente" calcext:value-type="string">
            <text:p>Charente</text:p>
          </table:table-cell>
          <table:table-cell table:style-name="ce23" table:formula="of:=IF([.T121]&lt;&gt;&quot;&quot;;[.T121];IF([.P121]&lt;&gt;&quot;&quot;;[.P121];IF([.P121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Saint-Sébastien</text:p>
          </table:table-cell>
          <table:table-cell table:style-name="ce25" table:number-columns-repeated="2"/>
          <table:table-cell table:style-name="ce25" office:value-type="string" calcext:value-type="string">
            <text:p>Espagn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121]&lt;&gt;&quot;&quot;;[.AC121];IF([.X121]&lt;&gt;&quot;&quot;;[.X121];IF([.Z121]&lt;&gt;&quot;&quot;;[.Z121];IF([.AD121]&lt;&gt;&quot;&quot;;[.AD121];&quot;Non renseigné&quot;))))" office:value-type="string" office:string-value="Saint-Sébastien" calcext:value-type="string">
            <text:p>Saint-Sébastien</text:p>
          </table:table-cell>
          <table:table-cell table:style-name="ce27" table:formula="of:=IF([.AD121]&lt;&gt;&quot;&quot;;[.AD121];&quot;&quot;)">
            <text:p/>
          </table:table-cell>
          <table:table-cell table:style-name="ce28" table:formula="of:=IF([.AE121]&lt;&gt;&quot;&quot;;[.AE121];IF([.AD121]&lt;&gt;&quot;&quot;;[.AD121];[.AA121]))" office:value-type="string" office:string-value="Espagne" calcext:value-type="string">
            <text:p>Espagn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21_P.jpg |image| \</text:p>
          </table:table-cell>
          <table:table-cell table:style-name="ce5" office:value-type="float" office:value="121" calcext:value-type="float">
            <text:p>121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21" calcext:value-type="float">
            <text:p>121</text:p>
          </table:table-cell>
          <table:table-cell table:style-name="ce9" office:value-type="string" calcext:value-type="string">
            <text:p>11</text:p>
          </table:table-cell>
          <table:table-cell table:style-name="ce9" office:value-type="string" calcext:value-type="string">
            <text:p>05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Sébastien Lopez</text:p>
          </table:table-cell>
          <table:table-cell table:style-name="ce15" office:value-type="string" calcext:value-type="string">
            <text:p>Lopez</text:p>
          </table:table-cell>
          <table:table-cell table:style-name="ce15" office:value-type="string" calcext:value-type="string">
            <text:p>Sébastien</text:p>
          </table:table-cell>
          <table:table-cell table:style-name="ce15" table:number-columns-repeated="2"/>
          <table:table-cell table:style-name="ce10" office:value-type="string" calcext:value-type="string">
            <text:p>Bordeaux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122]&lt;&gt;&quot;&quot;;[.Q122];IF([.M122]&lt;&gt;&quot;&quot;;[.M122];IF([.N122]&lt;&gt;&quot;&quot;;[.N122];IF([.R122]&lt;&gt;&quot;&quot;;[.R122];&quot;Non renseigné&quot;))))" office:value-type="string" office:string-value="Bordeaux" calcext:value-type="string">
            <text:p>Bordeaux</text:p>
          </table:table-cell>
          <table:table-cell table:style-name="ce23" table:formula="of:=IF([.S122]&lt;&gt;&quot;&quot;;[.S122];IF([.O122]=&quot;île de France&quot;;[.R122];IF([.O122]&lt;&gt;&quot;&quot;;[.O122];IF([.O122]=&quot;&quot;;&quot;&quot;))))" office:value-type="string" office:string-value="Gironde" calcext:value-type="string">
            <text:p>Gironde</text:p>
          </table:table-cell>
          <table:table-cell table:style-name="ce23" table:formula="of:=IF([.T122]&lt;&gt;&quot;&quot;;[.T122];IF([.P122]&lt;&gt;&quot;&quot;;[.P122];IF([.P122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Hambourg</text:p>
          </table:table-cell>
          <table:table-cell table:style-name="ce25" table:number-columns-repeated="2"/>
          <table:table-cell table:style-name="ce25" office:value-type="string" calcext:value-type="string">
            <text:p>Allemagn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122]&lt;&gt;&quot;&quot;;[.AC122];IF([.X122]&lt;&gt;&quot;&quot;;[.X122];IF([.Z122]&lt;&gt;&quot;&quot;;[.Z122];IF([.AD122]&lt;&gt;&quot;&quot;;[.AD122];&quot;Non renseigné&quot;))))" office:value-type="string" office:string-value="Hambourg" calcext:value-type="string">
            <text:p>Hambourg</text:p>
          </table:table-cell>
          <table:table-cell table:style-name="ce27" table:formula="of:=IF([.AD122]&lt;&gt;&quot;&quot;;[.AD122];&quot;&quot;)">
            <text:p/>
          </table:table-cell>
          <table:table-cell table:style-name="ce28" table:formula="of:=IF([.AE122]&lt;&gt;&quot;&quot;;[.AE122];IF([.AD122]&lt;&gt;&quot;&quot;;[.AD122];[.AA122]))" office:value-type="string" office:string-value="Allemagne" calcext:value-type="string">
            <text:p>Allemagn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22_P.jpg |image| \</text:p>
          </table:table-cell>
          <table:table-cell table:style-name="ce5" office:value-type="float" office:value="122" calcext:value-type="float">
            <text:p>122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22" calcext:value-type="float">
            <text:p>122</text:p>
          </table:table-cell>
          <table:table-cell table:style-name="ce9" office:value-type="string" calcext:value-type="string">
            <text:p>11</text:p>
          </table:table-cell>
          <table:table-cell table:style-name="ce9" office:value-type="string" calcext:value-type="string">
            <text:p>05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acob Dalmeyda</text:p>
          </table:table-cell>
          <table:table-cell table:style-name="ce15" office:value-type="string" calcext:value-type="string">
            <text:p>Dalmeyda</text:p>
          </table:table-cell>
          <table:table-cell table:style-name="ce15" office:value-type="string" calcext:value-type="string">
            <text:p>Jacob</text:p>
          </table:table-cell>
          <table:table-cell table:style-name="ce15" table:number-columns-repeated="2"/>
          <table:table-cell table:style-name="ce10" office:value-type="string" calcext:value-type="string">
            <text:p>Bordeaux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123]&lt;&gt;&quot;&quot;;[.Q123];IF([.M123]&lt;&gt;&quot;&quot;;[.M123];IF([.N123]&lt;&gt;&quot;&quot;;[.N123];IF([.R123]&lt;&gt;&quot;&quot;;[.R123];&quot;Non renseigné&quot;))))" office:value-type="string" office:string-value="Bordeaux" calcext:value-type="string">
            <text:p>Bordeaux</text:p>
          </table:table-cell>
          <table:table-cell table:style-name="ce23" table:formula="of:=IF([.S123]&lt;&gt;&quot;&quot;;[.S123];IF([.O123]=&quot;île de France&quot;;[.R123];IF([.O123]&lt;&gt;&quot;&quot;;[.O123];IF([.O123]=&quot;&quot;;&quot;&quot;))))" office:value-type="string" office:string-value="Gironde" calcext:value-type="string">
            <text:p>Gironde</text:p>
          </table:table-cell>
          <table:table-cell table:style-name="ce23" table:formula="of:=IF([.T123]&lt;&gt;&quot;&quot;;[.T123];IF([.P123]&lt;&gt;&quot;&quot;;[.P123];IF([.P123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Hambourg</text:p>
          </table:table-cell>
          <table:table-cell table:style-name="ce25" table:number-columns-repeated="2"/>
          <table:table-cell table:style-name="ce25" office:value-type="string" calcext:value-type="string">
            <text:p>Allemagn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123]&lt;&gt;&quot;&quot;;[.AC123];IF([.X123]&lt;&gt;&quot;&quot;;[.X123];IF([.Z123]&lt;&gt;&quot;&quot;;[.Z123];IF([.AD123]&lt;&gt;&quot;&quot;;[.AD123];&quot;Non renseigné&quot;))))" office:value-type="string" office:string-value="Hambourg" calcext:value-type="string">
            <text:p>Hambourg</text:p>
          </table:table-cell>
          <table:table-cell table:style-name="ce27" table:formula="of:=IF([.AD123]&lt;&gt;&quot;&quot;;[.AD123];&quot;&quot;)">
            <text:p/>
          </table:table-cell>
          <table:table-cell table:style-name="ce28" table:formula="of:=IF([.AE123]&lt;&gt;&quot;&quot;;[.AE123];IF([.AD123]&lt;&gt;&quot;&quot;;[.AD123];[.AA123]))" office:value-type="string" office:string-value="Allemagne" calcext:value-type="string">
            <text:p>Allemagn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23_P.jpg |image| \</text:p>
          </table:table-cell>
          <table:table-cell table:style-name="ce5" office:value-type="float" office:value="123" calcext:value-type="float">
            <text:p>123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23" calcext:value-type="float">
            <text:p>123</text:p>
          </table:table-cell>
          <table:table-cell table:style-name="ce9" office:value-type="string" calcext:value-type="string">
            <text:p>11</text:p>
          </table:table-cell>
          <table:table-cell table:style-name="ce9" office:value-type="string" calcext:value-type="string">
            <text:p>05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oseph Compagnon</text:p>
          </table:table-cell>
          <table:table-cell table:style-name="ce15" office:value-type="string" calcext:value-type="string">
            <text:p>Compagnon</text:p>
          </table:table-cell>
          <table:table-cell table:style-name="ce15" office:value-type="string" calcext:value-type="string">
            <text:p>Joseph</text:p>
          </table:table-cell>
          <table:table-cell table:style-name="ce15" table:number-columns-repeated="2"/>
          <table:table-cell table:style-name="ce10" office:value-type="string" calcext:value-type="string">
            <text:p>Bordeaux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124]&lt;&gt;&quot;&quot;;[.Q124];IF([.M124]&lt;&gt;&quot;&quot;;[.M124];IF([.N124]&lt;&gt;&quot;&quot;;[.N124];IF([.R124]&lt;&gt;&quot;&quot;;[.R124];&quot;Non renseigné&quot;))))" office:value-type="string" office:string-value="Bordeaux" calcext:value-type="string">
            <text:p>Bordeaux</text:p>
          </table:table-cell>
          <table:table-cell table:style-name="ce23" table:formula="of:=IF([.S124]&lt;&gt;&quot;&quot;;[.S124];IF([.O124]=&quot;île de France&quot;;[.R124];IF([.O124]&lt;&gt;&quot;&quot;;[.O124];IF([.O124]=&quot;&quot;;&quot;&quot;))))" office:value-type="string" office:string-value="Gironde" calcext:value-type="string">
            <text:p>Gironde</text:p>
          </table:table-cell>
          <table:table-cell table:style-name="ce23" table:formula="of:=IF([.T124]&lt;&gt;&quot;&quot;;[.T124];IF([.P124]&lt;&gt;&quot;&quot;;[.P124];IF([.P124]=&quot;&quot;;&quot;&quot;)))" office:value-type="string" office:string-value="France" calcext:value-type="string">
            <text:p>France</text:p>
          </table:table-cell>
          <table:table-cell table:style-name="ce25" table:number-columns-repeated="2"/>
          <table:table-cell table:style-name="ce25" office:value-type="string" calcext:value-type="string">
            <text:p>Saint-Domingue</text:p>
          </table:table-cell>
          <table:table-cell table:style-name="ce25" office:value-type="string" calcext:value-type="string">
            <text:p>France</text:p>
          </table:table-cell>
          <table:table-cell table:style-name="ce25" table:number-columns-repeated="2"/>
          <table:table-cell table:style-name="ce25" office:value-type="string" calcext:value-type="string">
            <text:p>Haïti</text:p>
          </table:table-cell>
          <table:table-cell table:style-name="ce25"/>
          <table:table-cell table:style-name="ce27" table:formula="of:=IF([.AC124]&lt;&gt;&quot;&quot;;[.AC124];IF([.X124]&lt;&gt;&quot;&quot;;[.X124];IF([.Z124]&lt;&gt;&quot;&quot;;[.Z124];IF([.AD124]&lt;&gt;&quot;&quot;;[.AD124];&quot;Non renseigné&quot;))))" office:value-type="string" office:string-value="Saint-Domingue" calcext:value-type="string">
            <text:p>Saint-Domingue</text:p>
          </table:table-cell>
          <table:table-cell table:style-name="ce27" table:formula="of:=IF([.AD124]&lt;&gt;&quot;&quot;;[.AD124];&quot;&quot;)" office:value-type="string" office:string-value="Haïti" calcext:value-type="string">
            <text:p>Haïti</text:p>
          </table:table-cell>
          <table:table-cell table:style-name="ce28" table:formula="of:=IF([.AE124]&lt;&gt;&quot;&quot;;[.AE124];IF([.AD124]&lt;&gt;&quot;&quot;;[.AD124];[.AA124]))" office:value-type="string" office:string-value="Haïti" calcext:value-type="string">
            <text:p>Haïti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24_P.jpg |image| \</text:p>
          </table:table-cell>
          <table:table-cell table:style-name="ce5" office:value-type="float" office:value="124" calcext:value-type="float">
            <text:p>124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24" calcext:value-type="float">
            <text:p>124</text:p>
          </table:table-cell>
          <table:table-cell table:style-name="ce9" office:value-type="string" calcext:value-type="string">
            <text:p>11</text:p>
          </table:table-cell>
          <table:table-cell table:style-name="ce9" office:value-type="string" calcext:value-type="string">
            <text:p>05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ean Riviere</text:p>
          </table:table-cell>
          <table:table-cell table:style-name="ce15" office:value-type="string" calcext:value-type="string">
            <text:p>Riviere</text:p>
          </table:table-cell>
          <table:table-cell table:style-name="ce15" office:value-type="string" calcext:value-type="string">
            <text:p>Jean</text:p>
          </table:table-cell>
          <table:table-cell table:style-name="ce15" table:number-columns-repeated="2"/>
          <table:table-cell table:style-name="ce10" office:value-type="string" calcext:value-type="string">
            <text:p>Ax</text:p>
          </table:table-cell>
          <table:table-cell table:style-name="ce10"/>
          <table:table-cell table:style-name="ce10" office:value-type="string" calcext:value-type="string">
            <text:p>Ariège</text:p>
          </table:table-cell>
          <table:table-cell table:style-name="ce10" office:value-type="string" calcext:value-type="string">
            <text:p>France</text:p>
          </table:table-cell>
          <table:table-cell table:style-name="ce13" office:value-type="string" calcext:value-type="string">
            <text:p>Ax-les-Thermes</text:p>
          </table:table-cell>
          <table:table-cell table:style-name="ce13"/>
          <table:table-cell table:style-name="ce13" office:value-type="string" calcext:value-type="string">
            <text:p>Ariège</text:p>
          </table:table-cell>
          <table:table-cell table:style-name="ce13" office:value-type="string" calcext:value-type="string">
            <text:p>France</text:p>
          </table:table-cell>
          <table:table-cell table:style-name="ce13" table:formula="of:=IF([.Q125]&lt;&gt;&quot;&quot;;[.Q125];IF([.M125]&lt;&gt;&quot;&quot;;[.M125];IF([.N125]&lt;&gt;&quot;&quot;;[.N125];IF([.R125]&lt;&gt;&quot;&quot;;[.R125];&quot;Non renseigné&quot;))))" office:value-type="string" office:string-value="Ax-les-Thermes" calcext:value-type="string">
            <text:p>Ax-les-Thermes</text:p>
          </table:table-cell>
          <table:table-cell table:style-name="ce23" table:formula="of:=IF([.S125]&lt;&gt;&quot;&quot;;[.S125];IF([.O125]=&quot;île de France&quot;;[.R125];IF([.O125]&lt;&gt;&quot;&quot;;[.O125];IF([.O125]=&quot;&quot;;&quot;&quot;))))" office:value-type="string" office:string-value="Ariège" calcext:value-type="string">
            <text:p>Ariège</text:p>
          </table:table-cell>
          <table:table-cell table:style-name="ce23" table:formula="of:=IF([.T125]&lt;&gt;&quot;&quot;;[.T125];IF([.P125]&lt;&gt;&quot;&quot;;[.P125];IF([.P125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Tranquebar</text:p>
          </table:table-cell>
          <table:table-cell table:style-name="ce25" table:number-columns-repeated="2"/>
          <table:table-cell table:style-name="ce25" office:value-type="string" calcext:value-type="string">
            <text:p>Ind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125]&lt;&gt;&quot;&quot;;[.AC125];IF([.X125]&lt;&gt;&quot;&quot;;[.X125];IF([.Z125]&lt;&gt;&quot;&quot;;[.Z125];IF([.AD125]&lt;&gt;&quot;&quot;;[.AD125];&quot;Non renseigné&quot;))))" office:value-type="string" office:string-value="Tranquebar" calcext:value-type="string">
            <text:p>Tranquebar</text:p>
          </table:table-cell>
          <table:table-cell table:style-name="ce27" table:formula="of:=IF([.AD125]&lt;&gt;&quot;&quot;;[.AD125];&quot;&quot;)">
            <text:p/>
          </table:table-cell>
          <table:table-cell table:style-name="ce28" table:formula="of:=IF([.AE125]&lt;&gt;&quot;&quot;;[.AE125];IF([.AD125]&lt;&gt;&quot;&quot;;[.AD125];[.AA125]))" office:value-type="string" office:string-value="Inde" calcext:value-type="string">
            <text:p>Ind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25_P.jpg |image| \</text:p>
          </table:table-cell>
          <table:table-cell table:style-name="ce5" office:value-type="float" office:value="125" calcext:value-type="float">
            <text:p>125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25" calcext:value-type="float">
            <text:p>125</text:p>
          </table:table-cell>
          <table:table-cell table:style-name="ce9" office:value-type="string" calcext:value-type="string">
            <text:p>11</text:p>
          </table:table-cell>
          <table:table-cell table:style-name="ce9" office:value-type="string" calcext:value-type="string">
            <text:p>05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Léonard Paluel Marmont</text:p>
          </table:table-cell>
          <table:table-cell table:style-name="ce15" office:value-type="string" calcext:value-type="string">
            <text:p>Paluel Marmont</text:p>
          </table:table-cell>
          <table:table-cell table:style-name="ce15" office:value-type="string" calcext:value-type="string">
            <text:p>Léonard</text:p>
          </table:table-cell>
          <table:table-cell table:style-name="ce15" table:number-columns-repeated="2"/>
          <table:table-cell table:style-name="ce10" office:value-type="string" calcext:value-type="string">
            <text:p>Bordeaux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126]&lt;&gt;&quot;&quot;;[.Q126];IF([.M126]&lt;&gt;&quot;&quot;;[.M126];IF([.N126]&lt;&gt;&quot;&quot;;[.N126];IF([.R126]&lt;&gt;&quot;&quot;;[.R126];&quot;Non renseigné&quot;))))" office:value-type="string" office:string-value="Bordeaux" calcext:value-type="string">
            <text:p>Bordeaux</text:p>
          </table:table-cell>
          <table:table-cell table:style-name="ce23" table:formula="of:=IF([.S126]&lt;&gt;&quot;&quot;;[.S126];IF([.O126]=&quot;île de France&quot;;[.R126];IF([.O126]&lt;&gt;&quot;&quot;;[.O126];IF([.O126]=&quot;&quot;;&quot;&quot;))))" office:value-type="string" office:string-value="Gironde" calcext:value-type="string">
            <text:p>Gironde</text:p>
          </table:table-cell>
          <table:table-cell table:style-name="ce23" table:formula="of:=IF([.T126]&lt;&gt;&quot;&quot;;[.T126];IF([.P126]&lt;&gt;&quot;&quot;;[.P126];IF([.P126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Saint-Marc</text:p>
          </table:table-cell>
          <table:table-cell table:style-name="ce25"/>
          <table:table-cell table:style-name="ce25" office:value-type="string" calcext:value-type="string">
            <text:p>Saint-Domingue</text:p>
          </table:table-cell>
          <table:table-cell table:style-name="ce25" office:value-type="string" calcext:value-type="string">
            <text:p>France</text:p>
          </table:table-cell>
          <table:table-cell table:style-name="ce25"/>
          <table:table-cell table:style-name="ce25" office:value-type="string" calcext:value-type="string">
            <text:p><text:s/>Saint-Marc </text:p>
          </table:table-cell>
          <table:table-cell table:style-name="ce25" office:value-type="string" calcext:value-type="string">
            <text:p>Haïti </text:p>
          </table:table-cell>
          <table:table-cell table:style-name="ce25"/>
          <table:table-cell table:style-name="ce27" table:formula="of:=IF([.AC126]&lt;&gt;&quot;&quot;;[.AC126];IF([.X126]&lt;&gt;&quot;&quot;;[.X126];IF([.Z126]&lt;&gt;&quot;&quot;;[.Z126];IF([.AD126]&lt;&gt;&quot;&quot;;[.AD126];&quot;Non renseigné&quot;))))" office:value-type="string" office:string-value=" Saint-Marc " calcext:value-type="string">
            <text:p><text:s/>Saint-Marc </text:p>
          </table:table-cell>
          <table:table-cell table:style-name="ce27" table:formula="of:=IF([.AD126]&lt;&gt;&quot;&quot;;[.AD126];&quot;&quot;)" office:value-type="string" office:string-value="Haïti " calcext:value-type="string">
            <text:p>Haïti </text:p>
          </table:table-cell>
          <table:table-cell table:style-name="ce28" table:formula="of:=IF([.AE126]&lt;&gt;&quot;&quot;;[.AE126];IF([.AD126]&lt;&gt;&quot;&quot;;[.AD126];[.AA126]))" office:value-type="string" office:string-value="Haïti " calcext:value-type="string">
            <text:p>Haïti 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26_P.jpg |image| \</text:p>
          </table:table-cell>
          <table:table-cell table:style-name="ce5" office:value-type="float" office:value="126" calcext:value-type="float">
            <text:p>126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26" calcext:value-type="float">
            <text:p>126</text:p>
          </table:table-cell>
          <table:table-cell table:style-name="ce9" office:value-type="string" calcext:value-type="string">
            <text:p>13</text:p>
          </table:table-cell>
          <table:table-cell table:style-name="ce9" office:value-type="string" calcext:value-type="string">
            <text:p>05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oseph Lasaire</text:p>
          </table:table-cell>
          <table:table-cell table:style-name="ce15" office:value-type="string" calcext:value-type="string">
            <text:p>Lasaire</text:p>
          </table:table-cell>
          <table:table-cell table:style-name="ce15" office:value-type="string" calcext:value-type="string">
            <text:p>Joseph</text:p>
          </table:table-cell>
          <table:table-cell table:style-name="ce15" table:number-columns-repeated="2"/>
          <table:table-cell table:style-name="ce10" office:value-type="string" calcext:value-type="string">
            <text:p>Cirin</text:p>
          </table:table-cell>
          <table:table-cell table:style-name="ce10"/>
          <table:table-cell table:style-name="ce10" office:value-type="string" calcext:value-type="string">
            <text:p>Gers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127]&lt;&gt;&quot;&quot;;[.Q127];IF([.M127]&lt;&gt;&quot;&quot;;[.M127];IF([.N127]&lt;&gt;&quot;&quot;;[.N127];IF([.R127]&lt;&gt;&quot;&quot;;[.R127];&quot;Non renseigné&quot;))))" office:value-type="string" office:string-value="Cirin" calcext:value-type="string">
            <text:p>Cirin</text:p>
          </table:table-cell>
          <table:table-cell table:style-name="ce23" table:formula="of:=IF([.S127]&lt;&gt;&quot;&quot;;[.S127];IF([.O127]=&quot;île de France&quot;;[.R127];IF([.O127]&lt;&gt;&quot;&quot;;[.O127];IF([.O127]=&quot;&quot;;&quot;&quot;))))" office:value-type="string" office:string-value="Gers" calcext:value-type="string">
            <text:p>Gers</text:p>
          </table:table-cell>
          <table:table-cell table:style-name="ce23" table:formula="of:=IF([.T127]&lt;&gt;&quot;&quot;;[.T127];IF([.P127]&lt;&gt;&quot;&quot;;[.P127];IF([.P127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Saint-Sébastien</text:p>
          </table:table-cell>
          <table:table-cell table:style-name="ce25" table:number-columns-repeated="2"/>
          <table:table-cell table:style-name="ce25" office:value-type="string" calcext:value-type="string">
            <text:p>Espagn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127]&lt;&gt;&quot;&quot;;[.AC127];IF([.X127]&lt;&gt;&quot;&quot;;[.X127];IF([.Z127]&lt;&gt;&quot;&quot;;[.Z127];IF([.AD127]&lt;&gt;&quot;&quot;;[.AD127];&quot;Non renseigné&quot;))))" office:value-type="string" office:string-value="Saint-Sébastien" calcext:value-type="string">
            <text:p>Saint-Sébastien</text:p>
          </table:table-cell>
          <table:table-cell table:style-name="ce27" table:formula="of:=IF([.AD127]&lt;&gt;&quot;&quot;;[.AD127];&quot;&quot;)">
            <text:p/>
          </table:table-cell>
          <table:table-cell table:style-name="ce28" table:formula="of:=IF([.AE127]&lt;&gt;&quot;&quot;;[.AE127];IF([.AD127]&lt;&gt;&quot;&quot;;[.AD127];[.AA127]))" office:value-type="string" office:string-value="Espagne" calcext:value-type="string">
            <text:p>Espagn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27_P.jpg |image| \</text:p>
          </table:table-cell>
          <table:table-cell table:style-name="ce5" office:value-type="float" office:value="127" calcext:value-type="float">
            <text:p>127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27" calcext:value-type="float">
            <text:p>127</text:p>
          </table:table-cell>
          <table:table-cell table:style-name="ce9" office:value-type="string" calcext:value-type="string">
            <text:p>14</text:p>
          </table:table-cell>
          <table:table-cell table:style-name="ce9" office:value-type="string" calcext:value-type="string">
            <text:p>05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Antoine Philippon</text:p>
          </table:table-cell>
          <table:table-cell table:style-name="ce15" office:value-type="string" calcext:value-type="string">
            <text:p>Philippon</text:p>
          </table:table-cell>
          <table:table-cell table:style-name="ce15" office:value-type="string" calcext:value-type="string">
            <text:p>Antoine</text:p>
          </table:table-cell>
          <table:table-cell table:style-name="ce15" table:number-columns-repeated="2"/>
          <table:table-cell table:style-name="ce10" office:value-type="string" calcext:value-type="string">
            <text:p>Dorpierre</text:p>
          </table:table-cell>
          <table:table-cell table:style-name="ce10"/>
          <table:table-cell table:style-name="ce10" office:value-type="string" calcext:value-type="string">
            <text:p>Hautes-Alpes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128]&lt;&gt;&quot;&quot;;[.Q128];IF([.M128]&lt;&gt;&quot;&quot;;[.M128];IF([.N128]&lt;&gt;&quot;&quot;;[.N128];IF([.R128]&lt;&gt;&quot;&quot;;[.R128];&quot;Non renseigné&quot;))))" office:value-type="string" office:string-value="Dorpierre" calcext:value-type="string">
            <text:p>Dorpierre</text:p>
          </table:table-cell>
          <table:table-cell table:style-name="ce23" table:formula="of:=IF([.S128]&lt;&gt;&quot;&quot;;[.S128];IF([.O128]=&quot;île de France&quot;;[.R128];IF([.O128]&lt;&gt;&quot;&quot;;[.O128];IF([.O128]=&quot;&quot;;&quot;&quot;))))" office:value-type="string" office:string-value="Hautes-Alpes" calcext:value-type="string">
            <text:p>Hautes-Alpes</text:p>
          </table:table-cell>
          <table:table-cell table:style-name="ce23" table:formula="of:=IF([.T128]&lt;&gt;&quot;&quot;;[.T128];IF([.P128]&lt;&gt;&quot;&quot;;[.P128];IF([.P128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Saint-Sébastien</text:p>
          </table:table-cell>
          <table:table-cell table:style-name="ce25" table:number-columns-repeated="2"/>
          <table:table-cell table:style-name="ce25" office:value-type="string" calcext:value-type="string">
            <text:p>Espagn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128]&lt;&gt;&quot;&quot;;[.AC128];IF([.X128]&lt;&gt;&quot;&quot;;[.X128];IF([.Z128]&lt;&gt;&quot;&quot;;[.Z128];IF([.AD128]&lt;&gt;&quot;&quot;;[.AD128];&quot;Non renseigné&quot;))))" office:value-type="string" office:string-value="Saint-Sébastien" calcext:value-type="string">
            <text:p>Saint-Sébastien</text:p>
          </table:table-cell>
          <table:table-cell table:style-name="ce27" table:formula="of:=IF([.AD128]&lt;&gt;&quot;&quot;;[.AD128];&quot;&quot;)">
            <text:p/>
          </table:table-cell>
          <table:table-cell table:style-name="ce28" table:formula="of:=IF([.AE128]&lt;&gt;&quot;&quot;;[.AE128];IF([.AD128]&lt;&gt;&quot;&quot;;[.AD128];[.AA128]))" office:value-type="string" office:string-value="Espagne" calcext:value-type="string">
            <text:p>Espagn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28_P.jpg |image| \</text:p>
          </table:table-cell>
          <table:table-cell table:style-name="ce5" office:value-type="float" office:value="128" calcext:value-type="float">
            <text:p>128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28" calcext:value-type="float">
            <text:p>128</text:p>
          </table:table-cell>
          <table:table-cell table:style-name="ce9" office:value-type="string" calcext:value-type="string">
            <text:p>14</text:p>
          </table:table-cell>
          <table:table-cell table:style-name="ce9" office:value-type="string" calcext:value-type="string">
            <text:p>05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Pierre Chaperon</text:p>
          </table:table-cell>
          <table:table-cell table:style-name="ce15" office:value-type="string" calcext:value-type="string">
            <text:p>Chaperon</text:p>
          </table:table-cell>
          <table:table-cell table:style-name="ce15" office:value-type="string" calcext:value-type="string">
            <text:p>Pierre</text:p>
          </table:table-cell>
          <table:table-cell table:style-name="ce15" table:number-columns-repeated="2"/>
          <table:table-cell table:style-name="ce10" office:value-type="string" calcext:value-type="string">
            <text:p>Libourne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129]&lt;&gt;&quot;&quot;;[.Q129];IF([.M129]&lt;&gt;&quot;&quot;;[.M129];IF([.N129]&lt;&gt;&quot;&quot;;[.N129];IF([.R129]&lt;&gt;&quot;&quot;;[.R129];&quot;Non renseigné&quot;))))" office:value-type="string" office:string-value="Libourne" calcext:value-type="string">
            <text:p>Libourne</text:p>
          </table:table-cell>
          <table:table-cell table:style-name="ce23" table:formula="of:=IF([.S129]&lt;&gt;&quot;&quot;;[.S129];IF([.O129]=&quot;île de France&quot;;[.R129];IF([.O129]&lt;&gt;&quot;&quot;;[.O129];IF([.O129]=&quot;&quot;;&quot;&quot;))))" office:value-type="string" office:string-value="Gironde" calcext:value-type="string">
            <text:p>Gironde</text:p>
          </table:table-cell>
          <table:table-cell table:style-name="ce23" table:formula="of:=IF([.T129]&lt;&gt;&quot;&quot;;[.T129];IF([.P129]&lt;&gt;&quot;&quot;;[.P129];IF([.P129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Hambourg</text:p>
          </table:table-cell>
          <table:table-cell table:style-name="ce25" table:number-columns-repeated="2"/>
          <table:table-cell table:style-name="ce25" office:value-type="string" calcext:value-type="string">
            <text:p>Allemagn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129]&lt;&gt;&quot;&quot;;[.AC129];IF([.X129]&lt;&gt;&quot;&quot;;[.X129];IF([.Z129]&lt;&gt;&quot;&quot;;[.Z129];IF([.AD129]&lt;&gt;&quot;&quot;;[.AD129];&quot;Non renseigné&quot;))))" office:value-type="string" office:string-value="Hambourg" calcext:value-type="string">
            <text:p>Hambourg</text:p>
          </table:table-cell>
          <table:table-cell table:style-name="ce27" table:formula="of:=IF([.AD129]&lt;&gt;&quot;&quot;;[.AD129];&quot;&quot;)">
            <text:p/>
          </table:table-cell>
          <table:table-cell table:style-name="ce28" table:formula="of:=IF([.AE129]&lt;&gt;&quot;&quot;;[.AE129];IF([.AD129]&lt;&gt;&quot;&quot;;[.AD129];[.AA129]))" office:value-type="string" office:string-value="Allemagne" calcext:value-type="string">
            <text:p>Allemagn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29_P.jpg |image| \</text:p>
          </table:table-cell>
          <table:table-cell table:style-name="ce5" office:value-type="float" office:value="129" calcext:value-type="float">
            <text:p>129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29" calcext:value-type="float">
            <text:p>129</text:p>
          </table:table-cell>
          <table:table-cell table:style-name="ce9" office:value-type="string" calcext:value-type="string">
            <text:p>14</text:p>
          </table:table-cell>
          <table:table-cell table:style-name="ce9" office:value-type="string" calcext:value-type="string">
            <text:p>05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ean Jacinthe Fontemoing</text:p>
          </table:table-cell>
          <table:table-cell table:style-name="ce15" office:value-type="string" calcext:value-type="string">
            <text:p>Fontemoing</text:p>
          </table:table-cell>
          <table:table-cell table:style-name="ce15" office:value-type="string" calcext:value-type="string">
            <text:p>Jean</text:p>
          </table:table-cell>
          <table:table-cell table:style-name="ce15" office:value-type="string" calcext:value-type="string">
            <text:p>Jacinthe</text:p>
          </table:table-cell>
          <table:table-cell table:style-name="ce15"/>
          <table:table-cell table:style-name="ce10" office:value-type="string" calcext:value-type="string">
            <text:p>Libourne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130]&lt;&gt;&quot;&quot;;[.Q130];IF([.M130]&lt;&gt;&quot;&quot;;[.M130];IF([.N130]&lt;&gt;&quot;&quot;;[.N130];IF([.R130]&lt;&gt;&quot;&quot;;[.R130];&quot;Non renseigné&quot;))))" office:value-type="string" office:string-value="Libourne" calcext:value-type="string">
            <text:p>Libourne</text:p>
          </table:table-cell>
          <table:table-cell table:style-name="ce23" table:formula="of:=IF([.S130]&lt;&gt;&quot;&quot;;[.S130];IF([.O130]=&quot;île de France&quot;;[.R130];IF([.O130]&lt;&gt;&quot;&quot;;[.O130];IF([.O130]=&quot;&quot;;&quot;&quot;))))" office:value-type="string" office:string-value="Gironde" calcext:value-type="string">
            <text:p>Gironde</text:p>
          </table:table-cell>
          <table:table-cell table:style-name="ce23" table:formula="of:=IF([.T130]&lt;&gt;&quot;&quot;;[.T130];IF([.P130]&lt;&gt;&quot;&quot;;[.P130];IF([.P130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Hambourg</text:p>
          </table:table-cell>
          <table:table-cell table:style-name="ce25" table:number-columns-repeated="2"/>
          <table:table-cell table:style-name="ce25" office:value-type="string" calcext:value-type="string">
            <text:p>Allemagn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130]&lt;&gt;&quot;&quot;;[.AC130];IF([.X130]&lt;&gt;&quot;&quot;;[.X130];IF([.Z130]&lt;&gt;&quot;&quot;;[.Z130];IF([.AD130]&lt;&gt;&quot;&quot;;[.AD130];&quot;Non renseigné&quot;))))" office:value-type="string" office:string-value="Hambourg" calcext:value-type="string">
            <text:p>Hambourg</text:p>
          </table:table-cell>
          <table:table-cell table:style-name="ce27" table:formula="of:=IF([.AD130]&lt;&gt;&quot;&quot;;[.AD130];&quot;&quot;)">
            <text:p/>
          </table:table-cell>
          <table:table-cell table:style-name="ce28" table:formula="of:=IF([.AE130]&lt;&gt;&quot;&quot;;[.AE130];IF([.AD130]&lt;&gt;&quot;&quot;;[.AD130];[.AA130]))" office:value-type="string" office:string-value="Allemagne" calcext:value-type="string">
            <text:p>Allemagn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30_P.jpg |image| \</text:p>
          </table:table-cell>
          <table:table-cell table:style-name="ce5" office:value-type="float" office:value="130" calcext:value-type="float">
            <text:p>130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30" calcext:value-type="float">
            <text:p>130</text:p>
          </table:table-cell>
          <table:table-cell table:style-name="ce9" office:value-type="string" calcext:value-type="string">
            <text:p>14</text:p>
          </table:table-cell>
          <table:table-cell table:style-name="ce9" office:value-type="string" calcext:value-type="string">
            <text:p>05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ean Charles Auguste Géraud</text:p>
          </table:table-cell>
          <table:table-cell table:style-name="ce15" office:value-type="string" calcext:value-type="string">
            <text:p>Géraud</text:p>
          </table:table-cell>
          <table:table-cell table:style-name="ce15" office:value-type="string" calcext:value-type="string">
            <text:p>Jean</text:p>
          </table:table-cell>
          <table:table-cell table:style-name="ce15" office:value-type="string" calcext:value-type="string">
            <text:p>Charles</text:p>
          </table:table-cell>
          <table:table-cell table:style-name="ce15" office:value-type="string" calcext:value-type="string">
            <text:p>Auguste</text:p>
          </table:table-cell>
          <table:table-cell table:style-name="ce10" office:value-type="string" calcext:value-type="string">
            <text:p>Bordeaux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131]&lt;&gt;&quot;&quot;;[.Q131];IF([.M131]&lt;&gt;&quot;&quot;;[.M131];IF([.N131]&lt;&gt;&quot;&quot;;[.N131];IF([.R131]&lt;&gt;&quot;&quot;;[.R131];&quot;Non renseigné&quot;))))" office:value-type="string" office:string-value="Bordeaux" calcext:value-type="string">
            <text:p>Bordeaux</text:p>
          </table:table-cell>
          <table:table-cell table:style-name="ce23" table:formula="of:=IF([.S131]&lt;&gt;&quot;&quot;;[.S131];IF([.O131]=&quot;île de France&quot;;[.R131];IF([.O131]&lt;&gt;&quot;&quot;;[.O131];IF([.O131]=&quot;&quot;;&quot;&quot;))))" office:value-type="string" office:string-value="Gironde" calcext:value-type="string">
            <text:p>Gironde</text:p>
          </table:table-cell>
          <table:table-cell table:style-name="ce23" table:formula="of:=IF([.T131]&lt;&gt;&quot;&quot;;[.T131];IF([.P131]&lt;&gt;&quot;&quot;;[.P131];IF([.P131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Tranquebar</text:p>
          </table:table-cell>
          <table:table-cell table:style-name="ce25" table:number-columns-repeated="2"/>
          <table:table-cell table:style-name="ce25" office:value-type="string" calcext:value-type="string">
            <text:p>Ind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131]&lt;&gt;&quot;&quot;;[.AC131];IF([.X131]&lt;&gt;&quot;&quot;;[.X131];IF([.Z131]&lt;&gt;&quot;&quot;;[.Z131];IF([.AD131]&lt;&gt;&quot;&quot;;[.AD131];&quot;Non renseigné&quot;))))" office:value-type="string" office:string-value="Tranquebar" calcext:value-type="string">
            <text:p>Tranquebar</text:p>
          </table:table-cell>
          <table:table-cell table:style-name="ce27" table:formula="of:=IF([.AD131]&lt;&gt;&quot;&quot;;[.AD131];&quot;&quot;)">
            <text:p/>
          </table:table-cell>
          <table:table-cell table:style-name="ce28" table:formula="of:=IF([.AE131]&lt;&gt;&quot;&quot;;[.AE131];IF([.AD131]&lt;&gt;&quot;&quot;;[.AD131];[.AA131]))" office:value-type="string" office:string-value="Inde" calcext:value-type="string">
            <text:p>Ind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31_P.jpg |image| \</text:p>
          </table:table-cell>
          <table:table-cell table:style-name="ce5" office:value-type="float" office:value="131" calcext:value-type="float">
            <text:p>131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31" calcext:value-type="float">
            <text:p>131</text:p>
          </table:table-cell>
          <table:table-cell table:style-name="ce9" office:value-type="string" calcext:value-type="string">
            <text:p>14</text:p>
          </table:table-cell>
          <table:table-cell table:style-name="ce9" office:value-type="string" calcext:value-type="string">
            <text:p>05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Charles Alexandre Blanchey</text:p>
          </table:table-cell>
          <table:table-cell table:style-name="ce15" office:value-type="string" calcext:value-type="string">
            <text:p>Blanchey</text:p>
          </table:table-cell>
          <table:table-cell table:style-name="ce15" office:value-type="string" calcext:value-type="string">
            <text:p>Charles</text:p>
          </table:table-cell>
          <table:table-cell table:style-name="ce15" office:value-type="string" calcext:value-type="string">
            <text:p>Alexandre</text:p>
          </table:table-cell>
          <table:table-cell table:style-name="ce15"/>
          <table:table-cell table:style-name="ce10" office:value-type="string" calcext:value-type="string">
            <text:p>Salles-Curan</text:p>
          </table:table-cell>
          <table:table-cell table:style-name="ce10"/>
          <table:table-cell table:style-name="ce10" office:value-type="string" calcext:value-type="string">
            <text:p>Aveyron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132]&lt;&gt;&quot;&quot;;[.Q132];IF([.M132]&lt;&gt;&quot;&quot;;[.M132];IF([.N132]&lt;&gt;&quot;&quot;;[.N132];IF([.R132]&lt;&gt;&quot;&quot;;[.R132];&quot;Non renseigné&quot;))))" office:value-type="string" office:string-value="Salles-Curan" calcext:value-type="string">
            <text:p>Salles-Curan</text:p>
          </table:table-cell>
          <table:table-cell table:style-name="ce23" table:formula="of:=IF([.S132]&lt;&gt;&quot;&quot;;[.S132];IF([.O132]=&quot;île de France&quot;;[.R132];IF([.O132]&lt;&gt;&quot;&quot;;[.O132];IF([.O132]=&quot;&quot;;&quot;&quot;))))" office:value-type="string" office:string-value="Aveyron" calcext:value-type="string">
            <text:p>Aveyron</text:p>
          </table:table-cell>
          <table:table-cell table:style-name="ce23" table:formula="of:=IF([.T132]&lt;&gt;&quot;&quot;;[.T132];IF([.P132]&lt;&gt;&quot;&quot;;[.P132];IF([.P132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Altona</text:p>
          </table:table-cell>
          <table:table-cell table:style-name="ce25" table:number-columns-repeated="2"/>
          <table:table-cell table:style-name="ce25" office:value-type="string" calcext:value-type="string">
            <text:p>Danemark </text:p>
          </table:table-cell>
          <table:table-cell table:style-name="ce25" office:value-type="string" calcext:value-type="string">
            <text:p><text:s/>commune</text:p>
          </table:table-cell>
          <table:table-cell table:style-name="ce25" office:value-type="string" calcext:value-type="string">
            <text:p><text:s/>Hambourg </text:p>
          </table:table-cell>
          <table:table-cell table:style-name="ce25"/>
          <table:table-cell table:style-name="ce25" office:value-type="string" calcext:value-type="string">
            <text:p><text:s/>Allemagne</text:p>
          </table:table-cell>
          <table:table-cell table:style-name="ce27" table:formula="of:=IF([.AC132]&lt;&gt;&quot;&quot;;[.AC132];IF([.X132]&lt;&gt;&quot;&quot;;[.X132];IF([.Z132]&lt;&gt;&quot;&quot;;[.Z132];IF([.AD132]&lt;&gt;&quot;&quot;;[.AD132];&quot;Non renseigné&quot;))))" office:value-type="string" office:string-value=" Hambourg " calcext:value-type="string">
            <text:p><text:s/>Hambourg </text:p>
          </table:table-cell>
          <table:table-cell table:style-name="ce27" table:formula="of:=IF([.AD132]&lt;&gt;&quot;&quot;;[.AD132];&quot;&quot;)">
            <text:p/>
          </table:table-cell>
          <table:table-cell table:style-name="ce28" table:formula="of:=IF([.AE132]&lt;&gt;&quot;&quot;;[.AE132];IF([.AD132]&lt;&gt;&quot;&quot;;[.AD132];[.AA132]))" office:value-type="string" office:string-value=" Allemagne" calcext:value-type="string">
            <text:p><text:s/>Allemagn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32_P.jpg |image| \</text:p>
          </table:table-cell>
          <table:table-cell table:style-name="ce5" office:value-type="float" office:value="132" calcext:value-type="float">
            <text:p>132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32" calcext:value-type="float">
            <text:p>132</text:p>
          </table:table-cell>
          <table:table-cell table:style-name="ce9" office:value-type="string" calcext:value-type="string">
            <text:p>16</text:p>
          </table:table-cell>
          <table:table-cell table:style-name="ce9" office:value-type="string" calcext:value-type="string">
            <text:p>05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ean Godefroi Geiseler</text:p>
          </table:table-cell>
          <table:table-cell table:style-name="ce15" office:value-type="string" calcext:value-type="string">
            <text:p>Geiseler</text:p>
          </table:table-cell>
          <table:table-cell table:style-name="ce15" office:value-type="string" calcext:value-type="string">
            <text:p>Jean</text:p>
          </table:table-cell>
          <table:table-cell table:style-name="ce15" office:value-type="string" calcext:value-type="string">
            <text:p>Godefroi</text:p>
          </table:table-cell>
          <table:table-cell table:style-name="ce15"/>
          <table:table-cell table:style-name="ce10" office:value-type="string" calcext:value-type="string">
            <text:p>Berlin</text:p>
          </table:table-cell>
          <table:table-cell table:style-name="ce10" table:number-columns-repeated="2"/>
          <table:table-cell table:style-name="ce10" office:value-type="string" calcext:value-type="string">
            <text:p>Allemagne</text:p>
          </table:table-cell>
          <table:table-cell table:style-name="ce13" table:number-columns-repeated="4"/>
          <table:table-cell table:style-name="ce13" table:formula="of:=IF([.Q133]&lt;&gt;&quot;&quot;;[.Q133];IF([.M133]&lt;&gt;&quot;&quot;;[.M133];IF([.N133]&lt;&gt;&quot;&quot;;[.N133];IF([.R133]&lt;&gt;&quot;&quot;;[.R133];&quot;Non renseigné&quot;))))" office:value-type="string" office:string-value="Berlin" calcext:value-type="string">
            <text:p>Berlin</text:p>
          </table:table-cell>
          <table:table-cell table:style-name="ce23" table:formula="of:=IF([.S133]&lt;&gt;&quot;&quot;;[.S133];IF([.O133]=&quot;île de France&quot;;[.R133];IF([.O133]&lt;&gt;&quot;&quot;;[.O133];IF([.O133]=&quot;&quot;;&quot;&quot;))))">
            <text:p/>
          </table:table-cell>
          <table:table-cell table:style-name="ce23" table:formula="of:=IF([.T133]&lt;&gt;&quot;&quot;;[.T133];IF([.P133]&lt;&gt;&quot;&quot;;[.P133];IF([.P133]=&quot;&quot;;&quot;&quot;)))" office:value-type="string" office:string-value="Allemagne" calcext:value-type="string">
            <text:p>Allemagne</text:p>
          </table:table-cell>
          <table:table-cell table:style-name="ce25" office:value-type="string" calcext:value-type="string">
            <text:p>Berlin</text:p>
          </table:table-cell>
          <table:table-cell table:style-name="ce25" table:number-columns-repeated="2"/>
          <table:table-cell table:style-name="ce25" office:value-type="string" calcext:value-type="string">
            <text:p>Allemagn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133]&lt;&gt;&quot;&quot;;[.AC133];IF([.X133]&lt;&gt;&quot;&quot;;[.X133];IF([.Z133]&lt;&gt;&quot;&quot;;[.Z133];IF([.AD133]&lt;&gt;&quot;&quot;;[.AD133];&quot;Non renseigné&quot;))))" office:value-type="string" office:string-value="Berlin" calcext:value-type="string">
            <text:p>Berlin</text:p>
          </table:table-cell>
          <table:table-cell table:style-name="ce27" table:formula="of:=IF([.AD133]&lt;&gt;&quot;&quot;;[.AD133];&quot;&quot;)">
            <text:p/>
          </table:table-cell>
          <table:table-cell table:style-name="ce28" table:formula="of:=IF([.AE133]&lt;&gt;&quot;&quot;;[.AE133];IF([.AD133]&lt;&gt;&quot;&quot;;[.AD133];[.AA133]))" office:value-type="string" office:string-value="Allemagne" calcext:value-type="string">
            <text:p>Allemagn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33_P.jpg |image| \</text:p>
          </table:table-cell>
          <table:table-cell table:style-name="ce5" office:value-type="float" office:value="133" calcext:value-type="float">
            <text:p>133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33" calcext:value-type="float">
            <text:p>133</text:p>
          </table:table-cell>
          <table:table-cell table:style-name="ce9" office:value-type="string" calcext:value-type="string">
            <text:p>17</text:p>
          </table:table-cell>
          <table:table-cell table:style-name="ce9" office:value-type="string" calcext:value-type="string">
            <text:p>05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Henri Dolfus</text:p>
          </table:table-cell>
          <table:table-cell table:style-name="ce15" office:value-type="string" calcext:value-type="string">
            <text:p>Dolfus</text:p>
          </table:table-cell>
          <table:table-cell table:style-name="ce15" office:value-type="string" calcext:value-type="string">
            <text:p>Henri</text:p>
          </table:table-cell>
          <table:table-cell table:style-name="ce15" table:number-columns-repeated="2"/>
          <table:table-cell table:style-name="ce10" office:value-type="string" calcext:value-type="string">
            <text:p>Mulhouse</text:p>
          </table:table-cell>
          <table:table-cell table:style-name="ce10"/>
          <table:table-cell table:style-name="ce10" office:value-type="string" calcext:value-type="string">
            <text:p>Haut-Rhin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134]&lt;&gt;&quot;&quot;;[.Q134];IF([.M134]&lt;&gt;&quot;&quot;;[.M134];IF([.N134]&lt;&gt;&quot;&quot;;[.N134];IF([.R134]&lt;&gt;&quot;&quot;;[.R134];&quot;Non renseigné&quot;))))" office:value-type="string" office:string-value="Mulhouse" calcext:value-type="string">
            <text:p>Mulhouse</text:p>
          </table:table-cell>
          <table:table-cell table:style-name="ce23" table:formula="of:=IF([.S134]&lt;&gt;&quot;&quot;;[.S134];IF([.O134]=&quot;île de France&quot;;[.R134];IF([.O134]&lt;&gt;&quot;&quot;;[.O134];IF([.O134]=&quot;&quot;;&quot;&quot;))))" office:value-type="string" office:string-value="Haut-Rhin" calcext:value-type="string">
            <text:p>Haut-Rhin</text:p>
          </table:table-cell>
          <table:table-cell table:style-name="ce23" table:formula="of:=IF([.T134]&lt;&gt;&quot;&quot;;[.T134];IF([.P134]&lt;&gt;&quot;&quot;;[.P134];IF([.P134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Espagne</text:p>
          </table:table-cell>
          <table:table-cell table:style-name="ce25" table:number-columns-repeated="7"/>
          <table:table-cell table:style-name="ce27" table:formula="of:=IF([.AC134]&lt;&gt;&quot;&quot;;[.AC134];IF([.X134]&lt;&gt;&quot;&quot;;[.X134];IF([.Z134]&lt;&gt;&quot;&quot;;[.Z134];IF([.AD134]&lt;&gt;&quot;&quot;;[.AD134];&quot;Non renseigné&quot;))))" office:value-type="string" office:string-value="Espagne" calcext:value-type="string">
            <text:p>Espagne</text:p>
          </table:table-cell>
          <table:table-cell table:style-name="ce27" table:formula="of:=IF([.AD134]&lt;&gt;&quot;&quot;;[.AD134];&quot;&quot;)">
            <text:p/>
          </table:table-cell>
          <table:table-cell table:style-name="ce28" table:formula="of:=IF([.AE134]&lt;&gt;&quot;&quot;;[.AE134];IF([.AD134]&lt;&gt;&quot;&quot;;[.AD134];[.AA134]))" office:value-type="boolean" office:boolean-value="false" calcext:value-type="boolean">
            <text:p>FAUX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34_P.jpg |image| \</text:p>
          </table:table-cell>
          <table:table-cell table:style-name="ce5" office:value-type="float" office:value="134" calcext:value-type="float">
            <text:p>134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34" calcext:value-type="float">
            <text:p>134</text:p>
          </table:table-cell>
          <table:table-cell table:style-name="ce9" office:value-type="string" calcext:value-type="string">
            <text:p>17</text:p>
          </table:table-cell>
          <table:table-cell table:style-name="ce9" office:value-type="string" calcext:value-type="string">
            <text:p>05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Antoine Lastie</text:p>
          </table:table-cell>
          <table:table-cell table:style-name="ce15" office:value-type="string" calcext:value-type="string">
            <text:p>Lastie</text:p>
          </table:table-cell>
          <table:table-cell table:style-name="ce15" office:value-type="string" calcext:value-type="string">
            <text:p>Antoine</text:p>
          </table:table-cell>
          <table:table-cell table:style-name="ce15" table:number-columns-repeated="2"/>
          <table:table-cell table:style-name="ce10" office:value-type="string" calcext:value-type="string">
            <text:p>Saint-Flour</text:p>
          </table:table-cell>
          <table:table-cell table:style-name="ce10"/>
          <table:table-cell table:style-name="ce10" office:value-type="string" calcext:value-type="string">
            <text:p>Cantal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135]&lt;&gt;&quot;&quot;;[.Q135];IF([.M135]&lt;&gt;&quot;&quot;;[.M135];IF([.N135]&lt;&gt;&quot;&quot;;[.N135];IF([.R135]&lt;&gt;&quot;&quot;;[.R135];&quot;Non renseigné&quot;))))" office:value-type="string" office:string-value="Saint-Flour" calcext:value-type="string">
            <text:p>Saint-Flour</text:p>
          </table:table-cell>
          <table:table-cell table:style-name="ce23" table:formula="of:=IF([.S135]&lt;&gt;&quot;&quot;;[.S135];IF([.O135]=&quot;île de France&quot;;[.R135];IF([.O135]&lt;&gt;&quot;&quot;;[.O135];IF([.O135]=&quot;&quot;;&quot;&quot;))))" office:value-type="string" office:string-value="Cantal" calcext:value-type="string">
            <text:p>Cantal</text:p>
          </table:table-cell>
          <table:table-cell table:style-name="ce23" table:formula="of:=IF([.T135]&lt;&gt;&quot;&quot;;[.T135];IF([.P135]&lt;&gt;&quot;&quot;;[.P135];IF([.P135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Tranquebar</text:p>
          </table:table-cell>
          <table:table-cell table:style-name="ce25" table:number-columns-repeated="2"/>
          <table:table-cell table:style-name="ce25" office:value-type="string" calcext:value-type="string">
            <text:p>Ind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135]&lt;&gt;&quot;&quot;;[.AC135];IF([.X135]&lt;&gt;&quot;&quot;;[.X135];IF([.Z135]&lt;&gt;&quot;&quot;;[.Z135];IF([.AD135]&lt;&gt;&quot;&quot;;[.AD135];&quot;Non renseigné&quot;))))" office:value-type="string" office:string-value="Tranquebar" calcext:value-type="string">
            <text:p>Tranquebar</text:p>
          </table:table-cell>
          <table:table-cell table:style-name="ce27" table:formula="of:=IF([.AD135]&lt;&gt;&quot;&quot;;[.AD135];&quot;&quot;)">
            <text:p/>
          </table:table-cell>
          <table:table-cell table:style-name="ce28" table:formula="of:=IF([.AE135]&lt;&gt;&quot;&quot;;[.AE135];IF([.AD135]&lt;&gt;&quot;&quot;;[.AD135];[.AA135]))" office:value-type="string" office:string-value="Inde" calcext:value-type="string">
            <text:p>Ind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35_P.jpg |image| \</text:p>
          </table:table-cell>
          <table:table-cell table:style-name="ce5" office:value-type="float" office:value="135" calcext:value-type="float">
            <text:p>135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35" calcext:value-type="float">
            <text:p>135</text:p>
          </table:table-cell>
          <table:table-cell table:style-name="ce9" office:value-type="string" calcext:value-type="string">
            <text:p>19</text:p>
          </table:table-cell>
          <table:table-cell table:style-name="ce9" office:value-type="string" calcext:value-type="string">
            <text:p>05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ean François Mailhos</text:p>
          </table:table-cell>
          <table:table-cell table:style-name="ce15" office:value-type="string" calcext:value-type="string">
            <text:p>Mailhos</text:p>
          </table:table-cell>
          <table:table-cell table:style-name="ce15" office:value-type="string" calcext:value-type="string">
            <text:p>Jean</text:p>
          </table:table-cell>
          <table:table-cell table:style-name="ce15" office:value-type="string" calcext:value-type="string">
            <text:p>François</text:p>
          </table:table-cell>
          <table:table-cell table:style-name="ce15"/>
          <table:table-cell table:style-name="ce10" office:value-type="string" calcext:value-type="string">
            <text:p>Bordeaux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136]&lt;&gt;&quot;&quot;;[.Q136];IF([.M136]&lt;&gt;&quot;&quot;;[.M136];IF([.N136]&lt;&gt;&quot;&quot;;[.N136];IF([.R136]&lt;&gt;&quot;&quot;;[.R136];&quot;Non renseigné&quot;))))" office:value-type="string" office:string-value="Bordeaux" calcext:value-type="string">
            <text:p>Bordeaux</text:p>
          </table:table-cell>
          <table:table-cell table:style-name="ce23" table:formula="of:=IF([.S136]&lt;&gt;&quot;&quot;;[.S136];IF([.O136]=&quot;île de France&quot;;[.R136];IF([.O136]&lt;&gt;&quot;&quot;;[.O136];IF([.O136]=&quot;&quot;;&quot;&quot;))))" office:value-type="string" office:string-value="Gironde" calcext:value-type="string">
            <text:p>Gironde</text:p>
          </table:table-cell>
          <table:table-cell table:style-name="ce23" table:formula="of:=IF([.T136]&lt;&gt;&quot;&quot;;[.T136];IF([.P136]&lt;&gt;&quot;&quot;;[.P136];IF([.P136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Santander</text:p>
          </table:table-cell>
          <table:table-cell table:style-name="ce25" table:number-columns-repeated="2"/>
          <table:table-cell table:style-name="ce25" office:value-type="string" calcext:value-type="string">
            <text:p>Espagn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136]&lt;&gt;&quot;&quot;;[.AC136];IF([.X136]&lt;&gt;&quot;&quot;;[.X136];IF([.Z136]&lt;&gt;&quot;&quot;;[.Z136];IF([.AD136]&lt;&gt;&quot;&quot;;[.AD136];&quot;Non renseigné&quot;))))" office:value-type="string" office:string-value="Santander" calcext:value-type="string">
            <text:p>Santander</text:p>
          </table:table-cell>
          <table:table-cell table:style-name="ce27" table:formula="of:=IF([.AD136]&lt;&gt;&quot;&quot;;[.AD136];&quot;&quot;)">
            <text:p/>
          </table:table-cell>
          <table:table-cell table:style-name="ce28" table:formula="of:=IF([.AE136]&lt;&gt;&quot;&quot;;[.AE136];IF([.AD136]&lt;&gt;&quot;&quot;;[.AD136];[.AA136]))" office:value-type="string" office:string-value="Espagne" calcext:value-type="string">
            <text:p>Espagn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36_P.jpg |image| \</text:p>
          </table:table-cell>
          <table:table-cell table:style-name="ce5" office:value-type="float" office:value="136" calcext:value-type="float">
            <text:p>136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36" calcext:value-type="float">
            <text:p>136</text:p>
          </table:table-cell>
          <table:table-cell table:style-name="ce9" office:value-type="string" calcext:value-type="string">
            <text:p>19</text:p>
          </table:table-cell>
          <table:table-cell table:style-name="ce9" office:value-type="string" calcext:value-type="string">
            <text:p>05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Roch Miramon</text:p>
          </table:table-cell>
          <table:table-cell table:style-name="ce15" office:value-type="string" calcext:value-type="string">
            <text:p>Miramon</text:p>
          </table:table-cell>
          <table:table-cell table:style-name="ce15" office:value-type="string" calcext:value-type="string">
            <text:p>Roch</text:p>
          </table:table-cell>
          <table:table-cell table:style-name="ce15" table:number-columns-repeated="2"/>
          <table:table-cell table:style-name="ce10" office:value-type="string" calcext:value-type="string">
            <text:p>Bayonne</text:p>
          </table:table-cell>
          <table:table-cell table:style-name="ce10"/>
          <table:table-cell table:style-name="ce10" office:value-type="string" calcext:value-type="string">
            <text:p>Basses-Pyrénées</text:p>
          </table:table-cell>
          <table:table-cell table:style-name="ce10" office:value-type="string" calcext:value-type="string">
            <text:p>France</text:p>
          </table:table-cell>
          <table:table-cell table:style-name="ce13" office:value-type="string" calcext:value-type="string">
            <text:p>Bayonne</text:p>
          </table:table-cell>
          <table:table-cell table:style-name="ce13"/>
          <table:table-cell table:style-name="ce13" office:value-type="string" calcext:value-type="string">
            <text:p>Pyrénées-Atlantiques</text:p>
          </table:table-cell>
          <table:table-cell table:style-name="ce13" office:value-type="string" calcext:value-type="string">
            <text:p>France</text:p>
          </table:table-cell>
          <table:table-cell table:style-name="ce13" table:formula="of:=IF([.Q137]&lt;&gt;&quot;&quot;;[.Q137];IF([.M137]&lt;&gt;&quot;&quot;;[.M137];IF([.N137]&lt;&gt;&quot;&quot;;[.N137];IF([.R137]&lt;&gt;&quot;&quot;;[.R137];&quot;Non renseigné&quot;))))" office:value-type="string" office:string-value="Bayonne" calcext:value-type="string">
            <text:p>Bayonne</text:p>
          </table:table-cell>
          <table:table-cell table:style-name="ce23" table:formula="of:=IF([.S137]&lt;&gt;&quot;&quot;;[.S137];IF([.O137]=&quot;île de France&quot;;[.R137];IF([.O137]&lt;&gt;&quot;&quot;;[.O137];IF([.O137]=&quot;&quot;;&quot;&quot;))))" office:value-type="string" office:string-value="Pyrénées-Atlantiques" calcext:value-type="string">
            <text:p>Pyrénées-Atlantiques</text:p>
          </table:table-cell>
          <table:table-cell table:style-name="ce23" table:formula="of:=IF([.T137]&lt;&gt;&quot;&quot;;[.T137];IF([.P137]&lt;&gt;&quot;&quot;;[.P137];IF([.P137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Tranquebar</text:p>
          </table:table-cell>
          <table:table-cell table:style-name="ce25" table:number-columns-repeated="2"/>
          <table:table-cell table:style-name="ce25" office:value-type="string" calcext:value-type="string">
            <text:p>Ind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137]&lt;&gt;&quot;&quot;;[.AC137];IF([.X137]&lt;&gt;&quot;&quot;;[.X137];IF([.Z137]&lt;&gt;&quot;&quot;;[.Z137];IF([.AD137]&lt;&gt;&quot;&quot;;[.AD137];&quot;Non renseigné&quot;))))" office:value-type="string" office:string-value="Tranquebar" calcext:value-type="string">
            <text:p>Tranquebar</text:p>
          </table:table-cell>
          <table:table-cell table:style-name="ce27" table:formula="of:=IF([.AD137]&lt;&gt;&quot;&quot;;[.AD137];&quot;&quot;)">
            <text:p/>
          </table:table-cell>
          <table:table-cell table:style-name="ce28" table:formula="of:=IF([.AE137]&lt;&gt;&quot;&quot;;[.AE137];IF([.AD137]&lt;&gt;&quot;&quot;;[.AD137];[.AA137]))" office:value-type="string" office:string-value="Inde" calcext:value-type="string">
            <text:p>Ind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37_P.jpg |image| \</text:p>
          </table:table-cell>
          <table:table-cell table:style-name="ce5" office:value-type="float" office:value="137" calcext:value-type="float">
            <text:p>137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37" calcext:value-type="float">
            <text:p>137</text:p>
          </table:table-cell>
          <table:table-cell table:style-name="ce9" office:value-type="string" calcext:value-type="string">
            <text:p>21</text:p>
          </table:table-cell>
          <table:table-cell table:style-name="ce9" office:value-type="string" calcext:value-type="string">
            <text:p>05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ean Baptiste Sourgeron</text:p>
          </table:table-cell>
          <table:table-cell table:style-name="ce15" office:value-type="string" calcext:value-type="string">
            <text:p>Sourgeron</text:p>
          </table:table-cell>
          <table:table-cell table:style-name="ce15" office:value-type="string" calcext:value-type="string">
            <text:p>Jean</text:p>
          </table:table-cell>
          <table:table-cell table:style-name="ce15" office:value-type="string" calcext:value-type="string">
            <text:p>Baptiste</text:p>
          </table:table-cell>
          <table:table-cell table:style-name="ce15"/>
          <table:table-cell table:style-name="ce10" office:value-type="string" calcext:value-type="string">
            <text:p>Nantes</text:p>
          </table:table-cell>
          <table:table-cell table:style-name="ce10"/>
          <table:table-cell table:style-name="ce10" office:value-type="string" calcext:value-type="string">
            <text:p>Loire-Inférieure</text:p>
          </table:table-cell>
          <table:table-cell table:style-name="ce10" office:value-type="string" calcext:value-type="string">
            <text:p>France</text:p>
          </table:table-cell>
          <table:table-cell table:style-name="ce13" office:value-type="string" calcext:value-type="string">
            <text:p>Nantes</text:p>
          </table:table-cell>
          <table:table-cell table:style-name="ce13"/>
          <table:table-cell table:style-name="ce13" office:value-type="string" calcext:value-type="string">
            <text:p>Loire-Atlantique</text:p>
          </table:table-cell>
          <table:table-cell table:style-name="ce13" office:value-type="string" calcext:value-type="string">
            <text:p>France</text:p>
          </table:table-cell>
          <table:table-cell table:style-name="ce13" table:formula="of:=IF([.Q138]&lt;&gt;&quot;&quot;;[.Q138];IF([.M138]&lt;&gt;&quot;&quot;;[.M138];IF([.N138]&lt;&gt;&quot;&quot;;[.N138];IF([.R138]&lt;&gt;&quot;&quot;;[.R138];&quot;Non renseigné&quot;))))" office:value-type="string" office:string-value="Nantes" calcext:value-type="string">
            <text:p>Nantes</text:p>
          </table:table-cell>
          <table:table-cell table:style-name="ce23" table:formula="of:=IF([.S138]&lt;&gt;&quot;&quot;;[.S138];IF([.O138]=&quot;île de France&quot;;[.R138];IF([.O138]&lt;&gt;&quot;&quot;;[.O138];IF([.O138]=&quot;&quot;;&quot;&quot;))))" office:value-type="string" office:string-value="Loire-Atlantique" calcext:value-type="string">
            <text:p>Loire-Atlantique</text:p>
          </table:table-cell>
          <table:table-cell table:style-name="ce23" table:formula="of:=IF([.T138]&lt;&gt;&quot;&quot;;[.T138];IF([.P138]&lt;&gt;&quot;&quot;;[.P138];IF([.P138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Saint-Thomas</text:p>
          </table:table-cell>
          <table:table-cell table:style-name="ce25" table:number-columns-repeated="2"/>
          <table:table-cell table:style-name="ce25" office:value-type="string" calcext:value-type="string">
            <text:p>Indes occidentales danoises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string" calcext:value-type="string">
            <text:p><text:s/>Saint-Thomas </text:p>
          </table:table-cell>
          <table:table-cell table:style-name="ce25" office:value-type="string" calcext:value-type="string">
            <text:p>Iles Vierges</text:p>
          </table:table-cell>
          <table:table-cell table:style-name="ce25"/>
          <table:table-cell table:style-name="ce27" table:formula="of:=IF([.AC138]&lt;&gt;&quot;&quot;;[.AC138];IF([.X138]&lt;&gt;&quot;&quot;;[.X138];IF([.Z138]&lt;&gt;&quot;&quot;;[.Z138];IF([.AD138]&lt;&gt;&quot;&quot;;[.AD138];&quot;Non renseigné&quot;))))" office:value-type="string" office:string-value=" Saint-Thomas " calcext:value-type="string">
            <text:p><text:s/>Saint-Thomas </text:p>
          </table:table-cell>
          <table:table-cell table:style-name="ce27" table:formula="of:=IF([.AD138]&lt;&gt;&quot;&quot;;[.AD138];&quot;&quot;)" office:value-type="string" office:string-value="Iles Vierges" calcext:value-type="string">
            <text:p>Iles Vierges</text:p>
          </table:table-cell>
          <table:table-cell table:style-name="ce28" table:formula="of:=IF([.AE138]&lt;&gt;&quot;&quot;;[.AE138];IF([.AD138]&lt;&gt;&quot;&quot;;[.AD138];[.AA138]))" office:value-type="string" office:string-value="Iles Vierges" calcext:value-type="string">
            <text:p>Iles Vierge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38_P.jpg |image| \</text:p>
          </table:table-cell>
          <table:table-cell table:style-name="ce5" office:value-type="float" office:value="138" calcext:value-type="float">
            <text:p>138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38" calcext:value-type="float">
            <text:p>138</text:p>
          </table:table-cell>
          <table:table-cell table:style-name="ce9" office:value-type="string" calcext:value-type="string">
            <text:p>21</text:p>
          </table:table-cell>
          <table:table-cell table:style-name="ce9" office:value-type="string" calcext:value-type="string">
            <text:p>05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Théophile Serisier</text:p>
          </table:table-cell>
          <table:table-cell table:style-name="ce15" office:value-type="string" calcext:value-type="string">
            <text:p>Serisier</text:p>
          </table:table-cell>
          <table:table-cell table:style-name="ce15" office:value-type="string" calcext:value-type="string">
            <text:p>Théophile</text:p>
          </table:table-cell>
          <table:table-cell table:style-name="ce15" table:number-columns-repeated="2"/>
          <table:table-cell table:style-name="ce10" office:value-type="string" calcext:value-type="string">
            <text:p>Bordeaux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139]&lt;&gt;&quot;&quot;;[.Q139];IF([.M139]&lt;&gt;&quot;&quot;;[.M139];IF([.N139]&lt;&gt;&quot;&quot;;[.N139];IF([.R139]&lt;&gt;&quot;&quot;;[.R139];&quot;Non renseigné&quot;))))" office:value-type="string" office:string-value="Bordeaux" calcext:value-type="string">
            <text:p>Bordeaux</text:p>
          </table:table-cell>
          <table:table-cell table:style-name="ce23" table:formula="of:=IF([.S139]&lt;&gt;&quot;&quot;;[.S139];IF([.O139]=&quot;île de France&quot;;[.R139];IF([.O139]&lt;&gt;&quot;&quot;;[.O139];IF([.O139]=&quot;&quot;;&quot;&quot;))))" office:value-type="string" office:string-value="Gironde" calcext:value-type="string">
            <text:p>Gironde</text:p>
          </table:table-cell>
          <table:table-cell table:style-name="ce23" table:formula="of:=IF([.T139]&lt;&gt;&quot;&quot;;[.T139];IF([.P139]&lt;&gt;&quot;&quot;;[.P139];IF([.P139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Brême</text:p>
          </table:table-cell>
          <table:table-cell table:style-name="ce25" table:number-columns-repeated="2"/>
          <table:table-cell table:style-name="ce25" office:value-type="string" calcext:value-type="string">
            <text:p>Allemagn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139]&lt;&gt;&quot;&quot;;[.AC139];IF([.X139]&lt;&gt;&quot;&quot;;[.X139];IF([.Z139]&lt;&gt;&quot;&quot;;[.Z139];IF([.AD139]&lt;&gt;&quot;&quot;;[.AD139];&quot;Non renseigné&quot;))))" office:value-type="string" office:string-value="Brême" calcext:value-type="string">
            <text:p>Brême</text:p>
          </table:table-cell>
          <table:table-cell table:style-name="ce27" table:formula="of:=IF([.AD139]&lt;&gt;&quot;&quot;;[.AD139];&quot;&quot;)">
            <text:p/>
          </table:table-cell>
          <table:table-cell table:style-name="ce28" table:formula="of:=IF([.AE139]&lt;&gt;&quot;&quot;;[.AE139];IF([.AD139]&lt;&gt;&quot;&quot;;[.AD139];[.AA139]))" office:value-type="string" office:string-value="Allemagne" calcext:value-type="string">
            <text:p>Allemagn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39_P.jpg |image| \</text:p>
          </table:table-cell>
          <table:table-cell table:style-name="ce5" office:value-type="float" office:value="139" calcext:value-type="float">
            <text:p>139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39" calcext:value-type="float">
            <text:p>139</text:p>
          </table:table-cell>
          <table:table-cell table:style-name="ce9" office:value-type="string" calcext:value-type="string">
            <text:p>23</text:p>
          </table:table-cell>
          <table:table-cell table:style-name="ce9" office:value-type="string" calcext:value-type="string">
            <text:p>05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acques Brunel</text:p>
          </table:table-cell>
          <table:table-cell table:style-name="ce15" office:value-type="string" calcext:value-type="string">
            <text:p>Brunel</text:p>
          </table:table-cell>
          <table:table-cell table:style-name="ce15" office:value-type="string" calcext:value-type="string">
            <text:p>Jacques</text:p>
          </table:table-cell>
          <table:table-cell table:style-name="ce15" table:number-columns-repeated="2"/>
          <table:table-cell table:style-name="ce10" office:value-type="string" calcext:value-type="string">
            <text:p>Bordeaux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140]&lt;&gt;&quot;&quot;;[.Q140];IF([.M140]&lt;&gt;&quot;&quot;;[.M140];IF([.N140]&lt;&gt;&quot;&quot;;[.N140];IF([.R140]&lt;&gt;&quot;&quot;;[.R140];&quot;Non renseigné&quot;))))" office:value-type="string" office:string-value="Bordeaux" calcext:value-type="string">
            <text:p>Bordeaux</text:p>
          </table:table-cell>
          <table:table-cell table:style-name="ce23" table:formula="of:=IF([.S140]&lt;&gt;&quot;&quot;;[.S140];IF([.O140]=&quot;île de France&quot;;[.R140];IF([.O140]&lt;&gt;&quot;&quot;;[.O140];IF([.O140]=&quot;&quot;;&quot;&quot;))))" office:value-type="string" office:string-value="Gironde" calcext:value-type="string">
            <text:p>Gironde</text:p>
          </table:table-cell>
          <table:table-cell table:style-name="ce23" table:formula="of:=IF([.T140]&lt;&gt;&quot;&quot;;[.T140];IF([.P140]&lt;&gt;&quot;&quot;;[.P140];IF([.P140]=&quot;&quot;;&quot;&quot;)))" office:value-type="string" office:string-value="France" calcext:value-type="string">
            <text:p>France</text:p>
          </table:table-cell>
          <table:table-cell table:style-name="ce25" table:number-columns-repeated="2"/>
          <table:table-cell table:style-name="ce25" office:value-type="string" calcext:value-type="string">
            <text:p>Guadeloupe</text:p>
          </table:table-cell>
          <table:table-cell table:style-name="ce25" office:value-type="string" calcext:value-type="string">
            <text:p>Franc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140]&lt;&gt;&quot;&quot;;[.AC140];IF([.X140]&lt;&gt;&quot;&quot;;[.X140];IF([.Z140]&lt;&gt;&quot;&quot;;[.Z140];IF([.AD140]&lt;&gt;&quot;&quot;;[.AD140];&quot;Non renseigné&quot;))))" office:value-type="string" office:string-value="Guadeloupe" calcext:value-type="string">
            <text:p>Guadeloupe</text:p>
          </table:table-cell>
          <table:table-cell table:style-name="ce27" table:formula="of:=IF([.AD140]&lt;&gt;&quot;&quot;;[.AD140];&quot;&quot;)">
            <text:p/>
          </table:table-cell>
          <table:table-cell table:style-name="ce28" table:formula="of:=IF([.AE140]&lt;&gt;&quot;&quot;;[.AE140];IF([.AD140]&lt;&gt;&quot;&quot;;[.AD140];[.AA140]))" office:value-type="string" office:string-value="France" calcext:value-type="string">
            <text:p>Franc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40_P.jpg |image| \</text:p>
          </table:table-cell>
          <table:table-cell table:style-name="ce5" office:value-type="float" office:value="140" calcext:value-type="float">
            <text:p>140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40" calcext:value-type="float">
            <text:p>140</text:p>
          </table:table-cell>
          <table:table-cell table:style-name="ce9" office:value-type="string" calcext:value-type="string">
            <text:p>23</text:p>
          </table:table-cell>
          <table:table-cell table:style-name="ce9" office:value-type="string" calcext:value-type="string">
            <text:p>05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Rémy Lacombe</text:p>
          </table:table-cell>
          <table:table-cell table:style-name="ce15" office:value-type="string" calcext:value-type="string">
            <text:p>Lacombe</text:p>
          </table:table-cell>
          <table:table-cell table:style-name="ce15" office:value-type="string" calcext:value-type="string">
            <text:p>Rémy</text:p>
          </table:table-cell>
          <table:table-cell table:style-name="ce15" table:number-columns-repeated="2"/>
          <table:table-cell table:style-name="ce10" office:value-type="string" calcext:value-type="string">
            <text:p>Bordeaux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141]&lt;&gt;&quot;&quot;;[.Q141];IF([.M141]&lt;&gt;&quot;&quot;;[.M141];IF([.N141]&lt;&gt;&quot;&quot;;[.N141];IF([.R141]&lt;&gt;&quot;&quot;;[.R141];&quot;Non renseigné&quot;))))" office:value-type="string" office:string-value="Bordeaux" calcext:value-type="string">
            <text:p>Bordeaux</text:p>
          </table:table-cell>
          <table:table-cell table:style-name="ce23" table:formula="of:=IF([.S141]&lt;&gt;&quot;&quot;;[.S141];IF([.O141]=&quot;île de France&quot;;[.R141];IF([.O141]&lt;&gt;&quot;&quot;;[.O141];IF([.O141]=&quot;&quot;;&quot;&quot;))))" office:value-type="string" office:string-value="Gironde" calcext:value-type="string">
            <text:p>Gironde</text:p>
          </table:table-cell>
          <table:table-cell table:style-name="ce23" table:formula="of:=IF([.T141]&lt;&gt;&quot;&quot;;[.T141];IF([.P141]&lt;&gt;&quot;&quot;;[.P141];IF([.P141]=&quot;&quot;;&quot;&quot;)))" office:value-type="string" office:string-value="France" calcext:value-type="string">
            <text:p>France</text:p>
          </table:table-cell>
          <table:table-cell table:style-name="ce25" table:number-columns-repeated="2"/>
          <table:table-cell table:style-name="ce25" office:value-type="string" calcext:value-type="string">
            <text:p>Guadeloupe</text:p>
          </table:table-cell>
          <table:table-cell table:style-name="ce25" office:value-type="string" calcext:value-type="string">
            <text:p>Franc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141]&lt;&gt;&quot;&quot;;[.AC141];IF([.X141]&lt;&gt;&quot;&quot;;[.X141];IF([.Z141]&lt;&gt;&quot;&quot;;[.Z141];IF([.AD141]&lt;&gt;&quot;&quot;;[.AD141];&quot;Non renseigné&quot;))))" office:value-type="string" office:string-value="Guadeloupe" calcext:value-type="string">
            <text:p>Guadeloupe</text:p>
          </table:table-cell>
          <table:table-cell table:style-name="ce27" table:formula="of:=IF([.AD141]&lt;&gt;&quot;&quot;;[.AD141];&quot;&quot;)">
            <text:p/>
          </table:table-cell>
          <table:table-cell table:style-name="ce28" table:formula="of:=IF([.AE141]&lt;&gt;&quot;&quot;;[.AE141];IF([.AD141]&lt;&gt;&quot;&quot;;[.AD141];[.AA141]))" office:value-type="string" office:string-value="France" calcext:value-type="string">
            <text:p>Franc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41_P.jpg |image| \</text:p>
          </table:table-cell>
          <table:table-cell table:style-name="ce5" office:value-type="float" office:value="141" calcext:value-type="float">
            <text:p>141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41" calcext:value-type="float">
            <text:p>141</text:p>
          </table:table-cell>
          <table:table-cell table:style-name="ce9" office:value-type="string" calcext:value-type="string">
            <text:p>24</text:p>
          </table:table-cell>
          <table:table-cell table:style-name="ce9" office:value-type="string" calcext:value-type="string">
            <text:p>05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Léon Calixis</text:p>
          </table:table-cell>
          <table:table-cell table:style-name="ce15" office:value-type="string" calcext:value-type="string">
            <text:p>Calixis</text:p>
          </table:table-cell>
          <table:table-cell table:style-name="ce15" office:value-type="string" calcext:value-type="string">
            <text:p>Léon</text:p>
          </table:table-cell>
          <table:table-cell table:style-name="ce15" table:number-columns-repeated="2"/>
          <table:table-cell table:style-name="ce10" office:value-type="string" calcext:value-type="string">
            <text:p>Louveciennes</text:p>
          </table:table-cell>
          <table:table-cell table:style-name="ce10"/>
          <table:table-cell table:style-name="ce10" office:value-type="string" calcext:value-type="string">
            <text:p>Yvelines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142]&lt;&gt;&quot;&quot;;[.Q142];IF([.M142]&lt;&gt;&quot;&quot;;[.M142];IF([.N142]&lt;&gt;&quot;&quot;;[.N142];IF([.R142]&lt;&gt;&quot;&quot;;[.R142];&quot;Non renseigné&quot;))))" office:value-type="string" office:string-value="Louveciennes" calcext:value-type="string">
            <text:p>Louveciennes</text:p>
          </table:table-cell>
          <table:table-cell table:style-name="ce23" table:formula="of:=IF([.S142]&lt;&gt;&quot;&quot;;[.S142];IF([.O142]=&quot;île de France&quot;;[.R142];IF([.O142]&lt;&gt;&quot;&quot;;[.O142];IF([.O142]=&quot;&quot;;&quot;&quot;))))" office:value-type="string" office:string-value="Yvelines" calcext:value-type="string">
            <text:p>Yvelines</text:p>
          </table:table-cell>
          <table:table-cell table:style-name="ce23" table:formula="of:=IF([.T142]&lt;&gt;&quot;&quot;;[.T142];IF([.P142]&lt;&gt;&quot;&quot;;[.P142];IF([.P142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Tranquebar</text:p>
          </table:table-cell>
          <table:table-cell table:style-name="ce25" table:number-columns-repeated="2"/>
          <table:table-cell table:style-name="ce25" office:value-type="string" calcext:value-type="string">
            <text:p>Ind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142]&lt;&gt;&quot;&quot;;[.AC142];IF([.X142]&lt;&gt;&quot;&quot;;[.X142];IF([.Z142]&lt;&gt;&quot;&quot;;[.Z142];IF([.AD142]&lt;&gt;&quot;&quot;;[.AD142];&quot;Non renseigné&quot;))))" office:value-type="string" office:string-value="Tranquebar" calcext:value-type="string">
            <text:p>Tranquebar</text:p>
          </table:table-cell>
          <table:table-cell table:style-name="ce27" table:formula="of:=IF([.AD142]&lt;&gt;&quot;&quot;;[.AD142];&quot;&quot;)">
            <text:p/>
          </table:table-cell>
          <table:table-cell table:style-name="ce28" table:formula="of:=IF([.AE142]&lt;&gt;&quot;&quot;;[.AE142];IF([.AD142]&lt;&gt;&quot;&quot;;[.AD142];[.AA142]))" office:value-type="string" office:string-value="Inde" calcext:value-type="string">
            <text:p>Ind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42_P.jpg |image| \</text:p>
          </table:table-cell>
          <table:table-cell table:style-name="ce5" office:value-type="float" office:value="142" calcext:value-type="float">
            <text:p>142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42" calcext:value-type="float">
            <text:p>142</text:p>
          </table:table-cell>
          <table:table-cell table:style-name="ce9" office:value-type="string" calcext:value-type="string">
            <text:p>25</text:p>
          </table:table-cell>
          <table:table-cell table:style-name="ce9" office:value-type="string" calcext:value-type="string">
            <text:p>05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oseph Lablache</text:p>
          </table:table-cell>
          <table:table-cell table:style-name="ce15" office:value-type="string" calcext:value-type="string">
            <text:p>Lablache</text:p>
          </table:table-cell>
          <table:table-cell table:style-name="ce15" office:value-type="string" calcext:value-type="string">
            <text:p>Joseph</text:p>
          </table:table-cell>
          <table:table-cell table:style-name="ce15" table:number-columns-repeated="2"/>
          <table:table-cell table:style-name="ce10" office:value-type="string" calcext:value-type="string">
            <text:p>Madrid</text:p>
          </table:table-cell>
          <table:table-cell table:style-name="ce10"/>
          <table:table-cell table:style-name="ce10" office:value-type="string" calcext:value-type="string">
            <text:p>Espagne</text:p>
          </table:table-cell>
          <table:table-cell table:style-name="ce10"/>
          <table:table-cell table:style-name="ce13" table:number-columns-repeated="4"/>
          <table:table-cell table:style-name="ce13" table:formula="of:=IF([.Q143]&lt;&gt;&quot;&quot;;[.Q143];IF([.M143]&lt;&gt;&quot;&quot;;[.M143];IF([.N143]&lt;&gt;&quot;&quot;;[.N143];IF([.R143]&lt;&gt;&quot;&quot;;[.R143];&quot;Non renseigné&quot;))))" office:value-type="string" office:string-value="Madrid" calcext:value-type="string">
            <text:p>Madrid</text:p>
          </table:table-cell>
          <table:table-cell table:style-name="ce23" table:formula="of:=IF([.S143]&lt;&gt;&quot;&quot;;[.S143];IF([.O143]=&quot;île de France&quot;;[.R143];IF([.O143]&lt;&gt;&quot;&quot;;[.O143];IF([.O143]=&quot;&quot;;&quot;&quot;))))" office:value-type="string" office:string-value="Espagne" calcext:value-type="string">
            <text:p>Espagne</text:p>
          </table:table-cell>
          <table:table-cell table:style-name="ce23" table:formula="of:=IF([.T143]&lt;&gt;&quot;&quot;;[.T143];IF([.P143]&lt;&gt;&quot;&quot;;[.P143];IF([.P143]=&quot;&quot;;&quot;&quot;)))">
            <text:p/>
          </table:table-cell>
          <table:table-cell table:style-name="ce25" office:value-type="string" calcext:value-type="string">
            <text:p>Tranquebar</text:p>
          </table:table-cell>
          <table:table-cell table:style-name="ce25" table:number-columns-repeated="2"/>
          <table:table-cell table:style-name="ce25" office:value-type="string" calcext:value-type="string">
            <text:p>Ind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143]&lt;&gt;&quot;&quot;;[.AC143];IF([.X143]&lt;&gt;&quot;&quot;;[.X143];IF([.Z143]&lt;&gt;&quot;&quot;;[.Z143];IF([.AD143]&lt;&gt;&quot;&quot;;[.AD143];&quot;Non renseigné&quot;))))" office:value-type="string" office:string-value="Tranquebar" calcext:value-type="string">
            <text:p>Tranquebar</text:p>
          </table:table-cell>
          <table:table-cell table:style-name="ce27" table:formula="of:=IF([.AD143]&lt;&gt;&quot;&quot;;[.AD143];&quot;&quot;)">
            <text:p/>
          </table:table-cell>
          <table:table-cell table:style-name="ce28" table:formula="of:=IF([.AE143]&lt;&gt;&quot;&quot;;[.AE143];IF([.AD143]&lt;&gt;&quot;&quot;;[.AD143];[.AA143]))" office:value-type="string" office:string-value="Inde" calcext:value-type="string">
            <text:p>Ind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43_P.jpg |image| \</text:p>
          </table:table-cell>
          <table:table-cell table:style-name="ce5" office:value-type="float" office:value="143" calcext:value-type="float">
            <text:p>143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43" calcext:value-type="float">
            <text:p>143</text:p>
          </table:table-cell>
          <table:table-cell table:style-name="ce9" office:value-type="string" calcext:value-type="string">
            <text:p>27</text:p>
          </table:table-cell>
          <table:table-cell table:style-name="ce9" office:value-type="string" calcext:value-type="string">
            <text:p>05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Louis Macary</text:p>
          </table:table-cell>
          <table:table-cell table:style-name="ce15" office:value-type="string" calcext:value-type="string">
            <text:p>Macary</text:p>
          </table:table-cell>
          <table:table-cell table:style-name="ce15" office:value-type="string" calcext:value-type="string">
            <text:p>Louis</text:p>
          </table:table-cell>
          <table:table-cell table:style-name="ce15" table:number-columns-repeated="2"/>
          <table:table-cell table:style-name="ce10" office:value-type="string" calcext:value-type="string">
            <text:p>Salies</text:p>
          </table:table-cell>
          <table:table-cell table:style-name="ce10"/>
          <table:table-cell table:style-name="ce10" office:value-type="string" calcext:value-type="string">
            <text:p>Basses-Pyrénées</text:p>
          </table:table-cell>
          <table:table-cell table:style-name="ce10" office:value-type="string" calcext:value-type="string">
            <text:p>France</text:p>
          </table:table-cell>
          <table:table-cell table:style-name="ce13" office:value-type="string" calcext:value-type="string">
            <text:p>Salies-de-Béarn</text:p>
          </table:table-cell>
          <table:table-cell table:style-name="ce13"/>
          <table:table-cell table:style-name="ce13" office:value-type="string" calcext:value-type="string">
            <text:p>Pyrénées-Atlantiques</text:p>
          </table:table-cell>
          <table:table-cell table:style-name="ce13" office:value-type="string" calcext:value-type="string">
            <text:p>France</text:p>
          </table:table-cell>
          <table:table-cell table:style-name="ce13" table:formula="of:=IF([.Q144]&lt;&gt;&quot;&quot;;[.Q144];IF([.M144]&lt;&gt;&quot;&quot;;[.M144];IF([.N144]&lt;&gt;&quot;&quot;;[.N144];IF([.R144]&lt;&gt;&quot;&quot;;[.R144];&quot;Non renseigné&quot;))))" office:value-type="string" office:string-value="Salies-de-Béarn" calcext:value-type="string">
            <text:p>Salies-de-Béarn</text:p>
          </table:table-cell>
          <table:table-cell table:style-name="ce23" table:formula="of:=IF([.S144]&lt;&gt;&quot;&quot;;[.S144];IF([.O144]=&quot;île de France&quot;;[.R144];IF([.O144]&lt;&gt;&quot;&quot;;[.O144];IF([.O144]=&quot;&quot;;&quot;&quot;))))" office:value-type="string" office:string-value="Pyrénées-Atlantiques" calcext:value-type="string">
            <text:p>Pyrénées-Atlantiques</text:p>
          </table:table-cell>
          <table:table-cell table:style-name="ce23" table:formula="of:=IF([.T144]&lt;&gt;&quot;&quot;;[.T144];IF([.P144]&lt;&gt;&quot;&quot;;[.P144];IF([.P144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Hambourg</text:p>
          </table:table-cell>
          <table:table-cell table:style-name="ce25" table:number-columns-repeated="2"/>
          <table:table-cell table:style-name="ce25" office:value-type="string" calcext:value-type="string">
            <text:p>Allemagn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144]&lt;&gt;&quot;&quot;;[.AC144];IF([.X144]&lt;&gt;&quot;&quot;;[.X144];IF([.Z144]&lt;&gt;&quot;&quot;;[.Z144];IF([.AD144]&lt;&gt;&quot;&quot;;[.AD144];&quot;Non renseigné&quot;))))" office:value-type="string" office:string-value="Hambourg" calcext:value-type="string">
            <text:p>Hambourg</text:p>
          </table:table-cell>
          <table:table-cell table:style-name="ce27" table:formula="of:=IF([.AD144]&lt;&gt;&quot;&quot;;[.AD144];&quot;&quot;)">
            <text:p/>
          </table:table-cell>
          <table:table-cell table:style-name="ce28" table:formula="of:=IF([.AE144]&lt;&gt;&quot;&quot;;[.AE144];IF([.AD144]&lt;&gt;&quot;&quot;;[.AD144];[.AA144]))" office:value-type="string" office:string-value="Allemagne" calcext:value-type="string">
            <text:p>Allemagn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44_P.jpg |image| \</text:p>
          </table:table-cell>
          <table:table-cell table:style-name="ce5" office:value-type="float" office:value="144" calcext:value-type="float">
            <text:p>144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44" calcext:value-type="float">
            <text:p>144</text:p>
          </table:table-cell>
          <table:table-cell table:style-name="ce9" office:value-type="string" calcext:value-type="string">
            <text:p>28</text:p>
          </table:table-cell>
          <table:table-cell table:style-name="ce9" office:value-type="string" calcext:value-type="string">
            <text:p>05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ean Bentejac</text:p>
          </table:table-cell>
          <table:table-cell table:style-name="ce15" office:value-type="string" calcext:value-type="string">
            <text:p>Bentejac</text:p>
          </table:table-cell>
          <table:table-cell table:style-name="ce15" office:value-type="string" calcext:value-type="string">
            <text:p>Jean</text:p>
          </table:table-cell>
          <table:table-cell table:style-name="ce15" table:number-columns-repeated="2"/>
          <table:table-cell table:style-name="ce13" office:value-type="string" calcext:value-type="string">
            <text:p>La Réole</text:p>
          </table:table-cell>
          <table:table-cell table:style-name="ce13"/>
          <table:table-cell table:style-name="ce13" office:value-type="string" calcext:value-type="string">
            <text:p>Gironde</text:p>
          </table:table-cell>
          <table:table-cell table:style-name="ce13"/>
          <table:table-cell table:style-name="ce13" office:value-type="string" calcext:value-type="string">
            <text:p>France</text:p>
          </table:table-cell>
          <table:table-cell table:style-name="ce13" table:number-columns-repeated="3"/>
          <table:table-cell table:style-name="ce13" table:formula="of:=IF([.Q145]&lt;&gt;&quot;&quot;;[.Q145];IF([.M145]&lt;&gt;&quot;&quot;;[.M145];IF([.N145]&lt;&gt;&quot;&quot;;[.N145];IF([.R145]&lt;&gt;&quot;&quot;;[.R145];&quot;Non renseigné&quot;))))" office:value-type="string" office:string-value="France" calcext:value-type="string">
            <text:p>France</text:p>
          </table:table-cell>
          <table:table-cell table:style-name="ce23" table:formula="of:=IF([.S145]&lt;&gt;&quot;&quot;;[.S145];IF([.O145]=&quot;île de France&quot;;[.R145];IF([.O145]&lt;&gt;&quot;&quot;;[.O145];IF([.O145]=&quot;&quot;;&quot;&quot;))))" office:value-type="string" office:string-value="Gironde" calcext:value-type="string">
            <text:p>Gironde</text:p>
          </table:table-cell>
          <table:table-cell table:style-name="ce23" table:formula="of:=IF([.T145]&lt;&gt;&quot;&quot;;[.T145];IF([.P145]&lt;&gt;&quot;&quot;;[.P145];IF([.P145]=&quot;&quot;;&quot;&quot;)))">
            <text:p/>
          </table:table-cell>
          <table:table-cell table:style-name="ce25" table:number-columns-repeated="2"/>
          <table:table-cell table:style-name="ce25" office:value-type="string" calcext:value-type="string">
            <text:p>Saint-Domingue</text:p>
          </table:table-cell>
          <table:table-cell table:style-name="ce25" table:number-columns-repeated="3"/>
          <table:table-cell table:style-name="ce25" office:value-type="string" calcext:value-type="string">
            <text:p>Haïti</text:p>
          </table:table-cell>
          <table:table-cell table:style-name="ce25"/>
          <table:table-cell table:style-name="ce27" table:formula="of:=IF([.AC145]&lt;&gt;&quot;&quot;;[.AC145];IF([.X145]&lt;&gt;&quot;&quot;;[.X145];IF([.Z145]&lt;&gt;&quot;&quot;;[.Z145];IF([.AD145]&lt;&gt;&quot;&quot;;[.AD145];&quot;Non renseigné&quot;))))" office:value-type="string" office:string-value="Saint-Domingue" calcext:value-type="string">
            <text:p>Saint-Domingue</text:p>
          </table:table-cell>
          <table:table-cell table:style-name="ce27" table:formula="of:=IF([.AD145]&lt;&gt;&quot;&quot;;[.AD145];&quot;&quot;)" office:value-type="string" office:string-value="Haïti" calcext:value-type="string">
            <text:p>Haïti</text:p>
          </table:table-cell>
          <table:table-cell table:style-name="ce28" table:formula="of:=IF([.AE145]&lt;&gt;&quot;&quot;;[.AE145];IF([.AD145]&lt;&gt;&quot;&quot;;[.AD145];[.AA145]))" office:value-type="string" office:string-value="Haïti" calcext:value-type="string">
            <text:p>Haïti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45_P.jpg |image| \</text:p>
          </table:table-cell>
          <table:table-cell table:style-name="ce5" office:value-type="float" office:value="145" calcext:value-type="float">
            <text:p>145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45" calcext:value-type="float">
            <text:p>145</text:p>
          </table:table-cell>
          <table:table-cell table:style-name="ce9" office:value-type="string" calcext:value-type="string">
            <text:p>28</text:p>
          </table:table-cell>
          <table:table-cell table:style-name="ce9" office:value-type="string" calcext:value-type="string">
            <text:p>05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ean Herbault</text:p>
          </table:table-cell>
          <table:table-cell table:style-name="ce15" office:value-type="string" calcext:value-type="string">
            <text:p>Herbault</text:p>
          </table:table-cell>
          <table:table-cell table:style-name="ce15" office:value-type="string" calcext:value-type="string">
            <text:p>Jean</text:p>
          </table:table-cell>
          <table:table-cell table:style-name="ce15" table:number-columns-repeated="2"/>
          <table:table-cell table:style-name="ce10" office:value-type="string" calcext:value-type="string">
            <text:p>Bordeaux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146]&lt;&gt;&quot;&quot;;[.Q146];IF([.M146]&lt;&gt;&quot;&quot;;[.M146];IF([.N146]&lt;&gt;&quot;&quot;;[.N146];IF([.R146]&lt;&gt;&quot;&quot;;[.R146];&quot;Non renseigné&quot;))))" office:value-type="string" office:string-value="Bordeaux" calcext:value-type="string">
            <text:p>Bordeaux</text:p>
          </table:table-cell>
          <table:table-cell table:style-name="ce23" table:formula="of:=IF([.S146]&lt;&gt;&quot;&quot;;[.S146];IF([.O146]=&quot;île de France&quot;;[.R146];IF([.O146]&lt;&gt;&quot;&quot;;[.O146];IF([.O146]=&quot;&quot;;&quot;&quot;))))" office:value-type="string" office:string-value="Gironde" calcext:value-type="string">
            <text:p>Gironde</text:p>
          </table:table-cell>
          <table:table-cell table:style-name="ce23" table:formula="of:=IF([.T146]&lt;&gt;&quot;&quot;;[.T146];IF([.P146]&lt;&gt;&quot;&quot;;[.P146];IF([.P146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Santander</text:p>
          </table:table-cell>
          <table:table-cell table:style-name="ce25" table:number-columns-repeated="2"/>
          <table:table-cell table:style-name="ce25" office:value-type="string" calcext:value-type="string">
            <text:p>Espagn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146]&lt;&gt;&quot;&quot;;[.AC146];IF([.X146]&lt;&gt;&quot;&quot;;[.X146];IF([.Z146]&lt;&gt;&quot;&quot;;[.Z146];IF([.AD146]&lt;&gt;&quot;&quot;;[.AD146];&quot;Non renseigné&quot;))))" office:value-type="string" office:string-value="Santander" calcext:value-type="string">
            <text:p>Santander</text:p>
          </table:table-cell>
          <table:table-cell table:style-name="ce27" table:formula="of:=IF([.AD146]&lt;&gt;&quot;&quot;;[.AD146];&quot;&quot;)">
            <text:p/>
          </table:table-cell>
          <table:table-cell table:style-name="ce28" table:formula="of:=IF([.AE146]&lt;&gt;&quot;&quot;;[.AE146];IF([.AD146]&lt;&gt;&quot;&quot;;[.AD146];[.AA146]))" office:value-type="string" office:string-value="Espagne" calcext:value-type="string">
            <text:p>Espagn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46_P.jpg |image| \</text:p>
          </table:table-cell>
          <table:table-cell table:style-name="ce5" office:value-type="float" office:value="146" calcext:value-type="float">
            <text:p>146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46" calcext:value-type="float">
            <text:p>146</text:p>
          </table:table-cell>
          <table:table-cell table:style-name="ce9" office:value-type="string" calcext:value-type="string">
            <text:p>28</text:p>
          </table:table-cell>
          <table:table-cell table:style-name="ce9" office:value-type="string" calcext:value-type="string">
            <text:p>05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Louise Laurence Duverger</text:p>
          </table:table-cell>
          <table:table-cell table:style-name="ce15" office:value-type="string" calcext:value-type="string">
            <text:p>Duverger</text:p>
          </table:table-cell>
          <table:table-cell table:style-name="ce15" office:value-type="string" calcext:value-type="string">
            <text:p>Louise</text:p>
          </table:table-cell>
          <table:table-cell table:style-name="ce15" office:value-type="string" calcext:value-type="string">
            <text:p>Laurence</text:p>
          </table:table-cell>
          <table:table-cell table:style-name="ce15"/>
          <table:table-cell table:style-name="ce10"/>
          <table:table-cell table:style-name="ce10" office:value-type="string" calcext:value-type="string">
            <text:p>Saint-Domingue</text:p>
          </table:table-cell>
          <table:table-cell table:style-name="ce10"/>
          <table:table-cell table:style-name="ce10" office:value-type="string" calcext:value-type="string">
            <text:p>France</text:p>
          </table:table-cell>
          <table:table-cell table:style-name="ce13" table:number-columns-repeated="3"/>
          <table:table-cell table:style-name="ce13" office:value-type="string" calcext:value-type="string">
            <text:p>Haïti</text:p>
          </table:table-cell>
          <table:table-cell table:style-name="ce13" table:formula="of:=IF([.Q147]&lt;&gt;&quot;&quot;;[.Q147];IF([.M147]&lt;&gt;&quot;&quot;;[.M147];IF([.N147]&lt;&gt;&quot;&quot;;[.N147];IF([.R147]&lt;&gt;&quot;&quot;;[.R147];&quot;Non renseigné&quot;))))" office:value-type="string" office:string-value="Saint-Domingue" calcext:value-type="string">
            <text:p>Saint-Domingue</text:p>
          </table:table-cell>
          <table:table-cell table:style-name="ce23" table:formula="of:=IF([.S147]&lt;&gt;&quot;&quot;;[.S147];IF([.O147]=&quot;île de France&quot;;[.R147];IF([.O147]&lt;&gt;&quot;&quot;;[.O147];IF([.O147]=&quot;&quot;;&quot;&quot;))))">
            <text:p/>
          </table:table-cell>
          <table:table-cell table:style-name="ce23" table:formula="of:=IF([.T147]&lt;&gt;&quot;&quot;;[.T147];IF([.P147]&lt;&gt;&quot;&quot;;[.P147];IF([.P147]=&quot;&quot;;&quot;&quot;)))" office:value-type="string" office:string-value="Haïti" calcext:value-type="string">
            <text:p>Haïti</text:p>
          </table:table-cell>
          <table:table-cell table:style-name="ce25" table:number-columns-repeated="2"/>
          <table:table-cell table:style-name="ce25" office:value-type="string" calcext:value-type="string">
            <text:p>Saint-Domingue</text:p>
          </table:table-cell>
          <table:table-cell table:style-name="ce25" table:number-columns-repeated="3"/>
          <table:table-cell table:style-name="ce25" office:value-type="string" calcext:value-type="string">
            <text:p>Haïti</text:p>
          </table:table-cell>
          <table:table-cell table:style-name="ce25"/>
          <table:table-cell table:style-name="ce27" table:formula="of:=IF([.AC147]&lt;&gt;&quot;&quot;;[.AC147];IF([.X147]&lt;&gt;&quot;&quot;;[.X147];IF([.Z147]&lt;&gt;&quot;&quot;;[.Z147];IF([.AD147]&lt;&gt;&quot;&quot;;[.AD147];&quot;Non renseigné&quot;))))" office:value-type="string" office:string-value="Saint-Domingue" calcext:value-type="string">
            <text:p>Saint-Domingue</text:p>
          </table:table-cell>
          <table:table-cell table:style-name="ce27" table:formula="of:=IF([.AD147]&lt;&gt;&quot;&quot;;[.AD147];&quot;&quot;)" office:value-type="string" office:string-value="Haïti" calcext:value-type="string">
            <text:p>Haïti</text:p>
          </table:table-cell>
          <table:table-cell table:style-name="ce28" table:formula="of:=IF([.AE147]&lt;&gt;&quot;&quot;;[.AE147];IF([.AD147]&lt;&gt;&quot;&quot;;[.AD147];[.AA147]))" office:value-type="string" office:string-value="Haïti" calcext:value-type="string">
            <text:p>Haïti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47_P.jpg |image| \</text:p>
          </table:table-cell>
          <table:table-cell table:style-name="ce5" office:value-type="float" office:value="147" calcext:value-type="float">
            <text:p>147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47" calcext:value-type="float">
            <text:p>147</text:p>
          </table:table-cell>
          <table:table-cell table:style-name="ce9" office:value-type="string" calcext:value-type="string">
            <text:p>28</text:p>
          </table:table-cell>
          <table:table-cell table:style-name="ce9" office:value-type="string" calcext:value-type="string">
            <text:p>05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acquelin Dulfe</text:p>
          </table:table-cell>
          <table:table-cell table:style-name="ce15" office:value-type="string" calcext:value-type="string">
            <text:p>Dulfe</text:p>
          </table:table-cell>
          <table:table-cell table:style-name="ce15" office:value-type="string" calcext:value-type="string">
            <text:p>Jacquelin</text:p>
          </table:table-cell>
          <table:table-cell table:style-name="ce15" table:number-columns-repeated="2"/>
          <table:table-cell table:style-name="ce10" office:value-type="string" calcext:value-type="string">
            <text:p>Paris</text:p>
          </table:table-cell>
          <table:table-cell table:style-name="ce10"/>
          <table:table-cell table:style-name="ce10" office:value-type="string" calcext:value-type="string">
            <text:p>Seine</text:p>
          </table:table-cell>
          <table:table-cell table:style-name="ce10" office:value-type="string" calcext:value-type="string">
            <text:p>France</text:p>
          </table:table-cell>
          <table:table-cell table:style-name="ce13" office:value-type="string" calcext:value-type="string">
            <text:p>Paris</text:p>
          </table:table-cell>
          <table:table-cell table:style-name="ce13"/>
          <table:table-cell table:style-name="ce13" office:value-type="string" calcext:value-type="string">
            <text:p>Paris</text:p>
          </table:table-cell>
          <table:table-cell table:style-name="ce13" office:value-type="string" calcext:value-type="string">
            <text:p>France</text:p>
          </table:table-cell>
          <table:table-cell table:style-name="ce13" table:formula="of:=IF([.Q148]&lt;&gt;&quot;&quot;;[.Q148];IF([.M148]&lt;&gt;&quot;&quot;;[.M148];IF([.N148]&lt;&gt;&quot;&quot;;[.N148];IF([.R148]&lt;&gt;&quot;&quot;;[.R148];&quot;Non renseigné&quot;))))" office:value-type="string" office:string-value="Paris" calcext:value-type="string">
            <text:p>Paris</text:p>
          </table:table-cell>
          <table:table-cell table:style-name="ce23" table:formula="of:=IF([.S148]&lt;&gt;&quot;&quot;;[.S148];IF([.O148]=&quot;île de France&quot;;[.R148];IF([.O148]&lt;&gt;&quot;&quot;;[.O148];IF([.O148]=&quot;&quot;;&quot;&quot;))))" office:value-type="string" office:string-value="Paris" calcext:value-type="string">
            <text:p>Paris</text:p>
          </table:table-cell>
          <table:table-cell table:style-name="ce23" table:formula="of:=IF([.T148]&lt;&gt;&quot;&quot;;[.T148];IF([.P148]&lt;&gt;&quot;&quot;;[.P148];IF([.P148]=&quot;&quot;;&quot;&quot;)))" office:value-type="string" office:string-value="France" calcext:value-type="string">
            <text:p>France</text:p>
          </table:table-cell>
          <table:table-cell table:style-name="ce25" table:number-columns-repeated="2"/>
          <table:table-cell table:style-name="ce25" office:value-type="string" calcext:value-type="string">
            <text:p>Saint-Domingue</text:p>
          </table:table-cell>
          <table:table-cell table:style-name="ce25" table:number-columns-repeated="2"/>
          <table:table-cell/>
          <table:table-cell table:style-name="ce25" office:value-type="string" calcext:value-type="string">
            <text:p><text:s/></text:p>
          </table:table-cell>
          <table:table-cell table:style-name="ce25"/>
          <table:table-cell table:style-name="ce27" table:formula="of:=IF([.AC148]&lt;&gt;&quot;&quot;;[.AC148];IF([.X148]&lt;&gt;&quot;&quot;;[.X148];IF([.Z148]&lt;&gt;&quot;&quot;;[.Z148];IF([.AD148]&lt;&gt;&quot;&quot;;[.AD148];&quot;Non renseigné&quot;))))" office:value-type="string" office:string-value="Saint-Domingue" calcext:value-type="string">
            <text:p>Saint-Domingue</text:p>
          </table:table-cell>
          <table:table-cell table:style-name="ce27" table:formula="of:=IF([.AD148]&lt;&gt;&quot;&quot;;[.AD148];&quot;&quot;)" office:value-type="string" office:string-value=" " calcext:value-type="string">
            <text:p><text:s/></text:p>
          </table:table-cell>
          <table:table-cell table:style-name="ce28" table:formula="of:=IF([.AE148]&lt;&gt;&quot;&quot;;[.AE148];IF([.AD148]&lt;&gt;&quot;&quot;;[.AD148];[.AA148]))" office:value-type="string" office:string-value=" " calcext:value-type="string">
            <text:p><text:s/>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48_P.jpg |image| \</text:p>
          </table:table-cell>
          <table:table-cell table:style-name="ce5" office:value-type="float" office:value="148" calcext:value-type="float">
            <text:p>148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48" calcext:value-type="float">
            <text:p>148</text:p>
          </table:table-cell>
          <table:table-cell table:style-name="ce9" office:value-type="string" calcext:value-type="string">
            <text:p>28</text:p>
          </table:table-cell>
          <table:table-cell table:style-name="ce9" office:value-type="string" calcext:value-type="string">
            <text:p>05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Pierre Berger</text:p>
          </table:table-cell>
          <table:table-cell table:style-name="ce15" office:value-type="string" calcext:value-type="string">
            <text:p>Berger</text:p>
          </table:table-cell>
          <table:table-cell table:style-name="ce15" office:value-type="string" calcext:value-type="string">
            <text:p>Pierre</text:p>
          </table:table-cell>
          <table:table-cell table:style-name="ce15" table:number-columns-repeated="2"/>
          <table:table-cell table:style-name="ce10" office:value-type="string" calcext:value-type="string">
            <text:p>Oloron</text:p>
          </table:table-cell>
          <table:table-cell table:style-name="ce10"/>
          <table:table-cell table:style-name="ce10" office:value-type="string" calcext:value-type="string">
            <text:p>Basses-Pyrénées</text:p>
          </table:table-cell>
          <table:table-cell table:style-name="ce10" office:value-type="string" calcext:value-type="string">
            <text:p>France</text:p>
          </table:table-cell>
          <table:table-cell table:style-name="ce13" office:value-type="string" calcext:value-type="string">
            <text:p>Oloron-Sainte-Marie</text:p>
          </table:table-cell>
          <table:table-cell table:style-name="ce13"/>
          <table:table-cell table:style-name="ce13" office:value-type="string" calcext:value-type="string">
            <text:p>Pyrénées-Atlantiques</text:p>
          </table:table-cell>
          <table:table-cell table:style-name="ce13" office:value-type="string" calcext:value-type="string">
            <text:p>France</text:p>
          </table:table-cell>
          <table:table-cell table:style-name="ce13" table:formula="of:=IF([.Q149]&lt;&gt;&quot;&quot;;[.Q149];IF([.M149]&lt;&gt;&quot;&quot;;[.M149];IF([.N149]&lt;&gt;&quot;&quot;;[.N149];IF([.R149]&lt;&gt;&quot;&quot;;[.R149];&quot;Non renseigné&quot;))))" office:value-type="string" office:string-value="Oloron-Sainte-Marie" calcext:value-type="string">
            <text:p>Oloron-Sainte-Marie</text:p>
          </table:table-cell>
          <table:table-cell table:style-name="ce23" table:formula="of:=IF([.S149]&lt;&gt;&quot;&quot;;[.S149];IF([.O149]=&quot;île de France&quot;;[.R149];IF([.O149]&lt;&gt;&quot;&quot;;[.O149];IF([.O149]=&quot;&quot;;&quot;&quot;))))" office:value-type="string" office:string-value="Pyrénées-Atlantiques" calcext:value-type="string">
            <text:p>Pyrénées-Atlantiques</text:p>
          </table:table-cell>
          <table:table-cell table:style-name="ce23" table:formula="of:=IF([.T149]&lt;&gt;&quot;&quot;;[.T149];IF([.P149]&lt;&gt;&quot;&quot;;[.P149];IF([.P149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Pampelune</text:p>
          </table:table-cell>
          <table:table-cell table:style-name="ce25" table:number-columns-repeated="2"/>
          <table:table-cell table:style-name="ce25" office:value-type="string" calcext:value-type="string">
            <text:p>Espagn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149]&lt;&gt;&quot;&quot;;[.AC149];IF([.X149]&lt;&gt;&quot;&quot;;[.X149];IF([.Z149]&lt;&gt;&quot;&quot;;[.Z149];IF([.AD149]&lt;&gt;&quot;&quot;;[.AD149];&quot;Non renseigné&quot;))))" office:value-type="string" office:string-value="Pampelune" calcext:value-type="string">
            <text:p>Pampelune</text:p>
          </table:table-cell>
          <table:table-cell table:style-name="ce27" table:formula="of:=IF([.AD149]&lt;&gt;&quot;&quot;;[.AD149];&quot;&quot;)">
            <text:p/>
          </table:table-cell>
          <table:table-cell table:style-name="ce28" table:formula="of:=IF([.AE149]&lt;&gt;&quot;&quot;;[.AE149];IF([.AD149]&lt;&gt;&quot;&quot;;[.AD149];[.AA149]))" office:value-type="string" office:string-value="Espagne" calcext:value-type="string">
            <text:p>Espagn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49_P.jpg |image| \</text:p>
          </table:table-cell>
          <table:table-cell table:style-name="ce5" office:value-type="float" office:value="149" calcext:value-type="float">
            <text:p>149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49" calcext:value-type="float">
            <text:p>149</text:p>
          </table:table-cell>
          <table:table-cell table:style-name="ce9" office:value-type="string" calcext:value-type="string">
            <text:p>29</text:p>
          </table:table-cell>
          <table:table-cell table:style-name="ce9" office:value-type="string" calcext:value-type="string">
            <text:p>05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oseph Delrieu</text:p>
          </table:table-cell>
          <table:table-cell table:style-name="ce15" office:value-type="string" calcext:value-type="string">
            <text:p>Delrieu</text:p>
          </table:table-cell>
          <table:table-cell table:style-name="ce15" office:value-type="string" calcext:value-type="string">
            <text:p>Joseph</text:p>
          </table:table-cell>
          <table:table-cell table:style-name="ce15" table:number-columns-repeated="2"/>
          <table:table-cell table:style-name="ce10" office:value-type="string" calcext:value-type="string">
            <text:p>Saint-Domingue</text:p>
          </table:table-cell>
          <table:table-cell table:style-name="ce10" table:number-columns-repeated="2"/>
          <table:table-cell table:style-name="ce10" office:value-type="string" calcext:value-type="string">
            <text:p>France</text:p>
          </table:table-cell>
          <table:table-cell table:style-name="ce13" table:number-columns-repeated="3"/>
          <table:table-cell table:style-name="ce13" office:value-type="string" calcext:value-type="string">
            <text:p>Haïti</text:p>
          </table:table-cell>
          <table:table-cell table:style-name="ce13" table:formula="of:=IF([.Q150]&lt;&gt;&quot;&quot;;[.Q150];IF([.M150]&lt;&gt;&quot;&quot;;[.M150];IF([.N150]&lt;&gt;&quot;&quot;;[.N150];IF([.R150]&lt;&gt;&quot;&quot;;[.R150];&quot;Non renseigné&quot;))))" office:value-type="string" office:string-value="Saint-Domingue" calcext:value-type="string">
            <text:p>Saint-Domingue</text:p>
          </table:table-cell>
          <table:table-cell table:style-name="ce23" table:formula="of:=IF([.S150]&lt;&gt;&quot;&quot;;[.S150];IF([.O150]=&quot;île de France&quot;;[.R150];IF([.O150]&lt;&gt;&quot;&quot;;[.O150];IF([.O150]=&quot;&quot;;&quot;&quot;))))">
            <text:p/>
          </table:table-cell>
          <table:table-cell table:style-name="ce23" table:formula="of:=IF([.T150]&lt;&gt;&quot;&quot;;[.T150];IF([.P150]&lt;&gt;&quot;&quot;;[.P150];IF([.P150]=&quot;&quot;;&quot;&quot;)))" office:value-type="string" office:string-value="Haïti" calcext:value-type="string">
            <text:p>Haïti</text:p>
          </table:table-cell>
          <table:table-cell table:style-name="ce25" office:value-type="string" calcext:value-type="string">
            <text:p>Jérémie</text:p>
          </table:table-cell>
          <table:table-cell table:style-name="ce25"/>
          <table:table-cell table:style-name="ce25" office:value-type="string" calcext:value-type="string">
            <text:p>Saint-Domingue</text:p>
          </table:table-cell>
          <table:table-cell table:style-name="ce25" office:value-type="string" calcext:value-type="string">
            <text:p>France</text:p>
          </table:table-cell>
          <table:table-cell table:style-name="ce25"/>
          <table:table-cell table:style-name="ce25" office:value-type="string" calcext:value-type="string">
            <text:p><text:s/>Jérémie </text:p>
          </table:table-cell>
          <table:table-cell table:style-name="ce25" office:value-type="string" calcext:value-type="string">
            <text:p>Haïti</text:p>
          </table:table-cell>
          <table:table-cell table:style-name="ce25"/>
          <table:table-cell table:style-name="ce27" table:formula="of:=IF([.AC150]&lt;&gt;&quot;&quot;;[.AC150];IF([.X150]&lt;&gt;&quot;&quot;;[.X150];IF([.Z150]&lt;&gt;&quot;&quot;;[.Z150];IF([.AD150]&lt;&gt;&quot;&quot;;[.AD150];&quot;Non renseigné&quot;))))" office:value-type="string" office:string-value=" Jérémie " calcext:value-type="string">
            <text:p><text:s/>Jérémie </text:p>
          </table:table-cell>
          <table:table-cell table:style-name="ce27" table:formula="of:=IF([.AD150]&lt;&gt;&quot;&quot;;[.AD150];&quot;&quot;)" office:value-type="string" office:string-value="Haïti" calcext:value-type="string">
            <text:p>Haïti</text:p>
          </table:table-cell>
          <table:table-cell table:style-name="ce28" table:formula="of:=IF([.AE150]&lt;&gt;&quot;&quot;;[.AE150];IF([.AD150]&lt;&gt;&quot;&quot;;[.AD150];[.AA150]))" office:value-type="string" office:string-value="Haïti" calcext:value-type="string">
            <text:p>Haïti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50_P.jpg |image| \</text:p>
          </table:table-cell>
          <table:table-cell table:style-name="ce5" office:value-type="float" office:value="150" calcext:value-type="float">
            <text:p>150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50" calcext:value-type="float">
            <text:p>150</text:p>
          </table:table-cell>
          <table:table-cell table:style-name="ce9" office:value-type="string" calcext:value-type="string">
            <text:p>29</text:p>
          </table:table-cell>
          <table:table-cell table:style-name="ce9" office:value-type="string" calcext:value-type="string">
            <text:p>05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Antoine Villechaise</text:p>
          </table:table-cell>
          <table:table-cell table:style-name="ce15" office:value-type="string" calcext:value-type="string">
            <text:p>Villechaise</text:p>
          </table:table-cell>
          <table:table-cell table:style-name="ce15" office:value-type="string" calcext:value-type="string">
            <text:p>Antoine</text:p>
          </table:table-cell>
          <table:table-cell table:style-name="ce15" table:number-columns-repeated="2"/>
          <table:table-cell table:style-name="ce10" office:value-type="string" calcext:value-type="string">
            <text:p>Saint-Jean-d'Angély</text:p>
          </table:table-cell>
          <table:table-cell table:style-name="ce10"/>
          <table:table-cell table:style-name="ce10" office:value-type="string" calcext:value-type="string">
            <text:p>Charente-Inférieure</text:p>
          </table:table-cell>
          <table:table-cell table:style-name="ce10" office:value-type="string" calcext:value-type="string">
            <text:p>France</text:p>
          </table:table-cell>
          <table:table-cell table:style-name="ce13" office:value-type="string" calcext:value-type="string">
            <text:p>Saint-Jean-d'Angély</text:p>
          </table:table-cell>
          <table:table-cell table:style-name="ce13"/>
          <table:table-cell table:style-name="ce13" office:value-type="string" calcext:value-type="string">
            <text:p>Charente-Maritime</text:p>
          </table:table-cell>
          <table:table-cell table:style-name="ce13" office:value-type="string" calcext:value-type="string">
            <text:p>France</text:p>
          </table:table-cell>
          <table:table-cell table:style-name="ce13" table:formula="of:=IF([.Q151]&lt;&gt;&quot;&quot;;[.Q151];IF([.M151]&lt;&gt;&quot;&quot;;[.M151];IF([.N151]&lt;&gt;&quot;&quot;;[.N151];IF([.R151]&lt;&gt;&quot;&quot;;[.R151];&quot;Non renseigné&quot;))))" office:value-type="string" office:string-value="Saint-Jean-d'Angély" calcext:value-type="string">
            <text:p>Saint-Jean-d'Angély</text:p>
          </table:table-cell>
          <table:table-cell table:style-name="ce23" table:formula="of:=IF([.S151]&lt;&gt;&quot;&quot;;[.S151];IF([.O151]=&quot;île de France&quot;;[.R151];IF([.O151]&lt;&gt;&quot;&quot;;[.O151];IF([.O151]=&quot;&quot;;&quot;&quot;))))" office:value-type="string" office:string-value="Charente-Maritime" calcext:value-type="string">
            <text:p>Charente-Maritime</text:p>
          </table:table-cell>
          <table:table-cell table:style-name="ce23" table:formula="of:=IF([.T151]&lt;&gt;&quot;&quot;;[.T151];IF([.P151]&lt;&gt;&quot;&quot;;[.P151];IF([.P151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LaCorogne</text:p>
          </table:table-cell>
          <table:table-cell table:style-name="ce25" table:number-columns-repeated="2"/>
          <table:table-cell table:style-name="ce25" office:value-type="string" calcext:value-type="string">
            <text:p>Espagn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151]&lt;&gt;&quot;&quot;;[.AC151];IF([.X151]&lt;&gt;&quot;&quot;;[.X151];IF([.Z151]&lt;&gt;&quot;&quot;;[.Z151];IF([.AD151]&lt;&gt;&quot;&quot;;[.AD151];&quot;Non renseigné&quot;))))" office:value-type="string" office:string-value="LaCorogne" calcext:value-type="string">
            <text:p>LaCorogne</text:p>
          </table:table-cell>
          <table:table-cell table:style-name="ce27" table:formula="of:=IF([.AD151]&lt;&gt;&quot;&quot;;[.AD151];&quot;&quot;)">
            <text:p/>
          </table:table-cell>
          <table:table-cell table:style-name="ce28" table:formula="of:=IF([.AE151]&lt;&gt;&quot;&quot;;[.AE151];IF([.AD151]&lt;&gt;&quot;&quot;;[.AD151];[.AA151]))" office:value-type="string" office:string-value="Espagne" calcext:value-type="string">
            <text:p>Espagn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51_P.jpg |image| \</text:p>
          </table:table-cell>
          <table:table-cell table:style-name="ce5" office:value-type="float" office:value="151" calcext:value-type="float">
            <text:p>151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51" calcext:value-type="float">
            <text:p>151</text:p>
          </table:table-cell>
          <table:table-cell table:style-name="ce9" office:value-type="string" calcext:value-type="string">
            <text:p>29</text:p>
          </table:table-cell>
          <table:table-cell table:style-name="ce9" office:value-type="string" calcext:value-type="string">
            <text:p>05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René Nicolas Durecu</text:p>
          </table:table-cell>
          <table:table-cell table:style-name="ce15" office:value-type="string" calcext:value-type="string">
            <text:p>Durecu</text:p>
          </table:table-cell>
          <table:table-cell table:style-name="ce15" office:value-type="string" calcext:value-type="string">
            <text:p>René</text:p>
          </table:table-cell>
          <table:table-cell table:style-name="ce15" office:value-type="string" calcext:value-type="string">
            <text:p>Nicolas</text:p>
          </table:table-cell>
          <table:table-cell table:style-name="ce15"/>
          <table:table-cell table:style-name="ce10" office:value-type="string" calcext:value-type="string">
            <text:p>Vaux</text:p>
          </table:table-cell>
          <table:table-cell table:style-name="ce10"/>
          <table:table-cell table:style-name="ce10" office:value-type="string" calcext:value-type="string">
            <text:p>Seine-et-Marn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152]&lt;&gt;&quot;&quot;;[.Q152];IF([.M152]&lt;&gt;&quot;&quot;;[.M152];IF([.N152]&lt;&gt;&quot;&quot;;[.N152];IF([.R152]&lt;&gt;&quot;&quot;;[.R152];&quot;Non renseigné&quot;))))" office:value-type="string" office:string-value="Vaux" calcext:value-type="string">
            <text:p>Vaux</text:p>
          </table:table-cell>
          <table:table-cell table:style-name="ce23" table:formula="of:=IF([.S152]&lt;&gt;&quot;&quot;;[.S152];IF([.O152]=&quot;île de France&quot;;[.R152];IF([.O152]&lt;&gt;&quot;&quot;;[.O152];IF([.O152]=&quot;&quot;;&quot;&quot;))))" office:value-type="string" office:string-value="Seine-et-Marne" calcext:value-type="string">
            <text:p>Seine-et-Marne</text:p>
          </table:table-cell>
          <table:table-cell table:style-name="ce23" table:formula="of:=IF([.T152]&lt;&gt;&quot;&quot;;[.T152];IF([.P152]&lt;&gt;&quot;&quot;;[.P152];IF([.P152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LaCorogne</text:p>
          </table:table-cell>
          <table:table-cell table:style-name="ce25" table:number-columns-repeated="2"/>
          <table:table-cell table:style-name="ce25" office:value-type="string" calcext:value-type="string">
            <text:p>Espagn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152]&lt;&gt;&quot;&quot;;[.AC152];IF([.X152]&lt;&gt;&quot;&quot;;[.X152];IF([.Z152]&lt;&gt;&quot;&quot;;[.Z152];IF([.AD152]&lt;&gt;&quot;&quot;;[.AD152];&quot;Non renseigné&quot;))))" office:value-type="string" office:string-value="LaCorogne" calcext:value-type="string">
            <text:p>LaCorogne</text:p>
          </table:table-cell>
          <table:table-cell table:style-name="ce27" table:formula="of:=IF([.AD152]&lt;&gt;&quot;&quot;;[.AD152];&quot;&quot;)">
            <text:p/>
          </table:table-cell>
          <table:table-cell table:style-name="ce28" table:formula="of:=IF([.AE152]&lt;&gt;&quot;&quot;;[.AE152];IF([.AD152]&lt;&gt;&quot;&quot;;[.AD152];[.AA152]))" office:value-type="string" office:string-value="Espagne" calcext:value-type="string">
            <text:p>Espagn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52_P.jpg |image| \</text:p>
          </table:table-cell>
          <table:table-cell table:style-name="ce5" office:value-type="float" office:value="152" calcext:value-type="float">
            <text:p>152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52" calcext:value-type="float">
            <text:p>152</text:p>
          </table:table-cell>
          <table:table-cell table:style-name="ce9" office:value-type="string" calcext:value-type="string">
            <text:p>01</text:p>
          </table:table-cell>
          <table:table-cell table:style-name="ce9" office:value-type="string" calcext:value-type="string">
            <text:p>06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Anne Sabatier</text:p>
          </table:table-cell>
          <table:table-cell table:style-name="ce15" office:value-type="string" calcext:value-type="string">
            <text:p>Sabatier</text:p>
          </table:table-cell>
          <table:table-cell table:style-name="ce15" office:value-type="string" calcext:value-type="string">
            <text:p>Anne</text:p>
          </table:table-cell>
          <table:table-cell table:style-name="ce15" table:number-columns-repeated="2"/>
          <table:table-cell table:style-name="ce10" office:value-type="string" calcext:value-type="string">
            <text:p>Bordeaux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153]&lt;&gt;&quot;&quot;;[.Q153];IF([.M153]&lt;&gt;&quot;&quot;;[.M153];IF([.N153]&lt;&gt;&quot;&quot;;[.N153];IF([.R153]&lt;&gt;&quot;&quot;;[.R153];&quot;Non renseigné&quot;))))" office:value-type="string" office:string-value="Bordeaux" calcext:value-type="string">
            <text:p>Bordeaux</text:p>
          </table:table-cell>
          <table:table-cell table:style-name="ce23" table:formula="of:=IF([.S153]&lt;&gt;&quot;&quot;;[.S153];IF([.O153]=&quot;île de France&quot;;[.R153];IF([.O153]&lt;&gt;&quot;&quot;;[.O153];IF([.O153]=&quot;&quot;;&quot;&quot;))))" office:value-type="string" office:string-value="Gironde" calcext:value-type="string">
            <text:p>Gironde</text:p>
          </table:table-cell>
          <table:table-cell table:style-name="ce23" table:formula="of:=IF([.T153]&lt;&gt;&quot;&quot;;[.T153];IF([.P153]&lt;&gt;&quot;&quot;;[.P153];IF([.P153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Saint-Thomas</text:p>
          </table:table-cell>
          <table:table-cell table:style-name="ce25" table:number-columns-repeated="2"/>
          <table:table-cell table:style-name="ce25" office:value-type="string" calcext:value-type="string">
            <text:p>Indes occidentales danoises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string" calcext:value-type="string">
            <text:p><text:s/>Saint-Thomas </text:p>
          </table:table-cell>
          <table:table-cell table:style-name="ce25" office:value-type="string" calcext:value-type="string">
            <text:p>Iles Vierges</text:p>
          </table:table-cell>
          <table:table-cell table:style-name="ce25"/>
          <table:table-cell table:style-name="ce27" table:formula="of:=IF([.AC153]&lt;&gt;&quot;&quot;;[.AC153];IF([.X153]&lt;&gt;&quot;&quot;;[.X153];IF([.Z153]&lt;&gt;&quot;&quot;;[.Z153];IF([.AD153]&lt;&gt;&quot;&quot;;[.AD153];&quot;Non renseigné&quot;))))" office:value-type="string" office:string-value=" Saint-Thomas " calcext:value-type="string">
            <text:p><text:s/>Saint-Thomas </text:p>
          </table:table-cell>
          <table:table-cell table:style-name="ce27" table:formula="of:=IF([.AD153]&lt;&gt;&quot;&quot;;[.AD153];&quot;&quot;)" office:value-type="string" office:string-value="Iles Vierges" calcext:value-type="string">
            <text:p>Iles Vierges</text:p>
          </table:table-cell>
          <table:table-cell table:style-name="ce28" table:formula="of:=IF([.AE153]&lt;&gt;&quot;&quot;;[.AE153];IF([.AD153]&lt;&gt;&quot;&quot;;[.AD153];[.AA153]))" office:value-type="string" office:string-value="Iles Vierges" calcext:value-type="string">
            <text:p>Iles Vierge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53_P.jpg |image| \</text:p>
          </table:table-cell>
          <table:table-cell table:style-name="ce5" office:value-type="float" office:value="153" calcext:value-type="float">
            <text:p>153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53" calcext:value-type="float">
            <text:p>153</text:p>
          </table:table-cell>
          <table:table-cell table:style-name="ce9" office:value-type="string" calcext:value-type="string">
            <text:p>01</text:p>
          </table:table-cell>
          <table:table-cell table:style-name="ce9" office:value-type="string" calcext:value-type="string">
            <text:p>06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Marie Warelman</text:p>
          </table:table-cell>
          <table:table-cell table:style-name="ce15" office:value-type="string" calcext:value-type="string">
            <text:p>Warelman</text:p>
          </table:table-cell>
          <table:table-cell table:style-name="ce15" office:value-type="string" calcext:value-type="string">
            <text:p>Marie</text:p>
          </table:table-cell>
          <table:table-cell table:style-name="ce15" table:number-columns-repeated="2"/>
          <table:table-cell table:style-name="ce10" office:value-type="string" calcext:value-type="string">
            <text:p>Bordeaux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154]&lt;&gt;&quot;&quot;;[.Q154];IF([.M154]&lt;&gt;&quot;&quot;;[.M154];IF([.N154]&lt;&gt;&quot;&quot;;[.N154];IF([.R154]&lt;&gt;&quot;&quot;;[.R154];&quot;Non renseigné&quot;))))" office:value-type="string" office:string-value="Bordeaux" calcext:value-type="string">
            <text:p>Bordeaux</text:p>
          </table:table-cell>
          <table:table-cell table:style-name="ce23" table:formula="of:=IF([.S154]&lt;&gt;&quot;&quot;;[.S154];IF([.O154]=&quot;île de France&quot;;[.R154];IF([.O154]&lt;&gt;&quot;&quot;;[.O154];IF([.O154]=&quot;&quot;;&quot;&quot;))))" office:value-type="string" office:string-value="Gironde" calcext:value-type="string">
            <text:p>Gironde</text:p>
          </table:table-cell>
          <table:table-cell table:style-name="ce23" table:formula="of:=IF([.T154]&lt;&gt;&quot;&quot;;[.T154];IF([.P154]&lt;&gt;&quot;&quot;;[.P154];IF([.P154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Saint-Thomas</text:p>
          </table:table-cell>
          <table:table-cell table:style-name="ce25" table:number-columns-repeated="2"/>
          <table:table-cell table:style-name="ce25" office:value-type="string" calcext:value-type="string">
            <text:p>Indes occidentales danoises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string" calcext:value-type="string">
            <text:p><text:s/>Saint-Thomas </text:p>
          </table:table-cell>
          <table:table-cell table:style-name="ce25" office:value-type="string" calcext:value-type="string">
            <text:p>Iles Vierges</text:p>
          </table:table-cell>
          <table:table-cell table:style-name="ce25"/>
          <table:table-cell table:style-name="ce27" table:formula="of:=IF([.AC154]&lt;&gt;&quot;&quot;;[.AC154];IF([.X154]&lt;&gt;&quot;&quot;;[.X154];IF([.Z154]&lt;&gt;&quot;&quot;;[.Z154];IF([.AD154]&lt;&gt;&quot;&quot;;[.AD154];&quot;Non renseigné&quot;))))" office:value-type="string" office:string-value=" Saint-Thomas " calcext:value-type="string">
            <text:p><text:s/>Saint-Thomas </text:p>
          </table:table-cell>
          <table:table-cell table:style-name="ce27" table:formula="of:=IF([.AD154]&lt;&gt;&quot;&quot;;[.AD154];&quot;&quot;)" office:value-type="string" office:string-value="Iles Vierges" calcext:value-type="string">
            <text:p>Iles Vierges</text:p>
          </table:table-cell>
          <table:table-cell table:style-name="ce28" table:formula="of:=IF([.AE154]&lt;&gt;&quot;&quot;;[.AE154];IF([.AD154]&lt;&gt;&quot;&quot;;[.AD154];[.AA154]))" office:value-type="string" office:string-value="Iles Vierges" calcext:value-type="string">
            <text:p>Iles Vierge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54_P.jpg |image| \</text:p>
          </table:table-cell>
          <table:table-cell table:style-name="ce5" office:value-type="float" office:value="154" calcext:value-type="float">
            <text:p>154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54" calcext:value-type="float">
            <text:p>154</text:p>
          </table:table-cell>
          <table:table-cell table:style-name="ce9" office:value-type="string" calcext:value-type="string">
            <text:p>01</text:p>
          </table:table-cell>
          <table:table-cell table:style-name="ce9" office:value-type="string" calcext:value-type="string">
            <text:p>06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Marie Roux</text:p>
          </table:table-cell>
          <table:table-cell table:style-name="ce15" office:value-type="string" calcext:value-type="string">
            <text:p>Roux</text:p>
          </table:table-cell>
          <table:table-cell table:style-name="ce15" office:value-type="string" calcext:value-type="string">
            <text:p>Marie</text:p>
          </table:table-cell>
          <table:table-cell table:style-name="ce15" table:number-columns-repeated="2"/>
          <table:table-cell table:style-name="ce10" office:value-type="string" calcext:value-type="string">
            <text:p>Saint-Aubin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155]&lt;&gt;&quot;&quot;;[.Q155];IF([.M155]&lt;&gt;&quot;&quot;;[.M155];IF([.N155]&lt;&gt;&quot;&quot;;[.N155];IF([.R155]&lt;&gt;&quot;&quot;;[.R155];&quot;Non renseigné&quot;))))" office:value-type="string" office:string-value="Saint-Aubin" calcext:value-type="string">
            <text:p>Saint-Aubin</text:p>
          </table:table-cell>
          <table:table-cell table:style-name="ce23" table:formula="of:=IF([.S155]&lt;&gt;&quot;&quot;;[.S155];IF([.O155]=&quot;île de France&quot;;[.R155];IF([.O155]&lt;&gt;&quot;&quot;;[.O155];IF([.O155]=&quot;&quot;;&quot;&quot;))))" office:value-type="string" office:string-value="Gironde" calcext:value-type="string">
            <text:p>Gironde</text:p>
          </table:table-cell>
          <table:table-cell table:style-name="ce23" table:formula="of:=IF([.T155]&lt;&gt;&quot;&quot;;[.T155];IF([.P155]&lt;&gt;&quot;&quot;;[.P155];IF([.P155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Saint-Thomas</text:p>
          </table:table-cell>
          <table:table-cell table:style-name="ce25" table:number-columns-repeated="2"/>
          <table:table-cell table:style-name="ce25" office:value-type="string" calcext:value-type="string">
            <text:p>Indes occidentales danoises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string" calcext:value-type="string">
            <text:p><text:s/>Saint-Thomas </text:p>
          </table:table-cell>
          <table:table-cell table:style-name="ce25" office:value-type="string" calcext:value-type="string">
            <text:p>Iles Vierges</text:p>
          </table:table-cell>
          <table:table-cell table:style-name="ce25"/>
          <table:table-cell table:style-name="ce27" table:formula="of:=IF([.AC155]&lt;&gt;&quot;&quot;;[.AC155];IF([.X155]&lt;&gt;&quot;&quot;;[.X155];IF([.Z155]&lt;&gt;&quot;&quot;;[.Z155];IF([.AD155]&lt;&gt;&quot;&quot;;[.AD155];&quot;Non renseigné&quot;))))" office:value-type="string" office:string-value=" Saint-Thomas " calcext:value-type="string">
            <text:p><text:s/>Saint-Thomas </text:p>
          </table:table-cell>
          <table:table-cell table:style-name="ce27" table:formula="of:=IF([.AD155]&lt;&gt;&quot;&quot;;[.AD155];&quot;&quot;)" office:value-type="string" office:string-value="Iles Vierges" calcext:value-type="string">
            <text:p>Iles Vierges</text:p>
          </table:table-cell>
          <table:table-cell table:style-name="ce28" table:formula="of:=IF([.AE155]&lt;&gt;&quot;&quot;;[.AE155];IF([.AD155]&lt;&gt;&quot;&quot;;[.AD155];[.AA155]))" office:value-type="string" office:string-value="Iles Vierges" calcext:value-type="string">
            <text:p>Iles Vierge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55_P.jpg |image| \</text:p>
          </table:table-cell>
          <table:table-cell table:style-name="ce5" office:value-type="float" office:value="155" calcext:value-type="float">
            <text:p>155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55" calcext:value-type="float">
            <text:p>155</text:p>
          </table:table-cell>
          <table:table-cell table:style-name="ce9" office:value-type="string" calcext:value-type="string">
            <text:p>03</text:p>
          </table:table-cell>
          <table:table-cell table:style-name="ce9" office:value-type="string" calcext:value-type="string">
            <text:p>06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Marc Antoine Castinel</text:p>
          </table:table-cell>
          <table:table-cell table:style-name="ce15" office:value-type="string" calcext:value-type="string">
            <text:p>Castinel</text:p>
          </table:table-cell>
          <table:table-cell table:style-name="ce15" office:value-type="string" calcext:value-type="string">
            <text:p>Marc</text:p>
          </table:table-cell>
          <table:table-cell table:style-name="ce15" office:value-type="string" calcext:value-type="string">
            <text:p>Antoine</text:p>
          </table:table-cell>
          <table:table-cell table:style-name="ce15"/>
          <table:table-cell table:style-name="ce10" office:value-type="string" calcext:value-type="string">
            <text:p>Nîmes</text:p>
          </table:table-cell>
          <table:table-cell table:style-name="ce10"/>
          <table:table-cell table:style-name="ce10" office:value-type="string" calcext:value-type="string">
            <text:p>Gard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156]&lt;&gt;&quot;&quot;;[.Q156];IF([.M156]&lt;&gt;&quot;&quot;;[.M156];IF([.N156]&lt;&gt;&quot;&quot;;[.N156];IF([.R156]&lt;&gt;&quot;&quot;;[.R156];&quot;Non renseigné&quot;))))" office:value-type="string" office:string-value="Nîmes" calcext:value-type="string">
            <text:p>Nîmes</text:p>
          </table:table-cell>
          <table:table-cell table:style-name="ce23" table:formula="of:=IF([.S156]&lt;&gt;&quot;&quot;;[.S156];IF([.O156]=&quot;île de France&quot;;[.R156];IF([.O156]&lt;&gt;&quot;&quot;;[.O156];IF([.O156]=&quot;&quot;;&quot;&quot;))))" office:value-type="string" office:string-value="Gard" calcext:value-type="string">
            <text:p>Gard</text:p>
          </table:table-cell>
          <table:table-cell table:style-name="ce23" table:formula="of:=IF([.T156]&lt;&gt;&quot;&quot;;[.T156];IF([.P156]&lt;&gt;&quot;&quot;;[.P156];IF([.P156]=&quot;&quot;;&quot;&quot;)))" office:value-type="string" office:string-value="France" calcext:value-type="string">
            <text:p>France</text:p>
          </table:table-cell>
          <table:table-cell table:style-name="ce25" table:number-columns-repeated="2"/>
          <table:table-cell table:style-name="ce25" office:value-type="string" calcext:value-type="string">
            <text:p>Guadeloupe</text:p>
          </table:table-cell>
          <table:table-cell table:style-name="ce25" office:value-type="string" calcext:value-type="string">
            <text:p>Franc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156]&lt;&gt;&quot;&quot;;[.AC156];IF([.X156]&lt;&gt;&quot;&quot;;[.X156];IF([.Z156]&lt;&gt;&quot;&quot;;[.Z156];IF([.AD156]&lt;&gt;&quot;&quot;;[.AD156];&quot;Non renseigné&quot;))))" office:value-type="string" office:string-value="Guadeloupe" calcext:value-type="string">
            <text:p>Guadeloupe</text:p>
          </table:table-cell>
          <table:table-cell table:style-name="ce27" table:formula="of:=IF([.AD156]&lt;&gt;&quot;&quot;;[.AD156];&quot;&quot;)">
            <text:p/>
          </table:table-cell>
          <table:table-cell table:style-name="ce28" table:formula="of:=IF([.AE156]&lt;&gt;&quot;&quot;;[.AE156];IF([.AD156]&lt;&gt;&quot;&quot;;[.AD156];[.AA156]))" office:value-type="string" office:string-value="France" calcext:value-type="string">
            <text:p>Franc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56_P.jpg |image| \</text:p>
          </table:table-cell>
          <table:table-cell table:style-name="ce5" office:value-type="float" office:value="156" calcext:value-type="float">
            <text:p>156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56" calcext:value-type="float">
            <text:p>156</text:p>
          </table:table-cell>
          <table:table-cell table:style-name="ce9" office:value-type="string" calcext:value-type="string">
            <text:p>05</text:p>
          </table:table-cell>
          <table:table-cell table:style-name="ce9" office:value-type="string" calcext:value-type="string">
            <text:p>06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Marie Chaman</text:p>
          </table:table-cell>
          <table:table-cell table:style-name="ce15" office:value-type="string" calcext:value-type="string">
            <text:p>Chaman</text:p>
          </table:table-cell>
          <table:table-cell table:style-name="ce15" office:value-type="string" calcext:value-type="string">
            <text:p>Marie</text:p>
          </table:table-cell>
          <table:table-cell table:style-name="ce15" table:number-columns-repeated="2"/>
          <table:table-cell table:style-name="ce10" office:value-type="string" calcext:value-type="string">
            <text:p>Marseille</text:p>
          </table:table-cell>
          <table:table-cell table:style-name="ce10"/>
          <table:table-cell table:style-name="ce10" office:value-type="string" calcext:value-type="string">
            <text:p>Bouches-du-Rhôn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157]&lt;&gt;&quot;&quot;;[.Q157];IF([.M157]&lt;&gt;&quot;&quot;;[.M157];IF([.N157]&lt;&gt;&quot;&quot;;[.N157];IF([.R157]&lt;&gt;&quot;&quot;;[.R157];&quot;Non renseigné&quot;))))" office:value-type="string" office:string-value="Marseille" calcext:value-type="string">
            <text:p>Marseille</text:p>
          </table:table-cell>
          <table:table-cell table:style-name="ce23" table:formula="of:=IF([.S157]&lt;&gt;&quot;&quot;;[.S157];IF([.O157]=&quot;île de France&quot;;[.R157];IF([.O157]&lt;&gt;&quot;&quot;;[.O157];IF([.O157]=&quot;&quot;;&quot;&quot;))))" office:value-type="string" office:string-value="Bouches-du-Rhône" calcext:value-type="string">
            <text:p>Bouches-du-Rhône</text:p>
          </table:table-cell>
          <table:table-cell table:style-name="ce23" table:formula="of:=IF([.T157]&lt;&gt;&quot;&quot;;[.T157];IF([.P157]&lt;&gt;&quot;&quot;;[.P157];IF([.P157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Saint-Thomas</text:p>
          </table:table-cell>
          <table:table-cell table:style-name="ce25" table:number-columns-repeated="2"/>
          <table:table-cell table:style-name="ce25" office:value-type="string" calcext:value-type="string">
            <text:p>Indes occidentales danoises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string" calcext:value-type="string">
            <text:p><text:s/>Saint-Thomas </text:p>
          </table:table-cell>
          <table:table-cell table:style-name="ce25" office:value-type="string" calcext:value-type="string">
            <text:p>Iles Vierges</text:p>
          </table:table-cell>
          <table:table-cell table:style-name="ce25"/>
          <table:table-cell table:style-name="ce27" table:formula="of:=IF([.AC157]&lt;&gt;&quot;&quot;;[.AC157];IF([.X157]&lt;&gt;&quot;&quot;;[.X157];IF([.Z157]&lt;&gt;&quot;&quot;;[.Z157];IF([.AD157]&lt;&gt;&quot;&quot;;[.AD157];&quot;Non renseigné&quot;))))" office:value-type="string" office:string-value=" Saint-Thomas " calcext:value-type="string">
            <text:p><text:s/>Saint-Thomas </text:p>
          </table:table-cell>
          <table:table-cell table:style-name="ce27" table:formula="of:=IF([.AD157]&lt;&gt;&quot;&quot;;[.AD157];&quot;&quot;)" office:value-type="string" office:string-value="Iles Vierges" calcext:value-type="string">
            <text:p>Iles Vierges</text:p>
          </table:table-cell>
          <table:table-cell table:style-name="ce28" table:formula="of:=IF([.AE157]&lt;&gt;&quot;&quot;;[.AE157];IF([.AD157]&lt;&gt;&quot;&quot;;[.AD157];[.AA157]))" office:value-type="string" office:string-value="Iles Vierges" calcext:value-type="string">
            <text:p>Iles Vierge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57_P.jpg |image| \</text:p>
          </table:table-cell>
          <table:table-cell table:style-name="ce5" office:value-type="float" office:value="157" calcext:value-type="float">
            <text:p>157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57" calcext:value-type="float">
            <text:p>157</text:p>
          </table:table-cell>
          <table:table-cell table:style-name="ce9" office:value-type="string" calcext:value-type="string">
            <text:p>05</text:p>
          </table:table-cell>
          <table:table-cell table:style-name="ce9" office:value-type="string" calcext:value-type="string">
            <text:p>06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Elisabeth Chaman</text:p>
          </table:table-cell>
          <table:table-cell table:style-name="ce15" office:value-type="string" calcext:value-type="string">
            <text:p>Chaman</text:p>
          </table:table-cell>
          <table:table-cell table:style-name="ce15" office:value-type="string" calcext:value-type="string">
            <text:p>Elisabeth</text:p>
          </table:table-cell>
          <table:table-cell table:style-name="ce15" table:number-columns-repeated="2"/>
          <table:table-cell table:style-name="ce10" office:value-type="string" calcext:value-type="string">
            <text:p>Toulon</text:p>
          </table:table-cell>
          <table:table-cell table:style-name="ce10"/>
          <table:table-cell table:style-name="ce10" office:value-type="string" calcext:value-type="string">
            <text:p>Var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158]&lt;&gt;&quot;&quot;;[.Q158];IF([.M158]&lt;&gt;&quot;&quot;;[.M158];IF([.N158]&lt;&gt;&quot;&quot;;[.N158];IF([.R158]&lt;&gt;&quot;&quot;;[.R158];&quot;Non renseigné&quot;))))" office:value-type="string" office:string-value="Toulon" calcext:value-type="string">
            <text:p>Toulon</text:p>
          </table:table-cell>
          <table:table-cell table:style-name="ce23" table:formula="of:=IF([.S158]&lt;&gt;&quot;&quot;;[.S158];IF([.O158]=&quot;île de France&quot;;[.R158];IF([.O158]&lt;&gt;&quot;&quot;;[.O158];IF([.O158]=&quot;&quot;;&quot;&quot;))))" office:value-type="string" office:string-value="Var" calcext:value-type="string">
            <text:p>Var</text:p>
          </table:table-cell>
          <table:table-cell table:style-name="ce23" table:formula="of:=IF([.T158]&lt;&gt;&quot;&quot;;[.T158];IF([.P158]&lt;&gt;&quot;&quot;;[.P158];IF([.P158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Saint-Thomas</text:p>
          </table:table-cell>
          <table:table-cell table:style-name="ce25" table:number-columns-repeated="2"/>
          <table:table-cell table:style-name="ce25" office:value-type="string" calcext:value-type="string">
            <text:p>Indes occidentales danoises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string" calcext:value-type="string">
            <text:p><text:s/>Saint-Thomas </text:p>
          </table:table-cell>
          <table:table-cell table:style-name="ce25" office:value-type="string" calcext:value-type="string">
            <text:p>Iles Vierges</text:p>
          </table:table-cell>
          <table:table-cell table:style-name="ce25"/>
          <table:table-cell table:style-name="ce27" table:formula="of:=IF([.AC158]&lt;&gt;&quot;&quot;;[.AC158];IF([.X158]&lt;&gt;&quot;&quot;;[.X158];IF([.Z158]&lt;&gt;&quot;&quot;;[.Z158];IF([.AD158]&lt;&gt;&quot;&quot;;[.AD158];&quot;Non renseigné&quot;))))" office:value-type="string" office:string-value=" Saint-Thomas " calcext:value-type="string">
            <text:p><text:s/>Saint-Thomas </text:p>
          </table:table-cell>
          <table:table-cell table:style-name="ce27" table:formula="of:=IF([.AD158]&lt;&gt;&quot;&quot;;[.AD158];&quot;&quot;)" office:value-type="string" office:string-value="Iles Vierges" calcext:value-type="string">
            <text:p>Iles Vierges</text:p>
          </table:table-cell>
          <table:table-cell table:style-name="ce28" table:formula="of:=IF([.AE158]&lt;&gt;&quot;&quot;;[.AE158];IF([.AD158]&lt;&gt;&quot;&quot;;[.AD158];[.AA158]))" office:value-type="string" office:string-value="Iles Vierges" calcext:value-type="string">
            <text:p>Iles Vierge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58_P.jpg |image| \</text:p>
          </table:table-cell>
          <table:table-cell table:style-name="ce5" office:value-type="float" office:value="158" calcext:value-type="float">
            <text:p>158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58" calcext:value-type="float">
            <text:p>158</text:p>
          </table:table-cell>
          <table:table-cell table:style-name="ce9" office:value-type="string" calcext:value-type="string">
            <text:p>05</text:p>
          </table:table-cell>
          <table:table-cell table:style-name="ce9" office:value-type="string" calcext:value-type="string">
            <text:p>06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ean Baptiste Pelegrin</text:p>
          </table:table-cell>
          <table:table-cell table:style-name="ce15" office:value-type="string" calcext:value-type="string">
            <text:p>Pelegrin</text:p>
          </table:table-cell>
          <table:table-cell table:style-name="ce15" office:value-type="string" calcext:value-type="string">
            <text:p>Jean</text:p>
          </table:table-cell>
          <table:table-cell table:style-name="ce15" office:value-type="string" calcext:value-type="string">
            <text:p>Baptiste</text:p>
          </table:table-cell>
          <table:table-cell table:style-name="ce15"/>
          <table:table-cell table:style-name="ce10" office:value-type="string" calcext:value-type="string">
            <text:p>Marseille</text:p>
          </table:table-cell>
          <table:table-cell table:style-name="ce10"/>
          <table:table-cell table:style-name="ce10" office:value-type="string" calcext:value-type="string">
            <text:p>Bouches-du-Rhôn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159]&lt;&gt;&quot;&quot;;[.Q159];IF([.M159]&lt;&gt;&quot;&quot;;[.M159];IF([.N159]&lt;&gt;&quot;&quot;;[.N159];IF([.R159]&lt;&gt;&quot;&quot;;[.R159];&quot;Non renseigné&quot;))))" office:value-type="string" office:string-value="Marseille" calcext:value-type="string">
            <text:p>Marseille</text:p>
          </table:table-cell>
          <table:table-cell table:style-name="ce23" table:formula="of:=IF([.S159]&lt;&gt;&quot;&quot;;[.S159];IF([.O159]=&quot;île de France&quot;;[.R159];IF([.O159]&lt;&gt;&quot;&quot;;[.O159];IF([.O159]=&quot;&quot;;&quot;&quot;))))" office:value-type="string" office:string-value="Bouches-du-Rhône" calcext:value-type="string">
            <text:p>Bouches-du-Rhône</text:p>
          </table:table-cell>
          <table:table-cell table:style-name="ce23" table:formula="of:=IF([.T159]&lt;&gt;&quot;&quot;;[.T159];IF([.P159]&lt;&gt;&quot;&quot;;[.P159];IF([.P159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Saint-Thomas</text:p>
          </table:table-cell>
          <table:table-cell table:style-name="ce25" table:number-columns-repeated="2"/>
          <table:table-cell table:style-name="ce25" office:value-type="string" calcext:value-type="string">
            <text:p>Indes occidentales danoises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string" calcext:value-type="string">
            <text:p><text:s/>Saint-Thomas </text:p>
          </table:table-cell>
          <table:table-cell table:style-name="ce25" office:value-type="string" calcext:value-type="string">
            <text:p>Iles Vierges</text:p>
          </table:table-cell>
          <table:table-cell table:style-name="ce25"/>
          <table:table-cell table:style-name="ce27" table:formula="of:=IF([.AC159]&lt;&gt;&quot;&quot;;[.AC159];IF([.X159]&lt;&gt;&quot;&quot;;[.X159];IF([.Z159]&lt;&gt;&quot;&quot;;[.Z159];IF([.AD159]&lt;&gt;&quot;&quot;;[.AD159];&quot;Non renseigné&quot;))))" office:value-type="string" office:string-value=" Saint-Thomas " calcext:value-type="string">
            <text:p><text:s/>Saint-Thomas </text:p>
          </table:table-cell>
          <table:table-cell table:style-name="ce27" table:formula="of:=IF([.AD159]&lt;&gt;&quot;&quot;;[.AD159];&quot;&quot;)" office:value-type="string" office:string-value="Iles Vierges" calcext:value-type="string">
            <text:p>Iles Vierges</text:p>
          </table:table-cell>
          <table:table-cell table:style-name="ce28" table:formula="of:=IF([.AE159]&lt;&gt;&quot;&quot;;[.AE159];IF([.AD159]&lt;&gt;&quot;&quot;;[.AD159];[.AA159]))" office:value-type="string" office:string-value="Iles Vierges" calcext:value-type="string">
            <text:p>Iles Vierge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59_P.jpg |image| \</text:p>
          </table:table-cell>
          <table:table-cell table:style-name="ce5" office:value-type="float" office:value="159" calcext:value-type="float">
            <text:p>159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59" calcext:value-type="float">
            <text:p>159</text:p>
          </table:table-cell>
          <table:table-cell table:style-name="ce9" office:value-type="string" calcext:value-type="string">
            <text:p>07</text:p>
          </table:table-cell>
          <table:table-cell table:style-name="ce9" office:value-type="string" calcext:value-type="string">
            <text:p>06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Renée Lalande</text:p>
          </table:table-cell>
          <table:table-cell table:style-name="ce15" office:value-type="string" calcext:value-type="string">
            <text:p>Lalande</text:p>
          </table:table-cell>
          <table:table-cell table:style-name="ce15" office:value-type="string" calcext:value-type="string">
            <text:p>Renée</text:p>
          </table:table-cell>
          <table:table-cell table:style-name="ce15" table:number-columns-repeated="2"/>
          <table:table-cell table:style-name="ce10" office:value-type="string" calcext:value-type="string">
            <text:p>Rennes</text:p>
          </table:table-cell>
          <table:table-cell table:style-name="ce10"/>
          <table:table-cell table:style-name="ce10" office:value-type="string" calcext:value-type="string">
            <text:p>Ille-et-Vilain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160]&lt;&gt;&quot;&quot;;[.Q160];IF([.M160]&lt;&gt;&quot;&quot;;[.M160];IF([.N160]&lt;&gt;&quot;&quot;;[.N160];IF([.R160]&lt;&gt;&quot;&quot;;[.R160];&quot;Non renseigné&quot;))))" office:value-type="string" office:string-value="Rennes" calcext:value-type="string">
            <text:p>Rennes</text:p>
          </table:table-cell>
          <table:table-cell table:style-name="ce23" table:formula="of:=IF([.S160]&lt;&gt;&quot;&quot;;[.S160];IF([.O160]=&quot;île de France&quot;;[.R160];IF([.O160]&lt;&gt;&quot;&quot;;[.O160];IF([.O160]=&quot;&quot;;&quot;&quot;))))" office:value-type="string" office:string-value="Ille-et-Vilaine" calcext:value-type="string">
            <text:p>Ille-et-Vilaine</text:p>
          </table:table-cell>
          <table:table-cell table:style-name="ce23" table:formula="of:=IF([.T160]&lt;&gt;&quot;&quot;;[.T160];IF([.P160]&lt;&gt;&quot;&quot;;[.P160];IF([.P160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Tranquebar</text:p>
          </table:table-cell>
          <table:table-cell table:style-name="ce25" table:number-columns-repeated="2"/>
          <table:table-cell table:style-name="ce25" office:value-type="string" calcext:value-type="string">
            <text:p>Ind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160]&lt;&gt;&quot;&quot;;[.AC160];IF([.X160]&lt;&gt;&quot;&quot;;[.X160];IF([.Z160]&lt;&gt;&quot;&quot;;[.Z160];IF([.AD160]&lt;&gt;&quot;&quot;;[.AD160];&quot;Non renseigné&quot;))))" office:value-type="string" office:string-value="Tranquebar" calcext:value-type="string">
            <text:p>Tranquebar</text:p>
          </table:table-cell>
          <table:table-cell table:style-name="ce27" table:formula="of:=IF([.AD160]&lt;&gt;&quot;&quot;;[.AD160];&quot;&quot;)">
            <text:p/>
          </table:table-cell>
          <table:table-cell table:style-name="ce28" table:formula="of:=IF([.AE160]&lt;&gt;&quot;&quot;;[.AE160];IF([.AD160]&lt;&gt;&quot;&quot;;[.AD160];[.AA160]))" office:value-type="string" office:string-value="Inde" calcext:value-type="string">
            <text:p>Ind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60_P.jpg |image| \</text:p>
          </table:table-cell>
          <table:table-cell table:style-name="ce5" office:value-type="float" office:value="160" calcext:value-type="float">
            <text:p>160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60" calcext:value-type="float">
            <text:p>160</text:p>
          </table:table-cell>
          <table:table-cell table:style-name="ce9" office:value-type="string" calcext:value-type="string">
            <text:p>07</text:p>
          </table:table-cell>
          <table:table-cell table:style-name="ce9" office:value-type="string" calcext:value-type="string">
            <text:p>06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Lautaric Brichet</text:p>
          </table:table-cell>
          <table:table-cell table:style-name="ce15" office:value-type="string" calcext:value-type="string">
            <text:p>Brichet</text:p>
          </table:table-cell>
          <table:table-cell table:style-name="ce15" office:value-type="string" calcext:value-type="string">
            <text:p>Lautaric</text:p>
          </table:table-cell>
          <table:table-cell table:style-name="ce15" table:number-columns-repeated="2"/>
          <table:table-cell table:style-name="ce10" office:value-type="string" calcext:value-type="string">
            <text:p>Luxembourg</text:p>
          </table:table-cell>
          <table:table-cell table:style-name="ce10" table:number-columns-repeated="3"/>
          <table:table-cell table:style-name="ce13" table:number-columns-repeated="4"/>
          <table:table-cell table:style-name="ce13" table:formula="of:=IF([.Q161]&lt;&gt;&quot;&quot;;[.Q161];IF([.M161]&lt;&gt;&quot;&quot;;[.M161];IF([.N161]&lt;&gt;&quot;&quot;;[.N161];IF([.R161]&lt;&gt;&quot;&quot;;[.R161];&quot;Non renseigné&quot;))))" office:value-type="string" office:string-value="Luxembourg" calcext:value-type="string">
            <text:p>Luxembourg</text:p>
          </table:table-cell>
          <table:table-cell table:style-name="ce23" table:formula="of:=IF([.S161]&lt;&gt;&quot;&quot;;[.S161];IF([.O161]=&quot;île de France&quot;;[.R161];IF([.O161]&lt;&gt;&quot;&quot;;[.O161];IF([.O161]=&quot;&quot;;&quot;&quot;))))">
            <text:p/>
          </table:table-cell>
          <table:table-cell table:style-name="ce23" table:formula="of:=IF([.T161]&lt;&gt;&quot;&quot;;[.T161];IF([.P161]&lt;&gt;&quot;&quot;;[.P161];IF([.P161]=&quot;&quot;;&quot;&quot;)))">
            <text:p/>
          </table:table-cell>
          <table:table-cell table:style-name="ce25" office:value-type="string" calcext:value-type="string">
            <text:p>Saint-Thomas</text:p>
          </table:table-cell>
          <table:table-cell table:style-name="ce25" table:number-columns-repeated="2"/>
          <table:table-cell table:style-name="ce25" office:value-type="string" calcext:value-type="string">
            <text:p>Indes occidentales danoises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string" calcext:value-type="string">
            <text:p><text:s/>Saint-Thomas </text:p>
          </table:table-cell>
          <table:table-cell table:style-name="ce25" office:value-type="string" calcext:value-type="string">
            <text:p>Iles Vierges</text:p>
          </table:table-cell>
          <table:table-cell table:style-name="ce25"/>
          <table:table-cell table:style-name="ce27" table:formula="of:=IF([.AC161]&lt;&gt;&quot;&quot;;[.AC161];IF([.X161]&lt;&gt;&quot;&quot;;[.X161];IF([.Z161]&lt;&gt;&quot;&quot;;[.Z161];IF([.AD161]&lt;&gt;&quot;&quot;;[.AD161];&quot;Non renseigné&quot;))))" office:value-type="string" office:string-value=" Saint-Thomas " calcext:value-type="string">
            <text:p><text:s/>Saint-Thomas </text:p>
          </table:table-cell>
          <table:table-cell table:style-name="ce27" table:formula="of:=IF([.AD161]&lt;&gt;&quot;&quot;;[.AD161];&quot;&quot;)" office:value-type="string" office:string-value="Iles Vierges" calcext:value-type="string">
            <text:p>Iles Vierges</text:p>
          </table:table-cell>
          <table:table-cell table:style-name="ce28" table:formula="of:=IF([.AE161]&lt;&gt;&quot;&quot;;[.AE161];IF([.AD161]&lt;&gt;&quot;&quot;;[.AD161];[.AA161]))" office:value-type="string" office:string-value="Iles Vierges" calcext:value-type="string">
            <text:p>Iles Vierge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61_P.jpg |image| \</text:p>
          </table:table-cell>
          <table:table-cell table:style-name="ce5" office:value-type="float" office:value="161" calcext:value-type="float">
            <text:p>161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61" calcext:value-type="float">
            <text:p>161</text:p>
          </table:table-cell>
          <table:table-cell table:style-name="ce9" office:value-type="string" calcext:value-type="string">
            <text:p>07</text:p>
          </table:table-cell>
          <table:table-cell table:style-name="ce9" office:value-type="string" calcext:value-type="string">
            <text:p>06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Pierre Metzler</text:p>
          </table:table-cell>
          <table:table-cell table:style-name="ce15" office:value-type="string" calcext:value-type="string">
            <text:p>Metzler</text:p>
          </table:table-cell>
          <table:table-cell table:style-name="ce15" office:value-type="string" calcext:value-type="string">
            <text:p>Pierre</text:p>
          </table:table-cell>
          <table:table-cell table:style-name="ce15" table:number-columns-repeated="2"/>
          <table:table-cell table:style-name="ce10" office:value-type="string" calcext:value-type="string">
            <text:p>Bordeaux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162]&lt;&gt;&quot;&quot;;[.Q162];IF([.M162]&lt;&gt;&quot;&quot;;[.M162];IF([.N162]&lt;&gt;&quot;&quot;;[.N162];IF([.R162]&lt;&gt;&quot;&quot;;[.R162];&quot;Non renseigné&quot;))))" office:value-type="string" office:string-value="Bordeaux" calcext:value-type="string">
            <text:p>Bordeaux</text:p>
          </table:table-cell>
          <table:table-cell table:style-name="ce23" table:formula="of:=IF([.S162]&lt;&gt;&quot;&quot;;[.S162];IF([.O162]=&quot;île de France&quot;;[.R162];IF([.O162]&lt;&gt;&quot;&quot;;[.O162];IF([.O162]=&quot;&quot;;&quot;&quot;))))" office:value-type="string" office:string-value="Gironde" calcext:value-type="string">
            <text:p>Gironde</text:p>
          </table:table-cell>
          <table:table-cell table:style-name="ce23" table:formula="of:=IF([.T162]&lt;&gt;&quot;&quot;;[.T162];IF([.P162]&lt;&gt;&quot;&quot;;[.P162];IF([.P162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Francfort</text:p>
          </table:table-cell>
          <table:table-cell table:style-name="ce25" table:number-columns-repeated="2"/>
          <table:table-cell table:style-name="ce25" office:value-type="string" calcext:value-type="string">
            <text:p>Allemagn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162]&lt;&gt;&quot;&quot;;[.AC162];IF([.X162]&lt;&gt;&quot;&quot;;[.X162];IF([.Z162]&lt;&gt;&quot;&quot;;[.Z162];IF([.AD162]&lt;&gt;&quot;&quot;;[.AD162];&quot;Non renseigné&quot;))))" office:value-type="string" office:string-value="Francfort" calcext:value-type="string">
            <text:p>Francfort</text:p>
          </table:table-cell>
          <table:table-cell table:style-name="ce27" table:formula="of:=IF([.AD162]&lt;&gt;&quot;&quot;;[.AD162];&quot;&quot;)">
            <text:p/>
          </table:table-cell>
          <table:table-cell table:style-name="ce28" table:formula="of:=IF([.AE162]&lt;&gt;&quot;&quot;;[.AE162];IF([.AD162]&lt;&gt;&quot;&quot;;[.AD162];[.AA162]))" office:value-type="string" office:string-value="Allemagne" calcext:value-type="string">
            <text:p>Allemagn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62_P.jpg |image| \</text:p>
          </table:table-cell>
          <table:table-cell table:style-name="ce5" office:value-type="float" office:value="162" calcext:value-type="float">
            <text:p>162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62" calcext:value-type="float">
            <text:p>162</text:p>
          </table:table-cell>
          <table:table-cell table:style-name="ce9" office:value-type="string" calcext:value-type="string">
            <text:p>13</text:p>
          </table:table-cell>
          <table:table-cell table:style-name="ce9" office:value-type="string" calcext:value-type="string">
            <text:p>06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Marie Adrian</text:p>
          </table:table-cell>
          <table:table-cell table:style-name="ce15" office:value-type="string" calcext:value-type="string">
            <text:p>Adrian</text:p>
          </table:table-cell>
          <table:table-cell table:style-name="ce15" office:value-type="string" calcext:value-type="string">
            <text:p>Marie</text:p>
          </table:table-cell>
          <table:table-cell table:style-name="ce15" table:number-columns-repeated="2"/>
          <table:table-cell table:style-name="ce10" office:value-type="string" calcext:value-type="string">
            <text:p>Lezoux</text:p>
          </table:table-cell>
          <table:table-cell table:style-name="ce10"/>
          <table:table-cell table:style-name="ce10" office:value-type="string" calcext:value-type="string">
            <text:p>Puy-de-Dôm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163]&lt;&gt;&quot;&quot;;[.Q163];IF([.M163]&lt;&gt;&quot;&quot;;[.M163];IF([.N163]&lt;&gt;&quot;&quot;;[.N163];IF([.R163]&lt;&gt;&quot;&quot;;[.R163];&quot;Non renseigné&quot;))))" office:value-type="string" office:string-value="Lezoux" calcext:value-type="string">
            <text:p>Lezoux</text:p>
          </table:table-cell>
          <table:table-cell table:style-name="ce23" table:formula="of:=IF([.S163]&lt;&gt;&quot;&quot;;[.S163];IF([.O163]=&quot;île de France&quot;;[.R163];IF([.O163]&lt;&gt;&quot;&quot;;[.O163];IF([.O163]=&quot;&quot;;&quot;&quot;))))" office:value-type="string" office:string-value="Puy-de-Dôme" calcext:value-type="string">
            <text:p>Puy-de-Dôme</text:p>
          </table:table-cell>
          <table:table-cell table:style-name="ce23" table:formula="of:=IF([.T163]&lt;&gt;&quot;&quot;;[.T163];IF([.P163]&lt;&gt;&quot;&quot;;[.P163];IF([.P163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Pampelune</text:p>
          </table:table-cell>
          <table:table-cell table:style-name="ce25" table:number-columns-repeated="2"/>
          <table:table-cell table:style-name="ce25" office:value-type="string" calcext:value-type="string">
            <text:p>Espagn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163]&lt;&gt;&quot;&quot;;[.AC163];IF([.X163]&lt;&gt;&quot;&quot;;[.X163];IF([.Z163]&lt;&gt;&quot;&quot;;[.Z163];IF([.AD163]&lt;&gt;&quot;&quot;;[.AD163];&quot;Non renseigné&quot;))))" office:value-type="string" office:string-value="Pampelune" calcext:value-type="string">
            <text:p>Pampelune</text:p>
          </table:table-cell>
          <table:table-cell table:style-name="ce27" table:formula="of:=IF([.AD163]&lt;&gt;&quot;&quot;;[.AD163];&quot;&quot;)">
            <text:p/>
          </table:table-cell>
          <table:table-cell table:style-name="ce28" table:formula="of:=IF([.AE163]&lt;&gt;&quot;&quot;;[.AE163];IF([.AD163]&lt;&gt;&quot;&quot;;[.AD163];[.AA163]))" office:value-type="string" office:string-value="Espagne" calcext:value-type="string">
            <text:p>Espagn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63_P.jpg |image| \</text:p>
          </table:table-cell>
          <table:table-cell table:style-name="ce5" office:value-type="float" office:value="163" calcext:value-type="float">
            <text:p>163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63" calcext:value-type="float">
            <text:p>163</text:p>
          </table:table-cell>
          <table:table-cell table:style-name="ce9" office:value-type="string" calcext:value-type="string">
            <text:p>13</text:p>
          </table:table-cell>
          <table:table-cell table:style-name="ce9" office:value-type="string" calcext:value-type="string">
            <text:p>06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Marie Viaille</text:p>
          </table:table-cell>
          <table:table-cell table:style-name="ce15" office:value-type="string" calcext:value-type="string">
            <text:p>Viaille</text:p>
          </table:table-cell>
          <table:table-cell table:style-name="ce15" office:value-type="string" calcext:value-type="string">
            <text:p>Marie</text:p>
          </table:table-cell>
          <table:table-cell table:style-name="ce15" table:number-columns-repeated="2"/>
          <table:table-cell table:style-name="ce10" office:value-type="string" calcext:value-type="string">
            <text:p>Thiers</text:p>
          </table:table-cell>
          <table:table-cell table:style-name="ce10"/>
          <table:table-cell table:style-name="ce10" office:value-type="string" calcext:value-type="string">
            <text:p>Puy-de-Dôm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164]&lt;&gt;&quot;&quot;;[.Q164];IF([.M164]&lt;&gt;&quot;&quot;;[.M164];IF([.N164]&lt;&gt;&quot;&quot;;[.N164];IF([.R164]&lt;&gt;&quot;&quot;;[.R164];&quot;Non renseigné&quot;))))" office:value-type="string" office:string-value="Thiers" calcext:value-type="string">
            <text:p>Thiers</text:p>
          </table:table-cell>
          <table:table-cell table:style-name="ce23" table:formula="of:=IF([.S164]&lt;&gt;&quot;&quot;;[.S164];IF([.O164]=&quot;île de France&quot;;[.R164];IF([.O164]&lt;&gt;&quot;&quot;;[.O164];IF([.O164]=&quot;&quot;;&quot;&quot;))))" office:value-type="string" office:string-value="Puy-de-Dôme" calcext:value-type="string">
            <text:p>Puy-de-Dôme</text:p>
          </table:table-cell>
          <table:table-cell table:style-name="ce23" table:formula="of:=IF([.T164]&lt;&gt;&quot;&quot;;[.T164];IF([.P164]&lt;&gt;&quot;&quot;;[.P164];IF([.P164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Pampelune</text:p>
          </table:table-cell>
          <table:table-cell table:style-name="ce25" table:number-columns-repeated="2"/>
          <table:table-cell table:style-name="ce25" office:value-type="string" calcext:value-type="string">
            <text:p>Espagn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164]&lt;&gt;&quot;&quot;;[.AC164];IF([.X164]&lt;&gt;&quot;&quot;;[.X164];IF([.Z164]&lt;&gt;&quot;&quot;;[.Z164];IF([.AD164]&lt;&gt;&quot;&quot;;[.AD164];&quot;Non renseigné&quot;))))" office:value-type="string" office:string-value="Pampelune" calcext:value-type="string">
            <text:p>Pampelune</text:p>
          </table:table-cell>
          <table:table-cell table:style-name="ce27" table:formula="of:=IF([.AD164]&lt;&gt;&quot;&quot;;[.AD164];&quot;&quot;)">
            <text:p/>
          </table:table-cell>
          <table:table-cell table:style-name="ce28" table:formula="of:=IF([.AE164]&lt;&gt;&quot;&quot;;[.AE164];IF([.AD164]&lt;&gt;&quot;&quot;;[.AD164];[.AA164]))" office:value-type="string" office:string-value="Espagne" calcext:value-type="string">
            <text:p>Espagn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64_P.jpg |image| \</text:p>
          </table:table-cell>
          <table:table-cell table:style-name="ce5" office:value-type="float" office:value="164" calcext:value-type="float">
            <text:p>164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64" calcext:value-type="float">
            <text:p>164</text:p>
          </table:table-cell>
          <table:table-cell table:style-name="ce9" office:value-type="string" calcext:value-type="string">
            <text:p>13</text:p>
          </table:table-cell>
          <table:table-cell table:style-name="ce9" office:value-type="string" calcext:value-type="string">
            <text:p>06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Carmelo Guerra</text:p>
          </table:table-cell>
          <table:table-cell table:style-name="ce15" office:value-type="string" calcext:value-type="string">
            <text:p>Guerra</text:p>
          </table:table-cell>
          <table:table-cell table:style-name="ce15" office:value-type="string" calcext:value-type="string">
            <text:p>Carmelo</text:p>
          </table:table-cell>
          <table:table-cell table:style-name="ce15" table:number-columns-repeated="2"/>
          <table:table-cell table:style-name="ce10" office:value-type="string" calcext:value-type="string">
            <text:p>Naples</text:p>
          </table:table-cell>
          <table:table-cell table:style-name="ce10"/>
          <table:table-cell table:style-name="ce10" office:value-type="string" calcext:value-type="string">
            <text:p>Italie</text:p>
          </table:table-cell>
          <table:table-cell table:style-name="ce10"/>
          <table:table-cell table:style-name="ce13" table:number-columns-repeated="4"/>
          <table:table-cell table:style-name="ce13" table:formula="of:=IF([.Q165]&lt;&gt;&quot;&quot;;[.Q165];IF([.M165]&lt;&gt;&quot;&quot;;[.M165];IF([.N165]&lt;&gt;&quot;&quot;;[.N165];IF([.R165]&lt;&gt;&quot;&quot;;[.R165];&quot;Non renseigné&quot;))))" office:value-type="string" office:string-value="Naples" calcext:value-type="string">
            <text:p>Naples</text:p>
          </table:table-cell>
          <table:table-cell table:style-name="ce23" table:formula="of:=IF([.S165]&lt;&gt;&quot;&quot;;[.S165];IF([.O165]=&quot;île de France&quot;;[.R165];IF([.O165]&lt;&gt;&quot;&quot;;[.O165];IF([.O165]=&quot;&quot;;&quot;&quot;))))" office:value-type="string" office:string-value="Italie" calcext:value-type="string">
            <text:p>Italie</text:p>
          </table:table-cell>
          <table:table-cell table:style-name="ce23" table:formula="of:=IF([.T165]&lt;&gt;&quot;&quot;;[.T165];IF([.P165]&lt;&gt;&quot;&quot;;[.P165];IF([.P165]=&quot;&quot;;&quot;&quot;)))">
            <text:p/>
          </table:table-cell>
          <table:table-cell table:style-name="ce25" table:number-columns-repeated="3"/>
          <table:table-cell table:style-name="ce25" office:value-type="string" calcext:value-type="string">
            <text:p>Suède</text:p>
          </table:table-cell>
          <table:table-cell table:style-name="ce25" table:number-columns-repeated="4"/>
          <table:table-cell table:style-name="ce27" table:formula="of:=IF([.AC165]&lt;&gt;&quot;&quot;;[.AC165];IF([.X165]&lt;&gt;&quot;&quot;;[.X165];IF([.Z165]&lt;&gt;&quot;&quot;;[.Z165];IF([.AD165]&lt;&gt;&quot;&quot;;[.AD165];&quot;Non renseigné&quot;))))" office:value-type="string" office:string-value="Non renseigné" calcext:value-type="string">
            <text:p>Non renseigné</text:p>
          </table:table-cell>
          <table:table-cell table:style-name="ce27" table:formula="of:=IF([.AD165]&lt;&gt;&quot;&quot;;[.AD165];&quot;&quot;)">
            <text:p/>
          </table:table-cell>
          <table:table-cell table:style-name="ce28" table:formula="of:=IF([.AE165]&lt;&gt;&quot;&quot;;[.AE165];IF([.AD165]&lt;&gt;&quot;&quot;;[.AD165];[.AA165]))" office:value-type="string" office:string-value="Suède" calcext:value-type="string">
            <text:p>Suèd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65_P.jpg |image| \</text:p>
          </table:table-cell>
          <table:table-cell table:style-name="ce5" office:value-type="float" office:value="165" calcext:value-type="float">
            <text:p>165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65" calcext:value-type="float">
            <text:p>165</text:p>
          </table:table-cell>
          <table:table-cell table:style-name="ce9" office:value-type="string" calcext:value-type="string">
            <text:p>13</text:p>
          </table:table-cell>
          <table:table-cell table:style-name="ce9" office:value-type="string" calcext:value-type="string">
            <text:p>06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Louis Gabourin</text:p>
          </table:table-cell>
          <table:table-cell table:style-name="ce15" office:value-type="string" calcext:value-type="string">
            <text:p>Gabourin</text:p>
          </table:table-cell>
          <table:table-cell table:style-name="ce15" office:value-type="string" calcext:value-type="string">
            <text:p>Louis</text:p>
          </table:table-cell>
          <table:table-cell table:style-name="ce15" table:number-columns-repeated="2"/>
          <table:table-cell table:style-name="ce10" office:value-type="string" calcext:value-type="string">
            <text:p>Bordeaux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166]&lt;&gt;&quot;&quot;;[.Q166];IF([.M166]&lt;&gt;&quot;&quot;;[.M166];IF([.N166]&lt;&gt;&quot;&quot;;[.N166];IF([.R166]&lt;&gt;&quot;&quot;;[.R166];&quot;Non renseigné&quot;))))" office:value-type="string" office:string-value="Bordeaux" calcext:value-type="string">
            <text:p>Bordeaux</text:p>
          </table:table-cell>
          <table:table-cell table:style-name="ce23" table:formula="of:=IF([.S166]&lt;&gt;&quot;&quot;;[.S166];IF([.O166]=&quot;île de France&quot;;[.R166];IF([.O166]&lt;&gt;&quot;&quot;;[.O166];IF([.O166]=&quot;&quot;;&quot;&quot;))))" office:value-type="string" office:string-value="Gironde" calcext:value-type="string">
            <text:p>Gironde</text:p>
          </table:table-cell>
          <table:table-cell table:style-name="ce23" table:formula="of:=IF([.T166]&lt;&gt;&quot;&quot;;[.T166];IF([.P166]&lt;&gt;&quot;&quot;;[.P166];IF([.P166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Saint-Thomas</text:p>
          </table:table-cell>
          <table:table-cell table:style-name="ce25" table:number-columns-repeated="2"/>
          <table:table-cell table:style-name="ce25" office:value-type="string" calcext:value-type="string">
            <text:p>Indes occidentales danoises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string" calcext:value-type="string">
            <text:p><text:s/>Saint-Thomas </text:p>
          </table:table-cell>
          <table:table-cell table:style-name="ce25" office:value-type="string" calcext:value-type="string">
            <text:p>Iles Vierges</text:p>
          </table:table-cell>
          <table:table-cell table:style-name="ce25"/>
          <table:table-cell table:style-name="ce27" table:formula="of:=IF([.AC166]&lt;&gt;&quot;&quot;;[.AC166];IF([.X166]&lt;&gt;&quot;&quot;;[.X166];IF([.Z166]&lt;&gt;&quot;&quot;;[.Z166];IF([.AD166]&lt;&gt;&quot;&quot;;[.AD166];&quot;Non renseigné&quot;))))" office:value-type="string" office:string-value=" Saint-Thomas " calcext:value-type="string">
            <text:p><text:s/>Saint-Thomas </text:p>
          </table:table-cell>
          <table:table-cell table:style-name="ce27" table:formula="of:=IF([.AD166]&lt;&gt;&quot;&quot;;[.AD166];&quot;&quot;)" office:value-type="string" office:string-value="Iles Vierges" calcext:value-type="string">
            <text:p>Iles Vierges</text:p>
          </table:table-cell>
          <table:table-cell table:style-name="ce28" table:formula="of:=IF([.AE166]&lt;&gt;&quot;&quot;;[.AE166];IF([.AD166]&lt;&gt;&quot;&quot;;[.AD166];[.AA166]))" office:value-type="string" office:string-value="Iles Vierges" calcext:value-type="string">
            <text:p>Iles Vierge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66_P.jpg |image| \</text:p>
          </table:table-cell>
          <table:table-cell table:style-name="ce5" office:value-type="float" office:value="166" calcext:value-type="float">
            <text:p>166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66" calcext:value-type="float">
            <text:p>166</text:p>
          </table:table-cell>
          <table:table-cell table:style-name="ce9" office:value-type="string" calcext:value-type="string">
            <text:p>13</text:p>
          </table:table-cell>
          <table:table-cell table:style-name="ce9" office:value-type="string" calcext:value-type="string">
            <text:p>06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Edouard Moriny</text:p>
          </table:table-cell>
          <table:table-cell table:style-name="ce15" office:value-type="string" calcext:value-type="string">
            <text:p>Moriny</text:p>
          </table:table-cell>
          <table:table-cell table:style-name="ce15" office:value-type="string" calcext:value-type="string">
            <text:p>Edouard</text:p>
          </table:table-cell>
          <table:table-cell table:style-name="ce15" table:number-columns-repeated="2"/>
          <table:table-cell table:style-name="ce10" office:value-type="string" calcext:value-type="string">
            <text:p>Bordeaux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167]&lt;&gt;&quot;&quot;;[.Q167];IF([.M167]&lt;&gt;&quot;&quot;;[.M167];IF([.N167]&lt;&gt;&quot;&quot;;[.N167];IF([.R167]&lt;&gt;&quot;&quot;;[.R167];&quot;Non renseigné&quot;))))" office:value-type="string" office:string-value="Bordeaux" calcext:value-type="string">
            <text:p>Bordeaux</text:p>
          </table:table-cell>
          <table:table-cell table:style-name="ce23" table:formula="of:=IF([.S167]&lt;&gt;&quot;&quot;;[.S167];IF([.O167]=&quot;île de France&quot;;[.R167];IF([.O167]&lt;&gt;&quot;&quot;;[.O167];IF([.O167]=&quot;&quot;;&quot;&quot;))))" office:value-type="string" office:string-value="Gironde" calcext:value-type="string">
            <text:p>Gironde</text:p>
          </table:table-cell>
          <table:table-cell table:style-name="ce23" table:formula="of:=IF([.T167]&lt;&gt;&quot;&quot;;[.T167];IF([.P167]&lt;&gt;&quot;&quot;;[.P167];IF([.P167]=&quot;&quot;;&quot;&quot;)))" office:value-type="string" office:string-value="France" calcext:value-type="string">
            <text:p>France</text:p>
          </table:table-cell>
          <table:table-cell table:style-name="ce25" table:number-columns-repeated="2"/>
          <table:table-cell table:style-name="ce25" office:value-type="string" calcext:value-type="string">
            <text:p>Guadeloupe</text:p>
          </table:table-cell>
          <table:table-cell table:style-name="ce25" office:value-type="string" calcext:value-type="string">
            <text:p>Franc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167]&lt;&gt;&quot;&quot;;[.AC167];IF([.X167]&lt;&gt;&quot;&quot;;[.X167];IF([.Z167]&lt;&gt;&quot;&quot;;[.Z167];IF([.AD167]&lt;&gt;&quot;&quot;;[.AD167];&quot;Non renseigné&quot;))))" office:value-type="string" office:string-value="Guadeloupe" calcext:value-type="string">
            <text:p>Guadeloupe</text:p>
          </table:table-cell>
          <table:table-cell table:style-name="ce27" table:formula="of:=IF([.AD167]&lt;&gt;&quot;&quot;;[.AD167];&quot;&quot;)">
            <text:p/>
          </table:table-cell>
          <table:table-cell table:style-name="ce28" table:formula="of:=IF([.AE167]&lt;&gt;&quot;&quot;;[.AE167];IF([.AD167]&lt;&gt;&quot;&quot;;[.AD167];[.AA167]))" office:value-type="string" office:string-value="France" calcext:value-type="string">
            <text:p>Franc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67_P.jpg |image| \</text:p>
          </table:table-cell>
          <table:table-cell table:style-name="ce5" office:value-type="float" office:value="167" calcext:value-type="float">
            <text:p>167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67" calcext:value-type="float">
            <text:p>167</text:p>
          </table:table-cell>
          <table:table-cell table:style-name="ce9" office:value-type="string" calcext:value-type="string">
            <text:p>14</text:p>
          </table:table-cell>
          <table:table-cell table:style-name="ce9" office:value-type="string" calcext:value-type="string">
            <text:p>06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Pierre Revel</text:p>
          </table:table-cell>
          <table:table-cell table:style-name="ce15" office:value-type="string" calcext:value-type="string">
            <text:p>Revel</text:p>
          </table:table-cell>
          <table:table-cell table:style-name="ce15" office:value-type="string" calcext:value-type="string">
            <text:p>Pierre</text:p>
          </table:table-cell>
          <table:table-cell table:style-name="ce15" table:number-columns-repeated="2"/>
          <table:table-cell table:style-name="ce10" office:value-type="string" calcext:value-type="string">
            <text:p>Draguignan</text:p>
          </table:table-cell>
          <table:table-cell table:style-name="ce10"/>
          <table:table-cell table:style-name="ce10" office:value-type="string" calcext:value-type="string">
            <text:p>Var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168]&lt;&gt;&quot;&quot;;[.Q168];IF([.M168]&lt;&gt;&quot;&quot;;[.M168];IF([.N168]&lt;&gt;&quot;&quot;;[.N168];IF([.R168]&lt;&gt;&quot;&quot;;[.R168];&quot;Non renseigné&quot;))))" office:value-type="string" office:string-value="Draguignan" calcext:value-type="string">
            <text:p>Draguignan</text:p>
          </table:table-cell>
          <table:table-cell table:style-name="ce23" table:formula="of:=IF([.S168]&lt;&gt;&quot;&quot;;[.S168];IF([.O168]=&quot;île de France&quot;;[.R168];IF([.O168]&lt;&gt;&quot;&quot;;[.O168];IF([.O168]=&quot;&quot;;&quot;&quot;))))" office:value-type="string" office:string-value="Var" calcext:value-type="string">
            <text:p>Var</text:p>
          </table:table-cell>
          <table:table-cell table:style-name="ce23" table:formula="of:=IF([.T168]&lt;&gt;&quot;&quot;;[.T168];IF([.P168]&lt;&gt;&quot;&quot;;[.P168];IF([.P168]=&quot;&quot;;&quot;&quot;)))" office:value-type="string" office:string-value="France" calcext:value-type="string">
            <text:p>France</text:p>
          </table:table-cell>
          <table:table-cell table:style-name="ce25" table:number-columns-repeated="2"/>
          <table:table-cell table:style-name="ce25" office:value-type="string" calcext:value-type="string">
            <text:p>Guadeloupe</text:p>
          </table:table-cell>
          <table:table-cell table:style-name="ce25" office:value-type="string" calcext:value-type="string">
            <text:p>Franc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168]&lt;&gt;&quot;&quot;;[.AC168];IF([.X168]&lt;&gt;&quot;&quot;;[.X168];IF([.Z168]&lt;&gt;&quot;&quot;;[.Z168];IF([.AD168]&lt;&gt;&quot;&quot;;[.AD168];&quot;Non renseigné&quot;))))" office:value-type="string" office:string-value="Guadeloupe" calcext:value-type="string">
            <text:p>Guadeloupe</text:p>
          </table:table-cell>
          <table:table-cell table:style-name="ce27" table:formula="of:=IF([.AD168]&lt;&gt;&quot;&quot;;[.AD168];&quot;&quot;)">
            <text:p/>
          </table:table-cell>
          <table:table-cell table:style-name="ce28" table:formula="of:=IF([.AE168]&lt;&gt;&quot;&quot;;[.AE168];IF([.AD168]&lt;&gt;&quot;&quot;;[.AD168];[.AA168]))" office:value-type="string" office:string-value="France" calcext:value-type="string">
            <text:p>Franc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68_P.jpg |image| \</text:p>
          </table:table-cell>
          <table:table-cell table:style-name="ce5" office:value-type="float" office:value="168" calcext:value-type="float">
            <text:p>168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68" calcext:value-type="float">
            <text:p>168</text:p>
          </table:table-cell>
          <table:table-cell table:style-name="ce9" office:value-type="string" calcext:value-type="string">
            <text:p>14</text:p>
          </table:table-cell>
          <table:table-cell table:style-name="ce9" office:value-type="string" calcext:value-type="string">
            <text:p>06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Louis François Brun</text:p>
          </table:table-cell>
          <table:table-cell table:style-name="ce15" office:value-type="string" calcext:value-type="string">
            <text:p>Brun</text:p>
          </table:table-cell>
          <table:table-cell table:style-name="ce15" office:value-type="string" calcext:value-type="string">
            <text:p>Louis</text:p>
          </table:table-cell>
          <table:table-cell table:style-name="ce15" office:value-type="string" calcext:value-type="string">
            <text:p>François</text:p>
          </table:table-cell>
          <table:table-cell table:style-name="ce15"/>
          <table:table-cell table:style-name="ce10" office:value-type="string" calcext:value-type="string">
            <text:p>Cap-Français</text:p>
          </table:table-cell>
          <table:table-cell table:style-name="ce10" office:value-type="string" calcext:value-type="string">
            <text:p>Saint-Domingue</text:p>
          </table:table-cell>
          <table:table-cell table:style-name="ce10" table:number-columns-repeated="2"/>
          <table:table-cell table:style-name="ce13" office:value-type="string" calcext:value-type="string">
            <text:p>Le Cap</text:p>
          </table:table-cell>
          <table:table-cell table:style-name="ce13" table:number-columns-repeated="2"/>
          <table:table-cell table:style-name="ce13" office:value-type="string" calcext:value-type="string">
            <text:p>Haïti</text:p>
          </table:table-cell>
          <table:table-cell table:style-name="ce13" table:formula="of:=IF([.Q169]&lt;&gt;&quot;&quot;;[.Q169];IF([.M169]&lt;&gt;&quot;&quot;;[.M169];IF([.N169]&lt;&gt;&quot;&quot;;[.N169];IF([.R169]&lt;&gt;&quot;&quot;;[.R169];&quot;Non renseigné&quot;))))" office:value-type="string" office:string-value="Le Cap" calcext:value-type="string">
            <text:p>Le Cap</text:p>
          </table:table-cell>
          <table:table-cell table:style-name="ce23" table:formula="of:=IF([.S169]&lt;&gt;&quot;&quot;;[.S169];IF([.O169]=&quot;île de France&quot;;[.R169];IF([.O169]&lt;&gt;&quot;&quot;;[.O169];IF([.O169]=&quot;&quot;;&quot;&quot;))))">
            <text:p/>
          </table:table-cell>
          <table:table-cell table:style-name="ce23" table:formula="of:=IF([.T169]&lt;&gt;&quot;&quot;;[.T169];IF([.P169]&lt;&gt;&quot;&quot;;[.P169];IF([.P169]=&quot;&quot;;&quot;&quot;)))" office:value-type="string" office:string-value="Haïti" calcext:value-type="string">
            <text:p>Haïti</text:p>
          </table:table-cell>
          <table:table-cell table:style-name="ce25" office:value-type="string" calcext:value-type="string">
            <text:p>Cap-Français</text:p>
          </table:table-cell>
          <table:table-cell table:style-name="ce25"/>
          <table:table-cell table:style-name="ce25" office:value-type="string" calcext:value-type="string">
            <text:p>Saint-Domingue</text:p>
          </table:table-cell>
          <table:table-cell table:style-name="ce25" office:value-type="string" calcext:value-type="string">
            <text:p>France</text:p>
          </table:table-cell>
          <table:table-cell table:style-name="ce25"/>
          <table:table-cell table:style-name="ce25" office:value-type="string" calcext:value-type="string">
            <text:p><text:s/>Cap-Haïtien </text:p>
          </table:table-cell>
          <table:table-cell table:style-name="ce25" office:value-type="string" calcext:value-type="string">
            <text:p>Haïti</text:p>
          </table:table-cell>
          <table:table-cell table:style-name="ce25"/>
          <table:table-cell table:style-name="ce27" table:formula="of:=IF([.AC169]&lt;&gt;&quot;&quot;;[.AC169];IF([.X169]&lt;&gt;&quot;&quot;;[.X169];IF([.Z169]&lt;&gt;&quot;&quot;;[.Z169];IF([.AD169]&lt;&gt;&quot;&quot;;[.AD169];&quot;Non renseigné&quot;))))" office:value-type="string" office:string-value=" Cap-Haïtien " calcext:value-type="string">
            <text:p><text:s/>Cap-Haïtien </text:p>
          </table:table-cell>
          <table:table-cell table:style-name="ce27" table:formula="of:=IF([.AD169]&lt;&gt;&quot;&quot;;[.AD169];&quot;&quot;)" office:value-type="string" office:string-value="Haïti" calcext:value-type="string">
            <text:p>Haïti</text:p>
          </table:table-cell>
          <table:table-cell table:style-name="ce28" table:formula="of:=IF([.AE169]&lt;&gt;&quot;&quot;;[.AE169];IF([.AD169]&lt;&gt;&quot;&quot;;[.AD169];[.AA169]))" office:value-type="string" office:string-value="Haïti" calcext:value-type="string">
            <text:p>Haïti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69_P.jpg |image| \</text:p>
          </table:table-cell>
          <table:table-cell table:style-name="ce5" office:value-type="float" office:value="169" calcext:value-type="float">
            <text:p>169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69" calcext:value-type="float">
            <text:p>169</text:p>
          </table:table-cell>
          <table:table-cell table:style-name="ce9" office:value-type="string" calcext:value-type="string">
            <text:p>15</text:p>
          </table:table-cell>
          <table:table-cell table:style-name="ce9" office:value-type="string" calcext:value-type="string">
            <text:p>06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acques Philippe Bethmann</text:p>
          </table:table-cell>
          <table:table-cell table:style-name="ce15" office:value-type="string" calcext:value-type="string">
            <text:p>Bethmann</text:p>
          </table:table-cell>
          <table:table-cell table:style-name="ce15" office:value-type="string" calcext:value-type="string">
            <text:p>Jacques</text:p>
          </table:table-cell>
          <table:table-cell table:style-name="ce15" office:value-type="string" calcext:value-type="string">
            <text:p>Philippe</text:p>
          </table:table-cell>
          <table:table-cell table:style-name="ce15"/>
          <table:table-cell table:style-name="ce10" office:value-type="string" calcext:value-type="string">
            <text:p>Francfort</text:p>
          </table:table-cell>
          <table:table-cell table:style-name="ce10" table:number-columns-repeated="2"/>
          <table:table-cell table:style-name="ce10" office:value-type="string" calcext:value-type="string">
            <text:p>Allemagne</text:p>
          </table:table-cell>
          <table:table-cell table:style-name="ce13" table:number-columns-repeated="4"/>
          <table:table-cell table:style-name="ce13" table:formula="of:=IF([.Q170]&lt;&gt;&quot;&quot;;[.Q170];IF([.M170]&lt;&gt;&quot;&quot;;[.M170];IF([.N170]&lt;&gt;&quot;&quot;;[.N170];IF([.R170]&lt;&gt;&quot;&quot;;[.R170];&quot;Non renseigné&quot;))))" office:value-type="string" office:string-value="Francfort" calcext:value-type="string">
            <text:p>Francfort</text:p>
          </table:table-cell>
          <table:table-cell table:style-name="ce23" table:formula="of:=IF([.S170]&lt;&gt;&quot;&quot;;[.S170];IF([.O170]=&quot;île de France&quot;;[.R170];IF([.O170]&lt;&gt;&quot;&quot;;[.O170];IF([.O170]=&quot;&quot;;&quot;&quot;))))">
            <text:p/>
          </table:table-cell>
          <table:table-cell table:style-name="ce23" table:formula="of:=IF([.T170]&lt;&gt;&quot;&quot;;[.T170];IF([.P170]&lt;&gt;&quot;&quot;;[.P170];IF([.P170]=&quot;&quot;;&quot;&quot;)))" office:value-type="string" office:string-value="Allemagne" calcext:value-type="string">
            <text:p>Allemagne</text:p>
          </table:table-cell>
          <table:table-cell table:style-name="ce25" office:value-type="string" calcext:value-type="string">
            <text:p>Francfort</text:p>
          </table:table-cell>
          <table:table-cell table:style-name="ce25" table:number-columns-repeated="2"/>
          <table:table-cell table:style-name="ce25" office:value-type="string" calcext:value-type="string">
            <text:p>Allemagn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170]&lt;&gt;&quot;&quot;;[.AC170];IF([.X170]&lt;&gt;&quot;&quot;;[.X170];IF([.Z170]&lt;&gt;&quot;&quot;;[.Z170];IF([.AD170]&lt;&gt;&quot;&quot;;[.AD170];&quot;Non renseigné&quot;))))" office:value-type="string" office:string-value="Francfort" calcext:value-type="string">
            <text:p>Francfort</text:p>
          </table:table-cell>
          <table:table-cell table:style-name="ce27" table:formula="of:=IF([.AD170]&lt;&gt;&quot;&quot;;[.AD170];&quot;&quot;)">
            <text:p/>
          </table:table-cell>
          <table:table-cell table:style-name="ce28" table:formula="of:=IF([.AE170]&lt;&gt;&quot;&quot;;[.AE170];IF([.AD170]&lt;&gt;&quot;&quot;;[.AD170];[.AA170]))" office:value-type="string" office:string-value="Allemagne" calcext:value-type="string">
            <text:p>Allemagn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70_P.jpg |image| \</text:p>
          </table:table-cell>
          <table:table-cell table:style-name="ce5" office:value-type="float" office:value="170" calcext:value-type="float">
            <text:p>170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70" calcext:value-type="float">
            <text:p>170</text:p>
          </table:table-cell>
          <table:table-cell table:style-name="ce9" office:value-type="string" calcext:value-type="string">
            <text:p>15</text:p>
          </table:table-cell>
          <table:table-cell table:style-name="ce9" office:value-type="string" calcext:value-type="string">
            <text:p>06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oseph Marie Bourguignon</text:p>
          </table:table-cell>
          <table:table-cell table:style-name="ce15" office:value-type="string" calcext:value-type="string">
            <text:p>Bourguignon</text:p>
          </table:table-cell>
          <table:table-cell table:style-name="ce15" office:value-type="string" calcext:value-type="string">
            <text:p>Joseph</text:p>
          </table:table-cell>
          <table:table-cell table:style-name="ce15" office:value-type="string" calcext:value-type="string">
            <text:p>Marie</text:p>
          </table:table-cell>
          <table:table-cell table:style-name="ce15"/>
          <table:table-cell table:style-name="ce10" office:value-type="string" calcext:value-type="string">
            <text:p>Bourg-en-Bresse</text:p>
          </table:table-cell>
          <table:table-cell table:style-name="ce10"/>
          <table:table-cell table:style-name="ce10" office:value-type="string" calcext:value-type="string">
            <text:p>Ain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171]&lt;&gt;&quot;&quot;;[.Q171];IF([.M171]&lt;&gt;&quot;&quot;;[.M171];IF([.N171]&lt;&gt;&quot;&quot;;[.N171];IF([.R171]&lt;&gt;&quot;&quot;;[.R171];&quot;Non renseigné&quot;))))" office:value-type="string" office:string-value="Bourg-en-Bresse" calcext:value-type="string">
            <text:p>Bourg-en-Bresse</text:p>
          </table:table-cell>
          <table:table-cell table:style-name="ce23" table:formula="of:=IF([.S171]&lt;&gt;&quot;&quot;;[.S171];IF([.O171]=&quot;île de France&quot;;[.R171];IF([.O171]&lt;&gt;&quot;&quot;;[.O171];IF([.O171]=&quot;&quot;;&quot;&quot;))))" office:value-type="string" office:string-value="Ain" calcext:value-type="string">
            <text:p>Ain</text:p>
          </table:table-cell>
          <table:table-cell table:style-name="ce23" table:formula="of:=IF([.T171]&lt;&gt;&quot;&quot;;[.T171];IF([.P171]&lt;&gt;&quot;&quot;;[.P171];IF([.P171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Cap-Français</text:p>
          </table:table-cell>
          <table:table-cell table:style-name="ce25"/>
          <table:table-cell table:style-name="ce25" office:value-type="string" calcext:value-type="string">
            <text:p>Saint-Domingue</text:p>
          </table:table-cell>
          <table:table-cell table:style-name="ce25" office:value-type="string" calcext:value-type="string">
            <text:p>France</text:p>
          </table:table-cell>
          <table:table-cell table:style-name="ce25"/>
          <table:table-cell table:style-name="ce25" office:value-type="string" calcext:value-type="string">
            <text:p><text:s/>Cap-Haïtien </text:p>
          </table:table-cell>
          <table:table-cell table:style-name="ce25" office:value-type="string" calcext:value-type="string">
            <text:p>Haïti</text:p>
          </table:table-cell>
          <table:table-cell table:style-name="ce25"/>
          <table:table-cell table:style-name="ce27" table:formula="of:=IF([.AC171]&lt;&gt;&quot;&quot;;[.AC171];IF([.X171]&lt;&gt;&quot;&quot;;[.X171];IF([.Z171]&lt;&gt;&quot;&quot;;[.Z171];IF([.AD171]&lt;&gt;&quot;&quot;;[.AD171];&quot;Non renseigné&quot;))))" office:value-type="string" office:string-value=" Cap-Haïtien " calcext:value-type="string">
            <text:p><text:s/>Cap-Haïtien </text:p>
          </table:table-cell>
          <table:table-cell table:style-name="ce27" table:formula="of:=IF([.AD171]&lt;&gt;&quot;&quot;;[.AD171];&quot;&quot;)" office:value-type="string" office:string-value="Haïti" calcext:value-type="string">
            <text:p>Haïti</text:p>
          </table:table-cell>
          <table:table-cell table:style-name="ce28" table:formula="of:=IF([.AE171]&lt;&gt;&quot;&quot;;[.AE171];IF([.AD171]&lt;&gt;&quot;&quot;;[.AD171];[.AA171]))" office:value-type="string" office:string-value="Haïti" calcext:value-type="string">
            <text:p>Haïti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71_P.jpg |image| \</text:p>
          </table:table-cell>
          <table:table-cell table:style-name="ce5" office:value-type="float" office:value="171" calcext:value-type="float">
            <text:p>171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71" calcext:value-type="float">
            <text:p>171</text:p>
          </table:table-cell>
          <table:table-cell table:style-name="ce9" office:value-type="string" calcext:value-type="string">
            <text:p>15</text:p>
          </table:table-cell>
          <table:table-cell table:style-name="ce9" office:value-type="string" calcext:value-type="string">
            <text:p>06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Marie Joseph Lebeau</text:p>
          </table:table-cell>
          <table:table-cell table:style-name="ce15" office:value-type="string" calcext:value-type="string">
            <text:p>Lebeau</text:p>
          </table:table-cell>
          <table:table-cell table:style-name="ce15" office:value-type="string" calcext:value-type="string">
            <text:p>Marie</text:p>
          </table:table-cell>
          <table:table-cell table:style-name="ce15" office:value-type="string" calcext:value-type="string">
            <text:p>Joseph</text:p>
          </table:table-cell>
          <table:table-cell table:style-name="ce15"/>
          <table:table-cell table:style-name="ce10" office:value-type="string" calcext:value-type="string">
            <text:p>Châlons</text:p>
          </table:table-cell>
          <table:table-cell table:style-name="ce10"/>
          <table:table-cell table:style-name="ce10" office:value-type="string" calcext:value-type="string">
            <text:p>Saône-et-Loire</text:p>
          </table:table-cell>
          <table:table-cell table:style-name="ce10" office:value-type="string" calcext:value-type="string">
            <text:p>France</text:p>
          </table:table-cell>
          <table:table-cell table:style-name="ce13" office:value-type="string" calcext:value-type="string">
            <text:p>Châlon-sur-Saône</text:p>
          </table:table-cell>
          <table:table-cell table:style-name="ce13"/>
          <table:table-cell table:style-name="ce13" office:value-type="string" calcext:value-type="string">
            <text:p>Saône-et-Loire</text:p>
          </table:table-cell>
          <table:table-cell table:style-name="ce13" office:value-type="string" calcext:value-type="string">
            <text:p>France</text:p>
          </table:table-cell>
          <table:table-cell table:style-name="ce13" table:formula="of:=IF([.Q172]&lt;&gt;&quot;&quot;;[.Q172];IF([.M172]&lt;&gt;&quot;&quot;;[.M172];IF([.N172]&lt;&gt;&quot;&quot;;[.N172];IF([.R172]&lt;&gt;&quot;&quot;;[.R172];&quot;Non renseigné&quot;))))" office:value-type="string" office:string-value="Châlon-sur-Saône" calcext:value-type="string">
            <text:p>Châlon-sur-Saône</text:p>
          </table:table-cell>
          <table:table-cell table:style-name="ce23" table:formula="of:=IF([.S172]&lt;&gt;&quot;&quot;;[.S172];IF([.O172]=&quot;île de France&quot;;[.R172];IF([.O172]&lt;&gt;&quot;&quot;;[.O172];IF([.O172]=&quot;&quot;;&quot;&quot;))))" office:value-type="string" office:string-value="Saône-et-Loire" calcext:value-type="string">
            <text:p>Saône-et-Loire</text:p>
          </table:table-cell>
          <table:table-cell table:style-name="ce23" table:formula="of:=IF([.T172]&lt;&gt;&quot;&quot;;[.T172];IF([.P172]&lt;&gt;&quot;&quot;;[.P172];IF([.P172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Cap-Français</text:p>
          </table:table-cell>
          <table:table-cell table:style-name="ce25"/>
          <table:table-cell table:style-name="ce25" office:value-type="string" calcext:value-type="string">
            <text:p>Saint-Domingue</text:p>
          </table:table-cell>
          <table:table-cell table:style-name="ce25" office:value-type="string" calcext:value-type="string">
            <text:p>France</text:p>
          </table:table-cell>
          <table:table-cell table:style-name="ce25"/>
          <table:table-cell table:style-name="ce25" office:value-type="string" calcext:value-type="string">
            <text:p><text:s/>Cap-Haïtien </text:p>
          </table:table-cell>
          <table:table-cell table:style-name="ce25" office:value-type="string" calcext:value-type="string">
            <text:p>Haïti</text:p>
          </table:table-cell>
          <table:table-cell table:style-name="ce25"/>
          <table:table-cell table:style-name="ce27" table:formula="of:=IF([.AC172]&lt;&gt;&quot;&quot;;[.AC172];IF([.X172]&lt;&gt;&quot;&quot;;[.X172];IF([.Z172]&lt;&gt;&quot;&quot;;[.Z172];IF([.AD172]&lt;&gt;&quot;&quot;;[.AD172];&quot;Non renseigné&quot;))))" office:value-type="string" office:string-value=" Cap-Haïtien " calcext:value-type="string">
            <text:p><text:s/>Cap-Haïtien </text:p>
          </table:table-cell>
          <table:table-cell table:style-name="ce27" table:formula="of:=IF([.AD172]&lt;&gt;&quot;&quot;;[.AD172];&quot;&quot;)" office:value-type="string" office:string-value="Haïti" calcext:value-type="string">
            <text:p>Haïti</text:p>
          </table:table-cell>
          <table:table-cell table:style-name="ce28" table:formula="of:=IF([.AE172]&lt;&gt;&quot;&quot;;[.AE172];IF([.AD172]&lt;&gt;&quot;&quot;;[.AD172];[.AA172]))" office:value-type="string" office:string-value="Haïti" calcext:value-type="string">
            <text:p>Haïti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72_P.jpg |image| \</text:p>
          </table:table-cell>
          <table:table-cell table:style-name="ce5" office:value-type="float" office:value="172" calcext:value-type="float">
            <text:p>172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72" calcext:value-type="float">
            <text:p>172</text:p>
          </table:table-cell>
          <table:table-cell table:style-name="ce9" office:value-type="string" calcext:value-type="string">
            <text:p>15</text:p>
          </table:table-cell>
          <table:table-cell table:style-name="ce9" office:value-type="string" calcext:value-type="string">
            <text:p>06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oseph Fidèle Micheau</text:p>
          </table:table-cell>
          <table:table-cell table:style-name="ce15" office:value-type="string" calcext:value-type="string">
            <text:p>Micheau</text:p>
          </table:table-cell>
          <table:table-cell table:style-name="ce15" office:value-type="string" calcext:value-type="string">
            <text:p>Joseph</text:p>
          </table:table-cell>
          <table:table-cell table:style-name="ce15" office:value-type="string" calcext:value-type="string">
            <text:p>Fidèle</text:p>
          </table:table-cell>
          <table:table-cell table:style-name="ce15"/>
          <table:table-cell table:style-name="ce10" office:value-type="string" calcext:value-type="string">
            <text:p>Bordeaux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173]&lt;&gt;&quot;&quot;;[.Q173];IF([.M173]&lt;&gt;&quot;&quot;;[.M173];IF([.N173]&lt;&gt;&quot;&quot;;[.N173];IF([.R173]&lt;&gt;&quot;&quot;;[.R173];&quot;Non renseigné&quot;))))" office:value-type="string" office:string-value="Bordeaux" calcext:value-type="string">
            <text:p>Bordeaux</text:p>
          </table:table-cell>
          <table:table-cell table:style-name="ce23" table:formula="of:=IF([.S173]&lt;&gt;&quot;&quot;;[.S173];IF([.O173]=&quot;île de France&quot;;[.R173];IF([.O173]&lt;&gt;&quot;&quot;;[.O173];IF([.O173]=&quot;&quot;;&quot;&quot;))))" office:value-type="string" office:string-value="Gironde" calcext:value-type="string">
            <text:p>Gironde</text:p>
          </table:table-cell>
          <table:table-cell table:style-name="ce23" table:formula="of:=IF([.T173]&lt;&gt;&quot;&quot;;[.T173];IF([.P173]&lt;&gt;&quot;&quot;;[.P173];IF([.P173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Saint-Domingue</text:p>
          </table:table-cell>
          <table:table-cell table:style-name="ce25" table:number-columns-repeated="5"/>
          <table:table-cell table:style-name="ce25" office:value-type="string" calcext:value-type="string">
            <text:p>Haïti</text:p>
          </table:table-cell>
          <table:table-cell table:style-name="ce25"/>
          <table:table-cell table:style-name="ce27" table:formula="of:=IF([.AC173]&lt;&gt;&quot;&quot;;[.AC173];IF([.X173]&lt;&gt;&quot;&quot;;[.X173];IF([.Z173]&lt;&gt;&quot;&quot;;[.Z173];IF([.AD173]&lt;&gt;&quot;&quot;;[.AD173];&quot;Non renseigné&quot;))))" office:value-type="string" office:string-value="Saint-Domingue" calcext:value-type="string">
            <text:p>Saint-Domingue</text:p>
          </table:table-cell>
          <table:table-cell table:style-name="ce27" table:formula="of:=IF([.AD173]&lt;&gt;&quot;&quot;;[.AD173];&quot;&quot;)" office:value-type="string" office:string-value="Haïti" calcext:value-type="string">
            <text:p>Haïti</text:p>
          </table:table-cell>
          <table:table-cell table:style-name="ce28" table:formula="of:=IF([.AE173]&lt;&gt;&quot;&quot;;[.AE173];IF([.AD173]&lt;&gt;&quot;&quot;;[.AD173];[.AA173]))" office:value-type="string" office:string-value="Haïti" calcext:value-type="string">
            <text:p>Haïti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73_P.jpg |image| \</text:p>
          </table:table-cell>
          <table:table-cell table:style-name="ce5" office:value-type="float" office:value="173" calcext:value-type="float">
            <text:p>173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73" calcext:value-type="float">
            <text:p>173</text:p>
          </table:table-cell>
          <table:table-cell table:style-name="ce9" office:value-type="string" calcext:value-type="string">
            <text:p>17</text:p>
          </table:table-cell>
          <table:table-cell table:style-name="ce9" office:value-type="string" calcext:value-type="string">
            <text:p>06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oseph Ricard</text:p>
          </table:table-cell>
          <table:table-cell table:style-name="ce15" office:value-type="string" calcext:value-type="string">
            <text:p>Ricard</text:p>
          </table:table-cell>
          <table:table-cell table:style-name="ce15" office:value-type="string" calcext:value-type="string">
            <text:p>Joseph</text:p>
          </table:table-cell>
          <table:table-cell table:style-name="ce15" table:number-columns-repeated="2"/>
          <table:table-cell table:style-name="ce10" office:value-type="string" calcext:value-type="string">
            <text:p>Marseille</text:p>
          </table:table-cell>
          <table:table-cell table:style-name="ce10"/>
          <table:table-cell table:style-name="ce10" office:value-type="string" calcext:value-type="string">
            <text:p>Bouches-du-Rhôn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174]&lt;&gt;&quot;&quot;;[.Q174];IF([.M174]&lt;&gt;&quot;&quot;;[.M174];IF([.N174]&lt;&gt;&quot;&quot;;[.N174];IF([.R174]&lt;&gt;&quot;&quot;;[.R174];&quot;Non renseigné&quot;))))" office:value-type="string" office:string-value="Marseille" calcext:value-type="string">
            <text:p>Marseille</text:p>
          </table:table-cell>
          <table:table-cell table:style-name="ce23" table:formula="of:=IF([.S174]&lt;&gt;&quot;&quot;;[.S174];IF([.O174]=&quot;île de France&quot;;[.R174];IF([.O174]&lt;&gt;&quot;&quot;;[.O174];IF([.O174]=&quot;&quot;;&quot;&quot;))))" office:value-type="string" office:string-value="Bouches-du-Rhône" calcext:value-type="string">
            <text:p>Bouches-du-Rhône</text:p>
          </table:table-cell>
          <table:table-cell table:style-name="ce23" table:formula="of:=IF([.T174]&lt;&gt;&quot;&quot;;[.T174];IF([.P174]&lt;&gt;&quot;&quot;;[.P174];IF([.P174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Cap-Français</text:p>
          </table:table-cell>
          <table:table-cell table:style-name="ce25"/>
          <table:table-cell table:style-name="ce25" office:value-type="string" calcext:value-type="string">
            <text:p>Saint-Domingue</text:p>
          </table:table-cell>
          <table:table-cell table:style-name="ce25" office:value-type="string" calcext:value-type="string">
            <text:p>France</text:p>
          </table:table-cell>
          <table:table-cell table:style-name="ce25"/>
          <table:table-cell table:style-name="ce25" office:value-type="string" calcext:value-type="string">
            <text:p><text:s/>Cap-Haïtien </text:p>
          </table:table-cell>
          <table:table-cell table:style-name="ce25" office:value-type="string" calcext:value-type="string">
            <text:p>Haïti</text:p>
          </table:table-cell>
          <table:table-cell table:style-name="ce25"/>
          <table:table-cell table:style-name="ce27" table:formula="of:=IF([.AC174]&lt;&gt;&quot;&quot;;[.AC174];IF([.X174]&lt;&gt;&quot;&quot;;[.X174];IF([.Z174]&lt;&gt;&quot;&quot;;[.Z174];IF([.AD174]&lt;&gt;&quot;&quot;;[.AD174];&quot;Non renseigné&quot;))))" office:value-type="string" office:string-value=" Cap-Haïtien " calcext:value-type="string">
            <text:p><text:s/>Cap-Haïtien </text:p>
          </table:table-cell>
          <table:table-cell table:style-name="ce27" table:formula="of:=IF([.AD174]&lt;&gt;&quot;&quot;;[.AD174];&quot;&quot;)" office:value-type="string" office:string-value="Haïti" calcext:value-type="string">
            <text:p>Haïti</text:p>
          </table:table-cell>
          <table:table-cell table:style-name="ce28" table:formula="of:=IF([.AE174]&lt;&gt;&quot;&quot;;[.AE174];IF([.AD174]&lt;&gt;&quot;&quot;;[.AD174];[.AA174]))" office:value-type="string" office:string-value="Haïti" calcext:value-type="string">
            <text:p>Haïti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74_P.jpg |image| \</text:p>
          </table:table-cell>
          <table:table-cell table:style-name="ce5" office:value-type="float" office:value="174" calcext:value-type="float">
            <text:p>174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74" calcext:value-type="float">
            <text:p>174</text:p>
          </table:table-cell>
          <table:table-cell table:style-name="ce9" office:value-type="string" calcext:value-type="string">
            <text:p>17</text:p>
          </table:table-cell>
          <table:table-cell table:style-name="ce9" office:value-type="string" calcext:value-type="string">
            <text:p>06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Thérèse Borely</text:p>
          </table:table-cell>
          <table:table-cell table:style-name="ce15" office:value-type="string" calcext:value-type="string">
            <text:p>Borely</text:p>
          </table:table-cell>
          <table:table-cell table:style-name="ce15" office:value-type="string" calcext:value-type="string">
            <text:p>Thérèse</text:p>
          </table:table-cell>
          <table:table-cell table:style-name="ce15" table:number-columns-repeated="2"/>
          <table:table-cell table:style-name="ce10" office:value-type="string" calcext:value-type="string">
            <text:p>Marseille</text:p>
          </table:table-cell>
          <table:table-cell table:style-name="ce10"/>
          <table:table-cell table:style-name="ce10" office:value-type="string" calcext:value-type="string">
            <text:p>Bouches-du-Rhôn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175]&lt;&gt;&quot;&quot;;[.Q175];IF([.M175]&lt;&gt;&quot;&quot;;[.M175];IF([.N175]&lt;&gt;&quot;&quot;;[.N175];IF([.R175]&lt;&gt;&quot;&quot;;[.R175];&quot;Non renseigné&quot;))))" office:value-type="string" office:string-value="Marseille" calcext:value-type="string">
            <text:p>Marseille</text:p>
          </table:table-cell>
          <table:table-cell table:style-name="ce23" table:formula="of:=IF([.S175]&lt;&gt;&quot;&quot;;[.S175];IF([.O175]=&quot;île de France&quot;;[.R175];IF([.O175]&lt;&gt;&quot;&quot;;[.O175];IF([.O175]=&quot;&quot;;&quot;&quot;))))" office:value-type="string" office:string-value="Bouches-du-Rhône" calcext:value-type="string">
            <text:p>Bouches-du-Rhône</text:p>
          </table:table-cell>
          <table:table-cell table:style-name="ce23" table:formula="of:=IF([.T175]&lt;&gt;&quot;&quot;;[.T175];IF([.P175]&lt;&gt;&quot;&quot;;[.P175];IF([.P175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Cap-Français</text:p>
          </table:table-cell>
          <table:table-cell table:style-name="ce25"/>
          <table:table-cell table:style-name="ce25" office:value-type="string" calcext:value-type="string">
            <text:p>Saint-Domingue</text:p>
          </table:table-cell>
          <table:table-cell table:style-name="ce25" office:value-type="string" calcext:value-type="string">
            <text:p>France</text:p>
          </table:table-cell>
          <table:table-cell table:style-name="ce25"/>
          <table:table-cell table:style-name="ce25" office:value-type="string" calcext:value-type="string">
            <text:p><text:s/>Cap-Haïtien </text:p>
          </table:table-cell>
          <table:table-cell table:style-name="ce25" office:value-type="string" calcext:value-type="string">
            <text:p>Haïti</text:p>
          </table:table-cell>
          <table:table-cell table:style-name="ce25"/>
          <table:table-cell table:style-name="ce27" table:formula="of:=IF([.AC175]&lt;&gt;&quot;&quot;;[.AC175];IF([.X175]&lt;&gt;&quot;&quot;;[.X175];IF([.Z175]&lt;&gt;&quot;&quot;;[.Z175];IF([.AD175]&lt;&gt;&quot;&quot;;[.AD175];&quot;Non renseigné&quot;))))" office:value-type="string" office:string-value=" Cap-Haïtien " calcext:value-type="string">
            <text:p><text:s/>Cap-Haïtien </text:p>
          </table:table-cell>
          <table:table-cell table:style-name="ce27" table:formula="of:=IF([.AD175]&lt;&gt;&quot;&quot;;[.AD175];&quot;&quot;)" office:value-type="string" office:string-value="Haïti" calcext:value-type="string">
            <text:p>Haïti</text:p>
          </table:table-cell>
          <table:table-cell table:style-name="ce28" table:formula="of:=IF([.AE175]&lt;&gt;&quot;&quot;;[.AE175];IF([.AD175]&lt;&gt;&quot;&quot;;[.AD175];[.AA175]))" office:value-type="string" office:string-value="Haïti" calcext:value-type="string">
            <text:p>Haïti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75_P.jpg |image| \</text:p>
          </table:table-cell>
          <table:table-cell table:style-name="ce5" office:value-type="float" office:value="175" calcext:value-type="float">
            <text:p>175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75" calcext:value-type="float">
            <text:p>175</text:p>
          </table:table-cell>
          <table:table-cell table:style-name="ce9" office:value-type="string" calcext:value-type="string">
            <text:p>17</text:p>
          </table:table-cell>
          <table:table-cell table:style-name="ce9" office:value-type="string" calcext:value-type="string">
            <text:p>06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Honoré Escande</text:p>
          </table:table-cell>
          <table:table-cell table:style-name="ce15" office:value-type="string" calcext:value-type="string">
            <text:p>Escande</text:p>
          </table:table-cell>
          <table:table-cell table:style-name="ce15" office:value-type="string" calcext:value-type="string">
            <text:p>Honoré</text:p>
          </table:table-cell>
          <table:table-cell table:style-name="ce15" table:number-columns-repeated="2"/>
          <table:table-cell table:style-name="ce10" office:value-type="string" calcext:value-type="string">
            <text:p>Bordeaux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176]&lt;&gt;&quot;&quot;;[.Q176];IF([.M176]&lt;&gt;&quot;&quot;;[.M176];IF([.N176]&lt;&gt;&quot;&quot;;[.N176];IF([.R176]&lt;&gt;&quot;&quot;;[.R176];&quot;Non renseigné&quot;))))" office:value-type="string" office:string-value="Bordeaux" calcext:value-type="string">
            <text:p>Bordeaux</text:p>
          </table:table-cell>
          <table:table-cell table:style-name="ce23" table:formula="of:=IF([.S176]&lt;&gt;&quot;&quot;;[.S176];IF([.O176]=&quot;île de France&quot;;[.R176];IF([.O176]&lt;&gt;&quot;&quot;;[.O176];IF([.O176]=&quot;&quot;;&quot;&quot;))))" office:value-type="string" office:string-value="Gironde" calcext:value-type="string">
            <text:p>Gironde</text:p>
          </table:table-cell>
          <table:table-cell table:style-name="ce23" table:formula="of:=IF([.T176]&lt;&gt;&quot;&quot;;[.T176];IF([.P176]&lt;&gt;&quot;&quot;;[.P176];IF([.P176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Pampelune</text:p>
          </table:table-cell>
          <table:table-cell table:style-name="ce25" table:number-columns-repeated="2"/>
          <table:table-cell table:style-name="ce25" office:value-type="string" calcext:value-type="string">
            <text:p>Espagn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176]&lt;&gt;&quot;&quot;;[.AC176];IF([.X176]&lt;&gt;&quot;&quot;;[.X176];IF([.Z176]&lt;&gt;&quot;&quot;;[.Z176];IF([.AD176]&lt;&gt;&quot;&quot;;[.AD176];&quot;Non renseigné&quot;))))" office:value-type="string" office:string-value="Pampelune" calcext:value-type="string">
            <text:p>Pampelune</text:p>
          </table:table-cell>
          <table:table-cell table:style-name="ce27" table:formula="of:=IF([.AD176]&lt;&gt;&quot;&quot;;[.AD176];&quot;&quot;)">
            <text:p/>
          </table:table-cell>
          <table:table-cell table:style-name="ce28" table:formula="of:=IF([.AE176]&lt;&gt;&quot;&quot;;[.AE176];IF([.AD176]&lt;&gt;&quot;&quot;;[.AD176];[.AA176]))" office:value-type="string" office:string-value="Espagne" calcext:value-type="string">
            <text:p>Espagn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76_P.jpg |image| \</text:p>
          </table:table-cell>
          <table:table-cell table:style-name="ce5" office:value-type="float" office:value="176" calcext:value-type="float">
            <text:p>176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76" calcext:value-type="float">
            <text:p>176</text:p>
          </table:table-cell>
          <table:table-cell table:style-name="ce9" office:value-type="string" calcext:value-type="string">
            <text:p>17</text:p>
          </table:table-cell>
          <table:table-cell table:style-name="ce9" office:value-type="string" calcext:value-type="string">
            <text:p>06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ean François Dartigaux</text:p>
          </table:table-cell>
          <table:table-cell table:style-name="ce15" office:value-type="string" calcext:value-type="string">
            <text:p>Dartigaux</text:p>
          </table:table-cell>
          <table:table-cell table:style-name="ce15" office:value-type="string" calcext:value-type="string">
            <text:p>Jean</text:p>
          </table:table-cell>
          <table:table-cell table:style-name="ce15" office:value-type="string" calcext:value-type="string">
            <text:p>François</text:p>
          </table:table-cell>
          <table:table-cell table:style-name="ce15"/>
          <table:table-cell table:style-name="ce10" office:value-type="string" calcext:value-type="string">
            <text:p>Bordeaux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177]&lt;&gt;&quot;&quot;;[.Q177];IF([.M177]&lt;&gt;&quot;&quot;;[.M177];IF([.N177]&lt;&gt;&quot;&quot;;[.N177];IF([.R177]&lt;&gt;&quot;&quot;;[.R177];&quot;Non renseigné&quot;))))" office:value-type="string" office:string-value="Bordeaux" calcext:value-type="string">
            <text:p>Bordeaux</text:p>
          </table:table-cell>
          <table:table-cell table:style-name="ce23" table:formula="of:=IF([.S177]&lt;&gt;&quot;&quot;;[.S177];IF([.O177]=&quot;île de France&quot;;[.R177];IF([.O177]&lt;&gt;&quot;&quot;;[.O177];IF([.O177]=&quot;&quot;;&quot;&quot;))))" office:value-type="string" office:string-value="Gironde" calcext:value-type="string">
            <text:p>Gironde</text:p>
          </table:table-cell>
          <table:table-cell table:style-name="ce23" table:formula="of:=IF([.T177]&lt;&gt;&quot;&quot;;[.T177];IF([.P177]&lt;&gt;&quot;&quot;;[.P177];IF([.P177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Madrid</text:p>
          </table:table-cell>
          <table:table-cell table:style-name="ce25" table:number-columns-repeated="2"/>
          <table:table-cell table:style-name="ce25" office:value-type="string" calcext:value-type="string">
            <text:p>Espagn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177]&lt;&gt;&quot;&quot;;[.AC177];IF([.X177]&lt;&gt;&quot;&quot;;[.X177];IF([.Z177]&lt;&gt;&quot;&quot;;[.Z177];IF([.AD177]&lt;&gt;&quot;&quot;;[.AD177];&quot;Non renseigné&quot;))))" office:value-type="string" office:string-value="Madrid" calcext:value-type="string">
            <text:p>Madrid</text:p>
          </table:table-cell>
          <table:table-cell table:style-name="ce27" table:formula="of:=IF([.AD177]&lt;&gt;&quot;&quot;;[.AD177];&quot;&quot;)">
            <text:p/>
          </table:table-cell>
          <table:table-cell table:style-name="ce28" table:formula="of:=IF([.AE177]&lt;&gt;&quot;&quot;;[.AE177];IF([.AD177]&lt;&gt;&quot;&quot;;[.AD177];[.AA177]))" office:value-type="string" office:string-value="Espagne" calcext:value-type="string">
            <text:p>Espagn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77_P.jpg |image| \</text:p>
          </table:table-cell>
          <table:table-cell table:style-name="ce5" office:value-type="float" office:value="177" calcext:value-type="float">
            <text:p>177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77" calcext:value-type="float">
            <text:p>177</text:p>
          </table:table-cell>
          <table:table-cell table:style-name="ce9" office:value-type="string" calcext:value-type="string">
            <text:p>17</text:p>
          </table:table-cell>
          <table:table-cell table:style-name="ce9" office:value-type="string" calcext:value-type="string">
            <text:p>06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ean Fort Dida</text:p>
          </table:table-cell>
          <table:table-cell table:style-name="ce15" office:value-type="string" calcext:value-type="string">
            <text:p>Dida</text:p>
          </table:table-cell>
          <table:table-cell table:style-name="ce15" office:value-type="string" calcext:value-type="string">
            <text:p>Jean</text:p>
          </table:table-cell>
          <table:table-cell table:style-name="ce15" office:value-type="string" calcext:value-type="string">
            <text:p>Fort</text:p>
          </table:table-cell>
          <table:table-cell table:style-name="ce15"/>
          <table:table-cell table:style-name="ce10" office:value-type="string" calcext:value-type="string">
            <text:p>Bordeaux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178]&lt;&gt;&quot;&quot;;[.Q178];IF([.M178]&lt;&gt;&quot;&quot;;[.M178];IF([.N178]&lt;&gt;&quot;&quot;;[.N178];IF([.R178]&lt;&gt;&quot;&quot;;[.R178];&quot;Non renseigné&quot;))))" office:value-type="string" office:string-value="Bordeaux" calcext:value-type="string">
            <text:p>Bordeaux</text:p>
          </table:table-cell>
          <table:table-cell table:style-name="ce23" table:formula="of:=IF([.S178]&lt;&gt;&quot;&quot;;[.S178];IF([.O178]=&quot;île de France&quot;;[.R178];IF([.O178]&lt;&gt;&quot;&quot;;[.O178];IF([.O178]=&quot;&quot;;&quot;&quot;))))" office:value-type="string" office:string-value="Gironde" calcext:value-type="string">
            <text:p>Gironde</text:p>
          </table:table-cell>
          <table:table-cell table:style-name="ce23" table:formula="of:=IF([.T178]&lt;&gt;&quot;&quot;;[.T178];IF([.P178]&lt;&gt;&quot;&quot;;[.P178];IF([.P178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Pampelune</text:p>
          </table:table-cell>
          <table:table-cell table:style-name="ce25" table:number-columns-repeated="2"/>
          <table:table-cell table:style-name="ce25" office:value-type="string" calcext:value-type="string">
            <text:p>Espagn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178]&lt;&gt;&quot;&quot;;[.AC178];IF([.X178]&lt;&gt;&quot;&quot;;[.X178];IF([.Z178]&lt;&gt;&quot;&quot;;[.Z178];IF([.AD178]&lt;&gt;&quot;&quot;;[.AD178];&quot;Non renseigné&quot;))))" office:value-type="string" office:string-value="Pampelune" calcext:value-type="string">
            <text:p>Pampelune</text:p>
          </table:table-cell>
          <table:table-cell table:style-name="ce27" table:formula="of:=IF([.AD178]&lt;&gt;&quot;&quot;;[.AD178];&quot;&quot;)">
            <text:p/>
          </table:table-cell>
          <table:table-cell table:style-name="ce28" table:formula="of:=IF([.AE178]&lt;&gt;&quot;&quot;;[.AE178];IF([.AD178]&lt;&gt;&quot;&quot;;[.AD178];[.AA178]))" office:value-type="string" office:string-value="Espagne" calcext:value-type="string">
            <text:p>Espagn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78_P.jpg |image| \</text:p>
          </table:table-cell>
          <table:table-cell table:style-name="ce5" office:value-type="float" office:value="178" calcext:value-type="float">
            <text:p>178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78" calcext:value-type="float">
            <text:p>178</text:p>
          </table:table-cell>
          <table:table-cell table:style-name="ce9" office:value-type="string" calcext:value-type="string">
            <text:p>18</text:p>
          </table:table-cell>
          <table:table-cell table:style-name="ce9" office:value-type="string" calcext:value-type="string">
            <text:p>06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ean François Mahin</text:p>
          </table:table-cell>
          <table:table-cell table:style-name="ce15" office:value-type="string" calcext:value-type="string">
            <text:p>Mahin</text:p>
          </table:table-cell>
          <table:table-cell table:style-name="ce15" office:value-type="string" calcext:value-type="string">
            <text:p>Jean</text:p>
          </table:table-cell>
          <table:table-cell table:style-name="ce15" office:value-type="string" calcext:value-type="string">
            <text:p>François</text:p>
          </table:table-cell>
          <table:table-cell table:style-name="ce15"/>
          <table:table-cell table:style-name="ce10" office:value-type="string" calcext:value-type="string">
            <text:p>Bordeaux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179]&lt;&gt;&quot;&quot;;[.Q179];IF([.M179]&lt;&gt;&quot;&quot;;[.M179];IF([.N179]&lt;&gt;&quot;&quot;;[.N179];IF([.R179]&lt;&gt;&quot;&quot;;[.R179];&quot;Non renseigné&quot;))))" office:value-type="string" office:string-value="Bordeaux" calcext:value-type="string">
            <text:p>Bordeaux</text:p>
          </table:table-cell>
          <table:table-cell table:style-name="ce23" table:formula="of:=IF([.S179]&lt;&gt;&quot;&quot;;[.S179];IF([.O179]=&quot;île de France&quot;;[.R179];IF([.O179]&lt;&gt;&quot;&quot;;[.O179];IF([.O179]=&quot;&quot;;&quot;&quot;))))" office:value-type="string" office:string-value="Gironde" calcext:value-type="string">
            <text:p>Gironde</text:p>
          </table:table-cell>
          <table:table-cell table:style-name="ce23" table:formula="of:=IF([.T179]&lt;&gt;&quot;&quot;;[.T179];IF([.P179]&lt;&gt;&quot;&quot;;[.P179];IF([.P179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Pampelune</text:p>
          </table:table-cell>
          <table:table-cell table:style-name="ce25" table:number-columns-repeated="2"/>
          <table:table-cell table:style-name="ce25" office:value-type="string" calcext:value-type="string">
            <text:p>Espagn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179]&lt;&gt;&quot;&quot;;[.AC179];IF([.X179]&lt;&gt;&quot;&quot;;[.X179];IF([.Z179]&lt;&gt;&quot;&quot;;[.Z179];IF([.AD179]&lt;&gt;&quot;&quot;;[.AD179];&quot;Non renseigné&quot;))))" office:value-type="string" office:string-value="Pampelune" calcext:value-type="string">
            <text:p>Pampelune</text:p>
          </table:table-cell>
          <table:table-cell table:style-name="ce27" table:formula="of:=IF([.AD179]&lt;&gt;&quot;&quot;;[.AD179];&quot;&quot;)">
            <text:p/>
          </table:table-cell>
          <table:table-cell table:style-name="ce28" table:formula="of:=IF([.AE179]&lt;&gt;&quot;&quot;;[.AE179];IF([.AD179]&lt;&gt;&quot;&quot;;[.AD179];[.AA179]))" office:value-type="string" office:string-value="Espagne" calcext:value-type="string">
            <text:p>Espagn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79_P.jpg |image| \</text:p>
          </table:table-cell>
          <table:table-cell table:style-name="ce5" office:value-type="float" office:value="179" calcext:value-type="float">
            <text:p>179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79" calcext:value-type="float">
            <text:p>179</text:p>
          </table:table-cell>
          <table:table-cell table:style-name="ce9" office:value-type="string" calcext:value-type="string">
            <text:p>18</text:p>
          </table:table-cell>
          <table:table-cell table:style-name="ce9" office:value-type="string" calcext:value-type="string">
            <text:p>06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Pierre Esslinger</text:p>
          </table:table-cell>
          <table:table-cell table:style-name="ce15" office:value-type="string" calcext:value-type="string">
            <text:p>Esslinger</text:p>
          </table:table-cell>
          <table:table-cell table:style-name="ce15" office:value-type="string" calcext:value-type="string">
            <text:p>Pierre</text:p>
          </table:table-cell>
          <table:table-cell table:style-name="ce15" table:number-columns-repeated="2"/>
          <table:table-cell table:style-name="ce10" office:value-type="string" calcext:value-type="string">
            <text:p>Vevey</text:p>
          </table:table-cell>
          <table:table-cell table:style-name="ce10"/>
          <table:table-cell table:style-name="ce10" office:value-type="string" calcext:value-type="string">
            <text:p>Vaud</text:p>
          </table:table-cell>
          <table:table-cell table:style-name="ce10" office:value-type="string" calcext:value-type="string">
            <text:p>Suisse</text:p>
          </table:table-cell>
          <table:table-cell table:style-name="ce13" table:number-columns-repeated="4"/>
          <table:table-cell table:style-name="ce13" table:formula="of:=IF([.Q180]&lt;&gt;&quot;&quot;;[.Q180];IF([.M180]&lt;&gt;&quot;&quot;;[.M180];IF([.N180]&lt;&gt;&quot;&quot;;[.N180];IF([.R180]&lt;&gt;&quot;&quot;;[.R180];&quot;Non renseigné&quot;))))" office:value-type="string" office:string-value="Vevey" calcext:value-type="string">
            <text:p>Vevey</text:p>
          </table:table-cell>
          <table:table-cell table:style-name="ce23" table:formula="of:=IF([.S180]&lt;&gt;&quot;&quot;;[.S180];IF([.O180]=&quot;île de France&quot;;[.R180];IF([.O180]&lt;&gt;&quot;&quot;;[.O180];IF([.O180]=&quot;&quot;;&quot;&quot;))))" office:value-type="string" office:string-value="Vaud" calcext:value-type="string">
            <text:p>Vaud</text:p>
          </table:table-cell>
          <table:table-cell table:style-name="ce23" table:formula="of:=IF([.T180]&lt;&gt;&quot;&quot;;[.T180];IF([.P180]&lt;&gt;&quot;&quot;;[.P180];IF([.P180]=&quot;&quot;;&quot;&quot;)))" office:value-type="string" office:string-value="Suisse" calcext:value-type="string">
            <text:p>Suisse</text:p>
          </table:table-cell>
          <table:table-cell table:style-name="ce25" office:value-type="string" calcext:value-type="string">
            <text:p>Dresde</text:p>
          </table:table-cell>
          <table:table-cell table:style-name="ce25" table:number-columns-repeated="2"/>
          <table:table-cell table:style-name="ce25" office:value-type="string" calcext:value-type="string">
            <text:p>Allemagn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180]&lt;&gt;&quot;&quot;;[.AC180];IF([.X180]&lt;&gt;&quot;&quot;;[.X180];IF([.Z180]&lt;&gt;&quot;&quot;;[.Z180];IF([.AD180]&lt;&gt;&quot;&quot;;[.AD180];&quot;Non renseigné&quot;))))" office:value-type="string" office:string-value="Dresde" calcext:value-type="string">
            <text:p>Dresde</text:p>
          </table:table-cell>
          <table:table-cell table:style-name="ce27" table:formula="of:=IF([.AD180]&lt;&gt;&quot;&quot;;[.AD180];&quot;&quot;)">
            <text:p/>
          </table:table-cell>
          <table:table-cell table:style-name="ce28" table:formula="of:=IF([.AE180]&lt;&gt;&quot;&quot;;[.AE180];IF([.AD180]&lt;&gt;&quot;&quot;;[.AD180];[.AA180]))" office:value-type="string" office:string-value="Allemagne" calcext:value-type="string">
            <text:p>Allemagn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80_P.jpg |image| \</text:p>
          </table:table-cell>
          <table:table-cell table:style-name="ce5" office:value-type="float" office:value="180" calcext:value-type="float">
            <text:p>180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80" calcext:value-type="float">
            <text:p>180</text:p>
          </table:table-cell>
          <table:table-cell table:style-name="ce9" office:value-type="string" calcext:value-type="string">
            <text:p>20</text:p>
          </table:table-cell>
          <table:table-cell table:style-name="ce9" office:value-type="string" calcext:value-type="string">
            <text:p>06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ean Yon</text:p>
          </table:table-cell>
          <table:table-cell table:style-name="ce15" office:value-type="string" calcext:value-type="string">
            <text:p>Yon</text:p>
          </table:table-cell>
          <table:table-cell table:style-name="ce15" office:value-type="string" calcext:value-type="string">
            <text:p>Jean</text:p>
          </table:table-cell>
          <table:table-cell table:style-name="ce15" table:number-columns-repeated="2"/>
          <table:table-cell table:style-name="ce10" office:value-type="string" calcext:value-type="string">
            <text:p>Bordeaux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181]&lt;&gt;&quot;&quot;;[.Q181];IF([.M181]&lt;&gt;&quot;&quot;;[.M181];IF([.N181]&lt;&gt;&quot;&quot;;[.N181];IF([.R181]&lt;&gt;&quot;&quot;;[.R181];&quot;Non renseigné&quot;))))" office:value-type="string" office:string-value="Bordeaux" calcext:value-type="string">
            <text:p>Bordeaux</text:p>
          </table:table-cell>
          <table:table-cell table:style-name="ce23" table:formula="of:=IF([.S181]&lt;&gt;&quot;&quot;;[.S181];IF([.O181]=&quot;île de France&quot;;[.R181];IF([.O181]&lt;&gt;&quot;&quot;;[.O181];IF([.O181]=&quot;&quot;;&quot;&quot;))))" office:value-type="string" office:string-value="Gironde" calcext:value-type="string">
            <text:p>Gironde</text:p>
          </table:table-cell>
          <table:table-cell table:style-name="ce23" table:formula="of:=IF([.T181]&lt;&gt;&quot;&quot;;[.T181];IF([.P181]&lt;&gt;&quot;&quot;;[.P181];IF([.P181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Hambourg</text:p>
          </table:table-cell>
          <table:table-cell table:style-name="ce25" table:number-columns-repeated="2"/>
          <table:table-cell table:style-name="ce25" office:value-type="string" calcext:value-type="string">
            <text:p>Allemagn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181]&lt;&gt;&quot;&quot;;[.AC181];IF([.X181]&lt;&gt;&quot;&quot;;[.X181];IF([.Z181]&lt;&gt;&quot;&quot;;[.Z181];IF([.AD181]&lt;&gt;&quot;&quot;;[.AD181];&quot;Non renseigné&quot;))))" office:value-type="string" office:string-value="Hambourg" calcext:value-type="string">
            <text:p>Hambourg</text:p>
          </table:table-cell>
          <table:table-cell table:style-name="ce27" table:formula="of:=IF([.AD181]&lt;&gt;&quot;&quot;;[.AD181];&quot;&quot;)">
            <text:p/>
          </table:table-cell>
          <table:table-cell table:style-name="ce28" table:formula="of:=IF([.AE181]&lt;&gt;&quot;&quot;;[.AE181];IF([.AD181]&lt;&gt;&quot;&quot;;[.AD181];[.AA181]))" office:value-type="string" office:string-value="Allemagne" calcext:value-type="string">
            <text:p>Allemagn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81_P.jpg |image| \</text:p>
          </table:table-cell>
          <table:table-cell table:style-name="ce5" office:value-type="float" office:value="181" calcext:value-type="float">
            <text:p>181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81" calcext:value-type="float">
            <text:p>181</text:p>
          </table:table-cell>
          <table:table-cell table:style-name="ce9" office:value-type="string" calcext:value-type="string">
            <text:p>20</text:p>
          </table:table-cell>
          <table:table-cell table:style-name="ce9" office:value-type="string" calcext:value-type="string">
            <text:p>06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Dufau-Saint-Brin</text:p>
          </table:table-cell>
          <table:table-cell table:style-name="ce15" office:value-type="string" calcext:value-type="string">
            <text:p>Dufau-Saint-Brin</text:p>
          </table:table-cell>
          <table:table-cell table:style-name="ce16" office:value-type="string" calcext:value-type="string">
            <text:p>prénom non renseigné</text:p>
          </table:table-cell>
          <table:table-cell table:style-name="ce15" table:number-columns-repeated="2"/>
          <table:table-cell table:style-name="ce10" office:value-type="string" calcext:value-type="string">
            <text:p>Bordeaux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182]&lt;&gt;&quot;&quot;;[.Q182];IF([.M182]&lt;&gt;&quot;&quot;;[.M182];IF([.N182]&lt;&gt;&quot;&quot;;[.N182];IF([.R182]&lt;&gt;&quot;&quot;;[.R182];&quot;Non renseigné&quot;))))" office:value-type="string" office:string-value="Bordeaux" calcext:value-type="string">
            <text:p>Bordeaux</text:p>
          </table:table-cell>
          <table:table-cell table:style-name="ce23" table:formula="of:=IF([.S182]&lt;&gt;&quot;&quot;;[.S182];IF([.O182]=&quot;île de France&quot;;[.R182];IF([.O182]&lt;&gt;&quot;&quot;;[.O182];IF([.O182]=&quot;&quot;;&quot;&quot;))))" office:value-type="string" office:string-value="Gironde" calcext:value-type="string">
            <text:p>Gironde</text:p>
          </table:table-cell>
          <table:table-cell table:style-name="ce23" table:formula="of:=IF([.T182]&lt;&gt;&quot;&quot;;[.T182];IF([.P182]&lt;&gt;&quot;&quot;;[.P182];IF([.P182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Port-au-Prince</text:p>
          </table:table-cell>
          <table:table-cell table:style-name="ce25"/>
          <table:table-cell table:style-name="ce25" office:value-type="string" calcext:value-type="string">
            <text:p>Saint-Domingue</text:p>
          </table:table-cell>
          <table:table-cell table:style-name="ce25" office:value-type="string" calcext:value-type="string">
            <text:p>France</text:p>
          </table:table-cell>
          <table:table-cell table:style-name="ce25"/>
          <table:table-cell table:style-name="ce25" office:value-type="string" calcext:value-type="string">
            <text:p><text:s/>Port-au-Prince </text:p>
          </table:table-cell>
          <table:table-cell table:style-name="ce25" office:value-type="string" calcext:value-type="string">
            <text:p>Haïti</text:p>
          </table:table-cell>
          <table:table-cell table:style-name="ce25"/>
          <table:table-cell table:style-name="ce27" table:formula="of:=IF([.AC182]&lt;&gt;&quot;&quot;;[.AC182];IF([.X182]&lt;&gt;&quot;&quot;;[.X182];IF([.Z182]&lt;&gt;&quot;&quot;;[.Z182];IF([.AD182]&lt;&gt;&quot;&quot;;[.AD182];&quot;Non renseigné&quot;))))" office:value-type="string" office:string-value=" Port-au-Prince " calcext:value-type="string">
            <text:p><text:s/>Port-au-Prince </text:p>
          </table:table-cell>
          <table:table-cell table:style-name="ce27" table:formula="of:=IF([.AD182]&lt;&gt;&quot;&quot;;[.AD182];&quot;&quot;)" office:value-type="string" office:string-value="Haïti" calcext:value-type="string">
            <text:p>Haïti</text:p>
          </table:table-cell>
          <table:table-cell table:style-name="ce28" table:formula="of:=IF([.AE182]&lt;&gt;&quot;&quot;;[.AE182];IF([.AD182]&lt;&gt;&quot;&quot;;[.AD182];[.AA182]))" office:value-type="string" office:string-value="Haïti" calcext:value-type="string">
            <text:p>Haïti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82_P.jpg |image| \</text:p>
          </table:table-cell>
          <table:table-cell table:style-name="ce5" office:value-type="float" office:value="182" calcext:value-type="float">
            <text:p>182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82" calcext:value-type="float">
            <text:p>182</text:p>
          </table:table-cell>
          <table:table-cell table:style-name="ce9" office:value-type="string" calcext:value-type="string">
            <text:p>23</text:p>
          </table:table-cell>
          <table:table-cell table:style-name="ce9" office:value-type="string" calcext:value-type="string">
            <text:p>06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Maxime Chantal</text:p>
          </table:table-cell>
          <table:table-cell table:style-name="ce15" office:value-type="string" calcext:value-type="string">
            <text:p>Chantal</text:p>
          </table:table-cell>
          <table:table-cell table:style-name="ce15" office:value-type="string" calcext:value-type="string">
            <text:p>Maxime</text:p>
          </table:table-cell>
          <table:table-cell table:style-name="ce15" table:number-columns-repeated="2"/>
          <table:table-cell table:style-name="ce10" office:value-type="string" calcext:value-type="string">
            <text:p>Bordeaux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183]&lt;&gt;&quot;&quot;;[.Q183];IF([.M183]&lt;&gt;&quot;&quot;;[.M183];IF([.N183]&lt;&gt;&quot;&quot;;[.N183];IF([.R183]&lt;&gt;&quot;&quot;;[.R183];&quot;Non renseigné&quot;))))" office:value-type="string" office:string-value="Bordeaux" calcext:value-type="string">
            <text:p>Bordeaux</text:p>
          </table:table-cell>
          <table:table-cell table:style-name="ce23" table:formula="of:=IF([.S183]&lt;&gt;&quot;&quot;;[.S183];IF([.O183]=&quot;île de France&quot;;[.R183];IF([.O183]&lt;&gt;&quot;&quot;;[.O183];IF([.O183]=&quot;&quot;;&quot;&quot;))))" office:value-type="string" office:string-value="Gironde" calcext:value-type="string">
            <text:p>Gironde</text:p>
          </table:table-cell>
          <table:table-cell table:style-name="ce23" table:formula="of:=IF([.T183]&lt;&gt;&quot;&quot;;[.T183];IF([.P183]&lt;&gt;&quot;&quot;;[.P183];IF([.P183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Saint-Thomas</text:p>
          </table:table-cell>
          <table:table-cell table:style-name="ce25" table:number-columns-repeated="2"/>
          <table:table-cell table:style-name="ce25" office:value-type="string" calcext:value-type="string">
            <text:p>Indes occidentales danoises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string" calcext:value-type="string">
            <text:p><text:s/>Saint-Thomas </text:p>
          </table:table-cell>
          <table:table-cell table:style-name="ce25" office:value-type="string" calcext:value-type="string">
            <text:p>Iles Vierges</text:p>
          </table:table-cell>
          <table:table-cell table:style-name="ce25"/>
          <table:table-cell table:style-name="ce27" table:formula="of:=IF([.AC183]&lt;&gt;&quot;&quot;;[.AC183];IF([.X183]&lt;&gt;&quot;&quot;;[.X183];IF([.Z183]&lt;&gt;&quot;&quot;;[.Z183];IF([.AD183]&lt;&gt;&quot;&quot;;[.AD183];&quot;Non renseigné&quot;))))" office:value-type="string" office:string-value=" Saint-Thomas " calcext:value-type="string">
            <text:p><text:s/>Saint-Thomas </text:p>
          </table:table-cell>
          <table:table-cell table:style-name="ce27" table:formula="of:=IF([.AD183]&lt;&gt;&quot;&quot;;[.AD183];&quot;&quot;)" office:value-type="string" office:string-value="Iles Vierges" calcext:value-type="string">
            <text:p>Iles Vierges</text:p>
          </table:table-cell>
          <table:table-cell table:style-name="ce28" table:formula="of:=IF([.AE183]&lt;&gt;&quot;&quot;;[.AE183];IF([.AD183]&lt;&gt;&quot;&quot;;[.AD183];[.AA183]))" office:value-type="string" office:string-value="Iles Vierges" calcext:value-type="string">
            <text:p>Iles Vierge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83_P.jpg |image| \</text:p>
          </table:table-cell>
          <table:table-cell table:style-name="ce5" office:value-type="float" office:value="183" calcext:value-type="float">
            <text:p>183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83" calcext:value-type="float">
            <text:p>183</text:p>
          </table:table-cell>
          <table:table-cell table:style-name="ce9" office:value-type="string" calcext:value-type="string">
            <text:p>23</text:p>
          </table:table-cell>
          <table:table-cell table:style-name="ce9" office:value-type="string" calcext:value-type="string">
            <text:p>06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Rose Beon</text:p>
          </table:table-cell>
          <table:table-cell table:style-name="ce15" office:value-type="string" calcext:value-type="string">
            <text:p>Beon</text:p>
          </table:table-cell>
          <table:table-cell table:style-name="ce15" office:value-type="string" calcext:value-type="string">
            <text:p>Rose</text:p>
          </table:table-cell>
          <table:table-cell table:style-name="ce15" table:number-columns-repeated="2"/>
          <table:table-cell table:style-name="ce10" office:value-type="string" calcext:value-type="string">
            <text:p>Cap-Français</text:p>
          </table:table-cell>
          <table:table-cell table:style-name="ce10" office:value-type="string" calcext:value-type="string">
            <text:p>Saint-Domingue</text:p>
          </table:table-cell>
          <table:table-cell table:style-name="ce10" table:number-columns-repeated="2"/>
          <table:table-cell table:style-name="ce13" office:value-type="string" calcext:value-type="string">
            <text:p>Le Cap</text:p>
          </table:table-cell>
          <table:table-cell table:style-name="ce13" table:number-columns-repeated="2"/>
          <table:table-cell table:style-name="ce13" office:value-type="string" calcext:value-type="string">
            <text:p>Haïti</text:p>
          </table:table-cell>
          <table:table-cell table:style-name="ce13" table:formula="of:=IF([.Q184]&lt;&gt;&quot;&quot;;[.Q184];IF([.M184]&lt;&gt;&quot;&quot;;[.M184];IF([.N184]&lt;&gt;&quot;&quot;;[.N184];IF([.R184]&lt;&gt;&quot;&quot;;[.R184];&quot;Non renseigné&quot;))))" office:value-type="string" office:string-value="Le Cap" calcext:value-type="string">
            <text:p>Le Cap</text:p>
          </table:table-cell>
          <table:table-cell table:style-name="ce23" table:formula="of:=IF([.S184]&lt;&gt;&quot;&quot;;[.S184];IF([.O184]=&quot;île de France&quot;;[.R184];IF([.O184]&lt;&gt;&quot;&quot;;[.O184];IF([.O184]=&quot;&quot;;&quot;&quot;))))">
            <text:p/>
          </table:table-cell>
          <table:table-cell table:style-name="ce23" table:formula="of:=IF([.T184]&lt;&gt;&quot;&quot;;[.T184];IF([.P184]&lt;&gt;&quot;&quot;;[.P184];IF([.P184]=&quot;&quot;;&quot;&quot;)))" office:value-type="string" office:string-value="Haïti" calcext:value-type="string">
            <text:p>Haïti</text:p>
          </table:table-cell>
          <table:table-cell table:style-name="ce25" office:value-type="string" calcext:value-type="string">
            <text:p>Cap-Français</text:p>
          </table:table-cell>
          <table:table-cell table:style-name="ce25"/>
          <table:table-cell table:style-name="ce25" office:value-type="string" calcext:value-type="string">
            <text:p>Saint-Domingue</text:p>
          </table:table-cell>
          <table:table-cell table:style-name="ce25" office:value-type="string" calcext:value-type="string">
            <text:p>France</text:p>
          </table:table-cell>
          <table:table-cell table:style-name="ce25"/>
          <table:table-cell table:style-name="ce25" office:value-type="string" calcext:value-type="string">
            <text:p><text:s/>Cap-Haïtien </text:p>
          </table:table-cell>
          <table:table-cell table:style-name="ce25" office:value-type="string" calcext:value-type="string">
            <text:p>Haïti</text:p>
          </table:table-cell>
          <table:table-cell table:style-name="ce25"/>
          <table:table-cell table:style-name="ce27" table:formula="of:=IF([.AC184]&lt;&gt;&quot;&quot;;[.AC184];IF([.X184]&lt;&gt;&quot;&quot;;[.X184];IF([.Z184]&lt;&gt;&quot;&quot;;[.Z184];IF([.AD184]&lt;&gt;&quot;&quot;;[.AD184];&quot;Non renseigné&quot;))))" office:value-type="string" office:string-value=" Cap-Haïtien " calcext:value-type="string">
            <text:p><text:s/>Cap-Haïtien </text:p>
          </table:table-cell>
          <table:table-cell table:style-name="ce27" table:formula="of:=IF([.AD184]&lt;&gt;&quot;&quot;;[.AD184];&quot;&quot;)" office:value-type="string" office:string-value="Haïti" calcext:value-type="string">
            <text:p>Haïti</text:p>
          </table:table-cell>
          <table:table-cell table:style-name="ce28" table:formula="of:=IF([.AE184]&lt;&gt;&quot;&quot;;[.AE184];IF([.AD184]&lt;&gt;&quot;&quot;;[.AD184];[.AA184]))" office:value-type="string" office:string-value="Haïti" calcext:value-type="string">
            <text:p>Haïti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84_P.jpg |image| \</text:p>
          </table:table-cell>
          <table:table-cell table:style-name="ce5" office:value-type="float" office:value="184" calcext:value-type="float">
            <text:p>184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84" calcext:value-type="float">
            <text:p>184</text:p>
          </table:table-cell>
          <table:table-cell table:style-name="ce9" office:value-type="string" calcext:value-type="string">
            <text:p>23</text:p>
          </table:table-cell>
          <table:table-cell table:style-name="ce9" office:value-type="string" calcext:value-type="string">
            <text:p>06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André Laborie</text:p>
          </table:table-cell>
          <table:table-cell table:style-name="ce15" office:value-type="string" calcext:value-type="string">
            <text:p>Laborie</text:p>
          </table:table-cell>
          <table:table-cell table:style-name="ce15" office:value-type="string" calcext:value-type="string">
            <text:p>André</text:p>
          </table:table-cell>
          <table:table-cell table:style-name="ce15" table:number-columns-repeated="2"/>
          <table:table-cell table:style-name="ce10" office:value-type="string" calcext:value-type="string">
            <text:p>Labastide-Saint-Pierre</text:p>
          </table:table-cell>
          <table:table-cell table:style-name="ce10"/>
          <table:table-cell table:style-name="ce10" office:value-type="string" calcext:value-type="string">
            <text:p>Tarn-et-Garonn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185]&lt;&gt;&quot;&quot;;[.Q185];IF([.M185]&lt;&gt;&quot;&quot;;[.M185];IF([.N185]&lt;&gt;&quot;&quot;;[.N185];IF([.R185]&lt;&gt;&quot;&quot;;[.R185];&quot;Non renseigné&quot;))))" office:value-type="string" office:string-value="Labastide-Saint-Pierre" calcext:value-type="string">
            <text:p>Labastide-Saint-Pierre</text:p>
          </table:table-cell>
          <table:table-cell table:style-name="ce23" table:formula="of:=IF([.S185]&lt;&gt;&quot;&quot;;[.S185];IF([.O185]=&quot;île de France&quot;;[.R185];IF([.O185]&lt;&gt;&quot;&quot;;[.O185];IF([.O185]=&quot;&quot;;&quot;&quot;))))" office:value-type="string" office:string-value="Tarn-et-Garonne" calcext:value-type="string">
            <text:p>Tarn-et-Garonne</text:p>
          </table:table-cell>
          <table:table-cell table:style-name="ce23" table:formula="of:=IF([.T185]&lt;&gt;&quot;&quot;;[.T185];IF([.P185]&lt;&gt;&quot;&quot;;[.P185];IF([.P185]=&quot;&quot;;&quot;&quot;)))" office:value-type="string" office:string-value="France" calcext:value-type="string">
            <text:p>France</text:p>
          </table:table-cell>
          <table:table-cell table:style-name="ce25" table:number-columns-repeated="2"/>
          <table:table-cell table:style-name="ce25" office:value-type="string" calcext:value-type="string">
            <text:p>Saint-Domingue</text:p>
          </table:table-cell>
          <table:table-cell table:style-name="ce25" office:value-type="string" calcext:value-type="string">
            <text:p>France</text:p>
          </table:table-cell>
          <table:table-cell table:style-name="ce25" table:number-columns-repeated="2"/>
          <table:table-cell table:style-name="ce25" office:value-type="string" calcext:value-type="string">
            <text:p>Haïti</text:p>
          </table:table-cell>
          <table:table-cell table:style-name="ce25"/>
          <table:table-cell table:style-name="ce27" table:formula="of:=IF([.AC185]&lt;&gt;&quot;&quot;;[.AC185];IF([.X185]&lt;&gt;&quot;&quot;;[.X185];IF([.Z185]&lt;&gt;&quot;&quot;;[.Z185];IF([.AD185]&lt;&gt;&quot;&quot;;[.AD185];&quot;Non renseigné&quot;))))" office:value-type="string" office:string-value="Saint-Domingue" calcext:value-type="string">
            <text:p>Saint-Domingue</text:p>
          </table:table-cell>
          <table:table-cell table:style-name="ce27" table:formula="of:=IF([.AD185]&lt;&gt;&quot;&quot;;[.AD185];&quot;&quot;)" office:value-type="string" office:string-value="Haïti" calcext:value-type="string">
            <text:p>Haïti</text:p>
          </table:table-cell>
          <table:table-cell table:style-name="ce28" table:formula="of:=IF([.AE185]&lt;&gt;&quot;&quot;;[.AE185];IF([.AD185]&lt;&gt;&quot;&quot;;[.AD185];[.AA185]))" office:value-type="string" office:string-value="Haïti" calcext:value-type="string">
            <text:p>Haïti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85_P.jpg |image| \</text:p>
          </table:table-cell>
          <table:table-cell table:style-name="ce5" office:value-type="float" office:value="185" calcext:value-type="float">
            <text:p>185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85" calcext:value-type="float">
            <text:p>185</text:p>
          </table:table-cell>
          <table:table-cell table:style-name="ce9" office:value-type="string" calcext:value-type="string">
            <text:p>28</text:p>
          </table:table-cell>
          <table:table-cell table:style-name="ce9" office:value-type="string" calcext:value-type="string">
            <text:p>06</text:p>
          </table:table-cell>
          <table:table-cell table:style-name="ce9" office:value-type="float" office:value="1800" calcext:value-type="float">
            <text:p>1800</text:p>
          </table:table-cell>
          <table:table-cell/>
          <table:table-cell table:style-name="ce16" office:value-type="string" calcext:value-type="string">
            <text:p>nom non renseigné</text:p>
          </table:table-cell>
          <table:table-cell table:style-name="ce16" office:value-type="string" calcext:value-type="string">
            <text:p>prénom non renseigné</text:p>
          </table:table-cell>
          <table:table-cell table:style-name="ce15" table:number-columns-repeated="2"/>
          <table:table-cell table:style-name="ce10" table:number-columns-repeated="3"/>
          <table:table-cell table:style-name="ce10" office:value-type="string" calcext:value-type="string">
            <text:p>Irlande</text:p>
          </table:table-cell>
          <table:table-cell table:style-name="ce13" table:number-columns-repeated="4"/>
          <table:table-cell table:style-name="ce13" table:formula="of:=IF([.Q186]&lt;&gt;&quot;&quot;;[.Q186];IF([.M186]&lt;&gt;&quot;&quot;;[.M186];IF([.N186]&lt;&gt;&quot;&quot;;[.N186];IF([.R186]&lt;&gt;&quot;&quot;;[.R186];&quot;Non renseigné&quot;))))" office:value-type="string" office:string-value="Non renseigné" calcext:value-type="string">
            <text:p>Non renseigné</text:p>
          </table:table-cell>
          <table:table-cell table:style-name="ce23" table:formula="of:=IF([.S186]&lt;&gt;&quot;&quot;;[.S186];IF([.O186]=&quot;île de France&quot;;[.R186];IF([.O186]&lt;&gt;&quot;&quot;;[.O186];IF([.O186]=&quot;&quot;;&quot;&quot;))))">
            <text:p/>
          </table:table-cell>
          <table:table-cell table:style-name="ce23" table:formula="of:=IF([.T186]&lt;&gt;&quot;&quot;;[.T186];IF([.P186]&lt;&gt;&quot;&quot;;[.P186];IF([.P186]=&quot;&quot;;&quot;&quot;)))" office:value-type="string" office:string-value="Irlande" calcext:value-type="string">
            <text:p>Irlande</text:p>
          </table:table-cell>
          <table:table-cell table:style-name="ce25" office:value-type="string" calcext:value-type="string">
            <text:p>Saint-Thomas</text:p>
          </table:table-cell>
          <table:table-cell table:style-name="ce25" table:number-columns-repeated="2"/>
          <table:table-cell table:style-name="ce25" office:value-type="string" calcext:value-type="string">
            <text:p>Indes occidentales danoises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string" calcext:value-type="string">
            <text:p><text:s/>Saint-Thomas </text:p>
          </table:table-cell>
          <table:table-cell table:style-name="ce25" office:value-type="string" calcext:value-type="string">
            <text:p>Iles Vierges</text:p>
          </table:table-cell>
          <table:table-cell table:style-name="ce25"/>
          <table:table-cell table:style-name="ce27" table:formula="of:=IF([.AC186]&lt;&gt;&quot;&quot;;[.AC186];IF([.X186]&lt;&gt;&quot;&quot;;[.X186];IF([.Z186]&lt;&gt;&quot;&quot;;[.Z186];IF([.AD186]&lt;&gt;&quot;&quot;;[.AD186];&quot;Non renseigné&quot;))))" office:value-type="string" office:string-value=" Saint-Thomas " calcext:value-type="string">
            <text:p><text:s/>Saint-Thomas </text:p>
          </table:table-cell>
          <table:table-cell table:style-name="ce27" table:formula="of:=IF([.AD186]&lt;&gt;&quot;&quot;;[.AD186];&quot;&quot;)" office:value-type="string" office:string-value="Iles Vierges" calcext:value-type="string">
            <text:p>Iles Vierges</text:p>
          </table:table-cell>
          <table:table-cell table:style-name="ce28" table:formula="of:=IF([.AE186]&lt;&gt;&quot;&quot;;[.AE186];IF([.AD186]&lt;&gt;&quot;&quot;;[.AD186];[.AA186]))" office:value-type="string" office:string-value="Iles Vierges" calcext:value-type="string">
            <text:p>Iles Vierge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86_P.jpg |image| \</text:p>
          </table:table-cell>
          <table:table-cell table:style-name="ce5" office:value-type="float" office:value="186" calcext:value-type="float">
            <text:p>186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86" calcext:value-type="float">
            <text:p>186</text:p>
          </table:table-cell>
          <table:table-cell table:style-name="ce9" office:value-type="string" calcext:value-type="string">
            <text:p>01</text:p>
          </table:table-cell>
          <table:table-cell table:style-name="ce9" office:value-type="string" calcext:value-type="string">
            <text:p>07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ean Luetkens</text:p>
          </table:table-cell>
          <table:table-cell table:style-name="ce15" office:value-type="string" calcext:value-type="string">
            <text:p>Luetkens</text:p>
          </table:table-cell>
          <table:table-cell table:style-name="ce15" office:value-type="string" calcext:value-type="string">
            <text:p>Jean</text:p>
          </table:table-cell>
          <table:table-cell table:style-name="ce15" table:number-columns-repeated="2"/>
          <table:table-cell table:style-name="ce10" office:value-type="string" calcext:value-type="string">
            <text:p>Bordeaux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187]&lt;&gt;&quot;&quot;;[.Q187];IF([.M187]&lt;&gt;&quot;&quot;;[.M187];IF([.N187]&lt;&gt;&quot;&quot;;[.N187];IF([.R187]&lt;&gt;&quot;&quot;;[.R187];&quot;Non renseigné&quot;))))" office:value-type="string" office:string-value="Bordeaux" calcext:value-type="string">
            <text:p>Bordeaux</text:p>
          </table:table-cell>
          <table:table-cell table:style-name="ce23" table:formula="of:=IF([.S187]&lt;&gt;&quot;&quot;;[.S187];IF([.O187]=&quot;île de France&quot;;[.R187];IF([.O187]&lt;&gt;&quot;&quot;;[.O187];IF([.O187]=&quot;&quot;;&quot;&quot;))))" office:value-type="string" office:string-value="Gironde" calcext:value-type="string">
            <text:p>Gironde</text:p>
          </table:table-cell>
          <table:table-cell table:style-name="ce23" table:formula="of:=IF([.T187]&lt;&gt;&quot;&quot;;[.T187];IF([.P187]&lt;&gt;&quot;&quot;;[.P187];IF([.P187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Hambourg</text:p>
          </table:table-cell>
          <table:table-cell table:style-name="ce25" table:number-columns-repeated="2"/>
          <table:table-cell table:style-name="ce25" office:value-type="string" calcext:value-type="string">
            <text:p>Allemagn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187]&lt;&gt;&quot;&quot;;[.AC187];IF([.X187]&lt;&gt;&quot;&quot;;[.X187];IF([.Z187]&lt;&gt;&quot;&quot;;[.Z187];IF([.AD187]&lt;&gt;&quot;&quot;;[.AD187];&quot;Non renseigné&quot;))))" office:value-type="string" office:string-value="Hambourg" calcext:value-type="string">
            <text:p>Hambourg</text:p>
          </table:table-cell>
          <table:table-cell table:style-name="ce27" table:formula="of:=IF([.AD187]&lt;&gt;&quot;&quot;;[.AD187];&quot;&quot;)">
            <text:p/>
          </table:table-cell>
          <table:table-cell table:style-name="ce28" table:formula="of:=IF([.AE187]&lt;&gt;&quot;&quot;;[.AE187];IF([.AD187]&lt;&gt;&quot;&quot;;[.AD187];[.AA187]))" office:value-type="string" office:string-value="Allemagne" calcext:value-type="string">
            <text:p>Allemagn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87_P.jpg |image| \</text:p>
          </table:table-cell>
          <table:table-cell table:style-name="ce5" office:value-type="float" office:value="187" calcext:value-type="float">
            <text:p>187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87" calcext:value-type="float">
            <text:p>187</text:p>
          </table:table-cell>
          <table:table-cell table:style-name="ce9" office:value-type="string" calcext:value-type="string">
            <text:p>04</text:p>
          </table:table-cell>
          <table:table-cell table:style-name="ce9" office:value-type="string" calcext:value-type="string">
            <text:p>07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Charles Kunckel</text:p>
          </table:table-cell>
          <table:table-cell table:style-name="ce15" office:value-type="string" calcext:value-type="string">
            <text:p>Kunckel</text:p>
          </table:table-cell>
          <table:table-cell table:style-name="ce15" office:value-type="string" calcext:value-type="string">
            <text:p>Charles</text:p>
          </table:table-cell>
          <table:table-cell table:style-name="ce15" table:number-columns-repeated="2"/>
          <table:table-cell table:style-name="ce10" office:value-type="string" calcext:value-type="string">
            <text:p>Bendorf</text:p>
          </table:table-cell>
          <table:table-cell table:style-name="ce10"/>
          <table:table-cell table:style-name="ce10" office:value-type="string" calcext:value-type="string">
            <text:p>Haut-Rhin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188]&lt;&gt;&quot;&quot;;[.Q188];IF([.M188]&lt;&gt;&quot;&quot;;[.M188];IF([.N188]&lt;&gt;&quot;&quot;;[.N188];IF([.R188]&lt;&gt;&quot;&quot;;[.R188];&quot;Non renseigné&quot;))))" office:value-type="string" office:string-value="Bendorf" calcext:value-type="string">
            <text:p>Bendorf</text:p>
          </table:table-cell>
          <table:table-cell table:style-name="ce23" table:formula="of:=IF([.S188]&lt;&gt;&quot;&quot;;[.S188];IF([.O188]=&quot;île de France&quot;;[.R188];IF([.O188]&lt;&gt;&quot;&quot;;[.O188];IF([.O188]=&quot;&quot;;&quot;&quot;))))" office:value-type="string" office:string-value="Haut-Rhin" calcext:value-type="string">
            <text:p>Haut-Rhin</text:p>
          </table:table-cell>
          <table:table-cell table:style-name="ce23" table:formula="of:=IF([.T188]&lt;&gt;&quot;&quot;;[.T188];IF([.P188]&lt;&gt;&quot;&quot;;[.P188];IF([.P188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Amsterdam</text:p>
          </table:table-cell>
          <table:table-cell table:style-name="ce25" table:number-columns-repeated="2"/>
          <table:table-cell table:style-name="ce25" office:value-type="string" calcext:value-type="string">
            <text:p>Pays-Bas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188]&lt;&gt;&quot;&quot;;[.AC188];IF([.X188]&lt;&gt;&quot;&quot;;[.X188];IF([.Z188]&lt;&gt;&quot;&quot;;[.Z188];IF([.AD188]&lt;&gt;&quot;&quot;;[.AD188];&quot;Non renseigné&quot;))))" office:value-type="string" office:string-value="Amsterdam" calcext:value-type="string">
            <text:p>Amsterdam</text:p>
          </table:table-cell>
          <table:table-cell table:style-name="ce27" table:formula="of:=IF([.AD188]&lt;&gt;&quot;&quot;;[.AD188];&quot;&quot;)">
            <text:p/>
          </table:table-cell>
          <table:table-cell table:style-name="ce28" table:formula="of:=IF([.AE188]&lt;&gt;&quot;&quot;;[.AE188];IF([.AD188]&lt;&gt;&quot;&quot;;[.AD188];[.AA188]))" office:value-type="string" office:string-value="Pays-Bas" calcext:value-type="string">
            <text:p>Pays-Ba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88_P.jpg |image| \</text:p>
          </table:table-cell>
          <table:table-cell table:style-name="ce5" office:value-type="float" office:value="188" calcext:value-type="float">
            <text:p>188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88" calcext:value-type="float">
            <text:p>188</text:p>
          </table:table-cell>
          <table:table-cell table:style-name="ce9" office:value-type="string" calcext:value-type="string">
            <text:p>04</text:p>
          </table:table-cell>
          <table:table-cell table:style-name="ce9" office:value-type="string" calcext:value-type="string">
            <text:p>07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ean Monplaisir Boyer</text:p>
          </table:table-cell>
          <table:table-cell table:style-name="ce15" office:value-type="string" calcext:value-type="string">
            <text:p>Monplaisir Boyer</text:p>
          </table:table-cell>
          <table:table-cell table:style-name="ce15" office:value-type="string" calcext:value-type="string">
            <text:p>Jean</text:p>
          </table:table-cell>
          <table:table-cell table:style-name="ce15" table:number-columns-repeated="2"/>
          <table:table-cell table:style-name="ce10" office:value-type="string" calcext:value-type="string">
            <text:p>Rotterdam</text:p>
          </table:table-cell>
          <table:table-cell table:style-name="ce10"/>
          <table:table-cell table:style-name="ce10" office:value-type="string" calcext:value-type="string">
            <text:p>Pays-Bas</text:p>
          </table:table-cell>
          <table:table-cell table:style-name="ce10"/>
          <table:table-cell table:style-name="ce13" table:number-columns-repeated="4"/>
          <table:table-cell table:style-name="ce13" table:formula="of:=IF([.Q189]&lt;&gt;&quot;&quot;;[.Q189];IF([.M189]&lt;&gt;&quot;&quot;;[.M189];IF([.N189]&lt;&gt;&quot;&quot;;[.N189];IF([.R189]&lt;&gt;&quot;&quot;;[.R189];&quot;Non renseigné&quot;))))" office:value-type="string" office:string-value="Rotterdam" calcext:value-type="string">
            <text:p>Rotterdam</text:p>
          </table:table-cell>
          <table:table-cell table:style-name="ce23" table:formula="of:=IF([.S189]&lt;&gt;&quot;&quot;;[.S189];IF([.O189]=&quot;île de France&quot;;[.R189];IF([.O189]&lt;&gt;&quot;&quot;;[.O189];IF([.O189]=&quot;&quot;;&quot;&quot;))))" office:value-type="string" office:string-value="Pays-Bas" calcext:value-type="string">
            <text:p>Pays-Bas</text:p>
          </table:table-cell>
          <table:table-cell table:style-name="ce23" table:formula="of:=IF([.T189]&lt;&gt;&quot;&quot;;[.T189];IF([.P189]&lt;&gt;&quot;&quot;;[.P189];IF([.P189]=&quot;&quot;;&quot;&quot;)))">
            <text:p/>
          </table:table-cell>
          <table:table-cell table:style-name="ce25" table:number-columns-repeated="2"/>
          <table:table-cell table:style-name="ce25" office:value-type="string" calcext:value-type="string">
            <text:p>Guadeloupe</text:p>
          </table:table-cell>
          <table:table-cell table:style-name="ce25" office:value-type="string" calcext:value-type="string">
            <text:p>Franc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189]&lt;&gt;&quot;&quot;;[.AC189];IF([.X189]&lt;&gt;&quot;&quot;;[.X189];IF([.Z189]&lt;&gt;&quot;&quot;;[.Z189];IF([.AD189]&lt;&gt;&quot;&quot;;[.AD189];&quot;Non renseigné&quot;))))" office:value-type="string" office:string-value="Guadeloupe" calcext:value-type="string">
            <text:p>Guadeloupe</text:p>
          </table:table-cell>
          <table:table-cell table:style-name="ce27" table:formula="of:=IF([.AD189]&lt;&gt;&quot;&quot;;[.AD189];&quot;&quot;)">
            <text:p/>
          </table:table-cell>
          <table:table-cell table:style-name="ce28" table:formula="of:=IF([.AE189]&lt;&gt;&quot;&quot;;[.AE189];IF([.AD189]&lt;&gt;&quot;&quot;;[.AD189];[.AA189]))" office:value-type="string" office:string-value="France" calcext:value-type="string">
            <text:p>Franc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89_P.jpg |image| \</text:p>
          </table:table-cell>
          <table:table-cell table:style-name="ce5" office:value-type="float" office:value="189" calcext:value-type="float">
            <text:p>189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89" calcext:value-type="float">
            <text:p>189</text:p>
          </table:table-cell>
          <table:table-cell table:style-name="ce9" office:value-type="string" calcext:value-type="string">
            <text:p>08</text:p>
          </table:table-cell>
          <table:table-cell table:style-name="ce9" office:value-type="string" calcext:value-type="string">
            <text:p>07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Constance Lavaud</text:p>
          </table:table-cell>
          <table:table-cell table:style-name="ce15" office:value-type="string" calcext:value-type="string">
            <text:p>Lavaud</text:p>
          </table:table-cell>
          <table:table-cell table:style-name="ce15" office:value-type="string" calcext:value-type="string">
            <text:p>Constance</text:p>
          </table:table-cell>
          <table:table-cell table:style-name="ce15" table:number-columns-repeated="2"/>
          <table:table-cell table:style-name="ce10" office:value-type="string" calcext:value-type="string">
            <text:p>Bordeaux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190]&lt;&gt;&quot;&quot;;[.Q190];IF([.M190]&lt;&gt;&quot;&quot;;[.M190];IF([.N190]&lt;&gt;&quot;&quot;;[.N190];IF([.R190]&lt;&gt;&quot;&quot;;[.R190];&quot;Non renseigné&quot;))))" office:value-type="string" office:string-value="Bordeaux" calcext:value-type="string">
            <text:p>Bordeaux</text:p>
          </table:table-cell>
          <table:table-cell table:style-name="ce23" table:formula="of:=IF([.S190]&lt;&gt;&quot;&quot;;[.S190];IF([.O190]=&quot;île de France&quot;;[.R190];IF([.O190]&lt;&gt;&quot;&quot;;[.O190];IF([.O190]=&quot;&quot;;&quot;&quot;))))" office:value-type="string" office:string-value="Gironde" calcext:value-type="string">
            <text:p>Gironde</text:p>
          </table:table-cell>
          <table:table-cell table:style-name="ce23" table:formula="of:=IF([.T190]&lt;&gt;&quot;&quot;;[.T190];IF([.P190]&lt;&gt;&quot;&quot;;[.P190];IF([.P190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Hambourg</text:p>
          </table:table-cell>
          <table:table-cell table:style-name="ce25" table:number-columns-repeated="2"/>
          <table:table-cell table:style-name="ce25" office:value-type="string" calcext:value-type="string">
            <text:p>Allemagn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190]&lt;&gt;&quot;&quot;;[.AC190];IF([.X190]&lt;&gt;&quot;&quot;;[.X190];IF([.Z190]&lt;&gt;&quot;&quot;;[.Z190];IF([.AD190]&lt;&gt;&quot;&quot;;[.AD190];&quot;Non renseigné&quot;))))" office:value-type="string" office:string-value="Hambourg" calcext:value-type="string">
            <text:p>Hambourg</text:p>
          </table:table-cell>
          <table:table-cell table:style-name="ce27" table:formula="of:=IF([.AD190]&lt;&gt;&quot;&quot;;[.AD190];&quot;&quot;)">
            <text:p/>
          </table:table-cell>
          <table:table-cell table:style-name="ce28" table:formula="of:=IF([.AE190]&lt;&gt;&quot;&quot;;[.AE190];IF([.AD190]&lt;&gt;&quot;&quot;;[.AD190];[.AA190]))" office:value-type="string" office:string-value="Allemagne" calcext:value-type="string">
            <text:p>Allemagn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90_P.jpg |image| \</text:p>
          </table:table-cell>
          <table:table-cell table:style-name="ce5" office:value-type="float" office:value="190" calcext:value-type="float">
            <text:p>190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90" calcext:value-type="float">
            <text:p>190</text:p>
          </table:table-cell>
          <table:table-cell table:style-name="ce9" office:value-type="string" calcext:value-type="string">
            <text:p>08</text:p>
          </table:table-cell>
          <table:table-cell table:style-name="ce9" office:value-type="string" calcext:value-type="string">
            <text:p>07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Aimée Monnet Poindesable</text:p>
          </table:table-cell>
          <table:table-cell table:style-name="ce15" office:value-type="string" calcext:value-type="string">
            <text:p>Monnet Poindesable</text:p>
          </table:table-cell>
          <table:table-cell table:style-name="ce15" office:value-type="string" calcext:value-type="string">
            <text:p>Aimée</text:p>
          </table:table-cell>
          <table:table-cell table:style-name="ce15" table:number-columns-repeated="2"/>
          <table:table-cell table:style-name="ce13"/>
          <table:table-cell table:style-name="ce13" office:value-type="string" calcext:value-type="string">
            <text:p>Martinique</text:p>
          </table:table-cell>
          <table:table-cell table:style-name="ce13"/>
          <table:table-cell table:style-name="ce13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191]&lt;&gt;&quot;&quot;;[.Q191];IF([.M191]&lt;&gt;&quot;&quot;;[.M191];IF([.N191]&lt;&gt;&quot;&quot;;[.N191];IF([.R191]&lt;&gt;&quot;&quot;;[.R191];&quot;Non renseigné&quot;))))" office:value-type="string" office:string-value="Martinique" calcext:value-type="string">
            <text:p>Martinique</text:p>
          </table:table-cell>
          <table:table-cell table:style-name="ce23" table:formula="of:=IF([.S191]&lt;&gt;&quot;&quot;;[.S191];IF([.O191]=&quot;île de France&quot;;[.R191];IF([.O191]&lt;&gt;&quot;&quot;;[.O191];IF([.O191]=&quot;&quot;;&quot;&quot;))))">
            <text:p/>
          </table:table-cell>
          <table:table-cell table:style-name="ce23" table:formula="of:=IF([.T191]&lt;&gt;&quot;&quot;;[.T191];IF([.P191]&lt;&gt;&quot;&quot;;[.P191];IF([.P191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Hambourg</text:p>
          </table:table-cell>
          <table:table-cell table:style-name="ce25" table:number-columns-repeated="2"/>
          <table:table-cell table:style-name="ce25" office:value-type="string" calcext:value-type="string">
            <text:p>Allemagn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191]&lt;&gt;&quot;&quot;;[.AC191];IF([.X191]&lt;&gt;&quot;&quot;;[.X191];IF([.Z191]&lt;&gt;&quot;&quot;;[.Z191];IF([.AD191]&lt;&gt;&quot;&quot;;[.AD191];&quot;Non renseigné&quot;))))" office:value-type="string" office:string-value="Hambourg" calcext:value-type="string">
            <text:p>Hambourg</text:p>
          </table:table-cell>
          <table:table-cell table:style-name="ce27" table:formula="of:=IF([.AD191]&lt;&gt;&quot;&quot;;[.AD191];&quot;&quot;)">
            <text:p/>
          </table:table-cell>
          <table:table-cell table:style-name="ce28" table:formula="of:=IF([.AE191]&lt;&gt;&quot;&quot;;[.AE191];IF([.AD191]&lt;&gt;&quot;&quot;;[.AD191];[.AA191]))" office:value-type="string" office:string-value="Allemagne" calcext:value-type="string">
            <text:p>Allemagn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91_P.jpg |image| \</text:p>
          </table:table-cell>
          <table:table-cell table:style-name="ce5" office:value-type="float" office:value="191" calcext:value-type="float">
            <text:p>191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91" calcext:value-type="float">
            <text:p>191</text:p>
          </table:table-cell>
          <table:table-cell table:style-name="ce9" office:value-type="string" calcext:value-type="string">
            <text:p>08</text:p>
          </table:table-cell>
          <table:table-cell table:style-name="ce9" office:value-type="string" calcext:value-type="string">
            <text:p>07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ean François Lagrange</text:p>
          </table:table-cell>
          <table:table-cell table:style-name="ce15" office:value-type="string" calcext:value-type="string">
            <text:p>Lagrange</text:p>
          </table:table-cell>
          <table:table-cell table:style-name="ce15" office:value-type="string" calcext:value-type="string">
            <text:p>Jean</text:p>
          </table:table-cell>
          <table:table-cell table:style-name="ce15" office:value-type="string" calcext:value-type="string">
            <text:p>François</text:p>
          </table:table-cell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7" table:number-columns-repeated="4"/>
          <table:table-cell table:style-name="ce13" table:formula="of:=IF([.Q192]&lt;&gt;&quot;&quot;;[.Q192];IF([.M192]&lt;&gt;&quot;&quot;;[.M192];IF([.N192]&lt;&gt;&quot;&quot;;[.N192];IF([.R192]&lt;&gt;&quot;&quot;;[.R192];&quot;Non renseigné&quot;))))" office:value-type="string" office:string-value="Non renseigné" calcext:value-type="string">
            <text:p>Non renseigné</text:p>
          </table:table-cell>
          <table:table-cell table:style-name="ce23" table:formula="of:=IF([.S192]&lt;&gt;&quot;&quot;;[.S192];IF([.O192]=&quot;île de France&quot;;[.R192];IF([.O192]&lt;&gt;&quot;&quot;;[.O192];IF([.O192]=&quot;&quot;;&quot;&quot;))))">
            <text:p/>
          </table:table-cell>
          <table:table-cell table:style-name="ce23" table:formula="of:=IF([.T192]&lt;&gt;&quot;&quot;;[.T192];IF([.P192]&lt;&gt;&quot;&quot;;[.P192];IF([.P192]=&quot;&quot;;&quot;&quot;)))">
            <text:p/>
          </table:table-cell>
          <table:table-cell table:style-name="ce25" office:value-type="string" calcext:value-type="string">
            <text:p>Hambourg</text:p>
          </table:table-cell>
          <table:table-cell table:style-name="ce25" table:number-columns-repeated="2"/>
          <table:table-cell table:style-name="ce25" office:value-type="string" calcext:value-type="string">
            <text:p>Allemagn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192]&lt;&gt;&quot;&quot;;[.AC192];IF([.X192]&lt;&gt;&quot;&quot;;[.X192];IF([.Z192]&lt;&gt;&quot;&quot;;[.Z192];IF([.AD192]&lt;&gt;&quot;&quot;;[.AD192];&quot;Non renseigné&quot;))))" office:value-type="string" office:string-value="Hambourg" calcext:value-type="string">
            <text:p>Hambourg</text:p>
          </table:table-cell>
          <table:table-cell table:style-name="ce27" table:formula="of:=IF([.AD192]&lt;&gt;&quot;&quot;;[.AD192];&quot;&quot;)">
            <text:p/>
          </table:table-cell>
          <table:table-cell table:style-name="ce28" table:formula="of:=IF([.AE192]&lt;&gt;&quot;&quot;;[.AE192];IF([.AD192]&lt;&gt;&quot;&quot;;[.AD192];[.AA192]))" office:value-type="string" office:string-value="Allemagne" calcext:value-type="string">
            <text:p>Allemagne</text:p>
          </table:table-cell>
          <table:table-cell table:style-name="ce27" table:number-columns-repeated="212"/>
          <table:table-cell table:style-name="ce12" table:number-columns-repeated="13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92_P.jpg |image| \</text:p>
          </table:table-cell>
          <table:table-cell table:style-name="ce5" office:value-type="float" office:value="192" calcext:value-type="float">
            <text:p>192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92" calcext:value-type="float">
            <text:p>192</text:p>
          </table:table-cell>
          <table:table-cell table:style-name="ce9" office:value-type="string" calcext:value-type="string">
            <text:p>10</text:p>
          </table:table-cell>
          <table:table-cell table:style-name="ce9" office:value-type="string" calcext:value-type="string">
            <text:p>07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Victoire Dufilhol</text:p>
          </table:table-cell>
          <table:table-cell table:style-name="ce15" office:value-type="string" calcext:value-type="string">
            <text:p>Dufilhol</text:p>
          </table:table-cell>
          <table:table-cell table:style-name="ce15" office:value-type="string" calcext:value-type="string">
            <text:p>Victoire</text:p>
          </table:table-cell>
          <table:table-cell table:style-name="ce15" table:number-columns-repeated="2"/>
          <table:table-cell table:style-name="ce10"/>
          <table:table-cell table:style-name="ce15"/>
          <table:table-cell table:style-name="ce10"/>
          <table:table-cell table:style-name="ce15"/>
          <table:table-cell table:style-name="ce17" table:number-columns-repeated="4"/>
          <table:table-cell table:style-name="ce13" table:formula="of:=IF([.Q193]&lt;&gt;&quot;&quot;;[.Q193];IF([.M193]&lt;&gt;&quot;&quot;;[.M193];IF([.N193]&lt;&gt;&quot;&quot;;[.N193];IF([.R193]&lt;&gt;&quot;&quot;;[.R193];&quot;Non renseigné&quot;))))" office:value-type="string" office:string-value="Non renseigné" calcext:value-type="string">
            <text:p>Non renseigné</text:p>
          </table:table-cell>
          <table:table-cell table:style-name="ce23" table:formula="of:=IF([.S193]&lt;&gt;&quot;&quot;;[.S193];IF([.O193]=&quot;île de France&quot;;[.R193];IF([.O193]&lt;&gt;&quot;&quot;;[.O193];IF([.O193]=&quot;&quot;;&quot;&quot;))))">
            <text:p/>
          </table:table-cell>
          <table:table-cell table:style-name="ce23" table:formula="of:=IF([.T193]&lt;&gt;&quot;&quot;;[.T193];IF([.P193]&lt;&gt;&quot;&quot;;[.P193];IF([.P193]=&quot;&quot;;&quot;&quot;)))">
            <text:p/>
          </table:table-cell>
          <table:table-cell table:style-name="ce25" office:value-type="string" calcext:value-type="string">
            <text:p>Guadeloupe</text:p>
          </table:table-cell>
          <table:table-cell table:style-name="ce25"/>
          <table:table-cell table:style-name="ce25" office:value-type="string" calcext:value-type="string">
            <text:p>Guadeloupe</text:p>
          </table:table-cell>
          <table:table-cell table:style-name="ce25" office:value-type="string" calcext:value-type="string">
            <text:p>Franc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193]&lt;&gt;&quot;&quot;;[.AC193];IF([.X193]&lt;&gt;&quot;&quot;;[.X193];IF([.Z193]&lt;&gt;&quot;&quot;;[.Z193];IF([.AD193]&lt;&gt;&quot;&quot;;[.AD193];&quot;Non renseigné&quot;))))" office:value-type="string" office:string-value="Guadeloupe" calcext:value-type="string">
            <text:p>Guadeloupe</text:p>
          </table:table-cell>
          <table:table-cell table:style-name="ce27" table:formula="of:=IF([.AD193]&lt;&gt;&quot;&quot;;[.AD193];&quot;&quot;)">
            <text:p/>
          </table:table-cell>
          <table:table-cell table:style-name="ce28" table:formula="of:=IF([.AE193]&lt;&gt;&quot;&quot;;[.AE193];IF([.AD193]&lt;&gt;&quot;&quot;;[.AD193];[.AA193]))" office:value-type="string" office:string-value="France" calcext:value-type="string">
            <text:p>France</text:p>
          </table:table-cell>
          <table:table-cell table:style-name="ce27" table:number-columns-repeated="212"/>
          <table:table-cell table:style-name="ce12" table:number-columns-repeated="13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93_P.jpg |image| \</text:p>
          </table:table-cell>
          <table:table-cell table:style-name="ce5" office:value-type="float" office:value="193" calcext:value-type="float">
            <text:p>193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93" calcext:value-type="float">
            <text:p>193</text:p>
          </table:table-cell>
          <table:table-cell table:style-name="ce9" office:value-type="string" calcext:value-type="string">
            <text:p>10</text:p>
          </table:table-cell>
          <table:table-cell table:style-name="ce9" office:value-type="string" calcext:value-type="string">
            <text:p>07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Charles César Leveque</text:p>
          </table:table-cell>
          <table:table-cell table:style-name="ce15" office:value-type="string" calcext:value-type="string">
            <text:p>Leveque</text:p>
          </table:table-cell>
          <table:table-cell table:style-name="ce15" office:value-type="string" calcext:value-type="string">
            <text:p>Charles</text:p>
          </table:table-cell>
          <table:table-cell table:style-name="ce15" office:value-type="string" calcext:value-type="string">
            <text:p>César</text:p>
          </table:table-cell>
          <table:table-cell table:style-name="ce15"/>
          <table:table-cell table:style-name="ce10"/>
          <table:table-cell table:style-name="ce10" office:value-type="string" calcext:value-type="string">
            <text:p>Haïti</text:p>
          </table:table-cell>
          <table:table-cell table:style-name="ce10" table:number-columns-repeated="2"/>
          <table:table-cell table:style-name="ce13" table:number-columns-repeated="4"/>
          <table:table-cell table:style-name="ce13" table:formula="of:=IF([.Q194]&lt;&gt;&quot;&quot;;[.Q194];IF([.M194]&lt;&gt;&quot;&quot;;[.M194];IF([.N194]&lt;&gt;&quot;&quot;;[.N194];IF([.R194]&lt;&gt;&quot;&quot;;[.R194];&quot;Non renseigné&quot;))))" office:value-type="string" office:string-value="Haïti" calcext:value-type="string">
            <text:p>Haïti</text:p>
          </table:table-cell>
          <table:table-cell table:style-name="ce23" table:formula="of:=IF([.S194]&lt;&gt;&quot;&quot;;[.S194];IF([.O194]=&quot;île de France&quot;;[.R194];IF([.O194]&lt;&gt;&quot;&quot;;[.O194];IF([.O194]=&quot;&quot;;&quot;&quot;))))">
            <text:p/>
          </table:table-cell>
          <table:table-cell table:style-name="ce23" table:formula="of:=IF([.T194]&lt;&gt;&quot;&quot;;[.T194];IF([.P194]&lt;&gt;&quot;&quot;;[.P194];IF([.P194]=&quot;&quot;;&quot;&quot;)))">
            <text:p/>
          </table:table-cell>
          <table:table-cell table:style-name="ce25" office:value-type="string" calcext:value-type="string">
            <text:p>Saint-Domingue</text:p>
          </table:table-cell>
          <table:table-cell table:style-name="ce25"/>
          <table:table-cell table:style-name="ce25" office:value-type="string" calcext:value-type="string">
            <text:p>Saint-Domingue</text:p>
          </table:table-cell>
          <table:table-cell table:style-name="ce25" table:number-columns-repeated="2"/>
          <table:table-cell/>
          <table:table-cell table:style-name="ce25" office:value-type="string" calcext:value-type="string">
            <text:p>Haïti</text:p>
          </table:table-cell>
          <table:table-cell table:style-name="ce25"/>
          <table:table-cell table:style-name="ce27" table:formula="of:=IF([.AC194]&lt;&gt;&quot;&quot;;[.AC194];IF([.X194]&lt;&gt;&quot;&quot;;[.X194];IF([.Z194]&lt;&gt;&quot;&quot;;[.Z194];IF([.AD194]&lt;&gt;&quot;&quot;;[.AD194];&quot;Non renseigné&quot;))))" office:value-type="string" office:string-value="Saint-Domingue" calcext:value-type="string">
            <text:p>Saint-Domingue</text:p>
          </table:table-cell>
          <table:table-cell table:style-name="ce27" table:formula="of:=IF([.AD194]&lt;&gt;&quot;&quot;;[.AD194];&quot;&quot;)" office:value-type="string" office:string-value="Haïti" calcext:value-type="string">
            <text:p>Haïti</text:p>
          </table:table-cell>
          <table:table-cell table:style-name="ce28" table:formula="of:=IF([.AE194]&lt;&gt;&quot;&quot;;[.AE194];IF([.AD194]&lt;&gt;&quot;&quot;;[.AD194];[.AA194]))" office:value-type="string" office:string-value="Haïti" calcext:value-type="string">
            <text:p>Haïti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94_P.jpg |image| \</text:p>
          </table:table-cell>
          <table:table-cell table:style-name="ce5" office:value-type="float" office:value="194" calcext:value-type="float">
            <text:p>194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94" calcext:value-type="float">
            <text:p>194</text:p>
          </table:table-cell>
          <table:table-cell table:style-name="ce9" office:value-type="string" calcext:value-type="string">
            <text:p>13</text:p>
          </table:table-cell>
          <table:table-cell table:style-name="ce9" office:value-type="string" calcext:value-type="string">
            <text:p>07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François Louis Perrin Dufief</text:p>
          </table:table-cell>
          <table:table-cell table:style-name="ce15" office:value-type="string" calcext:value-type="string">
            <text:p>Perrin Dufief</text:p>
          </table:table-cell>
          <table:table-cell table:style-name="ce15" office:value-type="string" calcext:value-type="string">
            <text:p>François</text:p>
          </table:table-cell>
          <table:table-cell table:style-name="ce15" office:value-type="string" calcext:value-type="string">
            <text:p>Louis</text:p>
          </table:table-cell>
          <table:table-cell table:style-name="ce15"/>
          <table:table-cell table:style-name="ce13" office:value-type="string" calcext:value-type="string">
            <text:p>Les Cayes</text:p>
          </table:table-cell>
          <table:table-cell table:style-name="ce13" office:value-type="string" calcext:value-type="string">
            <text:p>Saint-Domingue</text:p>
          </table:table-cell>
          <table:table-cell table:style-name="ce13" table:number-columns-repeated="2"/>
          <table:table-cell table:style-name="ce13" office:value-type="string" calcext:value-type="string">
            <text:p>Les Cayes</text:p>
          </table:table-cell>
          <table:table-cell table:style-name="ce13"/>
          <table:table-cell table:number-columns-repeated="2" table:style-name="ce13" office:value-type="string" calcext:value-type="string">
            <text:p>Haïti</text:p>
          </table:table-cell>
          <table:table-cell table:style-name="ce13" table:formula="of:=IF([.Q195]&lt;&gt;&quot;&quot;;[.Q195];IF([.M195]&lt;&gt;&quot;&quot;;[.M195];IF([.N195]&lt;&gt;&quot;&quot;;[.N195];IF([.R195]&lt;&gt;&quot;&quot;;[.R195];&quot;Non renseigné&quot;))))" office:value-type="string" office:string-value="Les Cayes" calcext:value-type="string">
            <text:p>Les Cayes</text:p>
          </table:table-cell>
          <table:table-cell table:style-name="ce23" table:formula="of:=IF([.S195]&lt;&gt;&quot;&quot;;[.S195];IF([.O195]=&quot;île de France&quot;;[.R195];IF([.O195]&lt;&gt;&quot;&quot;;[.O195];IF([.O195]=&quot;&quot;;&quot;&quot;))))" office:value-type="string" office:string-value="Haïti" calcext:value-type="string">
            <text:p>Haïti</text:p>
          </table:table-cell>
          <table:table-cell table:style-name="ce23" table:formula="of:=IF([.T195]&lt;&gt;&quot;&quot;;[.T195];IF([.P195]&lt;&gt;&quot;&quot;;[.P195];IF([.P195]=&quot;&quot;;&quot;&quot;)))" office:value-type="string" office:string-value="Haïti" calcext:value-type="string">
            <text:p>Haïti</text:p>
          </table:table-cell>
          <table:table-cell table:style-name="ce25" office:value-type="string" calcext:value-type="string">
            <text:p>LesCayes</text:p>
          </table:table-cell>
          <table:table-cell table:style-name="ce25"/>
          <table:table-cell table:style-name="ce25" office:value-type="string" calcext:value-type="string">
            <text:p>Saint-Domingue</text:p>
          </table:table-cell>
          <table:table-cell table:style-name="ce25" office:value-type="string" calcext:value-type="string">
            <text:p>France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string" calcext:value-type="string">
            <text:p><text:s/>Les Cayes </text:p>
          </table:table-cell>
          <table:table-cell table:style-name="ce25" office:value-type="string" calcext:value-type="string">
            <text:p>Haïti</text:p>
          </table:table-cell>
          <table:table-cell table:style-name="ce25" office:value-type="string" calcext:value-type="string">
            <text:p><text:s/></text:p>
          </table:table-cell>
          <table:table-cell table:style-name="ce27" table:formula="of:=IF([.AC195]&lt;&gt;&quot;&quot;;[.AC195];IF([.X195]&lt;&gt;&quot;&quot;;[.X195];IF([.Z195]&lt;&gt;&quot;&quot;;[.Z195];IF([.AD195]&lt;&gt;&quot;&quot;;[.AD195];&quot;Non renseigné&quot;))))" office:value-type="string" office:string-value=" Les Cayes " calcext:value-type="string">
            <text:p><text:s/>Les Cayes </text:p>
          </table:table-cell>
          <table:table-cell table:style-name="ce27" table:formula="of:=IF([.AD195]&lt;&gt;&quot;&quot;;[.AD195];&quot;&quot;)" office:value-type="string" office:string-value="Haïti" calcext:value-type="string">
            <text:p>Haïti</text:p>
          </table:table-cell>
          <table:table-cell table:style-name="ce28" table:formula="of:=IF([.AE195]&lt;&gt;&quot;&quot;;[.AE195];IF([.AD195]&lt;&gt;&quot;&quot;;[.AD195];[.AA195]))" office:value-type="string" office:string-value=" " calcext:value-type="string">
            <text:p><text:s/>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95_P.jpg |image| \</text:p>
          </table:table-cell>
          <table:table-cell table:style-name="ce5" office:value-type="float" office:value="195" calcext:value-type="float">
            <text:p>195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95" calcext:value-type="float">
            <text:p>195</text:p>
          </table:table-cell>
          <table:table-cell table:style-name="ce9" office:value-type="string" calcext:value-type="string">
            <text:p>13</text:p>
          </table:table-cell>
          <table:table-cell table:style-name="ce9" office:value-type="string" calcext:value-type="string">
            <text:p>07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Félicité Laurant Barbe</text:p>
          </table:table-cell>
          <table:table-cell table:style-name="ce15" office:value-type="string" calcext:value-type="string">
            <text:p>Barbe</text:p>
          </table:table-cell>
          <table:table-cell table:style-name="ce15" office:value-type="string" calcext:value-type="string">
            <text:p>Félicité</text:p>
          </table:table-cell>
          <table:table-cell table:style-name="ce15" office:value-type="string" calcext:value-type="string">
            <text:p>Laurant</text:p>
          </table:table-cell>
          <table:table-cell table:style-name="ce15"/>
          <table:table-cell table:style-name="ce13" office:value-type="string" calcext:value-type="string">
            <text:p>Le Mans</text:p>
          </table:table-cell>
          <table:table-cell table:style-name="ce13"/>
          <table:table-cell table:style-name="ce13" office:value-type="string" calcext:value-type="string">
            <text:p>Sarthe</text:p>
          </table:table-cell>
          <table:table-cell table:style-name="ce13"/>
          <table:table-cell table:style-name="ce13" office:value-type="string" calcext:value-type="string">
            <text:p>France</text:p>
          </table:table-cell>
          <table:table-cell table:style-name="ce13" table:number-columns-repeated="3"/>
          <table:table-cell table:style-name="ce13" table:formula="of:=IF([.Q196]&lt;&gt;&quot;&quot;;[.Q196];IF([.M196]&lt;&gt;&quot;&quot;;[.M196];IF([.N196]&lt;&gt;&quot;&quot;;[.N196];IF([.R196]&lt;&gt;&quot;&quot;;[.R196];&quot;Non renseigné&quot;))))" office:value-type="string" office:string-value="France" calcext:value-type="string">
            <text:p>France</text:p>
          </table:table-cell>
          <table:table-cell table:style-name="ce23" table:formula="of:=IF([.S196]&lt;&gt;&quot;&quot;;[.S196];IF([.O196]=&quot;île de France&quot;;[.R196];IF([.O196]&lt;&gt;&quot;&quot;;[.O196];IF([.O196]=&quot;&quot;;&quot;&quot;))))" office:value-type="string" office:string-value="Sarthe" calcext:value-type="string">
            <text:p>Sarthe</text:p>
          </table:table-cell>
          <table:table-cell table:style-name="ce23" table:formula="of:=IF([.T196]&lt;&gt;&quot;&quot;;[.T196];IF([.P196]&lt;&gt;&quot;&quot;;[.P196];IF([.P196]=&quot;&quot;;&quot;&quot;)))">
            <text:p/>
          </table:table-cell>
          <table:table-cell table:style-name="ce25" office:value-type="string" calcext:value-type="string">
            <text:p>LesCayes</text:p>
          </table:table-cell>
          <table:table-cell table:style-name="ce25"/>
          <table:table-cell table:style-name="ce25" office:value-type="string" calcext:value-type="string">
            <text:p>Saint-Domingue</text:p>
          </table:table-cell>
          <table:table-cell table:style-name="ce25" office:value-type="string" calcext:value-type="string">
            <text:p>France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string" calcext:value-type="string">
            <text:p><text:s/>Les Cayes </text:p>
          </table:table-cell>
          <table:table-cell table:style-name="ce25" office:value-type="string" calcext:value-type="string">
            <text:p>Haïti</text:p>
          </table:table-cell>
          <table:table-cell table:style-name="ce25" office:value-type="string" calcext:value-type="string">
            <text:p><text:s/></text:p>
          </table:table-cell>
          <table:table-cell table:style-name="ce27" table:formula="of:=IF([.AC196]&lt;&gt;&quot;&quot;;[.AC196];IF([.X196]&lt;&gt;&quot;&quot;;[.X196];IF([.Z196]&lt;&gt;&quot;&quot;;[.Z196];IF([.AD196]&lt;&gt;&quot;&quot;;[.AD196];&quot;Non renseigné&quot;))))" office:value-type="string" office:string-value=" Les Cayes " calcext:value-type="string">
            <text:p><text:s/>Les Cayes </text:p>
          </table:table-cell>
          <table:table-cell table:style-name="ce27" table:formula="of:=IF([.AD196]&lt;&gt;&quot;&quot;;[.AD196];&quot;&quot;)" office:value-type="string" office:string-value="Haïti" calcext:value-type="string">
            <text:p>Haïti</text:p>
          </table:table-cell>
          <table:table-cell table:style-name="ce28" table:formula="of:=IF([.AE196]&lt;&gt;&quot;&quot;;[.AE196];IF([.AD196]&lt;&gt;&quot;&quot;;[.AD196];[.AA196]))" office:value-type="string" office:string-value=" " calcext:value-type="string">
            <text:p><text:s/>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96_P.jpg |image| \</text:p>
          </table:table-cell>
          <table:table-cell table:style-name="ce5" office:value-type="float" office:value="196" calcext:value-type="float">
            <text:p>196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96" calcext:value-type="float">
            <text:p>196</text:p>
          </table:table-cell>
          <table:table-cell table:style-name="ce9" office:value-type="string" calcext:value-type="string">
            <text:p>16</text:p>
          </table:table-cell>
          <table:table-cell table:style-name="ce9" office:value-type="string" calcext:value-type="string">
            <text:p>07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Penancier</text:p>
          </table:table-cell>
          <table:table-cell table:style-name="ce15" office:value-type="string" calcext:value-type="string">
            <text:p>Penancier</text:p>
          </table:table-cell>
          <table:table-cell table:style-name="ce16" office:value-type="string" calcext:value-type="string">
            <text:p>prénom non renseigné</text:p>
          </table:table-cell>
          <table:table-cell table:style-name="ce15" table:number-columns-repeated="2"/>
          <table:table-cell table:style-name="ce13" office:value-type="string" calcext:value-type="string">
            <text:p>Seine-et-Marne</text:p>
          </table:table-cell>
          <table:table-cell table:style-name="ce13"/>
          <table:table-cell table:style-name="ce13" office:value-type="string" calcext:value-type="string">
            <text:p>Seine-et-Marne</text:p>
          </table:table-cell>
          <table:table-cell table:style-name="ce13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197]&lt;&gt;&quot;&quot;;[.Q197];IF([.M197]&lt;&gt;&quot;&quot;;[.M197];IF([.N197]&lt;&gt;&quot;&quot;;[.N197];IF([.R197]&lt;&gt;&quot;&quot;;[.R197];&quot;Non renseigné&quot;))))" office:value-type="string" office:string-value="Seine-et-Marne" calcext:value-type="string">
            <text:p>Seine-et-Marne</text:p>
          </table:table-cell>
          <table:table-cell table:style-name="ce23" table:formula="of:=IF([.S197]&lt;&gt;&quot;&quot;;[.S197];IF([.O197]=&quot;île de France&quot;;[.R197];IF([.O197]&lt;&gt;&quot;&quot;;[.O197];IF([.O197]=&quot;&quot;;&quot;&quot;))))" office:value-type="string" office:string-value="Seine-et-Marne" calcext:value-type="string">
            <text:p>Seine-et-Marne</text:p>
          </table:table-cell>
          <table:table-cell table:style-name="ce23" table:formula="of:=IF([.T197]&lt;&gt;&quot;&quot;;[.T197];IF([.P197]&lt;&gt;&quot;&quot;;[.P197];IF([.P197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Saint-Thomas</text:p>
          </table:table-cell>
          <table:table-cell table:style-name="ce25" table:number-columns-repeated="2"/>
          <table:table-cell table:style-name="ce25" office:value-type="string" calcext:value-type="string">
            <text:p>Indes occidentales danoises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string" calcext:value-type="string">
            <text:p><text:s/>Saint-Thomas </text:p>
          </table:table-cell>
          <table:table-cell table:style-name="ce25" office:value-type="string" calcext:value-type="string">
            <text:p>Iles Vierges</text:p>
          </table:table-cell>
          <table:table-cell table:style-name="ce25"/>
          <table:table-cell table:style-name="ce27" table:formula="of:=IF([.AC197]&lt;&gt;&quot;&quot;;[.AC197];IF([.X197]&lt;&gt;&quot;&quot;;[.X197];IF([.Z197]&lt;&gt;&quot;&quot;;[.Z197];IF([.AD197]&lt;&gt;&quot;&quot;;[.AD197];&quot;Non renseigné&quot;))))" office:value-type="string" office:string-value=" Saint-Thomas " calcext:value-type="string">
            <text:p><text:s/>Saint-Thomas </text:p>
          </table:table-cell>
          <table:table-cell table:style-name="ce27" table:formula="of:=IF([.AD197]&lt;&gt;&quot;&quot;;[.AD197];&quot;&quot;)" office:value-type="string" office:string-value="Iles Vierges" calcext:value-type="string">
            <text:p>Iles Vierges</text:p>
          </table:table-cell>
          <table:table-cell table:style-name="ce28" table:formula="of:=IF([.AE197]&lt;&gt;&quot;&quot;;[.AE197];IF([.AD197]&lt;&gt;&quot;&quot;;[.AD197];[.AA197]))" office:value-type="string" office:string-value="Iles Vierges" calcext:value-type="string">
            <text:p>Iles Vierge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97_P.jpg |image| \</text:p>
          </table:table-cell>
          <table:table-cell table:style-name="ce5" office:value-type="float" office:value="197" calcext:value-type="float">
            <text:p>197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97" calcext:value-type="float">
            <text:p>197</text:p>
          </table:table-cell>
          <table:table-cell table:style-name="ce9" office:value-type="string" calcext:value-type="string">
            <text:p>16</text:p>
          </table:table-cell>
          <table:table-cell table:style-name="ce9" office:value-type="string" calcext:value-type="string">
            <text:p>07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Rosalie Villers</text:p>
          </table:table-cell>
          <table:table-cell table:style-name="ce15" office:value-type="string" calcext:value-type="string">
            <text:p>Villers</text:p>
          </table:table-cell>
          <table:table-cell table:style-name="ce15" office:value-type="string" calcext:value-type="string">
            <text:p>Rosalie</text:p>
          </table:table-cell>
          <table:table-cell table:style-name="ce15" table:number-columns-repeated="2"/>
          <table:table-cell table:style-name="ce10" office:value-type="string" calcext:value-type="string">
            <text:p>Metz</text:p>
          </table:table-cell>
          <table:table-cell table:style-name="ce10"/>
          <table:table-cell table:style-name="ce10" office:value-type="string" calcext:value-type="string">
            <text:p>Mosell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198]&lt;&gt;&quot;&quot;;[.Q198];IF([.M198]&lt;&gt;&quot;&quot;;[.M198];IF([.N198]&lt;&gt;&quot;&quot;;[.N198];IF([.R198]&lt;&gt;&quot;&quot;;[.R198];&quot;Non renseigné&quot;))))" office:value-type="string" office:string-value="Metz" calcext:value-type="string">
            <text:p>Metz</text:p>
          </table:table-cell>
          <table:table-cell table:style-name="ce23" table:formula="of:=IF([.S198]&lt;&gt;&quot;&quot;;[.S198];IF([.O198]=&quot;île de France&quot;;[.R198];IF([.O198]&lt;&gt;&quot;&quot;;[.O198];IF([.O198]=&quot;&quot;;&quot;&quot;))))" office:value-type="string" office:string-value="Moselle" calcext:value-type="string">
            <text:p>Moselle</text:p>
          </table:table-cell>
          <table:table-cell table:style-name="ce23" table:formula="of:=IF([.T198]&lt;&gt;&quot;&quot;;[.T198];IF([.P198]&lt;&gt;&quot;&quot;;[.P198];IF([.P198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Saint-Thomas</text:p>
          </table:table-cell>
          <table:table-cell table:style-name="ce25" table:number-columns-repeated="2"/>
          <table:table-cell table:style-name="ce25" office:value-type="string" calcext:value-type="string">
            <text:p>Indes occidentales danoises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string" calcext:value-type="string">
            <text:p><text:s/>Saint-Thomas </text:p>
          </table:table-cell>
          <table:table-cell table:style-name="ce25" office:value-type="string" calcext:value-type="string">
            <text:p>Iles Vierges</text:p>
          </table:table-cell>
          <table:table-cell table:style-name="ce25"/>
          <table:table-cell table:style-name="ce27" table:formula="of:=IF([.AC198]&lt;&gt;&quot;&quot;;[.AC198];IF([.X198]&lt;&gt;&quot;&quot;;[.X198];IF([.Z198]&lt;&gt;&quot;&quot;;[.Z198];IF([.AD198]&lt;&gt;&quot;&quot;;[.AD198];&quot;Non renseigné&quot;))))" office:value-type="string" office:string-value=" Saint-Thomas " calcext:value-type="string">
            <text:p><text:s/>Saint-Thomas </text:p>
          </table:table-cell>
          <table:table-cell table:style-name="ce27" table:formula="of:=IF([.AD198]&lt;&gt;&quot;&quot;;[.AD198];&quot;&quot;)" office:value-type="string" office:string-value="Iles Vierges" calcext:value-type="string">
            <text:p>Iles Vierges</text:p>
          </table:table-cell>
          <table:table-cell table:style-name="ce28" table:formula="of:=IF([.AE198]&lt;&gt;&quot;&quot;;[.AE198];IF([.AD198]&lt;&gt;&quot;&quot;;[.AD198];[.AA198]))" office:value-type="string" office:string-value="Iles Vierges" calcext:value-type="string">
            <text:p>Iles Vierge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98_P.jpg |image| \</text:p>
          </table:table-cell>
          <table:table-cell table:style-name="ce5" office:value-type="float" office:value="198" calcext:value-type="float">
            <text:p>198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98" calcext:value-type="float">
            <text:p>198</text:p>
          </table:table-cell>
          <table:table-cell table:style-name="ce9" office:value-type="string" calcext:value-type="string">
            <text:p>16</text:p>
          </table:table-cell>
          <table:table-cell table:style-name="ce9" office:value-type="string" calcext:value-type="string">
            <text:p>07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Baltazard Evremont (D')</text:p>
          </table:table-cell>
          <table:table-cell table:style-name="ce15" office:value-type="string" calcext:value-type="string">
            <text:p>Evremont (D')</text:p>
          </table:table-cell>
          <table:table-cell table:style-name="ce15" office:value-type="string" calcext:value-type="string">
            <text:p>Baltazard</text:p>
          </table:table-cell>
          <table:table-cell table:style-name="ce15" table:number-columns-repeated="2"/>
          <table:table-cell table:style-name="ce10" office:value-type="string" calcext:value-type="string">
            <text:p>Paris</text:p>
          </table:table-cell>
          <table:table-cell table:style-name="ce10"/>
          <table:table-cell table:style-name="ce10" office:value-type="string" calcext:value-type="string">
            <text:p>Seine</text:p>
          </table:table-cell>
          <table:table-cell table:style-name="ce10" office:value-type="string" calcext:value-type="string">
            <text:p>France</text:p>
          </table:table-cell>
          <table:table-cell table:style-name="ce13" office:value-type="string" calcext:value-type="string">
            <text:p>Paris</text:p>
          </table:table-cell>
          <table:table-cell table:style-name="ce13"/>
          <table:table-cell table:style-name="ce13" office:value-type="string" calcext:value-type="string">
            <text:p>Paris</text:p>
          </table:table-cell>
          <table:table-cell table:style-name="ce13" office:value-type="string" calcext:value-type="string">
            <text:p>France</text:p>
          </table:table-cell>
          <table:table-cell table:style-name="ce13" table:formula="of:=IF([.Q199]&lt;&gt;&quot;&quot;;[.Q199];IF([.M199]&lt;&gt;&quot;&quot;;[.M199];IF([.N199]&lt;&gt;&quot;&quot;;[.N199];IF([.R199]&lt;&gt;&quot;&quot;;[.R199];&quot;Non renseigné&quot;))))" office:value-type="string" office:string-value="Paris" calcext:value-type="string">
            <text:p>Paris</text:p>
          </table:table-cell>
          <table:table-cell table:style-name="ce23" table:formula="of:=IF([.S199]&lt;&gt;&quot;&quot;;[.S199];IF([.O199]=&quot;île de France&quot;;[.R199];IF([.O199]&lt;&gt;&quot;&quot;;[.O199];IF([.O199]=&quot;&quot;;&quot;&quot;))))" office:value-type="string" office:string-value="Paris" calcext:value-type="string">
            <text:p>Paris</text:p>
          </table:table-cell>
          <table:table-cell table:style-name="ce23" table:formula="of:=IF([.T199]&lt;&gt;&quot;&quot;;[.T199];IF([.P199]&lt;&gt;&quot;&quot;;[.P199];IF([.P199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Saint-Thomas</text:p>
          </table:table-cell>
          <table:table-cell table:style-name="ce25" table:number-columns-repeated="2"/>
          <table:table-cell table:style-name="ce25" office:value-type="string" calcext:value-type="string">
            <text:p>Indes occidentales danoises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string" calcext:value-type="string">
            <text:p><text:s/>Saint-Thomas </text:p>
          </table:table-cell>
          <table:table-cell table:style-name="ce25" office:value-type="string" calcext:value-type="string">
            <text:p>Iles Vierges</text:p>
          </table:table-cell>
          <table:table-cell table:style-name="ce25"/>
          <table:table-cell table:style-name="ce27" table:formula="of:=IF([.AC199]&lt;&gt;&quot;&quot;;[.AC199];IF([.X199]&lt;&gt;&quot;&quot;;[.X199];IF([.Z199]&lt;&gt;&quot;&quot;;[.Z199];IF([.AD199]&lt;&gt;&quot;&quot;;[.AD199];&quot;Non renseigné&quot;))))" office:value-type="string" office:string-value=" Saint-Thomas " calcext:value-type="string">
            <text:p><text:s/>Saint-Thomas </text:p>
          </table:table-cell>
          <table:table-cell table:style-name="ce27" table:formula="of:=IF([.AD199]&lt;&gt;&quot;&quot;;[.AD199];&quot;&quot;)" office:value-type="string" office:string-value="Iles Vierges" calcext:value-type="string">
            <text:p>Iles Vierges</text:p>
          </table:table-cell>
          <table:table-cell table:style-name="ce28" table:formula="of:=IF([.AE199]&lt;&gt;&quot;&quot;;[.AE199];IF([.AD199]&lt;&gt;&quot;&quot;;[.AD199];[.AA199]))" office:value-type="string" office:string-value="Iles Vierges" calcext:value-type="string">
            <text:p>Iles Vierge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199_P.jpg |image| \</text:p>
          </table:table-cell>
          <table:table-cell table:style-name="ce5" office:value-type="float" office:value="199" calcext:value-type="float">
            <text:p>199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199" calcext:value-type="float">
            <text:p>199</text:p>
          </table:table-cell>
          <table:table-cell table:style-name="ce9" office:value-type="string" calcext:value-type="string">
            <text:p>16</text:p>
          </table:table-cell>
          <table:table-cell table:style-name="ce9" office:value-type="string" calcext:value-type="string">
            <text:p>07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Adèle Termuce</text:p>
          </table:table-cell>
          <table:table-cell table:style-name="ce15" office:value-type="string" calcext:value-type="string">
            <text:p>Termuce</text:p>
          </table:table-cell>
          <table:table-cell table:style-name="ce15" office:value-type="string" calcext:value-type="string">
            <text:p>Adèle</text:p>
          </table:table-cell>
          <table:table-cell table:style-name="ce15" table:number-columns-repeated="2"/>
          <table:table-cell table:style-name="ce10" office:value-type="string" calcext:value-type="string">
            <text:p>Périgueux</text:p>
          </table:table-cell>
          <table:table-cell table:style-name="ce10"/>
          <table:table-cell table:style-name="ce10" office:value-type="string" calcext:value-type="string">
            <text:p>Dordogn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200]&lt;&gt;&quot;&quot;;[.Q200];IF([.M200]&lt;&gt;&quot;&quot;;[.M200];IF([.N200]&lt;&gt;&quot;&quot;;[.N200];IF([.R200]&lt;&gt;&quot;&quot;;[.R200];&quot;Non renseigné&quot;))))" office:value-type="string" office:string-value="Périgueux" calcext:value-type="string">
            <text:p>Périgueux</text:p>
          </table:table-cell>
          <table:table-cell table:style-name="ce23" table:formula="of:=IF([.S200]&lt;&gt;&quot;&quot;;[.S200];IF([.O200]=&quot;île de France&quot;;[.R200];IF([.O200]&lt;&gt;&quot;&quot;;[.O200];IF([.O200]=&quot;&quot;;&quot;&quot;))))" office:value-type="string" office:string-value="Dordogne" calcext:value-type="string">
            <text:p>Dordogne</text:p>
          </table:table-cell>
          <table:table-cell table:style-name="ce23" table:formula="of:=IF([.T200]&lt;&gt;&quot;&quot;;[.T200];IF([.P200]&lt;&gt;&quot;&quot;;[.P200];IF([.P200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Saint-Thomas</text:p>
          </table:table-cell>
          <table:table-cell table:style-name="ce25" table:number-columns-repeated="2"/>
          <table:table-cell table:style-name="ce25" office:value-type="string" calcext:value-type="string">
            <text:p>Indes occidentales danoises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string" calcext:value-type="string">
            <text:p><text:s/>Saint-Thomas </text:p>
          </table:table-cell>
          <table:table-cell table:style-name="ce25" office:value-type="string" calcext:value-type="string">
            <text:p>Iles Vierges</text:p>
          </table:table-cell>
          <table:table-cell table:style-name="ce25"/>
          <table:table-cell table:style-name="ce27" table:formula="of:=IF([.AC200]&lt;&gt;&quot;&quot;;[.AC200];IF([.X200]&lt;&gt;&quot;&quot;;[.X200];IF([.Z200]&lt;&gt;&quot;&quot;;[.Z200];IF([.AD200]&lt;&gt;&quot;&quot;;[.AD200];&quot;Non renseigné&quot;))))" office:value-type="string" office:string-value=" Saint-Thomas " calcext:value-type="string">
            <text:p><text:s/>Saint-Thomas </text:p>
          </table:table-cell>
          <table:table-cell table:style-name="ce27" table:formula="of:=IF([.AD200]&lt;&gt;&quot;&quot;;[.AD200];&quot;&quot;)" office:value-type="string" office:string-value="Iles Vierges" calcext:value-type="string">
            <text:p>Iles Vierges</text:p>
          </table:table-cell>
          <table:table-cell table:style-name="ce28" table:formula="of:=IF([.AE200]&lt;&gt;&quot;&quot;;[.AE200];IF([.AD200]&lt;&gt;&quot;&quot;;[.AD200];[.AA200]))" office:value-type="string" office:string-value="Iles Vierges" calcext:value-type="string">
            <text:p>Iles Vierge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200_P.jpg |image| \</text:p>
          </table:table-cell>
          <table:table-cell table:style-name="ce5" office:value-type="float" office:value="200" calcext:value-type="float">
            <text:p>200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00" calcext:value-type="float">
            <text:p>200</text:p>
          </table:table-cell>
          <table:table-cell table:style-name="ce9" office:value-type="string" calcext:value-type="string">
            <text:p>16</text:p>
          </table:table-cell>
          <table:table-cell table:style-name="ce9" office:value-type="string" calcext:value-type="string">
            <text:p>07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Henriette Lafontaine</text:p>
          </table:table-cell>
          <table:table-cell table:style-name="ce15" office:value-type="string" calcext:value-type="string">
            <text:p>Lafontaine</text:p>
          </table:table-cell>
          <table:table-cell table:style-name="ce15" office:value-type="string" calcext:value-type="string">
            <text:p>Henriette</text:p>
          </table:table-cell>
          <table:table-cell table:style-name="ce15" table:number-columns-repeated="2"/>
          <table:table-cell table:style-name="ce10" office:value-type="string" calcext:value-type="string">
            <text:p>Paris</text:p>
          </table:table-cell>
          <table:table-cell table:style-name="ce10"/>
          <table:table-cell table:style-name="ce10" office:value-type="string" calcext:value-type="string">
            <text:p>Seine</text:p>
          </table:table-cell>
          <table:table-cell table:style-name="ce10" office:value-type="string" calcext:value-type="string">
            <text:p>France</text:p>
          </table:table-cell>
          <table:table-cell table:style-name="ce13" office:value-type="string" calcext:value-type="string">
            <text:p>Paris</text:p>
          </table:table-cell>
          <table:table-cell table:style-name="ce13"/>
          <table:table-cell table:style-name="ce13" office:value-type="string" calcext:value-type="string">
            <text:p>Paris</text:p>
          </table:table-cell>
          <table:table-cell table:style-name="ce13" office:value-type="string" calcext:value-type="string">
            <text:p>France</text:p>
          </table:table-cell>
          <table:table-cell table:style-name="ce13" table:formula="of:=IF([.Q201]&lt;&gt;&quot;&quot;;[.Q201];IF([.M201]&lt;&gt;&quot;&quot;;[.M201];IF([.N201]&lt;&gt;&quot;&quot;;[.N201];IF([.R201]&lt;&gt;&quot;&quot;;[.R201];&quot;Non renseigné&quot;))))" office:value-type="string" office:string-value="Paris" calcext:value-type="string">
            <text:p>Paris</text:p>
          </table:table-cell>
          <table:table-cell table:style-name="ce23" table:formula="of:=IF([.S201]&lt;&gt;&quot;&quot;;[.S201];IF([.O201]=&quot;île de France&quot;;[.R201];IF([.O201]&lt;&gt;&quot;&quot;;[.O201];IF([.O201]=&quot;&quot;;&quot;&quot;))))" office:value-type="string" office:string-value="Paris" calcext:value-type="string">
            <text:p>Paris</text:p>
          </table:table-cell>
          <table:table-cell table:style-name="ce23" table:formula="of:=IF([.T201]&lt;&gt;&quot;&quot;;[.T201];IF([.P201]&lt;&gt;&quot;&quot;;[.P201];IF([.P201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Saint-Thomas</text:p>
          </table:table-cell>
          <table:table-cell table:style-name="ce25" table:number-columns-repeated="2"/>
          <table:table-cell table:style-name="ce25" office:value-type="string" calcext:value-type="string">
            <text:p>Indes occidentales danoises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string" calcext:value-type="string">
            <text:p><text:s/>Saint-Thomas </text:p>
          </table:table-cell>
          <table:table-cell table:style-name="ce25" office:value-type="string" calcext:value-type="string">
            <text:p>Iles Vierges</text:p>
          </table:table-cell>
          <table:table-cell table:style-name="ce25"/>
          <table:table-cell table:style-name="ce27" table:formula="of:=IF([.AC201]&lt;&gt;&quot;&quot;;[.AC201];IF([.X201]&lt;&gt;&quot;&quot;;[.X201];IF([.Z201]&lt;&gt;&quot;&quot;;[.Z201];IF([.AD201]&lt;&gt;&quot;&quot;;[.AD201];&quot;Non renseigné&quot;))))" office:value-type="string" office:string-value=" Saint-Thomas " calcext:value-type="string">
            <text:p><text:s/>Saint-Thomas </text:p>
          </table:table-cell>
          <table:table-cell table:style-name="ce27" table:formula="of:=IF([.AD201]&lt;&gt;&quot;&quot;;[.AD201];&quot;&quot;)" office:value-type="string" office:string-value="Iles Vierges" calcext:value-type="string">
            <text:p>Iles Vierges</text:p>
          </table:table-cell>
          <table:table-cell table:style-name="ce28" table:formula="of:=IF([.AE201]&lt;&gt;&quot;&quot;;[.AE201];IF([.AD201]&lt;&gt;&quot;&quot;;[.AD201];[.AA201]))" office:value-type="string" office:string-value="Iles Vierges" calcext:value-type="string">
            <text:p>Iles Vierge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201_P.jpg |image| \</text:p>
          </table:table-cell>
          <table:table-cell table:style-name="ce5" office:value-type="float" office:value="201" calcext:value-type="float">
            <text:p>201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01" calcext:value-type="float">
            <text:p>201</text:p>
          </table:table-cell>
          <table:table-cell table:style-name="ce9" office:value-type="string" calcext:value-type="string">
            <text:p>16</text:p>
          </table:table-cell>
          <table:table-cell table:style-name="ce9" office:value-type="string" calcext:value-type="string">
            <text:p>07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Dumontet</text:p>
          </table:table-cell>
          <table:table-cell table:style-name="ce15" office:value-type="string" calcext:value-type="string">
            <text:p>Dumontet</text:p>
          </table:table-cell>
          <table:table-cell table:style-name="ce16" office:value-type="string" calcext:value-type="string">
            <text:p>prénom non renseigné</text:p>
          </table:table-cell>
          <table:table-cell table:style-name="ce15" table:number-columns-repeated="2"/>
          <table:table-cell table:style-name="ce10" office:value-type="string" calcext:value-type="string">
            <text:p>Lyon</text:p>
          </table:table-cell>
          <table:table-cell table:style-name="ce10"/>
          <table:table-cell table:style-name="ce10" office:value-type="string" calcext:value-type="string">
            <text:p>Rhôn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202]&lt;&gt;&quot;&quot;;[.Q202];IF([.M202]&lt;&gt;&quot;&quot;;[.M202];IF([.N202]&lt;&gt;&quot;&quot;;[.N202];IF([.R202]&lt;&gt;&quot;&quot;;[.R202];&quot;Non renseigné&quot;))))" office:value-type="string" office:string-value="Lyon" calcext:value-type="string">
            <text:p>Lyon</text:p>
          </table:table-cell>
          <table:table-cell table:style-name="ce23" table:formula="of:=IF([.S202]&lt;&gt;&quot;&quot;;[.S202];IF([.O202]=&quot;île de France&quot;;[.R202];IF([.O202]&lt;&gt;&quot;&quot;;[.O202];IF([.O202]=&quot;&quot;;&quot;&quot;))))" office:value-type="string" office:string-value="Rhône" calcext:value-type="string">
            <text:p>Rhône</text:p>
          </table:table-cell>
          <table:table-cell table:style-name="ce23" table:formula="of:=IF([.T202]&lt;&gt;&quot;&quot;;[.T202];IF([.P202]&lt;&gt;&quot;&quot;;[.P202];IF([.P202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Saint-Thomas</text:p>
          </table:table-cell>
          <table:table-cell table:style-name="ce25" table:number-columns-repeated="2"/>
          <table:table-cell table:style-name="ce25" office:value-type="string" calcext:value-type="string">
            <text:p>Indes occidentales danoises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string" calcext:value-type="string">
            <text:p><text:s/>Saint-Thomas </text:p>
          </table:table-cell>
          <table:table-cell table:style-name="ce25" office:value-type="string" calcext:value-type="string">
            <text:p>Iles Vierges</text:p>
          </table:table-cell>
          <table:table-cell table:style-name="ce25"/>
          <table:table-cell table:style-name="ce27" table:formula="of:=IF([.AC202]&lt;&gt;&quot;&quot;;[.AC202];IF([.X202]&lt;&gt;&quot;&quot;;[.X202];IF([.Z202]&lt;&gt;&quot;&quot;;[.Z202];IF([.AD202]&lt;&gt;&quot;&quot;;[.AD202];&quot;Non renseigné&quot;))))" office:value-type="string" office:string-value=" Saint-Thomas " calcext:value-type="string">
            <text:p><text:s/>Saint-Thomas </text:p>
          </table:table-cell>
          <table:table-cell table:style-name="ce27" table:formula="of:=IF([.AD202]&lt;&gt;&quot;&quot;;[.AD202];&quot;&quot;)" office:value-type="string" office:string-value="Iles Vierges" calcext:value-type="string">
            <text:p>Iles Vierges</text:p>
          </table:table-cell>
          <table:table-cell table:style-name="ce28" table:formula="of:=IF([.AE202]&lt;&gt;&quot;&quot;;[.AE202];IF([.AD202]&lt;&gt;&quot;&quot;;[.AD202];[.AA202]))" office:value-type="string" office:string-value="Iles Vierges" calcext:value-type="string">
            <text:p>Iles Vierge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202_P.jpg |image| \</text:p>
          </table:table-cell>
          <table:table-cell table:style-name="ce5" office:value-type="float" office:value="202" calcext:value-type="float">
            <text:p>202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02" calcext:value-type="float">
            <text:p>202</text:p>
          </table:table-cell>
          <table:table-cell table:style-name="ce9" office:value-type="string" calcext:value-type="string">
            <text:p>16</text:p>
          </table:table-cell>
          <table:table-cell table:style-name="ce9" office:value-type="string" calcext:value-type="string">
            <text:p>07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ean Pagetdelrome</text:p>
          </table:table-cell>
          <table:table-cell table:style-name="ce15" office:value-type="string" calcext:value-type="string">
            <text:p>Pagetdelrome</text:p>
          </table:table-cell>
          <table:table-cell table:style-name="ce15" office:value-type="string" calcext:value-type="string">
            <text:p>Jean</text:p>
          </table:table-cell>
          <table:table-cell table:style-name="ce15" table:number-columns-repeated="2"/>
          <table:table-cell table:style-name="ce10" office:value-type="string" calcext:value-type="string">
            <text:p>Machecoul</text:p>
          </table:table-cell>
          <table:table-cell table:style-name="ce10"/>
          <table:table-cell table:style-name="ce10" office:value-type="string" calcext:value-type="string">
            <text:p>Loire-Inférieure</text:p>
          </table:table-cell>
          <table:table-cell table:style-name="ce10" office:value-type="string" calcext:value-type="string">
            <text:p>France</text:p>
          </table:table-cell>
          <table:table-cell table:style-name="ce13" office:value-type="string" calcext:value-type="string">
            <text:p>Machecoul</text:p>
          </table:table-cell>
          <table:table-cell table:style-name="ce13"/>
          <table:table-cell table:style-name="ce13" office:value-type="string" calcext:value-type="string">
            <text:p>Loire-Atlantique</text:p>
          </table:table-cell>
          <table:table-cell table:style-name="ce13" office:value-type="string" calcext:value-type="string">
            <text:p>France</text:p>
          </table:table-cell>
          <table:table-cell table:style-name="ce13" table:formula="of:=IF([.Q203]&lt;&gt;&quot;&quot;;[.Q203];IF([.M203]&lt;&gt;&quot;&quot;;[.M203];IF([.N203]&lt;&gt;&quot;&quot;;[.N203];IF([.R203]&lt;&gt;&quot;&quot;;[.R203];&quot;Non renseigné&quot;))))" office:value-type="string" office:string-value="Machecoul" calcext:value-type="string">
            <text:p>Machecoul</text:p>
          </table:table-cell>
          <table:table-cell table:style-name="ce23" table:formula="of:=IF([.S203]&lt;&gt;&quot;&quot;;[.S203];IF([.O203]=&quot;île de France&quot;;[.R203];IF([.O203]&lt;&gt;&quot;&quot;;[.O203];IF([.O203]=&quot;&quot;;&quot;&quot;))))" office:value-type="string" office:string-value="Loire-Atlantique" calcext:value-type="string">
            <text:p>Loire-Atlantique</text:p>
          </table:table-cell>
          <table:table-cell table:style-name="ce23" table:formula="of:=IF([.T203]&lt;&gt;&quot;&quot;;[.T203];IF([.P203]&lt;&gt;&quot;&quot;;[.P203];IF([.P203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Saint-Thomas</text:p>
          </table:table-cell>
          <table:table-cell table:style-name="ce25" table:number-columns-repeated="2"/>
          <table:table-cell table:style-name="ce25" office:value-type="string" calcext:value-type="string">
            <text:p>Indes occidentales danoises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string" calcext:value-type="string">
            <text:p><text:s/>Saint-Thomas </text:p>
          </table:table-cell>
          <table:table-cell table:style-name="ce25" office:value-type="string" calcext:value-type="string">
            <text:p>Iles Vierges</text:p>
          </table:table-cell>
          <table:table-cell table:style-name="ce25"/>
          <table:table-cell table:style-name="ce27" table:formula="of:=IF([.AC203]&lt;&gt;&quot;&quot;;[.AC203];IF([.X203]&lt;&gt;&quot;&quot;;[.X203];IF([.Z203]&lt;&gt;&quot;&quot;;[.Z203];IF([.AD203]&lt;&gt;&quot;&quot;;[.AD203];&quot;Non renseigné&quot;))))" office:value-type="string" office:string-value=" Saint-Thomas " calcext:value-type="string">
            <text:p><text:s/>Saint-Thomas </text:p>
          </table:table-cell>
          <table:table-cell table:style-name="ce27" table:formula="of:=IF([.AD203]&lt;&gt;&quot;&quot;;[.AD203];&quot;&quot;)" office:value-type="string" office:string-value="Iles Vierges" calcext:value-type="string">
            <text:p>Iles Vierges</text:p>
          </table:table-cell>
          <table:table-cell table:style-name="ce28" table:formula="of:=IF([.AE203]&lt;&gt;&quot;&quot;;[.AE203];IF([.AD203]&lt;&gt;&quot;&quot;;[.AD203];[.AA203]))" office:value-type="string" office:string-value="Iles Vierges" calcext:value-type="string">
            <text:p>Iles Vierge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203_P.jpg |image| \</text:p>
          </table:table-cell>
          <table:table-cell table:style-name="ce5" office:value-type="float" office:value="203" calcext:value-type="float">
            <text:p>203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03" calcext:value-type="float">
            <text:p>203</text:p>
          </table:table-cell>
          <table:table-cell table:style-name="ce9" office:value-type="string" calcext:value-type="string">
            <text:p>17</text:p>
          </table:table-cell>
          <table:table-cell table:style-name="ce9" office:value-type="string" calcext:value-type="string">
            <text:p>07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Louis Bellegarde</text:p>
          </table:table-cell>
          <table:table-cell table:style-name="ce15" office:value-type="string" calcext:value-type="string">
            <text:p>Bellegarde</text:p>
          </table:table-cell>
          <table:table-cell table:style-name="ce15" office:value-type="string" calcext:value-type="string">
            <text:p>Louis</text:p>
          </table:table-cell>
          <table:table-cell table:style-name="ce15" table:number-columns-repeated="2"/>
          <table:table-cell table:style-name="ce10" office:value-type="string" calcext:value-type="string">
            <text:p>Bellegarde</text:p>
          </table:table-cell>
          <table:table-cell table:style-name="ce10"/>
          <table:table-cell table:style-name="ce10" office:value-type="string" calcext:value-type="string">
            <text:p>Gers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204]&lt;&gt;&quot;&quot;;[.Q204];IF([.M204]&lt;&gt;&quot;&quot;;[.M204];IF([.N204]&lt;&gt;&quot;&quot;;[.N204];IF([.R204]&lt;&gt;&quot;&quot;;[.R204];&quot;Non renseigné&quot;))))" office:value-type="string" office:string-value="Bellegarde" calcext:value-type="string">
            <text:p>Bellegarde</text:p>
          </table:table-cell>
          <table:table-cell table:style-name="ce23" table:formula="of:=IF([.S204]&lt;&gt;&quot;&quot;;[.S204];IF([.O204]=&quot;île de France&quot;;[.R204];IF([.O204]&lt;&gt;&quot;&quot;;[.O204];IF([.O204]=&quot;&quot;;&quot;&quot;))))" office:value-type="string" office:string-value="Gers" calcext:value-type="string">
            <text:p>Gers</text:p>
          </table:table-cell>
          <table:table-cell table:style-name="ce23" table:formula="of:=IF([.T204]&lt;&gt;&quot;&quot;;[.T204];IF([.P204]&lt;&gt;&quot;&quot;;[.P204];IF([.P204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Saint-Thomas</text:p>
          </table:table-cell>
          <table:table-cell table:style-name="ce25" table:number-columns-repeated="2"/>
          <table:table-cell table:style-name="ce25" office:value-type="string" calcext:value-type="string">
            <text:p>Indes occidentales danoises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string" calcext:value-type="string">
            <text:p><text:s/>Saint-Thomas </text:p>
          </table:table-cell>
          <table:table-cell table:style-name="ce25" office:value-type="string" calcext:value-type="string">
            <text:p>Iles Vierges</text:p>
          </table:table-cell>
          <table:table-cell table:style-name="ce25"/>
          <table:table-cell table:style-name="ce27" table:formula="of:=IF([.AC204]&lt;&gt;&quot;&quot;;[.AC204];IF([.X204]&lt;&gt;&quot;&quot;;[.X204];IF([.Z204]&lt;&gt;&quot;&quot;;[.Z204];IF([.AD204]&lt;&gt;&quot;&quot;;[.AD204];&quot;Non renseigné&quot;))))" office:value-type="string" office:string-value=" Saint-Thomas " calcext:value-type="string">
            <text:p><text:s/>Saint-Thomas </text:p>
          </table:table-cell>
          <table:table-cell table:style-name="ce27" table:formula="of:=IF([.AD204]&lt;&gt;&quot;&quot;;[.AD204];&quot;&quot;)" office:value-type="string" office:string-value="Iles Vierges" calcext:value-type="string">
            <text:p>Iles Vierges</text:p>
          </table:table-cell>
          <table:table-cell table:style-name="ce28" table:formula="of:=IF([.AE204]&lt;&gt;&quot;&quot;;[.AE204];IF([.AD204]&lt;&gt;&quot;&quot;;[.AD204];[.AA204]))" office:value-type="string" office:string-value="Iles Vierges" calcext:value-type="string">
            <text:p>Iles Vierge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204_P.jpg |image| \</text:p>
          </table:table-cell>
          <table:table-cell table:style-name="ce5" office:value-type="float" office:value="204" calcext:value-type="float">
            <text:p>204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04" calcext:value-type="float">
            <text:p>204</text:p>
          </table:table-cell>
          <table:table-cell table:style-name="ce9" office:value-type="string" calcext:value-type="string">
            <text:p>17</text:p>
          </table:table-cell>
          <table:table-cell table:style-name="ce9" office:value-type="string" calcext:value-type="string">
            <text:p>07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Félicité Julienne Court</text:p>
          </table:table-cell>
          <table:table-cell table:style-name="ce15" office:value-type="string" calcext:value-type="string">
            <text:p>Court</text:p>
          </table:table-cell>
          <table:table-cell table:style-name="ce15" office:value-type="string" calcext:value-type="string">
            <text:p>Félicité</text:p>
          </table:table-cell>
          <table:table-cell table:style-name="ce15" office:value-type="string" calcext:value-type="string">
            <text:p>Julienne</text:p>
          </table:table-cell>
          <table:table-cell table:style-name="ce15"/>
          <table:table-cell table:style-name="ce10" office:value-type="string" calcext:value-type="string">
            <text:p>Paris</text:p>
          </table:table-cell>
          <table:table-cell table:style-name="ce10"/>
          <table:table-cell table:style-name="ce10" office:value-type="string" calcext:value-type="string">
            <text:p>Seine</text:p>
          </table:table-cell>
          <table:table-cell table:style-name="ce10" office:value-type="string" calcext:value-type="string">
            <text:p>France</text:p>
          </table:table-cell>
          <table:table-cell table:style-name="ce13" office:value-type="string" calcext:value-type="string">
            <text:p>Paris</text:p>
          </table:table-cell>
          <table:table-cell table:style-name="ce13"/>
          <table:table-cell table:style-name="ce13" office:value-type="string" calcext:value-type="string">
            <text:p>Paris</text:p>
          </table:table-cell>
          <table:table-cell table:style-name="ce13" office:value-type="string" calcext:value-type="string">
            <text:p>France</text:p>
          </table:table-cell>
          <table:table-cell table:style-name="ce13" table:formula="of:=IF([.Q205]&lt;&gt;&quot;&quot;;[.Q205];IF([.M205]&lt;&gt;&quot;&quot;;[.M205];IF([.N205]&lt;&gt;&quot;&quot;;[.N205];IF([.R205]&lt;&gt;&quot;&quot;;[.R205];&quot;Non renseigné&quot;))))" office:value-type="string" office:string-value="Paris" calcext:value-type="string">
            <text:p>Paris</text:p>
          </table:table-cell>
          <table:table-cell table:style-name="ce23" table:formula="of:=IF([.S205]&lt;&gt;&quot;&quot;;[.S205];IF([.O205]=&quot;île de France&quot;;[.R205];IF([.O205]&lt;&gt;&quot;&quot;;[.O205];IF([.O205]=&quot;&quot;;&quot;&quot;))))" office:value-type="string" office:string-value="Paris" calcext:value-type="string">
            <text:p>Paris</text:p>
          </table:table-cell>
          <table:table-cell table:style-name="ce23" table:formula="of:=IF([.T205]&lt;&gt;&quot;&quot;;[.T205];IF([.P205]&lt;&gt;&quot;&quot;;[.P205];IF([.P205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Saint-Thomas</text:p>
          </table:table-cell>
          <table:table-cell table:style-name="ce25" table:number-columns-repeated="2"/>
          <table:table-cell table:style-name="ce25" office:value-type="string" calcext:value-type="string">
            <text:p>Indes occidentales danoises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string" calcext:value-type="string">
            <text:p><text:s/>Saint-Thomas </text:p>
          </table:table-cell>
          <table:table-cell table:style-name="ce25" office:value-type="string" calcext:value-type="string">
            <text:p>Iles Vierges</text:p>
          </table:table-cell>
          <table:table-cell table:style-name="ce25"/>
          <table:table-cell table:style-name="ce27" table:formula="of:=IF([.AC205]&lt;&gt;&quot;&quot;;[.AC205];IF([.X205]&lt;&gt;&quot;&quot;;[.X205];IF([.Z205]&lt;&gt;&quot;&quot;;[.Z205];IF([.AD205]&lt;&gt;&quot;&quot;;[.AD205];&quot;Non renseigné&quot;))))" office:value-type="string" office:string-value=" Saint-Thomas " calcext:value-type="string">
            <text:p><text:s/>Saint-Thomas </text:p>
          </table:table-cell>
          <table:table-cell table:style-name="ce27" table:formula="of:=IF([.AD205]&lt;&gt;&quot;&quot;;[.AD205];&quot;&quot;)" office:value-type="string" office:string-value="Iles Vierges" calcext:value-type="string">
            <text:p>Iles Vierges</text:p>
          </table:table-cell>
          <table:table-cell table:style-name="ce28" table:formula="of:=IF([.AE205]&lt;&gt;&quot;&quot;;[.AE205];IF([.AD205]&lt;&gt;&quot;&quot;;[.AD205];[.AA205]))" office:value-type="string" office:string-value="Iles Vierges" calcext:value-type="string">
            <text:p>Iles Vierge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205_P.jpg |image| \</text:p>
          </table:table-cell>
          <table:table-cell table:style-name="ce5" office:value-type="float" office:value="205" calcext:value-type="float">
            <text:p>205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05" calcext:value-type="float">
            <text:p>205</text:p>
          </table:table-cell>
          <table:table-cell table:style-name="ce9" office:value-type="string" calcext:value-type="string">
            <text:p>17</text:p>
          </table:table-cell>
          <table:table-cell table:style-name="ce9" office:value-type="string" calcext:value-type="string">
            <text:p>07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Benoît Dibois</text:p>
          </table:table-cell>
          <table:table-cell table:style-name="ce15" office:value-type="string" calcext:value-type="string">
            <text:p>Dibois</text:p>
          </table:table-cell>
          <table:table-cell table:style-name="ce15" office:value-type="string" calcext:value-type="string">
            <text:p>Benoît</text:p>
          </table:table-cell>
          <table:table-cell table:style-name="ce15" table:number-columns-repeated="2"/>
          <table:table-cell table:style-name="ce10"/>
          <table:table-cell table:style-name="ce15"/>
          <table:table-cell table:style-name="ce10"/>
          <table:table-cell table:style-name="ce15"/>
          <table:table-cell table:style-name="ce17" table:number-columns-repeated="4"/>
          <table:table-cell table:style-name="ce13" table:formula="of:=IF([.Q206]&lt;&gt;&quot;&quot;;[.Q206];IF([.M206]&lt;&gt;&quot;&quot;;[.M206];IF([.N206]&lt;&gt;&quot;&quot;;[.N206];IF([.R206]&lt;&gt;&quot;&quot;;[.R206];&quot;Non renseigné&quot;))))" office:value-type="string" office:string-value="Non renseigné" calcext:value-type="string">
            <text:p>Non renseigné</text:p>
          </table:table-cell>
          <table:table-cell table:style-name="ce23" table:formula="of:=IF([.S206]&lt;&gt;&quot;&quot;;[.S206];IF([.O206]=&quot;île de France&quot;;[.R206];IF([.O206]&lt;&gt;&quot;&quot;;[.O206];IF([.O206]=&quot;&quot;;&quot;&quot;))))">
            <text:p/>
          </table:table-cell>
          <table:table-cell table:style-name="ce23" table:formula="of:=IF([.T206]&lt;&gt;&quot;&quot;;[.T206];IF([.P206]&lt;&gt;&quot;&quot;;[.P206];IF([.P206]=&quot;&quot;;&quot;&quot;)))">
            <text:p/>
          </table:table-cell>
          <table:table-cell table:style-name="ce25" table:number-columns-repeated="2"/>
          <table:table-cell table:style-name="ce25" office:value-type="string" calcext:value-type="string">
            <text:p>Guadeloupe</text:p>
          </table:table-cell>
          <table:table-cell table:style-name="ce25" office:value-type="string" calcext:value-type="string">
            <text:p>Franc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206]&lt;&gt;&quot;&quot;;[.AC206];IF([.X206]&lt;&gt;&quot;&quot;;[.X206];IF([.Z206]&lt;&gt;&quot;&quot;;[.Z206];IF([.AD206]&lt;&gt;&quot;&quot;;[.AD206];&quot;Non renseigné&quot;))))" office:value-type="string" office:string-value="Guadeloupe" calcext:value-type="string">
            <text:p>Guadeloupe</text:p>
          </table:table-cell>
          <table:table-cell table:style-name="ce27" table:formula="of:=IF([.AD206]&lt;&gt;&quot;&quot;;[.AD206];&quot;&quot;)">
            <text:p/>
          </table:table-cell>
          <table:table-cell table:style-name="ce28" table:formula="of:=IF([.AE206]&lt;&gt;&quot;&quot;;[.AE206];IF([.AD206]&lt;&gt;&quot;&quot;;[.AD206];[.AA206]))" office:value-type="string" office:string-value="France" calcext:value-type="string">
            <text:p>France</text:p>
          </table:table-cell>
          <table:table-cell table:style-name="ce27" table:number-columns-repeated="212"/>
          <table:table-cell table:style-name="ce12" table:number-columns-repeated="13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206_P.jpg |image| \</text:p>
          </table:table-cell>
          <table:table-cell table:style-name="ce5" office:value-type="float" office:value="206" calcext:value-type="float">
            <text:p>206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06" calcext:value-type="float">
            <text:p>206</text:p>
          </table:table-cell>
          <table:table-cell table:style-name="ce9" office:value-type="string" calcext:value-type="string">
            <text:p>17</text:p>
          </table:table-cell>
          <table:table-cell table:style-name="ce9" office:value-type="string" calcext:value-type="string">
            <text:p>07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François Robert</text:p>
          </table:table-cell>
          <table:table-cell table:style-name="ce15" office:value-type="string" calcext:value-type="string">
            <text:p>Robert</text:p>
          </table:table-cell>
          <table:table-cell table:style-name="ce15" office:value-type="string" calcext:value-type="string">
            <text:p>François</text:p>
          </table:table-cell>
          <table:table-cell table:style-name="ce15" table:number-columns-repeated="2"/>
          <table:table-cell table:style-name="ce10"/>
          <table:table-cell table:style-name="ce15"/>
          <table:table-cell table:style-name="ce10"/>
          <table:table-cell table:style-name="ce15"/>
          <table:table-cell table:style-name="ce17" table:number-columns-repeated="4"/>
          <table:table-cell table:style-name="ce13" table:formula="of:=IF([.Q207]&lt;&gt;&quot;&quot;;[.Q207];IF([.M207]&lt;&gt;&quot;&quot;;[.M207];IF([.N207]&lt;&gt;&quot;&quot;;[.N207];IF([.R207]&lt;&gt;&quot;&quot;;[.R207];&quot;Non renseigné&quot;))))" office:value-type="string" office:string-value="Non renseigné" calcext:value-type="string">
            <text:p>Non renseigné</text:p>
          </table:table-cell>
          <table:table-cell table:style-name="ce23" table:formula="of:=IF([.S207]&lt;&gt;&quot;&quot;;[.S207];IF([.O207]=&quot;île de France&quot;;[.R207];IF([.O207]&lt;&gt;&quot;&quot;;[.O207];IF([.O207]=&quot;&quot;;&quot;&quot;))))">
            <text:p/>
          </table:table-cell>
          <table:table-cell table:style-name="ce23" table:formula="of:=IF([.T207]&lt;&gt;&quot;&quot;;[.T207];IF([.P207]&lt;&gt;&quot;&quot;;[.P207];IF([.P207]=&quot;&quot;;&quot;&quot;)))">
            <text:p/>
          </table:table-cell>
          <table:table-cell table:style-name="ce25" office:value-type="string" calcext:value-type="string">
            <text:p>Saint-Thomas</text:p>
          </table:table-cell>
          <table:table-cell table:style-name="ce25" table:number-columns-repeated="2"/>
          <table:table-cell table:style-name="ce25" office:value-type="string" calcext:value-type="string">
            <text:p>Indes occidentales danoises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string" calcext:value-type="string">
            <text:p><text:s/>Saint-Thomas </text:p>
          </table:table-cell>
          <table:table-cell table:style-name="ce25" office:value-type="string" calcext:value-type="string">
            <text:p>Iles Vierges</text:p>
          </table:table-cell>
          <table:table-cell table:style-name="ce25"/>
          <table:table-cell table:style-name="ce27" table:formula="of:=IF([.AC207]&lt;&gt;&quot;&quot;;[.AC207];IF([.X207]&lt;&gt;&quot;&quot;;[.X207];IF([.Z207]&lt;&gt;&quot;&quot;;[.Z207];IF([.AD207]&lt;&gt;&quot;&quot;;[.AD207];&quot;Non renseigné&quot;))))" office:value-type="string" office:string-value=" Saint-Thomas " calcext:value-type="string">
            <text:p><text:s/>Saint-Thomas </text:p>
          </table:table-cell>
          <table:table-cell table:style-name="ce27" table:formula="of:=IF([.AD207]&lt;&gt;&quot;&quot;;[.AD207];&quot;&quot;)" office:value-type="string" office:string-value="Iles Vierges" calcext:value-type="string">
            <text:p>Iles Vierges</text:p>
          </table:table-cell>
          <table:table-cell table:style-name="ce28" table:formula="of:=IF([.AE207]&lt;&gt;&quot;&quot;;[.AE207];IF([.AD207]&lt;&gt;&quot;&quot;;[.AD207];[.AA207]))" office:value-type="string" office:string-value="Iles Vierges" calcext:value-type="string">
            <text:p>Iles Vierges</text:p>
          </table:table-cell>
          <table:table-cell table:style-name="ce27" table:number-columns-repeated="212"/>
          <table:table-cell table:style-name="ce12" table:number-columns-repeated="13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207_P.jpg |image| \</text:p>
          </table:table-cell>
          <table:table-cell table:style-name="ce5" office:value-type="float" office:value="207" calcext:value-type="float">
            <text:p>207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07" calcext:value-type="float">
            <text:p>207</text:p>
          </table:table-cell>
          <table:table-cell table:style-name="ce9" office:value-type="string" calcext:value-type="string">
            <text:p>17</text:p>
          </table:table-cell>
          <table:table-cell table:style-name="ce9" office:value-type="string" calcext:value-type="string">
            <text:p>07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Louis Buscarlet</text:p>
          </table:table-cell>
          <table:table-cell table:style-name="ce15" office:value-type="string" calcext:value-type="string">
            <text:p>Buscarlet</text:p>
          </table:table-cell>
          <table:table-cell table:style-name="ce15" office:value-type="string" calcext:value-type="string">
            <text:p>Louis</text:p>
          </table:table-cell>
          <table:table-cell table:style-name="ce15" table:number-columns-repeated="2"/>
          <table:table-cell table:style-name="ce10" office:value-type="string" calcext:value-type="string">
            <text:p>Millau</text:p>
          </table:table-cell>
          <table:table-cell table:style-name="ce10"/>
          <table:table-cell table:style-name="ce10" office:value-type="string" calcext:value-type="string">
            <text:p>Aveyron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208]&lt;&gt;&quot;&quot;;[.Q208];IF([.M208]&lt;&gt;&quot;&quot;;[.M208];IF([.N208]&lt;&gt;&quot;&quot;;[.N208];IF([.R208]&lt;&gt;&quot;&quot;;[.R208];&quot;Non renseigné&quot;))))" office:value-type="string" office:string-value="Millau" calcext:value-type="string">
            <text:p>Millau</text:p>
          </table:table-cell>
          <table:table-cell table:style-name="ce23" table:formula="of:=IF([.S208]&lt;&gt;&quot;&quot;;[.S208];IF([.O208]=&quot;île de France&quot;;[.R208];IF([.O208]&lt;&gt;&quot;&quot;;[.O208];IF([.O208]=&quot;&quot;;&quot;&quot;))))" office:value-type="string" office:string-value="Aveyron" calcext:value-type="string">
            <text:p>Aveyron</text:p>
          </table:table-cell>
          <table:table-cell table:style-name="ce23" table:formula="of:=IF([.T208]&lt;&gt;&quot;&quot;;[.T208];IF([.P208]&lt;&gt;&quot;&quot;;[.P208];IF([.P208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Saint-Sébastien</text:p>
          </table:table-cell>
          <table:table-cell table:style-name="ce25" table:number-columns-repeated="2"/>
          <table:table-cell table:style-name="ce25" office:value-type="string" calcext:value-type="string">
            <text:p>Espagn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208]&lt;&gt;&quot;&quot;;[.AC208];IF([.X208]&lt;&gt;&quot;&quot;;[.X208];IF([.Z208]&lt;&gt;&quot;&quot;;[.Z208];IF([.AD208]&lt;&gt;&quot;&quot;;[.AD208];&quot;Non renseigné&quot;))))" office:value-type="string" office:string-value="Saint-Sébastien" calcext:value-type="string">
            <text:p>Saint-Sébastien</text:p>
          </table:table-cell>
          <table:table-cell table:style-name="ce27" table:formula="of:=IF([.AD208]&lt;&gt;&quot;&quot;;[.AD208];&quot;&quot;)">
            <text:p/>
          </table:table-cell>
          <table:table-cell table:style-name="ce28" table:formula="of:=IF([.AE208]&lt;&gt;&quot;&quot;;[.AE208];IF([.AD208]&lt;&gt;&quot;&quot;;[.AD208];[.AA208]))" office:value-type="string" office:string-value="Espagne" calcext:value-type="string">
            <text:p>Espagn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208_P.jpg |image| \</text:p>
          </table:table-cell>
          <table:table-cell table:style-name="ce5" office:value-type="float" office:value="208" calcext:value-type="float">
            <text:p>208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08" calcext:value-type="float">
            <text:p>208</text:p>
          </table:table-cell>
          <table:table-cell table:style-name="ce9" office:value-type="string" calcext:value-type="string">
            <text:p>18</text:p>
          </table:table-cell>
          <table:table-cell table:style-name="ce9" office:value-type="string" calcext:value-type="string">
            <text:p>07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enny Piquot</text:p>
          </table:table-cell>
          <table:table-cell table:style-name="ce15" office:value-type="string" calcext:value-type="string">
            <text:p>Piquot</text:p>
          </table:table-cell>
          <table:table-cell table:style-name="ce15" office:value-type="string" calcext:value-type="string">
            <text:p>Jenny</text:p>
          </table:table-cell>
          <table:table-cell table:style-name="ce15" table:number-columns-repeated="2"/>
          <table:table-cell table:style-name="ce10" office:value-type="string" calcext:value-type="string">
            <text:p>Paris</text:p>
          </table:table-cell>
          <table:table-cell table:style-name="ce10"/>
          <table:table-cell table:style-name="ce10" office:value-type="string" calcext:value-type="string">
            <text:p>Seine</text:p>
          </table:table-cell>
          <table:table-cell table:style-name="ce10" office:value-type="string" calcext:value-type="string">
            <text:p>France</text:p>
          </table:table-cell>
          <table:table-cell table:style-name="ce13" office:value-type="string" calcext:value-type="string">
            <text:p>Paris</text:p>
          </table:table-cell>
          <table:table-cell table:style-name="ce13"/>
          <table:table-cell table:style-name="ce13" office:value-type="string" calcext:value-type="string">
            <text:p>Paris</text:p>
          </table:table-cell>
          <table:table-cell table:style-name="ce13" office:value-type="string" calcext:value-type="string">
            <text:p>France</text:p>
          </table:table-cell>
          <table:table-cell table:style-name="ce13" table:formula="of:=IF([.Q209]&lt;&gt;&quot;&quot;;[.Q209];IF([.M209]&lt;&gt;&quot;&quot;;[.M209];IF([.N209]&lt;&gt;&quot;&quot;;[.N209];IF([.R209]&lt;&gt;&quot;&quot;;[.R209];&quot;Non renseigné&quot;))))" office:value-type="string" office:string-value="Paris" calcext:value-type="string">
            <text:p>Paris</text:p>
          </table:table-cell>
          <table:table-cell table:style-name="ce23" table:formula="of:=IF([.S209]&lt;&gt;&quot;&quot;;[.S209];IF([.O209]=&quot;île de France&quot;;[.R209];IF([.O209]&lt;&gt;&quot;&quot;;[.O209];IF([.O209]=&quot;&quot;;&quot;&quot;))))" office:value-type="string" office:string-value="Paris" calcext:value-type="string">
            <text:p>Paris</text:p>
          </table:table-cell>
          <table:table-cell table:style-name="ce23" table:formula="of:=IF([.T209]&lt;&gt;&quot;&quot;;[.T209];IF([.P209]&lt;&gt;&quot;&quot;;[.P209];IF([.P209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Saint-Thomas</text:p>
          </table:table-cell>
          <table:table-cell table:style-name="ce25" table:number-columns-repeated="2"/>
          <table:table-cell table:style-name="ce25" office:value-type="string" calcext:value-type="string">
            <text:p>Indes occidentales danoises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string" calcext:value-type="string">
            <text:p><text:s/>Saint-Thomas </text:p>
          </table:table-cell>
          <table:table-cell table:style-name="ce25" office:value-type="string" calcext:value-type="string">
            <text:p>Iles Vierges</text:p>
          </table:table-cell>
          <table:table-cell table:style-name="ce25"/>
          <table:table-cell table:style-name="ce27" table:formula="of:=IF([.AC209]&lt;&gt;&quot;&quot;;[.AC209];IF([.X209]&lt;&gt;&quot;&quot;;[.X209];IF([.Z209]&lt;&gt;&quot;&quot;;[.Z209];IF([.AD209]&lt;&gt;&quot;&quot;;[.AD209];&quot;Non renseigné&quot;))))" office:value-type="string" office:string-value=" Saint-Thomas " calcext:value-type="string">
            <text:p><text:s/>Saint-Thomas </text:p>
          </table:table-cell>
          <table:table-cell table:style-name="ce27" table:formula="of:=IF([.AD209]&lt;&gt;&quot;&quot;;[.AD209];&quot;&quot;)" office:value-type="string" office:string-value="Iles Vierges" calcext:value-type="string">
            <text:p>Iles Vierges</text:p>
          </table:table-cell>
          <table:table-cell table:style-name="ce28" table:formula="of:=IF([.AE209]&lt;&gt;&quot;&quot;;[.AE209];IF([.AD209]&lt;&gt;&quot;&quot;;[.AD209];[.AA209]))" office:value-type="string" office:string-value="Iles Vierges" calcext:value-type="string">
            <text:p>Iles Vierge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209_P.jpg |image| \</text:p>
          </table:table-cell>
          <table:table-cell table:style-name="ce5" office:value-type="float" office:value="209" calcext:value-type="float">
            <text:p>209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09" calcext:value-type="float">
            <text:p>209</text:p>
          </table:table-cell>
          <table:table-cell table:style-name="ce9" office:value-type="string" calcext:value-type="string">
            <text:p>18</text:p>
          </table:table-cell>
          <table:table-cell table:style-name="ce9" office:value-type="string" calcext:value-type="string">
            <text:p>07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Marianne Vossey</text:p>
          </table:table-cell>
          <table:table-cell table:style-name="ce15" office:value-type="string" calcext:value-type="string">
            <text:p>Vossey</text:p>
          </table:table-cell>
          <table:table-cell table:style-name="ce15" office:value-type="string" calcext:value-type="string">
            <text:p>Marianne</text:p>
          </table:table-cell>
          <table:table-cell table:style-name="ce15" table:number-columns-repeated="2"/>
          <table:table-cell table:style-name="ce10" office:value-type="string" calcext:value-type="string">
            <text:p>Saint-Germain-en-Laye</text:p>
          </table:table-cell>
          <table:table-cell table:style-name="ce10"/>
          <table:table-cell table:style-name="ce10" office:value-type="string" calcext:value-type="string">
            <text:p>Seine-et-Oise</text:p>
          </table:table-cell>
          <table:table-cell table:style-name="ce10" office:value-type="string" calcext:value-type="string">
            <text:p>France</text:p>
          </table:table-cell>
          <table:table-cell table:style-name="ce13" office:value-type="string" calcext:value-type="string">
            <text:p>Saint-Germain-en-Laye</text:p>
          </table:table-cell>
          <table:table-cell table:style-name="ce13"/>
          <table:table-cell table:style-name="ce13" office:value-type="string" calcext:value-type="string">
            <text:p>Yvelines</text:p>
          </table:table-cell>
          <table:table-cell table:style-name="ce13" office:value-type="string" calcext:value-type="string">
            <text:p>France</text:p>
          </table:table-cell>
          <table:table-cell table:style-name="ce13" table:formula="of:=IF([.Q210]&lt;&gt;&quot;&quot;;[.Q210];IF([.M210]&lt;&gt;&quot;&quot;;[.M210];IF([.N210]&lt;&gt;&quot;&quot;;[.N210];IF([.R210]&lt;&gt;&quot;&quot;;[.R210];&quot;Non renseigné&quot;))))" office:value-type="string" office:string-value="Saint-Germain-en-Laye" calcext:value-type="string">
            <text:p>Saint-Germain-en-Laye</text:p>
          </table:table-cell>
          <table:table-cell table:style-name="ce23" table:formula="of:=IF([.S210]&lt;&gt;&quot;&quot;;[.S210];IF([.O210]=&quot;île de France&quot;;[.R210];IF([.O210]&lt;&gt;&quot;&quot;;[.O210];IF([.O210]=&quot;&quot;;&quot;&quot;))))" office:value-type="string" office:string-value="Yvelines" calcext:value-type="string">
            <text:p>Yvelines</text:p>
          </table:table-cell>
          <table:table-cell table:style-name="ce23" table:formula="of:=IF([.T210]&lt;&gt;&quot;&quot;;[.T210];IF([.P210]&lt;&gt;&quot;&quot;;[.P210];IF([.P210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Saint-Thomas</text:p>
          </table:table-cell>
          <table:table-cell table:style-name="ce25" table:number-columns-repeated="2"/>
          <table:table-cell table:style-name="ce25" office:value-type="string" calcext:value-type="string">
            <text:p>Indes occidentales danoises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string" calcext:value-type="string">
            <text:p><text:s/>Saint-Thomas </text:p>
          </table:table-cell>
          <table:table-cell table:style-name="ce25" office:value-type="string" calcext:value-type="string">
            <text:p>Iles Vierges</text:p>
          </table:table-cell>
          <table:table-cell table:style-name="ce25"/>
          <table:table-cell table:style-name="ce27" table:formula="of:=IF([.AC210]&lt;&gt;&quot;&quot;;[.AC210];IF([.X210]&lt;&gt;&quot;&quot;;[.X210];IF([.Z210]&lt;&gt;&quot;&quot;;[.Z210];IF([.AD210]&lt;&gt;&quot;&quot;;[.AD210];&quot;Non renseigné&quot;))))" office:value-type="string" office:string-value=" Saint-Thomas " calcext:value-type="string">
            <text:p><text:s/>Saint-Thomas </text:p>
          </table:table-cell>
          <table:table-cell table:style-name="ce27" table:formula="of:=IF([.AD210]&lt;&gt;&quot;&quot;;[.AD210];&quot;&quot;)" office:value-type="string" office:string-value="Iles Vierges" calcext:value-type="string">
            <text:p>Iles Vierges</text:p>
          </table:table-cell>
          <table:table-cell table:style-name="ce28" table:formula="of:=IF([.AE210]&lt;&gt;&quot;&quot;;[.AE210];IF([.AD210]&lt;&gt;&quot;&quot;;[.AD210];[.AA210]))" office:value-type="string" office:string-value="Iles Vierges" calcext:value-type="string">
            <text:p>Iles Vierge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210_P.jpg |image| \</text:p>
          </table:table-cell>
          <table:table-cell table:style-name="ce5" office:value-type="float" office:value="210" calcext:value-type="float">
            <text:p>210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10" calcext:value-type="float">
            <text:p>210</text:p>
          </table:table-cell>
          <table:table-cell table:style-name="ce9" office:value-type="string" calcext:value-type="string">
            <text:p>20</text:p>
          </table:table-cell>
          <table:table-cell table:style-name="ce9" office:value-type="string" calcext:value-type="string">
            <text:p>07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Augustine Rosalie Lamartine Moulineuf</text:p>
          </table:table-cell>
          <table:table-cell table:style-name="ce15" office:value-type="string" calcext:value-type="string">
            <text:p>Lamartine Moulineuf</text:p>
          </table:table-cell>
          <table:table-cell table:style-name="ce16" office:value-type="string" calcext:value-type="string">
            <text:p>Augustne</text:p>
          </table:table-cell>
          <table:table-cell table:style-name="ce16" office:value-type="string" calcext:value-type="string">
            <text:p>Rosale</text:p>
          </table:table-cell>
          <table:table-cell table:style-name="ce15"/>
          <table:table-cell table:style-name="ce10" office:value-type="string" calcext:value-type="string">
            <text:p>Metz</text:p>
          </table:table-cell>
          <table:table-cell table:style-name="ce10"/>
          <table:table-cell table:style-name="ce10" office:value-type="string" calcext:value-type="string">
            <text:p>Mosell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211]&lt;&gt;&quot;&quot;;[.Q211];IF([.M211]&lt;&gt;&quot;&quot;;[.M211];IF([.N211]&lt;&gt;&quot;&quot;;[.N211];IF([.R211]&lt;&gt;&quot;&quot;;[.R211];&quot;Non renseigné&quot;))))" office:value-type="string" office:string-value="Metz" calcext:value-type="string">
            <text:p>Metz</text:p>
          </table:table-cell>
          <table:table-cell table:style-name="ce23" table:formula="of:=IF([.S211]&lt;&gt;&quot;&quot;;[.S211];IF([.O211]=&quot;île de France&quot;;[.R211];IF([.O211]&lt;&gt;&quot;&quot;;[.O211];IF([.O211]=&quot;&quot;;&quot;&quot;))))" office:value-type="string" office:string-value="Moselle" calcext:value-type="string">
            <text:p>Moselle</text:p>
          </table:table-cell>
          <table:table-cell table:style-name="ce23" table:formula="of:=IF([.T211]&lt;&gt;&quot;&quot;;[.T211];IF([.P211]&lt;&gt;&quot;&quot;;[.P211];IF([.P211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Tranquebar</text:p>
          </table:table-cell>
          <table:table-cell table:style-name="ce25" table:number-columns-repeated="2"/>
          <table:table-cell table:style-name="ce25" office:value-type="string" calcext:value-type="string">
            <text:p>Ind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211]&lt;&gt;&quot;&quot;;[.AC211];IF([.X211]&lt;&gt;&quot;&quot;;[.X211];IF([.Z211]&lt;&gt;&quot;&quot;;[.Z211];IF([.AD211]&lt;&gt;&quot;&quot;;[.AD211];&quot;Non renseigné&quot;))))" office:value-type="string" office:string-value="Tranquebar" calcext:value-type="string">
            <text:p>Tranquebar</text:p>
          </table:table-cell>
          <table:table-cell table:style-name="ce27" table:formula="of:=IF([.AD211]&lt;&gt;&quot;&quot;;[.AD211];&quot;&quot;)">
            <text:p/>
          </table:table-cell>
          <table:table-cell table:style-name="ce28" table:formula="of:=IF([.AE211]&lt;&gt;&quot;&quot;;[.AE211];IF([.AD211]&lt;&gt;&quot;&quot;;[.AD211];[.AA211]))" office:value-type="string" office:string-value="Inde" calcext:value-type="string">
            <text:p>Ind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211_P.jpg |image| \</text:p>
          </table:table-cell>
          <table:table-cell table:style-name="ce5" office:value-type="float" office:value="211" calcext:value-type="float">
            <text:p>211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11" calcext:value-type="float">
            <text:p>211</text:p>
          </table:table-cell>
          <table:table-cell table:style-name="ce9" office:value-type="string" calcext:value-type="string">
            <text:p>20</text:p>
          </table:table-cell>
          <table:table-cell table:style-name="ce9" office:value-type="string" calcext:value-type="string">
            <text:p>07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acques Louis Malherbe</text:p>
          </table:table-cell>
          <table:table-cell table:style-name="ce15" office:value-type="string" calcext:value-type="string">
            <text:p>Malherbe</text:p>
          </table:table-cell>
          <table:table-cell table:style-name="ce15" office:value-type="string" calcext:value-type="string">
            <text:p>Jacques</text:p>
          </table:table-cell>
          <table:table-cell table:style-name="ce15" office:value-type="string" calcext:value-type="string">
            <text:p>Louis</text:p>
          </table:table-cell>
          <table:table-cell table:style-name="ce15"/>
          <table:table-cell table:style-name="ce10"/>
          <table:table-cell table:style-name="ce10" office:value-type="string" calcext:value-type="string">
            <text:p>Île Maurice</text:p>
          </table:table-cell>
          <table:table-cell table:style-name="ce10" table:number-columns-repeated="2"/>
          <table:table-cell table:style-name="ce13" table:number-columns-repeated="4"/>
          <table:table-cell table:style-name="ce13" table:formula="of:=IF([.Q212]&lt;&gt;&quot;&quot;;[.Q212];IF([.M212]&lt;&gt;&quot;&quot;;[.M212];IF([.N212]&lt;&gt;&quot;&quot;;[.N212];IF([.R212]&lt;&gt;&quot;&quot;;[.R212];&quot;Non renseigné&quot;))))" office:value-type="string" office:string-value="Île Maurice" calcext:value-type="string">
            <text:p>Île Maurice</text:p>
          </table:table-cell>
          <table:table-cell table:style-name="ce23" table:formula="of:=IF([.S212]&lt;&gt;&quot;&quot;;[.S212];IF([.O212]=&quot;île de France&quot;;[.R212];IF([.O212]&lt;&gt;&quot;&quot;;[.O212];IF([.O212]=&quot;&quot;;&quot;&quot;))))">
            <text:p/>
          </table:table-cell>
          <table:table-cell table:style-name="ce23" table:formula="of:=IF([.T212]&lt;&gt;&quot;&quot;;[.T212];IF([.P212]&lt;&gt;&quot;&quot;;[.P212];IF([.P212]=&quot;&quot;;&quot;&quot;)))">
            <text:p/>
          </table:table-cell>
          <table:table-cell table:style-name="ce25" office:value-type="string" calcext:value-type="string">
            <text:p>Tranquebar</text:p>
          </table:table-cell>
          <table:table-cell table:style-name="ce25" table:number-columns-repeated="2"/>
          <table:table-cell table:style-name="ce25" office:value-type="string" calcext:value-type="string">
            <text:p>Ind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212]&lt;&gt;&quot;&quot;;[.AC212];IF([.X212]&lt;&gt;&quot;&quot;;[.X212];IF([.Z212]&lt;&gt;&quot;&quot;;[.Z212];IF([.AD212]&lt;&gt;&quot;&quot;;[.AD212];&quot;Non renseigné&quot;))))" office:value-type="string" office:string-value="Tranquebar" calcext:value-type="string">
            <text:p>Tranquebar</text:p>
          </table:table-cell>
          <table:table-cell table:style-name="ce27" table:formula="of:=IF([.AD212]&lt;&gt;&quot;&quot;;[.AD212];&quot;&quot;)">
            <text:p/>
          </table:table-cell>
          <table:table-cell table:style-name="ce28" table:formula="of:=IF([.AE212]&lt;&gt;&quot;&quot;;[.AE212];IF([.AD212]&lt;&gt;&quot;&quot;;[.AD212];[.AA212]))" office:value-type="string" office:string-value="Inde" calcext:value-type="string">
            <text:p>Ind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212_P.jpg |image| \</text:p>
          </table:table-cell>
          <table:table-cell table:style-name="ce5" office:value-type="float" office:value="212" calcext:value-type="float">
            <text:p>212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12" calcext:value-type="float">
            <text:p>212</text:p>
          </table:table-cell>
          <table:table-cell table:style-name="ce9" office:value-type="string" calcext:value-type="string">
            <text:p>20</text:p>
          </table:table-cell>
          <table:table-cell table:style-name="ce9" office:value-type="string" calcext:value-type="string">
            <text:p>07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Pierre François Malherbe</text:p>
          </table:table-cell>
          <table:table-cell table:style-name="ce15" office:value-type="string" calcext:value-type="string">
            <text:p>Malherbe</text:p>
          </table:table-cell>
          <table:table-cell table:style-name="ce15" office:value-type="string" calcext:value-type="string">
            <text:p>Pierre</text:p>
          </table:table-cell>
          <table:table-cell table:style-name="ce15" office:value-type="string" calcext:value-type="string">
            <text:p>François</text:p>
          </table:table-cell>
          <table:table-cell table:style-name="ce15"/>
          <table:table-cell table:style-name="ce10"/>
          <table:table-cell table:style-name="ce10" office:value-type="string" calcext:value-type="string">
            <text:p>Île Maurice</text:p>
          </table:table-cell>
          <table:table-cell table:style-name="ce10" table:number-columns-repeated="2"/>
          <table:table-cell table:style-name="ce13" table:number-columns-repeated="4"/>
          <table:table-cell table:style-name="ce13" table:formula="of:=IF([.Q213]&lt;&gt;&quot;&quot;;[.Q213];IF([.M213]&lt;&gt;&quot;&quot;;[.M213];IF([.N213]&lt;&gt;&quot;&quot;;[.N213];IF([.R213]&lt;&gt;&quot;&quot;;[.R213];&quot;Non renseigné&quot;))))" office:value-type="string" office:string-value="Île Maurice" calcext:value-type="string">
            <text:p>Île Maurice</text:p>
          </table:table-cell>
          <table:table-cell table:style-name="ce23" table:formula="of:=IF([.S213]&lt;&gt;&quot;&quot;;[.S213];IF([.O213]=&quot;île de France&quot;;[.R213];IF([.O213]&lt;&gt;&quot;&quot;;[.O213];IF([.O213]=&quot;&quot;;&quot;&quot;))))">
            <text:p/>
          </table:table-cell>
          <table:table-cell table:style-name="ce23" table:formula="of:=IF([.T213]&lt;&gt;&quot;&quot;;[.T213];IF([.P213]&lt;&gt;&quot;&quot;;[.P213];IF([.P213]=&quot;&quot;;&quot;&quot;)))">
            <text:p/>
          </table:table-cell>
          <table:table-cell table:style-name="ce25" office:value-type="string" calcext:value-type="string">
            <text:p>Tranquebar</text:p>
          </table:table-cell>
          <table:table-cell table:style-name="ce25" table:number-columns-repeated="2"/>
          <table:table-cell table:style-name="ce25" office:value-type="string" calcext:value-type="string">
            <text:p>Ind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213]&lt;&gt;&quot;&quot;;[.AC213];IF([.X213]&lt;&gt;&quot;&quot;;[.X213];IF([.Z213]&lt;&gt;&quot;&quot;;[.Z213];IF([.AD213]&lt;&gt;&quot;&quot;;[.AD213];&quot;Non renseigné&quot;))))" office:value-type="string" office:string-value="Tranquebar" calcext:value-type="string">
            <text:p>Tranquebar</text:p>
          </table:table-cell>
          <table:table-cell table:style-name="ce27" table:formula="of:=IF([.AD213]&lt;&gt;&quot;&quot;;[.AD213];&quot;&quot;)">
            <text:p/>
          </table:table-cell>
          <table:table-cell table:style-name="ce28" table:formula="of:=IF([.AE213]&lt;&gt;&quot;&quot;;[.AE213];IF([.AD213]&lt;&gt;&quot;&quot;;[.AD213];[.AA213]))" office:value-type="string" office:string-value="Inde" calcext:value-type="string">
            <text:p>Ind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213_P.jpg |image| \</text:p>
          </table:table-cell>
          <table:table-cell table:style-name="ce5" office:value-type="float" office:value="213" calcext:value-type="float">
            <text:p>213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13" calcext:value-type="float">
            <text:p>213</text:p>
          </table:table-cell>
          <table:table-cell table:style-name="ce9" office:value-type="string" calcext:value-type="string">
            <text:p>20</text:p>
          </table:table-cell>
          <table:table-cell table:style-name="ce9" office:value-type="string" calcext:value-type="string">
            <text:p>07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oseph Rey</text:p>
          </table:table-cell>
          <table:table-cell table:style-name="ce15" office:value-type="string" calcext:value-type="string">
            <text:p>Rey</text:p>
          </table:table-cell>
          <table:table-cell table:style-name="ce15" office:value-type="string" calcext:value-type="string">
            <text:p>Joseph</text:p>
          </table:table-cell>
          <table:table-cell table:style-name="ce15" table:number-columns-repeated="2"/>
          <table:table-cell table:style-name="ce10"/>
          <table:table-cell table:style-name="ce10" office:value-type="string" calcext:value-type="string">
            <text:p>Haïti</text:p>
          </table:table-cell>
          <table:table-cell table:style-name="ce10" table:number-columns-repeated="2"/>
          <table:table-cell table:style-name="ce13" table:number-columns-repeated="4"/>
          <table:table-cell table:style-name="ce13" table:formula="of:=IF([.Q214]&lt;&gt;&quot;&quot;;[.Q214];IF([.M214]&lt;&gt;&quot;&quot;;[.M214];IF([.N214]&lt;&gt;&quot;&quot;;[.N214];IF([.R214]&lt;&gt;&quot;&quot;;[.R214];&quot;Non renseigné&quot;))))" office:value-type="string" office:string-value="Haïti" calcext:value-type="string">
            <text:p>Haïti</text:p>
          </table:table-cell>
          <table:table-cell table:style-name="ce23" table:formula="of:=IF([.S214]&lt;&gt;&quot;&quot;;[.S214];IF([.O214]=&quot;île de France&quot;;[.R214];IF([.O214]&lt;&gt;&quot;&quot;;[.O214];IF([.O214]=&quot;&quot;;&quot;&quot;))))">
            <text:p/>
          </table:table-cell>
          <table:table-cell table:style-name="ce23" table:formula="of:=IF([.T214]&lt;&gt;&quot;&quot;;[.T214];IF([.P214]&lt;&gt;&quot;&quot;;[.P214];IF([.P214]=&quot;&quot;;&quot;&quot;)))">
            <text:p/>
          </table:table-cell>
          <table:table-cell table:style-name="ce25" table:number-columns-repeated="2"/>
          <table:table-cell table:style-name="ce25" office:value-type="string" calcext:value-type="string">
            <text:p>Saint-Domingue</text:p>
          </table:table-cell>
          <table:table-cell table:style-name="ce25" office:value-type="string" calcext:value-type="string">
            <text:p>France</text:p>
          </table:table-cell>
          <table:table-cell table:style-name="ce25" table:number-columns-repeated="2"/>
          <table:table-cell table:style-name="ce25" office:value-type="string" calcext:value-type="string">
            <text:p>Haïti</text:p>
          </table:table-cell>
          <table:table-cell table:style-name="ce25"/>
          <table:table-cell table:style-name="ce27" table:formula="of:=IF([.AC214]&lt;&gt;&quot;&quot;;[.AC214];IF([.X214]&lt;&gt;&quot;&quot;;[.X214];IF([.Z214]&lt;&gt;&quot;&quot;;[.Z214];IF([.AD214]&lt;&gt;&quot;&quot;;[.AD214];&quot;Non renseigné&quot;))))" office:value-type="string" office:string-value="Saint-Domingue" calcext:value-type="string">
            <text:p>Saint-Domingue</text:p>
          </table:table-cell>
          <table:table-cell table:style-name="ce27" table:formula="of:=IF([.AD214]&lt;&gt;&quot;&quot;;[.AD214];&quot;&quot;)" office:value-type="string" office:string-value="Haïti" calcext:value-type="string">
            <text:p>Haïti</text:p>
          </table:table-cell>
          <table:table-cell table:style-name="ce28" table:formula="of:=IF([.AE214]&lt;&gt;&quot;&quot;;[.AE214];IF([.AD214]&lt;&gt;&quot;&quot;;[.AD214];[.AA214]))" office:value-type="string" office:string-value="Haïti" calcext:value-type="string">
            <text:p>Haïti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214_P.jpg |image| \</text:p>
          </table:table-cell>
          <table:table-cell table:style-name="ce5" office:value-type="float" office:value="214" calcext:value-type="float">
            <text:p>214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14" calcext:value-type="float">
            <text:p>214</text:p>
          </table:table-cell>
          <table:table-cell table:style-name="ce9" office:value-type="string" calcext:value-type="string">
            <text:p>23</text:p>
          </table:table-cell>
          <table:table-cell table:style-name="ce9" office:value-type="string" calcext:value-type="string">
            <text:p>07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Marie Lesur</text:p>
          </table:table-cell>
          <table:table-cell table:style-name="ce15" office:value-type="string" calcext:value-type="string">
            <text:p>Lesur</text:p>
          </table:table-cell>
          <table:table-cell table:style-name="ce15" office:value-type="string" calcext:value-type="string">
            <text:p>Marie</text:p>
          </table:table-cell>
          <table:table-cell table:style-name="ce15" table:number-columns-repeated="2"/>
          <table:table-cell table:style-name="ce10" office:value-type="string" calcext:value-type="string">
            <text:p>Monbrizon</text:p>
          </table:table-cell>
          <table:table-cell table:style-name="ce10"/>
          <table:table-cell table:style-name="ce10" office:value-type="string" calcext:value-type="string">
            <text:p>Loir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215]&lt;&gt;&quot;&quot;;[.Q215];IF([.M215]&lt;&gt;&quot;&quot;;[.M215];IF([.N215]&lt;&gt;&quot;&quot;;[.N215];IF([.R215]&lt;&gt;&quot;&quot;;[.R215];&quot;Non renseigné&quot;))))" office:value-type="string" office:string-value="Monbrizon" calcext:value-type="string">
            <text:p>Monbrizon</text:p>
          </table:table-cell>
          <table:table-cell table:style-name="ce23" table:formula="of:=IF([.S215]&lt;&gt;&quot;&quot;;[.S215];IF([.O215]=&quot;île de France&quot;;[.R215];IF([.O215]&lt;&gt;&quot;&quot;;[.O215];IF([.O215]=&quot;&quot;;&quot;&quot;))))" office:value-type="string" office:string-value="Loire" calcext:value-type="string">
            <text:p>Loire</text:p>
          </table:table-cell>
          <table:table-cell table:style-name="ce23" table:formula="of:=IF([.T215]&lt;&gt;&quot;&quot;;[.T215];IF([.P215]&lt;&gt;&quot;&quot;;[.P215];IF([.P215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Tranquebar</text:p>
          </table:table-cell>
          <table:table-cell table:style-name="ce25" table:number-columns-repeated="2"/>
          <table:table-cell table:style-name="ce25" office:value-type="string" calcext:value-type="string">
            <text:p>Ind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215]&lt;&gt;&quot;&quot;;[.AC215];IF([.X215]&lt;&gt;&quot;&quot;;[.X215];IF([.Z215]&lt;&gt;&quot;&quot;;[.Z215];IF([.AD215]&lt;&gt;&quot;&quot;;[.AD215];&quot;Non renseigné&quot;))))" office:value-type="string" office:string-value="Tranquebar" calcext:value-type="string">
            <text:p>Tranquebar</text:p>
          </table:table-cell>
          <table:table-cell table:style-name="ce27" table:formula="of:=IF([.AD215]&lt;&gt;&quot;&quot;;[.AD215];&quot;&quot;)">
            <text:p/>
          </table:table-cell>
          <table:table-cell table:style-name="ce28" table:formula="of:=IF([.AE215]&lt;&gt;&quot;&quot;;[.AE215];IF([.AD215]&lt;&gt;&quot;&quot;;[.AD215];[.AA215]))" office:value-type="string" office:string-value="Inde" calcext:value-type="string">
            <text:p>Ind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215_P.jpg |image| \</text:p>
          </table:table-cell>
          <table:table-cell table:style-name="ce5" office:value-type="float" office:value="215" calcext:value-type="float">
            <text:p>215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15" calcext:value-type="float">
            <text:p>215</text:p>
          </table:table-cell>
          <table:table-cell table:style-name="ce9" office:value-type="string" calcext:value-type="string">
            <text:p>23</text:p>
          </table:table-cell>
          <table:table-cell table:style-name="ce9" office:value-type="string" calcext:value-type="string">
            <text:p>07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Arnaud Pascau</text:p>
          </table:table-cell>
          <table:table-cell table:style-name="ce15" office:value-type="string" calcext:value-type="string">
            <text:p>Pascau</text:p>
          </table:table-cell>
          <table:table-cell table:style-name="ce15" office:value-type="string" calcext:value-type="string">
            <text:p>Arnaud</text:p>
          </table:table-cell>
          <table:table-cell table:style-name="ce15" table:number-columns-repeated="2"/>
          <table:table-cell table:style-name="ce10" office:value-type="string" calcext:value-type="string">
            <text:p>Orthez</text:p>
          </table:table-cell>
          <table:table-cell table:style-name="ce10"/>
          <table:table-cell table:style-name="ce10" office:value-type="string" calcext:value-type="string">
            <text:p>Basses-Pyrénées</text:p>
          </table:table-cell>
          <table:table-cell table:style-name="ce10" office:value-type="string" calcext:value-type="string">
            <text:p>France</text:p>
          </table:table-cell>
          <table:table-cell table:style-name="ce13" office:value-type="string" calcext:value-type="string">
            <text:p>Orthez</text:p>
          </table:table-cell>
          <table:table-cell table:style-name="ce13"/>
          <table:table-cell table:style-name="ce13" office:value-type="string" calcext:value-type="string">
            <text:p>Pyrénées-Atlantiques</text:p>
          </table:table-cell>
          <table:table-cell table:style-name="ce13" office:value-type="string" calcext:value-type="string">
            <text:p>France</text:p>
          </table:table-cell>
          <table:table-cell table:style-name="ce13" table:formula="of:=IF([.Q216]&lt;&gt;&quot;&quot;;[.Q216];IF([.M216]&lt;&gt;&quot;&quot;;[.M216];IF([.N216]&lt;&gt;&quot;&quot;;[.N216];IF([.R216]&lt;&gt;&quot;&quot;;[.R216];&quot;Non renseigné&quot;))))" office:value-type="string" office:string-value="Orthez" calcext:value-type="string">
            <text:p>Orthez</text:p>
          </table:table-cell>
          <table:table-cell table:style-name="ce23" table:formula="of:=IF([.S216]&lt;&gt;&quot;&quot;;[.S216];IF([.O216]=&quot;île de France&quot;;[.R216];IF([.O216]&lt;&gt;&quot;&quot;;[.O216];IF([.O216]=&quot;&quot;;&quot;&quot;))))" office:value-type="string" office:string-value="Pyrénées-Atlantiques" calcext:value-type="string">
            <text:p>Pyrénées-Atlantiques</text:p>
          </table:table-cell>
          <table:table-cell table:style-name="ce23" table:formula="of:=IF([.T216]&lt;&gt;&quot;&quot;;[.T216];IF([.P216]&lt;&gt;&quot;&quot;;[.P216];IF([.P216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Tranquebar</text:p>
          </table:table-cell>
          <table:table-cell table:style-name="ce25" table:number-columns-repeated="2"/>
          <table:table-cell table:style-name="ce25" office:value-type="string" calcext:value-type="string">
            <text:p>Ind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216]&lt;&gt;&quot;&quot;;[.AC216];IF([.X216]&lt;&gt;&quot;&quot;;[.X216];IF([.Z216]&lt;&gt;&quot;&quot;;[.Z216];IF([.AD216]&lt;&gt;&quot;&quot;;[.AD216];&quot;Non renseigné&quot;))))" office:value-type="string" office:string-value="Tranquebar" calcext:value-type="string">
            <text:p>Tranquebar</text:p>
          </table:table-cell>
          <table:table-cell table:style-name="ce27" table:formula="of:=IF([.AD216]&lt;&gt;&quot;&quot;;[.AD216];&quot;&quot;)">
            <text:p/>
          </table:table-cell>
          <table:table-cell table:style-name="ce28" table:formula="of:=IF([.AE216]&lt;&gt;&quot;&quot;;[.AE216];IF([.AD216]&lt;&gt;&quot;&quot;;[.AD216];[.AA216]))" office:value-type="string" office:string-value="Inde" calcext:value-type="string">
            <text:p>Ind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216_P.jpg |image| \</text:p>
          </table:table-cell>
          <table:table-cell table:style-name="ce5" office:value-type="float" office:value="216" calcext:value-type="float">
            <text:p>216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16" calcext:value-type="float">
            <text:p>216</text:p>
          </table:table-cell>
          <table:table-cell table:style-name="ce9" office:value-type="string" calcext:value-type="string">
            <text:p>23</text:p>
          </table:table-cell>
          <table:table-cell table:style-name="ce9" office:value-type="string" calcext:value-type="string">
            <text:p>07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Louis Reboul</text:p>
          </table:table-cell>
          <table:table-cell table:style-name="ce15" office:value-type="string" calcext:value-type="string">
            <text:p>Reboul</text:p>
          </table:table-cell>
          <table:table-cell table:style-name="ce15" office:value-type="string" calcext:value-type="string">
            <text:p>Louis</text:p>
          </table:table-cell>
          <table:table-cell table:style-name="ce15" table:number-columns-repeated="2"/>
          <table:table-cell table:style-name="ce10" office:value-type="string" calcext:value-type="string">
            <text:p>Paris</text:p>
          </table:table-cell>
          <table:table-cell table:style-name="ce10"/>
          <table:table-cell table:style-name="ce10" office:value-type="string" calcext:value-type="string">
            <text:p>Seine</text:p>
          </table:table-cell>
          <table:table-cell table:style-name="ce10" office:value-type="string" calcext:value-type="string">
            <text:p>France</text:p>
          </table:table-cell>
          <table:table-cell table:style-name="ce13" office:value-type="string" calcext:value-type="string">
            <text:p>Paris</text:p>
          </table:table-cell>
          <table:table-cell table:style-name="ce13"/>
          <table:table-cell table:style-name="ce13" office:value-type="string" calcext:value-type="string">
            <text:p>Paris</text:p>
          </table:table-cell>
          <table:table-cell table:style-name="ce13" office:value-type="string" calcext:value-type="string">
            <text:p>France</text:p>
          </table:table-cell>
          <table:table-cell table:style-name="ce13" table:formula="of:=IF([.Q217]&lt;&gt;&quot;&quot;;[.Q217];IF([.M217]&lt;&gt;&quot;&quot;;[.M217];IF([.N217]&lt;&gt;&quot;&quot;;[.N217];IF([.R217]&lt;&gt;&quot;&quot;;[.R217];&quot;Non renseigné&quot;))))" office:value-type="string" office:string-value="Paris" calcext:value-type="string">
            <text:p>Paris</text:p>
          </table:table-cell>
          <table:table-cell table:style-name="ce23" table:formula="of:=IF([.S217]&lt;&gt;&quot;&quot;;[.S217];IF([.O217]=&quot;île de France&quot;;[.R217];IF([.O217]&lt;&gt;&quot;&quot;;[.O217];IF([.O217]=&quot;&quot;;&quot;&quot;))))" office:value-type="string" office:string-value="Paris" calcext:value-type="string">
            <text:p>Paris</text:p>
          </table:table-cell>
          <table:table-cell table:style-name="ce23" table:formula="of:=IF([.T217]&lt;&gt;&quot;&quot;;[.T217];IF([.P217]&lt;&gt;&quot;&quot;;[.P217];IF([.P217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Saint-Thomas</text:p>
          </table:table-cell>
          <table:table-cell table:style-name="ce25" table:number-columns-repeated="2"/>
          <table:table-cell table:style-name="ce25" office:value-type="string" calcext:value-type="string">
            <text:p>Indes occidentales danoises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string" calcext:value-type="string">
            <text:p><text:s/>Saint-Thomas </text:p>
          </table:table-cell>
          <table:table-cell table:style-name="ce25" office:value-type="string" calcext:value-type="string">
            <text:p>Iles Vierges</text:p>
          </table:table-cell>
          <table:table-cell table:style-name="ce25"/>
          <table:table-cell table:style-name="ce27" table:formula="of:=IF([.AC217]&lt;&gt;&quot;&quot;;[.AC217];IF([.X217]&lt;&gt;&quot;&quot;;[.X217];IF([.Z217]&lt;&gt;&quot;&quot;;[.Z217];IF([.AD217]&lt;&gt;&quot;&quot;;[.AD217];&quot;Non renseigné&quot;))))" office:value-type="string" office:string-value=" Saint-Thomas " calcext:value-type="string">
            <text:p><text:s/>Saint-Thomas </text:p>
          </table:table-cell>
          <table:table-cell table:style-name="ce27" table:formula="of:=IF([.AD217]&lt;&gt;&quot;&quot;;[.AD217];&quot;&quot;)" office:value-type="string" office:string-value="Iles Vierges" calcext:value-type="string">
            <text:p>Iles Vierges</text:p>
          </table:table-cell>
          <table:table-cell table:style-name="ce28" table:formula="of:=IF([.AE217]&lt;&gt;&quot;&quot;;[.AE217];IF([.AD217]&lt;&gt;&quot;&quot;;[.AD217];[.AA217]))" office:value-type="string" office:string-value="Iles Vierges" calcext:value-type="string">
            <text:p>Iles Vierge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217_P.jpg |image| \</text:p>
          </table:table-cell>
          <table:table-cell table:style-name="ce5" office:value-type="float" office:value="217" calcext:value-type="float">
            <text:p>217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17" calcext:value-type="float">
            <text:p>217</text:p>
          </table:table-cell>
          <table:table-cell table:style-name="ce9" office:value-type="string" calcext:value-type="string">
            <text:p>23</text:p>
          </table:table-cell>
          <table:table-cell table:style-name="ce9" office:value-type="string" calcext:value-type="string">
            <text:p>07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acques Benassit</text:p>
          </table:table-cell>
          <table:table-cell table:style-name="ce15" office:value-type="string" calcext:value-type="string">
            <text:p>Benassit</text:p>
          </table:table-cell>
          <table:table-cell table:style-name="ce15" office:value-type="string" calcext:value-type="string">
            <text:p>Jacques</text:p>
          </table:table-cell>
          <table:table-cell table:style-name="ce15" table:number-columns-repeated="2"/>
          <table:table-cell table:style-name="ce10" office:value-type="string" calcext:value-type="string">
            <text:p>Bordeaux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218]&lt;&gt;&quot;&quot;;[.Q218];IF([.M218]&lt;&gt;&quot;&quot;;[.M218];IF([.N218]&lt;&gt;&quot;&quot;;[.N218];IF([.R218]&lt;&gt;&quot;&quot;;[.R218];&quot;Non renseigné&quot;))))" office:value-type="string" office:string-value="Bordeaux" calcext:value-type="string">
            <text:p>Bordeaux</text:p>
          </table:table-cell>
          <table:table-cell table:style-name="ce23" table:formula="of:=IF([.S218]&lt;&gt;&quot;&quot;;[.S218];IF([.O218]=&quot;île de France&quot;;[.R218];IF([.O218]&lt;&gt;&quot;&quot;;[.O218];IF([.O218]=&quot;&quot;;&quot;&quot;))))" office:value-type="string" office:string-value="Gironde" calcext:value-type="string">
            <text:p>Gironde</text:p>
          </table:table-cell>
          <table:table-cell table:style-name="ce23" table:formula="of:=IF([.T218]&lt;&gt;&quot;&quot;;[.T218];IF([.P218]&lt;&gt;&quot;&quot;;[.P218];IF([.P218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Saint-Thomas</text:p>
          </table:table-cell>
          <table:table-cell table:style-name="ce25" table:number-columns-repeated="2"/>
          <table:table-cell table:style-name="ce25" office:value-type="string" calcext:value-type="string">
            <text:p>Indes occidentales danoises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string" calcext:value-type="string">
            <text:p><text:s/>Saint-Thomas </text:p>
          </table:table-cell>
          <table:table-cell table:style-name="ce25" office:value-type="string" calcext:value-type="string">
            <text:p>Iles Vierges</text:p>
          </table:table-cell>
          <table:table-cell table:style-name="ce25"/>
          <table:table-cell table:style-name="ce27" table:formula="of:=IF([.AC218]&lt;&gt;&quot;&quot;;[.AC218];IF([.X218]&lt;&gt;&quot;&quot;;[.X218];IF([.Z218]&lt;&gt;&quot;&quot;;[.Z218];IF([.AD218]&lt;&gt;&quot;&quot;;[.AD218];&quot;Non renseigné&quot;))))" office:value-type="string" office:string-value=" Saint-Thomas " calcext:value-type="string">
            <text:p><text:s/>Saint-Thomas </text:p>
          </table:table-cell>
          <table:table-cell table:style-name="ce27" table:formula="of:=IF([.AD218]&lt;&gt;&quot;&quot;;[.AD218];&quot;&quot;)" office:value-type="string" office:string-value="Iles Vierges" calcext:value-type="string">
            <text:p>Iles Vierges</text:p>
          </table:table-cell>
          <table:table-cell table:style-name="ce28" table:formula="of:=IF([.AE218]&lt;&gt;&quot;&quot;;[.AE218];IF([.AD218]&lt;&gt;&quot;&quot;;[.AD218];[.AA218]))" office:value-type="string" office:string-value="Iles Vierges" calcext:value-type="string">
            <text:p>Iles Vierge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218_P.jpg |image| \</text:p>
          </table:table-cell>
          <table:table-cell table:style-name="ce5" office:value-type="float" office:value="218" calcext:value-type="float">
            <text:p>218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18" calcext:value-type="float">
            <text:p>218</text:p>
          </table:table-cell>
          <table:table-cell table:style-name="ce9" office:value-type="string" calcext:value-type="string">
            <text:p>24</text:p>
          </table:table-cell>
          <table:table-cell table:style-name="ce9" office:value-type="string" calcext:value-type="string">
            <text:p>07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Claude Coustou</text:p>
          </table:table-cell>
          <table:table-cell table:style-name="ce15" office:value-type="string" calcext:value-type="string">
            <text:p>Coustou</text:p>
          </table:table-cell>
          <table:table-cell table:style-name="ce15" office:value-type="string" calcext:value-type="string">
            <text:p>Claude</text:p>
          </table:table-cell>
          <table:table-cell table:style-name="ce15" table:number-columns-repeated="2"/>
          <table:table-cell table:style-name="ce10" office:value-type="string" calcext:value-type="string">
            <text:p>Béziers</text:p>
          </table:table-cell>
          <table:table-cell table:style-name="ce10"/>
          <table:table-cell table:style-name="ce10" office:value-type="string" calcext:value-type="string">
            <text:p>Hérault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219]&lt;&gt;&quot;&quot;;[.Q219];IF([.M219]&lt;&gt;&quot;&quot;;[.M219];IF([.N219]&lt;&gt;&quot;&quot;;[.N219];IF([.R219]&lt;&gt;&quot;&quot;;[.R219];&quot;Non renseigné&quot;))))" office:value-type="string" office:string-value="Béziers" calcext:value-type="string">
            <text:p>Béziers</text:p>
          </table:table-cell>
          <table:table-cell table:style-name="ce23" table:formula="of:=IF([.S219]&lt;&gt;&quot;&quot;;[.S219];IF([.O219]=&quot;île de France&quot;;[.R219];IF([.O219]&lt;&gt;&quot;&quot;;[.O219];IF([.O219]=&quot;&quot;;&quot;&quot;))))" office:value-type="string" office:string-value="Hérault" calcext:value-type="string">
            <text:p>Hérault</text:p>
          </table:table-cell>
          <table:table-cell table:style-name="ce23" table:formula="of:=IF([.T219]&lt;&gt;&quot;&quot;;[.T219];IF([.P219]&lt;&gt;&quot;&quot;;[.P219];IF([.P219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Gottenburg</text:p>
          </table:table-cell>
          <table:table-cell table:style-name="ce25" table:number-columns-repeated="2"/>
          <table:table-cell table:style-name="ce25" office:value-type="string" calcext:value-type="string">
            <text:p>Suèd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219]&lt;&gt;&quot;&quot;;[.AC219];IF([.X219]&lt;&gt;&quot;&quot;;[.X219];IF([.Z219]&lt;&gt;&quot;&quot;;[.Z219];IF([.AD219]&lt;&gt;&quot;&quot;;[.AD219];&quot;Non renseigné&quot;))))" office:value-type="string" office:string-value="Gottenburg" calcext:value-type="string">
            <text:p>Gottenburg</text:p>
          </table:table-cell>
          <table:table-cell table:style-name="ce27" table:formula="of:=IF([.AD219]&lt;&gt;&quot;&quot;;[.AD219];&quot;&quot;)">
            <text:p/>
          </table:table-cell>
          <table:table-cell table:style-name="ce28" table:formula="of:=IF([.AE219]&lt;&gt;&quot;&quot;;[.AE219];IF([.AD219]&lt;&gt;&quot;&quot;;[.AD219];[.AA219]))" office:value-type="string" office:string-value="Suède" calcext:value-type="string">
            <text:p>Suèd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219_P.jpg |image| \</text:p>
          </table:table-cell>
          <table:table-cell table:style-name="ce5" office:value-type="float" office:value="219" calcext:value-type="float">
            <text:p>219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19" calcext:value-type="float">
            <text:p>219</text:p>
          </table:table-cell>
          <table:table-cell table:style-name="ce9" office:value-type="string" calcext:value-type="string">
            <text:p>24</text:p>
          </table:table-cell>
          <table:table-cell table:style-name="ce9" office:value-type="string" calcext:value-type="string">
            <text:p>07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Hélène Cruon</text:p>
          </table:table-cell>
          <table:table-cell table:style-name="ce15" office:value-type="string" calcext:value-type="string">
            <text:p>Cruon</text:p>
          </table:table-cell>
          <table:table-cell table:style-name="ce15" office:value-type="string" calcext:value-type="string">
            <text:p>Hélène</text:p>
          </table:table-cell>
          <table:table-cell table:style-name="ce15" table:number-columns-repeated="2"/>
          <table:table-cell table:style-name="ce10" office:value-type="string" calcext:value-type="string">
            <text:p>Bordeaux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220]&lt;&gt;&quot;&quot;;[.Q220];IF([.M220]&lt;&gt;&quot;&quot;;[.M220];IF([.N220]&lt;&gt;&quot;&quot;;[.N220];IF([.R220]&lt;&gt;&quot;&quot;;[.R220];&quot;Non renseigné&quot;))))" office:value-type="string" office:string-value="Bordeaux" calcext:value-type="string">
            <text:p>Bordeaux</text:p>
          </table:table-cell>
          <table:table-cell table:style-name="ce23" table:formula="of:=IF([.S220]&lt;&gt;&quot;&quot;;[.S220];IF([.O220]=&quot;île de France&quot;;[.R220];IF([.O220]&lt;&gt;&quot;&quot;;[.O220];IF([.O220]=&quot;&quot;;&quot;&quot;))))" office:value-type="string" office:string-value="Gironde" calcext:value-type="string">
            <text:p>Gironde</text:p>
          </table:table-cell>
          <table:table-cell table:style-name="ce23" table:formula="of:=IF([.T220]&lt;&gt;&quot;&quot;;[.T220];IF([.P220]&lt;&gt;&quot;&quot;;[.P220];IF([.P220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Philadelphie</text:p>
          </table:table-cell>
          <table:table-cell table:style-name="ce25" table:number-columns-repeated="2"/>
          <table:table-cell table:style-name="ce25" office:value-type="string" calcext:value-type="string">
            <text:p>Etats-Unis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220]&lt;&gt;&quot;&quot;;[.AC220];IF([.X220]&lt;&gt;&quot;&quot;;[.X220];IF([.Z220]&lt;&gt;&quot;&quot;;[.Z220];IF([.AD220]&lt;&gt;&quot;&quot;;[.AD220];&quot;Non renseigné&quot;))))" office:value-type="string" office:string-value="Philadelphie" calcext:value-type="string">
            <text:p>Philadelphie</text:p>
          </table:table-cell>
          <table:table-cell table:style-name="ce27" table:formula="of:=IF([.AD220]&lt;&gt;&quot;&quot;;[.AD220];&quot;&quot;)">
            <text:p/>
          </table:table-cell>
          <table:table-cell table:style-name="ce28" table:formula="of:=IF([.AE220]&lt;&gt;&quot;&quot;;[.AE220];IF([.AD220]&lt;&gt;&quot;&quot;;[.AD220];[.AA220]))" office:value-type="string" office:string-value="Etats-Unis" calcext:value-type="string">
            <text:p>Etats-Uni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220_P.jpg |image| \</text:p>
          </table:table-cell>
          <table:table-cell table:style-name="ce5" office:value-type="float" office:value="220" calcext:value-type="float">
            <text:p>220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20" calcext:value-type="float">
            <text:p>220</text:p>
          </table:table-cell>
          <table:table-cell table:style-name="ce9" office:value-type="string" calcext:value-type="string">
            <text:p>24</text:p>
          </table:table-cell>
          <table:table-cell table:style-name="ce9" office:value-type="string" calcext:value-type="string">
            <text:p>07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ean Becbec</text:p>
          </table:table-cell>
          <table:table-cell table:style-name="ce15" office:value-type="string" calcext:value-type="string">
            <text:p>Becbec</text:p>
          </table:table-cell>
          <table:table-cell table:style-name="ce15" office:value-type="string" calcext:value-type="string">
            <text:p>Jean</text:p>
          </table:table-cell>
          <table:table-cell table:style-name="ce15" table:number-columns-repeated="2"/>
          <table:table-cell table:style-name="ce10" office:value-type="string" calcext:value-type="string">
            <text:p>Bordeaux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221]&lt;&gt;&quot;&quot;;[.Q221];IF([.M221]&lt;&gt;&quot;&quot;;[.M221];IF([.N221]&lt;&gt;&quot;&quot;;[.N221];IF([.R221]&lt;&gt;&quot;&quot;;[.R221];&quot;Non renseigné&quot;))))" office:value-type="string" office:string-value="Bordeaux" calcext:value-type="string">
            <text:p>Bordeaux</text:p>
          </table:table-cell>
          <table:table-cell table:style-name="ce23" table:formula="of:=IF([.S221]&lt;&gt;&quot;&quot;;[.S221];IF([.O221]=&quot;île de France&quot;;[.R221];IF([.O221]&lt;&gt;&quot;&quot;;[.O221];IF([.O221]=&quot;&quot;;&quot;&quot;))))" office:value-type="string" office:string-value="Gironde" calcext:value-type="string">
            <text:p>Gironde</text:p>
          </table:table-cell>
          <table:table-cell table:style-name="ce23" table:formula="of:=IF([.T221]&lt;&gt;&quot;&quot;;[.T221];IF([.P221]&lt;&gt;&quot;&quot;;[.P221];IF([.P221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Philadelphie</text:p>
          </table:table-cell>
          <table:table-cell table:style-name="ce25" table:number-columns-repeated="2"/>
          <table:table-cell table:style-name="ce25" office:value-type="string" calcext:value-type="string">
            <text:p>Etats-Unis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221]&lt;&gt;&quot;&quot;;[.AC221];IF([.X221]&lt;&gt;&quot;&quot;;[.X221];IF([.Z221]&lt;&gt;&quot;&quot;;[.Z221];IF([.AD221]&lt;&gt;&quot;&quot;;[.AD221];&quot;Non renseigné&quot;))))" office:value-type="string" office:string-value="Philadelphie" calcext:value-type="string">
            <text:p>Philadelphie</text:p>
          </table:table-cell>
          <table:table-cell table:style-name="ce27" table:formula="of:=IF([.AD221]&lt;&gt;&quot;&quot;;[.AD221];&quot;&quot;)">
            <text:p/>
          </table:table-cell>
          <table:table-cell table:style-name="ce28" table:formula="of:=IF([.AE221]&lt;&gt;&quot;&quot;;[.AE221];IF([.AD221]&lt;&gt;&quot;&quot;;[.AD221];[.AA221]))" office:value-type="string" office:string-value="Etats-Unis" calcext:value-type="string">
            <text:p>Etats-Uni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221_P.jpg |image| \</text:p>
          </table:table-cell>
          <table:table-cell table:style-name="ce5" office:value-type="float" office:value="221" calcext:value-type="float">
            <text:p>221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21" calcext:value-type="float">
            <text:p>221</text:p>
          </table:table-cell>
          <table:table-cell table:style-name="ce9" office:value-type="string" calcext:value-type="string">
            <text:p>24</text:p>
          </table:table-cell>
          <table:table-cell table:style-name="ce9" office:value-type="string" calcext:value-type="string">
            <text:p>07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Angélique Grossard</text:p>
          </table:table-cell>
          <table:table-cell table:style-name="ce15" office:value-type="string" calcext:value-type="string">
            <text:p>Grossard</text:p>
          </table:table-cell>
          <table:table-cell table:style-name="ce15" office:value-type="string" calcext:value-type="string">
            <text:p>Angélique</text:p>
          </table:table-cell>
          <table:table-cell table:style-name="ce15" table:number-columns-repeated="2"/>
          <table:table-cell table:style-name="ce10" office:value-type="string" calcext:value-type="string">
            <text:p>Bordeaux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222]&lt;&gt;&quot;&quot;;[.Q222];IF([.M222]&lt;&gt;&quot;&quot;;[.M222];IF([.N222]&lt;&gt;&quot;&quot;;[.N222];IF([.R222]&lt;&gt;&quot;&quot;;[.R222];&quot;Non renseigné&quot;))))" office:value-type="string" office:string-value="Bordeaux" calcext:value-type="string">
            <text:p>Bordeaux</text:p>
          </table:table-cell>
          <table:table-cell table:style-name="ce23" table:formula="of:=IF([.S222]&lt;&gt;&quot;&quot;;[.S222];IF([.O222]=&quot;île de France&quot;;[.R222];IF([.O222]&lt;&gt;&quot;&quot;;[.O222];IF([.O222]=&quot;&quot;;&quot;&quot;))))" office:value-type="string" office:string-value="Gironde" calcext:value-type="string">
            <text:p>Gironde</text:p>
          </table:table-cell>
          <table:table-cell table:style-name="ce23" table:formula="of:=IF([.T222]&lt;&gt;&quot;&quot;;[.T222];IF([.P222]&lt;&gt;&quot;&quot;;[.P222];IF([.P222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Philadelphie</text:p>
          </table:table-cell>
          <table:table-cell table:style-name="ce25" table:number-columns-repeated="2"/>
          <table:table-cell table:style-name="ce25" office:value-type="string" calcext:value-type="string">
            <text:p>Etats-Unis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222]&lt;&gt;&quot;&quot;;[.AC222];IF([.X222]&lt;&gt;&quot;&quot;;[.X222];IF([.Z222]&lt;&gt;&quot;&quot;;[.Z222];IF([.AD222]&lt;&gt;&quot;&quot;;[.AD222];&quot;Non renseigné&quot;))))" office:value-type="string" office:string-value="Philadelphie" calcext:value-type="string">
            <text:p>Philadelphie</text:p>
          </table:table-cell>
          <table:table-cell table:style-name="ce27" table:formula="of:=IF([.AD222]&lt;&gt;&quot;&quot;;[.AD222];&quot;&quot;)">
            <text:p/>
          </table:table-cell>
          <table:table-cell table:style-name="ce28" table:formula="of:=IF([.AE222]&lt;&gt;&quot;&quot;;[.AE222];IF([.AD222]&lt;&gt;&quot;&quot;;[.AD222];[.AA222]))" office:value-type="string" office:string-value="Etats-Unis" calcext:value-type="string">
            <text:p>Etats-Uni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222_P.jpg |image| \</text:p>
          </table:table-cell>
          <table:table-cell table:style-name="ce5" office:value-type="float" office:value="222" calcext:value-type="float">
            <text:p>222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22" calcext:value-type="float">
            <text:p>222</text:p>
          </table:table-cell>
          <table:table-cell table:style-name="ce9" office:value-type="string" calcext:value-type="string">
            <text:p>25</text:p>
          </table:table-cell>
          <table:table-cell table:style-name="ce9" office:value-type="string" calcext:value-type="string">
            <text:p>07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eanne Charlotte Duperrier</text:p>
          </table:table-cell>
          <table:table-cell table:style-name="ce15" office:value-type="string" calcext:value-type="string">
            <text:p>Duperrier</text:p>
          </table:table-cell>
          <table:table-cell table:style-name="ce15" office:value-type="string" calcext:value-type="string">
            <text:p>Jeanne</text:p>
          </table:table-cell>
          <table:table-cell table:style-name="ce15" office:value-type="string" calcext:value-type="string">
            <text:p>Charlotte</text:p>
          </table:table-cell>
          <table:table-cell table:style-name="ce15"/>
          <table:table-cell table:style-name="ce10" office:value-type="string" calcext:value-type="string">
            <text:p>Bordeaux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223]&lt;&gt;&quot;&quot;;[.Q223];IF([.M223]&lt;&gt;&quot;&quot;;[.M223];IF([.N223]&lt;&gt;&quot;&quot;;[.N223];IF([.R223]&lt;&gt;&quot;&quot;;[.R223];&quot;Non renseigné&quot;))))" office:value-type="string" office:string-value="Bordeaux" calcext:value-type="string">
            <text:p>Bordeaux</text:p>
          </table:table-cell>
          <table:table-cell table:style-name="ce23" table:formula="of:=IF([.S223]&lt;&gt;&quot;&quot;;[.S223];IF([.O223]=&quot;île de France&quot;;[.R223];IF([.O223]&lt;&gt;&quot;&quot;;[.O223];IF([.O223]=&quot;&quot;;&quot;&quot;))))" office:value-type="string" office:string-value="Gironde" calcext:value-type="string">
            <text:p>Gironde</text:p>
          </table:table-cell>
          <table:table-cell table:style-name="ce23" table:formula="of:=IF([.T223]&lt;&gt;&quot;&quot;;[.T223];IF([.P223]&lt;&gt;&quot;&quot;;[.P223];IF([.P223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Saint-Gall</text:p>
          </table:table-cell>
          <table:table-cell table:style-name="ce25" table:number-columns-repeated="2"/>
          <table:table-cell table:style-name="ce25" office:value-type="string" calcext:value-type="string">
            <text:p>Suiss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223]&lt;&gt;&quot;&quot;;[.AC223];IF([.X223]&lt;&gt;&quot;&quot;;[.X223];IF([.Z223]&lt;&gt;&quot;&quot;;[.Z223];IF([.AD223]&lt;&gt;&quot;&quot;;[.AD223];&quot;Non renseigné&quot;))))" office:value-type="string" office:string-value="Saint-Gall" calcext:value-type="string">
            <text:p>Saint-Gall</text:p>
          </table:table-cell>
          <table:table-cell table:style-name="ce27" table:formula="of:=IF([.AD223]&lt;&gt;&quot;&quot;;[.AD223];&quot;&quot;)">
            <text:p/>
          </table:table-cell>
          <table:table-cell table:style-name="ce28" table:formula="of:=IF([.AE223]&lt;&gt;&quot;&quot;;[.AE223];IF([.AD223]&lt;&gt;&quot;&quot;;[.AD223];[.AA223]))" office:value-type="string" office:string-value="Suisse" calcext:value-type="string">
            <text:p>Suiss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223_P.jpg |image| \</text:p>
          </table:table-cell>
          <table:table-cell table:style-name="ce5" office:value-type="float" office:value="223" calcext:value-type="float">
            <text:p>223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23" calcext:value-type="float">
            <text:p>223</text:p>
          </table:table-cell>
          <table:table-cell table:style-name="ce9" office:value-type="string" calcext:value-type="string">
            <text:p>25</text:p>
          </table:table-cell>
          <table:table-cell table:style-name="ce9" office:value-type="string" calcext:value-type="string">
            <text:p>07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Blanche Marie Duperrier</text:p>
          </table:table-cell>
          <table:table-cell table:style-name="ce15" office:value-type="string" calcext:value-type="string">
            <text:p>Duperrier</text:p>
          </table:table-cell>
          <table:table-cell table:style-name="ce15" office:value-type="string" calcext:value-type="string">
            <text:p>Blanche</text:p>
          </table:table-cell>
          <table:table-cell table:style-name="ce15" office:value-type="string" calcext:value-type="string">
            <text:p>Marie</text:p>
          </table:table-cell>
          <table:table-cell table:style-name="ce15"/>
          <table:table-cell table:style-name="ce10" office:value-type="string" calcext:value-type="string">
            <text:p>Pau</text:p>
          </table:table-cell>
          <table:table-cell table:style-name="ce10"/>
          <table:table-cell table:style-name="ce10" office:value-type="string" calcext:value-type="string">
            <text:p>Basses-Pyrénées</text:p>
          </table:table-cell>
          <table:table-cell table:style-name="ce10" office:value-type="string" calcext:value-type="string">
            <text:p>France</text:p>
          </table:table-cell>
          <table:table-cell table:style-name="ce13" office:value-type="string" calcext:value-type="string">
            <text:p>Pau</text:p>
          </table:table-cell>
          <table:table-cell table:style-name="ce13"/>
          <table:table-cell table:style-name="ce13" office:value-type="string" calcext:value-type="string">
            <text:p>Pyrénées-Atlantiques</text:p>
          </table:table-cell>
          <table:table-cell table:style-name="ce13" office:value-type="string" calcext:value-type="string">
            <text:p>France</text:p>
          </table:table-cell>
          <table:table-cell table:style-name="ce13" table:formula="of:=IF([.Q224]&lt;&gt;&quot;&quot;;[.Q224];IF([.M224]&lt;&gt;&quot;&quot;;[.M224];IF([.N224]&lt;&gt;&quot;&quot;;[.N224];IF([.R224]&lt;&gt;&quot;&quot;;[.R224];&quot;Non renseigné&quot;))))" office:value-type="string" office:string-value="Pau" calcext:value-type="string">
            <text:p>Pau</text:p>
          </table:table-cell>
          <table:table-cell table:style-name="ce23" table:formula="of:=IF([.S224]&lt;&gt;&quot;&quot;;[.S224];IF([.O224]=&quot;île de France&quot;;[.R224];IF([.O224]&lt;&gt;&quot;&quot;;[.O224];IF([.O224]=&quot;&quot;;&quot;&quot;))))" office:value-type="string" office:string-value="Pyrénées-Atlantiques" calcext:value-type="string">
            <text:p>Pyrénées-Atlantiques</text:p>
          </table:table-cell>
          <table:table-cell table:style-name="ce23" table:formula="of:=IF([.T224]&lt;&gt;&quot;&quot;;[.T224];IF([.P224]&lt;&gt;&quot;&quot;;[.P224];IF([.P224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Saint-Gall</text:p>
          </table:table-cell>
          <table:table-cell table:style-name="ce25" table:number-columns-repeated="2"/>
          <table:table-cell table:style-name="ce25" office:value-type="string" calcext:value-type="string">
            <text:p>Suiss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224]&lt;&gt;&quot;&quot;;[.AC224];IF([.X224]&lt;&gt;&quot;&quot;;[.X224];IF([.Z224]&lt;&gt;&quot;&quot;;[.Z224];IF([.AD224]&lt;&gt;&quot;&quot;;[.AD224];&quot;Non renseigné&quot;))))" office:value-type="string" office:string-value="Saint-Gall" calcext:value-type="string">
            <text:p>Saint-Gall</text:p>
          </table:table-cell>
          <table:table-cell table:style-name="ce27" table:formula="of:=IF([.AD224]&lt;&gt;&quot;&quot;;[.AD224];&quot;&quot;)">
            <text:p/>
          </table:table-cell>
          <table:table-cell table:style-name="ce28" table:formula="of:=IF([.AE224]&lt;&gt;&quot;&quot;;[.AE224];IF([.AD224]&lt;&gt;&quot;&quot;;[.AD224];[.AA224]))" office:value-type="string" office:string-value="Suisse" calcext:value-type="string">
            <text:p>Suiss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224_P.jpg |image| \</text:p>
          </table:table-cell>
          <table:table-cell table:style-name="ce5" office:value-type="float" office:value="224" calcext:value-type="float">
            <text:p>224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24" calcext:value-type="float">
            <text:p>224</text:p>
          </table:table-cell>
          <table:table-cell table:style-name="ce9" office:value-type="string" calcext:value-type="string">
            <text:p>25</text:p>
          </table:table-cell>
          <table:table-cell table:style-name="ce9" office:value-type="string" calcext:value-type="string">
            <text:p>07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Antoine Mauras</text:p>
          </table:table-cell>
          <table:table-cell table:style-name="ce15" office:value-type="string" calcext:value-type="string">
            <text:p>Mauras</text:p>
          </table:table-cell>
          <table:table-cell table:style-name="ce15" office:value-type="string" calcext:value-type="string">
            <text:p>Antoine</text:p>
          </table:table-cell>
          <table:table-cell table:style-name="ce15" table:number-columns-repeated="2"/>
          <table:table-cell table:style-name="ce10" office:value-type="string" calcext:value-type="string">
            <text:p>Marseille</text:p>
          </table:table-cell>
          <table:table-cell table:style-name="ce10"/>
          <table:table-cell table:style-name="ce10" office:value-type="string" calcext:value-type="string">
            <text:p>Bouches-du-Rhôn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225]&lt;&gt;&quot;&quot;;[.Q225];IF([.M225]&lt;&gt;&quot;&quot;;[.M225];IF([.N225]&lt;&gt;&quot;&quot;;[.N225];IF([.R225]&lt;&gt;&quot;&quot;;[.R225];&quot;Non renseigné&quot;))))" office:value-type="string" office:string-value="Marseille" calcext:value-type="string">
            <text:p>Marseille</text:p>
          </table:table-cell>
          <table:table-cell table:style-name="ce23" table:formula="of:=IF([.S225]&lt;&gt;&quot;&quot;;[.S225];IF([.O225]=&quot;île de France&quot;;[.R225];IF([.O225]&lt;&gt;&quot;&quot;;[.O225];IF([.O225]=&quot;&quot;;&quot;&quot;))))" office:value-type="string" office:string-value="Bouches-du-Rhône" calcext:value-type="string">
            <text:p>Bouches-du-Rhône</text:p>
          </table:table-cell>
          <table:table-cell table:style-name="ce23" table:formula="of:=IF([.T225]&lt;&gt;&quot;&quot;;[.T225];IF([.P225]&lt;&gt;&quot;&quot;;[.P225];IF([.P225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Saint-Thomas</text:p>
          </table:table-cell>
          <table:table-cell table:style-name="ce25" table:number-columns-repeated="2"/>
          <table:table-cell table:style-name="ce25" office:value-type="string" calcext:value-type="string">
            <text:p>Indes occidentales danoises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string" calcext:value-type="string">
            <text:p><text:s/>Saint-Thomas </text:p>
          </table:table-cell>
          <table:table-cell table:style-name="ce25" office:value-type="string" calcext:value-type="string">
            <text:p>Iles Vierges</text:p>
          </table:table-cell>
          <table:table-cell table:style-name="ce25"/>
          <table:table-cell table:style-name="ce27" table:formula="of:=IF([.AC225]&lt;&gt;&quot;&quot;;[.AC225];IF([.X225]&lt;&gt;&quot;&quot;;[.X225];IF([.Z225]&lt;&gt;&quot;&quot;;[.Z225];IF([.AD225]&lt;&gt;&quot;&quot;;[.AD225];&quot;Non renseigné&quot;))))" office:value-type="string" office:string-value=" Saint-Thomas " calcext:value-type="string">
            <text:p><text:s/>Saint-Thomas </text:p>
          </table:table-cell>
          <table:table-cell table:style-name="ce27" table:formula="of:=IF([.AD225]&lt;&gt;&quot;&quot;;[.AD225];&quot;&quot;)" office:value-type="string" office:string-value="Iles Vierges" calcext:value-type="string">
            <text:p>Iles Vierges</text:p>
          </table:table-cell>
          <table:table-cell table:style-name="ce28" table:formula="of:=IF([.AE225]&lt;&gt;&quot;&quot;;[.AE225];IF([.AD225]&lt;&gt;&quot;&quot;;[.AD225];[.AA225]))" office:value-type="string" office:string-value="Iles Vierges" calcext:value-type="string">
            <text:p>Iles Vierge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225_P.jpg |image| \</text:p>
          </table:table-cell>
          <table:table-cell table:style-name="ce5" office:value-type="float" office:value="225" calcext:value-type="float">
            <text:p>225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25" calcext:value-type="float">
            <text:p>225</text:p>
          </table:table-cell>
          <table:table-cell table:style-name="ce9" office:value-type="string" calcext:value-type="string">
            <text:p>25</text:p>
          </table:table-cell>
          <table:table-cell table:style-name="ce9" office:value-type="string" calcext:value-type="string">
            <text:p>07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Pierre François Venture</text:p>
          </table:table-cell>
          <table:table-cell table:style-name="ce15" office:value-type="string" calcext:value-type="string">
            <text:p>Venture</text:p>
          </table:table-cell>
          <table:table-cell table:style-name="ce15" office:value-type="string" calcext:value-type="string">
            <text:p>Pierre</text:p>
          </table:table-cell>
          <table:table-cell table:style-name="ce15" office:value-type="string" calcext:value-type="string">
            <text:p>François</text:p>
          </table:table-cell>
          <table:table-cell table:style-name="ce15"/>
          <table:table-cell table:style-name="ce10" office:value-type="string" calcext:value-type="string">
            <text:p>Marseille</text:p>
          </table:table-cell>
          <table:table-cell table:style-name="ce10"/>
          <table:table-cell table:style-name="ce10" office:value-type="string" calcext:value-type="string">
            <text:p>Bouches-du-Rhôn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226]&lt;&gt;&quot;&quot;;[.Q226];IF([.M226]&lt;&gt;&quot;&quot;;[.M226];IF([.N226]&lt;&gt;&quot;&quot;;[.N226];IF([.R226]&lt;&gt;&quot;&quot;;[.R226];&quot;Non renseigné&quot;))))" office:value-type="string" office:string-value="Marseille" calcext:value-type="string">
            <text:p>Marseille</text:p>
          </table:table-cell>
          <table:table-cell table:style-name="ce23" table:formula="of:=IF([.S226]&lt;&gt;&quot;&quot;;[.S226];IF([.O226]=&quot;île de France&quot;;[.R226];IF([.O226]&lt;&gt;&quot;&quot;;[.O226];IF([.O226]=&quot;&quot;;&quot;&quot;))))" office:value-type="string" office:string-value="Bouches-du-Rhône" calcext:value-type="string">
            <text:p>Bouches-du-Rhône</text:p>
          </table:table-cell>
          <table:table-cell table:style-name="ce23" table:formula="of:=IF([.T226]&lt;&gt;&quot;&quot;;[.T226];IF([.P226]&lt;&gt;&quot;&quot;;[.P226];IF([.P226]=&quot;&quot;;&quot;&quot;)))" office:value-type="string" office:string-value="France" calcext:value-type="string">
            <text:p>France</text:p>
          </table:table-cell>
          <table:table-cell table:style-name="ce25" table:number-columns-repeated="2"/>
          <table:table-cell table:style-name="ce25" office:value-type="string" calcext:value-type="string">
            <text:p>Guadeloupe</text:p>
          </table:table-cell>
          <table:table-cell table:style-name="ce25" office:value-type="string" calcext:value-type="string">
            <text:p>Franc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226]&lt;&gt;&quot;&quot;;[.AC226];IF([.X226]&lt;&gt;&quot;&quot;;[.X226];IF([.Z226]&lt;&gt;&quot;&quot;;[.Z226];IF([.AD226]&lt;&gt;&quot;&quot;;[.AD226];&quot;Non renseigné&quot;))))" office:value-type="string" office:string-value="Guadeloupe" calcext:value-type="string">
            <text:p>Guadeloupe</text:p>
          </table:table-cell>
          <table:table-cell table:style-name="ce27" table:formula="of:=IF([.AD226]&lt;&gt;&quot;&quot;;[.AD226];&quot;&quot;)">
            <text:p/>
          </table:table-cell>
          <table:table-cell table:style-name="ce28" table:formula="of:=IF([.AE226]&lt;&gt;&quot;&quot;;[.AE226];IF([.AD226]&lt;&gt;&quot;&quot;;[.AD226];[.AA226]))" office:value-type="string" office:string-value="France" calcext:value-type="string">
            <text:p>Franc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226_P.jpg |image| \</text:p>
          </table:table-cell>
          <table:table-cell table:style-name="ce5" office:value-type="float" office:value="226" calcext:value-type="float">
            <text:p>226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26" calcext:value-type="float">
            <text:p>226</text:p>
          </table:table-cell>
          <table:table-cell table:style-name="ce9" office:value-type="string" calcext:value-type="string">
            <text:p>25</text:p>
          </table:table-cell>
          <table:table-cell table:style-name="ce9" office:value-type="string" calcext:value-type="string">
            <text:p>07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Saint Martin</text:p>
          </table:table-cell>
          <table:table-cell table:style-name="ce15" office:value-type="string" calcext:value-type="string">
            <text:p>Saint Martin</text:p>
          </table:table-cell>
          <table:table-cell table:style-name="ce16" office:value-type="string" calcext:value-type="string">
            <text:p>prénom non renseigné</text:p>
          </table:table-cell>
          <table:table-cell table:style-name="ce15" table:number-columns-repeated="2"/>
          <table:table-cell table:style-name="ce10"/>
          <table:table-cell table:style-name="ce10" office:value-type="string" calcext:value-type="string">
            <text:p>Guadeloupe</text:p>
          </table:table-cell>
          <table:table-cell table:style-name="ce10"/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227]&lt;&gt;&quot;&quot;;[.Q227];IF([.M227]&lt;&gt;&quot;&quot;;[.M227];IF([.N227]&lt;&gt;&quot;&quot;;[.N227];IF([.R227]&lt;&gt;&quot;&quot;;[.R227];&quot;Non renseigné&quot;))))" office:value-type="string" office:string-value="Guadeloupe" calcext:value-type="string">
            <text:p>Guadeloupe</text:p>
          </table:table-cell>
          <table:table-cell table:style-name="ce23" table:formula="of:=IF([.S227]&lt;&gt;&quot;&quot;;[.S227];IF([.O227]=&quot;île de France&quot;;[.R227];IF([.O227]&lt;&gt;&quot;&quot;;[.O227];IF([.O227]=&quot;&quot;;&quot;&quot;))))">
            <text:p/>
          </table:table-cell>
          <table:table-cell table:style-name="ce23" table:formula="of:=IF([.T227]&lt;&gt;&quot;&quot;;[.T227];IF([.P227]&lt;&gt;&quot;&quot;;[.P227];IF([.P227]=&quot;&quot;;&quot;&quot;)))" office:value-type="string" office:string-value="France" calcext:value-type="string">
            <text:p>France</text:p>
          </table:table-cell>
          <table:table-cell table:style-name="ce25" table:number-columns-repeated="2"/>
          <table:table-cell table:style-name="ce25" office:value-type="string" calcext:value-type="string">
            <text:p>Guadeloupe</text:p>
          </table:table-cell>
          <table:table-cell table:style-name="ce25" office:value-type="string" calcext:value-type="string">
            <text:p>Franc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227]&lt;&gt;&quot;&quot;;[.AC227];IF([.X227]&lt;&gt;&quot;&quot;;[.X227];IF([.Z227]&lt;&gt;&quot;&quot;;[.Z227];IF([.AD227]&lt;&gt;&quot;&quot;;[.AD227];&quot;Non renseigné&quot;))))" office:value-type="string" office:string-value="Guadeloupe" calcext:value-type="string">
            <text:p>Guadeloupe</text:p>
          </table:table-cell>
          <table:table-cell table:style-name="ce27" table:formula="of:=IF([.AD227]&lt;&gt;&quot;&quot;;[.AD227];&quot;&quot;)">
            <text:p/>
          </table:table-cell>
          <table:table-cell table:style-name="ce28" table:formula="of:=IF([.AE227]&lt;&gt;&quot;&quot;;[.AE227];IF([.AD227]&lt;&gt;&quot;&quot;;[.AD227];[.AA227]))" office:value-type="string" office:string-value="France" calcext:value-type="string">
            <text:p>Franc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227_P.jpg |image| \</text:p>
          </table:table-cell>
          <table:table-cell table:style-name="ce5" office:value-type="float" office:value="227" calcext:value-type="float">
            <text:p>227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27" calcext:value-type="float">
            <text:p>227</text:p>
          </table:table-cell>
          <table:table-cell table:style-name="ce9" office:value-type="string" calcext:value-type="string">
            <text:p>25</text:p>
          </table:table-cell>
          <table:table-cell table:style-name="ce9" office:value-type="string" calcext:value-type="string">
            <text:p>07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oseph André Désire Venture</text:p>
          </table:table-cell>
          <table:table-cell table:style-name="ce15" office:value-type="string" calcext:value-type="string">
            <text:p>Venture</text:p>
          </table:table-cell>
          <table:table-cell table:style-name="ce15" office:value-type="string" calcext:value-type="string">
            <text:p>Joseph</text:p>
          </table:table-cell>
          <table:table-cell table:style-name="ce15" office:value-type="string" calcext:value-type="string">
            <text:p>André</text:p>
          </table:table-cell>
          <table:table-cell table:style-name="ce15" office:value-type="string" calcext:value-type="string">
            <text:p>Désire</text:p>
          </table:table-cell>
          <table:table-cell table:style-name="ce10"/>
          <table:table-cell table:style-name="ce10" office:value-type="string" calcext:value-type="string">
            <text:p>Guadeloupe</text:p>
          </table:table-cell>
          <table:table-cell table:style-name="ce10"/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228]&lt;&gt;&quot;&quot;;[.Q228];IF([.M228]&lt;&gt;&quot;&quot;;[.M228];IF([.N228]&lt;&gt;&quot;&quot;;[.N228];IF([.R228]&lt;&gt;&quot;&quot;;[.R228];&quot;Non renseigné&quot;))))" office:value-type="string" office:string-value="Guadeloupe" calcext:value-type="string">
            <text:p>Guadeloupe</text:p>
          </table:table-cell>
          <table:table-cell table:style-name="ce23" table:formula="of:=IF([.S228]&lt;&gt;&quot;&quot;;[.S228];IF([.O228]=&quot;île de France&quot;;[.R228];IF([.O228]&lt;&gt;&quot;&quot;;[.O228];IF([.O228]=&quot;&quot;;&quot;&quot;))))">
            <text:p/>
          </table:table-cell>
          <table:table-cell table:style-name="ce23" table:formula="of:=IF([.T228]&lt;&gt;&quot;&quot;;[.T228];IF([.P228]&lt;&gt;&quot;&quot;;[.P228];IF([.P228]=&quot;&quot;;&quot;&quot;)))" office:value-type="string" office:string-value="France" calcext:value-type="string">
            <text:p>France</text:p>
          </table:table-cell>
          <table:table-cell table:style-name="ce25" table:number-columns-repeated="2"/>
          <table:table-cell table:style-name="ce25" office:value-type="string" calcext:value-type="string">
            <text:p>Guadeloupe</text:p>
          </table:table-cell>
          <table:table-cell table:style-name="ce25" office:value-type="string" calcext:value-type="string">
            <text:p>Franc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228]&lt;&gt;&quot;&quot;;[.AC228];IF([.X228]&lt;&gt;&quot;&quot;;[.X228];IF([.Z228]&lt;&gt;&quot;&quot;;[.Z228];IF([.AD228]&lt;&gt;&quot;&quot;;[.AD228];&quot;Non renseigné&quot;))))" office:value-type="string" office:string-value="Guadeloupe" calcext:value-type="string">
            <text:p>Guadeloupe</text:p>
          </table:table-cell>
          <table:table-cell table:style-name="ce27" table:formula="of:=IF([.AD228]&lt;&gt;&quot;&quot;;[.AD228];&quot;&quot;)">
            <text:p/>
          </table:table-cell>
          <table:table-cell table:style-name="ce28" table:formula="of:=IF([.AE228]&lt;&gt;&quot;&quot;;[.AE228];IF([.AD228]&lt;&gt;&quot;&quot;;[.AD228];[.AA228]))" office:value-type="string" office:string-value="France" calcext:value-type="string">
            <text:p>Franc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228_P.jpg |image| \</text:p>
          </table:table-cell>
          <table:table-cell table:style-name="ce5" office:value-type="float" office:value="228" calcext:value-type="float">
            <text:p>228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28" calcext:value-type="float">
            <text:p>228</text:p>
          </table:table-cell>
          <table:table-cell table:style-name="ce9" office:value-type="string" calcext:value-type="string">
            <text:p>25</text:p>
          </table:table-cell>
          <table:table-cell table:style-name="ce9" office:value-type="string" calcext:value-type="string">
            <text:p>07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Alexis Laborde</text:p>
          </table:table-cell>
          <table:table-cell table:style-name="ce15" office:value-type="string" calcext:value-type="string">
            <text:p>Laborde</text:p>
          </table:table-cell>
          <table:table-cell table:style-name="ce15" office:value-type="string" calcext:value-type="string">
            <text:p>Alexis</text:p>
          </table:table-cell>
          <table:table-cell table:style-name="ce15" table:number-columns-repeated="2"/>
          <table:table-cell table:style-name="ce10" office:value-type="string" calcext:value-type="string">
            <text:p>Bordeaux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229]&lt;&gt;&quot;&quot;;[.Q229];IF([.M229]&lt;&gt;&quot;&quot;;[.M229];IF([.N229]&lt;&gt;&quot;&quot;;[.N229];IF([.R229]&lt;&gt;&quot;&quot;;[.R229];&quot;Non renseigné&quot;))))" office:value-type="string" office:string-value="Bordeaux" calcext:value-type="string">
            <text:p>Bordeaux</text:p>
          </table:table-cell>
          <table:table-cell table:style-name="ce23" table:formula="of:=IF([.S229]&lt;&gt;&quot;&quot;;[.S229];IF([.O229]=&quot;île de France&quot;;[.R229];IF([.O229]&lt;&gt;&quot;&quot;;[.O229];IF([.O229]=&quot;&quot;;&quot;&quot;))))" office:value-type="string" office:string-value="Gironde" calcext:value-type="string">
            <text:p>Gironde</text:p>
          </table:table-cell>
          <table:table-cell table:style-name="ce23" table:formula="of:=IF([.T229]&lt;&gt;&quot;&quot;;[.T229];IF([.P229]&lt;&gt;&quot;&quot;;[.P229];IF([.P229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Hambourg</text:p>
          </table:table-cell>
          <table:table-cell table:style-name="ce25" table:number-columns-repeated="2"/>
          <table:table-cell table:style-name="ce25" office:value-type="string" calcext:value-type="string">
            <text:p>Allemagn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229]&lt;&gt;&quot;&quot;;[.AC229];IF([.X229]&lt;&gt;&quot;&quot;;[.X229];IF([.Z229]&lt;&gt;&quot;&quot;;[.Z229];IF([.AD229]&lt;&gt;&quot;&quot;;[.AD229];&quot;Non renseigné&quot;))))" office:value-type="string" office:string-value="Hambourg" calcext:value-type="string">
            <text:p>Hambourg</text:p>
          </table:table-cell>
          <table:table-cell table:style-name="ce27" table:formula="of:=IF([.AD229]&lt;&gt;&quot;&quot;;[.AD229];&quot;&quot;)">
            <text:p/>
          </table:table-cell>
          <table:table-cell table:style-name="ce28" table:formula="of:=IF([.AE229]&lt;&gt;&quot;&quot;;[.AE229];IF([.AD229]&lt;&gt;&quot;&quot;;[.AD229];[.AA229]))" office:value-type="string" office:string-value="Allemagne" calcext:value-type="string">
            <text:p>Allemagn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229_P.jpg |image| \</text:p>
          </table:table-cell>
          <table:table-cell table:style-name="ce5" office:value-type="float" office:value="229" calcext:value-type="float">
            <text:p>229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29" calcext:value-type="float">
            <text:p>229</text:p>
          </table:table-cell>
          <table:table-cell table:style-name="ce9" office:value-type="string" calcext:value-type="string">
            <text:p>25</text:p>
          </table:table-cell>
          <table:table-cell table:style-name="ce9" office:value-type="string" calcext:value-type="string">
            <text:p>07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Pierre Grenouilleau</text:p>
          </table:table-cell>
          <table:table-cell table:style-name="ce15" office:value-type="string" calcext:value-type="string">
            <text:p>Grenouilleau</text:p>
          </table:table-cell>
          <table:table-cell table:style-name="ce15" office:value-type="string" calcext:value-type="string">
            <text:p>Pierre</text:p>
          </table:table-cell>
          <table:table-cell table:style-name="ce15" table:number-columns-repeated="2"/>
          <table:table-cell table:style-name="ce10" office:value-type="string" calcext:value-type="string">
            <text:p>Castillon-sur-Dordogne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office:value-type="string" calcext:value-type="string">
            <text:p>Castillon-la-Bataille</text:p>
          </table:table-cell>
          <table:table-cell table:style-name="ce13"/>
          <table:table-cell table:style-name="ce13" office:value-type="string" calcext:value-type="string">
            <text:p>Gironde</text:p>
          </table:table-cell>
          <table:table-cell table:style-name="ce13" office:value-type="string" calcext:value-type="string">
            <text:p>France</text:p>
          </table:table-cell>
          <table:table-cell table:style-name="ce13" table:formula="of:=IF([.Q230]&lt;&gt;&quot;&quot;;[.Q230];IF([.M230]&lt;&gt;&quot;&quot;;[.M230];IF([.N230]&lt;&gt;&quot;&quot;;[.N230];IF([.R230]&lt;&gt;&quot;&quot;;[.R230];&quot;Non renseigné&quot;))))" office:value-type="string" office:string-value="Castillon-la-Bataille" calcext:value-type="string">
            <text:p>Castillon-la-Bataille</text:p>
          </table:table-cell>
          <table:table-cell table:style-name="ce23" table:formula="of:=IF([.S230]&lt;&gt;&quot;&quot;;[.S230];IF([.O230]=&quot;île de France&quot;;[.R230];IF([.O230]&lt;&gt;&quot;&quot;;[.O230];IF([.O230]=&quot;&quot;;&quot;&quot;))))" office:value-type="string" office:string-value="Gironde" calcext:value-type="string">
            <text:p>Gironde</text:p>
          </table:table-cell>
          <table:table-cell table:style-name="ce23" table:formula="of:=IF([.T230]&lt;&gt;&quot;&quot;;[.T230];IF([.P230]&lt;&gt;&quot;&quot;;[.P230];IF([.P230]=&quot;&quot;;&quot;&quot;)))" office:value-type="string" office:string-value="France" calcext:value-type="string">
            <text:p>France</text:p>
          </table:table-cell>
          <table:table-cell table:style-name="ce25" table:number-columns-repeated="3"/>
          <table:table-cell table:style-name="ce25" office:value-type="string" calcext:value-type="string">
            <text:p>Espagne</text:p>
          </table:table-cell>
          <table:table-cell table:style-name="ce25" table:number-columns-repeated="4"/>
          <table:table-cell table:style-name="ce27" table:formula="of:=IF([.AC230]&lt;&gt;&quot;&quot;;[.AC230];IF([.X230]&lt;&gt;&quot;&quot;;[.X230];IF([.Z230]&lt;&gt;&quot;&quot;;[.Z230];IF([.AD230]&lt;&gt;&quot;&quot;;[.AD230];&quot;Non renseigné&quot;))))" office:value-type="string" office:string-value="Non renseigné" calcext:value-type="string">
            <text:p>Non renseigné</text:p>
          </table:table-cell>
          <table:table-cell table:style-name="ce27" table:formula="of:=IF([.AD230]&lt;&gt;&quot;&quot;;[.AD230];&quot;&quot;)">
            <text:p/>
          </table:table-cell>
          <table:table-cell table:style-name="ce28" table:formula="of:=IF([.AE230]&lt;&gt;&quot;&quot;;[.AE230];IF([.AD230]&lt;&gt;&quot;&quot;;[.AD230];[.AA230]))" office:value-type="string" office:string-value="Espagne" calcext:value-type="string">
            <text:p>Espagn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230_P.jpg |image| \</text:p>
          </table:table-cell>
          <table:table-cell table:style-name="ce5" office:value-type="float" office:value="230" calcext:value-type="float">
            <text:p>230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30" calcext:value-type="float">
            <text:p>230</text:p>
          </table:table-cell>
          <table:table-cell table:style-name="ce9" office:value-type="string" calcext:value-type="string">
            <text:p>25</text:p>
          </table:table-cell>
          <table:table-cell table:style-name="ce9" office:value-type="string" calcext:value-type="string">
            <text:p>07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oseph Castaignet</text:p>
          </table:table-cell>
          <table:table-cell table:style-name="ce15" office:value-type="string" calcext:value-type="string">
            <text:p>Castaignet</text:p>
          </table:table-cell>
          <table:table-cell table:style-name="ce15" office:value-type="string" calcext:value-type="string">
            <text:p>Joseph</text:p>
          </table:table-cell>
          <table:table-cell table:style-name="ce15" table:number-columns-repeated="2"/>
          <table:table-cell table:style-name="ce10" office:value-type="string" calcext:value-type="string">
            <text:p>Auch</text:p>
          </table:table-cell>
          <table:table-cell table:style-name="ce10"/>
          <table:table-cell table:style-name="ce10" office:value-type="string" calcext:value-type="string">
            <text:p>Gers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231]&lt;&gt;&quot;&quot;;[.Q231];IF([.M231]&lt;&gt;&quot;&quot;;[.M231];IF([.N231]&lt;&gt;&quot;&quot;;[.N231];IF([.R231]&lt;&gt;&quot;&quot;;[.R231];&quot;Non renseigné&quot;))))" office:value-type="string" office:string-value="Auch" calcext:value-type="string">
            <text:p>Auch</text:p>
          </table:table-cell>
          <table:table-cell table:style-name="ce23" table:formula="of:=IF([.S231]&lt;&gt;&quot;&quot;;[.S231];IF([.O231]=&quot;île de France&quot;;[.R231];IF([.O231]&lt;&gt;&quot;&quot;;[.O231];IF([.O231]=&quot;&quot;;&quot;&quot;))))" office:value-type="string" office:string-value="Gers" calcext:value-type="string">
            <text:p>Gers</text:p>
          </table:table-cell>
          <table:table-cell table:style-name="ce23" table:formula="of:=IF([.T231]&lt;&gt;&quot;&quot;;[.T231];IF([.P231]&lt;&gt;&quot;&quot;;[.P231];IF([.P231]=&quot;&quot;;&quot;&quot;)))" office:value-type="string" office:string-value="France" calcext:value-type="string">
            <text:p>France</text:p>
          </table:table-cell>
          <table:table-cell table:style-name="ce25" table:number-columns-repeated="3"/>
          <table:table-cell table:style-name="ce25" office:value-type="string" calcext:value-type="string">
            <text:p>Espagne</text:p>
          </table:table-cell>
          <table:table-cell table:style-name="ce25" table:number-columns-repeated="4"/>
          <table:table-cell table:style-name="ce27" table:formula="of:=IF([.AC231]&lt;&gt;&quot;&quot;;[.AC231];IF([.X231]&lt;&gt;&quot;&quot;;[.X231];IF([.Z231]&lt;&gt;&quot;&quot;;[.Z231];IF([.AD231]&lt;&gt;&quot;&quot;;[.AD231];&quot;Non renseigné&quot;))))" office:value-type="string" office:string-value="Non renseigné" calcext:value-type="string">
            <text:p>Non renseigné</text:p>
          </table:table-cell>
          <table:table-cell table:style-name="ce27" table:formula="of:=IF([.AD231]&lt;&gt;&quot;&quot;;[.AD231];&quot;&quot;)">
            <text:p/>
          </table:table-cell>
          <table:table-cell table:style-name="ce28" table:formula="of:=IF([.AE231]&lt;&gt;&quot;&quot;;[.AE231];IF([.AD231]&lt;&gt;&quot;&quot;;[.AD231];[.AA231]))" office:value-type="string" office:string-value="Espagne" calcext:value-type="string">
            <text:p>Espagn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231_P.jpg |image| \</text:p>
          </table:table-cell>
          <table:table-cell table:style-name="ce5" office:value-type="float" office:value="231" calcext:value-type="float">
            <text:p>231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31" calcext:value-type="float">
            <text:p>231</text:p>
          </table:table-cell>
          <table:table-cell table:style-name="ce9" office:value-type="string" calcext:value-type="string">
            <text:p>26</text:p>
          </table:table-cell>
          <table:table-cell table:style-name="ce9" office:value-type="string" calcext:value-type="string">
            <text:p>07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oseph Ducors</text:p>
          </table:table-cell>
          <table:table-cell table:style-name="ce15" office:value-type="string" calcext:value-type="string">
            <text:p>Ducors</text:p>
          </table:table-cell>
          <table:table-cell table:style-name="ce15" office:value-type="string" calcext:value-type="string">
            <text:p>Joseph</text:p>
          </table:table-cell>
          <table:table-cell table:style-name="ce15" table:number-columns-repeated="2"/>
          <table:table-cell table:style-name="ce10" office:value-type="string" calcext:value-type="string">
            <text:p>Fources</text:p>
          </table:table-cell>
          <table:table-cell table:style-name="ce10"/>
          <table:table-cell table:style-name="ce10" office:value-type="string" calcext:value-type="string">
            <text:p>Gers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232]&lt;&gt;&quot;&quot;;[.Q232];IF([.M232]&lt;&gt;&quot;&quot;;[.M232];IF([.N232]&lt;&gt;&quot;&quot;;[.N232];IF([.R232]&lt;&gt;&quot;&quot;;[.R232];&quot;Non renseigné&quot;))))" office:value-type="string" office:string-value="Fources" calcext:value-type="string">
            <text:p>Fources</text:p>
          </table:table-cell>
          <table:table-cell table:style-name="ce23" table:formula="of:=IF([.S232]&lt;&gt;&quot;&quot;;[.S232];IF([.O232]=&quot;île de France&quot;;[.R232];IF([.O232]&lt;&gt;&quot;&quot;;[.O232];IF([.O232]=&quot;&quot;;&quot;&quot;))))" office:value-type="string" office:string-value="Gers" calcext:value-type="string">
            <text:p>Gers</text:p>
          </table:table-cell>
          <table:table-cell table:style-name="ce23" table:formula="of:=IF([.T232]&lt;&gt;&quot;&quot;;[.T232];IF([.P232]&lt;&gt;&quot;&quot;;[.P232];IF([.P232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Saint-Thomas</text:p>
          </table:table-cell>
          <table:table-cell table:style-name="ce25" table:number-columns-repeated="2"/>
          <table:table-cell table:style-name="ce25" office:value-type="string" calcext:value-type="string">
            <text:p>Indes occidentales danoises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string" calcext:value-type="string">
            <text:p><text:s/>Saint-Thomas </text:p>
          </table:table-cell>
          <table:table-cell table:style-name="ce25" office:value-type="string" calcext:value-type="string">
            <text:p>Iles Vierges</text:p>
          </table:table-cell>
          <table:table-cell table:style-name="ce25"/>
          <table:table-cell table:style-name="ce27" table:formula="of:=IF([.AC232]&lt;&gt;&quot;&quot;;[.AC232];IF([.X232]&lt;&gt;&quot;&quot;;[.X232];IF([.Z232]&lt;&gt;&quot;&quot;;[.Z232];IF([.AD232]&lt;&gt;&quot;&quot;;[.AD232];&quot;Non renseigné&quot;))))" office:value-type="string" office:string-value=" Saint-Thomas " calcext:value-type="string">
            <text:p><text:s/>Saint-Thomas </text:p>
          </table:table-cell>
          <table:table-cell table:style-name="ce27" table:formula="of:=IF([.AD232]&lt;&gt;&quot;&quot;;[.AD232];&quot;&quot;)" office:value-type="string" office:string-value="Iles Vierges" calcext:value-type="string">
            <text:p>Iles Vierges</text:p>
          </table:table-cell>
          <table:table-cell table:style-name="ce28" table:formula="of:=IF([.AE232]&lt;&gt;&quot;&quot;;[.AE232];IF([.AD232]&lt;&gt;&quot;&quot;;[.AD232];[.AA232]))" office:value-type="string" office:string-value="Iles Vierges" calcext:value-type="string">
            <text:p>Iles Vierge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232_P.jpg |image| \</text:p>
          </table:table-cell>
          <table:table-cell table:style-name="ce5" office:value-type="float" office:value="232" calcext:value-type="float">
            <text:p>232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32" calcext:value-type="float">
            <text:p>232</text:p>
          </table:table-cell>
          <table:table-cell table:style-name="ce9" office:value-type="string" calcext:value-type="string">
            <text:p>26</text:p>
          </table:table-cell>
          <table:table-cell table:style-name="ce9" office:value-type="string" calcext:value-type="string">
            <text:p>07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oseph Lafargue</text:p>
          </table:table-cell>
          <table:table-cell table:style-name="ce15" office:value-type="string" calcext:value-type="string">
            <text:p>Lafargue</text:p>
          </table:table-cell>
          <table:table-cell table:style-name="ce15" office:value-type="string" calcext:value-type="string">
            <text:p>Joseph</text:p>
          </table:table-cell>
          <table:table-cell table:style-name="ce15" table:number-columns-repeated="2"/>
          <table:table-cell table:style-name="ce10" office:value-type="string" calcext:value-type="string">
            <text:p>Bourriot</text:p>
          </table:table-cell>
          <table:table-cell table:style-name="ce10"/>
          <table:table-cell table:style-name="ce10" office:value-type="string" calcext:value-type="string">
            <text:p>Landes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233]&lt;&gt;&quot;&quot;;[.Q233];IF([.M233]&lt;&gt;&quot;&quot;;[.M233];IF([.N233]&lt;&gt;&quot;&quot;;[.N233];IF([.R233]&lt;&gt;&quot;&quot;;[.R233];&quot;Non renseigné&quot;))))" office:value-type="string" office:string-value="Bourriot" calcext:value-type="string">
            <text:p>Bourriot</text:p>
          </table:table-cell>
          <table:table-cell table:style-name="ce23" table:formula="of:=IF([.S233]&lt;&gt;&quot;&quot;;[.S233];IF([.O233]=&quot;île de France&quot;;[.R233];IF([.O233]&lt;&gt;&quot;&quot;;[.O233];IF([.O233]=&quot;&quot;;&quot;&quot;))))" office:value-type="string" office:string-value="Landes" calcext:value-type="string">
            <text:p>Landes</text:p>
          </table:table-cell>
          <table:table-cell table:style-name="ce23" table:formula="of:=IF([.T233]&lt;&gt;&quot;&quot;;[.T233];IF([.P233]&lt;&gt;&quot;&quot;;[.P233];IF([.P233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Hambourg</text:p>
          </table:table-cell>
          <table:table-cell table:style-name="ce25" table:number-columns-repeated="2"/>
          <table:table-cell table:style-name="ce25" office:value-type="string" calcext:value-type="string">
            <text:p>Allemagn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233]&lt;&gt;&quot;&quot;;[.AC233];IF([.X233]&lt;&gt;&quot;&quot;;[.X233];IF([.Z233]&lt;&gt;&quot;&quot;;[.Z233];IF([.AD233]&lt;&gt;&quot;&quot;;[.AD233];&quot;Non renseigné&quot;))))" office:value-type="string" office:string-value="Hambourg" calcext:value-type="string">
            <text:p>Hambourg</text:p>
          </table:table-cell>
          <table:table-cell table:style-name="ce27" table:formula="of:=IF([.AD233]&lt;&gt;&quot;&quot;;[.AD233];&quot;&quot;)">
            <text:p/>
          </table:table-cell>
          <table:table-cell table:style-name="ce28" table:formula="of:=IF([.AE233]&lt;&gt;&quot;&quot;;[.AE233];IF([.AD233]&lt;&gt;&quot;&quot;;[.AD233];[.AA233]))" office:value-type="string" office:string-value="Allemagne" calcext:value-type="string">
            <text:p>Allemagn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233_P.jpg |image| \</text:p>
          </table:table-cell>
          <table:table-cell table:style-name="ce5" office:value-type="float" office:value="233" calcext:value-type="float">
            <text:p>233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33" calcext:value-type="float">
            <text:p>233</text:p>
          </table:table-cell>
          <table:table-cell table:style-name="ce9" office:value-type="string" calcext:value-type="string">
            <text:p>26</text:p>
          </table:table-cell>
          <table:table-cell table:style-name="ce9" office:value-type="string" calcext:value-type="string">
            <text:p>07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Elisabeth Withfroth</text:p>
          </table:table-cell>
          <table:table-cell table:style-name="ce15" office:value-type="string" calcext:value-type="string">
            <text:p>Withfroth</text:p>
          </table:table-cell>
          <table:table-cell table:style-name="ce15" office:value-type="string" calcext:value-type="string">
            <text:p>Elisabeth</text:p>
          </table:table-cell>
          <table:table-cell table:style-name="ce15" table:number-columns-repeated="2"/>
          <table:table-cell table:style-name="ce10" office:value-type="string" calcext:value-type="string">
            <text:p>Bordeaux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234]&lt;&gt;&quot;&quot;;[.Q234];IF([.M234]&lt;&gt;&quot;&quot;;[.M234];IF([.N234]&lt;&gt;&quot;&quot;;[.N234];IF([.R234]&lt;&gt;&quot;&quot;;[.R234];&quot;Non renseigné&quot;))))" office:value-type="string" office:string-value="Bordeaux" calcext:value-type="string">
            <text:p>Bordeaux</text:p>
          </table:table-cell>
          <table:table-cell table:style-name="ce23" table:formula="of:=IF([.S234]&lt;&gt;&quot;&quot;;[.S234];IF([.O234]=&quot;île de France&quot;;[.R234];IF([.O234]&lt;&gt;&quot;&quot;;[.O234];IF([.O234]=&quot;&quot;;&quot;&quot;))))" office:value-type="string" office:string-value="Gironde" calcext:value-type="string">
            <text:p>Gironde</text:p>
          </table:table-cell>
          <table:table-cell table:style-name="ce23" table:formula="of:=IF([.T234]&lt;&gt;&quot;&quot;;[.T234];IF([.P234]&lt;&gt;&quot;&quot;;[.P234];IF([.P234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Stockholm</text:p>
          </table:table-cell>
          <table:table-cell table:style-name="ce25" table:number-columns-repeated="2"/>
          <table:table-cell table:style-name="ce25" office:value-type="string" calcext:value-type="string">
            <text:p>Suèd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234]&lt;&gt;&quot;&quot;;[.AC234];IF([.X234]&lt;&gt;&quot;&quot;;[.X234];IF([.Z234]&lt;&gt;&quot;&quot;;[.Z234];IF([.AD234]&lt;&gt;&quot;&quot;;[.AD234];&quot;Non renseigné&quot;))))" office:value-type="string" office:string-value="Stockholm" calcext:value-type="string">
            <text:p>Stockholm</text:p>
          </table:table-cell>
          <table:table-cell table:style-name="ce27" table:formula="of:=IF([.AD234]&lt;&gt;&quot;&quot;;[.AD234];&quot;&quot;)">
            <text:p/>
          </table:table-cell>
          <table:table-cell table:style-name="ce28" table:formula="of:=IF([.AE234]&lt;&gt;&quot;&quot;;[.AE234];IF([.AD234]&lt;&gt;&quot;&quot;;[.AD234];[.AA234]))" office:value-type="string" office:string-value="Suède" calcext:value-type="string">
            <text:p>Suèd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234_P.jpg |image| \</text:p>
          </table:table-cell>
          <table:table-cell table:style-name="ce5" office:value-type="float" office:value="234" calcext:value-type="float">
            <text:p>234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34" calcext:value-type="float">
            <text:p>234</text:p>
          </table:table-cell>
          <table:table-cell table:style-name="ce9" office:value-type="string" calcext:value-type="string">
            <text:p>26</text:p>
          </table:table-cell>
          <table:table-cell table:style-name="ce9" office:value-type="string" calcext:value-type="string">
            <text:p>07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Eric Noer</text:p>
          </table:table-cell>
          <table:table-cell table:style-name="ce15" office:value-type="string" calcext:value-type="string">
            <text:p>Noer</text:p>
          </table:table-cell>
          <table:table-cell table:style-name="ce15" office:value-type="string" calcext:value-type="string">
            <text:p>Eric</text:p>
          </table:table-cell>
          <table:table-cell table:style-name="ce15" table:number-columns-repeated="2"/>
          <table:table-cell table:style-name="ce10" office:value-type="string" calcext:value-type="string">
            <text:p>Stockholm</text:p>
          </table:table-cell>
          <table:table-cell table:style-name="ce10" table:number-columns-repeated="2"/>
          <table:table-cell table:style-name="ce10" office:value-type="string" calcext:value-type="string">
            <text:p>Suède</text:p>
          </table:table-cell>
          <table:table-cell table:style-name="ce13" table:number-columns-repeated="4"/>
          <table:table-cell table:style-name="ce13" table:formula="of:=IF([.Q235]&lt;&gt;&quot;&quot;;[.Q235];IF([.M235]&lt;&gt;&quot;&quot;;[.M235];IF([.N235]&lt;&gt;&quot;&quot;;[.N235];IF([.R235]&lt;&gt;&quot;&quot;;[.R235];&quot;Non renseigné&quot;))))" office:value-type="string" office:string-value="Stockholm" calcext:value-type="string">
            <text:p>Stockholm</text:p>
          </table:table-cell>
          <table:table-cell table:style-name="ce23" table:formula="of:=IF([.S235]&lt;&gt;&quot;&quot;;[.S235];IF([.O235]=&quot;île de France&quot;;[.R235];IF([.O235]&lt;&gt;&quot;&quot;;[.O235];IF([.O235]=&quot;&quot;;&quot;&quot;))))">
            <text:p/>
          </table:table-cell>
          <table:table-cell table:style-name="ce23" table:formula="of:=IF([.T235]&lt;&gt;&quot;&quot;;[.T235];IF([.P235]&lt;&gt;&quot;&quot;;[.P235];IF([.P235]=&quot;&quot;;&quot;&quot;)))" office:value-type="string" office:string-value="Suède" calcext:value-type="string">
            <text:p>Suède</text:p>
          </table:table-cell>
          <table:table-cell table:style-name="ce25" office:value-type="string" calcext:value-type="string">
            <text:p>Stockholm</text:p>
          </table:table-cell>
          <table:table-cell table:style-name="ce25" table:number-columns-repeated="2"/>
          <table:table-cell table:style-name="ce25" office:value-type="string" calcext:value-type="string">
            <text:p>Suèd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235]&lt;&gt;&quot;&quot;;[.AC235];IF([.X235]&lt;&gt;&quot;&quot;;[.X235];IF([.Z235]&lt;&gt;&quot;&quot;;[.Z235];IF([.AD235]&lt;&gt;&quot;&quot;;[.AD235];&quot;Non renseigné&quot;))))" office:value-type="string" office:string-value="Stockholm" calcext:value-type="string">
            <text:p>Stockholm</text:p>
          </table:table-cell>
          <table:table-cell table:style-name="ce27" table:formula="of:=IF([.AD235]&lt;&gt;&quot;&quot;;[.AD235];&quot;&quot;)">
            <text:p/>
          </table:table-cell>
          <table:table-cell table:style-name="ce28" table:formula="of:=IF([.AE235]&lt;&gt;&quot;&quot;;[.AE235];IF([.AD235]&lt;&gt;&quot;&quot;;[.AD235];[.AA235]))" office:value-type="string" office:string-value="Suède" calcext:value-type="string">
            <text:p>Suèd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235_P.jpg |image| \</text:p>
          </table:table-cell>
          <table:table-cell table:style-name="ce5" office:value-type="float" office:value="235" calcext:value-type="float">
            <text:p>235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35" calcext:value-type="float">
            <text:p>235</text:p>
          </table:table-cell>
          <table:table-cell table:style-name="ce9" office:value-type="string" calcext:value-type="string">
            <text:p>27</text:p>
          </table:table-cell>
          <table:table-cell table:style-name="ce9" office:value-type="string" calcext:value-type="string">
            <text:p>07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ean Filleau</text:p>
          </table:table-cell>
          <table:table-cell table:style-name="ce15" office:value-type="string" calcext:value-type="string">
            <text:p>Filleau</text:p>
          </table:table-cell>
          <table:table-cell table:style-name="ce15" office:value-type="string" calcext:value-type="string">
            <text:p>Jean</text:p>
          </table:table-cell>
          <table:table-cell table:style-name="ce15" table:number-columns-repeated="2"/>
          <table:table-cell table:style-name="ce10" office:value-type="string" calcext:value-type="string">
            <text:p>Bordeaux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236]&lt;&gt;&quot;&quot;;[.Q236];IF([.M236]&lt;&gt;&quot;&quot;;[.M236];IF([.N236]&lt;&gt;&quot;&quot;;[.N236];IF([.R236]&lt;&gt;&quot;&quot;;[.R236];&quot;Non renseigné&quot;))))" office:value-type="string" office:string-value="Bordeaux" calcext:value-type="string">
            <text:p>Bordeaux</text:p>
          </table:table-cell>
          <table:table-cell table:style-name="ce23" table:formula="of:=IF([.S236]&lt;&gt;&quot;&quot;;[.S236];IF([.O236]=&quot;île de France&quot;;[.R236];IF([.O236]&lt;&gt;&quot;&quot;;[.O236];IF([.O236]=&quot;&quot;;&quot;&quot;))))" office:value-type="string" office:string-value="Gironde" calcext:value-type="string">
            <text:p>Gironde</text:p>
          </table:table-cell>
          <table:table-cell table:style-name="ce23" table:formula="of:=IF([.T236]&lt;&gt;&quot;&quot;;[.T236];IF([.P236]&lt;&gt;&quot;&quot;;[.P236];IF([.P236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Saint-Thomas</text:p>
          </table:table-cell>
          <table:table-cell table:style-name="ce25" table:number-columns-repeated="2"/>
          <table:table-cell table:style-name="ce25" office:value-type="string" calcext:value-type="string">
            <text:p>Indes occidentales danoises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string" calcext:value-type="string">
            <text:p><text:s/>Saint-Thomas </text:p>
          </table:table-cell>
          <table:table-cell table:style-name="ce25" office:value-type="string" calcext:value-type="string">
            <text:p>Iles Vierges</text:p>
          </table:table-cell>
          <table:table-cell table:style-name="ce25"/>
          <table:table-cell table:style-name="ce27" table:formula="of:=IF([.AC236]&lt;&gt;&quot;&quot;;[.AC236];IF([.X236]&lt;&gt;&quot;&quot;;[.X236];IF([.Z236]&lt;&gt;&quot;&quot;;[.Z236];IF([.AD236]&lt;&gt;&quot;&quot;;[.AD236];&quot;Non renseigné&quot;))))" office:value-type="string" office:string-value=" Saint-Thomas " calcext:value-type="string">
            <text:p><text:s/>Saint-Thomas </text:p>
          </table:table-cell>
          <table:table-cell table:style-name="ce27" table:formula="of:=IF([.AD236]&lt;&gt;&quot;&quot;;[.AD236];&quot;&quot;)" office:value-type="string" office:string-value="Iles Vierges" calcext:value-type="string">
            <text:p>Iles Vierges</text:p>
          </table:table-cell>
          <table:table-cell table:style-name="ce28" table:formula="of:=IF([.AE236]&lt;&gt;&quot;&quot;;[.AE236];IF([.AD236]&lt;&gt;&quot;&quot;;[.AD236];[.AA236]))" office:value-type="string" office:string-value="Iles Vierges" calcext:value-type="string">
            <text:p>Iles Vierge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236_P.jpg |image| \</text:p>
          </table:table-cell>
          <table:table-cell table:style-name="ce5" office:value-type="float" office:value="236" calcext:value-type="float">
            <text:p>236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36" calcext:value-type="float">
            <text:p>236</text:p>
          </table:table-cell>
          <table:table-cell table:style-name="ce9" office:value-type="string" calcext:value-type="string">
            <text:p>27</text:p>
          </table:table-cell>
          <table:table-cell table:style-name="ce9" office:value-type="string" calcext:value-type="string">
            <text:p>07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Georges Wolff</text:p>
          </table:table-cell>
          <table:table-cell table:style-name="ce15" office:value-type="string" calcext:value-type="string">
            <text:p>Wolff</text:p>
          </table:table-cell>
          <table:table-cell table:style-name="ce15" office:value-type="string" calcext:value-type="string">
            <text:p>Georges</text:p>
          </table:table-cell>
          <table:table-cell table:style-name="ce15" table:number-columns-repeated="2"/>
          <table:table-cell table:style-name="ce10" office:value-type="string" calcext:value-type="string">
            <text:p>Coire</text:p>
          </table:table-cell>
          <table:table-cell table:style-name="ce10"/>
          <table:table-cell table:style-name="ce10" office:value-type="string" calcext:value-type="string">
            <text:p>Les Grisons</text:p>
          </table:table-cell>
          <table:table-cell table:style-name="ce10" office:value-type="string" calcext:value-type="string">
            <text:p>Suisse</text:p>
          </table:table-cell>
          <table:table-cell table:style-name="ce13" office:value-type="string" calcext:value-type="string">
            <text:p>Suisse</text:p>
          </table:table-cell>
          <table:table-cell table:style-name="ce13" table:number-columns-repeated="3"/>
          <table:table-cell table:style-name="ce13" table:formula="of:=IF([.Q237]&lt;&gt;&quot;&quot;;[.Q237];IF([.M237]&lt;&gt;&quot;&quot;;[.M237];IF([.N237]&lt;&gt;&quot;&quot;;[.N237];IF([.R237]&lt;&gt;&quot;&quot;;[.R237];&quot;Non renseigné&quot;))))" office:value-type="string" office:string-value="Suisse" calcext:value-type="string">
            <text:p>Suisse</text:p>
          </table:table-cell>
          <table:table-cell table:style-name="ce23" table:formula="of:=IF([.S237]&lt;&gt;&quot;&quot;;[.S237];IF([.O237]=&quot;île de France&quot;;[.R237];IF([.O237]&lt;&gt;&quot;&quot;;[.O237];IF([.O237]=&quot;&quot;;&quot;&quot;))))" office:value-type="string" office:string-value="Les Grisons" calcext:value-type="string">
            <text:p>Les Grisons</text:p>
          </table:table-cell>
          <table:table-cell table:style-name="ce23" table:formula="of:=IF([.T237]&lt;&gt;&quot;&quot;;[.T237];IF([.P237]&lt;&gt;&quot;&quot;;[.P237];IF([.P237]=&quot;&quot;;&quot;&quot;)))" office:value-type="string" office:string-value="Suisse" calcext:value-type="string">
            <text:p>Suisse</text:p>
          </table:table-cell>
          <table:table-cell table:style-name="ce25" office:value-type="string" calcext:value-type="string">
            <text:p>Saint-Thomas</text:p>
          </table:table-cell>
          <table:table-cell table:style-name="ce25" table:number-columns-repeated="2"/>
          <table:table-cell table:style-name="ce25" office:value-type="string" calcext:value-type="string">
            <text:p>Indes occidentales danoises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string" calcext:value-type="string">
            <text:p><text:s/>Saint-Thomas </text:p>
          </table:table-cell>
          <table:table-cell table:style-name="ce25" office:value-type="string" calcext:value-type="string">
            <text:p>Iles Vierges</text:p>
          </table:table-cell>
          <table:table-cell table:style-name="ce25"/>
          <table:table-cell table:style-name="ce27" table:formula="of:=IF([.AC237]&lt;&gt;&quot;&quot;;[.AC237];IF([.X237]&lt;&gt;&quot;&quot;;[.X237];IF([.Z237]&lt;&gt;&quot;&quot;;[.Z237];IF([.AD237]&lt;&gt;&quot;&quot;;[.AD237];&quot;Non renseigné&quot;))))" office:value-type="string" office:string-value=" Saint-Thomas " calcext:value-type="string">
            <text:p><text:s/>Saint-Thomas </text:p>
          </table:table-cell>
          <table:table-cell table:style-name="ce27" table:formula="of:=IF([.AD237]&lt;&gt;&quot;&quot;;[.AD237];&quot;&quot;)" office:value-type="string" office:string-value="Iles Vierges" calcext:value-type="string">
            <text:p>Iles Vierges</text:p>
          </table:table-cell>
          <table:table-cell table:style-name="ce28" table:formula="of:=IF([.AE237]&lt;&gt;&quot;&quot;;[.AE237];IF([.AD237]&lt;&gt;&quot;&quot;;[.AD237];[.AA237]))" office:value-type="string" office:string-value="Iles Vierges" calcext:value-type="string">
            <text:p>Iles Vierge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3" office:value-type="string" calcext:value-type="string">
            <text:p><text:s/>\ Ø {4M677} |image| \ FRAD033/M/4M/FRAD033_4M677_0237_P.jpg |image| \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string" calcext:value-type="string">
            <text:p>4M677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07</text:p>
          </table:table-cell>
          <table:table-cell table:style-name="ce3" office:value-type="float" office:value="1800" calcext:value-type="float">
            <text:p>1800</text:p>
          </table:table-cell>
          <table:table-cell table:style-name="ce13" office:value-type="string" calcext:value-type="string">
            <text:p>Passeport de Auguste Wuy</text:p>
          </table:table-cell>
          <table:table-cell table:style-name="ce17" office:value-type="string" calcext:value-type="string">
            <text:p>Wuy</text:p>
          </table:table-cell>
          <table:table-cell table:style-name="ce17" office:value-type="string" calcext:value-type="string">
            <text:p>Auguste</text:p>
          </table:table-cell>
          <table:table-cell table:style-name="ce17" table:number-columns-repeated="2"/>
          <table:table-cell table:style-name="ce13" office:value-type="string" calcext:value-type="string">
            <text:p>La Roche</text:p>
          </table:table-cell>
          <table:table-cell table:style-name="ce13" table:number-columns-repeated="2"/>
          <table:table-cell table:style-name="ce13" office:value-type="string" calcext:value-type="string">
            <text:p>Suisse</text:p>
          </table:table-cell>
          <table:table-cell table:style-name="ce13" table:number-columns-repeated="4"/>
          <table:table-cell table:style-name="ce13" table:formula="of:=IF([.Q238]&lt;&gt;&quot;&quot;;[.Q238];IF([.M238]&lt;&gt;&quot;&quot;;[.M238];IF([.N238]&lt;&gt;&quot;&quot;;[.N238];IF([.R238]&lt;&gt;&quot;&quot;;[.R238];&quot;Non renseigné&quot;))))" office:value-type="string" office:string-value="La Roche" calcext:value-type="string">
            <text:p>La Roche</text:p>
          </table:table-cell>
          <table:table-cell table:style-name="ce23" table:formula="of:=IF([.S238]&lt;&gt;&quot;&quot;;[.S238];IF([.O238]=&quot;île de France&quot;;[.R238];IF([.O238]&lt;&gt;&quot;&quot;;[.O238];IF([.O238]=&quot;&quot;;&quot;&quot;))))">
            <text:p/>
          </table:table-cell>
          <table:table-cell table:style-name="ce23" table:formula="of:=IF([.T238]&lt;&gt;&quot;&quot;;[.T238];IF([.P238]&lt;&gt;&quot;&quot;;[.P238];IF([.P238]=&quot;&quot;;&quot;&quot;)))" office:value-type="string" office:string-value="Suisse" calcext:value-type="string">
            <text:p>Suisse</text:p>
          </table:table-cell>
          <table:table-cell table:style-name="ce25" office:value-type="string" calcext:value-type="string">
            <text:p>Saint-Thomas</text:p>
          </table:table-cell>
          <table:table-cell table:style-name="ce25" table:number-columns-repeated="2"/>
          <table:table-cell table:style-name="ce25" office:value-type="string" calcext:value-type="string">
            <text:p>Indes occidentales danoises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string" calcext:value-type="string">
            <text:p><text:s/>Saint-Thomas </text:p>
          </table:table-cell>
          <table:table-cell table:style-name="ce25" office:value-type="string" calcext:value-type="string">
            <text:p>Iles Vierges</text:p>
          </table:table-cell>
          <table:table-cell table:style-name="ce25"/>
          <table:table-cell table:style-name="ce27" table:formula="of:=IF([.AC238]&lt;&gt;&quot;&quot;;[.AC238];IF([.X238]&lt;&gt;&quot;&quot;;[.X238];IF([.Z238]&lt;&gt;&quot;&quot;;[.Z238];IF([.AD238]&lt;&gt;&quot;&quot;;[.AD238];&quot;Non renseigné&quot;))))" office:value-type="string" office:string-value=" Saint-Thomas " calcext:value-type="string">
            <text:p><text:s/>Saint-Thomas </text:p>
          </table:table-cell>
          <table:table-cell table:style-name="ce27" table:formula="of:=IF([.AD238]&lt;&gt;&quot;&quot;;[.AD238];&quot;&quot;)" office:value-type="string" office:string-value="Iles Vierges" calcext:value-type="string">
            <text:p>Iles Vierges</text:p>
          </table:table-cell>
          <table:table-cell table:style-name="ce28" table:formula="of:=IF([.AE238]&lt;&gt;&quot;&quot;;[.AE238];IF([.AD238]&lt;&gt;&quot;&quot;;[.AD238];[.AA238]))" office:value-type="string" office:string-value="Iles Vierges" calcext:value-type="string">
            <text:p>Iles Vierges</text:p>
          </table:table-cell>
          <table:table-cell table:style-name="ce25" table:number-columns-repeated="210"/>
          <table:table-cell table:style-name="ce22" table:number-columns-repeated="15"/>
          <table:table-cell table:style-name="ce25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238_P.jpg |image| \</text:p>
          </table:table-cell>
          <table:table-cell table:style-name="ce5" office:value-type="float" office:value="238" calcext:value-type="float">
            <text:p>238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38" calcext:value-type="float">
            <text:p>238</text:p>
          </table:table-cell>
          <table:table-cell table:style-name="ce9" office:value-type="string" calcext:value-type="string">
            <text:p>27</text:p>
          </table:table-cell>
          <table:table-cell table:style-name="ce9" office:value-type="string" calcext:value-type="string">
            <text:p>07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Eléonore Dureau</text:p>
          </table:table-cell>
          <table:table-cell table:style-name="ce15" office:value-type="string" calcext:value-type="string">
            <text:p>Dureau</text:p>
          </table:table-cell>
          <table:table-cell table:style-name="ce15" office:value-type="string" calcext:value-type="string">
            <text:p>Eléonore</text:p>
          </table:table-cell>
          <table:table-cell table:style-name="ce15" table:number-columns-repeated="2"/>
          <table:table-cell table:style-name="ce10" office:value-type="string" calcext:value-type="string">
            <text:p>Bordeaux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239]&lt;&gt;&quot;&quot;;[.Q239];IF([.M239]&lt;&gt;&quot;&quot;;[.M239];IF([.N239]&lt;&gt;&quot;&quot;;[.N239];IF([.R239]&lt;&gt;&quot;&quot;;[.R239];&quot;Non renseigné&quot;))))" office:value-type="string" office:string-value="Bordeaux" calcext:value-type="string">
            <text:p>Bordeaux</text:p>
          </table:table-cell>
          <table:table-cell table:style-name="ce23" table:formula="of:=IF([.S239]&lt;&gt;&quot;&quot;;[.S239];IF([.O239]=&quot;île de France&quot;;[.R239];IF([.O239]&lt;&gt;&quot;&quot;;[.O239];IF([.O239]=&quot;&quot;;&quot;&quot;))))" office:value-type="string" office:string-value="Gironde" calcext:value-type="string">
            <text:p>Gironde</text:p>
          </table:table-cell>
          <table:table-cell table:style-name="ce23" table:formula="of:=IF([.T239]&lt;&gt;&quot;&quot;;[.T239];IF([.P239]&lt;&gt;&quot;&quot;;[.P239];IF([.P239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Saint-Thomas</text:p>
          </table:table-cell>
          <table:table-cell table:style-name="ce25" table:number-columns-repeated="2"/>
          <table:table-cell table:style-name="ce25" office:value-type="string" calcext:value-type="string">
            <text:p>Indes occidentales danoises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string" calcext:value-type="string">
            <text:p><text:s/>Saint-Thomas </text:p>
          </table:table-cell>
          <table:table-cell table:style-name="ce25" office:value-type="string" calcext:value-type="string">
            <text:p>Iles Vierges</text:p>
          </table:table-cell>
          <table:table-cell table:style-name="ce25"/>
          <table:table-cell table:style-name="ce27" table:formula="of:=IF([.AC239]&lt;&gt;&quot;&quot;;[.AC239];IF([.X239]&lt;&gt;&quot;&quot;;[.X239];IF([.Z239]&lt;&gt;&quot;&quot;;[.Z239];IF([.AD239]&lt;&gt;&quot;&quot;;[.AD239];&quot;Non renseigné&quot;))))" office:value-type="string" office:string-value=" Saint-Thomas " calcext:value-type="string">
            <text:p><text:s/>Saint-Thomas </text:p>
          </table:table-cell>
          <table:table-cell table:style-name="ce27" table:formula="of:=IF([.AD239]&lt;&gt;&quot;&quot;;[.AD239];&quot;&quot;)" office:value-type="string" office:string-value="Iles Vierges" calcext:value-type="string">
            <text:p>Iles Vierges</text:p>
          </table:table-cell>
          <table:table-cell table:style-name="ce28" table:formula="of:=IF([.AE239]&lt;&gt;&quot;&quot;;[.AE239];IF([.AD239]&lt;&gt;&quot;&quot;;[.AD239];[.AA239]))" office:value-type="string" office:string-value="Iles Vierges" calcext:value-type="string">
            <text:p>Iles Vierge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239_P.jpg |image| \</text:p>
          </table:table-cell>
          <table:table-cell table:style-name="ce5" office:value-type="float" office:value="239" calcext:value-type="float">
            <text:p>239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39" calcext:value-type="float">
            <text:p>239</text:p>
          </table:table-cell>
          <table:table-cell table:style-name="ce9" office:value-type="string" calcext:value-type="string">
            <text:p>28</text:p>
          </table:table-cell>
          <table:table-cell table:style-name="ce9" office:value-type="string" calcext:value-type="string">
            <text:p>07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ean Laribeau</text:p>
          </table:table-cell>
          <table:table-cell table:style-name="ce15" office:value-type="string" calcext:value-type="string">
            <text:p>Laribeau</text:p>
          </table:table-cell>
          <table:table-cell table:style-name="ce15" office:value-type="string" calcext:value-type="string">
            <text:p>Jean</text:p>
          </table:table-cell>
          <table:table-cell table:style-name="ce15" table:number-columns-repeated="2"/>
          <table:table-cell table:style-name="ce10" office:value-type="string" calcext:value-type="string">
            <text:p>Rose</text:p>
          </table:table-cell>
          <table:table-cell table:style-name="ce10"/>
          <table:table-cell table:style-name="ce10" office:value-type="string" calcext:value-type="string">
            <text:p>Haute-Garonn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240]&lt;&gt;&quot;&quot;;[.Q240];IF([.M240]&lt;&gt;&quot;&quot;;[.M240];IF([.N240]&lt;&gt;&quot;&quot;;[.N240];IF([.R240]&lt;&gt;&quot;&quot;;[.R240];&quot;Non renseigné&quot;))))" office:value-type="string" office:string-value="Rose" calcext:value-type="string">
            <text:p>Rose</text:p>
          </table:table-cell>
          <table:table-cell table:style-name="ce23" table:formula="of:=IF([.S240]&lt;&gt;&quot;&quot;;[.S240];IF([.O240]=&quot;île de France&quot;;[.R240];IF([.O240]&lt;&gt;&quot;&quot;;[.O240];IF([.O240]=&quot;&quot;;&quot;&quot;))))" office:value-type="string" office:string-value="Haute-Garonne" calcext:value-type="string">
            <text:p>Haute-Garonne</text:p>
          </table:table-cell>
          <table:table-cell table:style-name="ce23" table:formula="of:=IF([.T240]&lt;&gt;&quot;&quot;;[.T240];IF([.P240]&lt;&gt;&quot;&quot;;[.P240];IF([.P240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Saint-Thomas</text:p>
          </table:table-cell>
          <table:table-cell table:style-name="ce25" table:number-columns-repeated="2"/>
          <table:table-cell table:style-name="ce25" office:value-type="string" calcext:value-type="string">
            <text:p>Indes occidentales danoises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string" calcext:value-type="string">
            <text:p><text:s/>Saint-Thomas </text:p>
          </table:table-cell>
          <table:table-cell table:style-name="ce25" office:value-type="string" calcext:value-type="string">
            <text:p>Iles Vierges</text:p>
          </table:table-cell>
          <table:table-cell table:style-name="ce25"/>
          <table:table-cell table:style-name="ce27" table:formula="of:=IF([.AC240]&lt;&gt;&quot;&quot;;[.AC240];IF([.X240]&lt;&gt;&quot;&quot;;[.X240];IF([.Z240]&lt;&gt;&quot;&quot;;[.Z240];IF([.AD240]&lt;&gt;&quot;&quot;;[.AD240];&quot;Non renseigné&quot;))))" office:value-type="string" office:string-value=" Saint-Thomas " calcext:value-type="string">
            <text:p><text:s/>Saint-Thomas </text:p>
          </table:table-cell>
          <table:table-cell table:style-name="ce27" table:formula="of:=IF([.AD240]&lt;&gt;&quot;&quot;;[.AD240];&quot;&quot;)" office:value-type="string" office:string-value="Iles Vierges" calcext:value-type="string">
            <text:p>Iles Vierges</text:p>
          </table:table-cell>
          <table:table-cell table:style-name="ce28" table:formula="of:=IF([.AE240]&lt;&gt;&quot;&quot;;[.AE240];IF([.AD240]&lt;&gt;&quot;&quot;;[.AD240];[.AA240]))" office:value-type="string" office:string-value="Iles Vierges" calcext:value-type="string">
            <text:p>Iles Vierge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240_P.jpg |image| \</text:p>
          </table:table-cell>
          <table:table-cell table:style-name="ce5" office:value-type="float" office:value="240" calcext:value-type="float">
            <text:p>240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40" calcext:value-type="float">
            <text:p>240</text:p>
          </table:table-cell>
          <table:table-cell table:style-name="ce9" office:value-type="string" calcext:value-type="string">
            <text:p>28</text:p>
          </table:table-cell>
          <table:table-cell table:style-name="ce9" office:value-type="string" calcext:value-type="string">
            <text:p>07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oseph Smiol</text:p>
          </table:table-cell>
          <table:table-cell table:style-name="ce15" office:value-type="string" calcext:value-type="string">
            <text:p>Smiol</text:p>
          </table:table-cell>
          <table:table-cell table:style-name="ce15" office:value-type="string" calcext:value-type="string">
            <text:p>Joseph</text:p>
          </table:table-cell>
          <table:table-cell table:style-name="ce15" table:number-columns-repeated="2"/>
          <table:table-cell table:style-name="ce10" office:value-type="string" calcext:value-type="string">
            <text:p>Dignes</text:p>
          </table:table-cell>
          <table:table-cell table:style-name="ce10"/>
          <table:table-cell table:style-name="ce10" office:value-type="string" calcext:value-type="string">
            <text:p>Basses-Alpes</text:p>
          </table:table-cell>
          <table:table-cell table:style-name="ce10" office:value-type="string" calcext:value-type="string">
            <text:p>France</text:p>
          </table:table-cell>
          <table:table-cell table:style-name="ce13" office:value-type="string" calcext:value-type="string">
            <text:p>Dignes</text:p>
          </table:table-cell>
          <table:table-cell table:style-name="ce13"/>
          <table:table-cell table:style-name="ce13" office:value-type="string" calcext:value-type="string">
            <text:p>Alpes-de-Haute-Provence</text:p>
          </table:table-cell>
          <table:table-cell table:style-name="ce13" office:value-type="string" calcext:value-type="string">
            <text:p>France</text:p>
          </table:table-cell>
          <table:table-cell table:style-name="ce13" table:formula="of:=IF([.Q241]&lt;&gt;&quot;&quot;;[.Q241];IF([.M241]&lt;&gt;&quot;&quot;;[.M241];IF([.N241]&lt;&gt;&quot;&quot;;[.N241];IF([.R241]&lt;&gt;&quot;&quot;;[.R241];&quot;Non renseigné&quot;))))" office:value-type="string" office:string-value="Dignes" calcext:value-type="string">
            <text:p>Dignes</text:p>
          </table:table-cell>
          <table:table-cell table:style-name="ce23" table:formula="of:=IF([.S241]&lt;&gt;&quot;&quot;;[.S241];IF([.O241]=&quot;île de France&quot;;[.R241];IF([.O241]&lt;&gt;&quot;&quot;;[.O241];IF([.O241]=&quot;&quot;;&quot;&quot;))))" office:value-type="string" office:string-value="Alpes-de-Haute-Provence" calcext:value-type="string">
            <text:p>Alpes-de-Haute-Provence</text:p>
          </table:table-cell>
          <table:table-cell table:style-name="ce23" table:formula="of:=IF([.T241]&lt;&gt;&quot;&quot;;[.T241];IF([.P241]&lt;&gt;&quot;&quot;;[.P241];IF([.P241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Saint-Thomas</text:p>
          </table:table-cell>
          <table:table-cell table:style-name="ce25" table:number-columns-repeated="2"/>
          <table:table-cell table:style-name="ce25" office:value-type="string" calcext:value-type="string">
            <text:p>Indes occidentales danoises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string" calcext:value-type="string">
            <text:p><text:s/>Saint-Thomas </text:p>
          </table:table-cell>
          <table:table-cell table:style-name="ce25" office:value-type="string" calcext:value-type="string">
            <text:p>Iles Vierges</text:p>
          </table:table-cell>
          <table:table-cell table:style-name="ce25"/>
          <table:table-cell table:style-name="ce27" table:formula="of:=IF([.AC241]&lt;&gt;&quot;&quot;;[.AC241];IF([.X241]&lt;&gt;&quot;&quot;;[.X241];IF([.Z241]&lt;&gt;&quot;&quot;;[.Z241];IF([.AD241]&lt;&gt;&quot;&quot;;[.AD241];&quot;Non renseigné&quot;))))" office:value-type="string" office:string-value=" Saint-Thomas " calcext:value-type="string">
            <text:p><text:s/>Saint-Thomas </text:p>
          </table:table-cell>
          <table:table-cell table:style-name="ce27" table:formula="of:=IF([.AD241]&lt;&gt;&quot;&quot;;[.AD241];&quot;&quot;)" office:value-type="string" office:string-value="Iles Vierges" calcext:value-type="string">
            <text:p>Iles Vierges</text:p>
          </table:table-cell>
          <table:table-cell table:style-name="ce28" table:formula="of:=IF([.AE241]&lt;&gt;&quot;&quot;;[.AE241];IF([.AD241]&lt;&gt;&quot;&quot;;[.AD241];[.AA241]))" office:value-type="string" office:string-value="Iles Vierges" calcext:value-type="string">
            <text:p>Iles Vierge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241_P.jpg |image| \</text:p>
          </table:table-cell>
          <table:table-cell table:style-name="ce5" office:value-type="float" office:value="241" calcext:value-type="float">
            <text:p>241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41" calcext:value-type="float">
            <text:p>241</text:p>
          </table:table-cell>
          <table:table-cell table:style-name="ce9" office:value-type="string" calcext:value-type="string">
            <text:p>28</text:p>
          </table:table-cell>
          <table:table-cell table:style-name="ce9" office:value-type="string" calcext:value-type="string">
            <text:p>07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oseph Duvignau</text:p>
          </table:table-cell>
          <table:table-cell table:style-name="ce15" office:value-type="string" calcext:value-type="string">
            <text:p>Duvignau</text:p>
          </table:table-cell>
          <table:table-cell table:style-name="ce15" office:value-type="string" calcext:value-type="string">
            <text:p>Joseph</text:p>
          </table:table-cell>
          <table:table-cell table:style-name="ce15" table:number-columns-repeated="2"/>
          <table:table-cell table:style-name="ce10" office:value-type="string" calcext:value-type="string">
            <text:p>Montignac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242]&lt;&gt;&quot;&quot;;[.Q242];IF([.M242]&lt;&gt;&quot;&quot;;[.M242];IF([.N242]&lt;&gt;&quot;&quot;;[.N242];IF([.R242]&lt;&gt;&quot;&quot;;[.R242];&quot;Non renseigné&quot;))))" office:value-type="string" office:string-value="Montignac" calcext:value-type="string">
            <text:p>Montignac</text:p>
          </table:table-cell>
          <table:table-cell table:style-name="ce23" table:formula="of:=IF([.S242]&lt;&gt;&quot;&quot;;[.S242];IF([.O242]=&quot;île de France&quot;;[.R242];IF([.O242]&lt;&gt;&quot;&quot;;[.O242];IF([.O242]=&quot;&quot;;&quot;&quot;))))" office:value-type="string" office:string-value="Gironde" calcext:value-type="string">
            <text:p>Gironde</text:p>
          </table:table-cell>
          <table:table-cell table:style-name="ce23" table:formula="of:=IF([.T242]&lt;&gt;&quot;&quot;;[.T242];IF([.P242]&lt;&gt;&quot;&quot;;[.P242];IF([.P242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Hambourg</text:p>
          </table:table-cell>
          <table:table-cell table:style-name="ce25" table:number-columns-repeated="2"/>
          <table:table-cell table:style-name="ce25" office:value-type="string" calcext:value-type="string">
            <text:p>Allemagn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242]&lt;&gt;&quot;&quot;;[.AC242];IF([.X242]&lt;&gt;&quot;&quot;;[.X242];IF([.Z242]&lt;&gt;&quot;&quot;;[.Z242];IF([.AD242]&lt;&gt;&quot;&quot;;[.AD242];&quot;Non renseigné&quot;))))" office:value-type="string" office:string-value="Hambourg" calcext:value-type="string">
            <text:p>Hambourg</text:p>
          </table:table-cell>
          <table:table-cell table:style-name="ce27" table:formula="of:=IF([.AD242]&lt;&gt;&quot;&quot;;[.AD242];&quot;&quot;)">
            <text:p/>
          </table:table-cell>
          <table:table-cell table:style-name="ce28" table:formula="of:=IF([.AE242]&lt;&gt;&quot;&quot;;[.AE242];IF([.AD242]&lt;&gt;&quot;&quot;;[.AD242];[.AA242]))" office:value-type="string" office:string-value="Allemagne" calcext:value-type="string">
            <text:p>Allemagn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242_P.jpg |image| \</text:p>
          </table:table-cell>
          <table:table-cell table:style-name="ce5" office:value-type="float" office:value="242" calcext:value-type="float">
            <text:p>242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42" calcext:value-type="float">
            <text:p>242</text:p>
          </table:table-cell>
          <table:table-cell table:style-name="ce9" office:value-type="string" calcext:value-type="string">
            <text:p>28</text:p>
          </table:table-cell>
          <table:table-cell table:style-name="ce9" office:value-type="string" calcext:value-type="string">
            <text:p>07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oseph Darbin</text:p>
          </table:table-cell>
          <table:table-cell table:style-name="ce15" office:value-type="string" calcext:value-type="string">
            <text:p>Darbin</text:p>
          </table:table-cell>
          <table:table-cell table:style-name="ce15" office:value-type="string" calcext:value-type="string">
            <text:p>Joseph</text:p>
          </table:table-cell>
          <table:table-cell table:style-name="ce15" table:number-columns-repeated="2"/>
          <table:table-cell table:style-name="ce10" office:value-type="string" calcext:value-type="string">
            <text:p>Bayonne</text:p>
          </table:table-cell>
          <table:table-cell table:style-name="ce10"/>
          <table:table-cell table:style-name="ce10" office:value-type="string" calcext:value-type="string">
            <text:p>Basses-Pyrénées</text:p>
          </table:table-cell>
          <table:table-cell table:style-name="ce10" office:value-type="string" calcext:value-type="string">
            <text:p>France</text:p>
          </table:table-cell>
          <table:table-cell table:style-name="ce13" office:value-type="string" calcext:value-type="string">
            <text:p>Bayonne</text:p>
          </table:table-cell>
          <table:table-cell table:style-name="ce13"/>
          <table:table-cell table:style-name="ce13" office:value-type="string" calcext:value-type="string">
            <text:p>Pyrénées-Atlantiques</text:p>
          </table:table-cell>
          <table:table-cell table:style-name="ce13" office:value-type="string" calcext:value-type="string">
            <text:p>France</text:p>
          </table:table-cell>
          <table:table-cell table:style-name="ce13" table:formula="of:=IF([.Q243]&lt;&gt;&quot;&quot;;[.Q243];IF([.M243]&lt;&gt;&quot;&quot;;[.M243];IF([.N243]&lt;&gt;&quot;&quot;;[.N243];IF([.R243]&lt;&gt;&quot;&quot;;[.R243];&quot;Non renseigné&quot;))))" office:value-type="string" office:string-value="Bayonne" calcext:value-type="string">
            <text:p>Bayonne</text:p>
          </table:table-cell>
          <table:table-cell table:style-name="ce23" table:formula="of:=IF([.S243]&lt;&gt;&quot;&quot;;[.S243];IF([.O243]=&quot;île de France&quot;;[.R243];IF([.O243]&lt;&gt;&quot;&quot;;[.O243];IF([.O243]=&quot;&quot;;&quot;&quot;))))" office:value-type="string" office:string-value="Pyrénées-Atlantiques" calcext:value-type="string">
            <text:p>Pyrénées-Atlantiques</text:p>
          </table:table-cell>
          <table:table-cell table:style-name="ce23" table:formula="of:=IF([.T243]&lt;&gt;&quot;&quot;;[.T243];IF([.P243]&lt;&gt;&quot;&quot;;[.P243];IF([.P243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Saint-Thomas</text:p>
          </table:table-cell>
          <table:table-cell table:style-name="ce25" table:number-columns-repeated="2"/>
          <table:table-cell table:style-name="ce25" office:value-type="string" calcext:value-type="string">
            <text:p>Indes occidentales danoises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string" calcext:value-type="string">
            <text:p><text:s/>Saint-Thomas </text:p>
          </table:table-cell>
          <table:table-cell table:style-name="ce25" office:value-type="string" calcext:value-type="string">
            <text:p>Iles Vierges</text:p>
          </table:table-cell>
          <table:table-cell table:style-name="ce25"/>
          <table:table-cell table:style-name="ce27" table:formula="of:=IF([.AC243]&lt;&gt;&quot;&quot;;[.AC243];IF([.X243]&lt;&gt;&quot;&quot;;[.X243];IF([.Z243]&lt;&gt;&quot;&quot;;[.Z243];IF([.AD243]&lt;&gt;&quot;&quot;;[.AD243];&quot;Non renseigné&quot;))))" office:value-type="string" office:string-value=" Saint-Thomas " calcext:value-type="string">
            <text:p><text:s/>Saint-Thomas </text:p>
          </table:table-cell>
          <table:table-cell table:style-name="ce27" table:formula="of:=IF([.AD243]&lt;&gt;&quot;&quot;;[.AD243];&quot;&quot;)" office:value-type="string" office:string-value="Iles Vierges" calcext:value-type="string">
            <text:p>Iles Vierges</text:p>
          </table:table-cell>
          <table:table-cell table:style-name="ce28" table:formula="of:=IF([.AE243]&lt;&gt;&quot;&quot;;[.AE243];IF([.AD243]&lt;&gt;&quot;&quot;;[.AD243];[.AA243]))" office:value-type="string" office:string-value="Iles Vierges" calcext:value-type="string">
            <text:p>Iles Vierge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243_P.jpg |image| \</text:p>
          </table:table-cell>
          <table:table-cell table:style-name="ce5" office:value-type="float" office:value="243" calcext:value-type="float">
            <text:p>243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43" calcext:value-type="float">
            <text:p>243</text:p>
          </table:table-cell>
          <table:table-cell table:style-name="ce9" office:value-type="string" calcext:value-type="string">
            <text:p>28</text:p>
          </table:table-cell>
          <table:table-cell table:style-name="ce9" office:value-type="string" calcext:value-type="string">
            <text:p>07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ean Daysson</text:p>
          </table:table-cell>
          <table:table-cell table:style-name="ce15" office:value-type="string" calcext:value-type="string">
            <text:p>Daysson</text:p>
          </table:table-cell>
          <table:table-cell table:style-name="ce15" office:value-type="string" calcext:value-type="string">
            <text:p>Jean</text:p>
          </table:table-cell>
          <table:table-cell table:style-name="ce15" table:number-columns-repeated="2"/>
          <table:table-cell table:style-name="ce10" office:value-type="string" calcext:value-type="string">
            <text:p>Gujan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office:value-type="string" calcext:value-type="string">
            <text:p>Gujan-Mestras</text:p>
          </table:table-cell>
          <table:table-cell table:style-name="ce13"/>
          <table:table-cell table:style-name="ce13" office:value-type="string" calcext:value-type="string">
            <text:p>Gironde</text:p>
          </table:table-cell>
          <table:table-cell table:style-name="ce13" office:value-type="string" calcext:value-type="string">
            <text:p>France</text:p>
          </table:table-cell>
          <table:table-cell table:style-name="ce13" table:formula="of:=IF([.Q244]&lt;&gt;&quot;&quot;;[.Q244];IF([.M244]&lt;&gt;&quot;&quot;;[.M244];IF([.N244]&lt;&gt;&quot;&quot;;[.N244];IF([.R244]&lt;&gt;&quot;&quot;;[.R244];&quot;Non renseigné&quot;))))" office:value-type="string" office:string-value="Gujan-Mestras" calcext:value-type="string">
            <text:p>Gujan-Mestras</text:p>
          </table:table-cell>
          <table:table-cell table:style-name="ce23" table:formula="of:=IF([.S244]&lt;&gt;&quot;&quot;;[.S244];IF([.O244]=&quot;île de France&quot;;[.R244];IF([.O244]&lt;&gt;&quot;&quot;;[.O244];IF([.O244]=&quot;&quot;;&quot;&quot;))))" office:value-type="string" office:string-value="Gironde" calcext:value-type="string">
            <text:p>Gironde</text:p>
          </table:table-cell>
          <table:table-cell table:style-name="ce23" table:formula="of:=IF([.T244]&lt;&gt;&quot;&quot;;[.T244];IF([.P244]&lt;&gt;&quot;&quot;;[.P244];IF([.P244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Saint-Thomas</text:p>
          </table:table-cell>
          <table:table-cell table:style-name="ce25" table:number-columns-repeated="2"/>
          <table:table-cell table:style-name="ce25" office:value-type="string" calcext:value-type="string">
            <text:p>Indes occidentales danoises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string" calcext:value-type="string">
            <text:p><text:s/>Saint-Thomas </text:p>
          </table:table-cell>
          <table:table-cell table:style-name="ce25" office:value-type="string" calcext:value-type="string">
            <text:p>Iles Vierges</text:p>
          </table:table-cell>
          <table:table-cell table:style-name="ce25"/>
          <table:table-cell table:style-name="ce27" table:formula="of:=IF([.AC244]&lt;&gt;&quot;&quot;;[.AC244];IF([.X244]&lt;&gt;&quot;&quot;;[.X244];IF([.Z244]&lt;&gt;&quot;&quot;;[.Z244];IF([.AD244]&lt;&gt;&quot;&quot;;[.AD244];&quot;Non renseigné&quot;))))" office:value-type="string" office:string-value=" Saint-Thomas " calcext:value-type="string">
            <text:p><text:s/>Saint-Thomas </text:p>
          </table:table-cell>
          <table:table-cell table:style-name="ce27" table:formula="of:=IF([.AD244]&lt;&gt;&quot;&quot;;[.AD244];&quot;&quot;)" office:value-type="string" office:string-value="Iles Vierges" calcext:value-type="string">
            <text:p>Iles Vierges</text:p>
          </table:table-cell>
          <table:table-cell table:style-name="ce28" table:formula="of:=IF([.AE244]&lt;&gt;&quot;&quot;;[.AE244];IF([.AD244]&lt;&gt;&quot;&quot;;[.AD244];[.AA244]))" office:value-type="string" office:string-value="Iles Vierges" calcext:value-type="string">
            <text:p>Iles Vierge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244_P.jpg |image| \</text:p>
          </table:table-cell>
          <table:table-cell table:style-name="ce5" office:value-type="float" office:value="244" calcext:value-type="float">
            <text:p>244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44" calcext:value-type="float">
            <text:p>244</text:p>
          </table:table-cell>
          <table:table-cell table:style-name="ce9" office:value-type="string" calcext:value-type="string">
            <text:p>30</text:p>
          </table:table-cell>
          <table:table-cell table:style-name="ce9" office:value-type="string" calcext:value-type="string">
            <text:p>07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ean Chassaigne</text:p>
          </table:table-cell>
          <table:table-cell table:style-name="ce15" office:value-type="string" calcext:value-type="string">
            <text:p>Chassaigne</text:p>
          </table:table-cell>
          <table:table-cell table:style-name="ce15" office:value-type="string" calcext:value-type="string">
            <text:p>Jean</text:p>
          </table:table-cell>
          <table:table-cell table:style-name="ce15" table:number-columns-repeated="2"/>
          <table:table-cell table:style-name="ce10" office:value-type="string" calcext:value-type="string">
            <text:p>Bergerac</text:p>
          </table:table-cell>
          <table:table-cell table:style-name="ce10"/>
          <table:table-cell table:style-name="ce10" office:value-type="string" calcext:value-type="string">
            <text:p>Dordogn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245]&lt;&gt;&quot;&quot;;[.Q245];IF([.M245]&lt;&gt;&quot;&quot;;[.M245];IF([.N245]&lt;&gt;&quot;&quot;;[.N245];IF([.R245]&lt;&gt;&quot;&quot;;[.R245];&quot;Non renseigné&quot;))))" office:value-type="string" office:string-value="Bergerac" calcext:value-type="string">
            <text:p>Bergerac</text:p>
          </table:table-cell>
          <table:table-cell table:style-name="ce23" table:formula="of:=IF([.S245]&lt;&gt;&quot;&quot;;[.S245];IF([.O245]=&quot;île de France&quot;;[.R245];IF([.O245]&lt;&gt;&quot;&quot;;[.O245];IF([.O245]=&quot;&quot;;&quot;&quot;))))" office:value-type="string" office:string-value="Dordogne" calcext:value-type="string">
            <text:p>Dordogne</text:p>
          </table:table-cell>
          <table:table-cell table:style-name="ce23" table:formula="of:=IF([.T245]&lt;&gt;&quot;&quot;;[.T245];IF([.P245]&lt;&gt;&quot;&quot;;[.P245];IF([.P245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Saint-Thomas</text:p>
          </table:table-cell>
          <table:table-cell table:style-name="ce25" table:number-columns-repeated="2"/>
          <table:table-cell table:style-name="ce25" office:value-type="string" calcext:value-type="string">
            <text:p>Indes occidentales danoises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string" calcext:value-type="string">
            <text:p><text:s/>Saint-Thomas </text:p>
          </table:table-cell>
          <table:table-cell table:style-name="ce25" office:value-type="string" calcext:value-type="string">
            <text:p>Iles Vierges</text:p>
          </table:table-cell>
          <table:table-cell table:style-name="ce25"/>
          <table:table-cell table:style-name="ce27" table:formula="of:=IF([.AC245]&lt;&gt;&quot;&quot;;[.AC245];IF([.X245]&lt;&gt;&quot;&quot;;[.X245];IF([.Z245]&lt;&gt;&quot;&quot;;[.Z245];IF([.AD245]&lt;&gt;&quot;&quot;;[.AD245];&quot;Non renseigné&quot;))))" office:value-type="string" office:string-value=" Saint-Thomas " calcext:value-type="string">
            <text:p><text:s/>Saint-Thomas </text:p>
          </table:table-cell>
          <table:table-cell table:style-name="ce27" table:formula="of:=IF([.AD245]&lt;&gt;&quot;&quot;;[.AD245];&quot;&quot;)" office:value-type="string" office:string-value="Iles Vierges" calcext:value-type="string">
            <text:p>Iles Vierges</text:p>
          </table:table-cell>
          <table:table-cell table:style-name="ce28" table:formula="of:=IF([.AE245]&lt;&gt;&quot;&quot;;[.AE245];IF([.AD245]&lt;&gt;&quot;&quot;;[.AD245];[.AA245]))" office:value-type="string" office:string-value="Iles Vierges" calcext:value-type="string">
            <text:p>Iles Vierge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245_P.jpg |image| \</text:p>
          </table:table-cell>
          <table:table-cell table:style-name="ce5" office:value-type="float" office:value="245" calcext:value-type="float">
            <text:p>245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45" calcext:value-type="float">
            <text:p>245</text:p>
          </table:table-cell>
          <table:table-cell table:style-name="ce9" office:value-type="string" calcext:value-type="string">
            <text:p>30</text:p>
          </table:table-cell>
          <table:table-cell table:style-name="ce9" office:value-type="string" calcext:value-type="string">
            <text:p>07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oseph Duperrier</text:p>
          </table:table-cell>
          <table:table-cell table:style-name="ce15" office:value-type="string" calcext:value-type="string">
            <text:p>Duperrier</text:p>
          </table:table-cell>
          <table:table-cell table:style-name="ce15" office:value-type="string" calcext:value-type="string">
            <text:p>Joseph</text:p>
          </table:table-cell>
          <table:table-cell table:style-name="ce15" table:number-columns-repeated="2"/>
          <table:table-cell table:style-name="ce10" office:value-type="string" calcext:value-type="string">
            <text:p>Lignan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246]&lt;&gt;&quot;&quot;;[.Q246];IF([.M246]&lt;&gt;&quot;&quot;;[.M246];IF([.N246]&lt;&gt;&quot;&quot;;[.N246];IF([.R246]&lt;&gt;&quot;&quot;;[.R246];&quot;Non renseigné&quot;))))" office:value-type="string" office:string-value="Lignan" calcext:value-type="string">
            <text:p>Lignan</text:p>
          </table:table-cell>
          <table:table-cell table:style-name="ce23" table:formula="of:=IF([.S246]&lt;&gt;&quot;&quot;;[.S246];IF([.O246]=&quot;île de France&quot;;[.R246];IF([.O246]&lt;&gt;&quot;&quot;;[.O246];IF([.O246]=&quot;&quot;;&quot;&quot;))))" office:value-type="string" office:string-value="Gironde" calcext:value-type="string">
            <text:p>Gironde</text:p>
          </table:table-cell>
          <table:table-cell table:style-name="ce23" table:formula="of:=IF([.T246]&lt;&gt;&quot;&quot;;[.T246];IF([.P246]&lt;&gt;&quot;&quot;;[.P246];IF([.P246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Saint-Thomas</text:p>
          </table:table-cell>
          <table:table-cell table:style-name="ce25" table:number-columns-repeated="2"/>
          <table:table-cell table:style-name="ce25" office:value-type="string" calcext:value-type="string">
            <text:p>Indes occidentales danoises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string" calcext:value-type="string">
            <text:p><text:s/>Saint-Thomas </text:p>
          </table:table-cell>
          <table:table-cell table:style-name="ce25" office:value-type="string" calcext:value-type="string">
            <text:p>Iles Vierges</text:p>
          </table:table-cell>
          <table:table-cell table:style-name="ce25"/>
          <table:table-cell table:style-name="ce27" table:formula="of:=IF([.AC246]&lt;&gt;&quot;&quot;;[.AC246];IF([.X246]&lt;&gt;&quot;&quot;;[.X246];IF([.Z246]&lt;&gt;&quot;&quot;;[.Z246];IF([.AD246]&lt;&gt;&quot;&quot;;[.AD246];&quot;Non renseigné&quot;))))" office:value-type="string" office:string-value=" Saint-Thomas " calcext:value-type="string">
            <text:p><text:s/>Saint-Thomas </text:p>
          </table:table-cell>
          <table:table-cell table:style-name="ce27" table:formula="of:=IF([.AD246]&lt;&gt;&quot;&quot;;[.AD246];&quot;&quot;)" office:value-type="string" office:string-value="Iles Vierges" calcext:value-type="string">
            <text:p>Iles Vierges</text:p>
          </table:table-cell>
          <table:table-cell table:style-name="ce28" table:formula="of:=IF([.AE246]&lt;&gt;&quot;&quot;;[.AE246];IF([.AD246]&lt;&gt;&quot;&quot;;[.AD246];[.AA246]))" office:value-type="string" office:string-value="Iles Vierges" calcext:value-type="string">
            <text:p>Iles Vierge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246_P.jpg |image| \</text:p>
          </table:table-cell>
          <table:table-cell table:style-name="ce5" office:value-type="float" office:value="246" calcext:value-type="float">
            <text:p>246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46" calcext:value-type="float">
            <text:p>246</text:p>
          </table:table-cell>
          <table:table-cell table:style-name="ce9" office:value-type="string" calcext:value-type="string">
            <text:p>30</text:p>
          </table:table-cell>
          <table:table-cell table:style-name="ce9" office:value-type="string" calcext:value-type="string">
            <text:p>07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eanne Melac</text:p>
          </table:table-cell>
          <table:table-cell table:style-name="ce15" office:value-type="string" calcext:value-type="string">
            <text:p>Melac</text:p>
          </table:table-cell>
          <table:table-cell table:style-name="ce15" office:value-type="string" calcext:value-type="string">
            <text:p>Jeanne</text:p>
          </table:table-cell>
          <table:table-cell table:style-name="ce15" table:number-columns-repeated="2"/>
          <table:table-cell table:style-name="ce10" office:value-type="string" calcext:value-type="string">
            <text:p>Bordeaux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247]&lt;&gt;&quot;&quot;;[.Q247];IF([.M247]&lt;&gt;&quot;&quot;;[.M247];IF([.N247]&lt;&gt;&quot;&quot;;[.N247];IF([.R247]&lt;&gt;&quot;&quot;;[.R247];&quot;Non renseigné&quot;))))" office:value-type="string" office:string-value="Bordeaux" calcext:value-type="string">
            <text:p>Bordeaux</text:p>
          </table:table-cell>
          <table:table-cell table:style-name="ce23" table:formula="of:=IF([.S247]&lt;&gt;&quot;&quot;;[.S247];IF([.O247]=&quot;île de France&quot;;[.R247];IF([.O247]&lt;&gt;&quot;&quot;;[.O247];IF([.O247]=&quot;&quot;;&quot;&quot;))))" office:value-type="string" office:string-value="Gironde" calcext:value-type="string">
            <text:p>Gironde</text:p>
          </table:table-cell>
          <table:table-cell table:style-name="ce23" table:formula="of:=IF([.T247]&lt;&gt;&quot;&quot;;[.T247];IF([.P247]&lt;&gt;&quot;&quot;;[.P247];IF([.P247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Saint-Thomas</text:p>
          </table:table-cell>
          <table:table-cell table:style-name="ce25" table:number-columns-repeated="2"/>
          <table:table-cell table:style-name="ce25" office:value-type="string" calcext:value-type="string">
            <text:p>Indes occidentales danoises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string" calcext:value-type="string">
            <text:p><text:s/>Saint-Thomas </text:p>
          </table:table-cell>
          <table:table-cell table:style-name="ce25" office:value-type="string" calcext:value-type="string">
            <text:p>Iles Vierges</text:p>
          </table:table-cell>
          <table:table-cell table:style-name="ce25"/>
          <table:table-cell table:style-name="ce27" table:formula="of:=IF([.AC247]&lt;&gt;&quot;&quot;;[.AC247];IF([.X247]&lt;&gt;&quot;&quot;;[.X247];IF([.Z247]&lt;&gt;&quot;&quot;;[.Z247];IF([.AD247]&lt;&gt;&quot;&quot;;[.AD247];&quot;Non renseigné&quot;))))" office:value-type="string" office:string-value=" Saint-Thomas " calcext:value-type="string">
            <text:p><text:s/>Saint-Thomas </text:p>
          </table:table-cell>
          <table:table-cell table:style-name="ce27" table:formula="of:=IF([.AD247]&lt;&gt;&quot;&quot;;[.AD247];&quot;&quot;)" office:value-type="string" office:string-value="Iles Vierges" calcext:value-type="string">
            <text:p>Iles Vierges</text:p>
          </table:table-cell>
          <table:table-cell table:style-name="ce28" table:formula="of:=IF([.AE247]&lt;&gt;&quot;&quot;;[.AE247];IF([.AD247]&lt;&gt;&quot;&quot;;[.AD247];[.AA247]))" office:value-type="string" office:string-value="Iles Vierges" calcext:value-type="string">
            <text:p>Iles Vierge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247_P.jpg |image| \</text:p>
          </table:table-cell>
          <table:table-cell table:style-name="ce5" office:value-type="float" office:value="247" calcext:value-type="float">
            <text:p>247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47" calcext:value-type="float">
            <text:p>247</text:p>
          </table:table-cell>
          <table:table-cell table:style-name="ce9" office:value-type="string" calcext:value-type="string">
            <text:p>30</text:p>
          </table:table-cell>
          <table:table-cell table:style-name="ce9" office:value-type="string" calcext:value-type="string">
            <text:p>07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Catherine Melac</text:p>
          </table:table-cell>
          <table:table-cell table:style-name="ce15" office:value-type="string" calcext:value-type="string">
            <text:p>Melac</text:p>
          </table:table-cell>
          <table:table-cell table:style-name="ce15" office:value-type="string" calcext:value-type="string">
            <text:p>Catherine</text:p>
          </table:table-cell>
          <table:table-cell table:style-name="ce15" table:number-columns-repeated="2"/>
          <table:table-cell table:style-name="ce10" office:value-type="string" calcext:value-type="string">
            <text:p>Auch</text:p>
          </table:table-cell>
          <table:table-cell table:style-name="ce10"/>
          <table:table-cell table:style-name="ce10" office:value-type="string" calcext:value-type="string">
            <text:p>Gers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248]&lt;&gt;&quot;&quot;;[.Q248];IF([.M248]&lt;&gt;&quot;&quot;;[.M248];IF([.N248]&lt;&gt;&quot;&quot;;[.N248];IF([.R248]&lt;&gt;&quot;&quot;;[.R248];&quot;Non renseigné&quot;))))" office:value-type="string" office:string-value="Auch" calcext:value-type="string">
            <text:p>Auch</text:p>
          </table:table-cell>
          <table:table-cell table:style-name="ce23" table:formula="of:=IF([.S248]&lt;&gt;&quot;&quot;;[.S248];IF([.O248]=&quot;île de France&quot;;[.R248];IF([.O248]&lt;&gt;&quot;&quot;;[.O248];IF([.O248]=&quot;&quot;;&quot;&quot;))))" office:value-type="string" office:string-value="Gers" calcext:value-type="string">
            <text:p>Gers</text:p>
          </table:table-cell>
          <table:table-cell table:style-name="ce23" table:formula="of:=IF([.T248]&lt;&gt;&quot;&quot;;[.T248];IF([.P248]&lt;&gt;&quot;&quot;;[.P248];IF([.P248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Saint-Thomas</text:p>
          </table:table-cell>
          <table:table-cell table:style-name="ce25" table:number-columns-repeated="2"/>
          <table:table-cell table:style-name="ce25" office:value-type="string" calcext:value-type="string">
            <text:p>Indes occidentales danoises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string" calcext:value-type="string">
            <text:p><text:s/>Saint-Thomas </text:p>
          </table:table-cell>
          <table:table-cell table:style-name="ce25" office:value-type="string" calcext:value-type="string">
            <text:p>Iles Vierges</text:p>
          </table:table-cell>
          <table:table-cell table:style-name="ce25"/>
          <table:table-cell table:style-name="ce27" table:formula="of:=IF([.AC248]&lt;&gt;&quot;&quot;;[.AC248];IF([.X248]&lt;&gt;&quot;&quot;;[.X248];IF([.Z248]&lt;&gt;&quot;&quot;;[.Z248];IF([.AD248]&lt;&gt;&quot;&quot;;[.AD248];&quot;Non renseigné&quot;))))" office:value-type="string" office:string-value=" Saint-Thomas " calcext:value-type="string">
            <text:p><text:s/>Saint-Thomas </text:p>
          </table:table-cell>
          <table:table-cell table:style-name="ce27" table:formula="of:=IF([.AD248]&lt;&gt;&quot;&quot;;[.AD248];&quot;&quot;)" office:value-type="string" office:string-value="Iles Vierges" calcext:value-type="string">
            <text:p>Iles Vierges</text:p>
          </table:table-cell>
          <table:table-cell table:style-name="ce28" table:formula="of:=IF([.AE248]&lt;&gt;&quot;&quot;;[.AE248];IF([.AD248]&lt;&gt;&quot;&quot;;[.AD248];[.AA248]))" office:value-type="string" office:string-value="Iles Vierges" calcext:value-type="string">
            <text:p>Iles Vierge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248_P.jpg |image| \</text:p>
          </table:table-cell>
          <table:table-cell table:style-name="ce5" office:value-type="float" office:value="248" calcext:value-type="float">
            <text:p>248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48" calcext:value-type="float">
            <text:p>248</text:p>
          </table:table-cell>
          <table:table-cell table:style-name="ce9" office:value-type="string" calcext:value-type="string">
            <text:p>31</text:p>
          </table:table-cell>
          <table:table-cell table:style-name="ce9" office:value-type="string" calcext:value-type="string">
            <text:p>07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acques Cousset</text:p>
          </table:table-cell>
          <table:table-cell table:style-name="ce15" office:value-type="string" calcext:value-type="string">
            <text:p>Cousset</text:p>
          </table:table-cell>
          <table:table-cell table:style-name="ce15" office:value-type="string" calcext:value-type="string">
            <text:p>Jacques</text:p>
          </table:table-cell>
          <table:table-cell table:style-name="ce15" table:number-columns-repeated="2"/>
          <table:table-cell table:style-name="ce10" office:value-type="string" calcext:value-type="string">
            <text:p>Bordeaux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249]&lt;&gt;&quot;&quot;;[.Q249];IF([.M249]&lt;&gt;&quot;&quot;;[.M249];IF([.N249]&lt;&gt;&quot;&quot;;[.N249];IF([.R249]&lt;&gt;&quot;&quot;;[.R249];&quot;Non renseigné&quot;))))" office:value-type="string" office:string-value="Bordeaux" calcext:value-type="string">
            <text:p>Bordeaux</text:p>
          </table:table-cell>
          <table:table-cell table:style-name="ce23" table:formula="of:=IF([.S249]&lt;&gt;&quot;&quot;;[.S249];IF([.O249]=&quot;île de France&quot;;[.R249];IF([.O249]&lt;&gt;&quot;&quot;;[.O249];IF([.O249]=&quot;&quot;;&quot;&quot;))))" office:value-type="string" office:string-value="Gironde" calcext:value-type="string">
            <text:p>Gironde</text:p>
          </table:table-cell>
          <table:table-cell table:style-name="ce23" table:formula="of:=IF([.T249]&lt;&gt;&quot;&quot;;[.T249];IF([.P249]&lt;&gt;&quot;&quot;;[.P249];IF([.P249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Saint-Thomas</text:p>
          </table:table-cell>
          <table:table-cell table:style-name="ce25" table:number-columns-repeated="2"/>
          <table:table-cell table:style-name="ce25" office:value-type="string" calcext:value-type="string">
            <text:p>Indes occidentales danoises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string" calcext:value-type="string">
            <text:p><text:s/>Saint-Thomas </text:p>
          </table:table-cell>
          <table:table-cell table:style-name="ce25" office:value-type="string" calcext:value-type="string">
            <text:p>Iles Vierges</text:p>
          </table:table-cell>
          <table:table-cell table:style-name="ce25"/>
          <table:table-cell table:style-name="ce27" table:formula="of:=IF([.AC249]&lt;&gt;&quot;&quot;;[.AC249];IF([.X249]&lt;&gt;&quot;&quot;;[.X249];IF([.Z249]&lt;&gt;&quot;&quot;;[.Z249];IF([.AD249]&lt;&gt;&quot;&quot;;[.AD249];&quot;Non renseigné&quot;))))" office:value-type="string" office:string-value=" Saint-Thomas " calcext:value-type="string">
            <text:p><text:s/>Saint-Thomas </text:p>
          </table:table-cell>
          <table:table-cell table:style-name="ce27" table:formula="of:=IF([.AD249]&lt;&gt;&quot;&quot;;[.AD249];&quot;&quot;)" office:value-type="string" office:string-value="Iles Vierges" calcext:value-type="string">
            <text:p>Iles Vierges</text:p>
          </table:table-cell>
          <table:table-cell table:style-name="ce28" table:formula="of:=IF([.AE249]&lt;&gt;&quot;&quot;;[.AE249];IF([.AD249]&lt;&gt;&quot;&quot;;[.AD249];[.AA249]))" office:value-type="string" office:string-value="Iles Vierges" calcext:value-type="string">
            <text:p>Iles Vierge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249_P.jpg |image| \</text:p>
          </table:table-cell>
          <table:table-cell table:style-name="ce5" office:value-type="float" office:value="249" calcext:value-type="float">
            <text:p>249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49" calcext:value-type="float">
            <text:p>249</text:p>
          </table:table-cell>
          <table:table-cell table:style-name="ce9" office:value-type="string" calcext:value-type="string">
            <text:p>31</text:p>
          </table:table-cell>
          <table:table-cell table:style-name="ce9" office:value-type="string" calcext:value-type="string">
            <text:p>07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Pierre Grégoire Garnung Lalande</text:p>
          </table:table-cell>
          <table:table-cell table:style-name="ce15" office:value-type="string" calcext:value-type="string">
            <text:p>Garnung Lalande</text:p>
          </table:table-cell>
          <table:table-cell table:style-name="ce15" office:value-type="string" calcext:value-type="string">
            <text:p>Pierre</text:p>
          </table:table-cell>
          <table:table-cell table:style-name="ce15" office:value-type="string" calcext:value-type="string">
            <text:p>Grégoire</text:p>
          </table:table-cell>
          <table:table-cell table:style-name="ce15"/>
          <table:table-cell table:style-name="ce10" office:value-type="string" calcext:value-type="string">
            <text:p>Bordeaux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250]&lt;&gt;&quot;&quot;;[.Q250];IF([.M250]&lt;&gt;&quot;&quot;;[.M250];IF([.N250]&lt;&gt;&quot;&quot;;[.N250];IF([.R250]&lt;&gt;&quot;&quot;;[.R250];&quot;Non renseigné&quot;))))" office:value-type="string" office:string-value="Bordeaux" calcext:value-type="string">
            <text:p>Bordeaux</text:p>
          </table:table-cell>
          <table:table-cell table:style-name="ce23" table:formula="of:=IF([.S250]&lt;&gt;&quot;&quot;;[.S250];IF([.O250]=&quot;île de France&quot;;[.R250];IF([.O250]&lt;&gt;&quot;&quot;;[.O250];IF([.O250]=&quot;&quot;;&quot;&quot;))))" office:value-type="string" office:string-value="Gironde" calcext:value-type="string">
            <text:p>Gironde</text:p>
          </table:table-cell>
          <table:table-cell table:style-name="ce23" table:formula="of:=IF([.T250]&lt;&gt;&quot;&quot;;[.T250];IF([.P250]&lt;&gt;&quot;&quot;;[.P250];IF([.P250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Saint-Thomas</text:p>
          </table:table-cell>
          <table:table-cell table:style-name="ce25" table:number-columns-repeated="2"/>
          <table:table-cell table:style-name="ce25" office:value-type="string" calcext:value-type="string">
            <text:p>Indes occidentales danoises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string" calcext:value-type="string">
            <text:p><text:s/>Saint-Thomas </text:p>
          </table:table-cell>
          <table:table-cell table:style-name="ce25" office:value-type="string" calcext:value-type="string">
            <text:p>Iles Vierges</text:p>
          </table:table-cell>
          <table:table-cell table:style-name="ce25"/>
          <table:table-cell table:style-name="ce27" table:formula="of:=IF([.AC250]&lt;&gt;&quot;&quot;;[.AC250];IF([.X250]&lt;&gt;&quot;&quot;;[.X250];IF([.Z250]&lt;&gt;&quot;&quot;;[.Z250];IF([.AD250]&lt;&gt;&quot;&quot;;[.AD250];&quot;Non renseigné&quot;))))" office:value-type="string" office:string-value=" Saint-Thomas " calcext:value-type="string">
            <text:p><text:s/>Saint-Thomas </text:p>
          </table:table-cell>
          <table:table-cell table:style-name="ce27" table:formula="of:=IF([.AD250]&lt;&gt;&quot;&quot;;[.AD250];&quot;&quot;)" office:value-type="string" office:string-value="Iles Vierges" calcext:value-type="string">
            <text:p>Iles Vierges</text:p>
          </table:table-cell>
          <table:table-cell table:style-name="ce28" table:formula="of:=IF([.AE250]&lt;&gt;&quot;&quot;;[.AE250];IF([.AD250]&lt;&gt;&quot;&quot;;[.AD250];[.AA250]))" office:value-type="string" office:string-value="Iles Vierges" calcext:value-type="string">
            <text:p>Iles Vierge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3" office:value-type="string" calcext:value-type="string">
            <text:p><text:s/>\ Ø {4M677} |image| \ FRAD033/M/4M/FRAD033_4M677_0250_P.jpg |image| \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string" calcext:value-type="string">
            <text:p>4M677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07</text:p>
          </table:table-cell>
          <table:table-cell table:style-name="ce3" office:value-type="float" office:value="1800" calcext:value-type="float">
            <text:p>1800</text:p>
          </table:table-cell>
          <table:table-cell table:style-name="ce13" office:value-type="string" calcext:value-type="string">
            <text:p>Passeport de Thomas Barbuat</text:p>
          </table:table-cell>
          <table:table-cell table:style-name="ce17" office:value-type="string" calcext:value-type="string">
            <text:p>Barbuat</text:p>
          </table:table-cell>
          <table:table-cell table:style-name="ce17" office:value-type="string" calcext:value-type="string">
            <text:p>Thomas</text:p>
          </table:table-cell>
          <table:table-cell table:style-name="ce17" table:number-columns-repeated="2"/>
          <table:table-cell table:style-name="ce13" table:number-columns-repeated="2"/>
          <table:table-cell table:style-name="ce13" office:value-type="string" calcext:value-type="string">
            <text:p>île de France</text:p>
          </table:table-cell>
          <table:table-cell table:style-name="ce13" office:value-type="string" calcext:value-type="string">
            <text:p>France</text:p>
          </table:table-cell>
          <table:table-cell table:style-name="ce13"/>
          <table:table-cell table:style-name="ce13" office:value-type="string" calcext:value-type="string">
            <text:p>Île Maurice</text:p>
          </table:table-cell>
          <table:table-cell table:style-name="ce13" table:number-columns-repeated="2"/>
          <table:table-cell table:style-name="ce13" table:formula="of:=IF([.Q251]&lt;&gt;&quot;&quot;;[.Q251];IF([.M251]&lt;&gt;&quot;&quot;;[.M251];IF([.N251]&lt;&gt;&quot;&quot;;[.N251];IF([.R251]&lt;&gt;&quot;&quot;;[.R251];&quot;Non renseigné&quot;))))" office:value-type="string" office:string-value="Île Maurice" calcext:value-type="string">
            <text:p>Île Maurice</text:p>
          </table:table-cell>
          <table:table-cell table:style-name="ce23" table:formula="of:=IF([.S251]&lt;&gt;&quot;&quot;;[.S251];IF([.O251]=&quot;île de France&quot;;[.R251];IF([.O251]&lt;&gt;&quot;&quot;;[.O251];IF([.O251]=&quot;&quot;;&quot;&quot;))))" office:value-type="string" office:string-value="Île Maurice" calcext:value-type="string">
            <text:p>Île Maurice</text:p>
          </table:table-cell>
          <table:table-cell table:style-name="ce23" table:formula="of:=IF([.T251]&lt;&gt;&quot;&quot;;[.T251];IF([.P251]&lt;&gt;&quot;&quot;;[.P251];IF([.P251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Tranquebar</text:p>
          </table:table-cell>
          <table:table-cell table:style-name="ce25" table:number-columns-repeated="2"/>
          <table:table-cell table:style-name="ce25" office:value-type="string" calcext:value-type="string">
            <text:p>Ind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251]&lt;&gt;&quot;&quot;;[.AC251];IF([.X251]&lt;&gt;&quot;&quot;;[.X251];IF([.Z251]&lt;&gt;&quot;&quot;;[.Z251];IF([.AD251]&lt;&gt;&quot;&quot;;[.AD251];&quot;Non renseigné&quot;))))" office:value-type="string" office:string-value="Tranquebar" calcext:value-type="string">
            <text:p>Tranquebar</text:p>
          </table:table-cell>
          <table:table-cell table:style-name="ce27" table:formula="of:=IF([.AD251]&lt;&gt;&quot;&quot;;[.AD251];&quot;&quot;)">
            <text:p/>
          </table:table-cell>
          <table:table-cell table:style-name="ce28" table:formula="of:=IF([.AE251]&lt;&gt;&quot;&quot;;[.AE251];IF([.AD251]&lt;&gt;&quot;&quot;;[.AD251];[.AA251]))" office:value-type="string" office:string-value="Inde" calcext:value-type="string">
            <text:p>Inde</text:p>
          </table:table-cell>
          <table:table-cell table:style-name="ce25" table:number-columns-repeated="210"/>
          <table:table-cell table:style-name="ce22" table:number-columns-repeated="15"/>
          <table:table-cell table:style-name="ce25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251_P.jpg |image| \</text:p>
          </table:table-cell>
          <table:table-cell table:style-name="ce5" office:value-type="float" office:value="251" calcext:value-type="float">
            <text:p>251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51" calcext:value-type="float">
            <text:p>251</text:p>
          </table:table-cell>
          <table:table-cell table:style-name="ce9" office:value-type="string" calcext:value-type="string">
            <text:p>04</text:p>
          </table:table-cell>
          <table:table-cell table:style-name="ce9" office:value-type="string" calcext:value-type="string">
            <text:p>08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François Dubour</text:p>
          </table:table-cell>
          <table:table-cell table:style-name="ce15" office:value-type="string" calcext:value-type="string">
            <text:p>Dubour</text:p>
          </table:table-cell>
          <table:table-cell table:style-name="ce15" office:value-type="string" calcext:value-type="string">
            <text:p>François</text:p>
          </table:table-cell>
          <table:table-cell table:style-name="ce15" table:number-columns-repeated="2"/>
          <table:table-cell table:style-name="ce10" office:value-type="string" calcext:value-type="string">
            <text:p>Sainte-Marie-d'Auch</text:p>
          </table:table-cell>
          <table:table-cell table:style-name="ce10"/>
          <table:table-cell table:style-name="ce10" office:value-type="string" calcext:value-type="string">
            <text:p>Gers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252]&lt;&gt;&quot;&quot;;[.Q252];IF([.M252]&lt;&gt;&quot;&quot;;[.M252];IF([.N252]&lt;&gt;&quot;&quot;;[.N252];IF([.R252]&lt;&gt;&quot;&quot;;[.R252];&quot;Non renseigné&quot;))))" office:value-type="string" office:string-value="Sainte-Marie-d'Auch" calcext:value-type="string">
            <text:p>Sainte-Marie-d'Auch</text:p>
          </table:table-cell>
          <table:table-cell table:style-name="ce23" table:formula="of:=IF([.S252]&lt;&gt;&quot;&quot;;[.S252];IF([.O252]=&quot;île de France&quot;;[.R252];IF([.O252]&lt;&gt;&quot;&quot;;[.O252];IF([.O252]=&quot;&quot;;&quot;&quot;))))" office:value-type="string" office:string-value="Gers" calcext:value-type="string">
            <text:p>Gers</text:p>
          </table:table-cell>
          <table:table-cell table:style-name="ce23" table:formula="of:=IF([.T252]&lt;&gt;&quot;&quot;;[.T252];IF([.P252]&lt;&gt;&quot;&quot;;[.P252];IF([.P252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Saint-Thomas</text:p>
          </table:table-cell>
          <table:table-cell table:style-name="ce25" table:number-columns-repeated="2"/>
          <table:table-cell table:style-name="ce25" office:value-type="string" calcext:value-type="string">
            <text:p>Indes occidentales danoises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string" calcext:value-type="string">
            <text:p><text:s/>Saint-Thomas </text:p>
          </table:table-cell>
          <table:table-cell table:style-name="ce25" office:value-type="string" calcext:value-type="string">
            <text:p>Iles Vierges</text:p>
          </table:table-cell>
          <table:table-cell table:style-name="ce25"/>
          <table:table-cell table:style-name="ce27" table:formula="of:=IF([.AC252]&lt;&gt;&quot;&quot;;[.AC252];IF([.X252]&lt;&gt;&quot;&quot;;[.X252];IF([.Z252]&lt;&gt;&quot;&quot;;[.Z252];IF([.AD252]&lt;&gt;&quot;&quot;;[.AD252];&quot;Non renseigné&quot;))))" office:value-type="string" office:string-value=" Saint-Thomas " calcext:value-type="string">
            <text:p><text:s/>Saint-Thomas </text:p>
          </table:table-cell>
          <table:table-cell table:style-name="ce27" table:formula="of:=IF([.AD252]&lt;&gt;&quot;&quot;;[.AD252];&quot;&quot;)" office:value-type="string" office:string-value="Iles Vierges" calcext:value-type="string">
            <text:p>Iles Vierges</text:p>
          </table:table-cell>
          <table:table-cell table:style-name="ce28" table:formula="of:=IF([.AE252]&lt;&gt;&quot;&quot;;[.AE252];IF([.AD252]&lt;&gt;&quot;&quot;;[.AD252];[.AA252]))" office:value-type="string" office:string-value="Iles Vierges" calcext:value-type="string">
            <text:p>Iles Vierge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252_P.jpg |image| \</text:p>
          </table:table-cell>
          <table:table-cell table:style-name="ce5" office:value-type="float" office:value="252" calcext:value-type="float">
            <text:p>252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52" calcext:value-type="float">
            <text:p>252</text:p>
          </table:table-cell>
          <table:table-cell table:style-name="ce9" office:value-type="string" calcext:value-type="string">
            <text:p>06</text:p>
          </table:table-cell>
          <table:table-cell table:style-name="ce9" office:value-type="string" calcext:value-type="string">
            <text:p>08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ean Louis Mayronne</text:p>
          </table:table-cell>
          <table:table-cell table:style-name="ce15" office:value-type="string" calcext:value-type="string">
            <text:p>Mayronne</text:p>
          </table:table-cell>
          <table:table-cell table:style-name="ce15" office:value-type="string" calcext:value-type="string">
            <text:p>Jean</text:p>
          </table:table-cell>
          <table:table-cell table:style-name="ce15" office:value-type="string" calcext:value-type="string">
            <text:p>Louis</text:p>
          </table:table-cell>
          <table:table-cell table:style-name="ce15"/>
          <table:table-cell table:style-name="ce10" office:value-type="string" calcext:value-type="string">
            <text:p>Fleurance</text:p>
          </table:table-cell>
          <table:table-cell table:style-name="ce10"/>
          <table:table-cell table:style-name="ce10" office:value-type="string" calcext:value-type="string">
            <text:p>Gers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253]&lt;&gt;&quot;&quot;;[.Q253];IF([.M253]&lt;&gt;&quot;&quot;;[.M253];IF([.N253]&lt;&gt;&quot;&quot;;[.N253];IF([.R253]&lt;&gt;&quot;&quot;;[.R253];&quot;Non renseigné&quot;))))" office:value-type="string" office:string-value="Fleurance" calcext:value-type="string">
            <text:p>Fleurance</text:p>
          </table:table-cell>
          <table:table-cell table:style-name="ce23" table:formula="of:=IF([.S253]&lt;&gt;&quot;&quot;;[.S253];IF([.O253]=&quot;île de France&quot;;[.R253];IF([.O253]&lt;&gt;&quot;&quot;;[.O253];IF([.O253]=&quot;&quot;;&quot;&quot;))))" office:value-type="string" office:string-value="Gers" calcext:value-type="string">
            <text:p>Gers</text:p>
          </table:table-cell>
          <table:table-cell table:style-name="ce23" table:formula="of:=IF([.T253]&lt;&gt;&quot;&quot;;[.T253];IF([.P253]&lt;&gt;&quot;&quot;;[.P253];IF([.P253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Saint-Thomas</text:p>
          </table:table-cell>
          <table:table-cell table:style-name="ce25" table:number-columns-repeated="2"/>
          <table:table-cell table:style-name="ce25" office:value-type="string" calcext:value-type="string">
            <text:p>Indes occidentales danoises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string" calcext:value-type="string">
            <text:p><text:s/>Saint-Thomas </text:p>
          </table:table-cell>
          <table:table-cell table:style-name="ce25" office:value-type="string" calcext:value-type="string">
            <text:p>Iles Vierges</text:p>
          </table:table-cell>
          <table:table-cell table:style-name="ce25"/>
          <table:table-cell table:style-name="ce27" table:formula="of:=IF([.AC253]&lt;&gt;&quot;&quot;;[.AC253];IF([.X253]&lt;&gt;&quot;&quot;;[.X253];IF([.Z253]&lt;&gt;&quot;&quot;;[.Z253];IF([.AD253]&lt;&gt;&quot;&quot;;[.AD253];&quot;Non renseigné&quot;))))" office:value-type="string" office:string-value=" Saint-Thomas " calcext:value-type="string">
            <text:p><text:s/>Saint-Thomas </text:p>
          </table:table-cell>
          <table:table-cell table:style-name="ce27" table:formula="of:=IF([.AD253]&lt;&gt;&quot;&quot;;[.AD253];&quot;&quot;)" office:value-type="string" office:string-value="Iles Vierges" calcext:value-type="string">
            <text:p>Iles Vierges</text:p>
          </table:table-cell>
          <table:table-cell table:style-name="ce28" table:formula="of:=IF([.AE253]&lt;&gt;&quot;&quot;;[.AE253];IF([.AD253]&lt;&gt;&quot;&quot;;[.AD253];[.AA253]))" office:value-type="string" office:string-value="Iles Vierges" calcext:value-type="string">
            <text:p>Iles Vierge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253_P.jpg |image| \</text:p>
          </table:table-cell>
          <table:table-cell table:style-name="ce5" office:value-type="float" office:value="253" calcext:value-type="float">
            <text:p>253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53" calcext:value-type="float">
            <text:p>253</text:p>
          </table:table-cell>
          <table:table-cell table:style-name="ce9" office:value-type="string" calcext:value-type="string">
            <text:p>06</text:p>
          </table:table-cell>
          <table:table-cell table:style-name="ce9" office:value-type="string" calcext:value-type="string">
            <text:p>08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ean Baptiste Joseph Fiquepeau</text:p>
          </table:table-cell>
          <table:table-cell table:style-name="ce15" office:value-type="string" calcext:value-type="string">
            <text:p>Fiquepeau</text:p>
          </table:table-cell>
          <table:table-cell table:style-name="ce15" office:value-type="string" calcext:value-type="string">
            <text:p>Jean</text:p>
          </table:table-cell>
          <table:table-cell table:style-name="ce15" office:value-type="string" calcext:value-type="string">
            <text:p>Baptiste</text:p>
          </table:table-cell>
          <table:table-cell table:style-name="ce15" office:value-type="string" calcext:value-type="string">
            <text:p>Joseph</text:p>
          </table:table-cell>
          <table:table-cell table:style-name="ce10" office:value-type="string" calcext:value-type="string">
            <text:p>Astaffort</text:p>
          </table:table-cell>
          <table:table-cell table:style-name="ce10"/>
          <table:table-cell table:style-name="ce10" office:value-type="string" calcext:value-type="string">
            <text:p>Lot-et-Garonn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254]&lt;&gt;&quot;&quot;;[.Q254];IF([.M254]&lt;&gt;&quot;&quot;;[.M254];IF([.N254]&lt;&gt;&quot;&quot;;[.N254];IF([.R254]&lt;&gt;&quot;&quot;;[.R254];&quot;Non renseigné&quot;))))" office:value-type="string" office:string-value="Astaffort" calcext:value-type="string">
            <text:p>Astaffort</text:p>
          </table:table-cell>
          <table:table-cell table:style-name="ce23" table:formula="of:=IF([.S254]&lt;&gt;&quot;&quot;;[.S254];IF([.O254]=&quot;île de France&quot;;[.R254];IF([.O254]&lt;&gt;&quot;&quot;;[.O254];IF([.O254]=&quot;&quot;;&quot;&quot;))))" office:value-type="string" office:string-value="Lot-et-Garonne" calcext:value-type="string">
            <text:p>Lot-et-Garonne</text:p>
          </table:table-cell>
          <table:table-cell table:style-name="ce23" table:formula="of:=IF([.T254]&lt;&gt;&quot;&quot;;[.T254];IF([.P254]&lt;&gt;&quot;&quot;;[.P254];IF([.P254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Saint-Thomas</text:p>
          </table:table-cell>
          <table:table-cell table:style-name="ce25" table:number-columns-repeated="2"/>
          <table:table-cell table:style-name="ce25" office:value-type="string" calcext:value-type="string">
            <text:p>Indes occidentales danoises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string" calcext:value-type="string">
            <text:p><text:s/>Saint-Thomas </text:p>
          </table:table-cell>
          <table:table-cell table:style-name="ce25" office:value-type="string" calcext:value-type="string">
            <text:p>Iles Vierges</text:p>
          </table:table-cell>
          <table:table-cell table:style-name="ce25"/>
          <table:table-cell table:style-name="ce27" table:formula="of:=IF([.AC254]&lt;&gt;&quot;&quot;;[.AC254];IF([.X254]&lt;&gt;&quot;&quot;;[.X254];IF([.Z254]&lt;&gt;&quot;&quot;;[.Z254];IF([.AD254]&lt;&gt;&quot;&quot;;[.AD254];&quot;Non renseigné&quot;))))" office:value-type="string" office:string-value=" Saint-Thomas " calcext:value-type="string">
            <text:p><text:s/>Saint-Thomas </text:p>
          </table:table-cell>
          <table:table-cell table:style-name="ce27" table:formula="of:=IF([.AD254]&lt;&gt;&quot;&quot;;[.AD254];&quot;&quot;)" office:value-type="string" office:string-value="Iles Vierges" calcext:value-type="string">
            <text:p>Iles Vierges</text:p>
          </table:table-cell>
          <table:table-cell table:style-name="ce28" table:formula="of:=IF([.AE254]&lt;&gt;&quot;&quot;;[.AE254];IF([.AD254]&lt;&gt;&quot;&quot;;[.AD254];[.AA254]))" office:value-type="string" office:string-value="Iles Vierges" calcext:value-type="string">
            <text:p>Iles Vierge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254_P.jpg |image| \</text:p>
          </table:table-cell>
          <table:table-cell table:style-name="ce5" office:value-type="float" office:value="254" calcext:value-type="float">
            <text:p>254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54" calcext:value-type="float">
            <text:p>254</text:p>
          </table:table-cell>
          <table:table-cell table:style-name="ce9" office:value-type="string" calcext:value-type="string">
            <text:p>06</text:p>
          </table:table-cell>
          <table:table-cell table:style-name="ce9" office:value-type="string" calcext:value-type="string">
            <text:p>08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acques François Dumet</text:p>
          </table:table-cell>
          <table:table-cell table:style-name="ce15" office:value-type="string" calcext:value-type="string">
            <text:p>Dumet</text:p>
          </table:table-cell>
          <table:table-cell table:style-name="ce15" office:value-type="string" calcext:value-type="string">
            <text:p>Jacques</text:p>
          </table:table-cell>
          <table:table-cell table:style-name="ce15" office:value-type="string" calcext:value-type="string">
            <text:p>François</text:p>
          </table:table-cell>
          <table:table-cell table:style-name="ce15"/>
          <table:table-cell table:style-name="ce10" office:value-type="string" calcext:value-type="string">
            <text:p>Roulers</text:p>
          </table:table-cell>
          <table:table-cell table:style-name="ce10"/>
          <table:table-cell table:style-name="ce10" office:value-type="string" calcext:value-type="string">
            <text:p>Flandre-Occidentale</text:p>
          </table:table-cell>
          <table:table-cell table:style-name="ce10" office:value-type="string" calcext:value-type="string">
            <text:p>Belgique</text:p>
          </table:table-cell>
          <table:table-cell table:style-name="ce13" table:number-columns-repeated="4"/>
          <table:table-cell table:style-name="ce13" table:formula="of:=IF([.Q255]&lt;&gt;&quot;&quot;;[.Q255];IF([.M255]&lt;&gt;&quot;&quot;;[.M255];IF([.N255]&lt;&gt;&quot;&quot;;[.N255];IF([.R255]&lt;&gt;&quot;&quot;;[.R255];&quot;Non renseigné&quot;))))" office:value-type="string" office:string-value="Roulers" calcext:value-type="string">
            <text:p>Roulers</text:p>
          </table:table-cell>
          <table:table-cell table:style-name="ce23" table:formula="of:=IF([.S255]&lt;&gt;&quot;&quot;;[.S255];IF([.O255]=&quot;île de France&quot;;[.R255];IF([.O255]&lt;&gt;&quot;&quot;;[.O255];IF([.O255]=&quot;&quot;;&quot;&quot;))))" office:value-type="string" office:string-value="Flandre-Occidentale" calcext:value-type="string">
            <text:p>Flandre-Occidentale</text:p>
          </table:table-cell>
          <table:table-cell table:style-name="ce23" table:formula="of:=IF([.T255]&lt;&gt;&quot;&quot;;[.T255];IF([.P255]&lt;&gt;&quot;&quot;;[.P255];IF([.P255]=&quot;&quot;;&quot;&quot;)))" office:value-type="string" office:string-value="Belgique" calcext:value-type="string">
            <text:p>Belgique</text:p>
          </table:table-cell>
          <table:table-cell table:style-name="ce25" office:value-type="string" calcext:value-type="string">
            <text:p>Saint-Thomas</text:p>
          </table:table-cell>
          <table:table-cell table:style-name="ce25" table:number-columns-repeated="2"/>
          <table:table-cell table:style-name="ce25" office:value-type="string" calcext:value-type="string">
            <text:p>Indes occidentales danoises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string" calcext:value-type="string">
            <text:p><text:s/>Saint-Thomas </text:p>
          </table:table-cell>
          <table:table-cell table:style-name="ce25" office:value-type="string" calcext:value-type="string">
            <text:p>Iles Vierges</text:p>
          </table:table-cell>
          <table:table-cell table:style-name="ce25"/>
          <table:table-cell table:style-name="ce27" table:formula="of:=IF([.AC255]&lt;&gt;&quot;&quot;;[.AC255];IF([.X255]&lt;&gt;&quot;&quot;;[.X255];IF([.Z255]&lt;&gt;&quot;&quot;;[.Z255];IF([.AD255]&lt;&gt;&quot;&quot;;[.AD255];&quot;Non renseigné&quot;))))" office:value-type="string" office:string-value=" Saint-Thomas " calcext:value-type="string">
            <text:p><text:s/>Saint-Thomas </text:p>
          </table:table-cell>
          <table:table-cell table:style-name="ce27" table:formula="of:=IF([.AD255]&lt;&gt;&quot;&quot;;[.AD255];&quot;&quot;)" office:value-type="string" office:string-value="Iles Vierges" calcext:value-type="string">
            <text:p>Iles Vierges</text:p>
          </table:table-cell>
          <table:table-cell table:style-name="ce28" table:formula="of:=IF([.AE255]&lt;&gt;&quot;&quot;;[.AE255];IF([.AD255]&lt;&gt;&quot;&quot;;[.AD255];[.AA255]))" office:value-type="string" office:string-value="Iles Vierges" calcext:value-type="string">
            <text:p>Iles Vierge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255_P.jpg |image| \</text:p>
          </table:table-cell>
          <table:table-cell table:style-name="ce5" office:value-type="float" office:value="255" calcext:value-type="float">
            <text:p>255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55" calcext:value-type="float">
            <text:p>255</text:p>
          </table:table-cell>
          <table:table-cell table:style-name="ce9" office:value-type="string" calcext:value-type="string">
            <text:p>07</text:p>
          </table:table-cell>
          <table:table-cell table:style-name="ce9" office:value-type="string" calcext:value-type="string">
            <text:p>08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Pierre Brun</text:p>
          </table:table-cell>
          <table:table-cell table:style-name="ce15" office:value-type="string" calcext:value-type="string">
            <text:p>Brun</text:p>
          </table:table-cell>
          <table:table-cell table:style-name="ce15" office:value-type="string" calcext:value-type="string">
            <text:p>Pierre</text:p>
          </table:table-cell>
          <table:table-cell table:style-name="ce15" table:number-columns-repeated="2"/>
          <table:table-cell table:style-name="ce10" office:value-type="string" calcext:value-type="string">
            <text:p>Saint-Jean-en-Royans</text:p>
          </table:table-cell>
          <table:table-cell table:style-name="ce10"/>
          <table:table-cell table:style-name="ce10" office:value-type="string" calcext:value-type="string">
            <text:p>Drôm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256]&lt;&gt;&quot;&quot;;[.Q256];IF([.M256]&lt;&gt;&quot;&quot;;[.M256];IF([.N256]&lt;&gt;&quot;&quot;;[.N256];IF([.R256]&lt;&gt;&quot;&quot;;[.R256];&quot;Non renseigné&quot;))))" office:value-type="string" office:string-value="Saint-Jean-en-Royans" calcext:value-type="string">
            <text:p>Saint-Jean-en-Royans</text:p>
          </table:table-cell>
          <table:table-cell table:style-name="ce23" table:formula="of:=IF([.S256]&lt;&gt;&quot;&quot;;[.S256];IF([.O256]=&quot;île de France&quot;;[.R256];IF([.O256]&lt;&gt;&quot;&quot;;[.O256];IF([.O256]=&quot;&quot;;&quot;&quot;))))" office:value-type="string" office:string-value="Drôme" calcext:value-type="string">
            <text:p>Drôme</text:p>
          </table:table-cell>
          <table:table-cell table:style-name="ce23" table:formula="of:=IF([.T256]&lt;&gt;&quot;&quot;;[.T256];IF([.P256]&lt;&gt;&quot;&quot;;[.P256];IF([.P256]=&quot;&quot;;&quot;&quot;)))" office:value-type="string" office:string-value="France" calcext:value-type="string">
            <text:p>France</text:p>
          </table:table-cell>
          <table:table-cell table:style-name="ce25"/>
          <table:table-cell table:style-name="ce25" office:value-type="string" calcext:value-type="string">
            <text:p>île de France</text:p>
          </table:table-cell>
          <table:table-cell table:style-name="ce25"/>
          <table:table-cell table:style-name="ce25" office:value-type="string" calcext:value-type="string">
            <text:p>France</text:p>
          </table:table-cell>
          <table:table-cell table:style-name="ce25" table:number-columns-repeated="2"/>
          <table:table-cell table:style-name="ce25" office:value-type="string" calcext:value-type="string">
            <text:p>île Maurice</text:p>
          </table:table-cell>
          <table:table-cell table:style-name="ce25"/>
          <table:table-cell table:style-name="ce27" table:formula="of:=IF([.AC256]&lt;&gt;&quot;&quot;;[.AC256];IF([.X256]&lt;&gt;&quot;&quot;;[.X256];IF([.Z256]&lt;&gt;&quot;&quot;;[.Z256];IF([.AD256]&lt;&gt;&quot;&quot;;[.AD256];&quot;Non renseigné&quot;))))" office:value-type="string" office:string-value="île Maurice" calcext:value-type="string">
            <text:p>île Maurice</text:p>
          </table:table-cell>
          <table:table-cell table:style-name="ce27" table:formula="of:=IF([.AD256]&lt;&gt;&quot;&quot;;[.AD256];&quot;&quot;)" office:value-type="string" office:string-value="île Maurice" calcext:value-type="string">
            <text:p>île Maurice</text:p>
          </table:table-cell>
          <table:table-cell table:style-name="ce28" table:formula="of:=IF([.AE256]&lt;&gt;&quot;&quot;;[.AE256];IF([.AD256]&lt;&gt;&quot;&quot;;[.AD256];[.AA256]))" office:value-type="string" office:string-value="île Maurice" calcext:value-type="string">
            <text:p>île Mauric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256_P.jpg |image| \</text:p>
          </table:table-cell>
          <table:table-cell table:style-name="ce5" office:value-type="float" office:value="256" calcext:value-type="float">
            <text:p>256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56" calcext:value-type="float">
            <text:p>256</text:p>
          </table:table-cell>
          <table:table-cell table:style-name="ce9" office:value-type="string" calcext:value-type="string">
            <text:p>07</text:p>
          </table:table-cell>
          <table:table-cell table:style-name="ce9" office:value-type="string" calcext:value-type="string">
            <text:p>08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ean Baptiste Joseph Meyer</text:p>
          </table:table-cell>
          <table:table-cell table:style-name="ce15" office:value-type="string" calcext:value-type="string">
            <text:p>Meyer</text:p>
          </table:table-cell>
          <table:table-cell table:style-name="ce15" office:value-type="string" calcext:value-type="string">
            <text:p>Jean</text:p>
          </table:table-cell>
          <table:table-cell table:style-name="ce15" office:value-type="string" calcext:value-type="string">
            <text:p>Baptiste</text:p>
          </table:table-cell>
          <table:table-cell table:style-name="ce15" office:value-type="string" calcext:value-type="string">
            <text:p>Joseph</text:p>
          </table:table-cell>
          <table:table-cell table:style-name="ce10" office:value-type="string" calcext:value-type="string">
            <text:p>Perpignan</text:p>
          </table:table-cell>
          <table:table-cell table:style-name="ce10"/>
          <table:table-cell table:style-name="ce10" office:value-type="string" calcext:value-type="string">
            <text:p>Pyrénées-Orientales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257]&lt;&gt;&quot;&quot;;[.Q257];IF([.M257]&lt;&gt;&quot;&quot;;[.M257];IF([.N257]&lt;&gt;&quot;&quot;;[.N257];IF([.R257]&lt;&gt;&quot;&quot;;[.R257];&quot;Non renseigné&quot;))))" office:value-type="string" office:string-value="Perpignan" calcext:value-type="string">
            <text:p>Perpignan</text:p>
          </table:table-cell>
          <table:table-cell table:style-name="ce23" table:formula="of:=IF([.S257]&lt;&gt;&quot;&quot;;[.S257];IF([.O257]=&quot;île de France&quot;;[.R257];IF([.O257]&lt;&gt;&quot;&quot;;[.O257];IF([.O257]=&quot;&quot;;&quot;&quot;))))" office:value-type="string" office:string-value="Pyrénées-Orientales" calcext:value-type="string">
            <text:p>Pyrénées-Orientales</text:p>
          </table:table-cell>
          <table:table-cell table:style-name="ce23" table:formula="of:=IF([.T257]&lt;&gt;&quot;&quot;;[.T257];IF([.P257]&lt;&gt;&quot;&quot;;[.P257];IF([.P257]=&quot;&quot;;&quot;&quot;)))" office:value-type="string" office:string-value="France" calcext:value-type="string">
            <text:p>France</text:p>
          </table:table-cell>
          <table:table-cell table:style-name="ce25" table:number-columns-repeated="3"/>
          <table:table-cell table:style-name="ce25" office:value-type="string" calcext:value-type="string">
            <text:p>Etats-Unis</text:p>
          </table:table-cell>
          <table:table-cell table:style-name="ce25" table:number-columns-repeated="4"/>
          <table:table-cell table:style-name="ce27" table:formula="of:=IF([.AC257]&lt;&gt;&quot;&quot;;[.AC257];IF([.X257]&lt;&gt;&quot;&quot;;[.X257];IF([.Z257]&lt;&gt;&quot;&quot;;[.Z257];IF([.AD257]&lt;&gt;&quot;&quot;;[.AD257];&quot;Non renseigné&quot;))))" office:value-type="string" office:string-value="Non renseigné" calcext:value-type="string">
            <text:p>Non renseigné</text:p>
          </table:table-cell>
          <table:table-cell table:style-name="ce27" table:formula="of:=IF([.AD257]&lt;&gt;&quot;&quot;;[.AD257];&quot;&quot;)">
            <text:p/>
          </table:table-cell>
          <table:table-cell table:style-name="ce28" table:formula="of:=IF([.AE257]&lt;&gt;&quot;&quot;;[.AE257];IF([.AD257]&lt;&gt;&quot;&quot;;[.AD257];[.AA257]))" office:value-type="string" office:string-value="Etats-Unis" calcext:value-type="string">
            <text:p>Etats-Uni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257_P.jpg |image| \</text:p>
          </table:table-cell>
          <table:table-cell table:style-name="ce5" office:value-type="float" office:value="257" calcext:value-type="float">
            <text:p>257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57" calcext:value-type="float">
            <text:p>257</text:p>
          </table:table-cell>
          <table:table-cell table:style-name="ce9" office:value-type="string" calcext:value-type="string">
            <text:p>07</text:p>
          </table:table-cell>
          <table:table-cell table:style-name="ce9" office:value-type="string" calcext:value-type="string">
            <text:p>08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Marie Charles Dubos</text:p>
          </table:table-cell>
          <table:table-cell table:style-name="ce15" office:value-type="string" calcext:value-type="string">
            <text:p>Dubos</text:p>
          </table:table-cell>
          <table:table-cell table:style-name="ce15" office:value-type="string" calcext:value-type="string">
            <text:p>Marie</text:p>
          </table:table-cell>
          <table:table-cell table:style-name="ce15" office:value-type="string" calcext:value-type="string">
            <text:p>Charles</text:p>
          </table:table-cell>
          <table:table-cell table:style-name="ce15"/>
          <table:table-cell table:style-name="ce10"/>
          <table:table-cell table:style-name="ce10" office:value-type="string" calcext:value-type="string">
            <text:p>Guadeloupe</text:p>
          </table:table-cell>
          <table:table-cell table:style-name="ce10"/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258]&lt;&gt;&quot;&quot;;[.Q258];IF([.M258]&lt;&gt;&quot;&quot;;[.M258];IF([.N258]&lt;&gt;&quot;&quot;;[.N258];IF([.R258]&lt;&gt;&quot;&quot;;[.R258];&quot;Non renseigné&quot;))))" office:value-type="string" office:string-value="Guadeloupe" calcext:value-type="string">
            <text:p>Guadeloupe</text:p>
          </table:table-cell>
          <table:table-cell table:style-name="ce23" table:formula="of:=IF([.S258]&lt;&gt;&quot;&quot;;[.S258];IF([.O258]=&quot;île de France&quot;;[.R258];IF([.O258]&lt;&gt;&quot;&quot;;[.O258];IF([.O258]=&quot;&quot;;&quot;&quot;))))">
            <text:p/>
          </table:table-cell>
          <table:table-cell table:style-name="ce23" table:formula="of:=IF([.T258]&lt;&gt;&quot;&quot;;[.T258];IF([.P258]&lt;&gt;&quot;&quot;;[.P258];IF([.P258]=&quot;&quot;;&quot;&quot;)))" office:value-type="string" office:string-value="France" calcext:value-type="string">
            <text:p>France</text:p>
          </table:table-cell>
          <table:table-cell table:style-name="ce25" table:number-columns-repeated="3"/>
          <table:table-cell table:style-name="ce25" office:value-type="string" calcext:value-type="string">
            <text:p>Etats-Unis</text:p>
          </table:table-cell>
          <table:table-cell table:style-name="ce25" table:number-columns-repeated="4"/>
          <table:table-cell table:style-name="ce27" table:formula="of:=IF([.AC258]&lt;&gt;&quot;&quot;;[.AC258];IF([.X258]&lt;&gt;&quot;&quot;;[.X258];IF([.Z258]&lt;&gt;&quot;&quot;;[.Z258];IF([.AD258]&lt;&gt;&quot;&quot;;[.AD258];&quot;Non renseigné&quot;))))" office:value-type="string" office:string-value="Non renseigné" calcext:value-type="string">
            <text:p>Non renseigné</text:p>
          </table:table-cell>
          <table:table-cell table:style-name="ce27" table:formula="of:=IF([.AD258]&lt;&gt;&quot;&quot;;[.AD258];&quot;&quot;)">
            <text:p/>
          </table:table-cell>
          <table:table-cell table:style-name="ce28" table:formula="of:=IF([.AE258]&lt;&gt;&quot;&quot;;[.AE258];IF([.AD258]&lt;&gt;&quot;&quot;;[.AD258];[.AA258]))" office:value-type="string" office:string-value="Etats-Unis" calcext:value-type="string">
            <text:p>Etats-Uni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258_P.jpg |image| \</text:p>
          </table:table-cell>
          <table:table-cell table:style-name="ce5" office:value-type="float" office:value="258" calcext:value-type="float">
            <text:p>258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58" calcext:value-type="float">
            <text:p>258</text:p>
          </table:table-cell>
          <table:table-cell table:style-name="ce9" office:value-type="string" calcext:value-type="string">
            <text:p>07</text:p>
          </table:table-cell>
          <table:table-cell table:style-name="ce9" office:value-type="string" calcext:value-type="string">
            <text:p>08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ean Chapoulie</text:p>
          </table:table-cell>
          <table:table-cell table:style-name="ce15" office:value-type="string" calcext:value-type="string">
            <text:p>Chapoulie</text:p>
          </table:table-cell>
          <table:table-cell table:style-name="ce15" office:value-type="string" calcext:value-type="string">
            <text:p>Jean</text:p>
          </table:table-cell>
          <table:table-cell table:style-name="ce15" table:number-columns-repeated="2"/>
          <table:table-cell table:style-name="ce10" office:value-type="string" calcext:value-type="string">
            <text:p>Lévignac</text:p>
          </table:table-cell>
          <table:table-cell table:style-name="ce10"/>
          <table:table-cell table:style-name="ce10" office:value-type="string" calcext:value-type="string">
            <text:p>Lot-et-Garonne</text:p>
          </table:table-cell>
          <table:table-cell table:style-name="ce10" office:value-type="string" calcext:value-type="string">
            <text:p>France</text:p>
          </table:table-cell>
          <table:table-cell table:style-name="ce13" office:value-type="string" calcext:value-type="string">
            <text:p>Lévignac-de-Guyenne</text:p>
          </table:table-cell>
          <table:table-cell table:style-name="ce13"/>
          <table:table-cell table:style-name="ce13" office:value-type="string" calcext:value-type="string">
            <text:p>Lot-et-Garonne</text:p>
          </table:table-cell>
          <table:table-cell table:style-name="ce13" office:value-type="string" calcext:value-type="string">
            <text:p>France</text:p>
          </table:table-cell>
          <table:table-cell table:style-name="ce13" table:formula="of:=IF([.Q259]&lt;&gt;&quot;&quot;;[.Q259];IF([.M259]&lt;&gt;&quot;&quot;;[.M259];IF([.N259]&lt;&gt;&quot;&quot;;[.N259];IF([.R259]&lt;&gt;&quot;&quot;;[.R259];&quot;Non renseigné&quot;))))" office:value-type="string" office:string-value="Lévignac-de-Guyenne" calcext:value-type="string">
            <text:p>Lévignac-de-Guyenne</text:p>
          </table:table-cell>
          <table:table-cell table:style-name="ce23" table:formula="of:=IF([.S259]&lt;&gt;&quot;&quot;;[.S259];IF([.O259]=&quot;île de France&quot;;[.R259];IF([.O259]&lt;&gt;&quot;&quot;;[.O259];IF([.O259]=&quot;&quot;;&quot;&quot;))))" office:value-type="string" office:string-value="Lot-et-Garonne" calcext:value-type="string">
            <text:p>Lot-et-Garonne</text:p>
          </table:table-cell>
          <table:table-cell table:style-name="ce23" table:formula="of:=IF([.T259]&lt;&gt;&quot;&quot;;[.T259];IF([.P259]&lt;&gt;&quot;&quot;;[.P259];IF([.P259]=&quot;&quot;;&quot;&quot;)))" office:value-type="string" office:string-value="France" calcext:value-type="string">
            <text:p>France</text:p>
          </table:table-cell>
          <table:table-cell table:style-name="ce25" table:number-columns-repeated="3"/>
          <table:table-cell table:style-name="ce25" office:value-type="string" calcext:value-type="string">
            <text:p>Franc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259]&lt;&gt;&quot;&quot;;[.AC259];IF([.X259]&lt;&gt;&quot;&quot;;[.X259];IF([.Z259]&lt;&gt;&quot;&quot;;[.Z259];IF([.AD259]&lt;&gt;&quot;&quot;;[.AD259];&quot;Non renseigné&quot;))))" office:value-type="string" office:string-value="Non renseigné" calcext:value-type="string">
            <text:p>Non renseigné</text:p>
          </table:table-cell>
          <table:table-cell table:style-name="ce27" table:formula="of:=IF([.AD259]&lt;&gt;&quot;&quot;;[.AD259];&quot;&quot;)">
            <text:p/>
          </table:table-cell>
          <table:table-cell table:style-name="ce28" table:formula="of:=IF([.AE259]&lt;&gt;&quot;&quot;;[.AE259];IF([.AD259]&lt;&gt;&quot;&quot;;[.AD259];[.AA259]))" office:value-type="string" office:string-value="France" calcext:value-type="string">
            <text:p>Franc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259_P.jpg |image| \</text:p>
          </table:table-cell>
          <table:table-cell table:style-name="ce5" office:value-type="float" office:value="259" calcext:value-type="float">
            <text:p>259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59" calcext:value-type="float">
            <text:p>259</text:p>
          </table:table-cell>
          <table:table-cell table:style-name="ce9" office:value-type="string" calcext:value-type="string">
            <text:p>07</text:p>
          </table:table-cell>
          <table:table-cell table:style-name="ce9" office:value-type="string" calcext:value-type="string">
            <text:p>08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David Bouscasse</text:p>
          </table:table-cell>
          <table:table-cell table:style-name="ce15" office:value-type="string" calcext:value-type="string">
            <text:p>Bouscasse</text:p>
          </table:table-cell>
          <table:table-cell table:style-name="ce15" office:value-type="string" calcext:value-type="string">
            <text:p>David</text:p>
          </table:table-cell>
          <table:table-cell table:style-name="ce15" table:number-columns-repeated="2"/>
          <table:table-cell table:style-name="ce10" office:value-type="string" calcext:value-type="string">
            <text:p>Castres</text:p>
          </table:table-cell>
          <table:table-cell table:style-name="ce10"/>
          <table:table-cell table:style-name="ce10" office:value-type="string" calcext:value-type="string">
            <text:p>Tarn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260]&lt;&gt;&quot;&quot;;[.Q260];IF([.M260]&lt;&gt;&quot;&quot;;[.M260];IF([.N260]&lt;&gt;&quot;&quot;;[.N260];IF([.R260]&lt;&gt;&quot;&quot;;[.R260];&quot;Non renseigné&quot;))))" office:value-type="string" office:string-value="Castres" calcext:value-type="string">
            <text:p>Castres</text:p>
          </table:table-cell>
          <table:table-cell table:style-name="ce23" table:formula="of:=IF([.S260]&lt;&gt;&quot;&quot;;[.S260];IF([.O260]=&quot;île de France&quot;;[.R260];IF([.O260]&lt;&gt;&quot;&quot;;[.O260];IF([.O260]=&quot;&quot;;&quot;&quot;))))" office:value-type="string" office:string-value="Tarn" calcext:value-type="string">
            <text:p>Tarn</text:p>
          </table:table-cell>
          <table:table-cell table:style-name="ce23" table:formula="of:=IF([.T260]&lt;&gt;&quot;&quot;;[.T260];IF([.P260]&lt;&gt;&quot;&quot;;[.P260];IF([.P260]=&quot;&quot;;&quot;&quot;)))" office:value-type="string" office:string-value="France" calcext:value-type="string">
            <text:p>France</text:p>
          </table:table-cell>
          <table:table-cell table:style-name="ce25" table:number-columns-repeated="3"/>
          <table:table-cell table:style-name="ce25" office:value-type="string" calcext:value-type="string">
            <text:p>Espagne</text:p>
          </table:table-cell>
          <table:table-cell table:style-name="ce25" table:number-columns-repeated="4"/>
          <table:table-cell table:style-name="ce27" table:formula="of:=IF([.AC260]&lt;&gt;&quot;&quot;;[.AC260];IF([.X260]&lt;&gt;&quot;&quot;;[.X260];IF([.Z260]&lt;&gt;&quot;&quot;;[.Z260];IF([.AD260]&lt;&gt;&quot;&quot;;[.AD260];&quot;Non renseigné&quot;))))" office:value-type="string" office:string-value="Non renseigné" calcext:value-type="string">
            <text:p>Non renseigné</text:p>
          </table:table-cell>
          <table:table-cell table:style-name="ce27" table:formula="of:=IF([.AD260]&lt;&gt;&quot;&quot;;[.AD260];&quot;&quot;)">
            <text:p/>
          </table:table-cell>
          <table:table-cell table:style-name="ce28" table:formula="of:=IF([.AE260]&lt;&gt;&quot;&quot;;[.AE260];IF([.AD260]&lt;&gt;&quot;&quot;;[.AD260];[.AA260]))" office:value-type="string" office:string-value="Espagne" calcext:value-type="string">
            <text:p>Espagn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260_P.jpg |image| \</text:p>
          </table:table-cell>
          <table:table-cell table:style-name="ce5" office:value-type="float" office:value="260" calcext:value-type="float">
            <text:p>260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60" calcext:value-type="float">
            <text:p>260</text:p>
          </table:table-cell>
          <table:table-cell table:style-name="ce9" office:value-type="string" calcext:value-type="string">
            <text:p>09</text:p>
          </table:table-cell>
          <table:table-cell table:style-name="ce9" office:value-type="string" calcext:value-type="string">
            <text:p>08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Benoît Lorrando</text:p>
          </table:table-cell>
          <table:table-cell table:style-name="ce15" office:value-type="string" calcext:value-type="string">
            <text:p>Lorrando</text:p>
          </table:table-cell>
          <table:table-cell table:style-name="ce15" office:value-type="string" calcext:value-type="string">
            <text:p>Benoît</text:p>
          </table:table-cell>
          <table:table-cell table:style-name="ce15" table:number-columns-repeated="2"/>
          <table:table-cell table:style-name="ce10" office:value-type="string" calcext:value-type="string">
            <text:p>Pau</text:p>
          </table:table-cell>
          <table:table-cell table:style-name="ce10"/>
          <table:table-cell table:style-name="ce10" office:value-type="string" calcext:value-type="string">
            <text:p>Basses-Pyrénées</text:p>
          </table:table-cell>
          <table:table-cell table:style-name="ce10" office:value-type="string" calcext:value-type="string">
            <text:p>France</text:p>
          </table:table-cell>
          <table:table-cell table:style-name="ce13" office:value-type="string" calcext:value-type="string">
            <text:p>Pau</text:p>
          </table:table-cell>
          <table:table-cell table:style-name="ce13"/>
          <table:table-cell table:style-name="ce13" office:value-type="string" calcext:value-type="string">
            <text:p>Pyrénées-Atlantiques</text:p>
          </table:table-cell>
          <table:table-cell table:style-name="ce13" office:value-type="string" calcext:value-type="string">
            <text:p>France</text:p>
          </table:table-cell>
          <table:table-cell table:style-name="ce13" table:formula="of:=IF([.Q261]&lt;&gt;&quot;&quot;;[.Q261];IF([.M261]&lt;&gt;&quot;&quot;;[.M261];IF([.N261]&lt;&gt;&quot;&quot;;[.N261];IF([.R261]&lt;&gt;&quot;&quot;;[.R261];&quot;Non renseigné&quot;))))" office:value-type="string" office:string-value="Pau" calcext:value-type="string">
            <text:p>Pau</text:p>
          </table:table-cell>
          <table:table-cell table:style-name="ce23" table:formula="of:=IF([.S261]&lt;&gt;&quot;&quot;;[.S261];IF([.O261]=&quot;île de France&quot;;[.R261];IF([.O261]&lt;&gt;&quot;&quot;;[.O261];IF([.O261]=&quot;&quot;;&quot;&quot;))))" office:value-type="string" office:string-value="Pyrénées-Atlantiques" calcext:value-type="string">
            <text:p>Pyrénées-Atlantiques</text:p>
          </table:table-cell>
          <table:table-cell table:style-name="ce23" table:formula="of:=IF([.T261]&lt;&gt;&quot;&quot;;[.T261];IF([.P261]&lt;&gt;&quot;&quot;;[.P261];IF([.P261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Saint-Thomas</text:p>
          </table:table-cell>
          <table:table-cell table:style-name="ce25" table:number-columns-repeated="2"/>
          <table:table-cell table:style-name="ce25" office:value-type="string" calcext:value-type="string">
            <text:p>Indes occidentales danoises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string" calcext:value-type="string">
            <text:p><text:s/>Saint-Thomas </text:p>
          </table:table-cell>
          <table:table-cell table:style-name="ce25" office:value-type="string" calcext:value-type="string">
            <text:p>Iles Vierges</text:p>
          </table:table-cell>
          <table:table-cell table:style-name="ce25"/>
          <table:table-cell table:style-name="ce27" table:formula="of:=IF([.AC261]&lt;&gt;&quot;&quot;;[.AC261];IF([.X261]&lt;&gt;&quot;&quot;;[.X261];IF([.Z261]&lt;&gt;&quot;&quot;;[.Z261];IF([.AD261]&lt;&gt;&quot;&quot;;[.AD261];&quot;Non renseigné&quot;))))" office:value-type="string" office:string-value=" Saint-Thomas " calcext:value-type="string">
            <text:p><text:s/>Saint-Thomas </text:p>
          </table:table-cell>
          <table:table-cell table:style-name="ce27" table:formula="of:=IF([.AD261]&lt;&gt;&quot;&quot;;[.AD261];&quot;&quot;)" office:value-type="string" office:string-value="Iles Vierges" calcext:value-type="string">
            <text:p>Iles Vierges</text:p>
          </table:table-cell>
          <table:table-cell table:style-name="ce28" table:formula="of:=IF([.AE261]&lt;&gt;&quot;&quot;;[.AE261];IF([.AD261]&lt;&gt;&quot;&quot;;[.AD261];[.AA261]))" office:value-type="string" office:string-value="Iles Vierges" calcext:value-type="string">
            <text:p>Iles Vierge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261_P.jpg |image| \</text:p>
          </table:table-cell>
          <table:table-cell table:style-name="ce5" office:value-type="float" office:value="261" calcext:value-type="float">
            <text:p>261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61" calcext:value-type="float">
            <text:p>261</text:p>
          </table:table-cell>
          <table:table-cell table:style-name="ce9" office:value-type="string" calcext:value-type="string">
            <text:p>11</text:p>
          </table:table-cell>
          <table:table-cell table:style-name="ce9" office:value-type="string" calcext:value-type="string">
            <text:p>08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ean Baptiste Marchand</text:p>
          </table:table-cell>
          <table:table-cell table:style-name="ce15" office:value-type="string" calcext:value-type="string">
            <text:p>Marchand</text:p>
          </table:table-cell>
          <table:table-cell table:style-name="ce15" office:value-type="string" calcext:value-type="string">
            <text:p>Jean</text:p>
          </table:table-cell>
          <table:table-cell table:style-name="ce15" office:value-type="string" calcext:value-type="string">
            <text:p>Baptiste</text:p>
          </table:table-cell>
          <table:table-cell table:style-name="ce15"/>
          <table:table-cell table:style-name="ce10"/>
          <table:table-cell table:style-name="ce10" office:value-type="string" calcext:value-type="string">
            <text:p>Saint-Domingue</text:p>
          </table:table-cell>
          <table:table-cell table:style-name="ce10"/>
          <table:table-cell table:style-name="ce10" office:value-type="string" calcext:value-type="string">
            <text:p>France</text:p>
          </table:table-cell>
          <table:table-cell table:style-name="ce13" table:number-columns-repeated="3"/>
          <table:table-cell table:style-name="ce13" office:value-type="string" calcext:value-type="string">
            <text:p>Haïti</text:p>
          </table:table-cell>
          <table:table-cell table:style-name="ce13" table:formula="of:=IF([.Q262]&lt;&gt;&quot;&quot;;[.Q262];IF([.M262]&lt;&gt;&quot;&quot;;[.M262];IF([.N262]&lt;&gt;&quot;&quot;;[.N262];IF([.R262]&lt;&gt;&quot;&quot;;[.R262];&quot;Non renseigné&quot;))))" office:value-type="string" office:string-value="Saint-Domingue" calcext:value-type="string">
            <text:p>Saint-Domingue</text:p>
          </table:table-cell>
          <table:table-cell table:style-name="ce23" table:formula="of:=IF([.S262]&lt;&gt;&quot;&quot;;[.S262];IF([.O262]=&quot;île de France&quot;;[.R262];IF([.O262]&lt;&gt;&quot;&quot;;[.O262];IF([.O262]=&quot;&quot;;&quot;&quot;))))">
            <text:p/>
          </table:table-cell>
          <table:table-cell table:style-name="ce23" table:formula="of:=IF([.T262]&lt;&gt;&quot;&quot;;[.T262];IF([.P262]&lt;&gt;&quot;&quot;;[.P262];IF([.P262]=&quot;&quot;;&quot;&quot;)))" office:value-type="string" office:string-value="Haïti" calcext:value-type="string">
            <text:p>Haïti</text:p>
          </table:table-cell>
          <table:table-cell table:style-name="ce25" office:value-type="string" calcext:value-type="string">
            <text:p>Baltimore</text:p>
          </table:table-cell>
          <table:table-cell table:style-name="ce25" table:number-columns-repeated="2"/>
          <table:table-cell table:style-name="ce25" office:value-type="string" calcext:value-type="string">
            <text:p>Etats-Unis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262]&lt;&gt;&quot;&quot;;[.AC262];IF([.X262]&lt;&gt;&quot;&quot;;[.X262];IF([.Z262]&lt;&gt;&quot;&quot;;[.Z262];IF([.AD262]&lt;&gt;&quot;&quot;;[.AD262];&quot;Non renseigné&quot;))))" office:value-type="string" office:string-value="Baltimore" calcext:value-type="string">
            <text:p>Baltimore</text:p>
          </table:table-cell>
          <table:table-cell table:style-name="ce27" table:formula="of:=IF([.AD262]&lt;&gt;&quot;&quot;;[.AD262];&quot;&quot;)">
            <text:p/>
          </table:table-cell>
          <table:table-cell table:style-name="ce28" table:formula="of:=IF([.AE262]&lt;&gt;&quot;&quot;;[.AE262];IF([.AD262]&lt;&gt;&quot;&quot;;[.AD262];[.AA262]))" office:value-type="string" office:string-value="Etats-Unis" calcext:value-type="string">
            <text:p>Etats-Uni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262_P.jpg |image| \</text:p>
          </table:table-cell>
          <table:table-cell table:style-name="ce5" office:value-type="float" office:value="262" calcext:value-type="float">
            <text:p>262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62" calcext:value-type="float">
            <text:p>262</text:p>
          </table:table-cell>
          <table:table-cell table:style-name="ce9" office:value-type="string" calcext:value-type="string">
            <text:p>11</text:p>
          </table:table-cell>
          <table:table-cell table:style-name="ce9" office:value-type="string" calcext:value-type="string">
            <text:p>08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Bd Roques</text:p>
          </table:table-cell>
          <table:table-cell table:style-name="ce15" office:value-type="string" calcext:value-type="string">
            <text:p>Roques</text:p>
          </table:table-cell>
          <table:table-cell table:style-name="ce15" office:value-type="string" calcext:value-type="string">
            <text:p>Bd</text:p>
          </table:table-cell>
          <table:table-cell table:style-name="ce15" table:number-columns-repeated="2"/>
          <table:table-cell table:style-name="ce10" office:value-type="string" calcext:value-type="string">
            <text:p>Foix</text:p>
          </table:table-cell>
          <table:table-cell table:style-name="ce10"/>
          <table:table-cell table:style-name="ce10" office:value-type="string" calcext:value-type="string">
            <text:p>Arièg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263]&lt;&gt;&quot;&quot;;[.Q263];IF([.M263]&lt;&gt;&quot;&quot;;[.M263];IF([.N263]&lt;&gt;&quot;&quot;;[.N263];IF([.R263]&lt;&gt;&quot;&quot;;[.R263];&quot;Non renseigné&quot;))))" office:value-type="string" office:string-value="Foix" calcext:value-type="string">
            <text:p>Foix</text:p>
          </table:table-cell>
          <table:table-cell table:style-name="ce23" table:formula="of:=IF([.S263]&lt;&gt;&quot;&quot;;[.S263];IF([.O263]=&quot;île de France&quot;;[.R263];IF([.O263]&lt;&gt;&quot;&quot;;[.O263];IF([.O263]=&quot;&quot;;&quot;&quot;))))" office:value-type="string" office:string-value="Ariège" calcext:value-type="string">
            <text:p>Ariège</text:p>
          </table:table-cell>
          <table:table-cell table:style-name="ce23" table:formula="of:=IF([.T263]&lt;&gt;&quot;&quot;;[.T263];IF([.P263]&lt;&gt;&quot;&quot;;[.P263];IF([.P263]=&quot;&quot;;&quot;&quot;)))" office:value-type="string" office:string-value="France" calcext:value-type="string">
            <text:p>France</text:p>
          </table:table-cell>
          <table:table-cell table:style-name="ce25" table:number-columns-repeated="3"/>
          <table:table-cell table:style-name="ce25" office:value-type="string" calcext:value-type="string">
            <text:p>Espagne</text:p>
          </table:table-cell>
          <table:table-cell table:style-name="ce25" table:number-columns-repeated="4"/>
          <table:table-cell table:style-name="ce27" table:formula="of:=IF([.AC263]&lt;&gt;&quot;&quot;;[.AC263];IF([.X263]&lt;&gt;&quot;&quot;;[.X263];IF([.Z263]&lt;&gt;&quot;&quot;;[.Z263];IF([.AD263]&lt;&gt;&quot;&quot;;[.AD263];&quot;Non renseigné&quot;))))" office:value-type="string" office:string-value="Non renseigné" calcext:value-type="string">
            <text:p>Non renseigné</text:p>
          </table:table-cell>
          <table:table-cell table:style-name="ce27" table:formula="of:=IF([.AD263]&lt;&gt;&quot;&quot;;[.AD263];&quot;&quot;)">
            <text:p/>
          </table:table-cell>
          <table:table-cell table:style-name="ce28" table:formula="of:=IF([.AE263]&lt;&gt;&quot;&quot;;[.AE263];IF([.AD263]&lt;&gt;&quot;&quot;;[.AD263];[.AA263]))" office:value-type="string" office:string-value="Espagne" calcext:value-type="string">
            <text:p>Espagn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3" office:value-type="string" calcext:value-type="string">
            <text:p><text:s/>\ Ø {4M677} |image| \ FRAD033/M/4M/FRAD033_4M677_0263_P.jpg |image| \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string" calcext:value-type="string">
            <text:p>4M677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08</text:p>
          </table:table-cell>
          <table:table-cell table:style-name="ce3" office:value-type="float" office:value="1800" calcext:value-type="float">
            <text:p>1800</text:p>
          </table:table-cell>
          <table:table-cell table:style-name="ce13" office:value-type="string" calcext:value-type="string">
            <text:p>Passeport de Jean François Duche</text:p>
          </table:table-cell>
          <table:table-cell table:style-name="ce17" office:value-type="string" calcext:value-type="string">
            <text:p>Duche</text:p>
          </table:table-cell>
          <table:table-cell table:style-name="ce17" office:value-type="string" calcext:value-type="string">
            <text:p>Jean</text:p>
          </table:table-cell>
          <table:table-cell table:style-name="ce17" office:value-type="string" calcext:value-type="string">
            <text:p>François</text:p>
          </table:table-cell>
          <table:table-cell table:style-name="ce17"/>
          <table:table-cell table:style-name="ce13" table:number-columns-repeated="2"/>
          <table:table-cell table:style-name="ce13" office:value-type="string" calcext:value-type="string">
            <text:p>île de France</text:p>
          </table:table-cell>
          <table:table-cell table:style-name="ce13" office:value-type="string" calcext:value-type="string">
            <text:p>France</text:p>
          </table:table-cell>
          <table:table-cell table:style-name="ce13"/>
          <table:table-cell table:style-name="ce13" office:value-type="string" calcext:value-type="string">
            <text:p>Île Maurice</text:p>
          </table:table-cell>
          <table:table-cell table:style-name="ce13" table:number-columns-repeated="2"/>
          <table:table-cell table:style-name="ce13" table:formula="of:=IF([.Q264]&lt;&gt;&quot;&quot;;[.Q264];IF([.M264]&lt;&gt;&quot;&quot;;[.M264];IF([.N264]&lt;&gt;&quot;&quot;;[.N264];IF([.R264]&lt;&gt;&quot;&quot;;[.R264];&quot;Non renseigné&quot;))))" office:value-type="string" office:string-value="Île Maurice" calcext:value-type="string">
            <text:p>Île Maurice</text:p>
          </table:table-cell>
          <table:table-cell table:style-name="ce23" table:formula="of:=IF([.S264]&lt;&gt;&quot;&quot;;[.S264];IF([.O264]=&quot;île de France&quot;;[.R264];IF([.O264]&lt;&gt;&quot;&quot;;[.O264];IF([.O264]=&quot;&quot;;&quot;&quot;))))" office:value-type="string" office:string-value="Île Maurice" calcext:value-type="string">
            <text:p>Île Maurice</text:p>
          </table:table-cell>
          <table:table-cell table:style-name="ce23" table:formula="of:=IF([.T264]&lt;&gt;&quot;&quot;;[.T264];IF([.P264]&lt;&gt;&quot;&quot;;[.P264];IF([.P264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Philadelphie</text:p>
          </table:table-cell>
          <table:table-cell table:style-name="ce25" table:number-columns-repeated="2"/>
          <table:table-cell table:style-name="ce25" office:value-type="string" calcext:value-type="string">
            <text:p>Etats-Unis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264]&lt;&gt;&quot;&quot;;[.AC264];IF([.X264]&lt;&gt;&quot;&quot;;[.X264];IF([.Z264]&lt;&gt;&quot;&quot;;[.Z264];IF([.AD264]&lt;&gt;&quot;&quot;;[.AD264];&quot;Non renseigné&quot;))))" office:value-type="string" office:string-value="Philadelphie" calcext:value-type="string">
            <text:p>Philadelphie</text:p>
          </table:table-cell>
          <table:table-cell table:style-name="ce27" table:formula="of:=IF([.AD264]&lt;&gt;&quot;&quot;;[.AD264];&quot;&quot;)">
            <text:p/>
          </table:table-cell>
          <table:table-cell table:style-name="ce28" table:formula="of:=IF([.AE264]&lt;&gt;&quot;&quot;;[.AE264];IF([.AD264]&lt;&gt;&quot;&quot;;[.AD264];[.AA264]))" office:value-type="string" office:string-value="Etats-Unis" calcext:value-type="string">
            <text:p>Etats-Unis</text:p>
          </table:table-cell>
          <table:table-cell table:style-name="ce25" table:number-columns-repeated="210"/>
          <table:table-cell table:style-name="ce22" table:number-columns-repeated="15"/>
          <table:table-cell table:style-name="ce25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264_P.jpg |image| \</text:p>
          </table:table-cell>
          <table:table-cell table:style-name="ce5" office:value-type="float" office:value="264" calcext:value-type="float">
            <text:p>264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64" calcext:value-type="float">
            <text:p>264</text:p>
          </table:table-cell>
          <table:table-cell table:style-name="ce9" office:value-type="string" calcext:value-type="string">
            <text:p>12</text:p>
          </table:table-cell>
          <table:table-cell table:style-name="ce9" office:value-type="string" calcext:value-type="string">
            <text:p>08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Louis Gabourin</text:p>
          </table:table-cell>
          <table:table-cell table:style-name="ce15" office:value-type="string" calcext:value-type="string">
            <text:p>Gabourin</text:p>
          </table:table-cell>
          <table:table-cell table:style-name="ce15" office:value-type="string" calcext:value-type="string">
            <text:p>Louis</text:p>
          </table:table-cell>
          <table:table-cell table:style-name="ce15" table:number-columns-repeated="2"/>
          <table:table-cell table:style-name="ce10" office:value-type="string" calcext:value-type="string">
            <text:p>Bordeaux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265]&lt;&gt;&quot;&quot;;[.Q265];IF([.M265]&lt;&gt;&quot;&quot;;[.M265];IF([.N265]&lt;&gt;&quot;&quot;;[.N265];IF([.R265]&lt;&gt;&quot;&quot;;[.R265];&quot;Non renseigné&quot;))))" office:value-type="string" office:string-value="Bordeaux" calcext:value-type="string">
            <text:p>Bordeaux</text:p>
          </table:table-cell>
          <table:table-cell table:style-name="ce23" table:formula="of:=IF([.S265]&lt;&gt;&quot;&quot;;[.S265];IF([.O265]=&quot;île de France&quot;;[.R265];IF([.O265]&lt;&gt;&quot;&quot;;[.O265];IF([.O265]=&quot;&quot;;&quot;&quot;))))" office:value-type="string" office:string-value="Gironde" calcext:value-type="string">
            <text:p>Gironde</text:p>
          </table:table-cell>
          <table:table-cell table:style-name="ce23" table:formula="of:=IF([.T265]&lt;&gt;&quot;&quot;;[.T265];IF([.P265]&lt;&gt;&quot;&quot;;[.P265];IF([.P265]=&quot;&quot;;&quot;&quot;)))" office:value-type="string" office:string-value="France" calcext:value-type="string">
            <text:p>France</text:p>
          </table:table-cell>
          <table:table-cell table:style-name="ce25" table:number-columns-repeated="2"/>
          <table:table-cell table:style-name="ce25" office:value-type="string" calcext:value-type="string">
            <text:p>Guadeloupe</text:p>
          </table:table-cell>
          <table:table-cell table:style-name="ce25" office:value-type="string" calcext:value-type="string">
            <text:p>Franc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265]&lt;&gt;&quot;&quot;;[.AC265];IF([.X265]&lt;&gt;&quot;&quot;;[.X265];IF([.Z265]&lt;&gt;&quot;&quot;;[.Z265];IF([.AD265]&lt;&gt;&quot;&quot;;[.AD265];&quot;Non renseigné&quot;))))" office:value-type="string" office:string-value="Guadeloupe" calcext:value-type="string">
            <text:p>Guadeloupe</text:p>
          </table:table-cell>
          <table:table-cell table:style-name="ce27" table:formula="of:=IF([.AD265]&lt;&gt;&quot;&quot;;[.AD265];&quot;&quot;)">
            <text:p/>
          </table:table-cell>
          <table:table-cell table:style-name="ce28" table:formula="of:=IF([.AE265]&lt;&gt;&quot;&quot;;[.AE265];IF([.AD265]&lt;&gt;&quot;&quot;;[.AD265];[.AA265]))" office:value-type="string" office:string-value="France" calcext:value-type="string">
            <text:p>Franc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265_P.jpg |image| \</text:p>
          </table:table-cell>
          <table:table-cell table:style-name="ce5" office:value-type="float" office:value="265" calcext:value-type="float">
            <text:p>265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65" calcext:value-type="float">
            <text:p>265</text:p>
          </table:table-cell>
          <table:table-cell table:style-name="ce9" office:value-type="string" calcext:value-type="string">
            <text:p>12</text:p>
          </table:table-cell>
          <table:table-cell table:style-name="ce9" office:value-type="string" calcext:value-type="string">
            <text:p>08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Auguste Clément Fortune Dalaaye</text:p>
          </table:table-cell>
          <table:table-cell table:style-name="ce15" office:value-type="string" calcext:value-type="string">
            <text:p>Dalaaye</text:p>
          </table:table-cell>
          <table:table-cell table:style-name="ce15" office:value-type="string" calcext:value-type="string">
            <text:p>Auguste</text:p>
          </table:table-cell>
          <table:table-cell table:style-name="ce15" office:value-type="string" calcext:value-type="string">
            <text:p>Clément</text:p>
          </table:table-cell>
          <table:table-cell table:style-name="ce15" office:value-type="string" calcext:value-type="string">
            <text:p>Fortune</text:p>
          </table:table-cell>
          <table:table-cell table:style-name="ce10" office:value-type="string" calcext:value-type="string">
            <text:p>Paris</text:p>
          </table:table-cell>
          <table:table-cell table:style-name="ce10"/>
          <table:table-cell table:style-name="ce10" office:value-type="string" calcext:value-type="string">
            <text:p>Seine</text:p>
          </table:table-cell>
          <table:table-cell table:style-name="ce10" office:value-type="string" calcext:value-type="string">
            <text:p>France</text:p>
          </table:table-cell>
          <table:table-cell table:style-name="ce13" office:value-type="string" calcext:value-type="string">
            <text:p>Paris</text:p>
          </table:table-cell>
          <table:table-cell table:style-name="ce13"/>
          <table:table-cell table:style-name="ce13" office:value-type="string" calcext:value-type="string">
            <text:p>Paris</text:p>
          </table:table-cell>
          <table:table-cell table:style-name="ce13" office:value-type="string" calcext:value-type="string">
            <text:p>France</text:p>
          </table:table-cell>
          <table:table-cell table:style-name="ce13" table:formula="of:=IF([.Q266]&lt;&gt;&quot;&quot;;[.Q266];IF([.M266]&lt;&gt;&quot;&quot;;[.M266];IF([.N266]&lt;&gt;&quot;&quot;;[.N266];IF([.R266]&lt;&gt;&quot;&quot;;[.R266];&quot;Non renseigné&quot;))))" office:value-type="string" office:string-value="Paris" calcext:value-type="string">
            <text:p>Paris</text:p>
          </table:table-cell>
          <table:table-cell table:style-name="ce23" table:formula="of:=IF([.S266]&lt;&gt;&quot;&quot;;[.S266];IF([.O266]=&quot;île de France&quot;;[.R266];IF([.O266]&lt;&gt;&quot;&quot;;[.O266];IF([.O266]=&quot;&quot;;&quot;&quot;))))" office:value-type="string" office:string-value="Paris" calcext:value-type="string">
            <text:p>Paris</text:p>
          </table:table-cell>
          <table:table-cell table:style-name="ce23" table:formula="of:=IF([.T266]&lt;&gt;&quot;&quot;;[.T266];IF([.P266]&lt;&gt;&quot;&quot;;[.P266];IF([.P266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Tranquebar</text:p>
          </table:table-cell>
          <table:table-cell table:style-name="ce25" table:number-columns-repeated="2"/>
          <table:table-cell table:style-name="ce25" office:value-type="string" calcext:value-type="string">
            <text:p>Ind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266]&lt;&gt;&quot;&quot;;[.AC266];IF([.X266]&lt;&gt;&quot;&quot;;[.X266];IF([.Z266]&lt;&gt;&quot;&quot;;[.Z266];IF([.AD266]&lt;&gt;&quot;&quot;;[.AD266];&quot;Non renseigné&quot;))))" office:value-type="string" office:string-value="Tranquebar" calcext:value-type="string">
            <text:p>Tranquebar</text:p>
          </table:table-cell>
          <table:table-cell table:style-name="ce27" table:formula="of:=IF([.AD266]&lt;&gt;&quot;&quot;;[.AD266];&quot;&quot;)">
            <text:p/>
          </table:table-cell>
          <table:table-cell table:style-name="ce28" table:formula="of:=IF([.AE266]&lt;&gt;&quot;&quot;;[.AE266];IF([.AD266]&lt;&gt;&quot;&quot;;[.AD266];[.AA266]))" office:value-type="string" office:string-value="Inde" calcext:value-type="string">
            <text:p>Ind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266_P.jpg |image| \</text:p>
          </table:table-cell>
          <table:table-cell table:style-name="ce5" office:value-type="float" office:value="266" calcext:value-type="float">
            <text:p>266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66" calcext:value-type="float">
            <text:p>266</text:p>
          </table:table-cell>
          <table:table-cell table:style-name="ce9" office:value-type="string" calcext:value-type="string">
            <text:p>13</text:p>
          </table:table-cell>
          <table:table-cell table:style-name="ce9" office:value-type="string" calcext:value-type="string">
            <text:p>08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ean Devaux</text:p>
          </table:table-cell>
          <table:table-cell table:style-name="ce15" office:value-type="string" calcext:value-type="string">
            <text:p>Devaux</text:p>
          </table:table-cell>
          <table:table-cell table:style-name="ce15" office:value-type="string" calcext:value-type="string">
            <text:p>Jean</text:p>
          </table:table-cell>
          <table:table-cell table:style-name="ce15" table:number-columns-repeated="2"/>
          <table:table-cell table:style-name="ce10" office:value-type="string" calcext:value-type="string">
            <text:p>Bordeaux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267]&lt;&gt;&quot;&quot;;[.Q267];IF([.M267]&lt;&gt;&quot;&quot;;[.M267];IF([.N267]&lt;&gt;&quot;&quot;;[.N267];IF([.R267]&lt;&gt;&quot;&quot;;[.R267];&quot;Non renseigné&quot;))))" office:value-type="string" office:string-value="Bordeaux" calcext:value-type="string">
            <text:p>Bordeaux</text:p>
          </table:table-cell>
          <table:table-cell table:style-name="ce23" table:formula="of:=IF([.S267]&lt;&gt;&quot;&quot;;[.S267];IF([.O267]=&quot;île de France&quot;;[.R267];IF([.O267]&lt;&gt;&quot;&quot;;[.O267];IF([.O267]=&quot;&quot;;&quot;&quot;))))" office:value-type="string" office:string-value="Gironde" calcext:value-type="string">
            <text:p>Gironde</text:p>
          </table:table-cell>
          <table:table-cell table:style-name="ce23" table:formula="of:=IF([.T267]&lt;&gt;&quot;&quot;;[.T267];IF([.P267]&lt;&gt;&quot;&quot;;[.P267];IF([.P267]=&quot;&quot;;&quot;&quot;)))" office:value-type="string" office:string-value="France" calcext:value-type="string">
            <text:p>France</text:p>
          </table:table-cell>
          <table:table-cell table:style-name="ce25" table:number-columns-repeated="3"/>
          <table:table-cell table:style-name="ce25" office:value-type="string" calcext:value-type="string">
            <text:p>Pays-Bas</text:p>
          </table:table-cell>
          <table:table-cell table:style-name="ce25" table:number-columns-repeated="4"/>
          <table:table-cell table:style-name="ce27" table:formula="of:=IF([.AC267]&lt;&gt;&quot;&quot;;[.AC267];IF([.X267]&lt;&gt;&quot;&quot;;[.X267];IF([.Z267]&lt;&gt;&quot;&quot;;[.Z267];IF([.AD267]&lt;&gt;&quot;&quot;;[.AD267];&quot;Non renseigné&quot;))))" office:value-type="string" office:string-value="Non renseigné" calcext:value-type="string">
            <text:p>Non renseigné</text:p>
          </table:table-cell>
          <table:table-cell table:style-name="ce27" table:formula="of:=IF([.AD267]&lt;&gt;&quot;&quot;;[.AD267];&quot;&quot;)">
            <text:p/>
          </table:table-cell>
          <table:table-cell table:style-name="ce28" table:formula="of:=IF([.AE267]&lt;&gt;&quot;&quot;;[.AE267];IF([.AD267]&lt;&gt;&quot;&quot;;[.AD267];[.AA267]))" office:value-type="string" office:string-value="Pays-Bas" calcext:value-type="string">
            <text:p>Pays-Ba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267_P.jpg |image| \</text:p>
          </table:table-cell>
          <table:table-cell table:style-name="ce5" office:value-type="float" office:value="267" calcext:value-type="float">
            <text:p>267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67" calcext:value-type="float">
            <text:p>267</text:p>
          </table:table-cell>
          <table:table-cell table:style-name="ce9" office:value-type="string" calcext:value-type="string">
            <text:p>13</text:p>
          </table:table-cell>
          <table:table-cell table:style-name="ce9" office:value-type="string" calcext:value-type="string">
            <text:p>08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ean Pierre Hardouin</text:p>
          </table:table-cell>
          <table:table-cell table:style-name="ce15" office:value-type="string" calcext:value-type="string">
            <text:p>Hardouin</text:p>
          </table:table-cell>
          <table:table-cell table:style-name="ce15" office:value-type="string" calcext:value-type="string">
            <text:p>Jean</text:p>
          </table:table-cell>
          <table:table-cell table:style-name="ce15" office:value-type="string" calcext:value-type="string">
            <text:p>Pierre</text:p>
          </table:table-cell>
          <table:table-cell table:style-name="ce15"/>
          <table:table-cell table:style-name="ce10" office:value-type="string" calcext:value-type="string">
            <text:p>Calleville</text:p>
          </table:table-cell>
          <table:table-cell table:style-name="ce10"/>
          <table:table-cell table:style-name="ce10" office:value-type="string" calcext:value-type="string">
            <text:p>Eur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268]&lt;&gt;&quot;&quot;;[.Q268];IF([.M268]&lt;&gt;&quot;&quot;;[.M268];IF([.N268]&lt;&gt;&quot;&quot;;[.N268];IF([.R268]&lt;&gt;&quot;&quot;;[.R268];&quot;Non renseigné&quot;))))" office:value-type="string" office:string-value="Calleville" calcext:value-type="string">
            <text:p>Calleville</text:p>
          </table:table-cell>
          <table:table-cell table:style-name="ce23" table:formula="of:=IF([.S268]&lt;&gt;&quot;&quot;;[.S268];IF([.O268]=&quot;île de France&quot;;[.R268];IF([.O268]&lt;&gt;&quot;&quot;;[.O268];IF([.O268]=&quot;&quot;;&quot;&quot;))))" office:value-type="string" office:string-value="Eure" calcext:value-type="string">
            <text:p>Eure</text:p>
          </table:table-cell>
          <table:table-cell table:style-name="ce23" table:formula="of:=IF([.T268]&lt;&gt;&quot;&quot;;[.T268];IF([.P268]&lt;&gt;&quot;&quot;;[.P268];IF([.P268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Tranquebar</text:p>
          </table:table-cell>
          <table:table-cell table:style-name="ce25" table:number-columns-repeated="2"/>
          <table:table-cell table:style-name="ce25" office:value-type="string" calcext:value-type="string">
            <text:p>Ind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268]&lt;&gt;&quot;&quot;;[.AC268];IF([.X268]&lt;&gt;&quot;&quot;;[.X268];IF([.Z268]&lt;&gt;&quot;&quot;;[.Z268];IF([.AD268]&lt;&gt;&quot;&quot;;[.AD268];&quot;Non renseigné&quot;))))" office:value-type="string" office:string-value="Tranquebar" calcext:value-type="string">
            <text:p>Tranquebar</text:p>
          </table:table-cell>
          <table:table-cell table:style-name="ce27" table:formula="of:=IF([.AD268]&lt;&gt;&quot;&quot;;[.AD268];&quot;&quot;)">
            <text:p/>
          </table:table-cell>
          <table:table-cell table:style-name="ce28" table:formula="of:=IF([.AE268]&lt;&gt;&quot;&quot;;[.AE268];IF([.AD268]&lt;&gt;&quot;&quot;;[.AD268];[.AA268]))" office:value-type="string" office:string-value="Inde" calcext:value-type="string">
            <text:p>Ind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268_P.jpg |image| \</text:p>
          </table:table-cell>
          <table:table-cell table:style-name="ce5" office:value-type="float" office:value="268" calcext:value-type="float">
            <text:p>268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68" calcext:value-type="float">
            <text:p>268</text:p>
          </table:table-cell>
          <table:table-cell table:style-name="ce9" office:value-type="string" calcext:value-type="string">
            <text:p>13</text:p>
          </table:table-cell>
          <table:table-cell table:style-name="ce9" office:value-type="string" calcext:value-type="string">
            <text:p>08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Edmond Yon</text:p>
          </table:table-cell>
          <table:table-cell table:style-name="ce15" office:value-type="string" calcext:value-type="string">
            <text:p>Yon</text:p>
          </table:table-cell>
          <table:table-cell table:style-name="ce15" office:value-type="string" calcext:value-type="string">
            <text:p>Edmond</text:p>
          </table:table-cell>
          <table:table-cell table:style-name="ce15" table:number-columns-repeated="2"/>
          <table:table-cell table:style-name="ce10" office:value-type="string" calcext:value-type="string">
            <text:p>Bordeaux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269]&lt;&gt;&quot;&quot;;[.Q269];IF([.M269]&lt;&gt;&quot;&quot;;[.M269];IF([.N269]&lt;&gt;&quot;&quot;;[.N269];IF([.R269]&lt;&gt;&quot;&quot;;[.R269];&quot;Non renseigné&quot;))))" office:value-type="string" office:string-value="Bordeaux" calcext:value-type="string">
            <text:p>Bordeaux</text:p>
          </table:table-cell>
          <table:table-cell table:style-name="ce23" table:formula="of:=IF([.S269]&lt;&gt;&quot;&quot;;[.S269];IF([.O269]=&quot;île de France&quot;;[.R269];IF([.O269]&lt;&gt;&quot;&quot;;[.O269];IF([.O269]=&quot;&quot;;&quot;&quot;))))" office:value-type="string" office:string-value="Gironde" calcext:value-type="string">
            <text:p>Gironde</text:p>
          </table:table-cell>
          <table:table-cell table:style-name="ce23" table:formula="of:=IF([.T269]&lt;&gt;&quot;&quot;;[.T269];IF([.P269]&lt;&gt;&quot;&quot;;[.P269];IF([.P269]=&quot;&quot;;&quot;&quot;)))" office:value-type="string" office:string-value="France" calcext:value-type="string">
            <text:p>France</text:p>
          </table:table-cell>
          <table:table-cell table:style-name="ce25" table:number-columns-repeated="3"/>
          <table:table-cell table:style-name="ce25" office:value-type="string" calcext:value-type="string">
            <text:p>Etats-Unis</text:p>
          </table:table-cell>
          <table:table-cell table:style-name="ce25" table:number-columns-repeated="4"/>
          <table:table-cell table:style-name="ce27" table:formula="of:=IF([.AC269]&lt;&gt;&quot;&quot;;[.AC269];IF([.X269]&lt;&gt;&quot;&quot;;[.X269];IF([.Z269]&lt;&gt;&quot;&quot;;[.Z269];IF([.AD269]&lt;&gt;&quot;&quot;;[.AD269];&quot;Non renseigné&quot;))))" office:value-type="string" office:string-value="Non renseigné" calcext:value-type="string">
            <text:p>Non renseigné</text:p>
          </table:table-cell>
          <table:table-cell table:style-name="ce27" table:formula="of:=IF([.AD269]&lt;&gt;&quot;&quot;;[.AD269];&quot;&quot;)">
            <text:p/>
          </table:table-cell>
          <table:table-cell table:style-name="ce28" table:formula="of:=IF([.AE269]&lt;&gt;&quot;&quot;;[.AE269];IF([.AD269]&lt;&gt;&quot;&quot;;[.AD269];[.AA269]))" office:value-type="string" office:string-value="Etats-Unis" calcext:value-type="string">
            <text:p>Etats-Uni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269_P.jpg |image| \</text:p>
          </table:table-cell>
          <table:table-cell table:style-name="ce5" office:value-type="float" office:value="269" calcext:value-type="float">
            <text:p>269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69" calcext:value-type="float">
            <text:p>269</text:p>
          </table:table-cell>
          <table:table-cell table:style-name="ce9" office:value-type="string" calcext:value-type="string">
            <text:p>13</text:p>
          </table:table-cell>
          <table:table-cell table:style-name="ce9" office:value-type="string" calcext:value-type="string">
            <text:p>08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Claude Pierre Perroy</text:p>
          </table:table-cell>
          <table:table-cell table:style-name="ce15" office:value-type="string" calcext:value-type="string">
            <text:p>Perroy</text:p>
          </table:table-cell>
          <table:table-cell table:style-name="ce15" office:value-type="string" calcext:value-type="string">
            <text:p>Claude</text:p>
          </table:table-cell>
          <table:table-cell table:style-name="ce15" office:value-type="string" calcext:value-type="string">
            <text:p>Pierre</text:p>
          </table:table-cell>
          <table:table-cell table:style-name="ce15"/>
          <table:table-cell table:style-name="ce10" office:value-type="string" calcext:value-type="string">
            <text:p>Fleury-la-Montagne</text:p>
          </table:table-cell>
          <table:table-cell table:style-name="ce10"/>
          <table:table-cell table:style-name="ce10" office:value-type="string" calcext:value-type="string">
            <text:p>Saône-et-Loir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270]&lt;&gt;&quot;&quot;;[.Q270];IF([.M270]&lt;&gt;&quot;&quot;;[.M270];IF([.N270]&lt;&gt;&quot;&quot;;[.N270];IF([.R270]&lt;&gt;&quot;&quot;;[.R270];&quot;Non renseigné&quot;))))" office:value-type="string" office:string-value="Fleury-la-Montagne" calcext:value-type="string">
            <text:p>Fleury-la-Montagne</text:p>
          </table:table-cell>
          <table:table-cell table:style-name="ce23" table:formula="of:=IF([.S270]&lt;&gt;&quot;&quot;;[.S270];IF([.O270]=&quot;île de France&quot;;[.R270];IF([.O270]&lt;&gt;&quot;&quot;;[.O270];IF([.O270]=&quot;&quot;;&quot;&quot;))))" office:value-type="string" office:string-value="Saône-et-Loire" calcext:value-type="string">
            <text:p>Saône-et-Loire</text:p>
          </table:table-cell>
          <table:table-cell table:style-name="ce23" table:formula="of:=IF([.T270]&lt;&gt;&quot;&quot;;[.T270];IF([.P270]&lt;&gt;&quot;&quot;;[.P270];IF([.P270]=&quot;&quot;;&quot;&quot;)))" office:value-type="string" office:string-value="France" calcext:value-type="string">
            <text:p>France</text:p>
          </table:table-cell>
          <table:table-cell table:style-name="ce25" table:number-columns-repeated="3"/>
          <table:table-cell table:style-name="ce25" office:value-type="string" calcext:value-type="string">
            <text:p>Etats-Unis</text:p>
          </table:table-cell>
          <table:table-cell table:style-name="ce25" table:number-columns-repeated="4"/>
          <table:table-cell table:style-name="ce27" table:formula="of:=IF([.AC270]&lt;&gt;&quot;&quot;;[.AC270];IF([.X270]&lt;&gt;&quot;&quot;;[.X270];IF([.Z270]&lt;&gt;&quot;&quot;;[.Z270];IF([.AD270]&lt;&gt;&quot;&quot;;[.AD270];&quot;Non renseigné&quot;))))" office:value-type="string" office:string-value="Non renseigné" calcext:value-type="string">
            <text:p>Non renseigné</text:p>
          </table:table-cell>
          <table:table-cell table:style-name="ce27" table:formula="of:=IF([.AD270]&lt;&gt;&quot;&quot;;[.AD270];&quot;&quot;)">
            <text:p/>
          </table:table-cell>
          <table:table-cell table:style-name="ce28" table:formula="of:=IF([.AE270]&lt;&gt;&quot;&quot;;[.AE270];IF([.AD270]&lt;&gt;&quot;&quot;;[.AD270];[.AA270]))" office:value-type="string" office:string-value="Etats-Unis" calcext:value-type="string">
            <text:p>Etats-Uni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270_P.jpg |image| \</text:p>
          </table:table-cell>
          <table:table-cell table:style-name="ce5" office:value-type="float" office:value="270" calcext:value-type="float">
            <text:p>270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70" calcext:value-type="float">
            <text:p>270</text:p>
          </table:table-cell>
          <table:table-cell table:style-name="ce9" office:value-type="string" calcext:value-type="string">
            <text:p>13</text:p>
          </table:table-cell>
          <table:table-cell table:style-name="ce9" office:value-type="string" calcext:value-type="string">
            <text:p>08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oseph Pibaleau</text:p>
          </table:table-cell>
          <table:table-cell table:style-name="ce15" office:value-type="string" calcext:value-type="string">
            <text:p>Pibaleau</text:p>
          </table:table-cell>
          <table:table-cell table:style-name="ce15" office:value-type="string" calcext:value-type="string">
            <text:p>Joseph</text:p>
          </table:table-cell>
          <table:table-cell table:style-name="ce15" table:number-columns-repeated="2"/>
          <table:table-cell table:style-name="ce10"/>
          <table:table-cell table:style-name="ce10" office:value-type="string" calcext:value-type="string">
            <text:p>Saint-Domingue</text:p>
          </table:table-cell>
          <table:table-cell table:style-name="ce10"/>
          <table:table-cell table:style-name="ce10" office:value-type="string" calcext:value-type="string">
            <text:p>France</text:p>
          </table:table-cell>
          <table:table-cell table:style-name="ce13" table:number-columns-repeated="3"/>
          <table:table-cell table:style-name="ce13" office:value-type="string" calcext:value-type="string">
            <text:p>Haïti</text:p>
          </table:table-cell>
          <table:table-cell table:style-name="ce13" table:formula="of:=IF([.Q271]&lt;&gt;&quot;&quot;;[.Q271];IF([.M271]&lt;&gt;&quot;&quot;;[.M271];IF([.N271]&lt;&gt;&quot;&quot;;[.N271];IF([.R271]&lt;&gt;&quot;&quot;;[.R271];&quot;Non renseigné&quot;))))" office:value-type="string" office:string-value="Saint-Domingue" calcext:value-type="string">
            <text:p>Saint-Domingue</text:p>
          </table:table-cell>
          <table:table-cell table:style-name="ce23" table:formula="of:=IF([.S271]&lt;&gt;&quot;&quot;;[.S271];IF([.O271]=&quot;île de France&quot;;[.R271];IF([.O271]&lt;&gt;&quot;&quot;;[.O271];IF([.O271]=&quot;&quot;;&quot;&quot;))))">
            <text:p/>
          </table:table-cell>
          <table:table-cell table:style-name="ce23" table:formula="of:=IF([.T271]&lt;&gt;&quot;&quot;;[.T271];IF([.P271]&lt;&gt;&quot;&quot;;[.P271];IF([.P271]=&quot;&quot;;&quot;&quot;)))" office:value-type="string" office:string-value="Haïti" calcext:value-type="string">
            <text:p>Haïti</text:p>
          </table:table-cell>
          <table:table-cell table:style-name="ce25" table:number-columns-repeated="3"/>
          <table:table-cell table:style-name="ce25" office:value-type="string" calcext:value-type="string">
            <text:p>Etats-Unis</text:p>
          </table:table-cell>
          <table:table-cell table:style-name="ce25" table:number-columns-repeated="4"/>
          <table:table-cell table:style-name="ce27" table:formula="of:=IF([.AC271]&lt;&gt;&quot;&quot;;[.AC271];IF([.X271]&lt;&gt;&quot;&quot;;[.X271];IF([.Z271]&lt;&gt;&quot;&quot;;[.Z271];IF([.AD271]&lt;&gt;&quot;&quot;;[.AD271];&quot;Non renseigné&quot;))))" office:value-type="string" office:string-value="Non renseigné" calcext:value-type="string">
            <text:p>Non renseigné</text:p>
          </table:table-cell>
          <table:table-cell table:style-name="ce27" table:formula="of:=IF([.AD271]&lt;&gt;&quot;&quot;;[.AD271];&quot;&quot;)">
            <text:p/>
          </table:table-cell>
          <table:table-cell table:style-name="ce28" table:formula="of:=IF([.AE271]&lt;&gt;&quot;&quot;;[.AE271];IF([.AD271]&lt;&gt;&quot;&quot;;[.AD271];[.AA271]))" office:value-type="string" office:string-value="Etats-Unis" calcext:value-type="string">
            <text:p>Etats-Uni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271_P.jpg |image| \</text:p>
          </table:table-cell>
          <table:table-cell table:style-name="ce5" office:value-type="float" office:value="271" calcext:value-type="float">
            <text:p>271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71" calcext:value-type="float">
            <text:p>271</text:p>
          </table:table-cell>
          <table:table-cell table:style-name="ce9" office:value-type="string" calcext:value-type="string">
            <text:p>14</text:p>
          </table:table-cell>
          <table:table-cell table:style-name="ce9" office:value-type="string" calcext:value-type="string">
            <text:p>08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François Bernier</text:p>
          </table:table-cell>
          <table:table-cell table:style-name="ce15" office:value-type="string" calcext:value-type="string">
            <text:p>Bernier</text:p>
          </table:table-cell>
          <table:table-cell table:style-name="ce15" office:value-type="string" calcext:value-type="string">
            <text:p>François</text:p>
          </table:table-cell>
          <table:table-cell table:style-name="ce15" table:number-columns-repeated="2"/>
          <table:table-cell table:style-name="ce10" office:value-type="string" calcext:value-type="string">
            <text:p>May</text:p>
          </table:table-cell>
          <table:table-cell table:style-name="ce10"/>
          <table:table-cell table:style-name="ce10" office:value-type="string" calcext:value-type="string">
            <text:p>Seine-et-Marn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272]&lt;&gt;&quot;&quot;;[.Q272];IF([.M272]&lt;&gt;&quot;&quot;;[.M272];IF([.N272]&lt;&gt;&quot;&quot;;[.N272];IF([.R272]&lt;&gt;&quot;&quot;;[.R272];&quot;Non renseigné&quot;))))" office:value-type="string" office:string-value="May" calcext:value-type="string">
            <text:p>May</text:p>
          </table:table-cell>
          <table:table-cell table:style-name="ce23" table:formula="of:=IF([.S272]&lt;&gt;&quot;&quot;;[.S272];IF([.O272]=&quot;île de France&quot;;[.R272];IF([.O272]&lt;&gt;&quot;&quot;;[.O272];IF([.O272]=&quot;&quot;;&quot;&quot;))))" office:value-type="string" office:string-value="Seine-et-Marne" calcext:value-type="string">
            <text:p>Seine-et-Marne</text:p>
          </table:table-cell>
          <table:table-cell table:style-name="ce23" table:formula="of:=IF([.T272]&lt;&gt;&quot;&quot;;[.T272];IF([.P272]&lt;&gt;&quot;&quot;;[.P272];IF([.P272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Guadeloupe</text:p>
          </table:table-cell>
          <table:table-cell table:style-name="ce25" table:number-columns-repeated="2"/>
          <table:table-cell table:style-name="ce25" office:value-type="string" calcext:value-type="string">
            <text:p>Franc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272]&lt;&gt;&quot;&quot;;[.AC272];IF([.X272]&lt;&gt;&quot;&quot;;[.X272];IF([.Z272]&lt;&gt;&quot;&quot;;[.Z272];IF([.AD272]&lt;&gt;&quot;&quot;;[.AD272];&quot;Non renseigné&quot;))))" office:value-type="string" office:string-value="Guadeloupe" calcext:value-type="string">
            <text:p>Guadeloupe</text:p>
          </table:table-cell>
          <table:table-cell table:style-name="ce27" table:formula="of:=IF([.AD272]&lt;&gt;&quot;&quot;;[.AD272];&quot;&quot;)">
            <text:p/>
          </table:table-cell>
          <table:table-cell table:style-name="ce28" table:formula="of:=IF([.AE272]&lt;&gt;&quot;&quot;;[.AE272];IF([.AD272]&lt;&gt;&quot;&quot;;[.AD272];[.AA272]))" office:value-type="string" office:string-value="France" calcext:value-type="string">
            <text:p>Franc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272_P.jpg |image| \</text:p>
          </table:table-cell>
          <table:table-cell table:style-name="ce5" office:value-type="float" office:value="272" calcext:value-type="float">
            <text:p>272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72" calcext:value-type="float">
            <text:p>272</text:p>
          </table:table-cell>
          <table:table-cell table:style-name="ce9" office:value-type="string" calcext:value-type="string">
            <text:p>14</text:p>
          </table:table-cell>
          <table:table-cell table:style-name="ce9" office:value-type="string" calcext:value-type="string">
            <text:p>08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Pierre Moisson</text:p>
          </table:table-cell>
          <table:table-cell table:style-name="ce15" office:value-type="string" calcext:value-type="string">
            <text:p>Moisson</text:p>
          </table:table-cell>
          <table:table-cell table:style-name="ce15" office:value-type="string" calcext:value-type="string">
            <text:p>Pierre</text:p>
          </table:table-cell>
          <table:table-cell table:style-name="ce15" table:number-columns-repeated="2"/>
          <table:table-cell table:style-name="ce10"/>
          <table:table-cell table:style-name="ce10" office:value-type="string" calcext:value-type="string">
            <text:p>Martinique</text:p>
          </table:table-cell>
          <table:table-cell table:style-name="ce10"/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273]&lt;&gt;&quot;&quot;;[.Q273];IF([.M273]&lt;&gt;&quot;&quot;;[.M273];IF([.N273]&lt;&gt;&quot;&quot;;[.N273];IF([.R273]&lt;&gt;&quot;&quot;;[.R273];&quot;Non renseigné&quot;))))" office:value-type="string" office:string-value="Martinique" calcext:value-type="string">
            <text:p>Martinique</text:p>
          </table:table-cell>
          <table:table-cell table:style-name="ce23" table:formula="of:=IF([.S273]&lt;&gt;&quot;&quot;;[.S273];IF([.O273]=&quot;île de France&quot;;[.R273];IF([.O273]&lt;&gt;&quot;&quot;;[.O273];IF([.O273]=&quot;&quot;;&quot;&quot;))))">
            <text:p/>
          </table:table-cell>
          <table:table-cell table:style-name="ce23" table:formula="of:=IF([.T273]&lt;&gt;&quot;&quot;;[.T273];IF([.P273]&lt;&gt;&quot;&quot;;[.P273];IF([.P273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LaCorogne</text:p>
          </table:table-cell>
          <table:table-cell table:style-name="ce25" table:number-columns-repeated="2"/>
          <table:table-cell table:style-name="ce25" office:value-type="string" calcext:value-type="string">
            <text:p>Espagn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273]&lt;&gt;&quot;&quot;;[.AC273];IF([.X273]&lt;&gt;&quot;&quot;;[.X273];IF([.Z273]&lt;&gt;&quot;&quot;;[.Z273];IF([.AD273]&lt;&gt;&quot;&quot;;[.AD273];&quot;Non renseigné&quot;))))" office:value-type="string" office:string-value="LaCorogne" calcext:value-type="string">
            <text:p>LaCorogne</text:p>
          </table:table-cell>
          <table:table-cell table:style-name="ce27" table:formula="of:=IF([.AD273]&lt;&gt;&quot;&quot;;[.AD273];&quot;&quot;)">
            <text:p/>
          </table:table-cell>
          <table:table-cell table:style-name="ce28" table:formula="of:=IF([.AE273]&lt;&gt;&quot;&quot;;[.AE273];IF([.AD273]&lt;&gt;&quot;&quot;;[.AD273];[.AA273]))" office:value-type="string" office:string-value="Espagne" calcext:value-type="string">
            <text:p>Espagn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273_P.jpg |image| \</text:p>
          </table:table-cell>
          <table:table-cell table:style-name="ce5" office:value-type="float" office:value="273" calcext:value-type="float">
            <text:p>273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73" calcext:value-type="float">
            <text:p>273</text:p>
          </table:table-cell>
          <table:table-cell table:style-name="ce9" office:value-type="string" calcext:value-type="string">
            <text:p>15</text:p>
          </table:table-cell>
          <table:table-cell table:style-name="ce9" office:value-type="string" calcext:value-type="string">
            <text:p>08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Elise Masson</text:p>
          </table:table-cell>
          <table:table-cell table:style-name="ce15" office:value-type="string" calcext:value-type="string">
            <text:p>Masson</text:p>
          </table:table-cell>
          <table:table-cell table:style-name="ce15" office:value-type="string" calcext:value-type="string">
            <text:p>Elise</text:p>
          </table:table-cell>
          <table:table-cell table:style-name="ce15" table:number-columns-repeated="2"/>
          <table:table-cell table:style-name="ce10"/>
          <table:table-cell table:style-name="ce10" office:value-type="string" calcext:value-type="string">
            <text:p>Guadeloupe</text:p>
          </table:table-cell>
          <table:table-cell table:style-name="ce10"/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274]&lt;&gt;&quot;&quot;;[.Q274];IF([.M274]&lt;&gt;&quot;&quot;;[.M274];IF([.N274]&lt;&gt;&quot;&quot;;[.N274];IF([.R274]&lt;&gt;&quot;&quot;;[.R274];&quot;Non renseigné&quot;))))" office:value-type="string" office:string-value="Guadeloupe" calcext:value-type="string">
            <text:p>Guadeloupe</text:p>
          </table:table-cell>
          <table:table-cell table:style-name="ce23" table:formula="of:=IF([.S274]&lt;&gt;&quot;&quot;;[.S274];IF([.O274]=&quot;île de France&quot;;[.R274];IF([.O274]&lt;&gt;&quot;&quot;;[.O274];IF([.O274]=&quot;&quot;;&quot;&quot;))))">
            <text:p/>
          </table:table-cell>
          <table:table-cell table:style-name="ce23" table:formula="of:=IF([.T274]&lt;&gt;&quot;&quot;;[.T274];IF([.P274]&lt;&gt;&quot;&quot;;[.P274];IF([.P274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Philadelphie</text:p>
          </table:table-cell>
          <table:table-cell table:style-name="ce25" table:number-columns-repeated="2"/>
          <table:table-cell table:style-name="ce25" office:value-type="string" calcext:value-type="string">
            <text:p>Etats-Unis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274]&lt;&gt;&quot;&quot;;[.AC274];IF([.X274]&lt;&gt;&quot;&quot;;[.X274];IF([.Z274]&lt;&gt;&quot;&quot;;[.Z274];IF([.AD274]&lt;&gt;&quot;&quot;;[.AD274];&quot;Non renseigné&quot;))))" office:value-type="string" office:string-value="Philadelphie" calcext:value-type="string">
            <text:p>Philadelphie</text:p>
          </table:table-cell>
          <table:table-cell table:style-name="ce27" table:formula="of:=IF([.AD274]&lt;&gt;&quot;&quot;;[.AD274];&quot;&quot;)">
            <text:p/>
          </table:table-cell>
          <table:table-cell table:style-name="ce28" table:formula="of:=IF([.AE274]&lt;&gt;&quot;&quot;;[.AE274];IF([.AD274]&lt;&gt;&quot;&quot;;[.AD274];[.AA274]))" office:value-type="string" office:string-value="Etats-Unis" calcext:value-type="string">
            <text:p>Etats-Uni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274_P.jpg |image| \</text:p>
          </table:table-cell>
          <table:table-cell table:style-name="ce5" office:value-type="float" office:value="274" calcext:value-type="float">
            <text:p>274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74" calcext:value-type="float">
            <text:p>274</text:p>
          </table:table-cell>
          <table:table-cell table:style-name="ce9" office:value-type="string" calcext:value-type="string">
            <text:p>15</text:p>
          </table:table-cell>
          <table:table-cell table:style-name="ce9" office:value-type="string" calcext:value-type="string">
            <text:p>08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Abraham Rodrigues</text:p>
          </table:table-cell>
          <table:table-cell table:style-name="ce15" office:value-type="string" calcext:value-type="string">
            <text:p>Rodrigues</text:p>
          </table:table-cell>
          <table:table-cell table:style-name="ce15" office:value-type="string" calcext:value-type="string">
            <text:p>Abraham</text:p>
          </table:table-cell>
          <table:table-cell table:style-name="ce15" table:number-columns-repeated="2"/>
          <table:table-cell table:style-name="ce10" office:value-type="string" calcext:value-type="string">
            <text:p>Bordeaux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275]&lt;&gt;&quot;&quot;;[.Q275];IF([.M275]&lt;&gt;&quot;&quot;;[.M275];IF([.N275]&lt;&gt;&quot;&quot;;[.N275];IF([.R275]&lt;&gt;&quot;&quot;;[.R275];&quot;Non renseigné&quot;))))" office:value-type="string" office:string-value="Bordeaux" calcext:value-type="string">
            <text:p>Bordeaux</text:p>
          </table:table-cell>
          <table:table-cell table:style-name="ce23" table:formula="of:=IF([.S275]&lt;&gt;&quot;&quot;;[.S275];IF([.O275]=&quot;île de France&quot;;[.R275];IF([.O275]&lt;&gt;&quot;&quot;;[.O275];IF([.O275]=&quot;&quot;;&quot;&quot;))))" office:value-type="string" office:string-value="Gironde" calcext:value-type="string">
            <text:p>Gironde</text:p>
          </table:table-cell>
          <table:table-cell table:style-name="ce23" table:formula="of:=IF([.T275]&lt;&gt;&quot;&quot;;[.T275];IF([.P275]&lt;&gt;&quot;&quot;;[.P275];IF([.P275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Hambourg</text:p>
          </table:table-cell>
          <table:table-cell table:style-name="ce25" table:number-columns-repeated="2"/>
          <table:table-cell table:style-name="ce25" office:value-type="string" calcext:value-type="string">
            <text:p>Allemagn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275]&lt;&gt;&quot;&quot;;[.AC275];IF([.X275]&lt;&gt;&quot;&quot;;[.X275];IF([.Z275]&lt;&gt;&quot;&quot;;[.Z275];IF([.AD275]&lt;&gt;&quot;&quot;;[.AD275];&quot;Non renseigné&quot;))))" office:value-type="string" office:string-value="Hambourg" calcext:value-type="string">
            <text:p>Hambourg</text:p>
          </table:table-cell>
          <table:table-cell table:style-name="ce27" table:formula="of:=IF([.AD275]&lt;&gt;&quot;&quot;;[.AD275];&quot;&quot;)">
            <text:p/>
          </table:table-cell>
          <table:table-cell table:style-name="ce28" table:formula="of:=IF([.AE275]&lt;&gt;&quot;&quot;;[.AE275];IF([.AD275]&lt;&gt;&quot;&quot;;[.AD275];[.AA275]))" office:value-type="string" office:string-value="Allemagne" calcext:value-type="string">
            <text:p>Allemagn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275_P.jpg |image| \</text:p>
          </table:table-cell>
          <table:table-cell table:style-name="ce5" office:value-type="float" office:value="275" calcext:value-type="float">
            <text:p>275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75" calcext:value-type="float">
            <text:p>275</text:p>
          </table:table-cell>
          <table:table-cell table:style-name="ce9" office:value-type="string" calcext:value-type="string">
            <text:p>15</text:p>
          </table:table-cell>
          <table:table-cell table:style-name="ce9" office:value-type="string" calcext:value-type="string">
            <text:p>08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Sara Leon</text:p>
          </table:table-cell>
          <table:table-cell table:style-name="ce15" office:value-type="string" calcext:value-type="string">
            <text:p>Leon</text:p>
          </table:table-cell>
          <table:table-cell table:style-name="ce15" office:value-type="string" calcext:value-type="string">
            <text:p>Sara</text:p>
          </table:table-cell>
          <table:table-cell table:style-name="ce15" table:number-columns-repeated="2"/>
          <table:table-cell table:style-name="ce10" office:value-type="string" calcext:value-type="string">
            <text:p>Bordeaux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276]&lt;&gt;&quot;&quot;;[.Q276];IF([.M276]&lt;&gt;&quot;&quot;;[.M276];IF([.N276]&lt;&gt;&quot;&quot;;[.N276];IF([.R276]&lt;&gt;&quot;&quot;;[.R276];&quot;Non renseigné&quot;))))" office:value-type="string" office:string-value="Bordeaux" calcext:value-type="string">
            <text:p>Bordeaux</text:p>
          </table:table-cell>
          <table:table-cell table:style-name="ce23" table:formula="of:=IF([.S276]&lt;&gt;&quot;&quot;;[.S276];IF([.O276]=&quot;île de France&quot;;[.R276];IF([.O276]&lt;&gt;&quot;&quot;;[.O276];IF([.O276]=&quot;&quot;;&quot;&quot;))))" office:value-type="string" office:string-value="Gironde" calcext:value-type="string">
            <text:p>Gironde</text:p>
          </table:table-cell>
          <table:table-cell table:style-name="ce23" table:formula="of:=IF([.T276]&lt;&gt;&quot;&quot;;[.T276];IF([.P276]&lt;&gt;&quot;&quot;;[.P276];IF([.P276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Hambourg</text:p>
          </table:table-cell>
          <table:table-cell table:style-name="ce25" table:number-columns-repeated="2"/>
          <table:table-cell table:style-name="ce25" office:value-type="string" calcext:value-type="string">
            <text:p>Allemagn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276]&lt;&gt;&quot;&quot;;[.AC276];IF([.X276]&lt;&gt;&quot;&quot;;[.X276];IF([.Z276]&lt;&gt;&quot;&quot;;[.Z276];IF([.AD276]&lt;&gt;&quot;&quot;;[.AD276];&quot;Non renseigné&quot;))))" office:value-type="string" office:string-value="Hambourg" calcext:value-type="string">
            <text:p>Hambourg</text:p>
          </table:table-cell>
          <table:table-cell table:style-name="ce27" table:formula="of:=IF([.AD276]&lt;&gt;&quot;&quot;;[.AD276];&quot;&quot;)">
            <text:p/>
          </table:table-cell>
          <table:table-cell table:style-name="ce28" table:formula="of:=IF([.AE276]&lt;&gt;&quot;&quot;;[.AE276];IF([.AD276]&lt;&gt;&quot;&quot;;[.AD276];[.AA276]))" office:value-type="string" office:string-value="Allemagne" calcext:value-type="string">
            <text:p>Allemagn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276_P.jpg |image| \</text:p>
          </table:table-cell>
          <table:table-cell table:style-name="ce5" office:value-type="float" office:value="276" calcext:value-type="float">
            <text:p>276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76" calcext:value-type="float">
            <text:p>276</text:p>
          </table:table-cell>
          <table:table-cell table:style-name="ce9" office:value-type="string" calcext:value-type="string">
            <text:p>16</text:p>
          </table:table-cell>
          <table:table-cell table:style-name="ce9" office:value-type="string" calcext:value-type="string">
            <text:p>08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Obrie</text:p>
          </table:table-cell>
          <table:table-cell table:style-name="ce15" office:value-type="string" calcext:value-type="string">
            <text:p>Obrie</text:p>
          </table:table-cell>
          <table:table-cell table:style-name="ce16" office:value-type="string" calcext:value-type="string">
            <text:p>prénom non renseigné</text:p>
          </table:table-cell>
          <table:table-cell table:style-name="ce15" table:number-columns-repeated="2"/>
          <table:table-cell table:style-name="ce10" office:value-type="string" calcext:value-type="string">
            <text:p>Saint-Alyre</text:p>
          </table:table-cell>
          <table:table-cell table:style-name="ce10"/>
          <table:table-cell table:style-name="ce10" office:value-type="string" calcext:value-type="string">
            <text:p>Puy-de-Dôm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277]&lt;&gt;&quot;&quot;;[.Q277];IF([.M277]&lt;&gt;&quot;&quot;;[.M277];IF([.N277]&lt;&gt;&quot;&quot;;[.N277];IF([.R277]&lt;&gt;&quot;&quot;;[.R277];&quot;Non renseigné&quot;))))" office:value-type="string" office:string-value="Saint-Alyre" calcext:value-type="string">
            <text:p>Saint-Alyre</text:p>
          </table:table-cell>
          <table:table-cell table:style-name="ce23" table:formula="of:=IF([.S277]&lt;&gt;&quot;&quot;;[.S277];IF([.O277]=&quot;île de France&quot;;[.R277];IF([.O277]&lt;&gt;&quot;&quot;;[.O277];IF([.O277]=&quot;&quot;;&quot;&quot;))))" office:value-type="string" office:string-value="Puy-de-Dôme" calcext:value-type="string">
            <text:p>Puy-de-Dôme</text:p>
          </table:table-cell>
          <table:table-cell table:style-name="ce23" table:formula="of:=IF([.T277]&lt;&gt;&quot;&quot;;[.T277];IF([.P277]&lt;&gt;&quot;&quot;;[.P277];IF([.P277]=&quot;&quot;;&quot;&quot;)))" office:value-type="string" office:string-value="France" calcext:value-type="string">
            <text:p>France</text:p>
          </table:table-cell>
          <table:table-cell table:style-name="ce25" table:number-columns-repeated="3"/>
          <table:table-cell table:style-name="ce25" office:value-type="string" calcext:value-type="string">
            <text:p>Etats-Unis</text:p>
          </table:table-cell>
          <table:table-cell table:style-name="ce25" table:number-columns-repeated="4"/>
          <table:table-cell table:style-name="ce27" table:formula="of:=IF([.AC277]&lt;&gt;&quot;&quot;;[.AC277];IF([.X277]&lt;&gt;&quot;&quot;;[.X277];IF([.Z277]&lt;&gt;&quot;&quot;;[.Z277];IF([.AD277]&lt;&gt;&quot;&quot;;[.AD277];&quot;Non renseigné&quot;))))" office:value-type="string" office:string-value="Non renseigné" calcext:value-type="string">
            <text:p>Non renseigné</text:p>
          </table:table-cell>
          <table:table-cell table:style-name="ce27" table:formula="of:=IF([.AD277]&lt;&gt;&quot;&quot;;[.AD277];&quot;&quot;)">
            <text:p/>
          </table:table-cell>
          <table:table-cell table:style-name="ce28" table:formula="of:=IF([.AE277]&lt;&gt;&quot;&quot;;[.AE277];IF([.AD277]&lt;&gt;&quot;&quot;;[.AD277];[.AA277]))" office:value-type="string" office:string-value="Etats-Unis" calcext:value-type="string">
            <text:p>Etats-Uni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277_P.jpg |image| \</text:p>
          </table:table-cell>
          <table:table-cell table:style-name="ce5" office:value-type="float" office:value="277" calcext:value-type="float">
            <text:p>277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77" calcext:value-type="float">
            <text:p>277</text:p>
          </table:table-cell>
          <table:table-cell table:style-name="ce9" office:value-type="string" calcext:value-type="string">
            <text:p>16</text:p>
          </table:table-cell>
          <table:table-cell table:style-name="ce9" office:value-type="string" calcext:value-type="string">
            <text:p>08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Alexandre Deblieux</text:p>
          </table:table-cell>
          <table:table-cell table:style-name="ce15" office:value-type="string" calcext:value-type="string">
            <text:p>Deblieux</text:p>
          </table:table-cell>
          <table:table-cell table:style-name="ce15" office:value-type="string" calcext:value-type="string">
            <text:p>Alexandre</text:p>
          </table:table-cell>
          <table:table-cell table:style-name="ce15" table:number-columns-repeated="2"/>
          <table:table-cell table:style-name="ce10" office:value-type="string" calcext:value-type="string">
            <text:p>Marseille</text:p>
          </table:table-cell>
          <table:table-cell table:style-name="ce10"/>
          <table:table-cell table:style-name="ce10" office:value-type="string" calcext:value-type="string">
            <text:p>Bouches-du-Rhôn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278]&lt;&gt;&quot;&quot;;[.Q278];IF([.M278]&lt;&gt;&quot;&quot;;[.M278];IF([.N278]&lt;&gt;&quot;&quot;;[.N278];IF([.R278]&lt;&gt;&quot;&quot;;[.R278];&quot;Non renseigné&quot;))))" office:value-type="string" office:string-value="Marseille" calcext:value-type="string">
            <text:p>Marseille</text:p>
          </table:table-cell>
          <table:table-cell table:style-name="ce23" table:formula="of:=IF([.S278]&lt;&gt;&quot;&quot;;[.S278];IF([.O278]=&quot;île de France&quot;;[.R278];IF([.O278]&lt;&gt;&quot;&quot;;[.O278];IF([.O278]=&quot;&quot;;&quot;&quot;))))" office:value-type="string" office:string-value="Bouches-du-Rhône" calcext:value-type="string">
            <text:p>Bouches-du-Rhône</text:p>
          </table:table-cell>
          <table:table-cell table:style-name="ce23" table:formula="of:=IF([.T278]&lt;&gt;&quot;&quot;;[.T278];IF([.P278]&lt;&gt;&quot;&quot;;[.P278];IF([.P278]=&quot;&quot;;&quot;&quot;)))" office:value-type="string" office:string-value="France" calcext:value-type="string">
            <text:p>France</text:p>
          </table:table-cell>
          <table:table-cell table:style-name="ce25" table:number-columns-repeated="2"/>
          <table:table-cell table:style-name="ce25" office:value-type="string" calcext:value-type="string">
            <text:p>Guadeloupe</text:p>
          </table:table-cell>
          <table:table-cell table:style-name="ce25" office:value-type="string" calcext:value-type="string">
            <text:p>Franc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278]&lt;&gt;&quot;&quot;;[.AC278];IF([.X278]&lt;&gt;&quot;&quot;;[.X278];IF([.Z278]&lt;&gt;&quot;&quot;;[.Z278];IF([.AD278]&lt;&gt;&quot;&quot;;[.AD278];&quot;Non renseigné&quot;))))" office:value-type="string" office:string-value="Guadeloupe" calcext:value-type="string">
            <text:p>Guadeloupe</text:p>
          </table:table-cell>
          <table:table-cell table:style-name="ce27" table:formula="of:=IF([.AD278]&lt;&gt;&quot;&quot;;[.AD278];&quot;&quot;)">
            <text:p/>
          </table:table-cell>
          <table:table-cell table:style-name="ce28" table:formula="of:=IF([.AE278]&lt;&gt;&quot;&quot;;[.AE278];IF([.AD278]&lt;&gt;&quot;&quot;;[.AD278];[.AA278]))" office:value-type="string" office:string-value="France" calcext:value-type="string">
            <text:p>Franc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278_P.jpg |image| \</text:p>
          </table:table-cell>
          <table:table-cell table:style-name="ce5" office:value-type="float" office:value="278" calcext:value-type="float">
            <text:p>278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78" calcext:value-type="float">
            <text:p>278</text:p>
          </table:table-cell>
          <table:table-cell table:style-name="ce9" office:value-type="string" calcext:value-type="string">
            <text:p>16</text:p>
          </table:table-cell>
          <table:table-cell table:style-name="ce9" office:value-type="string" calcext:value-type="string">
            <text:p>08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ean Sébastien Pascher</text:p>
          </table:table-cell>
          <table:table-cell table:style-name="ce15" office:value-type="string" calcext:value-type="string">
            <text:p>Pascher</text:p>
          </table:table-cell>
          <table:table-cell table:style-name="ce15" office:value-type="string" calcext:value-type="string">
            <text:p>Jean</text:p>
          </table:table-cell>
          <table:table-cell table:style-name="ce15" office:value-type="string" calcext:value-type="string">
            <text:p>Sébastien</text:p>
          </table:table-cell>
          <table:table-cell table:style-name="ce15"/>
          <table:table-cell table:style-name="ce10" office:value-type="string" calcext:value-type="string">
            <text:p>Brive</text:p>
          </table:table-cell>
          <table:table-cell table:style-name="ce10"/>
          <table:table-cell table:style-name="ce10" office:value-type="string" calcext:value-type="string">
            <text:p>Corrèze</text:p>
          </table:table-cell>
          <table:table-cell table:style-name="ce10" office:value-type="string" calcext:value-type="string">
            <text:p>France</text:p>
          </table:table-cell>
          <table:table-cell table:style-name="ce13" office:value-type="string" calcext:value-type="string">
            <text:p>Brive-la-Gaillarde</text:p>
          </table:table-cell>
          <table:table-cell table:style-name="ce13"/>
          <table:table-cell table:style-name="ce13" office:value-type="string" calcext:value-type="string">
            <text:p>Corrèze</text:p>
          </table:table-cell>
          <table:table-cell table:style-name="ce13" office:value-type="string" calcext:value-type="string">
            <text:p>France</text:p>
          </table:table-cell>
          <table:table-cell table:style-name="ce13" table:formula="of:=IF([.Q279]&lt;&gt;&quot;&quot;;[.Q279];IF([.M279]&lt;&gt;&quot;&quot;;[.M279];IF([.N279]&lt;&gt;&quot;&quot;;[.N279];IF([.R279]&lt;&gt;&quot;&quot;;[.R279];&quot;Non renseigné&quot;))))" office:value-type="string" office:string-value="Brive-la-Gaillarde" calcext:value-type="string">
            <text:p>Brive-la-Gaillarde</text:p>
          </table:table-cell>
          <table:table-cell table:style-name="ce23" table:formula="of:=IF([.S279]&lt;&gt;&quot;&quot;;[.S279];IF([.O279]=&quot;île de France&quot;;[.R279];IF([.O279]&lt;&gt;&quot;&quot;;[.O279];IF([.O279]=&quot;&quot;;&quot;&quot;))))" office:value-type="string" office:string-value="Corrèze" calcext:value-type="string">
            <text:p>Corrèze</text:p>
          </table:table-cell>
          <table:table-cell table:style-name="ce23" table:formula="of:=IF([.T279]&lt;&gt;&quot;&quot;;[.T279];IF([.P279]&lt;&gt;&quot;&quot;;[.P279];IF([.P279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Philadelphie</text:p>
          </table:table-cell>
          <table:table-cell table:style-name="ce25" table:number-columns-repeated="2"/>
          <table:table-cell table:style-name="ce25" office:value-type="string" calcext:value-type="string">
            <text:p>Etats-Unis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279]&lt;&gt;&quot;&quot;;[.AC279];IF([.X279]&lt;&gt;&quot;&quot;;[.X279];IF([.Z279]&lt;&gt;&quot;&quot;;[.Z279];IF([.AD279]&lt;&gt;&quot;&quot;;[.AD279];&quot;Non renseigné&quot;))))" office:value-type="string" office:string-value="Philadelphie" calcext:value-type="string">
            <text:p>Philadelphie</text:p>
          </table:table-cell>
          <table:table-cell table:style-name="ce27" table:formula="of:=IF([.AD279]&lt;&gt;&quot;&quot;;[.AD279];&quot;&quot;)">
            <text:p/>
          </table:table-cell>
          <table:table-cell table:style-name="ce28" table:formula="of:=IF([.AE279]&lt;&gt;&quot;&quot;;[.AE279];IF([.AD279]&lt;&gt;&quot;&quot;;[.AD279];[.AA279]))" office:value-type="string" office:string-value="Etats-Unis" calcext:value-type="string">
            <text:p>Etats-Uni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279_P.jpg |image| \</text:p>
          </table:table-cell>
          <table:table-cell table:style-name="ce5" office:value-type="float" office:value="279" calcext:value-type="float">
            <text:p>279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79" calcext:value-type="float">
            <text:p>279</text:p>
          </table:table-cell>
          <table:table-cell table:style-name="ce9" office:value-type="string" calcext:value-type="string">
            <text:p>16</text:p>
          </table:table-cell>
          <table:table-cell table:style-name="ce9" office:value-type="string" calcext:value-type="string">
            <text:p>08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ean Pascher</text:p>
          </table:table-cell>
          <table:table-cell table:style-name="ce15" office:value-type="string" calcext:value-type="string">
            <text:p>Pascher</text:p>
          </table:table-cell>
          <table:table-cell table:style-name="ce15" office:value-type="string" calcext:value-type="string">
            <text:p>Jean</text:p>
          </table:table-cell>
          <table:table-cell table:style-name="ce15" table:number-columns-repeated="2"/>
          <table:table-cell table:style-name="ce10"/>
          <table:table-cell table:style-name="ce10" office:value-type="string" calcext:value-type="string">
            <text:p>Saint-Domingue</text:p>
          </table:table-cell>
          <table:table-cell table:style-name="ce10"/>
          <table:table-cell table:style-name="ce10" office:value-type="string" calcext:value-type="string">
            <text:p>France</text:p>
          </table:table-cell>
          <table:table-cell table:style-name="ce13" table:number-columns-repeated="3"/>
          <table:table-cell table:style-name="ce13" office:value-type="string" calcext:value-type="string">
            <text:p>Haïti</text:p>
          </table:table-cell>
          <table:table-cell table:style-name="ce13" table:formula="of:=IF([.Q280]&lt;&gt;&quot;&quot;;[.Q280];IF([.M280]&lt;&gt;&quot;&quot;;[.M280];IF([.N280]&lt;&gt;&quot;&quot;;[.N280];IF([.R280]&lt;&gt;&quot;&quot;;[.R280];&quot;Non renseigné&quot;))))" office:value-type="string" office:string-value="Saint-Domingue" calcext:value-type="string">
            <text:p>Saint-Domingue</text:p>
          </table:table-cell>
          <table:table-cell table:style-name="ce23" table:formula="of:=IF([.S280]&lt;&gt;&quot;&quot;;[.S280];IF([.O280]=&quot;île de France&quot;;[.R280];IF([.O280]&lt;&gt;&quot;&quot;;[.O280];IF([.O280]=&quot;&quot;;&quot;&quot;))))">
            <text:p/>
          </table:table-cell>
          <table:table-cell table:style-name="ce23" table:formula="of:=IF([.T280]&lt;&gt;&quot;&quot;;[.T280];IF([.P280]&lt;&gt;&quot;&quot;;[.P280];IF([.P280]=&quot;&quot;;&quot;&quot;)))" office:value-type="string" office:string-value="Haïti" calcext:value-type="string">
            <text:p>Haïti</text:p>
          </table:table-cell>
          <table:table-cell table:style-name="ce25" office:value-type="string" calcext:value-type="string">
            <text:p>Philadelphie</text:p>
          </table:table-cell>
          <table:table-cell table:style-name="ce25" table:number-columns-repeated="2"/>
          <table:table-cell table:style-name="ce25" office:value-type="string" calcext:value-type="string">
            <text:p>Etats-Unis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280]&lt;&gt;&quot;&quot;;[.AC280];IF([.X280]&lt;&gt;&quot;&quot;;[.X280];IF([.Z280]&lt;&gt;&quot;&quot;;[.Z280];IF([.AD280]&lt;&gt;&quot;&quot;;[.AD280];&quot;Non renseigné&quot;))))" office:value-type="string" office:string-value="Philadelphie" calcext:value-type="string">
            <text:p>Philadelphie</text:p>
          </table:table-cell>
          <table:table-cell table:style-name="ce27" table:formula="of:=IF([.AD280]&lt;&gt;&quot;&quot;;[.AD280];&quot;&quot;)">
            <text:p/>
          </table:table-cell>
          <table:table-cell table:style-name="ce28" table:formula="of:=IF([.AE280]&lt;&gt;&quot;&quot;;[.AE280];IF([.AD280]&lt;&gt;&quot;&quot;;[.AD280];[.AA280]))" office:value-type="string" office:string-value="Etats-Unis" calcext:value-type="string">
            <text:p>Etats-Uni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280_P.jpg |image| \</text:p>
          </table:table-cell>
          <table:table-cell table:style-name="ce5" office:value-type="float" office:value="280" calcext:value-type="float">
            <text:p>280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80" calcext:value-type="float">
            <text:p>280</text:p>
          </table:table-cell>
          <table:table-cell table:style-name="ce9" office:value-type="string" calcext:value-type="string">
            <text:p>16</text:p>
          </table:table-cell>
          <table:table-cell table:style-name="ce9" office:value-type="string" calcext:value-type="string">
            <text:p>08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Denis Lescureux</text:p>
          </table:table-cell>
          <table:table-cell table:style-name="ce15" office:value-type="string" calcext:value-type="string">
            <text:p>Lescureux</text:p>
          </table:table-cell>
          <table:table-cell table:style-name="ce15" office:value-type="string" calcext:value-type="string">
            <text:p>Denis</text:p>
          </table:table-cell>
          <table:table-cell table:style-name="ce15" table:number-columns-repeated="2"/>
          <table:table-cell table:style-name="ce10" office:value-type="string" calcext:value-type="string">
            <text:p>Amiens</text:p>
          </table:table-cell>
          <table:table-cell table:style-name="ce10"/>
          <table:table-cell table:style-name="ce10" office:value-type="string" calcext:value-type="string">
            <text:p>Somm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281]&lt;&gt;&quot;&quot;;[.Q281];IF([.M281]&lt;&gt;&quot;&quot;;[.M281];IF([.N281]&lt;&gt;&quot;&quot;;[.N281];IF([.R281]&lt;&gt;&quot;&quot;;[.R281];&quot;Non renseigné&quot;))))" office:value-type="string" office:string-value="Amiens" calcext:value-type="string">
            <text:p>Amiens</text:p>
          </table:table-cell>
          <table:table-cell table:style-name="ce23" table:formula="of:=IF([.S281]&lt;&gt;&quot;&quot;;[.S281];IF([.O281]=&quot;île de France&quot;;[.R281];IF([.O281]&lt;&gt;&quot;&quot;;[.O281];IF([.O281]=&quot;&quot;;&quot;&quot;))))" office:value-type="string" office:string-value="Somme" calcext:value-type="string">
            <text:p>Somme</text:p>
          </table:table-cell>
          <table:table-cell table:style-name="ce23" table:formula="of:=IF([.T281]&lt;&gt;&quot;&quot;;[.T281];IF([.P281]&lt;&gt;&quot;&quot;;[.P281];IF([.P281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Espagne</text:p>
          </table:table-cell>
          <table:table-cell table:style-name="ce25" table:number-columns-repeated="2"/>
          <table:table-cell table:style-name="ce25" office:value-type="string" calcext:value-type="string">
            <text:p>Espagne</text:p>
          </table:table-cell>
          <table:table-cell table:style-name="ce25" table:number-columns-repeated="4"/>
          <table:table-cell table:style-name="ce27" table:formula="of:=IF([.AC281]&lt;&gt;&quot;&quot;;[.AC281];IF([.X281]&lt;&gt;&quot;&quot;;[.X281];IF([.Z281]&lt;&gt;&quot;&quot;;[.Z281];IF([.AD281]&lt;&gt;&quot;&quot;;[.AD281];&quot;Non renseigné&quot;))))" office:value-type="string" office:string-value="Espagne" calcext:value-type="string">
            <text:p>Espagne</text:p>
          </table:table-cell>
          <table:table-cell table:style-name="ce27" table:formula="of:=IF([.AD281]&lt;&gt;&quot;&quot;;[.AD281];&quot;&quot;)">
            <text:p/>
          </table:table-cell>
          <table:table-cell table:style-name="ce28" table:formula="of:=IF([.AE281]&lt;&gt;&quot;&quot;;[.AE281];IF([.AD281]&lt;&gt;&quot;&quot;;[.AD281];[.AA281]))" office:value-type="string" office:string-value="Espagne" calcext:value-type="string">
            <text:p>Espagn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281_P.jpg |image| \</text:p>
          </table:table-cell>
          <table:table-cell table:style-name="ce5" office:value-type="float" office:value="281" calcext:value-type="float">
            <text:p>281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81" calcext:value-type="float">
            <text:p>281</text:p>
          </table:table-cell>
          <table:table-cell table:style-name="ce9" office:value-type="string" calcext:value-type="string">
            <text:p>16</text:p>
          </table:table-cell>
          <table:table-cell table:style-name="ce9" office:value-type="string" calcext:value-type="string">
            <text:p>08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Henriette Lafleur</text:p>
          </table:table-cell>
          <table:table-cell table:style-name="ce15" office:value-type="string" calcext:value-type="string">
            <text:p>Lafleur</text:p>
          </table:table-cell>
          <table:table-cell table:style-name="ce15" office:value-type="string" calcext:value-type="string">
            <text:p>Henriette</text:p>
          </table:table-cell>
          <table:table-cell table:style-name="ce15" table:number-columns-repeated="2"/>
          <table:table-cell table:number-columns-repeated="2" table:style-name="ce10" office:value-type="string" calcext:value-type="string">
            <text:p>Saint-Domingue</text:p>
          </table:table-cell>
          <table:table-cell table:style-name="ce10"/>
          <table:table-cell table:style-name="ce10" office:value-type="string" calcext:value-type="string">
            <text:p>France</text:p>
          </table:table-cell>
          <table:table-cell table:style-name="ce13" table:number-columns-repeated="3"/>
          <table:table-cell table:style-name="ce13" office:value-type="string" calcext:value-type="string">
            <text:p>Haïti</text:p>
          </table:table-cell>
          <table:table-cell table:style-name="ce13" table:formula="of:=IF([.Q282]&lt;&gt;&quot;&quot;;[.Q282];IF([.M282]&lt;&gt;&quot;&quot;;[.M282];IF([.N282]&lt;&gt;&quot;&quot;;[.N282];IF([.R282]&lt;&gt;&quot;&quot;;[.R282];&quot;Non renseigné&quot;))))" office:value-type="string" office:string-value="Saint-Domingue" calcext:value-type="string">
            <text:p>Saint-Domingue</text:p>
          </table:table-cell>
          <table:table-cell table:style-name="ce23" table:formula="of:=IF([.S282]&lt;&gt;&quot;&quot;;[.S282];IF([.O282]=&quot;île de France&quot;;[.R282];IF([.O282]&lt;&gt;&quot;&quot;;[.O282];IF([.O282]=&quot;&quot;;&quot;&quot;))))">
            <text:p/>
          </table:table-cell>
          <table:table-cell table:style-name="ce23" table:formula="of:=IF([.T282]&lt;&gt;&quot;&quot;;[.T282];IF([.P282]&lt;&gt;&quot;&quot;;[.P282];IF([.P282]=&quot;&quot;;&quot;&quot;)))" office:value-type="string" office:string-value="Haïti" calcext:value-type="string">
            <text:p>Haïti</text:p>
          </table:table-cell>
          <table:table-cell table:style-name="ce25" office:value-type="string" calcext:value-type="string">
            <text:p>Etats-Unis</text:p>
          </table:table-cell>
          <table:table-cell table:style-name="ce25" table:number-columns-repeated="2"/>
          <table:table-cell table:style-name="ce25" office:value-type="string" calcext:value-type="string">
            <text:p>Etats-Unis</text:p>
          </table:table-cell>
          <table:table-cell table:style-name="ce25" table:number-columns-repeated="4"/>
          <table:table-cell table:style-name="ce27" table:formula="of:=IF([.AC282]&lt;&gt;&quot;&quot;;[.AC282];IF([.X282]&lt;&gt;&quot;&quot;;[.X282];IF([.Z282]&lt;&gt;&quot;&quot;;[.Z282];IF([.AD282]&lt;&gt;&quot;&quot;;[.AD282];&quot;Non renseigné&quot;))))" office:value-type="string" office:string-value="Etats-Unis" calcext:value-type="string">
            <text:p>Etats-Unis</text:p>
          </table:table-cell>
          <table:table-cell table:style-name="ce27" table:formula="of:=IF([.AD282]&lt;&gt;&quot;&quot;;[.AD282];&quot;&quot;)">
            <text:p/>
          </table:table-cell>
          <table:table-cell table:style-name="ce28" table:formula="of:=IF([.AE282]&lt;&gt;&quot;&quot;;[.AE282];IF([.AD282]&lt;&gt;&quot;&quot;;[.AD282];[.AA282]))" office:value-type="string" office:string-value="Etats-Unis" calcext:value-type="string">
            <text:p>Etats-Uni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282_P.jpg |image| \</text:p>
          </table:table-cell>
          <table:table-cell table:style-name="ce5" office:value-type="float" office:value="282" calcext:value-type="float">
            <text:p>282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82" calcext:value-type="float">
            <text:p>282</text:p>
          </table:table-cell>
          <table:table-cell table:style-name="ce9" office:value-type="string" calcext:value-type="string">
            <text:p>16</text:p>
          </table:table-cell>
          <table:table-cell table:style-name="ce9" office:value-type="string" calcext:value-type="string">
            <text:p>08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Bd Gimbal</text:p>
          </table:table-cell>
          <table:table-cell table:style-name="ce15" office:value-type="string" calcext:value-type="string">
            <text:p>Gimbal</text:p>
          </table:table-cell>
          <table:table-cell table:style-name="ce15" office:value-type="string" calcext:value-type="string">
            <text:p>Bd</text:p>
          </table:table-cell>
          <table:table-cell table:style-name="ce15" table:number-columns-repeated="2"/>
          <table:table-cell table:style-name="ce10" office:value-type="string" calcext:value-type="string">
            <text:p>Auch</text:p>
          </table:table-cell>
          <table:table-cell table:style-name="ce10"/>
          <table:table-cell table:style-name="ce10" office:value-type="string" calcext:value-type="string">
            <text:p>Gers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283]&lt;&gt;&quot;&quot;;[.Q283];IF([.M283]&lt;&gt;&quot;&quot;;[.M283];IF([.N283]&lt;&gt;&quot;&quot;;[.N283];IF([.R283]&lt;&gt;&quot;&quot;;[.R283];&quot;Non renseigné&quot;))))" office:value-type="string" office:string-value="Auch" calcext:value-type="string">
            <text:p>Auch</text:p>
          </table:table-cell>
          <table:table-cell table:style-name="ce23" table:formula="of:=IF([.S283]&lt;&gt;&quot;&quot;;[.S283];IF([.O283]=&quot;île de France&quot;;[.R283];IF([.O283]&lt;&gt;&quot;&quot;;[.O283];IF([.O283]=&quot;&quot;;&quot;&quot;))))" office:value-type="string" office:string-value="Gers" calcext:value-type="string">
            <text:p>Gers</text:p>
          </table:table-cell>
          <table:table-cell table:style-name="ce23" table:formula="of:=IF([.T283]&lt;&gt;&quot;&quot;;[.T283];IF([.P283]&lt;&gt;&quot;&quot;;[.P283];IF([.P283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LaNouvelle-Orléans</text:p>
          </table:table-cell>
          <table:table-cell table:style-name="ce25"/>
          <table:table-cell table:style-name="ce25" office:value-type="string" calcext:value-type="string">
            <text:p>Louisiane</text:p>
          </table:table-cell>
          <table:table-cell table:style-name="ce25" office:value-type="string" calcext:value-type="string">
            <text:p>Etats-Unis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283]&lt;&gt;&quot;&quot;;[.AC283];IF([.X283]&lt;&gt;&quot;&quot;;[.X283];IF([.Z283]&lt;&gt;&quot;&quot;;[.Z283];IF([.AD283]&lt;&gt;&quot;&quot;;[.AD283];&quot;Non renseigné&quot;))))" office:value-type="string" office:string-value="LaNouvelle-Orléans" calcext:value-type="string">
            <text:p>LaNouvelle-Orléans</text:p>
          </table:table-cell>
          <table:table-cell table:style-name="ce27" table:formula="of:=IF([.AD283]&lt;&gt;&quot;&quot;;[.AD283];&quot;&quot;)">
            <text:p/>
          </table:table-cell>
          <table:table-cell table:style-name="ce28" table:formula="of:=IF([.AE283]&lt;&gt;&quot;&quot;;[.AE283];IF([.AD283]&lt;&gt;&quot;&quot;;[.AD283];[.AA283]))" office:value-type="string" office:string-value="Etats-Unis" calcext:value-type="string">
            <text:p>Etats-Uni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283_P.jpg |image| \</text:p>
          </table:table-cell>
          <table:table-cell table:style-name="ce5" office:value-type="float" office:value="283" calcext:value-type="float">
            <text:p>283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83" calcext:value-type="float">
            <text:p>283</text:p>
          </table:table-cell>
          <table:table-cell table:style-name="ce9" office:value-type="string" calcext:value-type="string">
            <text:p>16</text:p>
          </table:table-cell>
          <table:table-cell table:style-name="ce9" office:value-type="string" calcext:value-type="string">
            <text:p>08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Marie Antoine Lilavoi</text:p>
          </table:table-cell>
          <table:table-cell table:style-name="ce15" office:value-type="string" calcext:value-type="string">
            <text:p>Lilavoi</text:p>
          </table:table-cell>
          <table:table-cell table:style-name="ce15" office:value-type="string" calcext:value-type="string">
            <text:p>Marie</text:p>
          </table:table-cell>
          <table:table-cell table:style-name="ce15" office:value-type="string" calcext:value-type="string">
            <text:p>Antoine</text:p>
          </table:table-cell>
          <table:table-cell table:style-name="ce15"/>
          <table:table-cell table:style-name="ce10" office:value-type="string" calcext:value-type="string">
            <text:p>Port-au-Prince</text:p>
          </table:table-cell>
          <table:table-cell table:style-name="ce10" office:value-type="string" calcext:value-type="string">
            <text:p>Saint-Domingue</text:p>
          </table:table-cell>
          <table:table-cell table:style-name="ce10" table:number-columns-repeated="2"/>
          <table:table-cell table:style-name="ce13" office:value-type="string" calcext:value-type="string">
            <text:p>Port-au-Prince</text:p>
          </table:table-cell>
          <table:table-cell table:style-name="ce13" table:number-columns-repeated="2"/>
          <table:table-cell table:style-name="ce13" office:value-type="string" calcext:value-type="string">
            <text:p>Haïti</text:p>
          </table:table-cell>
          <table:table-cell table:style-name="ce13" table:formula="of:=IF([.Q284]&lt;&gt;&quot;&quot;;[.Q284];IF([.M284]&lt;&gt;&quot;&quot;;[.M284];IF([.N284]&lt;&gt;&quot;&quot;;[.N284];IF([.R284]&lt;&gt;&quot;&quot;;[.R284];&quot;Non renseigné&quot;))))" office:value-type="string" office:string-value="Port-au-Prince" calcext:value-type="string">
            <text:p>Port-au-Prince</text:p>
          </table:table-cell>
          <table:table-cell table:style-name="ce23" table:formula="of:=IF([.S284]&lt;&gt;&quot;&quot;;[.S284];IF([.O284]=&quot;île de France&quot;;[.R284];IF([.O284]&lt;&gt;&quot;&quot;;[.O284];IF([.O284]=&quot;&quot;;&quot;&quot;))))">
            <text:p/>
          </table:table-cell>
          <table:table-cell table:style-name="ce23" table:formula="of:=IF([.T284]&lt;&gt;&quot;&quot;;[.T284];IF([.P284]&lt;&gt;&quot;&quot;;[.P284];IF([.P284]=&quot;&quot;;&quot;&quot;)))" office:value-type="string" office:string-value="Haïti" calcext:value-type="string">
            <text:p>Haïti</text:p>
          </table:table-cell>
          <table:table-cell table:style-name="ce25" table:number-columns-repeated="3"/>
          <table:table-cell table:style-name="ce25" office:value-type="string" calcext:value-type="string">
            <text:p>Etats-Unis</text:p>
          </table:table-cell>
          <table:table-cell table:style-name="ce25" table:number-columns-repeated="4"/>
          <table:table-cell table:style-name="ce27" table:formula="of:=IF([.AC284]&lt;&gt;&quot;&quot;;[.AC284];IF([.X284]&lt;&gt;&quot;&quot;;[.X284];IF([.Z284]&lt;&gt;&quot;&quot;;[.Z284];IF([.AD284]&lt;&gt;&quot;&quot;;[.AD284];&quot;Non renseigné&quot;))))" office:value-type="string" office:string-value="Non renseigné" calcext:value-type="string">
            <text:p>Non renseigné</text:p>
          </table:table-cell>
          <table:table-cell table:style-name="ce27" table:formula="of:=IF([.AD284]&lt;&gt;&quot;&quot;;[.AD284];&quot;&quot;)">
            <text:p/>
          </table:table-cell>
          <table:table-cell table:style-name="ce28" table:formula="of:=IF([.AE284]&lt;&gt;&quot;&quot;;[.AE284];IF([.AD284]&lt;&gt;&quot;&quot;;[.AD284];[.AA284]))" office:value-type="string" office:string-value="Etats-Unis" calcext:value-type="string">
            <text:p>Etats-Uni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284_P.jpg |image| \</text:p>
          </table:table-cell>
          <table:table-cell table:style-name="ce5" office:value-type="float" office:value="284" calcext:value-type="float">
            <text:p>284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84" calcext:value-type="float">
            <text:p>284</text:p>
          </table:table-cell>
          <table:table-cell table:style-name="ce9" office:value-type="string" calcext:value-type="string">
            <text:p>17</text:p>
          </table:table-cell>
          <table:table-cell table:style-name="ce9" office:value-type="string" calcext:value-type="string">
            <text:p>08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ean Pierre Philippe</text:p>
          </table:table-cell>
          <table:table-cell table:style-name="ce15" office:value-type="string" calcext:value-type="string">
            <text:p>Philippe</text:p>
          </table:table-cell>
          <table:table-cell table:style-name="ce15" office:value-type="string" calcext:value-type="string">
            <text:p>Jean</text:p>
          </table:table-cell>
          <table:table-cell table:style-name="ce15" office:value-type="string" calcext:value-type="string">
            <text:p>Pierre</text:p>
          </table:table-cell>
          <table:table-cell table:style-name="ce15"/>
          <table:table-cell table:style-name="ce10" office:value-type="string" calcext:value-type="string">
            <text:p>Millery</text:p>
          </table:table-cell>
          <table:table-cell table:style-name="ce10"/>
          <table:table-cell table:style-name="ce10" office:value-type="string" calcext:value-type="string">
            <text:p>Bouches-du-Rhôn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285]&lt;&gt;&quot;&quot;;[.Q285];IF([.M285]&lt;&gt;&quot;&quot;;[.M285];IF([.N285]&lt;&gt;&quot;&quot;;[.N285];IF([.R285]&lt;&gt;&quot;&quot;;[.R285];&quot;Non renseigné&quot;))))" office:value-type="string" office:string-value="Millery" calcext:value-type="string">
            <text:p>Millery</text:p>
          </table:table-cell>
          <table:table-cell table:style-name="ce23" table:formula="of:=IF([.S285]&lt;&gt;&quot;&quot;;[.S285];IF([.O285]=&quot;île de France&quot;;[.R285];IF([.O285]&lt;&gt;&quot;&quot;;[.O285];IF([.O285]=&quot;&quot;;&quot;&quot;))))" office:value-type="string" office:string-value="Bouches-du-Rhône" calcext:value-type="string">
            <text:p>Bouches-du-Rhône</text:p>
          </table:table-cell>
          <table:table-cell table:style-name="ce23" table:formula="of:=IF([.T285]&lt;&gt;&quot;&quot;;[.T285];IF([.P285]&lt;&gt;&quot;&quot;;[.P285];IF([.P285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Philadelphie</text:p>
          </table:table-cell>
          <table:table-cell table:style-name="ce25" table:number-columns-repeated="2"/>
          <table:table-cell table:style-name="ce25" office:value-type="string" calcext:value-type="string">
            <text:p>Etats-Unis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285]&lt;&gt;&quot;&quot;;[.AC285];IF([.X285]&lt;&gt;&quot;&quot;;[.X285];IF([.Z285]&lt;&gt;&quot;&quot;;[.Z285];IF([.AD285]&lt;&gt;&quot;&quot;;[.AD285];&quot;Non renseigné&quot;))))" office:value-type="string" office:string-value="Philadelphie" calcext:value-type="string">
            <text:p>Philadelphie</text:p>
          </table:table-cell>
          <table:table-cell table:style-name="ce27" table:formula="of:=IF([.AD285]&lt;&gt;&quot;&quot;;[.AD285];&quot;&quot;)">
            <text:p/>
          </table:table-cell>
          <table:table-cell table:style-name="ce28" table:formula="of:=IF([.AE285]&lt;&gt;&quot;&quot;;[.AE285];IF([.AD285]&lt;&gt;&quot;&quot;;[.AD285];[.AA285]))" office:value-type="string" office:string-value="Etats-Unis" calcext:value-type="string">
            <text:p>Etats-Uni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285_P.jpg |image| \</text:p>
          </table:table-cell>
          <table:table-cell table:style-name="ce5" office:value-type="float" office:value="285" calcext:value-type="float">
            <text:p>285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85" calcext:value-type="float">
            <text:p>285</text:p>
          </table:table-cell>
          <table:table-cell table:style-name="ce9" office:value-type="string" calcext:value-type="string">
            <text:p>17</text:p>
          </table:table-cell>
          <table:table-cell table:style-name="ce9" office:value-type="string" calcext:value-type="string">
            <text:p>08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Pierre Mazauric</text:p>
          </table:table-cell>
          <table:table-cell table:style-name="ce15" office:value-type="string" calcext:value-type="string">
            <text:p>Mazauric</text:p>
          </table:table-cell>
          <table:table-cell table:style-name="ce15" office:value-type="string" calcext:value-type="string">
            <text:p>Pierre</text:p>
          </table:table-cell>
          <table:table-cell table:style-name="ce15" table:number-columns-repeated="2"/>
          <table:table-cell table:style-name="ce10" office:value-type="string" calcext:value-type="string">
            <text:p>Saint-André</text:p>
          </table:table-cell>
          <table:table-cell table:style-name="ce10"/>
          <table:table-cell table:style-name="ce10" office:value-type="string" calcext:value-type="string">
            <text:p>Gard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286]&lt;&gt;&quot;&quot;;[.Q286];IF([.M286]&lt;&gt;&quot;&quot;;[.M286];IF([.N286]&lt;&gt;&quot;&quot;;[.N286];IF([.R286]&lt;&gt;&quot;&quot;;[.R286];&quot;Non renseigné&quot;))))" office:value-type="string" office:string-value="Saint-André" calcext:value-type="string">
            <text:p>Saint-André</text:p>
          </table:table-cell>
          <table:table-cell table:style-name="ce23" table:formula="of:=IF([.S286]&lt;&gt;&quot;&quot;;[.S286];IF([.O286]=&quot;île de France&quot;;[.R286];IF([.O286]&lt;&gt;&quot;&quot;;[.O286];IF([.O286]=&quot;&quot;;&quot;&quot;))))" office:value-type="string" office:string-value="Gard" calcext:value-type="string">
            <text:p>Gard</text:p>
          </table:table-cell>
          <table:table-cell table:style-name="ce23" table:formula="of:=IF([.T286]&lt;&gt;&quot;&quot;;[.T286];IF([.P286]&lt;&gt;&quot;&quot;;[.P286];IF([.P286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Philadelphie</text:p>
          </table:table-cell>
          <table:table-cell table:style-name="ce25" table:number-columns-repeated="2"/>
          <table:table-cell table:style-name="ce25" office:value-type="string" calcext:value-type="string">
            <text:p>Etats-Unis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286]&lt;&gt;&quot;&quot;;[.AC286];IF([.X286]&lt;&gt;&quot;&quot;;[.X286];IF([.Z286]&lt;&gt;&quot;&quot;;[.Z286];IF([.AD286]&lt;&gt;&quot;&quot;;[.AD286];&quot;Non renseigné&quot;))))" office:value-type="string" office:string-value="Philadelphie" calcext:value-type="string">
            <text:p>Philadelphie</text:p>
          </table:table-cell>
          <table:table-cell table:style-name="ce27" table:formula="of:=IF([.AD286]&lt;&gt;&quot;&quot;;[.AD286];&quot;&quot;)">
            <text:p/>
          </table:table-cell>
          <table:table-cell table:style-name="ce28" table:formula="of:=IF([.AE286]&lt;&gt;&quot;&quot;;[.AE286];IF([.AD286]&lt;&gt;&quot;&quot;;[.AD286];[.AA286]))" office:value-type="string" office:string-value="Etats-Unis" calcext:value-type="string">
            <text:p>Etats-Uni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286_P.jpg |image| \</text:p>
          </table:table-cell>
          <table:table-cell table:style-name="ce5" office:value-type="float" office:value="286" calcext:value-type="float">
            <text:p>286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86" calcext:value-type="float">
            <text:p>286</text:p>
          </table:table-cell>
          <table:table-cell table:style-name="ce9" office:value-type="string" calcext:value-type="string">
            <text:p>17</text:p>
          </table:table-cell>
          <table:table-cell table:style-name="ce9" office:value-type="string" calcext:value-type="string">
            <text:p>08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oseph Clausolles</text:p>
          </table:table-cell>
          <table:table-cell table:style-name="ce15" office:value-type="string" calcext:value-type="string">
            <text:p>Clausolles</text:p>
          </table:table-cell>
          <table:table-cell table:style-name="ce15" office:value-type="string" calcext:value-type="string">
            <text:p>Joseph</text:p>
          </table:table-cell>
          <table:table-cell table:style-name="ce15" table:number-columns-repeated="2"/>
          <table:table-cell table:style-name="ce10" office:value-type="string" calcext:value-type="string">
            <text:p>Toulouse</text:p>
          </table:table-cell>
          <table:table-cell table:style-name="ce10"/>
          <table:table-cell table:style-name="ce10" office:value-type="string" calcext:value-type="string">
            <text:p>Haute-Garonn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287]&lt;&gt;&quot;&quot;;[.Q287];IF([.M287]&lt;&gt;&quot;&quot;;[.M287];IF([.N287]&lt;&gt;&quot;&quot;;[.N287];IF([.R287]&lt;&gt;&quot;&quot;;[.R287];&quot;Non renseigné&quot;))))" office:value-type="string" office:string-value="Toulouse" calcext:value-type="string">
            <text:p>Toulouse</text:p>
          </table:table-cell>
          <table:table-cell table:style-name="ce23" table:formula="of:=IF([.S287]&lt;&gt;&quot;&quot;;[.S287];IF([.O287]=&quot;île de France&quot;;[.R287];IF([.O287]&lt;&gt;&quot;&quot;;[.O287];IF([.O287]=&quot;&quot;;&quot;&quot;))))" office:value-type="string" office:string-value="Haute-Garonne" calcext:value-type="string">
            <text:p>Haute-Garonne</text:p>
          </table:table-cell>
          <table:table-cell table:style-name="ce23" table:formula="of:=IF([.T287]&lt;&gt;&quot;&quot;;[.T287];IF([.P287]&lt;&gt;&quot;&quot;;[.P287];IF([.P287]=&quot;&quot;;&quot;&quot;)))" office:value-type="string" office:string-value="France" calcext:value-type="string">
            <text:p>France</text:p>
          </table:table-cell>
          <table:table-cell table:style-name="ce25" table:number-columns-repeated="3"/>
          <table:table-cell table:style-name="ce25" office:value-type="string" calcext:value-type="string">
            <text:p>Etats-Unis</text:p>
          </table:table-cell>
          <table:table-cell table:style-name="ce25" table:number-columns-repeated="4"/>
          <table:table-cell table:style-name="ce27" table:formula="of:=IF([.AC287]&lt;&gt;&quot;&quot;;[.AC287];IF([.X287]&lt;&gt;&quot;&quot;;[.X287];IF([.Z287]&lt;&gt;&quot;&quot;;[.Z287];IF([.AD287]&lt;&gt;&quot;&quot;;[.AD287];&quot;Non renseigné&quot;))))" office:value-type="string" office:string-value="Non renseigné" calcext:value-type="string">
            <text:p>Non renseigné</text:p>
          </table:table-cell>
          <table:table-cell table:style-name="ce27" table:formula="of:=IF([.AD287]&lt;&gt;&quot;&quot;;[.AD287];&quot;&quot;)">
            <text:p/>
          </table:table-cell>
          <table:table-cell table:style-name="ce28" table:formula="of:=IF([.AE287]&lt;&gt;&quot;&quot;;[.AE287];IF([.AD287]&lt;&gt;&quot;&quot;;[.AD287];[.AA287]))" office:value-type="string" office:string-value="Etats-Unis" calcext:value-type="string">
            <text:p>Etats-Uni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287_P.jpg |image| \</text:p>
          </table:table-cell>
          <table:table-cell table:style-name="ce5" office:value-type="float" office:value="287" calcext:value-type="float">
            <text:p>287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87" calcext:value-type="float">
            <text:p>287</text:p>
          </table:table-cell>
          <table:table-cell table:style-name="ce9" office:value-type="string" calcext:value-type="string">
            <text:p>17</text:p>
          </table:table-cell>
          <table:table-cell table:style-name="ce9" office:value-type="string" calcext:value-type="string">
            <text:p>08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Elisabeth Lescamela</text:p>
          </table:table-cell>
          <table:table-cell table:style-name="ce15" office:value-type="string" calcext:value-type="string">
            <text:p>Lescamela</text:p>
          </table:table-cell>
          <table:table-cell table:style-name="ce15" office:value-type="string" calcext:value-type="string">
            <text:p>Elisabeth</text:p>
          </table:table-cell>
          <table:table-cell table:style-name="ce15" table:number-columns-repeated="2"/>
          <table:table-cell table:style-name="ce10"/>
          <table:table-cell table:style-name="ce15"/>
          <table:table-cell table:style-name="ce10"/>
          <table:table-cell table:style-name="ce15"/>
          <table:table-cell table:style-name="ce17" table:number-columns-repeated="4"/>
          <table:table-cell table:style-name="ce13" table:formula="of:=IF([.Q288]&lt;&gt;&quot;&quot;;[.Q288];IF([.M288]&lt;&gt;&quot;&quot;;[.M288];IF([.N288]&lt;&gt;&quot;&quot;;[.N288];IF([.R288]&lt;&gt;&quot;&quot;;[.R288];&quot;Non renseigné&quot;))))" office:value-type="string" office:string-value="Non renseigné" calcext:value-type="string">
            <text:p>Non renseigné</text:p>
          </table:table-cell>
          <table:table-cell table:style-name="ce23" table:formula="of:=IF([.S288]&lt;&gt;&quot;&quot;;[.S288];IF([.O288]=&quot;île de France&quot;;[.R288];IF([.O288]&lt;&gt;&quot;&quot;;[.O288];IF([.O288]=&quot;&quot;;&quot;&quot;))))">
            <text:p/>
          </table:table-cell>
          <table:table-cell table:style-name="ce23" table:formula="of:=IF([.T288]&lt;&gt;&quot;&quot;;[.T288];IF([.P288]&lt;&gt;&quot;&quot;;[.P288];IF([.P288]=&quot;&quot;;&quot;&quot;)))">
            <text:p/>
          </table:table-cell>
          <table:table-cell table:style-name="ce25" office:value-type="string" calcext:value-type="string">
            <text:p>Philadelphie</text:p>
          </table:table-cell>
          <table:table-cell table:style-name="ce25" table:number-columns-repeated="2"/>
          <table:table-cell table:style-name="ce25" office:value-type="string" calcext:value-type="string">
            <text:p>Etats-Unis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288]&lt;&gt;&quot;&quot;;[.AC288];IF([.X288]&lt;&gt;&quot;&quot;;[.X288];IF([.Z288]&lt;&gt;&quot;&quot;;[.Z288];IF([.AD288]&lt;&gt;&quot;&quot;;[.AD288];&quot;Non renseigné&quot;))))" office:value-type="string" office:string-value="Philadelphie" calcext:value-type="string">
            <text:p>Philadelphie</text:p>
          </table:table-cell>
          <table:table-cell table:style-name="ce27" table:formula="of:=IF([.AD288]&lt;&gt;&quot;&quot;;[.AD288];&quot;&quot;)">
            <text:p/>
          </table:table-cell>
          <table:table-cell table:style-name="ce28" table:formula="of:=IF([.AE288]&lt;&gt;&quot;&quot;;[.AE288];IF([.AD288]&lt;&gt;&quot;&quot;;[.AD288];[.AA288]))" office:value-type="string" office:string-value="Etats-Unis" calcext:value-type="string">
            <text:p>Etats-Unis</text:p>
          </table:table-cell>
          <table:table-cell table:style-name="ce27" table:number-columns-repeated="212"/>
          <table:table-cell table:style-name="ce12" table:number-columns-repeated="13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288_P.jpg |image| \</text:p>
          </table:table-cell>
          <table:table-cell table:style-name="ce5" office:value-type="float" office:value="288" calcext:value-type="float">
            <text:p>288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88" calcext:value-type="float">
            <text:p>288</text:p>
          </table:table-cell>
          <table:table-cell table:style-name="ce9" office:value-type="string" calcext:value-type="string">
            <text:p>17</text:p>
          </table:table-cell>
          <table:table-cell table:style-name="ce9" office:value-type="string" calcext:value-type="string">
            <text:p>08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Jean Louis Maurice</text:p>
          </table:table-cell>
          <table:table-cell table:style-name="ce15" office:value-type="string" calcext:value-type="string">
            <text:p>Maurice</text:p>
          </table:table-cell>
          <table:table-cell table:style-name="ce15" office:value-type="string" calcext:value-type="string">
            <text:p>Jean</text:p>
          </table:table-cell>
          <table:table-cell table:style-name="ce15" office:value-type="string" calcext:value-type="string">
            <text:p>Louis</text:p>
          </table:table-cell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7" table:number-columns-repeated="4"/>
          <table:table-cell table:style-name="ce13" table:formula="of:=IF([.Q289]&lt;&gt;&quot;&quot;;[.Q289];IF([.M289]&lt;&gt;&quot;&quot;;[.M289];IF([.N289]&lt;&gt;&quot;&quot;;[.N289];IF([.R289]&lt;&gt;&quot;&quot;;[.R289];&quot;Non renseigné&quot;))))" office:value-type="string" office:string-value="Non renseigné" calcext:value-type="string">
            <text:p>Non renseigné</text:p>
          </table:table-cell>
          <table:table-cell table:style-name="ce23" table:formula="of:=IF([.S289]&lt;&gt;&quot;&quot;;[.S289];IF([.O289]=&quot;île de France&quot;;[.R289];IF([.O289]&lt;&gt;&quot;&quot;;[.O289];IF([.O289]=&quot;&quot;;&quot;&quot;))))">
            <text:p/>
          </table:table-cell>
          <table:table-cell table:style-name="ce23" table:formula="of:=IF([.T289]&lt;&gt;&quot;&quot;;[.T289];IF([.P289]&lt;&gt;&quot;&quot;;[.P289];IF([.P289]=&quot;&quot;;&quot;&quot;)))">
            <text:p/>
          </table:table-cell>
          <table:table-cell table:style-name="ce25" office:value-type="string" calcext:value-type="string">
            <text:p>Philadelphie</text:p>
          </table:table-cell>
          <table:table-cell table:style-name="ce25" table:number-columns-repeated="2"/>
          <table:table-cell table:style-name="ce25" office:value-type="string" calcext:value-type="string">
            <text:p>Etats-Unis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289]&lt;&gt;&quot;&quot;;[.AC289];IF([.X289]&lt;&gt;&quot;&quot;;[.X289];IF([.Z289]&lt;&gt;&quot;&quot;;[.Z289];IF([.AD289]&lt;&gt;&quot;&quot;;[.AD289];&quot;Non renseigné&quot;))))" office:value-type="string" office:string-value="Philadelphie" calcext:value-type="string">
            <text:p>Philadelphie</text:p>
          </table:table-cell>
          <table:table-cell table:style-name="ce27" table:formula="of:=IF([.AD289]&lt;&gt;&quot;&quot;;[.AD289];&quot;&quot;)">
            <text:p/>
          </table:table-cell>
          <table:table-cell table:style-name="ce28" table:formula="of:=IF([.AE289]&lt;&gt;&quot;&quot;;[.AE289];IF([.AD289]&lt;&gt;&quot;&quot;;[.AD289];[.AA289]))" office:value-type="string" office:string-value="Etats-Unis" calcext:value-type="string">
            <text:p>Etats-Unis</text:p>
          </table:table-cell>
          <table:table-cell table:style-name="ce27" table:number-columns-repeated="212"/>
          <table:table-cell table:style-name="ce12" table:number-columns-repeated="13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289_P.jpg |image| \</text:p>
          </table:table-cell>
          <table:table-cell table:style-name="ce5" office:value-type="float" office:value="289" calcext:value-type="float">
            <text:p>289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89" calcext:value-type="float">
            <text:p>289</text:p>
          </table:table-cell>
          <table:table-cell table:style-name="ce9" office:value-type="string" calcext:value-type="string">
            <text:p>19</text:p>
          </table:table-cell>
          <table:table-cell table:style-name="ce9" office:value-type="string" calcext:value-type="string">
            <text:p>08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Marie Laforgue</text:p>
          </table:table-cell>
          <table:table-cell table:style-name="ce15" office:value-type="string" calcext:value-type="string">
            <text:p>Laforgue</text:p>
          </table:table-cell>
          <table:table-cell table:style-name="ce15" office:value-type="string" calcext:value-type="string">
            <text:p>Marie</text:p>
          </table:table-cell>
          <table:table-cell table:style-name="ce15" table:number-columns-repeated="2"/>
          <table:table-cell table:style-name="ce10" office:value-type="string" calcext:value-type="string">
            <text:p>Libourne</text:p>
          </table:table-cell>
          <table:table-cell table:style-name="ce10"/>
          <table:table-cell table:style-name="ce10" office:value-type="string" calcext:value-type="string">
            <text:p>Girond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290]&lt;&gt;&quot;&quot;;[.Q290];IF([.M290]&lt;&gt;&quot;&quot;;[.M290];IF([.N290]&lt;&gt;&quot;&quot;;[.N290];IF([.R290]&lt;&gt;&quot;&quot;;[.R290];&quot;Non renseigné&quot;))))" office:value-type="string" office:string-value="Libourne" calcext:value-type="string">
            <text:p>Libourne</text:p>
          </table:table-cell>
          <table:table-cell table:style-name="ce23" table:formula="of:=IF([.S290]&lt;&gt;&quot;&quot;;[.S290];IF([.O290]=&quot;île de France&quot;;[.R290];IF([.O290]&lt;&gt;&quot;&quot;;[.O290];IF([.O290]=&quot;&quot;;&quot;&quot;))))" office:value-type="string" office:string-value="Gironde" calcext:value-type="string">
            <text:p>Gironde</text:p>
          </table:table-cell>
          <table:table-cell table:style-name="ce23" table:formula="of:=IF([.T290]&lt;&gt;&quot;&quot;;[.T290];IF([.P290]&lt;&gt;&quot;&quot;;[.P290];IF([.P290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Philadelphie</text:p>
          </table:table-cell>
          <table:table-cell table:style-name="ce25" table:number-columns-repeated="2"/>
          <table:table-cell table:style-name="ce25" office:value-type="string" calcext:value-type="string">
            <text:p>Etats-Unis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290]&lt;&gt;&quot;&quot;;[.AC290];IF([.X290]&lt;&gt;&quot;&quot;;[.X290];IF([.Z290]&lt;&gt;&quot;&quot;;[.Z290];IF([.AD290]&lt;&gt;&quot;&quot;;[.AD290];&quot;Non renseigné&quot;))))" office:value-type="string" office:string-value="Philadelphie" calcext:value-type="string">
            <text:p>Philadelphie</text:p>
          </table:table-cell>
          <table:table-cell table:style-name="ce27" table:formula="of:=IF([.AD290]&lt;&gt;&quot;&quot;;[.AD290];&quot;&quot;)">
            <text:p/>
          </table:table-cell>
          <table:table-cell table:style-name="ce28" table:formula="of:=IF([.AE290]&lt;&gt;&quot;&quot;;[.AE290];IF([.AD290]&lt;&gt;&quot;&quot;;[.AD290];[.AA290]))" office:value-type="string" office:string-value="Etats-Unis" calcext:value-type="string">
            <text:p>Etats-Uni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290_P.jpg |image| \</text:p>
          </table:table-cell>
          <table:table-cell table:style-name="ce5" office:value-type="float" office:value="290" calcext:value-type="float">
            <text:p>290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90" calcext:value-type="float">
            <text:p>290</text:p>
          </table:table-cell>
          <table:table-cell table:style-name="ce9" office:value-type="string" calcext:value-type="string">
            <text:p>19</text:p>
          </table:table-cell>
          <table:table-cell table:style-name="ce9" office:value-type="string" calcext:value-type="string">
            <text:p>08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Isaac Petit</text:p>
          </table:table-cell>
          <table:table-cell table:style-name="ce15" office:value-type="string" calcext:value-type="string">
            <text:p>Petit</text:p>
          </table:table-cell>
          <table:table-cell table:style-name="ce15" office:value-type="string" calcext:value-type="string">
            <text:p>Isaac</text:p>
          </table:table-cell>
          <table:table-cell table:style-name="ce15" table:number-columns-repeated="2"/>
          <table:table-cell table:style-name="ce10" office:value-type="string" calcext:value-type="string">
            <text:p>Paris</text:p>
          </table:table-cell>
          <table:table-cell table:style-name="ce10"/>
          <table:table-cell table:style-name="ce10" office:value-type="string" calcext:value-type="string">
            <text:p>Seine</text:p>
          </table:table-cell>
          <table:table-cell table:style-name="ce10" office:value-type="string" calcext:value-type="string">
            <text:p>France</text:p>
          </table:table-cell>
          <table:table-cell table:style-name="ce13" office:value-type="string" calcext:value-type="string">
            <text:p>Paris</text:p>
          </table:table-cell>
          <table:table-cell table:style-name="ce13"/>
          <table:table-cell table:style-name="ce13" office:value-type="string" calcext:value-type="string">
            <text:p>Paris</text:p>
          </table:table-cell>
          <table:table-cell table:style-name="ce13" office:value-type="string" calcext:value-type="string">
            <text:p>France</text:p>
          </table:table-cell>
          <table:table-cell table:style-name="ce13" table:formula="of:=IF([.Q291]&lt;&gt;&quot;&quot;;[.Q291];IF([.M291]&lt;&gt;&quot;&quot;;[.M291];IF([.N291]&lt;&gt;&quot;&quot;;[.N291];IF([.R291]&lt;&gt;&quot;&quot;;[.R291];&quot;Non renseigné&quot;))))" office:value-type="string" office:string-value="Paris" calcext:value-type="string">
            <text:p>Paris</text:p>
          </table:table-cell>
          <table:table-cell table:style-name="ce23" table:formula="of:=IF([.S291]&lt;&gt;&quot;&quot;;[.S291];IF([.O291]=&quot;île de France&quot;;[.R291];IF([.O291]&lt;&gt;&quot;&quot;;[.O291];IF([.O291]=&quot;&quot;;&quot;&quot;))))" office:value-type="string" office:string-value="Paris" calcext:value-type="string">
            <text:p>Paris</text:p>
          </table:table-cell>
          <table:table-cell table:style-name="ce23" table:formula="of:=IF([.T291]&lt;&gt;&quot;&quot;;[.T291];IF([.P291]&lt;&gt;&quot;&quot;;[.P291];IF([.P291]=&quot;&quot;;&quot;&quot;)))" office:value-type="string" office:string-value="France" calcext:value-type="string">
            <text:p>France</text:p>
          </table:table-cell>
          <table:table-cell table:style-name="ce25" table:number-columns-repeated="2"/>
          <table:table-cell table:style-name="ce25" office:value-type="string" calcext:value-type="string">
            <text:p>Guadeloupe</text:p>
          </table:table-cell>
          <table:table-cell table:style-name="ce25" office:value-type="string" calcext:value-type="string">
            <text:p>Franc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291]&lt;&gt;&quot;&quot;;[.AC291];IF([.X291]&lt;&gt;&quot;&quot;;[.X291];IF([.Z291]&lt;&gt;&quot;&quot;;[.Z291];IF([.AD291]&lt;&gt;&quot;&quot;;[.AD291];&quot;Non renseigné&quot;))))" office:value-type="string" office:string-value="Guadeloupe" calcext:value-type="string">
            <text:p>Guadeloupe</text:p>
          </table:table-cell>
          <table:table-cell table:style-name="ce27" table:formula="of:=IF([.AD291]&lt;&gt;&quot;&quot;;[.AD291];&quot;&quot;)">
            <text:p/>
          </table:table-cell>
          <table:table-cell table:style-name="ce28" table:formula="of:=IF([.AE291]&lt;&gt;&quot;&quot;;[.AE291];IF([.AD291]&lt;&gt;&quot;&quot;;[.AD291];[.AA291]))" office:value-type="string" office:string-value="France" calcext:value-type="string">
            <text:p>Franc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291_P.jpg |image| \</text:p>
          </table:table-cell>
          <table:table-cell table:style-name="ce5" office:value-type="float" office:value="291" calcext:value-type="float">
            <text:p>291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91" calcext:value-type="float">
            <text:p>291</text:p>
          </table:table-cell>
          <table:table-cell table:style-name="ce9" office:value-type="string" calcext:value-type="string">
            <text:p>19</text:p>
          </table:table-cell>
          <table:table-cell table:style-name="ce9" office:value-type="string" calcext:value-type="string">
            <text:p>08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Michel André Bonet</text:p>
          </table:table-cell>
          <table:table-cell table:style-name="ce15" office:value-type="string" calcext:value-type="string">
            <text:p>Bonet</text:p>
          </table:table-cell>
          <table:table-cell table:style-name="ce15" office:value-type="string" calcext:value-type="string">
            <text:p>Michel</text:p>
          </table:table-cell>
          <table:table-cell table:style-name="ce15" office:value-type="string" calcext:value-type="string">
            <text:p>André</text:p>
          </table:table-cell>
          <table:table-cell table:style-name="ce15"/>
          <table:table-cell table:style-name="ce10" office:value-type="string" calcext:value-type="string">
            <text:p>Nantes</text:p>
          </table:table-cell>
          <table:table-cell table:style-name="ce10"/>
          <table:table-cell table:style-name="ce10" office:value-type="string" calcext:value-type="string">
            <text:p>Loire-Inférieure</text:p>
          </table:table-cell>
          <table:table-cell table:style-name="ce10" office:value-type="string" calcext:value-type="string">
            <text:p>France</text:p>
          </table:table-cell>
          <table:table-cell table:style-name="ce13" office:value-type="string" calcext:value-type="string">
            <text:p>Nantes</text:p>
          </table:table-cell>
          <table:table-cell table:style-name="ce13"/>
          <table:table-cell table:style-name="ce13" office:value-type="string" calcext:value-type="string">
            <text:p>Loire-Atlantique</text:p>
          </table:table-cell>
          <table:table-cell table:style-name="ce13" office:value-type="string" calcext:value-type="string">
            <text:p>France</text:p>
          </table:table-cell>
          <table:table-cell table:style-name="ce13" table:formula="of:=IF([.Q292]&lt;&gt;&quot;&quot;;[.Q292];IF([.M292]&lt;&gt;&quot;&quot;;[.M292];IF([.N292]&lt;&gt;&quot;&quot;;[.N292];IF([.R292]&lt;&gt;&quot;&quot;;[.R292];&quot;Non renseigné&quot;))))" office:value-type="string" office:string-value="Nantes" calcext:value-type="string">
            <text:p>Nantes</text:p>
          </table:table-cell>
          <table:table-cell table:style-name="ce23" table:formula="of:=IF([.S292]&lt;&gt;&quot;&quot;;[.S292];IF([.O292]=&quot;île de France&quot;;[.R292];IF([.O292]&lt;&gt;&quot;&quot;;[.O292];IF([.O292]=&quot;&quot;;&quot;&quot;))))" office:value-type="string" office:string-value="Loire-Atlantique" calcext:value-type="string">
            <text:p>Loire-Atlantique</text:p>
          </table:table-cell>
          <table:table-cell table:style-name="ce23" table:formula="of:=IF([.T292]&lt;&gt;&quot;&quot;;[.T292];IF([.P292]&lt;&gt;&quot;&quot;;[.P292];IF([.P292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Philadelphie</text:p>
          </table:table-cell>
          <table:table-cell table:style-name="ce25" table:number-columns-repeated="2"/>
          <table:table-cell table:style-name="ce25" office:value-type="string" calcext:value-type="string">
            <text:p>Etats-Unis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292]&lt;&gt;&quot;&quot;;[.AC292];IF([.X292]&lt;&gt;&quot;&quot;;[.X292];IF([.Z292]&lt;&gt;&quot;&quot;;[.Z292];IF([.AD292]&lt;&gt;&quot;&quot;;[.AD292];&quot;Non renseigné&quot;))))" office:value-type="string" office:string-value="Philadelphie" calcext:value-type="string">
            <text:p>Philadelphie</text:p>
          </table:table-cell>
          <table:table-cell table:style-name="ce27" table:formula="of:=IF([.AD292]&lt;&gt;&quot;&quot;;[.AD292];&quot;&quot;)">
            <text:p/>
          </table:table-cell>
          <table:table-cell table:style-name="ce28" table:formula="of:=IF([.AE292]&lt;&gt;&quot;&quot;;[.AE292];IF([.AD292]&lt;&gt;&quot;&quot;;[.AD292];[.AA292]))" office:value-type="string" office:string-value="Etats-Unis" calcext:value-type="string">
            <text:p>Etats-Uni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292_P.jpg |image| \</text:p>
          </table:table-cell>
          <table:table-cell table:style-name="ce5" office:value-type="float" office:value="292" calcext:value-type="float">
            <text:p>292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92" calcext:value-type="float">
            <text:p>292</text:p>
          </table:table-cell>
          <table:table-cell table:style-name="ce9" office:value-type="string" calcext:value-type="string">
            <text:p>20</text:p>
          </table:table-cell>
          <table:table-cell table:style-name="ce9" office:value-type="string" calcext:value-type="string">
            <text:p>08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René François Motron</text:p>
          </table:table-cell>
          <table:table-cell table:style-name="ce15" office:value-type="string" calcext:value-type="string">
            <text:p>Motron</text:p>
          </table:table-cell>
          <table:table-cell table:style-name="ce15" office:value-type="string" calcext:value-type="string">
            <text:p>René</text:p>
          </table:table-cell>
          <table:table-cell table:style-name="ce15" office:value-type="string" calcext:value-type="string">
            <text:p>François</text:p>
          </table:table-cell>
          <table:table-cell table:style-name="ce15"/>
          <table:table-cell table:style-name="ce10" office:value-type="string" calcext:value-type="string">
            <text:p>Paris</text:p>
          </table:table-cell>
          <table:table-cell table:style-name="ce10"/>
          <table:table-cell table:style-name="ce10" office:value-type="string" calcext:value-type="string">
            <text:p>Seine</text:p>
          </table:table-cell>
          <table:table-cell table:style-name="ce10" office:value-type="string" calcext:value-type="string">
            <text:p>France</text:p>
          </table:table-cell>
          <table:table-cell table:style-name="ce13" office:value-type="string" calcext:value-type="string">
            <text:p>Paris</text:p>
          </table:table-cell>
          <table:table-cell table:style-name="ce13"/>
          <table:table-cell table:style-name="ce13" office:value-type="string" calcext:value-type="string">
            <text:p>Paris</text:p>
          </table:table-cell>
          <table:table-cell table:style-name="ce13" office:value-type="string" calcext:value-type="string">
            <text:p>France</text:p>
          </table:table-cell>
          <table:table-cell table:style-name="ce13" table:formula="of:=IF([.Q293]&lt;&gt;&quot;&quot;;[.Q293];IF([.M293]&lt;&gt;&quot;&quot;;[.M293];IF([.N293]&lt;&gt;&quot;&quot;;[.N293];IF([.R293]&lt;&gt;&quot;&quot;;[.R293];&quot;Non renseigné&quot;))))" office:value-type="string" office:string-value="Paris" calcext:value-type="string">
            <text:p>Paris</text:p>
          </table:table-cell>
          <table:table-cell table:style-name="ce23" table:formula="of:=IF([.S293]&lt;&gt;&quot;&quot;;[.S293];IF([.O293]=&quot;île de France&quot;;[.R293];IF([.O293]&lt;&gt;&quot;&quot;;[.O293];IF([.O293]=&quot;&quot;;&quot;&quot;))))" office:value-type="string" office:string-value="Paris" calcext:value-type="string">
            <text:p>Paris</text:p>
          </table:table-cell>
          <table:table-cell table:style-name="ce23" table:formula="of:=IF([.T293]&lt;&gt;&quot;&quot;;[.T293];IF([.P293]&lt;&gt;&quot;&quot;;[.P293];IF([.P293]=&quot;&quot;;&quot;&quot;)))" office:value-type="string" office:string-value="France" calcext:value-type="string">
            <text:p>France</text:p>
          </table:table-cell>
          <table:table-cell table:style-name="ce25" table:number-columns-repeated="2"/>
          <table:table-cell table:style-name="ce25" office:value-type="string" calcext:value-type="string">
            <text:p>Guadeloupe</text:p>
          </table:table-cell>
          <table:table-cell table:style-name="ce25" office:value-type="string" calcext:value-type="string">
            <text:p>France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293]&lt;&gt;&quot;&quot;;[.AC293];IF([.X293]&lt;&gt;&quot;&quot;;[.X293];IF([.Z293]&lt;&gt;&quot;&quot;;[.Z293];IF([.AD293]&lt;&gt;&quot;&quot;;[.AD293];&quot;Non renseigné&quot;))))" office:value-type="string" office:string-value="Guadeloupe" calcext:value-type="string">
            <text:p>Guadeloupe</text:p>
          </table:table-cell>
          <table:table-cell table:style-name="ce27" table:formula="of:=IF([.AD293]&lt;&gt;&quot;&quot;;[.AD293];&quot;&quot;)">
            <text:p/>
          </table:table-cell>
          <table:table-cell table:style-name="ce28" table:formula="of:=IF([.AE293]&lt;&gt;&quot;&quot;;[.AE293];IF([.AD293]&lt;&gt;&quot;&quot;;[.AD293];[.AA293]))" office:value-type="string" office:string-value="France" calcext:value-type="string">
            <text:p>France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293_P.jpg |image| \</text:p>
          </table:table-cell>
          <table:table-cell table:style-name="ce5" office:value-type="float" office:value="293" calcext:value-type="float">
            <text:p>293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93" calcext:value-type="float">
            <text:p>293</text:p>
          </table:table-cell>
          <table:table-cell table:style-name="ce9" office:value-type="string" calcext:value-type="string">
            <text:p>21</text:p>
          </table:table-cell>
          <table:table-cell table:style-name="ce9" office:value-type="string" calcext:value-type="string">
            <text:p>08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Marie Madelaine Drouin</text:p>
          </table:table-cell>
          <table:table-cell table:style-name="ce15" office:value-type="string" calcext:value-type="string">
            <text:p>Drouin</text:p>
          </table:table-cell>
          <table:table-cell table:style-name="ce15" office:value-type="string" calcext:value-type="string">
            <text:p>Marie</text:p>
          </table:table-cell>
          <table:table-cell table:style-name="ce15" office:value-type="string" calcext:value-type="string">
            <text:p>Madelaine</text:p>
          </table:table-cell>
          <table:table-cell table:style-name="ce15"/>
          <table:table-cell table:style-name="ce10" office:value-type="string" calcext:value-type="string">
            <text:p>Saint-Marc</text:p>
          </table:table-cell>
          <table:table-cell table:style-name="ce10" office:value-type="string" calcext:value-type="string">
            <text:p>Saint-Domingue</text:p>
          </table:table-cell>
          <table:table-cell table:style-name="ce10" table:number-columns-repeated="2"/>
          <table:table-cell table:style-name="ce13" office:value-type="string" calcext:value-type="string">
            <text:p>Saint-Marc</text:p>
          </table:table-cell>
          <table:table-cell table:style-name="ce13" table:number-columns-repeated="2"/>
          <table:table-cell table:style-name="ce13" office:value-type="string" calcext:value-type="string">
            <text:p>Haïti</text:p>
          </table:table-cell>
          <table:table-cell table:style-name="ce13" table:formula="of:=IF([.Q294]&lt;&gt;&quot;&quot;;[.Q294];IF([.M294]&lt;&gt;&quot;&quot;;[.M294];IF([.N294]&lt;&gt;&quot;&quot;;[.N294];IF([.R294]&lt;&gt;&quot;&quot;;[.R294];&quot;Non renseigné&quot;))))" office:value-type="string" office:string-value="Saint-Marc" calcext:value-type="string">
            <text:p>Saint-Marc</text:p>
          </table:table-cell>
          <table:table-cell table:style-name="ce23" table:formula="of:=IF([.S294]&lt;&gt;&quot;&quot;;[.S294];IF([.O294]=&quot;île de France&quot;;[.R294];IF([.O294]&lt;&gt;&quot;&quot;;[.O294];IF([.O294]=&quot;&quot;;&quot;&quot;))))">
            <text:p/>
          </table:table-cell>
          <table:table-cell table:style-name="ce23" table:formula="of:=IF([.T294]&lt;&gt;&quot;&quot;;[.T294];IF([.P294]&lt;&gt;&quot;&quot;;[.P294];IF([.P294]=&quot;&quot;;&quot;&quot;)))" office:value-type="string" office:string-value="Haïti" calcext:value-type="string">
            <text:p>Haïti</text:p>
          </table:table-cell>
          <table:table-cell table:style-name="ce25" office:value-type="string" calcext:value-type="string">
            <text:p>Philadelphie</text:p>
          </table:table-cell>
          <table:table-cell table:style-name="ce25" table:number-columns-repeated="2"/>
          <table:table-cell table:style-name="ce25" office:value-type="string" calcext:value-type="string">
            <text:p>Etats-Unis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294]&lt;&gt;&quot;&quot;;[.AC294];IF([.X294]&lt;&gt;&quot;&quot;;[.X294];IF([.Z294]&lt;&gt;&quot;&quot;;[.Z294];IF([.AD294]&lt;&gt;&quot;&quot;;[.AD294];&quot;Non renseigné&quot;))))" office:value-type="string" office:string-value="Philadelphie" calcext:value-type="string">
            <text:p>Philadelphie</text:p>
          </table:table-cell>
          <table:table-cell table:style-name="ce27" table:formula="of:=IF([.AD294]&lt;&gt;&quot;&quot;;[.AD294];&quot;&quot;)">
            <text:p/>
          </table:table-cell>
          <table:table-cell table:style-name="ce28" table:formula="of:=IF([.AE294]&lt;&gt;&quot;&quot;;[.AE294];IF([.AD294]&lt;&gt;&quot;&quot;;[.AD294];[.AA294]))" office:value-type="string" office:string-value="Etats-Unis" calcext:value-type="string">
            <text:p>Etats-Uni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294_P.jpg |image| \</text:p>
          </table:table-cell>
          <table:table-cell table:style-name="ce5" office:value-type="float" office:value="294" calcext:value-type="float">
            <text:p>294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94" calcext:value-type="float">
            <text:p>294</text:p>
          </table:table-cell>
          <table:table-cell table:style-name="ce9" office:value-type="string" calcext:value-type="string">
            <text:p>21</text:p>
          </table:table-cell>
          <table:table-cell table:style-name="ce9" office:value-type="string" calcext:value-type="string">
            <text:p>08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Antoinette Goux</text:p>
          </table:table-cell>
          <table:table-cell table:style-name="ce15" office:value-type="string" calcext:value-type="string">
            <text:p>Goux</text:p>
          </table:table-cell>
          <table:table-cell table:style-name="ce15" office:value-type="string" calcext:value-type="string">
            <text:p>Antoinette</text:p>
          </table:table-cell>
          <table:table-cell table:style-name="ce15" table:number-columns-repeated="2"/>
          <table:table-cell table:style-name="ce10" office:value-type="string" calcext:value-type="string">
            <text:p>Cap-Français</text:p>
          </table:table-cell>
          <table:table-cell table:style-name="ce10" office:value-type="string" calcext:value-type="string">
            <text:p>Saint-Domingue</text:p>
          </table:table-cell>
          <table:table-cell table:style-name="ce10" table:number-columns-repeated="2"/>
          <table:table-cell table:style-name="ce13" office:value-type="string" calcext:value-type="string">
            <text:p>Le Cap</text:p>
          </table:table-cell>
          <table:table-cell table:style-name="ce13" table:number-columns-repeated="2"/>
          <table:table-cell table:style-name="ce13" office:value-type="string" calcext:value-type="string">
            <text:p>Haïti</text:p>
          </table:table-cell>
          <table:table-cell table:style-name="ce13" table:formula="of:=IF([.Q295]&lt;&gt;&quot;&quot;;[.Q295];IF([.M295]&lt;&gt;&quot;&quot;;[.M295];IF([.N295]&lt;&gt;&quot;&quot;;[.N295];IF([.R295]&lt;&gt;&quot;&quot;;[.R295];&quot;Non renseigné&quot;))))" office:value-type="string" office:string-value="Le Cap" calcext:value-type="string">
            <text:p>Le Cap</text:p>
          </table:table-cell>
          <table:table-cell table:style-name="ce23" table:formula="of:=IF([.S295]&lt;&gt;&quot;&quot;;[.S295];IF([.O295]=&quot;île de France&quot;;[.R295];IF([.O295]&lt;&gt;&quot;&quot;;[.O295];IF([.O295]=&quot;&quot;;&quot;&quot;))))">
            <text:p/>
          </table:table-cell>
          <table:table-cell table:style-name="ce23" table:formula="of:=IF([.T295]&lt;&gt;&quot;&quot;;[.T295];IF([.P295]&lt;&gt;&quot;&quot;;[.P295];IF([.P295]=&quot;&quot;;&quot;&quot;)))" office:value-type="string" office:string-value="Haïti" calcext:value-type="string">
            <text:p>Haïti</text:p>
          </table:table-cell>
          <table:table-cell table:style-name="ce25" office:value-type="string" calcext:value-type="string">
            <text:p>Philadelphie</text:p>
          </table:table-cell>
          <table:table-cell table:style-name="ce25" table:number-columns-repeated="2"/>
          <table:table-cell table:style-name="ce25" office:value-type="string" calcext:value-type="string">
            <text:p>Etats-Unis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295]&lt;&gt;&quot;&quot;;[.AC295];IF([.X295]&lt;&gt;&quot;&quot;;[.X295];IF([.Z295]&lt;&gt;&quot;&quot;;[.Z295];IF([.AD295]&lt;&gt;&quot;&quot;;[.AD295];&quot;Non renseigné&quot;))))" office:value-type="string" office:string-value="Philadelphie" calcext:value-type="string">
            <text:p>Philadelphie</text:p>
          </table:table-cell>
          <table:table-cell table:style-name="ce27" table:formula="of:=IF([.AD295]&lt;&gt;&quot;&quot;;[.AD295];&quot;&quot;)">
            <text:p/>
          </table:table-cell>
          <table:table-cell table:style-name="ce28" table:formula="of:=IF([.AE295]&lt;&gt;&quot;&quot;;[.AE295];IF([.AD295]&lt;&gt;&quot;&quot;;[.AD295];[.AA295]))" office:value-type="string" office:string-value="Etats-Unis" calcext:value-type="string">
            <text:p>Etats-Uni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295_P.jpg |image| \</text:p>
          </table:table-cell>
          <table:table-cell table:style-name="ce5" office:value-type="float" office:value="295" calcext:value-type="float">
            <text:p>295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95" calcext:value-type="float">
            <text:p>295</text:p>
          </table:table-cell>
          <table:table-cell table:style-name="ce9" office:value-type="string" calcext:value-type="string">
            <text:p>21</text:p>
          </table:table-cell>
          <table:table-cell table:style-name="ce9" office:value-type="string" calcext:value-type="string">
            <text:p>08</text:p>
          </table:table-cell>
          <table:table-cell table:style-name="ce9" office:value-type="float" office:value="1800" calcext:value-type="float">
            <text:p>1800</text:p>
          </table:table-cell>
          <table:table-cell table:style-name="ce10" office:value-type="string" calcext:value-type="string">
            <text:p>Passeport de Pierre Vincent</text:p>
          </table:table-cell>
          <table:table-cell table:style-name="ce15" office:value-type="string" calcext:value-type="string">
            <text:p>Vincent</text:p>
          </table:table-cell>
          <table:table-cell table:style-name="ce15" office:value-type="string" calcext:value-type="string">
            <text:p>Pierre</text:p>
          </table:table-cell>
          <table:table-cell table:style-name="ce15" table:number-columns-repeated="2"/>
          <table:table-cell table:style-name="ce10"/>
          <table:table-cell table:style-name="ce15"/>
          <table:table-cell table:style-name="ce10"/>
          <table:table-cell table:style-name="ce15"/>
          <table:table-cell table:style-name="ce17" table:number-columns-repeated="4"/>
          <table:table-cell table:style-name="ce13" table:formula="of:=IF([.Q296]&lt;&gt;&quot;&quot;;[.Q296];IF([.M296]&lt;&gt;&quot;&quot;;[.M296];IF([.N296]&lt;&gt;&quot;&quot;;[.N296];IF([.R296]&lt;&gt;&quot;&quot;;[.R296];&quot;Non renseigné&quot;))))" office:value-type="string" office:string-value="Non renseigné" calcext:value-type="string">
            <text:p>Non renseigné</text:p>
          </table:table-cell>
          <table:table-cell table:style-name="ce23" table:formula="of:=IF([.S296]&lt;&gt;&quot;&quot;;[.S296];IF([.O296]=&quot;île de France&quot;;[.R296];IF([.O296]&lt;&gt;&quot;&quot;;[.O296];IF([.O296]=&quot;&quot;;&quot;&quot;))))">
            <text:p/>
          </table:table-cell>
          <table:table-cell table:style-name="ce23" table:formula="of:=IF([.T296]&lt;&gt;&quot;&quot;;[.T296];IF([.P296]&lt;&gt;&quot;&quot;;[.P296];IF([.P296]=&quot;&quot;;&quot;&quot;)))">
            <text:p/>
          </table:table-cell>
          <table:table-cell table:style-name="ce25" office:value-type="string" calcext:value-type="string">
            <text:p>Philadelphie</text:p>
          </table:table-cell>
          <table:table-cell table:style-name="ce25" table:number-columns-repeated="2"/>
          <table:table-cell table:style-name="ce25" office:value-type="string" calcext:value-type="string">
            <text:p>Etats-Unis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296]&lt;&gt;&quot;&quot;;[.AC296];IF([.X296]&lt;&gt;&quot;&quot;;[.X296];IF([.Z296]&lt;&gt;&quot;&quot;;[.Z296];IF([.AD296]&lt;&gt;&quot;&quot;;[.AD296];&quot;Non renseigné&quot;))))" office:value-type="string" office:string-value="Philadelphie" calcext:value-type="string">
            <text:p>Philadelphie</text:p>
          </table:table-cell>
          <table:table-cell table:style-name="ce27" table:formula="of:=IF([.AD296]&lt;&gt;&quot;&quot;;[.AD296];&quot;&quot;)">
            <text:p/>
          </table:table-cell>
          <table:table-cell table:style-name="ce28" table:formula="of:=IF([.AE296]&lt;&gt;&quot;&quot;;[.AE296];IF([.AD296]&lt;&gt;&quot;&quot;;[.AD296];[.AA296]))" office:value-type="string" office:string-value="Etats-Unis" calcext:value-type="string">
            <text:p>Etats-Unis</text:p>
          </table:table-cell>
          <table:table-cell table:style-name="ce27" table:number-columns-repeated="212"/>
          <table:table-cell table:style-name="ce12" table:number-columns-repeated="13"/>
          <table:table-cell table:style-name="ce27" table:number-columns-repeated="765"/>
        </table:table-row>
        <table:table-row table:style-name="ro1">
          <table:table-cell table:style-name="ce2" office:value-type="string" calcext:value-type="string">
            <text:p><text:s/>\ Ø {4M677} |image| \ FRAD033/M/4M/FRAD033_4M677_0296_P.jpg |image| \</text:p>
          </table:table-cell>
          <table:table-cell table:style-name="ce5" office:value-type="float" office:value="296" calcext:value-type="float">
            <text:p>296</text:p>
          </table:table-cell>
          <table:table-cell table:style-name="ce7" office:value-type="string" calcext:value-type="string">
            <text:p>4M677</text:p>
          </table:table-cell>
          <table:table-cell table:style-name="ce2" office:value-type="float" office:value="296" calcext:value-type="float">
            <text:p>296</text:p>
          </table:table-cell>
          <table:table-cell table:style-name="ce9" office:value-type="string" calcext:value-type="string">
            <text:p>21</text:p>
          </table:table-cell>
          <table:table-cell table:style-name="ce9" office:value-type="string" calcext:value-type="string">
            <text:p>08</text:p>
          </table:table-cell>
          <table:table-cell table:style-name="ce9" office:value-type="float" office:value="1800" calcext:value-type="float">
            <text:p>1800</text:p>
          </table:table-cell>
          <table:table-cell/>
          <table:table-cell table:style-name="ce16" office:value-type="string" calcext:value-type="string">
            <text:p>nom non renseigné</text:p>
          </table:table-cell>
          <table:table-cell table:style-name="ce16" office:value-type="string" calcext:value-type="string">
            <text:p>prénom non renseigné</text:p>
          </table:table-cell>
          <table:table-cell table:style-name="ce15" table:number-columns-repeated="2"/>
          <table:table-cell table:style-name="ce10" office:value-type="string" calcext:value-type="string">
            <text:p>Agen</text:p>
          </table:table-cell>
          <table:table-cell table:style-name="ce10"/>
          <table:table-cell table:style-name="ce10" office:value-type="string" calcext:value-type="string">
            <text:p>Lot-et-Garonne</text:p>
          </table:table-cell>
          <table:table-cell table:style-name="ce10" office:value-type="string" calcext:value-type="string">
            <text:p>France</text:p>
          </table:table-cell>
          <table:table-cell table:style-name="ce13" table:number-columns-repeated="4"/>
          <table:table-cell table:style-name="ce13" table:formula="of:=IF([.Q297]&lt;&gt;&quot;&quot;;[.Q297];IF([.M297]&lt;&gt;&quot;&quot;;[.M297];IF([.N297]&lt;&gt;&quot;&quot;;[.N297];IF([.R297]&lt;&gt;&quot;&quot;;[.R297];&quot;Non renseigné&quot;))))" office:value-type="string" office:string-value="Agen" calcext:value-type="string">
            <text:p>Agen</text:p>
          </table:table-cell>
          <table:table-cell table:style-name="ce23" table:formula="of:=IF([.S297]&lt;&gt;&quot;&quot;;[.S297];IF([.O297]=&quot;île de France&quot;;[.R297];IF([.O297]&lt;&gt;&quot;&quot;;[.O297];IF([.O297]=&quot;&quot;;&quot;&quot;))))" office:value-type="string" office:string-value="Lot-et-Garonne" calcext:value-type="string">
            <text:p>Lot-et-Garonne</text:p>
          </table:table-cell>
          <table:table-cell table:style-name="ce23" table:formula="of:=IF([.T297]&lt;&gt;&quot;&quot;;[.T297];IF([.P297]&lt;&gt;&quot;&quot;;[.P297];IF([.P297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Philadelphie</text:p>
          </table:table-cell>
          <table:table-cell table:style-name="ce25" table:number-columns-repeated="2"/>
          <table:table-cell table:style-name="ce25" office:value-type="string" calcext:value-type="string">
            <text:p>Etats-Unis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297]&lt;&gt;&quot;&quot;;[.AC297];IF([.X297]&lt;&gt;&quot;&quot;;[.X297];IF([.Z297]&lt;&gt;&quot;&quot;;[.Z297];IF([.AD297]&lt;&gt;&quot;&quot;;[.AD297];&quot;Non renseigné&quot;))))" office:value-type="string" office:string-value="Philadelphie" calcext:value-type="string">
            <text:p>Philadelphie</text:p>
          </table:table-cell>
          <table:table-cell table:style-name="ce27" table:formula="of:=IF([.AD297]&lt;&gt;&quot;&quot;;[.AD297];&quot;&quot;)">
            <text:p/>
          </table:table-cell>
          <table:table-cell table:style-name="ce28" table:formula="of:=IF([.AE297]&lt;&gt;&quot;&quot;;[.AE297];IF([.AD297]&lt;&gt;&quot;&quot;;[.AD297];[.AA297]))" office:value-type="string" office:string-value="Etats-Unis" calcext:value-type="string">
            <text:p>Etats-Unis</text:p>
          </table:table-cell>
          <table:table-cell table:style-name="ce27" table:number-columns-repeated="210"/>
          <table:table-cell table:style-name="ce12" table:number-columns-repeated="15"/>
          <table:table-cell table:style-name="ce27" table:number-columns-repeated="765"/>
        </table:table-row>
        <table:table-row table:style-name="ro1">
          <table:table-cell table:style-name="ce3" office:value-type="string" calcext:value-type="string">
            <text:p><text:s/>\ Ø {4M677} |image| \ FRAD033/M/4M/FRAD033_4M677_0297_P.jpg |image| \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string" calcext:value-type="string">
            <text:p>4M677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string" calcext:value-type="string">
            <text:p>22</text:p>
          </table:table-cell>
          <table:table-cell table:style-name="ce3" office:value-type="string" calcext:value-type="string">
            <text:p>08</text:p>
          </table:table-cell>
          <table:table-cell table:style-name="ce3" office:value-type="float" office:value="1800" calcext:value-type="float">
            <text:p>1800</text:p>
          </table:table-cell>
          <table:table-cell table:style-name="ce13" office:value-type="string" calcext:value-type="string">
            <text:p>Passeport de Noël Sicard</text:p>
          </table:table-cell>
          <table:table-cell table:style-name="ce17" office:value-type="string" calcext:value-type="string">
            <text:p>Sicard</text:p>
          </table:table-cell>
          <table:table-cell table:style-name="ce17" office:value-type="string" calcext:value-type="string">
            <text:p>Noël</text:p>
          </table:table-cell>
          <table:table-cell table:style-name="ce17" table:number-columns-repeated="2"/>
          <table:table-cell table:style-name="ce13" office:value-type="string" calcext:value-type="string">
            <text:p>La Seyne</text:p>
          </table:table-cell>
          <table:table-cell table:style-name="ce13"/>
          <table:table-cell table:style-name="ce13" office:value-type="string" calcext:value-type="string">
            <text:p>Var</text:p>
          </table:table-cell>
          <table:table-cell table:style-name="ce13"/>
          <table:table-cell table:style-name="ce13" office:value-type="string" calcext:value-type="string">
            <text:p>France</text:p>
          </table:table-cell>
          <table:table-cell table:style-name="ce13"/>
          <table:table-cell table:style-name="ce13" office:value-type="string" calcext:value-type="string">
            <text:p>Var</text:p>
          </table:table-cell>
          <table:table-cell table:style-name="ce13" office:value-type="string" calcext:value-type="string">
            <text:p>France</text:p>
          </table:table-cell>
          <table:table-cell table:style-name="ce13" table:formula="of:=IF([.Q298]&lt;&gt;&quot;&quot;;[.Q298];IF([.M298]&lt;&gt;&quot;&quot;;[.M298];IF([.N298]&lt;&gt;&quot;&quot;;[.N298];IF([.R298]&lt;&gt;&quot;&quot;;[.R298];&quot;Non renseigné&quot;))))" office:value-type="string" office:string-value="France" calcext:value-type="string">
            <text:p>France</text:p>
          </table:table-cell>
          <table:table-cell table:style-name="ce23" table:formula="of:=IF([.S298]&lt;&gt;&quot;&quot;;[.S298];IF([.O298]=&quot;île de France&quot;;[.R298];IF([.O298]&lt;&gt;&quot;&quot;;[.O298];IF([.O298]=&quot;&quot;;&quot;&quot;))))" office:value-type="string" office:string-value="Var" calcext:value-type="string">
            <text:p>Var</text:p>
          </table:table-cell>
          <table:table-cell table:style-name="ce23" table:formula="of:=IF([.T298]&lt;&gt;&quot;&quot;;[.T298];IF([.P298]&lt;&gt;&quot;&quot;;[.P298];IF([.P298]=&quot;&quot;;&quot;&quot;)))" office:value-type="string" office:string-value="France" calcext:value-type="string">
            <text:p>France</text:p>
          </table:table-cell>
          <table:table-cell table:style-name="ce25" office:value-type="string" calcext:value-type="string">
            <text:p>Philadelphie</text:p>
          </table:table-cell>
          <table:table-cell table:style-name="ce25" table:number-columns-repeated="2"/>
          <table:table-cell table:style-name="ce25" office:value-type="string" calcext:value-type="string">
            <text:p>Etats-Unis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style-name="ce27" table:formula="of:=IF([.AC298]&lt;&gt;&quot;&quot;;[.AC298];IF([.X298]&lt;&gt;&quot;&quot;;[.X298];IF([.Z298]&lt;&gt;&quot;&quot;;[.Z298];IF([.AD298]&lt;&gt;&quot;&quot;;[.AD298];&quot;Non renseigné&quot;))))" office:value-type="string" office:string-value="Philadelphie" calcext:value-type="string">
            <text:p>Philadelphie</text:p>
          </table:table-cell>
          <table:table-cell table:style-name="ce27" table:formula="of:=IF([.AD298]&lt;&gt;&quot;&quot;;[.AD298];&quot;&quot;)">
            <text:p/>
          </table:table-cell>
          <table:table-cell table:style-name="ce28" table:formula="of:=IF([.AE298]&lt;&gt;&quot;&quot;;[.AE298];IF([.AD298]&lt;&gt;&quot;&quot;;[.AD298];[.AA298]))" office:value-type="string" office:string-value="Etats-Unis" calcext:value-type="string">
            <text:p>Etats-Unis</text:p>
          </table:table-cell>
          <table:table-cell table:style-name="ce25" table:number-columns-repeated="210"/>
          <table:table-cell table:style-name="ce22" table:number-columns-repeated="15"/>
          <table:table-cell table:style-name="ce25" table:number-columns-repeated="765"/>
        </table:table-row>
        <table:table-row table:style-name="ro2" table:number-rows-repeated="104827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4">00/00/0000</text:date>, <text:time style:data-style-name="N2" text:time-value="09:38:25.6806018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0T12:13:05.041572048</meta:creation-date>
    <dc:date>2016-05-24T12:19:28.726409748</dc:date>
    <meta:editing-duration>PT3H29M24S</meta:editing-duration>
    <meta:editing-cycles>16</meta:editing-cycles>
    <meta:generator>LibreOffice/4.2.8.2$Linux_X86_64 LibreOffice_project/420m0$Build-2</meta:generator>
    <meta:document-statistic meta:table-count="1" meta:cell-count="6844" meta:object-count="0"/>
  </office:meta>
</office:document-meta>
</file>